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-morph-nmbs-1" table:style-name="ta1">
        <table:shapes>
          <draw:frame draw:z-index="0" draw:style-name="gr1" draw:text-style-name="P1" svg:width="11.2957in" svg:height="3.5453in" svg:x="6.7874in" svg:y="0.711in">
            <draw:object draw:notify-on-update-of-ranges="'bench-morph-nmbs-1'.B1:'bench-morph-nmbs-1'.B1 'bench-morph-nmbs-1'.B2:'bench-morph-nmbs-1'.B1643 'bench-morph-nmbs-1'.D1:'bench-morph-nmbs-1'.D1 'bench-morph-nmbs-1'.D2:'bench-morph-nmbs-1'.D1642 'bench-morph-nmbs-1'.B2:'bench-morph-nmbs-1'.B1642 'bench-morph-nmbs-1'.I2:'bench-morph-nmbs-1'.I1612 'bench-morph-nmbs-1'.H2:'bench-morph-nmbs-1'.H16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PU %</text:p>
          </table:table-cell>
          <table:table-cell office:value-type="string" calcext:value-type="string">
            <text:p>Memory %</text:p>
          </table:table-cell>
          <table:table-cell office:value-type="string" calcext:value-type="string">
            <text:p>Memory Bytes</text:p>
          </table:table-cell>
          <table:table-cell office:value-type="string" calcext:value-type="string">
            <text:p>Wcha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mory %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" calcext:value-type="float">
            <text:p>15</text:p>
          </table:table-cell>
          <table:table-cell office:value-type="float" office:value="88.2" calcext:value-type="float">
            <text:p>88.2</text:p>
          </table:table-cell>
          <table:table-cell office:value-type="float" office:value="0.2" calcext:value-type="float">
            <text:p>0.2</text:p>
          </table:table-cell>
          <table:table-cell office:value-type="float" office:value="62676" calcext:value-type="float">
            <text:p>626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9" calcext:value-type="float">
            <text:p>239</text:p>
          </table:table-cell>
          <table:table-cell office:value-type="float" office:value="99.9" calcext:value-type="float">
            <text:p>99.9</text:p>
          </table:table-cell>
          <table:table-cell office:value-type="float" office:value="0.3" calcext:value-type="float">
            <text:p>0.3</text:p>
          </table:table-cell>
          <table:table-cell office:value-type="float" office:value="110684" calcext:value-type="float">
            <text:p>1106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4" calcext:value-type="float">
            <text:p>22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72" calcext:value-type="float">
            <text:p>472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19924" calcext:value-type="float">
            <text:p>1199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50" calcext:value-type="float">
            <text:p>45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04" calcext:value-type="float">
            <text:p>704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19924" calcext:value-type="float">
            <text:p>1199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77" calcext:value-type="float">
            <text:p>67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37" calcext:value-type="float">
            <text:p>937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19924" calcext:value-type="float">
            <text:p>1199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98" calcext:value-type="float">
            <text:p>89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67" calcext:value-type="float">
            <text:p>1167</text:p>
          </table:table-cell>
          <table:table-cell office:value-type="float" office:value="88.9" calcext:value-type="float">
            <text:p>88.9</text:p>
          </table:table-cell>
          <table:table-cell office:value-type="float" office:value="0.4" calcext:value-type="float">
            <text:p>0.4</text:p>
          </table:table-cell>
          <table:table-cell office:value-type="float" office:value="121812" calcext:value-type="float">
            <text:p>1218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25" calcext:value-type="float">
            <text:p>112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94" calcext:value-type="float">
            <text:p>1394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22180" calcext:value-type="float">
            <text:p>122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54" calcext:value-type="float">
            <text:p>135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28" calcext:value-type="float">
            <text:p>1628</text:p>
          </table:table-cell>
          <table:table-cell office:value-type="float" office:value="88.2" calcext:value-type="float">
            <text:p>88.2</text:p>
          </table:table-cell>
          <table:table-cell office:value-type="float" office:value="0.5" calcext:value-type="float">
            <text:p>0.5</text:p>
          </table:table-cell>
          <table:table-cell office:value-type="float" office:value="152492" calcext:value-type="float">
            <text:p>1524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585" calcext:value-type="float">
            <text:p>158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61" calcext:value-type="float">
            <text:p>1861</text:p>
          </table:table-cell>
          <table:table-cell office:value-type="float" office:value="99.9" calcext:value-type="float">
            <text:p>99.9</text:p>
          </table:table-cell>
          <table:table-cell office:value-type="float" office:value="0.5" calcext:value-type="float">
            <text:p>0.5</text:p>
          </table:table-cell>
          <table:table-cell office:value-type="float" office:value="161360" calcext:value-type="float">
            <text:p>1613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15" calcext:value-type="float">
            <text:p>181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83" calcext:value-type="float">
            <text:p>2083</text:p>
          </table:table-cell>
          <table:table-cell office:value-type="float" office:value="99.9" calcext:value-type="float">
            <text:p>99.9</text:p>
          </table:table-cell>
          <table:table-cell office:value-type="float" office:value="0.5" calcext:value-type="float">
            <text:p>0.5</text:p>
          </table:table-cell>
          <table:table-cell office:value-type="float" office:value="152796" calcext:value-type="float">
            <text:p>1527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41" calcext:value-type="float">
            <text:p>204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09" calcext:value-type="float">
            <text:p>2309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51212" calcext:value-type="float">
            <text:p>2512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72" calcext:value-type="float">
            <text:p>2272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39" calcext:value-type="float">
            <text:p>2539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53652" calcext:value-type="float">
            <text:p>2536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02" calcext:value-type="float">
            <text:p>2502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72" calcext:value-type="float">
            <text:p>2772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309952" calcext:value-type="float">
            <text:p>3099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31" calcext:value-type="float">
            <text:p>2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02" calcext:value-type="float">
            <text:p>3002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14984" calcext:value-type="float">
            <text:p>3149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59" calcext:value-type="float">
            <text:p>29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43" calcext:value-type="float">
            <text:p>3243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24744" calcext:value-type="float">
            <text:p>3247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90" calcext:value-type="float">
            <text:p>31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72" calcext:value-type="float">
            <text:p>3472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39060" calcext:value-type="float">
            <text:p>3390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18" calcext:value-type="float">
            <text:p>3418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99" calcext:value-type="float">
            <text:p>3699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48888" calcext:value-type="float">
            <text:p>3488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48" calcext:value-type="float">
            <text:p>3648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933" calcext:value-type="float">
            <text:p>3933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44720" calcext:value-type="float">
            <text:p>4447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875" calcext:value-type="float">
            <text:p>387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162" calcext:value-type="float">
            <text:p>4162</text:p>
          </table:table-cell>
          <table:table-cell office:value-type="float" office:value="99.9" calcext:value-type="float">
            <text:p>99.9</text:p>
          </table:table-cell>
          <table:table-cell office:value-type="float" office:value="1.8" calcext:value-type="float">
            <text:p>1.8</text:p>
          </table:table-cell>
          <table:table-cell office:value-type="float" office:value="578712" calcext:value-type="float">
            <text:p>5787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102" calcext:value-type="float">
            <text:p>4102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384" calcext:value-type="float">
            <text:p>4384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487932" calcext:value-type="float">
            <text:p>4879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343" calcext:value-type="float">
            <text:p>4343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615" calcext:value-type="float">
            <text:p>4615</text:p>
          </table:table-cell>
          <table:table-cell office:value-type="float" office:value="61.1" calcext:value-type="float">
            <text:p>61.1</text:p>
          </table:table-cell>
          <table:table-cell office:value-type="float" office:value="1.5" calcext:value-type="float">
            <text:p>1.5</text:p>
          </table:table-cell>
          <table:table-cell office:value-type="float" office:value="487932" calcext:value-type="float">
            <text:p>487932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office:value-type="float" office:value="4568" calcext:value-type="float">
            <text:p>456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850" calcext:value-type="float">
            <text:p>4850</text:p>
          </table:table-cell>
          <table:table-cell office:value-type="float" office:value="76.5" calcext:value-type="float">
            <text:p>76.5</text:p>
          </table:table-cell>
          <table:table-cell office:value-type="float" office:value="0.8" calcext:value-type="float">
            <text:p>0.8</text:p>
          </table:table-cell>
          <table:table-cell office:value-type="float" office:value="263520" calcext:value-type="float">
            <text:p>2635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794" calcext:value-type="float">
            <text:p>479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077" calcext:value-type="float">
            <text:p>5077</text:p>
          </table:table-cell>
          <table:table-cell office:value-type="float" office:value="94.4" calcext:value-type="float">
            <text:p>94.4</text:p>
          </table:table-cell>
          <table:table-cell office:value-type="float" office:value="0.9" calcext:value-type="float">
            <text:p>0.9</text:p>
          </table:table-cell>
          <table:table-cell office:value-type="float" office:value="280152" calcext:value-type="float">
            <text:p>280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021" calcext:value-type="float">
            <text:p>502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309" calcext:value-type="float">
            <text:p>5309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84640" calcext:value-type="float">
            <text:p>2846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244" calcext:value-type="float">
            <text:p>524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534" calcext:value-type="float">
            <text:p>5534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99876" calcext:value-type="float">
            <text:p>2998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469" calcext:value-type="float">
            <text:p>54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763" calcext:value-type="float">
            <text:p>5763</text:p>
          </table:table-cell>
          <table:table-cell office:value-type="float" office:value="94.1" calcext:value-type="float">
            <text:p>94.1</text:p>
          </table:table-cell>
          <table:table-cell office:value-type="float" office:value="1.1" calcext:value-type="float">
            <text:p>1.1</text:p>
          </table:table-cell>
          <table:table-cell office:value-type="float" office:value="364292" calcext:value-type="float">
            <text:p>3642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703" calcext:value-type="float">
            <text:p>57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993" calcext:value-type="float">
            <text:p>5993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394468" calcext:value-type="float">
            <text:p>3944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932" calcext:value-type="float">
            <text:p>59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221" calcext:value-type="float">
            <text:p>6221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65496" calcext:value-type="float">
            <text:p>4654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162" calcext:value-type="float">
            <text:p>616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440" calcext:value-type="float">
            <text:p>6440</text:p>
          </table:table-cell>
          <table:table-cell office:value-type="float" office:value="99.9" calcext:value-type="float">
            <text:p>99.9</text:p>
          </table:table-cell>
          <table:table-cell office:value-type="float" office:value="1.6" calcext:value-type="float">
            <text:p>1.6</text:p>
          </table:table-cell>
          <table:table-cell office:value-type="float" office:value="536384" calcext:value-type="float">
            <text:p>536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395" calcext:value-type="float">
            <text:p>639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673" calcext:value-type="float">
            <text:p>6673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504660" calcext:value-type="float">
            <text:p>5046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629" calcext:value-type="float">
            <text:p>662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903" calcext:value-type="float">
            <text:p>6903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505452" calcext:value-type="float">
            <text:p>5054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857" calcext:value-type="float">
            <text:p>685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132" calcext:value-type="float">
            <text:p>7132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505452" calcext:value-type="float">
            <text:p>5054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087" calcext:value-type="float">
            <text:p>708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356" calcext:value-type="float">
            <text:p>7356</text:p>
          </table:table-cell>
          <table:table-cell office:value-type="float" office:value="99.9" calcext:value-type="float">
            <text:p>99.9</text:p>
          </table:table-cell>
          <table:table-cell office:value-type="float" office:value="1.7" calcext:value-type="float">
            <text:p>1.7</text:p>
          </table:table-cell>
          <table:table-cell office:value-type="float" office:value="563796" calcext:value-type="float">
            <text:p>5637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316" calcext:value-type="float">
            <text:p>731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584" calcext:value-type="float">
            <text:p>7584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96488" calcext:value-type="float">
            <text:p>6964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548" calcext:value-type="float">
            <text:p>754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806" calcext:value-type="float">
            <text:p>7806</text:p>
          </table:table-cell>
          <table:table-cell office:value-type="float" office:value="94.1" calcext:value-type="float">
            <text:p>94.1</text:p>
          </table:table-cell>
          <table:table-cell office:value-type="float" office:value="1.8" calcext:value-type="float">
            <text:p>1.8</text:p>
          </table:table-cell>
          <table:table-cell office:value-type="float" office:value="581560" calcext:value-type="float">
            <text:p>5815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779" calcext:value-type="float">
            <text:p>777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033" calcext:value-type="float">
            <text:p>8033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14332" calcext:value-type="float">
            <text:p>6143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006" calcext:value-type="float">
            <text:p>800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264" calcext:value-type="float">
            <text:p>8264</text:p>
          </table:table-cell>
          <table:table-cell office:value-type="float" office:value="11.8" calcext:value-type="float">
            <text:p>11.8</text:p>
          </table:table-cell>
          <table:table-cell office:value-type="float" office:value="1.9" calcext:value-type="float">
            <text:p>1.9</text:p>
          </table:table-cell>
          <table:table-cell office:value-type="float" office:value="614332" calcext:value-type="float">
            <text:p>614332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office:value-type="float" office:value="8233" calcext:value-type="float">
            <text:p>823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491" calcext:value-type="float">
            <text:p>8491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48640" calcext:value-type="float">
            <text:p>3486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465" calcext:value-type="float">
            <text:p>846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715" calcext:value-type="float">
            <text:p>8715</text:p>
          </table:table-cell>
          <table:table-cell office:value-type="float" office:value="94.4" calcext:value-type="float">
            <text:p>94.4</text:p>
          </table:table-cell>
          <table:table-cell office:value-type="float" office:value="1.1" calcext:value-type="float">
            <text:p>1.1</text:p>
          </table:table-cell>
          <table:table-cell office:value-type="float" office:value="351544" calcext:value-type="float">
            <text:p>3515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689" calcext:value-type="float">
            <text:p>8689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943" calcext:value-type="float">
            <text:p>8943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71216" calcext:value-type="float">
            <text:p>2712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910" calcext:value-type="float">
            <text:p>8910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169" calcext:value-type="float">
            <text:p>9169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48564" calcext:value-type="float">
            <text:p>3485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141" calcext:value-type="float">
            <text:p>914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404" calcext:value-type="float">
            <text:p>9404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32052" calcext:value-type="float">
            <text:p>3320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372" calcext:value-type="float">
            <text:p>9372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632" calcext:value-type="float">
            <text:p>9632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377592" calcext:value-type="float">
            <text:p>3775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602" calcext:value-type="float">
            <text:p>960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859" calcext:value-type="float">
            <text:p>9859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482176" calcext:value-type="float">
            <text:p>4821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833" calcext:value-type="float">
            <text:p>9833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088" calcext:value-type="float">
            <text:p>10088</text:p>
          </table:table-cell>
          <table:table-cell office:value-type="float" office:value="88.9" calcext:value-type="float">
            <text:p>88.9</text:p>
          </table:table-cell>
          <table:table-cell office:value-type="float" office:value="1.3" calcext:value-type="float">
            <text:p>1.3</text:p>
          </table:table-cell>
          <table:table-cell office:value-type="float" office:value="441264" calcext:value-type="float">
            <text:p>4412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060" calcext:value-type="float">
            <text:p>1006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318" calcext:value-type="float">
            <text:p>10318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73996" calcext:value-type="float">
            <text:p>4739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290" calcext:value-type="float">
            <text:p>1029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548" calcext:value-type="float">
            <text:p>10548</text:p>
          </table:table-cell>
          <table:table-cell office:value-type="float" office:value="11.1" calcext:value-type="float">
            <text:p>11.1</text:p>
          </table:table-cell>
          <table:table-cell office:value-type="float" office:value="1.4" calcext:value-type="float">
            <text:p>1.4</text:p>
          </table:table-cell>
          <table:table-cell office:value-type="float" office:value="473996" calcext:value-type="float">
            <text:p>473996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office:value-type="float" office:value="10520" calcext:value-type="float">
            <text:p>1052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776" calcext:value-type="float">
            <text:p>10776</text:p>
          </table:table-cell>
          <table:table-cell office:value-type="float" office:value="82.4" calcext:value-type="float">
            <text:p>82.4</text:p>
          </table:table-cell>
          <table:table-cell office:value-type="float" office:value="0.7" calcext:value-type="float">
            <text:p>0.7</text:p>
          </table:table-cell>
          <table:table-cell office:value-type="float" office:value="227992" calcext:value-type="float">
            <text:p>2279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746" calcext:value-type="float">
            <text:p>1074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999" calcext:value-type="float">
            <text:p>10999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27992" calcext:value-type="float">
            <text:p>2279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977" calcext:value-type="float">
            <text:p>1097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230" calcext:value-type="float">
            <text:p>11230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27992" calcext:value-type="float">
            <text:p>2279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213" calcext:value-type="float">
            <text:p>11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457" calcext:value-type="float">
            <text:p>11457</text:p>
          </table:table-cell>
          <table:table-cell office:value-type="float" office:value="94.4" calcext:value-type="float">
            <text:p>94.4</text:p>
          </table:table-cell>
          <table:table-cell office:value-type="float" office:value="0.8" calcext:value-type="float">
            <text:p>0.8</text:p>
          </table:table-cell>
          <table:table-cell office:value-type="float" office:value="266532" calcext:value-type="float">
            <text:p>2665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442" calcext:value-type="float">
            <text:p>11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684" calcext:value-type="float">
            <text:p>11684</text:p>
          </table:table-cell>
          <table:table-cell office:value-type="float" office:value="94.4" calcext:value-type="float">
            <text:p>94.4</text:p>
          </table:table-cell>
          <table:table-cell office:value-type="float" office:value="0.9" calcext:value-type="float">
            <text:p>0.9</text:p>
          </table:table-cell>
          <table:table-cell office:value-type="float" office:value="306660" calcext:value-type="float">
            <text:p>3066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669" calcext:value-type="float">
            <text:p>1166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919" calcext:value-type="float">
            <text:p>11919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67484" calcext:value-type="float">
            <text:p>3674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894" calcext:value-type="float">
            <text:p>1189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148" calcext:value-type="float">
            <text:p>12148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38288" calcext:value-type="float">
            <text:p>4382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127" calcext:value-type="float">
            <text:p>12127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373" calcext:value-type="float">
            <text:p>12373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479084" calcext:value-type="float">
            <text:p>4790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354" calcext:value-type="float">
            <text:p>12354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606" calcext:value-type="float">
            <text:p>12606</text:p>
          </table:table-cell>
          <table:table-cell office:value-type="float" office:value="99.9" calcext:value-type="float">
            <text:p>99.9</text:p>
          </table:table-cell>
          <table:table-cell office:value-type="float" office:value="1.7" calcext:value-type="float">
            <text:p>1.7</text:p>
          </table:table-cell>
          <table:table-cell office:value-type="float" office:value="571976" calcext:value-type="float">
            <text:p>5719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585" calcext:value-type="float">
            <text:p>1258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833" calcext:value-type="float">
            <text:p>12833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74956" calcext:value-type="float">
            <text:p>4749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813" calcext:value-type="float">
            <text:p>1281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063" calcext:value-type="float">
            <text:p>13063</text:p>
          </table:table-cell>
          <table:table-cell office:value-type="float" office:value="58.8" calcext:value-type="float">
            <text:p>58.8</text:p>
          </table:table-cell>
          <table:table-cell office:value-type="float" office:value="1.4" calcext:value-type="float">
            <text:p>1.4</text:p>
          </table:table-cell>
          <table:table-cell office:value-type="float" office:value="474956" calcext:value-type="float">
            <text:p>474956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office:value-type="float" office:value="13042" calcext:value-type="float">
            <text:p>1304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294" calcext:value-type="float">
            <text:p>13294</text:p>
          </table:table-cell>
          <table:table-cell office:value-type="float" office:value="70.6" calcext:value-type="float">
            <text:p>70.6</text:p>
          </table:table-cell>
          <table:table-cell office:value-type="float" office:value="0.7" calcext:value-type="float">
            <text:p>0.7</text:p>
          </table:table-cell>
          <table:table-cell office:value-type="float" office:value="228504" calcext:value-type="float">
            <text:p>2285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275" calcext:value-type="float">
            <text:p>1327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523" calcext:value-type="float">
            <text:p>13523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28504" calcext:value-type="float">
            <text:p>2285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509" calcext:value-type="float">
            <text:p>1350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753" calcext:value-type="float">
            <text:p>13753</text:p>
          </table:table-cell>
          <table:table-cell office:value-type="float" office:value="88.2" calcext:value-type="float">
            <text:p>88.2</text:p>
          </table:table-cell>
          <table:table-cell office:value-type="float" office:value="0.7" calcext:value-type="float">
            <text:p>0.7</text:p>
          </table:table-cell>
          <table:table-cell office:value-type="float" office:value="228248" calcext:value-type="float">
            <text:p>228248</text:p>
          </table:table-cell>
          <table:table-cell office:value-type="string" calcext:value-type="string">
            <text:p>jbd2_log_+</text:p>
          </table:table-cell>
          <table:table-cell office:value-type="string" calcext:value-type="string">
            <text:p>R</text:p>
          </table:table-cell>
          <table:table-cell office:value-type="float" office:value="13740" calcext:value-type="float">
            <text:p>1374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981" calcext:value-type="float">
            <text:p>13981</text:p>
          </table:table-cell>
          <table:table-cell office:value-type="float" office:value="76.5" calcext:value-type="float">
            <text:p>76.5</text:p>
          </table:table-cell>
          <table:table-cell office:value-type="float" office:value="0.7" calcext:value-type="float">
            <text:p>0.7</text:p>
          </table:table-cell>
          <table:table-cell office:value-type="float" office:value="228312" calcext:value-type="float">
            <text:p>228312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R</text:p>
          </table:table-cell>
          <table:table-cell office:value-type="float" office:value="13968" calcext:value-type="float">
            <text:p>1396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204" calcext:value-type="float">
            <text:p>14204</text:p>
          </table:table-cell>
          <table:table-cell office:value-type="float" office:value="88.2" calcext:value-type="float">
            <text:p>88.2</text:p>
          </table:table-cell>
          <table:table-cell office:value-type="float" office:value="0.7" calcext:value-type="float">
            <text:p>0.7</text:p>
          </table:table-cell>
          <table:table-cell office:value-type="float" office:value="228572" calcext:value-type="float">
            <text:p>2285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office:value-type="float" office:value="14200" calcext:value-type="float">
            <text:p>14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433" calcext:value-type="float">
            <text:p>14433</text:p>
          </table:table-cell>
          <table:table-cell office:value-type="float" office:value="77.8" calcext:value-type="float">
            <text:p>77.8</text:p>
          </table:table-cell>
          <table:table-cell office:value-type="float" office:value="0.7" calcext:value-type="float">
            <text:p>0.7</text:p>
          </table:table-cell>
          <table:table-cell office:value-type="float" office:value="229100" calcext:value-type="float">
            <text:p>229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430" calcext:value-type="float">
            <text:p>1443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663" calcext:value-type="float">
            <text:p>14663</text:p>
          </table:table-cell>
          <table:table-cell office:value-type="float" office:value="88.2" calcext:value-type="float">
            <text:p>88.2</text:p>
          </table:table-cell>
          <table:table-cell office:value-type="float" office:value="0.7" calcext:value-type="float">
            <text:p>0.7</text:p>
          </table:table-cell>
          <table:table-cell office:value-type="float" office:value="229364" calcext:value-type="float">
            <text:p>229364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R</text:p>
          </table:table-cell>
          <table:table-cell office:value-type="float" office:value="14664" calcext:value-type="float">
            <text:p>14664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890" calcext:value-type="float">
            <text:p>14890</text:p>
          </table:table-cell>
          <table:table-cell office:value-type="float" office:value="82.4" calcext:value-type="float">
            <text:p>82.4</text:p>
          </table:table-cell>
          <table:table-cell office:value-type="float" office:value="0.7" calcext:value-type="float">
            <text:p>0.7</text:p>
          </table:table-cell>
          <table:table-cell office:value-type="float" office:value="229628" calcext:value-type="float">
            <text:p>229628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  <table:table-cell office:value-type="float" office:value="14891" calcext:value-type="float">
            <text:p>14891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125" calcext:value-type="float">
            <text:p>15125</text:p>
          </table:table-cell>
          <table:table-cell office:value-type="float" office:value="77.8" calcext:value-type="float">
            <text:p>77.8</text:p>
          </table:table-cell>
          <table:table-cell office:value-type="float" office:value="0.7" calcext:value-type="float">
            <text:p>0.7</text:p>
          </table:table-cell>
          <table:table-cell office:value-type="float" office:value="231740" calcext:value-type="float">
            <text:p>2317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5118" calcext:value-type="float">
            <text:p>15118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358" calcext:value-type="float">
            <text:p>15358</text:p>
          </table:table-cell>
          <table:table-cell office:value-type="float" office:value="83.3" calcext:value-type="float">
            <text:p>83.3</text:p>
          </table:table-cell>
          <table:table-cell office:value-type="float" office:value="0.7" calcext:value-type="float">
            <text:p>0.7</text:p>
          </table:table-cell>
          <table:table-cell office:value-type="float" office:value="244148" calcext:value-type="float">
            <text:p>244148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  <table:table-cell office:value-type="float" office:value="15347" calcext:value-type="float">
            <text:p>15347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585" calcext:value-type="float">
            <text:p>15585</text:p>
          </table:table-cell>
          <table:table-cell office:value-type="float" office:value="76.5" calcext:value-type="float">
            <text:p>76.5</text:p>
          </table:table-cell>
          <table:table-cell office:value-type="float" office:value="0.8" calcext:value-type="float">
            <text:p>0.8</text:p>
          </table:table-cell>
          <table:table-cell office:value-type="float" office:value="256292" calcext:value-type="float">
            <text:p>2562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5571" calcext:value-type="float">
            <text:p>15571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808" calcext:value-type="float">
            <text:p>15808</text:p>
          </table:table-cell>
          <table:table-cell office:value-type="float" office:value="83.3" calcext:value-type="float">
            <text:p>83.3</text:p>
          </table:table-cell>
          <table:table-cell office:value-type="float" office:value="0.8" calcext:value-type="float">
            <text:p>0.8</text:p>
          </table:table-cell>
          <table:table-cell office:value-type="float" office:value="267908" calcext:value-type="float">
            <text:p>2679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5802" calcext:value-type="float">
            <text:p>15802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035" calcext:value-type="float">
            <text:p>16035</text:p>
          </table:table-cell>
          <table:table-cell office:value-type="float" office:value="88.2" calcext:value-type="float">
            <text:p>88.2</text:p>
          </table:table-cell>
          <table:table-cell office:value-type="float" office:value="0.9" calcext:value-type="float">
            <text:p>0.9</text:p>
          </table:table-cell>
          <table:table-cell office:value-type="float" office:value="280580" calcext:value-type="float">
            <text:p>2805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office:value-type="float" office:value="16032" calcext:value-type="float">
            <text:p>16032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266" calcext:value-type="float">
            <text:p>16266</text:p>
          </table:table-cell>
          <table:table-cell office:value-type="float" office:value="82.4" calcext:value-type="float">
            <text:p>82.4</text:p>
          </table:table-cell>
          <table:table-cell office:value-type="float" office:value="0.9" calcext:value-type="float">
            <text:p>0.9</text:p>
          </table:table-cell>
          <table:table-cell office:value-type="float" office:value="293252" calcext:value-type="float">
            <text:p>2932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258" calcext:value-type="float">
            <text:p>16258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494" calcext:value-type="float">
            <text:p>16494</text:p>
          </table:table-cell>
          <table:table-cell office:value-type="float" office:value="88.2" calcext:value-type="float">
            <text:p>88.2</text:p>
          </table:table-cell>
          <table:table-cell office:value-type="float" office:value="0.9" calcext:value-type="float">
            <text:p>0.9</text:p>
          </table:table-cell>
          <table:table-cell office:value-type="float" office:value="306188" calcext:value-type="float">
            <text:p>306188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R</text:p>
          </table:table-cell>
          <table:table-cell office:value-type="float" office:value="16485" calcext:value-type="float">
            <text:p>1648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723" calcext:value-type="float">
            <text:p>16723</text:p>
          </table:table-cell>
          <table:table-cell office:value-type="float" office:value="82.4" calcext:value-type="float">
            <text:p>82.4</text:p>
          </table:table-cell>
          <table:table-cell office:value-type="float" office:value="1" calcext:value-type="float">
            <text:p>1</text:p>
          </table:table-cell>
          <table:table-cell office:value-type="float" office:value="317540" calcext:value-type="float">
            <text:p>3175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707" calcext:value-type="float">
            <text:p>1670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951" calcext:value-type="float">
            <text:p>16951</text:p>
          </table:table-cell>
          <table:table-cell office:value-type="float" office:value="76.5" calcext:value-type="float">
            <text:p>76.5</text:p>
          </table:table-cell>
          <table:table-cell office:value-type="float" office:value="1" calcext:value-type="float">
            <text:p>1</text:p>
          </table:table-cell>
          <table:table-cell office:value-type="float" office:value="329948" calcext:value-type="float">
            <text:p>3299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936" calcext:value-type="float">
            <text:p>16936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176" calcext:value-type="float">
            <text:p>17176</text:p>
          </table:table-cell>
          <table:table-cell office:value-type="float" office:value="82.4" calcext:value-type="float">
            <text:p>82.4</text:p>
          </table:table-cell>
          <table:table-cell office:value-type="float" office:value="1" calcext:value-type="float">
            <text:p>1</text:p>
          </table:table-cell>
          <table:table-cell office:value-type="float" office:value="342620" calcext:value-type="float">
            <text:p>3426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158" calcext:value-type="float">
            <text:p>1715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403" calcext:value-type="float">
            <text:p>17403</text:p>
          </table:table-cell>
          <table:table-cell office:value-type="float" office:value="88.2" calcext:value-type="float">
            <text:p>88.2</text:p>
          </table:table-cell>
          <table:table-cell office:value-type="float" office:value="1.1" calcext:value-type="float">
            <text:p>1.1</text:p>
          </table:table-cell>
          <table:table-cell office:value-type="float" office:value="355556" calcext:value-type="float">
            <text:p>3555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387" calcext:value-type="float">
            <text:p>1738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630" calcext:value-type="float">
            <text:p>17630</text:p>
          </table:table-cell>
          <table:table-cell office:value-type="float" office:value="88.2" calcext:value-type="float">
            <text:p>88.2</text:p>
          </table:table-cell>
          <table:table-cell office:value-type="float" office:value="1.1" calcext:value-type="float">
            <text:p>1.1</text:p>
          </table:table-cell>
          <table:table-cell office:value-type="float" office:value="368228" calcext:value-type="float">
            <text:p>3682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617" calcext:value-type="float">
            <text:p>17617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864" calcext:value-type="float">
            <text:p>17864</text:p>
          </table:table-cell>
          <table:table-cell office:value-type="float" office:value="82.4" calcext:value-type="float">
            <text:p>82.4</text:p>
          </table:table-cell>
          <table:table-cell office:value-type="float" office:value="1.2" calcext:value-type="float">
            <text:p>1.2</text:p>
          </table:table-cell>
          <table:table-cell office:value-type="float" office:value="381164" calcext:value-type="float">
            <text:p>3811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842" calcext:value-type="float">
            <text:p>17842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093" calcext:value-type="float">
            <text:p>18093</text:p>
          </table:table-cell>
          <table:table-cell office:value-type="float" office:value="82.4" calcext:value-type="float">
            <text:p>82.4</text:p>
          </table:table-cell>
          <table:table-cell office:value-type="float" office:value="1.2" calcext:value-type="float">
            <text:p>1.2</text:p>
          </table:table-cell>
          <table:table-cell office:value-type="float" office:value="392248" calcext:value-type="float">
            <text:p>3922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067" calcext:value-type="float">
            <text:p>180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319" calcext:value-type="float">
            <text:p>18319</text:p>
          </table:table-cell>
          <table:table-cell office:value-type="float" office:value="76.5" calcext:value-type="float">
            <text:p>76.5</text:p>
          </table:table-cell>
          <table:table-cell office:value-type="float" office:value="1.2" calcext:value-type="float">
            <text:p>1.2</text:p>
          </table:table-cell>
          <table:table-cell office:value-type="float" office:value="405184" calcext:value-type="float">
            <text:p>4051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291" calcext:value-type="float">
            <text:p>18291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545" calcext:value-type="float">
            <text:p>18545</text:p>
          </table:table-cell>
          <table:table-cell office:value-type="float" office:value="82.4" calcext:value-type="float">
            <text:p>82.4</text:p>
          </table:table-cell>
          <table:table-cell office:value-type="float" office:value="1.3" calcext:value-type="float">
            <text:p>1.3</text:p>
          </table:table-cell>
          <table:table-cell office:value-type="float" office:value="417856" calcext:value-type="float">
            <text:p>417856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R</text:p>
          </table:table-cell>
          <table:table-cell office:value-type="float" office:value="18520" calcext:value-type="float">
            <text:p>18520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773" calcext:value-type="float">
            <text:p>18773</text:p>
          </table:table-cell>
          <table:table-cell office:value-type="float" office:value="82.4" calcext:value-type="float">
            <text:p>82.4</text:p>
          </table:table-cell>
          <table:table-cell office:value-type="float" office:value="1.3" calcext:value-type="float">
            <text:p>1.3</text:p>
          </table:table-cell>
          <table:table-cell office:value-type="float" office:value="429472" calcext:value-type="float">
            <text:p>4294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746" calcext:value-type="float">
            <text:p>18746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997" calcext:value-type="float">
            <text:p>18997</text:p>
          </table:table-cell>
          <table:table-cell office:value-type="float" office:value="77.8" calcext:value-type="float">
            <text:p>77.8</text:p>
          </table:table-cell>
          <table:table-cell office:value-type="float" office:value="1.3" calcext:value-type="float">
            <text:p>1.3</text:p>
          </table:table-cell>
          <table:table-cell office:value-type="float" office:value="442672" calcext:value-type="float">
            <text:p>4426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971" calcext:value-type="float">
            <text:p>18971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230" calcext:value-type="float">
            <text:p>19230</text:p>
          </table:table-cell>
          <table:table-cell office:value-type="float" office:value="82.4" calcext:value-type="float">
            <text:p>82.4</text:p>
          </table:table-cell>
          <table:table-cell office:value-type="float" office:value="1.4" calcext:value-type="float">
            <text:p>1.4</text:p>
          </table:table-cell>
          <table:table-cell office:value-type="float" office:value="455608" calcext:value-type="float">
            <text:p>4556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197" calcext:value-type="float">
            <text:p>19197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462" calcext:value-type="float">
            <text:p>19462</text:p>
          </table:table-cell>
          <table:table-cell office:value-type="float" office:value="76.5" calcext:value-type="float">
            <text:p>76.5</text:p>
          </table:table-cell>
          <table:table-cell office:value-type="float" office:value="1.4" calcext:value-type="float">
            <text:p>1.4</text:p>
          </table:table-cell>
          <table:table-cell office:value-type="float" office:value="468280" calcext:value-type="float">
            <text:p>4682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430" calcext:value-type="float">
            <text:p>1943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685" calcext:value-type="float">
            <text:p>19685</text:p>
          </table:table-cell>
          <table:table-cell office:value-type="float" office:value="82.4" calcext:value-type="float">
            <text:p>82.4</text:p>
          </table:table-cell>
          <table:table-cell office:value-type="float" office:value="1.5" calcext:value-type="float">
            <text:p>1.5</text:p>
          </table:table-cell>
          <table:table-cell office:value-type="float" office:value="480160" calcext:value-type="float">
            <text:p>4801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662" calcext:value-type="float">
            <text:p>1966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908" calcext:value-type="float">
            <text:p>19908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664736" calcext:value-type="float">
            <text:p>6647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892" calcext:value-type="float">
            <text:p>19892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134" calcext:value-type="float">
            <text:p>20134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646268" calcext:value-type="float">
            <text:p>646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126" calcext:value-type="float">
            <text:p>20126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361" calcext:value-type="float">
            <text:p>20361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8780" calcext:value-type="float">
            <text:p>8487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359" calcext:value-type="float">
            <text:p>20359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593" calcext:value-type="float">
            <text:p>20593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8780" calcext:value-type="float">
            <text:p>8487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585" calcext:value-type="float">
            <text:p>20585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822" calcext:value-type="float">
            <text:p>20822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8780" calcext:value-type="float">
            <text:p>8487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811" calcext:value-type="float">
            <text:p>20811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043" calcext:value-type="float">
            <text:p>21043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8780" calcext:value-type="float">
            <text:p>8487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041" calcext:value-type="float">
            <text:p>21041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275" calcext:value-type="float">
            <text:p>21275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8780" calcext:value-type="float">
            <text:p>8487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264" calcext:value-type="float">
            <text:p>21264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504" calcext:value-type="float">
            <text:p>21504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8780" calcext:value-type="float">
            <text:p>8487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491" calcext:value-type="float">
            <text:p>21491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733" calcext:value-type="float">
            <text:p>21733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8780" calcext:value-type="float">
            <text:p>8487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721" calcext:value-type="float">
            <text:p>21721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960" calcext:value-type="float">
            <text:p>21960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8780" calcext:value-type="float">
            <text:p>8487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951" calcext:value-type="float">
            <text:p>21951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185" calcext:value-type="float">
            <text:p>22185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8780" calcext:value-type="float">
            <text:p>8487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178" calcext:value-type="float">
            <text:p>22178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411" calcext:value-type="float">
            <text:p>22411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8780" calcext:value-type="float">
            <text:p>8487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404" calcext:value-type="float">
            <text:p>22404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643" calcext:value-type="float">
            <text:p>22643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8780" calcext:value-type="float">
            <text:p>8487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634" calcext:value-type="float">
            <text:p>22634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871" calcext:value-type="float">
            <text:p>22871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8780" calcext:value-type="float">
            <text:p>8487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866" calcext:value-type="float">
            <text:p>22866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095" calcext:value-type="float">
            <text:p>23095</text:p>
          </table:table-cell>
          <table:table-cell office:value-type="float" office:value="94.4" calcext:value-type="float">
            <text:p>94.4</text:p>
          </table:table-cell>
          <table:table-cell office:value-type="float" office:value="2.6" calcext:value-type="float">
            <text:p>2.6</text:p>
          </table:table-cell>
          <table:table-cell office:value-type="float" office:value="848780" calcext:value-type="float">
            <text:p>8487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097" calcext:value-type="float">
            <text:p>23097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325" calcext:value-type="float">
            <text:p>23325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8780" calcext:value-type="float">
            <text:p>8487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325" calcext:value-type="float">
            <text:p>23325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556" calcext:value-type="float">
            <text:p>23556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8780" calcext:value-type="float">
            <text:p>8487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553" calcext:value-type="float">
            <text:p>23553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782" calcext:value-type="float">
            <text:p>23782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8780" calcext:value-type="float">
            <text:p>8487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782" calcext:value-type="float">
            <text:p>23782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006" calcext:value-type="float">
            <text:p>24006</text:p>
          </table:table-cell>
          <table:table-cell office:value-type="float" office:value="99.9" calcext:value-type="float">
            <text:p>99.9</text:p>
          </table:table-cell>
          <table:table-cell office:value-type="float" office:value="2.9" calcext:value-type="float">
            <text:p>2.9</text:p>
          </table:table-cell>
          <table:table-cell office:value-type="float" office:value="950820" calcext:value-type="float">
            <text:p>9508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014" calcext:value-type="float">
            <text:p>24014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234" calcext:value-type="float">
            <text:p>24234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247" calcext:value-type="float">
            <text:p>242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461" calcext:value-type="float">
            <text:p>24461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478" calcext:value-type="float">
            <text:p>24478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690" calcext:value-type="float">
            <text:p>24690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711" calcext:value-type="float">
            <text:p>24711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922" calcext:value-type="float">
            <text:p>24922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945" calcext:value-type="float">
            <text:p>24945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150" calcext:value-type="float">
            <text:p>25150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174" calcext:value-type="float">
            <text:p>25174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376" calcext:value-type="float">
            <text:p>25376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404" calcext:value-type="float">
            <text:p>25404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599" calcext:value-type="float">
            <text:p>25599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77,5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631" calcext:value-type="float">
            <text:p>25631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833" calcext:value-type="float">
            <text:p>25833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856" calcext:value-type="float">
            <text:p>25856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062" calcext:value-type="float">
            <text:p>26062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086" calcext:value-type="float">
            <text:p>26086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289" calcext:value-type="float">
            <text:p>26289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316" calcext:value-type="float">
            <text:p>26316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519" calcext:value-type="float">
            <text:p>26519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544" calcext:value-type="float">
            <text:p>26544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746" calcext:value-type="float">
            <text:p>26746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774" calcext:value-type="float">
            <text:p>26774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976" calcext:value-type="float">
            <text:p>26976</text:p>
          </table:table-cell>
          <table:table-cell office:value-type="float" office:value="94.4" calcext:value-type="float">
            <text:p>94.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006" calcext:value-type="float">
            <text:p>27006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206" calcext:value-type="float">
            <text:p>27206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237" calcext:value-type="float">
            <text:p>27237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429" calcext:value-type="float">
            <text:p>27429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461" calcext:value-type="float">
            <text:p>27461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660" calcext:value-type="float">
            <text:p>27660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692" calcext:value-type="float">
            <text:p>27692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886" calcext:value-type="float">
            <text:p>27886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928" calcext:value-type="float">
            <text:p>27928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116" calcext:value-type="float">
            <text:p>28116</text:p>
          </table:table-cell>
          <table:table-cell office:value-type="float" office:value="94.4" calcext:value-type="float">
            <text:p>94.4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157" calcext:value-type="float">
            <text:p>28157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344" calcext:value-type="float">
            <text:p>28344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393" calcext:value-type="float">
            <text:p>28393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573" calcext:value-type="float">
            <text:p>28573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617" calcext:value-type="float">
            <text:p>28617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798" calcext:value-type="float">
            <text:p>28798</text:p>
          </table:table-cell>
          <table:table-cell office:value-type="float" office:value="94.1" calcext:value-type="float">
            <text:p>94.1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848" calcext:value-type="float">
            <text:p>28848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024" calcext:value-type="float">
            <text:p>29024</text:p>
          </table:table-cell>
          <table:table-cell office:value-type="float" office:value="94.1" calcext:value-type="float">
            <text:p>94.1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080" calcext:value-type="float">
            <text:p>29080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254" calcext:value-type="float">
            <text:p>29254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310" calcext:value-type="float">
            <text:p>29310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483" calcext:value-type="float">
            <text:p>29483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538" calcext:value-type="float">
            <text:p>29538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709" calcext:value-type="float">
            <text:p>29709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767" calcext:value-type="float">
            <text:p>297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935" calcext:value-type="float">
            <text:p>29935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996" calcext:value-type="float">
            <text:p>29996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162" calcext:value-type="float">
            <text:p>30162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226" calcext:value-type="float">
            <text:p>30226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390" calcext:value-type="float">
            <text:p>30390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453" calcext:value-type="float">
            <text:p>30453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621" calcext:value-type="float">
            <text:p>30621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683" calcext:value-type="float">
            <text:p>30683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855" calcext:value-type="float">
            <text:p>30855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912" calcext:value-type="float">
            <text:p>30912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082" calcext:value-type="float">
            <text:p>31082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138" calcext:value-type="float">
            <text:p>31138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305" calcext:value-type="float">
            <text:p>31305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368" calcext:value-type="float">
            <text:p>313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531" calcext:value-type="float">
            <text:p>31531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598" calcext:value-type="float">
            <text:p>31598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756" calcext:value-type="float">
            <text:p>31756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827" calcext:value-type="float">
            <text:p>31827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979" calcext:value-type="float">
            <text:p>31979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052" calcext:value-type="float">
            <text:p>32052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209" calcext:value-type="float">
            <text:p>32209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281" calcext:value-type="float">
            <text:p>3228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433" calcext:value-type="float">
            <text:p>32433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516" calcext:value-type="float">
            <text:p>32516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659" calcext:value-type="float">
            <text:p>32659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746" calcext:value-type="float">
            <text:p>32746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885" calcext:value-type="float">
            <text:p>32885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975" calcext:value-type="float">
            <text:p>32975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117" calcext:value-type="float">
            <text:p>33117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201" calcext:value-type="float">
            <text:p>33201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346" calcext:value-type="float">
            <text:p>33346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427" calcext:value-type="float">
            <text:p>33427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570" calcext:value-type="float">
            <text:p>33570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653" calcext:value-type="float">
            <text:p>33653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798" calcext:value-type="float">
            <text:p>33798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879" calcext:value-type="float">
            <text:p>33879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022" calcext:value-type="float">
            <text:p>34022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107" calcext:value-type="float">
            <text:p>34107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255" calcext:value-type="float">
            <text:p>34255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333" calcext:value-type="float">
            <text:p>34333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482" calcext:value-type="float">
            <text:p>34482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565" calcext:value-type="float">
            <text:p>34565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713" calcext:value-type="float">
            <text:p>34713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797" calcext:value-type="float">
            <text:p>34797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942" calcext:value-type="float">
            <text:p>34942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025" calcext:value-type="float">
            <text:p>35025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168" calcext:value-type="float">
            <text:p>35168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250" calcext:value-type="float">
            <text:p>35250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398" calcext:value-type="float">
            <text:p>35398</text:p>
          </table:table-cell>
          <table:table-cell office:value-type="float" office:value="99.9" calcext:value-type="float">
            <text:p>99.9</text:p>
          </table:table-cell>
          <table:table-cell office:value-type="float" office:value="2.8" calcext:value-type="float">
            <text:p>2.8</text:p>
          </table:table-cell>
          <table:table-cell office:value-type="float" office:value="933436" calcext:value-type="float">
            <text:p>9334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473" calcext:value-type="float">
            <text:p>35473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628" calcext:value-type="float">
            <text:p>35628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701" calcext:value-type="float">
            <text:p>35701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862" calcext:value-type="float">
            <text:p>35862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924" calcext:value-type="float">
            <text:p>35924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090" calcext:value-type="float">
            <text:p>36090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152" calcext:value-type="float">
            <text:p>36152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321" calcext:value-type="float">
            <text:p>36321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8964" calcext:value-type="float">
            <text:p>8489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384" calcext:value-type="float">
            <text:p>36384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548" calcext:value-type="float">
            <text:p>36548</text:p>
          </table:table-cell>
          <table:table-cell office:value-type="float" office:value="94.4" calcext:value-type="float">
            <text:p>94.4</text:p>
          </table:table-cell>
          <table:table-cell office:value-type="float" office:value="2.6" calcext:value-type="float">
            <text:p>2.6</text:p>
          </table:table-cell>
          <table:table-cell office:value-type="float" office:value="848964" calcext:value-type="float">
            <text:p>8489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612" calcext:value-type="float">
            <text:p>36612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777" calcext:value-type="float">
            <text:p>36777</text:p>
          </table:table-cell>
          <table:table-cell office:value-type="float" office:value="94.4" calcext:value-type="float">
            <text:p>94.4</text:p>
          </table:table-cell>
          <table:table-cell office:value-type="float" office:value="2.6" calcext:value-type="float">
            <text:p>2.6</text:p>
          </table:table-cell>
          <table:table-cell office:value-type="float" office:value="848964" calcext:value-type="float">
            <text:p>8489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845" calcext:value-type="float">
            <text:p>36845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7007" calcext:value-type="float">
            <text:p>37007</text:p>
          </table:table-cell>
          <table:table-cell office:value-type="float" office:value="94.4" calcext:value-type="float">
            <text:p>94.4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7078" calcext:value-type="float">
            <text:p>37078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7235" calcext:value-type="float">
            <text:p>37235</text:p>
          </table:table-cell>
          <table:table-cell office:value-type="float" office:value="94.4" calcext:value-type="float">
            <text:p>94.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7311" calcext:value-type="float">
            <text:p>37311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7465" calcext:value-type="float">
            <text:p>37465</text:p>
          </table:table-cell>
          <table:table-cell office:value-type="float" office:value="94.4" calcext:value-type="float">
            <text:p>94.4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7532" calcext:value-type="float">
            <text:p>37532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7695" calcext:value-type="float">
            <text:p>37695</text:p>
          </table:table-cell>
          <table:table-cell office:value-type="float" office:value="94.4" calcext:value-type="float">
            <text:p>94.4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7759" calcext:value-type="float">
            <text:p>37759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7926" calcext:value-type="float">
            <text:p>37926</text:p>
          </table:table-cell>
          <table:table-cell office:value-type="float" office:value="94.4" calcext:value-type="float">
            <text:p>94.4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7985" calcext:value-type="float">
            <text:p>37985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8158" calcext:value-type="float">
            <text:p>38158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8212" calcext:value-type="float">
            <text:p>382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8381" calcext:value-type="float">
            <text:p>38381</text:p>
          </table:table-cell>
          <table:table-cell office:value-type="float" office:value="99.9" calcext:value-type="float">
            <text:p>99.9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8437" calcext:value-type="float">
            <text:p>38437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8612" calcext:value-type="float">
            <text:p>38612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8674" calcext:value-type="float">
            <text:p>38674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8840" calcext:value-type="float">
            <text:p>38840</text:p>
          </table:table-cell>
          <table:table-cell office:value-type="float" office:value="99.9" calcext:value-type="float">
            <text:p>99.9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8902" calcext:value-type="float">
            <text:p>38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9064" calcext:value-type="float">
            <text:p>39064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9130" calcext:value-type="float">
            <text:p>3913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9294" calcext:value-type="float">
            <text:p>39294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9354" calcext:value-type="float">
            <text:p>39354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9526" calcext:value-type="float">
            <text:p>39526</text:p>
          </table:table-cell>
          <table:table-cell office:value-type="float" office:value="94.1" calcext:value-type="float">
            <text:p>94.1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9577" calcext:value-type="float">
            <text:p>39577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9748" calcext:value-type="float">
            <text:p>39748</text:p>
          </table:table-cell>
          <table:table-cell office:value-type="float" office:value="94.4" calcext:value-type="float">
            <text:p>94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9802" calcext:value-type="float">
            <text:p>39802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9976" calcext:value-type="float">
            <text:p>39976</text:p>
          </table:table-cell>
          <table:table-cell office:value-type="float" office:value="94.4" calcext:value-type="float">
            <text:p>94.4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0031" calcext:value-type="float">
            <text:p>40031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0205" calcext:value-type="float">
            <text:p>40205</text:p>
          </table:table-cell>
          <table:table-cell office:value-type="float" office:value="99.9" calcext:value-type="float">
            <text:p>99.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0254" calcext:value-type="float">
            <text:p>40254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0429" calcext:value-type="float">
            <text:p>40429</text:p>
          </table:table-cell>
          <table:table-cell office:value-type="float" office:value="99.9" calcext:value-type="float">
            <text:p>99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0483" calcext:value-type="float">
            <text:p>40483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0655" calcext:value-type="float">
            <text:p>40655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0711" calcext:value-type="float">
            <text:p>40711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0883" calcext:value-type="float">
            <text:p>40883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0942" calcext:value-type="float">
            <text:p>40942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1107" calcext:value-type="float">
            <text:p>41107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1172" calcext:value-type="float">
            <text:p>4117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1335" calcext:value-type="float">
            <text:p>41335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1402" calcext:value-type="float">
            <text:p>41402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1560" calcext:value-type="float">
            <text:p>41560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1636" calcext:value-type="float">
            <text:p>41636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1789" calcext:value-type="float">
            <text:p>41789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1865" calcext:value-type="float">
            <text:p>41865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2019" calcext:value-type="float">
            <text:p>42019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2092" calcext:value-type="float">
            <text:p>420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2247" calcext:value-type="float">
            <text:p>42247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2318" calcext:value-type="float">
            <text:p>42318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2470" calcext:value-type="float">
            <text:p>42470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2540" calcext:value-type="float">
            <text:p>42540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2700" calcext:value-type="float">
            <text:p>42700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2766" calcext:value-type="float">
            <text:p>42766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2928" calcext:value-type="float">
            <text:p>42928</text:p>
          </table:table-cell>
          <table:table-cell office:value-type="float" office:value="88.9" calcext:value-type="float">
            <text:p>88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2994" calcext:value-type="float">
            <text:p>42994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3156" calcext:value-type="float">
            <text:p>43156</text:p>
          </table:table-cell>
          <table:table-cell office:value-type="float" office:value="94.4" calcext:value-type="float">
            <text:p>94.4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3217" calcext:value-type="float">
            <text:p>43217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3385" calcext:value-type="float">
            <text:p>43385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3444" calcext:value-type="float">
            <text:p>43444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3615" calcext:value-type="float">
            <text:p>43615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3674" calcext:value-type="float">
            <text:p>43674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3846" calcext:value-type="float">
            <text:p>43846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3904" calcext:value-type="float">
            <text:p>4390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4075" calcext:value-type="float">
            <text:p>44075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4134" calcext:value-type="float">
            <text:p>44134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4302" calcext:value-type="float">
            <text:p>44302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4363" calcext:value-type="float">
            <text:p>44363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4536" calcext:value-type="float">
            <text:p>44536</text:p>
          </table:table-cell>
          <table:table-cell office:value-type="float" office:value="94.4" calcext:value-type="float">
            <text:p>94.4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4593" calcext:value-type="float">
            <text:p>44593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4763" calcext:value-type="float">
            <text:p>44763</text:p>
          </table:table-cell>
          <table:table-cell office:value-type="float" office:value="99.9" calcext:value-type="float">
            <text:p>99.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4825" calcext:value-type="float">
            <text:p>44825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4989" calcext:value-type="float">
            <text:p>44989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5053" calcext:value-type="float">
            <text:p>45053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5218" calcext:value-type="float">
            <text:p>45218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5283" calcext:value-type="float">
            <text:p>45283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5448" calcext:value-type="float">
            <text:p>45448</text:p>
          </table:table-cell>
          <table:table-cell office:value-type="float" office:value="94.4" calcext:value-type="float">
            <text:p>94.4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5513" calcext:value-type="float">
            <text:p>455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5676" calcext:value-type="float">
            <text:p>45676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5743" calcext:value-type="float">
            <text:p>457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5918" calcext:value-type="float">
            <text:p>45918</text:p>
          </table:table-cell>
          <table:table-cell office:value-type="float" office:value="94.4" calcext:value-type="float">
            <text:p>94.4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5972" calcext:value-type="float">
            <text:p>459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6146" calcext:value-type="float">
            <text:p>46146</text:p>
          </table:table-cell>
          <table:table-cell office:value-type="float" office:value="94.4" calcext:value-type="float">
            <text:p>94.4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6197" calcext:value-type="float">
            <text:p>46197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6376" calcext:value-type="float">
            <text:p>46376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6431" calcext:value-type="float">
            <text:p>46431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6607" calcext:value-type="float">
            <text:p>46607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6661" calcext:value-type="float">
            <text:p>46661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6835" calcext:value-type="float">
            <text:p>46835</text:p>
          </table:table-cell>
          <table:table-cell office:value-type="float" office:value="94.4" calcext:value-type="float">
            <text:p>94.4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6884" calcext:value-type="float">
            <text:p>46884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7065" calcext:value-type="float">
            <text:p>47065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7107" calcext:value-type="float">
            <text:p>47107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7293" calcext:value-type="float">
            <text:p>47293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7336" calcext:value-type="float">
            <text:p>47336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7524" calcext:value-type="float">
            <text:p>47524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7562" calcext:value-type="float">
            <text:p>47562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7746" calcext:value-type="float">
            <text:p>47746</text:p>
          </table:table-cell>
          <table:table-cell office:value-type="float" office:value="94.4" calcext:value-type="float">
            <text:p>94.4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7790" calcext:value-type="float">
            <text:p>47790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7973" calcext:value-type="float">
            <text:p>47973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8018" calcext:value-type="float">
            <text:p>48018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8201" calcext:value-type="float">
            <text:p>48201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8249" calcext:value-type="float">
            <text:p>48249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8429" calcext:value-type="float">
            <text:p>48429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8479" calcext:value-type="float">
            <text:p>48479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8656" calcext:value-type="float">
            <text:p>48656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R</text:p>
          </table:table-cell>
          <table:table-cell office:value-type="float" office:value="48707" calcext:value-type="float">
            <text:p>48707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8894" calcext:value-type="float">
            <text:p>48894</text:p>
          </table:table-cell>
          <table:table-cell office:value-type="float" office:value="16.7" calcext:value-type="float">
            <text:p>16.7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8938" calcext:value-type="float">
            <text:p>48938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9131" calcext:value-type="float">
            <text:p>4913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5,2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9169" calcext:value-type="float">
            <text:p>49169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9358" calcext:value-type="float">
            <text:p>49358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8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9401" calcext:value-type="float">
            <text:p>49401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9585" calcext:value-type="float">
            <text:p>49585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9634" calcext:value-type="float">
            <text:p>49634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49808" calcext:value-type="float">
            <text:p>49808</text:p>
          </table:table-cell>
          <table:table-cell office:value-type="float" office:value="94.4" calcext:value-type="float">
            <text:p>94.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49864" calcext:value-type="float">
            <text:p>49864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0039" calcext:value-type="float">
            <text:p>50039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0092" calcext:value-type="float">
            <text:p>50092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0268" calcext:value-type="float">
            <text:p>50268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0321" calcext:value-type="float">
            <text:p>50321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0499" calcext:value-type="float">
            <text:p>50499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0549" calcext:value-type="float">
            <text:p>50549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0726" calcext:value-type="float">
            <text:p>50726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0776" calcext:value-type="float">
            <text:p>507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0952" calcext:value-type="float">
            <text:p>50952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1006" calcext:value-type="float">
            <text:p>51006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1176" calcext:value-type="float">
            <text:p>51176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1239" calcext:value-type="float">
            <text:p>51239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1404" calcext:value-type="float">
            <text:p>51404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1467" calcext:value-type="float">
            <text:p>51467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1633" calcext:value-type="float">
            <text:p>51633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1692" calcext:value-type="float">
            <text:p>51692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1859" calcext:value-type="float">
            <text:p>51859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1923" calcext:value-type="float">
            <text:p>51923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2084" calcext:value-type="float">
            <text:p>52084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2153" calcext:value-type="float">
            <text:p>52153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2312" calcext:value-type="float">
            <text:p>52312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2378" calcext:value-type="float">
            <text:p>52378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2541" calcext:value-type="float">
            <text:p>52541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2610" calcext:value-type="float">
            <text:p>52610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2771" calcext:value-type="float">
            <text:p>52771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2837" calcext:value-type="float">
            <text:p>52837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2998" calcext:value-type="float">
            <text:p>52998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3063" calcext:value-type="float">
            <text:p>53063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3225" calcext:value-type="float">
            <text:p>53225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3294" calcext:value-type="float">
            <text:p>532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3450" calcext:value-type="float">
            <text:p>53450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3522" calcext:value-type="float">
            <text:p>535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3680" calcext:value-type="float">
            <text:p>53680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3752" calcext:value-type="float">
            <text:p>53752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3904" calcext:value-type="float">
            <text:p>53904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3977" calcext:value-type="float">
            <text:p>53977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4136" calcext:value-type="float">
            <text:p>54136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4207" calcext:value-type="float">
            <text:p>54207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4363" calcext:value-type="float">
            <text:p>54363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4436" calcext:value-type="float">
            <text:p>54436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4588" calcext:value-type="float">
            <text:p>54588</text:p>
          </table:table-cell>
          <table:table-cell office:value-type="float" office:value="94.4" calcext:value-type="float">
            <text:p>94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4663" calcext:value-type="float">
            <text:p>54663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4817" calcext:value-type="float">
            <text:p>54817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4894" calcext:value-type="float">
            <text:p>54894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5047" calcext:value-type="float">
            <text:p>55047</text:p>
          </table:table-cell>
          <table:table-cell office:value-type="float" office:value="94.4" calcext:value-type="float">
            <text:p>94.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5121" calcext:value-type="float">
            <text:p>55121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5275" calcext:value-type="float">
            <text:p>55275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5350" calcext:value-type="float">
            <text:p>55350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5503" calcext:value-type="float">
            <text:p>55503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5580" calcext:value-type="float">
            <text:p>55580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5725" calcext:value-type="float">
            <text:p>55725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5808" calcext:value-type="float">
            <text:p>55808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5955" calcext:value-type="float">
            <text:p>55955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6034" calcext:value-type="float">
            <text:p>56034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6181" calcext:value-type="float">
            <text:p>56181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6265" calcext:value-type="float">
            <text:p>56265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6408" calcext:value-type="float">
            <text:p>56408</text:p>
          </table:table-cell>
          <table:table-cell office:value-type="float" office:value="94.4" calcext:value-type="float">
            <text:p>94.4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6497" calcext:value-type="float">
            <text:p>56497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6637" calcext:value-type="float">
            <text:p>56637</text:p>
          </table:table-cell>
          <table:table-cell office:value-type="float" office:value="94.4" calcext:value-type="float">
            <text:p>94.4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6725" calcext:value-type="float">
            <text:p>56725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6868" calcext:value-type="float">
            <text:p>56868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6953" calcext:value-type="float">
            <text:p>56953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7091" calcext:value-type="float">
            <text:p>57091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7178" calcext:value-type="float">
            <text:p>57178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7318" calcext:value-type="float">
            <text:p>57318</text:p>
          </table:table-cell>
          <table:table-cell office:value-type="float" office:value="94.4" calcext:value-type="float">
            <text:p>94.4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7403" calcext:value-type="float">
            <text:p>57403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7545" calcext:value-type="float">
            <text:p>57545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7633" calcext:value-type="float">
            <text:p>57633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7772" calcext:value-type="float">
            <text:p>57772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7863" calcext:value-type="float">
            <text:p>57863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8000" calcext:value-type="float">
            <text:p>58000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8094" calcext:value-type="float">
            <text:p>580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8222" calcext:value-type="float">
            <text:p>58222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8317" calcext:value-type="float">
            <text:p>583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8449" calcext:value-type="float">
            <text:p>58449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8543" calcext:value-type="float">
            <text:p>585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8676" calcext:value-type="float">
            <text:p>58676</text:p>
          </table:table-cell>
          <table:table-cell office:value-type="float" office:value="94.4" calcext:value-type="float">
            <text:p>94.4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8771" calcext:value-type="float">
            <text:p>58771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8905" calcext:value-type="float">
            <text:p>58905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8999" calcext:value-type="float">
            <text:p>58999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9130" calcext:value-type="float">
            <text:p>59130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9228" calcext:value-type="float">
            <text:p>59228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9359" calcext:value-type="float">
            <text:p>59359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9457" calcext:value-type="float">
            <text:p>59457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9586" calcext:value-type="float">
            <text:p>59586</text:p>
          </table:table-cell>
          <table:table-cell office:value-type="float" office:value="88.9" calcext:value-type="float">
            <text:p>88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9685" calcext:value-type="float">
            <text:p>59685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59819" calcext:value-type="float">
            <text:p>59819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59908" calcext:value-type="float">
            <text:p>59908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0045" calcext:value-type="float">
            <text:p>60045</text:p>
          </table:table-cell>
          <table:table-cell office:value-type="float" office:value="94.4" calcext:value-type="float">
            <text:p>94.4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0135" calcext:value-type="float">
            <text:p>60135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0273" calcext:value-type="float">
            <text:p>60273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0367" calcext:value-type="float">
            <text:p>60367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0499" calcext:value-type="float">
            <text:p>60499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0590" calcext:value-type="float">
            <text:p>60590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0725" calcext:value-type="float">
            <text:p>60725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0820" calcext:value-type="float">
            <text:p>60820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0953" calcext:value-type="float">
            <text:p>60953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1048" calcext:value-type="float">
            <text:p>61048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1182" calcext:value-type="float">
            <text:p>61182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1277" calcext:value-type="float">
            <text:p>61277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1412" calcext:value-type="float">
            <text:p>61412</text:p>
          </table:table-cell>
          <table:table-cell office:value-type="float" office:value="94.1" calcext:value-type="float">
            <text:p>94.1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1508" calcext:value-type="float">
            <text:p>61508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1639" calcext:value-type="float">
            <text:p>61639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1737" calcext:value-type="float">
            <text:p>61737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1867" calcext:value-type="float">
            <text:p>61867</text:p>
          </table:table-cell>
          <table:table-cell office:value-type="float" office:value="94.4" calcext:value-type="float">
            <text:p>94.4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1970" calcext:value-type="float">
            <text:p>61970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2097" calcext:value-type="float">
            <text:p>62097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2199" calcext:value-type="float">
            <text:p>62199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2324" calcext:value-type="float">
            <text:p>62324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2429" calcext:value-type="float">
            <text:p>62429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2554" calcext:value-type="float">
            <text:p>62554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2655" calcext:value-type="float">
            <text:p>62655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2781" calcext:value-type="float">
            <text:p>62781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2884" calcext:value-type="float">
            <text:p>62884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3008" calcext:value-type="float">
            <text:p>63008</text:p>
          </table:table-cell>
          <table:table-cell office:value-type="float" office:value="94.4" calcext:value-type="float">
            <text:p>94.4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3117" calcext:value-type="float">
            <text:p>631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3233" calcext:value-type="float">
            <text:p>63233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3347" calcext:value-type="float">
            <text:p>633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3463" calcext:value-type="float">
            <text:p>63463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3574" calcext:value-type="float">
            <text:p>63574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3689" calcext:value-type="float">
            <text:p>63689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3804" calcext:value-type="float">
            <text:p>63804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3918" calcext:value-type="float">
            <text:p>63918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4028" calcext:value-type="float">
            <text:p>64028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4148" calcext:value-type="float">
            <text:p>64148</text:p>
          </table:table-cell>
          <table:table-cell office:value-type="float" office:value="94.4" calcext:value-type="float">
            <text:p>94.4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4259" calcext:value-type="float">
            <text:p>64259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4378" calcext:value-type="float">
            <text:p>64378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4486" calcext:value-type="float">
            <text:p>64486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4604" calcext:value-type="float">
            <text:p>64604</text:p>
          </table:table-cell>
          <table:table-cell office:value-type="float" office:value="99.9" calcext:value-type="float">
            <text:p>99.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4712" calcext:value-type="float">
            <text:p>64712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4830" calcext:value-type="float">
            <text:p>64830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4939" calcext:value-type="float">
            <text:p>64939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5060" calcext:value-type="float">
            <text:p>65060</text:p>
          </table:table-cell>
          <table:table-cell office:value-type="float" office:value="99.9" calcext:value-type="float">
            <text:p>99.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5168" calcext:value-type="float">
            <text:p>65168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5287" calcext:value-type="float">
            <text:p>65287</text:p>
          </table:table-cell>
          <table:table-cell office:value-type="float" office:value="94.4" calcext:value-type="float">
            <text:p>94.4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5394" calcext:value-type="float">
            <text:p>6539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5514" calcext:value-type="float">
            <text:p>65514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5623" calcext:value-type="float">
            <text:p>65623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5741" calcext:value-type="float">
            <text:p>65741</text:p>
          </table:table-cell>
          <table:table-cell office:value-type="float" office:value="99.9" calcext:value-type="float">
            <text:p>99.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5852" calcext:value-type="float">
            <text:p>65852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5966" calcext:value-type="float">
            <text:p>65966</text:p>
          </table:table-cell>
          <table:table-cell office:value-type="float" office:value="94.1" calcext:value-type="float">
            <text:p>94.1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6077" calcext:value-type="float">
            <text:p>66077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6194" calcext:value-type="float">
            <text:p>66194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6294" calcext:value-type="float">
            <text:p>66294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6422" calcext:value-type="float">
            <text:p>66422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6524" calcext:value-type="float">
            <text:p>66524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6645" calcext:value-type="float">
            <text:p>66645</text:p>
          </table:table-cell>
          <table:table-cell office:value-type="float" office:value="99.9" calcext:value-type="float">
            <text:p>99.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6754" calcext:value-type="float">
            <text:p>66754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6874" calcext:value-type="float">
            <text:p>66874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6980" calcext:value-type="float">
            <text:p>66980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7107" calcext:value-type="float">
            <text:p>67107</text:p>
          </table:table-cell>
          <table:table-cell office:value-type="float" office:value="99.9" calcext:value-type="float">
            <text:p>99.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7209" calcext:value-type="float">
            <text:p>67209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7332" calcext:value-type="float">
            <text:p>67332</text:p>
          </table:table-cell>
          <table:table-cell office:value-type="float" office:value="99.9" calcext:value-type="float">
            <text:p>99.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7438" calcext:value-type="float">
            <text:p>67438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7560" calcext:value-type="float">
            <text:p>67560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7668" calcext:value-type="float">
            <text:p>67668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7790" calcext:value-type="float">
            <text:p>67790</text:p>
          </table:table-cell>
          <table:table-cell office:value-type="float" office:value="99.9" calcext:value-type="float">
            <text:p>99.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7895" calcext:value-type="float">
            <text:p>678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8019" calcext:value-type="float">
            <text:p>68019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8123" calcext:value-type="float">
            <text:p>681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8244" calcext:value-type="float">
            <text:p>68244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8357" calcext:value-type="float">
            <text:p>68357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8470" calcext:value-type="float">
            <text:p>68470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8578" calcext:value-type="float">
            <text:p>68578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8699" calcext:value-type="float">
            <text:p>68699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8810" calcext:value-type="float">
            <text:p>68810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8929" calcext:value-type="float">
            <text:p>68929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9030" calcext:value-type="float">
            <text:p>69030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9158" calcext:value-type="float">
            <text:p>69158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9261" calcext:value-type="float">
            <text:p>69261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9388" calcext:value-type="float">
            <text:p>69388</text:p>
          </table:table-cell>
          <table:table-cell office:value-type="float" office:value="94.4" calcext:value-type="float">
            <text:p>94.4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9492" calcext:value-type="float">
            <text:p>69492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9617" calcext:value-type="float">
            <text:p>69617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9724" calcext:value-type="float">
            <text:p>69724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69842" calcext:value-type="float">
            <text:p>69842</text:p>
          </table:table-cell>
          <table:table-cell office:value-type="float" office:value="94.1" calcext:value-type="float">
            <text:p>94.1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69950" calcext:value-type="float">
            <text:p>69950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0066" calcext:value-type="float">
            <text:p>70066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0179" calcext:value-type="float">
            <text:p>70179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0292" calcext:value-type="float">
            <text:p>70292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0406" calcext:value-type="float">
            <text:p>70406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0516" calcext:value-type="float">
            <text:p>70516</text:p>
          </table:table-cell>
          <table:table-cell office:value-type="float" office:value="94.4" calcext:value-type="float">
            <text:p>94.4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0636" calcext:value-type="float">
            <text:p>70636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0742" calcext:value-type="float">
            <text:p>70742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0867" calcext:value-type="float">
            <text:p>70867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0973" calcext:value-type="float">
            <text:p>70973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1096" calcext:value-type="float">
            <text:p>71096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1203" calcext:value-type="float">
            <text:p>71203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1325" calcext:value-type="float">
            <text:p>71325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1431" calcext:value-type="float">
            <text:p>71431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1549" calcext:value-type="float">
            <text:p>71549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1660" calcext:value-type="float">
            <text:p>71660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1779" calcext:value-type="float">
            <text:p>71779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1887" calcext:value-type="float">
            <text:p>71887</text:p>
          </table:table-cell>
          <table:table-cell office:value-type="float" office:value="94.4" calcext:value-type="float">
            <text:p>94.4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2006" calcext:value-type="float">
            <text:p>72006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2114" calcext:value-type="float">
            <text:p>72114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2232" calcext:value-type="float">
            <text:p>72232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2340" calcext:value-type="float">
            <text:p>72340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2461" calcext:value-type="float">
            <text:p>72461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2567" calcext:value-type="float">
            <text:p>72567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2688" calcext:value-type="float">
            <text:p>72688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2791" calcext:value-type="float">
            <text:p>72791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2924" calcext:value-type="float">
            <text:p>72924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3015" calcext:value-type="float">
            <text:p>73015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3156" calcext:value-type="float">
            <text:p>73156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3242" calcext:value-type="float">
            <text:p>73242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3389" calcext:value-type="float">
            <text:p>73389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3472" calcext:value-type="float">
            <text:p>73472</text:p>
          </table:table-cell>
          <table:table-cell office:value-type="float" office:value="94.1" calcext:value-type="float">
            <text:p>94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3625" calcext:value-type="float">
            <text:p>73625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3696" calcext:value-type="float">
            <text:p>73696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3854" calcext:value-type="float">
            <text:p>73854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3924" calcext:value-type="float">
            <text:p>73924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4085" calcext:value-type="float">
            <text:p>74085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4151" calcext:value-type="float">
            <text:p>74151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4315" calcext:value-type="float">
            <text:p>74315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4377" calcext:value-type="float">
            <text:p>74377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4545" calcext:value-type="float">
            <text:p>74545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4599" calcext:value-type="float">
            <text:p>74599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4774" calcext:value-type="float">
            <text:p>747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4831" calcext:value-type="float">
            <text:p>74831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5002" calcext:value-type="float">
            <text:p>75002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5059" calcext:value-type="float">
            <text:p>75059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5232" calcext:value-type="float">
            <text:p>75232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5285" calcext:value-type="float">
            <text:p>75285</text:p>
          </table:table-cell>
          <table:table-cell office:value-type="float" office:value="94.4" calcext:value-type="float">
            <text:p>94.4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5460" calcext:value-type="float">
            <text:p>75460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5516" calcext:value-type="float">
            <text:p>75516</text:p>
          </table:table-cell>
          <table:table-cell office:value-type="float" office:value="94.4" calcext:value-type="float">
            <text:p>94.4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5684" calcext:value-type="float">
            <text:p>75684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5745" calcext:value-type="float">
            <text:p>75745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5912" calcext:value-type="float">
            <text:p>75912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5973" calcext:value-type="float">
            <text:p>75973</text:p>
          </table:table-cell>
          <table:table-cell office:value-type="float" office:value="99.9" calcext:value-type="float">
            <text:p>99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6135" calcext:value-type="float">
            <text:p>76135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6198" calcext:value-type="float">
            <text:p>76198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6361" calcext:value-type="float">
            <text:p>76361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6425" calcext:value-type="float">
            <text:p>76425</text:p>
          </table:table-cell>
          <table:table-cell office:value-type="float" office:value="94.1" calcext:value-type="float">
            <text:p>94.1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6587" calcext:value-type="float">
            <text:p>76587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6652" calcext:value-type="float">
            <text:p>76652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6816" calcext:value-type="float">
            <text:p>76816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6878" calcext:value-type="float">
            <text:p>76878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7040" calcext:value-type="float">
            <text:p>77040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7101" calcext:value-type="float">
            <text:p>77101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7266" calcext:value-type="float">
            <text:p>77266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7331" calcext:value-type="float">
            <text:p>77331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7494" calcext:value-type="float">
            <text:p>77494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7562" calcext:value-type="float">
            <text:p>77562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7719" calcext:value-type="float">
            <text:p>77719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7788" calcext:value-type="float">
            <text:p>77788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7951" calcext:value-type="float">
            <text:p>77951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8017" calcext:value-type="float">
            <text:p>78017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8186" calcext:value-type="float">
            <text:p>78186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8246" calcext:value-type="float">
            <text:p>78246</text:p>
          </table:table-cell>
          <table:table-cell office:value-type="float" office:value="99.9" calcext:value-type="float">
            <text:p>99.9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8414" calcext:value-type="float">
            <text:p>784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8469" calcext:value-type="float">
            <text:p>78469</text:p>
          </table:table-cell>
          <table:table-cell office:value-type="float" office:value="99.9" calcext:value-type="float">
            <text:p>99.9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8641" calcext:value-type="float">
            <text:p>786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8693" calcext:value-type="float">
            <text:p>78693</text:p>
          </table:table-cell>
          <table:table-cell office:value-type="float" office:value="99.9" calcext:value-type="float">
            <text:p>99.9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8870" calcext:value-type="float">
            <text:p>78870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8918" calcext:value-type="float">
            <text:p>78918</text:p>
          </table:table-cell>
          <table:table-cell office:value-type="float" office:value="94.4" calcext:value-type="float">
            <text:p>94.4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9101" calcext:value-type="float">
            <text:p>79101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9149" calcext:value-type="float">
            <text:p>79149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9330" calcext:value-type="float">
            <text:p>79330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9378" calcext:value-type="float">
            <text:p>79378</text:p>
          </table:table-cell>
          <table:table-cell office:value-type="float" office:value="88.9" calcext:value-type="float">
            <text:p>88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9556" calcext:value-type="float">
            <text:p>79556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9608" calcext:value-type="float">
            <text:p>79608</text:p>
          </table:table-cell>
          <table:table-cell office:value-type="float" office:value="94.4" calcext:value-type="float">
            <text:p>94.4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79788" calcext:value-type="float">
            <text:p>79788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79834" calcext:value-type="float">
            <text:p>79834</text:p>
          </table:table-cell>
          <table:table-cell office:value-type="float" office:value="99.9" calcext:value-type="float">
            <text:p>99.9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0019" calcext:value-type="float">
            <text:p>80019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0057" calcext:value-type="float">
            <text:p>80057</text:p>
          </table:table-cell>
          <table:table-cell office:value-type="float" office:value="94.4" calcext:value-type="float">
            <text:p>94.4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0249" calcext:value-type="float">
            <text:p>80249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0286" calcext:value-type="float">
            <text:p>80286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0475" calcext:value-type="float">
            <text:p>80475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0509" calcext:value-type="float">
            <text:p>80509</text:p>
          </table:table-cell>
          <table:table-cell office:value-type="float" office:value="99.9" calcext:value-type="float">
            <text:p>99.9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0705" calcext:value-type="float">
            <text:p>80705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0736" calcext:value-type="float">
            <text:p>80736</text:p>
          </table:table-cell>
          <table:table-cell office:value-type="float" office:value="94.4" calcext:value-type="float">
            <text:p>94.4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0933" calcext:value-type="float">
            <text:p>809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0967" calcext:value-type="float">
            <text:p>80967</text:p>
          </table:table-cell>
          <table:table-cell office:value-type="float" office:value="94.4" calcext:value-type="float">
            <text:p>94.4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1166" calcext:value-type="float">
            <text:p>81166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1194" calcext:value-type="float">
            <text:p>81194</text:p>
          </table:table-cell>
          <table:table-cell office:value-type="float" office:value="99.9" calcext:value-type="float">
            <text:p>99.9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1399" calcext:value-type="float">
            <text:p>81399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1423" calcext:value-type="float">
            <text:p>81423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1630" calcext:value-type="float">
            <text:p>81630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1651" calcext:value-type="float">
            <text:p>81651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1859" calcext:value-type="float">
            <text:p>81859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1877" calcext:value-type="float">
            <text:p>81877</text:p>
          </table:table-cell>
          <table:table-cell office:value-type="float" office:value="94.4" calcext:value-type="float">
            <text:p>94.4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2085" calcext:value-type="float">
            <text:p>82085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2104" calcext:value-type="float">
            <text:p>82104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2307" calcext:value-type="float">
            <text:p>82307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2329" calcext:value-type="float">
            <text:p>82329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2534" calcext:value-type="float">
            <text:p>82534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2556" calcext:value-type="float">
            <text:p>82556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2754" calcext:value-type="float">
            <text:p>82754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2783" calcext:value-type="float">
            <text:p>82783</text:p>
          </table:table-cell>
          <table:table-cell office:value-type="float" office:value="99.9" calcext:value-type="float">
            <text:p>99.9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2980" calcext:value-type="float">
            <text:p>82980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3011" calcext:value-type="float">
            <text:p>83011</text:p>
          </table:table-cell>
          <table:table-cell office:value-type="float" office:value="99.9" calcext:value-type="float">
            <text:p>99.9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3207" calcext:value-type="float">
            <text:p>83207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3239" calcext:value-type="float">
            <text:p>83239</text:p>
          </table:table-cell>
          <table:table-cell office:value-type="float" office:value="99.9" calcext:value-type="float">
            <text:p>99.9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3432" calcext:value-type="float">
            <text:p>83432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3467" calcext:value-type="float">
            <text:p>83467</text:p>
          </table:table-cell>
          <table:table-cell office:value-type="float" office:value="99.9" calcext:value-type="float">
            <text:p>99.9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3663" calcext:value-type="float">
            <text:p>83663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3689" calcext:value-type="float">
            <text:p>83689</text:p>
          </table:table-cell>
          <table:table-cell office:value-type="float" office:value="99.9" calcext:value-type="float">
            <text:p>99.9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3895" calcext:value-type="float">
            <text:p>83895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3916" calcext:value-type="float">
            <text:p>83916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4125" calcext:value-type="float">
            <text:p>84125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4142" calcext:value-type="float">
            <text:p>84142</text:p>
          </table:table-cell>
          <table:table-cell office:value-type="float" office:value="99.9" calcext:value-type="float">
            <text:p>99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4360" calcext:value-type="float">
            <text:p>84360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4376" calcext:value-type="float">
            <text:p>84376</text:p>
          </table:table-cell>
          <table:table-cell office:value-type="float" office:value="99.9" calcext:value-type="float">
            <text:p>99.9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4588" calcext:value-type="float">
            <text:p>84588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4605" calcext:value-type="float">
            <text:p>84605</text:p>
          </table:table-cell>
          <table:table-cell office:value-type="float" office:value="94.4" calcext:value-type="float">
            <text:p>94.4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4813" calcext:value-type="float">
            <text:p>84813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4835" calcext:value-type="float">
            <text:p>84835</text:p>
          </table:table-cell>
          <table:table-cell office:value-type="float" office:value="99.9" calcext:value-type="float">
            <text:p>99.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5038" calcext:value-type="float">
            <text:p>85038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5062" calcext:value-type="float">
            <text:p>85062</text:p>
          </table:table-cell>
          <table:table-cell office:value-type="float" office:value="99.9" calcext:value-type="float">
            <text:p>99.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5265" calcext:value-type="float">
            <text:p>85265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5285" calcext:value-type="float">
            <text:p>85285</text:p>
          </table:table-cell>
          <table:table-cell office:value-type="float" office:value="99.9" calcext:value-type="float">
            <text:p>99.9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5496" calcext:value-type="float">
            <text:p>85496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5515" calcext:value-type="float">
            <text:p>85515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5726" calcext:value-type="float">
            <text:p>85726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5741" calcext:value-type="float">
            <text:p>85741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5957" calcext:value-type="float">
            <text:p>85957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5966" calcext:value-type="float">
            <text:p>85966</text:p>
          </table:table-cell>
          <table:table-cell office:value-type="float" office:value="94.4" calcext:value-type="float">
            <text:p>94.4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6182" calcext:value-type="float">
            <text:p>86182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6199" calcext:value-type="float">
            <text:p>86199</text:p>
          </table:table-cell>
          <table:table-cell office:value-type="float" office:value="99.9" calcext:value-type="float">
            <text:p>99.9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6405" calcext:value-type="float">
            <text:p>86405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6430" calcext:value-type="float">
            <text:p>86430</text:p>
          </table:table-cell>
          <table:table-cell office:value-type="float" office:value="99.9" calcext:value-type="float">
            <text:p>99.9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6628" calcext:value-type="float">
            <text:p>86628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6654" calcext:value-type="float">
            <text:p>86654</text:p>
          </table:table-cell>
          <table:table-cell office:value-type="float" office:value="99.9" calcext:value-type="float">
            <text:p>99.9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6855" calcext:value-type="float">
            <text:p>86855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6885" calcext:value-type="float">
            <text:p>86885</text:p>
          </table:table-cell>
          <table:table-cell office:value-type="float" office:value="94.4" calcext:value-type="float">
            <text:p>94.4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7082" calcext:value-type="float">
            <text:p>87082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7116" calcext:value-type="float">
            <text:p>87116</text:p>
          </table:table-cell>
          <table:table-cell office:value-type="float" office:value="94.4" calcext:value-type="float">
            <text:p>94.4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7309" calcext:value-type="float">
            <text:p>87309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7346" calcext:value-type="float">
            <text:p>87346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7537" calcext:value-type="float">
            <text:p>87537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7575" calcext:value-type="float">
            <text:p>87575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7761" calcext:value-type="float">
            <text:p>87761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7804" calcext:value-type="float">
            <text:p>87804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7997" calcext:value-type="float">
            <text:p>87997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8032" calcext:value-type="float">
            <text:p>88032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8226" calcext:value-type="float">
            <text:p>88226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8261" calcext:value-type="float">
            <text:p>88261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8456" calcext:value-type="float">
            <text:p>88456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8489" calcext:value-type="float">
            <text:p>88489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8685" calcext:value-type="float">
            <text:p>88685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8723" calcext:value-type="float">
            <text:p>88723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8908" calcext:value-type="float">
            <text:p>88908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8949" calcext:value-type="float">
            <text:p>88949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9135" calcext:value-type="float">
            <text:p>89135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9175" calcext:value-type="float">
            <text:p>89175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9366" calcext:value-type="float">
            <text:p>89366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9408" calcext:value-type="float">
            <text:p>89408</text:p>
          </table:table-cell>
          <table:table-cell office:value-type="float" office:value="94.4" calcext:value-type="float">
            <text:p>94.4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9599" calcext:value-type="float">
            <text:p>89599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9637" calcext:value-type="float">
            <text:p>89637</text:p>
          </table:table-cell>
          <table:table-cell office:value-type="float" office:value="94.4" calcext:value-type="float">
            <text:p>94.4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89830" calcext:value-type="float">
            <text:p>89830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89866" calcext:value-type="float">
            <text:p>89866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0056" calcext:value-type="float">
            <text:p>90056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0093" calcext:value-type="float">
            <text:p>90093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0287" calcext:value-type="float">
            <text:p>90287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0317" calcext:value-type="float">
            <text:p>90317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0519" calcext:value-type="float">
            <text:p>90519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0543" calcext:value-type="float">
            <text:p>90543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0743" calcext:value-type="float">
            <text:p>90743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0772" calcext:value-type="float">
            <text:p>90772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0972" calcext:value-type="float">
            <text:p>90972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1001" calcext:value-type="float">
            <text:p>91001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1203" calcext:value-type="float">
            <text:p>91203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1227" calcext:value-type="float">
            <text:p>91227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1432" calcext:value-type="float">
            <text:p>91432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1460" calcext:value-type="float">
            <text:p>91460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1662" calcext:value-type="float">
            <text:p>91662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1691" calcext:value-type="float">
            <text:p>91691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1886" calcext:value-type="float">
            <text:p>91886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1922" calcext:value-type="float">
            <text:p>91922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2114" calcext:value-type="float">
            <text:p>92114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2146" calcext:value-type="float">
            <text:p>92146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2344" calcext:value-type="float">
            <text:p>92344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2375" calcext:value-type="float">
            <text:p>92375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2571" calcext:value-type="float">
            <text:p>92571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2607" calcext:value-type="float">
            <text:p>92607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2800" calcext:value-type="float">
            <text:p>92800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2831" calcext:value-type="float">
            <text:p>92831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3024" calcext:value-type="float">
            <text:p>93024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3059" calcext:value-type="float">
            <text:p>93059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3253" calcext:value-type="float">
            <text:p>93253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3288" calcext:value-type="float">
            <text:p>93288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3485" calcext:value-type="float">
            <text:p>93485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3513" calcext:value-type="float">
            <text:p>93513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3719" calcext:value-type="float">
            <text:p>93719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3744" calcext:value-type="float">
            <text:p>93744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3945" calcext:value-type="float">
            <text:p>93945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3972" calcext:value-type="float">
            <text:p>93972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4174" calcext:value-type="float">
            <text:p>94174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4196" calcext:value-type="float">
            <text:p>94196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4402" calcext:value-type="float">
            <text:p>94402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4426" calcext:value-type="float">
            <text:p>94426</text:p>
          </table:table-cell>
          <table:table-cell office:value-type="float" office:value="94.4" calcext:value-type="float">
            <text:p>94.4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4631" calcext:value-type="float">
            <text:p>94631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4653" calcext:value-type="float">
            <text:p>94653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4857" calcext:value-type="float">
            <text:p>94857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4878" calcext:value-type="float">
            <text:p>94878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5078" calcext:value-type="float">
            <text:p>95078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5101" calcext:value-type="float">
            <text:p>95101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5307" calcext:value-type="float">
            <text:p>95307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5324" calcext:value-type="float">
            <text:p>95324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5536" calcext:value-type="float">
            <text:p>95536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5551" calcext:value-type="float">
            <text:p>95551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5766" calcext:value-type="float">
            <text:p>9576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5778" calcext:value-type="float">
            <text:p>95778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5995" calcext:value-type="float">
            <text:p>959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6005" calcext:value-type="float">
            <text:p>96005</text:p>
          </table:table-cell>
          <table:table-cell office:value-type="float" office:value="94.4" calcext:value-type="float">
            <text:p>94.4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6225" calcext:value-type="float">
            <text:p>962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6237" calcext:value-type="float">
            <text:p>96237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6472" calcext:value-type="float">
            <text:p>964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6464" calcext:value-type="float">
            <text:p>96464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6705" calcext:value-type="float">
            <text:p>967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6693" calcext:value-type="float">
            <text:p>96693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6934" calcext:value-type="float">
            <text:p>969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6922" calcext:value-type="float">
            <text:p>96922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7165" calcext:value-type="float">
            <text:p>9716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7147" calcext:value-type="float">
            <text:p>97147</text:p>
          </table:table-cell>
          <table:table-cell office:value-type="float" office:value="94.4" calcext:value-type="float">
            <text:p>94.4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7399" calcext:value-type="float">
            <text:p>973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7378" calcext:value-type="float">
            <text:p>97378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7629" calcext:value-type="float">
            <text:p>976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7610" calcext:value-type="float">
            <text:p>97610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7860" calcext:value-type="float">
            <text:p>97860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7838" calcext:value-type="float">
            <text:p>97838</text:p>
          </table:table-cell>
          <table:table-cell office:value-type="float" office:value="94.4" calcext:value-type="float">
            <text:p>94.4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8087" calcext:value-type="float">
            <text:p>98087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8065" calcext:value-type="float">
            <text:p>98065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8314" calcext:value-type="float">
            <text:p>98314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8294" calcext:value-type="float">
            <text:p>98294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8544" calcext:value-type="float">
            <text:p>98544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8522" calcext:value-type="float">
            <text:p>98522</text:p>
          </table:table-cell>
          <table:table-cell office:value-type="float" office:value="99.9" calcext:value-type="float">
            <text:p>99.9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8768" calcext:value-type="float">
            <text:p>98768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8748" calcext:value-type="float">
            <text:p>98748</text:p>
          </table:table-cell>
          <table:table-cell office:value-type="float" office:value="99.9" calcext:value-type="float">
            <text:p>99.9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8992" calcext:value-type="float">
            <text:p>98992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8978" calcext:value-type="float">
            <text:p>98978</text:p>
          </table:table-cell>
          <table:table-cell office:value-type="float" office:value="94.4" calcext:value-type="float">
            <text:p>94.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9220" calcext:value-type="float">
            <text:p>99220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9199" calcext:value-type="float">
            <text:p>99199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9449" calcext:value-type="float">
            <text:p>99449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9424" calcext:value-type="float">
            <text:p>99424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9677" calcext:value-type="float">
            <text:p>99677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9651" calcext:value-type="float">
            <text:p>99651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99911" calcext:value-type="float">
            <text:p>99911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99878" calcext:value-type="float">
            <text:p>99878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0143" calcext:value-type="float">
            <text:p>100143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0105" calcext:value-type="float">
            <text:p>100105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0375" calcext:value-type="float">
            <text:p>100375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0328" calcext:value-type="float">
            <text:p>100328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0606" calcext:value-type="float">
            <text:p>100606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0554" calcext:value-type="float">
            <text:p>100554</text:p>
          </table:table-cell>
          <table:table-cell office:value-type="float" office:value="99.9" calcext:value-type="float">
            <text:p>99.9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0834" calcext:value-type="float">
            <text:p>100834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0783" calcext:value-type="float">
            <text:p>100783</text:p>
          </table:table-cell>
          <table:table-cell office:value-type="float" office:value="99.9" calcext:value-type="float">
            <text:p>99.9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1061" calcext:value-type="float">
            <text:p>101061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1008" calcext:value-type="float">
            <text:p>101008</text:p>
          </table:table-cell>
          <table:table-cell office:value-type="float" office:value="99.9" calcext:value-type="float">
            <text:p>99.9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1287" calcext:value-type="float">
            <text:p>101287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1238" calcext:value-type="float">
            <text:p>101238</text:p>
          </table:table-cell>
          <table:table-cell office:value-type="float" office:value="99.9" calcext:value-type="float">
            <text:p>99.9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1520" calcext:value-type="float">
            <text:p>1015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1461" calcext:value-type="float">
            <text:p>101461</text:p>
          </table:table-cell>
          <table:table-cell office:value-type="float" office:value="99.9" calcext:value-type="float">
            <text:p>99.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1748" calcext:value-type="float">
            <text:p>10174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1687" calcext:value-type="float">
            <text:p>101687</text:p>
          </table:table-cell>
          <table:table-cell office:value-type="float" office:value="99.9" calcext:value-type="float">
            <text:p>99.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1975" calcext:value-type="float">
            <text:p>101975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1911" calcext:value-type="float">
            <text:p>101911</text:p>
          </table:table-cell>
          <table:table-cell office:value-type="float" office:value="99.9" calcext:value-type="float">
            <text:p>99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2206" calcext:value-type="float">
            <text:p>102206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2140" calcext:value-type="float">
            <text:p>102140</text:p>
          </table:table-cell>
          <table:table-cell office:value-type="float" office:value="99.9" calcext:value-type="float">
            <text:p>99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2434" calcext:value-type="float">
            <text:p>10243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2368" calcext:value-type="float">
            <text:p>102368</text:p>
          </table:table-cell>
          <table:table-cell office:value-type="float" office:value="94.4" calcext:value-type="float">
            <text:p>94.4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2662" calcext:value-type="float">
            <text:p>102662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2595" calcext:value-type="float">
            <text:p>102595</text:p>
          </table:table-cell>
          <table:table-cell office:value-type="float" office:value="94.4" calcext:value-type="float">
            <text:p>94.4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2888" calcext:value-type="float">
            <text:p>102888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2823" calcext:value-type="float">
            <text:p>102823</text:p>
          </table:table-cell>
          <table:table-cell office:value-type="float" office:value="99.9" calcext:value-type="float">
            <text:p>99.9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3117" calcext:value-type="float">
            <text:p>1031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3053" calcext:value-type="float">
            <text:p>103053</text:p>
          </table:table-cell>
          <table:table-cell office:value-type="float" office:value="99.9" calcext:value-type="float">
            <text:p>99.9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3347" calcext:value-type="float">
            <text:p>103347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3282" calcext:value-type="float">
            <text:p>103282</text:p>
          </table:table-cell>
          <table:table-cell office:value-type="float" office:value="99.9" calcext:value-type="float">
            <text:p>99.9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3577" calcext:value-type="float">
            <text:p>103577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3508" calcext:value-type="float">
            <text:p>103508</text:p>
          </table:table-cell>
          <table:table-cell office:value-type="float" office:value="99.9" calcext:value-type="float">
            <text:p>99.9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3813" calcext:value-type="float">
            <text:p>103813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3733" calcext:value-type="float">
            <text:p>103733</text:p>
          </table:table-cell>
          <table:table-cell office:value-type="float" office:value="99.9" calcext:value-type="float">
            <text:p>99.9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4042" calcext:value-type="float">
            <text:p>104042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3957" calcext:value-type="float">
            <text:p>103957</text:p>
          </table:table-cell>
          <table:table-cell office:value-type="float" office:value="94.4" calcext:value-type="float">
            <text:p>94.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4271" calcext:value-type="float">
            <text:p>104271</text:p>
          </table:table-cell>
          <table:table-cell office:value-type="float" office:value="37.2" calcext:value-type="float">
            <text:p>37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4185" calcext:value-type="float">
            <text:p>104185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4498" calcext:value-type="float">
            <text:p>104498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4422" calcext:value-type="float">
            <text:p>104422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4723" calcext:value-type="float">
            <text:p>104723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4651" calcext:value-type="float">
            <text:p>104651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4949" calcext:value-type="float">
            <text:p>104949</text:p>
          </table:table-cell>
          <table:table-cell office:value-type="float" office:value="37.4" calcext:value-type="float">
            <text:p>37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4879" calcext:value-type="float">
            <text:p>104879</text:p>
          </table:table-cell>
          <table:table-cell office:value-type="float" office:value="99.9" calcext:value-type="float">
            <text:p>99.9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5174" calcext:value-type="float">
            <text:p>105174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5108" calcext:value-type="float">
            <text:p>105108</text:p>
          </table:table-cell>
          <table:table-cell office:value-type="float" office:value="99.9" calcext:value-type="float">
            <text:p>99.9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5401" calcext:value-type="float">
            <text:p>105401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5333" calcext:value-type="float">
            <text:p>105333</text:p>
          </table:table-cell>
          <table:table-cell office:value-type="float" office:value="99.9" calcext:value-type="float">
            <text:p>99.9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5630" calcext:value-type="float">
            <text:p>105630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5560" calcext:value-type="float">
            <text:p>105560</text:p>
          </table:table-cell>
          <table:table-cell office:value-type="float" office:value="99.9" calcext:value-type="float">
            <text:p>99.9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5860" calcext:value-type="float">
            <text:p>105860</text:p>
          </table:table-cell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5787" calcext:value-type="float">
            <text:p>105787</text:p>
          </table:table-cell>
          <table:table-cell office:value-type="float" office:value="94.4" calcext:value-type="float">
            <text:p>94.4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6090" calcext:value-type="float">
            <text:p>106090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6015" calcext:value-type="float">
            <text:p>106015</text:p>
          </table:table-cell>
          <table:table-cell office:value-type="float" office:value="99.9" calcext:value-type="float">
            <text:p>99.9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6319" calcext:value-type="float">
            <text:p>106319</text:p>
          </table:table-cell>
          <table:table-cell office:value-type="float" office:value="35.8" calcext:value-type="float">
            <text:p>35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6242" calcext:value-type="float">
            <text:p>106242</text:p>
          </table:table-cell>
          <table:table-cell office:value-type="float" office:value="99.9" calcext:value-type="float">
            <text:p>99.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6546" calcext:value-type="float">
            <text:p>1065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6468" calcext:value-type="float">
            <text:p>106468</text:p>
          </table:table-cell>
          <table:table-cell office:value-type="float" office:value="99.9" calcext:value-type="float">
            <text:p>99.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6769" calcext:value-type="float">
            <text:p>106769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6699" calcext:value-type="float">
            <text:p>106699</text:p>
          </table:table-cell>
          <table:table-cell office:value-type="float" office:value="99.9" calcext:value-type="float">
            <text:p>99.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6995" calcext:value-type="float">
            <text:p>106995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6928" calcext:value-type="float">
            <text:p>106928</text:p>
          </table:table-cell>
          <table:table-cell office:value-type="float" office:value="94.4" calcext:value-type="float">
            <text:p>94.4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7221" calcext:value-type="float">
            <text:p>10722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7156" calcext:value-type="float">
            <text:p>107156</text:p>
          </table:table-cell>
          <table:table-cell office:value-type="float" office:value="99.9" calcext:value-type="float">
            <text:p>99.9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7451" calcext:value-type="float">
            <text:p>107451</text:p>
          </table:table-cell>
          <table:table-cell office:value-type="float" office:value="46.4" calcext:value-type="float">
            <text:p>46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7385" calcext:value-type="float">
            <text:p>107385</text:p>
          </table:table-cell>
          <table:table-cell office:value-type="float" office:value="99.9" calcext:value-type="float">
            <text:p>99.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7681" calcext:value-type="float">
            <text:p>107681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7611" calcext:value-type="float">
            <text:p>107611</text:p>
          </table:table-cell>
          <table:table-cell office:value-type="float" office:value="99.9" calcext:value-type="float">
            <text:p>99.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7910" calcext:value-type="float">
            <text:p>107910</text:p>
          </table:table-cell>
          <table:table-cell office:value-type="float" office:value="38.6" calcext:value-type="float">
            <text:p>38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7833" calcext:value-type="float">
            <text:p>107833</text:p>
          </table:table-cell>
          <table:table-cell office:value-type="float" office:value="99.9" calcext:value-type="float">
            <text:p>99.9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8136" calcext:value-type="float">
            <text:p>1081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8061" calcext:value-type="float">
            <text:p>108061</text:p>
          </table:table-cell>
          <table:table-cell office:value-type="float" office:value="94.1" calcext:value-type="float">
            <text:p>94.1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8371" calcext:value-type="float">
            <text:p>108371</text:p>
          </table:table-cell>
          <table:table-cell office:value-type="float" office:value="39.3" calcext:value-type="float">
            <text:p>39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8280" calcext:value-type="float">
            <text:p>108280</text:p>
          </table:table-cell>
          <table:table-cell office:value-type="float" office:value="99.9" calcext:value-type="float">
            <text:p>99.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8610" calcext:value-type="float">
            <text:p>108610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8504" calcext:value-type="float">
            <text:p>108504</text:p>
          </table:table-cell>
          <table:table-cell office:value-type="float" office:value="99.9" calcext:value-type="float">
            <text:p>99.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8851" calcext:value-type="float">
            <text:p>108851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8733" calcext:value-type="float">
            <text:p>108733</text:p>
          </table:table-cell>
          <table:table-cell office:value-type="float" office:value="99.9" calcext:value-type="float">
            <text:p>99.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9089" calcext:value-type="float">
            <text:p>109089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8959" calcext:value-type="float">
            <text:p>108959</text:p>
          </table:table-cell>
          <table:table-cell office:value-type="float" office:value="99.9" calcext:value-type="float">
            <text:p>99.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9329" calcext:value-type="float">
            <text:p>109329</text:p>
          </table:table-cell>
          <table:table-cell office:value-type="float" office:value="39.3" calcext:value-type="float">
            <text:p>39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9187" calcext:value-type="float">
            <text:p>109187</text:p>
          </table:table-cell>
          <table:table-cell office:value-type="float" office:value="99.9" calcext:value-type="float">
            <text:p>99.9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9564" calcext:value-type="float">
            <text:p>109564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9419" calcext:value-type="float">
            <text:p>109419</text:p>
          </table:table-cell>
          <table:table-cell office:value-type="float" office:value="99.9" calcext:value-type="float">
            <text:p>99.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09794" calcext:value-type="float">
            <text:p>109794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9645" calcext:value-type="float">
            <text:p>109645</text:p>
          </table:table-cell>
          <table:table-cell office:value-type="float" office:value="99.9" calcext:value-type="float">
            <text:p>99.9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0031" calcext:value-type="float">
            <text:p>1100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09867" calcext:value-type="float">
            <text:p>109867</text:p>
          </table:table-cell>
          <table:table-cell office:value-type="float" office:value="94.4" calcext:value-type="float">
            <text:p>94.4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0267" calcext:value-type="float">
            <text:p>110267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0095" calcext:value-type="float">
            <text:p>110095</text:p>
          </table:table-cell>
          <table:table-cell office:value-type="float" office:value="99.9" calcext:value-type="float">
            <text:p>99.9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0501" calcext:value-type="float">
            <text:p>110501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0319" calcext:value-type="float">
            <text:p>110319</text:p>
          </table:table-cell>
          <table:table-cell office:value-type="float" office:value="99.9" calcext:value-type="float">
            <text:p>99.9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0735" calcext:value-type="float">
            <text:p>110735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0547" calcext:value-type="float">
            <text:p>110547</text:p>
          </table:table-cell>
          <table:table-cell office:value-type="float" office:value="88.9" calcext:value-type="float">
            <text:p>88.9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8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0966" calcext:value-type="float">
            <text:p>110966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0774" calcext:value-type="float">
            <text:p>110774</text:p>
          </table:table-cell>
          <table:table-cell office:value-type="float" office:value="99.9" calcext:value-type="float">
            <text:p>99.9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1202" calcext:value-type="float">
            <text:p>111202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0998" calcext:value-type="float">
            <text:p>110998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1433" calcext:value-type="float">
            <text:p>111433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1231" calcext:value-type="float">
            <text:p>111231</text:p>
          </table:table-cell>
          <table:table-cell office:value-type="float" office:value="99.9" calcext:value-type="float">
            <text:p>99.9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1666" calcext:value-type="float">
            <text:p>111666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1461" calcext:value-type="float">
            <text:p>111461</text:p>
          </table:table-cell>
          <table:table-cell office:value-type="float" office:value="99.9" calcext:value-type="float">
            <text:p>99.9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1891" calcext:value-type="float">
            <text:p>111891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1683" calcext:value-type="float">
            <text:p>111683</text:p>
          </table:table-cell>
          <table:table-cell office:value-type="float" office:value="99.9" calcext:value-type="float">
            <text:p>99.9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2121" calcext:value-type="float">
            <text:p>112121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1912" calcext:value-type="float">
            <text:p>111912</text:p>
          </table:table-cell>
          <table:table-cell office:value-type="float" office:value="99.9" calcext:value-type="float">
            <text:p>99.9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2347" calcext:value-type="float">
            <text:p>112347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2137" calcext:value-type="float">
            <text:p>112137</text:p>
          </table:table-cell>
          <table:table-cell office:value-type="float" office:value="99.9" calcext:value-type="float">
            <text:p>99.9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2572" calcext:value-type="float">
            <text:p>112572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2361" calcext:value-type="float">
            <text:p>112361</text:p>
          </table:table-cell>
          <table:table-cell office:value-type="float" office:value="99.9" calcext:value-type="float">
            <text:p>99.9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2797" calcext:value-type="float">
            <text:p>112797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2585" calcext:value-type="float">
            <text:p>112585</text:p>
          </table:table-cell>
          <table:table-cell office:value-type="float" office:value="99.9" calcext:value-type="float">
            <text:p>99.9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3028" calcext:value-type="float">
            <text:p>113028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2810" calcext:value-type="float">
            <text:p>112810</text:p>
          </table:table-cell>
          <table:table-cell office:value-type="float" office:value="99.9" calcext:value-type="float">
            <text:p>99.9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3261" calcext:value-type="float">
            <text:p>113261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3041" calcext:value-type="float">
            <text:p>113041</text:p>
          </table:table-cell>
          <table:table-cell office:value-type="float" office:value="99.9" calcext:value-type="float">
            <text:p>99.9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3489" calcext:value-type="float">
            <text:p>113489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3276" calcext:value-type="float">
            <text:p>113276</text:p>
          </table:table-cell>
          <table:table-cell office:value-type="float" office:value="99.9" calcext:value-type="float">
            <text:p>99.9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3717" calcext:value-type="float">
            <text:p>113717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3499" calcext:value-type="float">
            <text:p>113499</text:p>
          </table:table-cell>
          <table:table-cell office:value-type="float" office:value="99.9" calcext:value-type="float">
            <text:p>99.9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3944" calcext:value-type="float">
            <text:p>11394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3731" calcext:value-type="float">
            <text:p>113731</text:p>
          </table:table-cell>
          <table:table-cell office:value-type="float" office:value="99.9" calcext:value-type="float">
            <text:p>99.9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4173" calcext:value-type="float">
            <text:p>114173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3959" calcext:value-type="float">
            <text:p>113959</text:p>
          </table:table-cell>
          <table:table-cell office:value-type="float" office:value="99.9" calcext:value-type="float">
            <text:p>99.9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4406" calcext:value-type="float">
            <text:p>114406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4183" calcext:value-type="float">
            <text:p>114183</text:p>
          </table:table-cell>
          <table:table-cell office:value-type="float" office:value="99.9" calcext:value-type="float">
            <text:p>99.9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4638" calcext:value-type="float">
            <text:p>114638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4417" calcext:value-type="float">
            <text:p>114417</text:p>
          </table:table-cell>
          <table:table-cell office:value-type="float" office:value="99.9" calcext:value-type="float">
            <text:p>99.9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4859" calcext:value-type="float">
            <text:p>114859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4645" calcext:value-type="float">
            <text:p>114645</text:p>
          </table:table-cell>
          <table:table-cell office:value-type="float" office:value="99.9" calcext:value-type="float">
            <text:p>99.9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5083" calcext:value-type="float">
            <text:p>115083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4874" calcext:value-type="float">
            <text:p>114874</text:p>
          </table:table-cell>
          <table:table-cell office:value-type="float" office:value="99.9" calcext:value-type="float">
            <text:p>99.9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5317" calcext:value-type="float">
            <text:p>115317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5103" calcext:value-type="float">
            <text:p>115103</text:p>
          </table:table-cell>
          <table:table-cell office:value-type="float" office:value="99.9" calcext:value-type="float">
            <text:p>99.9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5548" calcext:value-type="float">
            <text:p>115548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5330" calcext:value-type="float">
            <text:p>115330</text:p>
          </table:table-cell>
          <table:table-cell office:value-type="float" office:value="99.9" calcext:value-type="float">
            <text:p>99.9</text:p>
          </table:table-cell>
          <table:table-cell office:value-type="float" office:value="27.1" calcext:value-type="float">
            <text:p>27.1</text:p>
          </table:table-cell>
          <table:table-cell office:value-type="string" calcext:value-type="string">
            <text:p>8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5779" calcext:value-type="float">
            <text:p>115779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5559" calcext:value-type="float">
            <text:p>115559</text:p>
          </table:table-cell>
          <table:table-cell office:value-type="float" office:value="94.1" calcext:value-type="float">
            <text:p>94.1</text:p>
          </table:table-cell>
          <table:table-cell office:value-type="float" office:value="29.2" calcext:value-type="float">
            <text:p>29.2</text:p>
          </table:table-cell>
          <table:table-cell office:value-type="string" calcext:value-type="string">
            <text:p>9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6009" calcext:value-type="float">
            <text:p>116009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5788" calcext:value-type="float">
            <text:p>115788</text:p>
          </table:table-cell>
          <table:table-cell office:value-type="float" office:value="99.9" calcext:value-type="float">
            <text:p>99.9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9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6239" calcext:value-type="float">
            <text:p>116239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6017" calcext:value-type="float">
            <text:p>116017</text:p>
          </table:table-cell>
          <table:table-cell office:value-type="float" office:value="99.9" calcext:value-type="float">
            <text:p>99.9</text:p>
          </table:table-cell>
          <table:table-cell office:value-type="float" office:value="26.8" calcext:value-type="float">
            <text:p>26.8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6466" calcext:value-type="float">
            <text:p>116466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6244" calcext:value-type="float">
            <text:p>116244</text:p>
          </table:table-cell>
          <table:table-cell office:value-type="float" office:value="99.9" calcext:value-type="float">
            <text:p>99.9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6694" calcext:value-type="float">
            <text:p>116694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6479" calcext:value-type="float">
            <text:p>116479</text:p>
          </table:table-cell>
          <table:table-cell office:value-type="float" office:value="99.9" calcext:value-type="float">
            <text:p>99.9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6927" calcext:value-type="float">
            <text:p>116927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6703" calcext:value-type="float">
            <text:p>116703</text:p>
          </table:table-cell>
          <table:table-cell office:value-type="float" office:value="99.9" calcext:value-type="float">
            <text:p>99.9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7159" calcext:value-type="float">
            <text:p>117159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6930" calcext:value-type="float">
            <text:p>116930</text:p>
          </table:table-cell>
          <table:table-cell office:value-type="float" office:value="94.1" calcext:value-type="float">
            <text:p>94.1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7393" calcext:value-type="float">
            <text:p>117393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7160" calcext:value-type="float">
            <text:p>117160</text:p>
          </table:table-cell>
          <table:table-cell office:value-type="float" office:value="99.9" calcext:value-type="float">
            <text:p>99.9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7618" calcext:value-type="float">
            <text:p>117618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7394" calcext:value-type="float">
            <text:p>117394</text:p>
          </table:table-cell>
          <table:table-cell office:value-type="float" office:value="99.9" calcext:value-type="float">
            <text:p>99.9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7844" calcext:value-type="float">
            <text:p>117844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7625" calcext:value-type="float">
            <text:p>117625</text:p>
          </table:table-cell>
          <table:table-cell office:value-type="float" office:value="94.4" calcext:value-type="float">
            <text:p>9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8076" calcext:value-type="float">
            <text:p>118076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7855" calcext:value-type="float">
            <text:p>117855</text:p>
          </table:table-cell>
          <table:table-cell office:value-type="float" office:value="99.9" calcext:value-type="float">
            <text:p>99.9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8307" calcext:value-type="float">
            <text:p>118307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8079" calcext:value-type="float">
            <text:p>118079</text:p>
          </table:table-cell>
          <table:table-cell office:value-type="float" office:value="99.9" calcext:value-type="float">
            <text:p>99.9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8535" calcext:value-type="float">
            <text:p>118535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8309" calcext:value-type="float">
            <text:p>118309</text:p>
          </table:table-cell>
          <table:table-cell office:value-type="float" office:value="99.9" calcext:value-type="float">
            <text:p>99.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8767" calcext:value-type="float">
            <text:p>118767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8533" calcext:value-type="float">
            <text:p>118533</text:p>
          </table:table-cell>
          <table:table-cell office:value-type="float" office:value="99.9" calcext:value-type="float">
            <text:p>99.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9000" calcext:value-type="float">
            <text:p>119000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8757" calcext:value-type="float">
            <text:p>118757</text:p>
          </table:table-cell>
          <table:table-cell office:value-type="float" office:value="99.9" calcext:value-type="float">
            <text:p>99.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9231" calcext:value-type="float">
            <text:p>119231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8981" calcext:value-type="float">
            <text:p>118981</text:p>
          </table:table-cell>
          <table:table-cell office:value-type="float" office:value="99.9" calcext:value-type="float">
            <text:p>99.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9460" calcext:value-type="float">
            <text:p>119460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9204" calcext:value-type="float">
            <text:p>119204</text:p>
          </table:table-cell>
          <table:table-cell office:value-type="float" office:value="94.4" calcext:value-type="float">
            <text:p>9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9684" calcext:value-type="float">
            <text:p>119684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9436" calcext:value-type="float">
            <text:p>119436</text:p>
          </table:table-cell>
          <table:table-cell office:value-type="float" office:value="99.9" calcext:value-type="float">
            <text:p>99.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19914" calcext:value-type="float">
            <text:p>119914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9659" calcext:value-type="float">
            <text:p>119659</text:p>
          </table:table-cell>
          <table:table-cell office:value-type="float" office:value="99.9" calcext:value-type="float">
            <text:p>99.9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0150" calcext:value-type="float">
            <text:p>120150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19888" calcext:value-type="float">
            <text:p>119888</text:p>
          </table:table-cell>
          <table:table-cell office:value-type="float" office:value="94.4" calcext:value-type="float">
            <text:p>9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0380" calcext:value-type="float">
            <text:p>120380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0116" calcext:value-type="float">
            <text:p>120116</text:p>
          </table:table-cell>
          <table:table-cell office:value-type="float" office:value="99.9" calcext:value-type="float">
            <text:p>99.9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0611" calcext:value-type="float">
            <text:p>120611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0345" calcext:value-type="float">
            <text:p>120345</text:p>
          </table:table-cell>
          <table:table-cell office:value-type="float" office:value="94.4" calcext:value-type="float">
            <text:p>94.4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0833" calcext:value-type="float">
            <text:p>120833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0578" calcext:value-type="float">
            <text:p>120578</text:p>
          </table:table-cell>
          <table:table-cell office:value-type="float" office:value="99.9" calcext:value-type="float">
            <text:p>99.9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1066" calcext:value-type="float">
            <text:p>121066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0807" calcext:value-type="float">
            <text:p>120807</text:p>
          </table:table-cell>
          <table:table-cell office:value-type="float" office:value="94.4" calcext:value-type="float">
            <text:p>94.4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1293" calcext:value-type="float">
            <text:p>121293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1036" calcext:value-type="float">
            <text:p>121036</text:p>
          </table:table-cell>
          <table:table-cell office:value-type="float" office:value="99.9" calcext:value-type="float">
            <text:p>99.9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1533" calcext:value-type="float">
            <text:p>121533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1264" calcext:value-type="float">
            <text:p>121264</text:p>
          </table:table-cell>
          <table:table-cell office:value-type="float" office:value="99.9" calcext:value-type="float">
            <text:p>99.9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1768" calcext:value-type="float">
            <text:p>121768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1491" calcext:value-type="float">
            <text:p>121491</text:p>
          </table:table-cell>
          <table:table-cell office:value-type="float" office:value="99.9" calcext:value-type="float">
            <text:p>99.9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2000" calcext:value-type="float">
            <text:p>122000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1716" calcext:value-type="float">
            <text:p>121716</text:p>
          </table:table-cell>
          <table:table-cell office:value-type="float" office:value="99.9" calcext:value-type="float">
            <text:p>99.9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2233" calcext:value-type="float">
            <text:p>122233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1951" calcext:value-type="float">
            <text:p>121951</text:p>
          </table:table-cell>
          <table:table-cell office:value-type="float" office:value="99.9" calcext:value-type="float">
            <text:p>99.9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2460" calcext:value-type="float">
            <text:p>122460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2182" calcext:value-type="float">
            <text:p>122182</text:p>
          </table:table-cell>
          <table:table-cell office:value-type="float" office:value="99.9" calcext:value-type="float">
            <text:p>99.9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2692" calcext:value-type="float">
            <text:p>122692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2415" calcext:value-type="float">
            <text:p>122415</text:p>
          </table:table-cell>
          <table:table-cell office:value-type="float" office:value="99.9" calcext:value-type="float">
            <text:p>99.9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2919" calcext:value-type="float">
            <text:p>122919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2639" calcext:value-type="float">
            <text:p>122639</text:p>
          </table:table-cell>
          <table:table-cell office:value-type="float" office:value="99.9" calcext:value-type="float">
            <text:p>99.9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3149" calcext:value-type="float">
            <text:p>123149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2865" calcext:value-type="float">
            <text:p>122865</text:p>
          </table:table-cell>
          <table:table-cell office:value-type="float" office:value="99.9" calcext:value-type="float">
            <text:p>99.9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3373" calcext:value-type="float">
            <text:p>123373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3091" calcext:value-type="float">
            <text:p>123091</text:p>
          </table:table-cell>
          <table:table-cell office:value-type="float" office:value="99.9" calcext:value-type="float">
            <text:p>99.9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3601" calcext:value-type="float">
            <text:p>1236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3321" calcext:value-type="float">
            <text:p>123321</text:p>
          </table:table-cell>
          <table:table-cell office:value-type="float" office:value="99.9" calcext:value-type="float">
            <text:p>99.9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3830" calcext:value-type="float">
            <text:p>123830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3549" calcext:value-type="float">
            <text:p>123549</text:p>
          </table:table-cell>
          <table:table-cell office:value-type="float" office:value="99.9" calcext:value-type="float">
            <text:p>99.9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4053" calcext:value-type="float">
            <text:p>124053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3774" calcext:value-type="float">
            <text:p>123774</text:p>
          </table:table-cell>
          <table:table-cell office:value-type="float" office:value="99.9" calcext:value-type="float">
            <text:p>99.9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4278" calcext:value-type="float">
            <text:p>124278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4004" calcext:value-type="float">
            <text:p>124004</text:p>
          </table:table-cell>
          <table:table-cell office:value-type="float" office:value="99.9" calcext:value-type="float">
            <text:p>99.9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4510" calcext:value-type="float">
            <text:p>1245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4233" calcext:value-type="float">
            <text:p>124233</text:p>
          </table:table-cell>
          <table:table-cell office:value-type="float" office:value="99.9" calcext:value-type="float">
            <text:p>99.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4739" calcext:value-type="float">
            <text:p>1247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4462" calcext:value-type="float">
            <text:p>124462</text:p>
          </table:table-cell>
          <table:table-cell office:value-type="float" office:value="99.9" calcext:value-type="float">
            <text:p>99.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4969" calcext:value-type="float">
            <text:p>124969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4690" calcext:value-type="float">
            <text:p>124690</text:p>
          </table:table-cell>
          <table:table-cell office:value-type="float" office:value="99.9" calcext:value-type="float">
            <text:p>99.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5197" calcext:value-type="float">
            <text:p>125197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4919" calcext:value-type="float">
            <text:p>124919</text:p>
          </table:table-cell>
          <table:table-cell office:value-type="float" office:value="99.9" calcext:value-type="float">
            <text:p>99.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5420" calcext:value-type="float">
            <text:p>125420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5147" calcext:value-type="float">
            <text:p>125147</text:p>
          </table:table-cell>
          <table:table-cell office:value-type="float" office:value="94.4" calcext:value-type="float">
            <text:p>9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5648" calcext:value-type="float">
            <text:p>125648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5376" calcext:value-type="float">
            <text:p>125376</text:p>
          </table:table-cell>
          <table:table-cell office:value-type="float" office:value="99.9" calcext:value-type="float">
            <text:p>99.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5877" calcext:value-type="float">
            <text:p>125877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5598" calcext:value-type="float">
            <text:p>125598</text:p>
          </table:table-cell>
          <table:table-cell office:value-type="float" office:value="99.9" calcext:value-type="float">
            <text:p>99.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6107" calcext:value-type="float">
            <text:p>126107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5826" calcext:value-type="float">
            <text:p>125826</text:p>
          </table:table-cell>
          <table:table-cell office:value-type="float" office:value="94.4" calcext:value-type="float">
            <text:p>9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6349" calcext:value-type="float">
            <text:p>126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6054" calcext:value-type="float">
            <text:p>126054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6580" calcext:value-type="float">
            <text:p>1265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6287" calcext:value-type="float">
            <text:p>126287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6811" calcext:value-type="float">
            <text:p>1268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6511" calcext:value-type="float">
            <text:p>126511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7038" calcext:value-type="float">
            <text:p>12703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6741" calcext:value-type="float">
            <text:p>126741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7265" calcext:value-type="float">
            <text:p>12726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6973" calcext:value-type="float">
            <text:p>126973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7497" calcext:value-type="float">
            <text:p>12749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7196" calcext:value-type="float">
            <text:p>127196</text:p>
          </table:table-cell>
          <table:table-cell office:value-type="float" office:value="94.4" calcext:value-type="float">
            <text:p>94.4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7722" calcext:value-type="float">
            <text:p>127722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7426" calcext:value-type="float">
            <text:p>127426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7950" calcext:value-type="float">
            <text:p>127950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7652" calcext:value-type="float">
            <text:p>127652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8181" calcext:value-type="float">
            <text:p>128181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7882" calcext:value-type="float">
            <text:p>127882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8418" calcext:value-type="float">
            <text:p>128418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8114" calcext:value-type="float">
            <text:p>128114</text:p>
          </table:table-cell>
          <table:table-cell office:value-type="float" office:value="99.9" calcext:value-type="float">
            <text:p>99.9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8652" calcext:value-type="float">
            <text:p>128652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8343" calcext:value-type="float">
            <text:p>128343</text:p>
          </table:table-cell>
          <table:table-cell office:value-type="float" office:value="99.9" calcext:value-type="float">
            <text:p>99.9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8877" calcext:value-type="float">
            <text:p>128877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8574" calcext:value-type="float">
            <text:p>128574</text:p>
          </table:table-cell>
          <table:table-cell office:value-type="float" office:value="99.9" calcext:value-type="float">
            <text:p>99.9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9105" calcext:value-type="float">
            <text:p>129105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8807" calcext:value-type="float">
            <text:p>128807</text:p>
          </table:table-cell>
          <table:table-cell office:value-type="float" office:value="99.9" calcext:value-type="float">
            <text:p>99.9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9336" calcext:value-type="float">
            <text:p>129336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9034" calcext:value-type="float">
            <text:p>129034</text:p>
          </table:table-cell>
          <table:table-cell office:value-type="float" office:value="99.9" calcext:value-type="float">
            <text:p>99.9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9564" calcext:value-type="float">
            <text:p>12956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9257" calcext:value-type="float">
            <text:p>129257</text:p>
          </table:table-cell>
          <table:table-cell office:value-type="float" office:value="94.4" calcext:value-type="float">
            <text:p>94.4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29793" calcext:value-type="float">
            <text:p>12979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9488" calcext:value-type="float">
            <text:p>129488</text:p>
          </table:table-cell>
          <table:table-cell office:value-type="float" office:value="99.9" calcext:value-type="float">
            <text:p>99.9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0023" calcext:value-type="float">
            <text:p>13002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9718" calcext:value-type="float">
            <text:p>129718</text:p>
          </table:table-cell>
          <table:table-cell office:value-type="float" office:value="99.9" calcext:value-type="float">
            <text:p>99.9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0249" calcext:value-type="float">
            <text:p>13024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29940" calcext:value-type="float">
            <text:p>129940</text:p>
          </table:table-cell>
          <table:table-cell office:value-type="float" office:value="99.9" calcext:value-type="float">
            <text:p>99.9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0478" calcext:value-type="float">
            <text:p>13047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0173" calcext:value-type="float">
            <text:p>130173</text:p>
          </table:table-cell>
          <table:table-cell office:value-type="float" office:value="99.9" calcext:value-type="float">
            <text:p>99.9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0709" calcext:value-type="float">
            <text:p>13070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0401" calcext:value-type="float">
            <text:p>130401</text:p>
          </table:table-cell>
          <table:table-cell office:value-type="float" office:value="94.1" calcext:value-type="float">
            <text:p>94.1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0942" calcext:value-type="float">
            <text:p>13094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0628" calcext:value-type="float">
            <text:p>130628</text:p>
          </table:table-cell>
          <table:table-cell office:value-type="float" office:value="99.9" calcext:value-type="float">
            <text:p>99.9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1167" calcext:value-type="float">
            <text:p>131167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0858" calcext:value-type="float">
            <text:p>130858</text:p>
          </table:table-cell>
          <table:table-cell office:value-type="float" office:value="99.9" calcext:value-type="float">
            <text:p>99.9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1398" calcext:value-type="float">
            <text:p>13139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1083" calcext:value-type="float">
            <text:p>131083</text:p>
          </table:table-cell>
          <table:table-cell office:value-type="float" office:value="99.9" calcext:value-type="float">
            <text:p>99.9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1630" calcext:value-type="float">
            <text:p>13163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1310" calcext:value-type="float">
            <text:p>131310</text:p>
          </table:table-cell>
          <table:table-cell office:value-type="float" office:value="99.9" calcext:value-type="float">
            <text:p>99.9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1863" calcext:value-type="float">
            <text:p>13186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1540" calcext:value-type="float">
            <text:p>131540</text:p>
          </table:table-cell>
          <table:table-cell office:value-type="float" office:value="99.9" calcext:value-type="float">
            <text:p>99.9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2091" calcext:value-type="float">
            <text:p>13209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1770" calcext:value-type="float">
            <text:p>131770</text:p>
          </table:table-cell>
          <table:table-cell office:value-type="float" office:value="99.9" calcext:value-type="float">
            <text:p>99.9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2321" calcext:value-type="float">
            <text:p>13232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1998" calcext:value-type="float">
            <text:p>131998</text:p>
          </table:table-cell>
          <table:table-cell office:value-type="float" office:value="94.4" calcext:value-type="float">
            <text:p>94.4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2552" calcext:value-type="float">
            <text:p>13255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2221" calcext:value-type="float">
            <text:p>132221</text:p>
          </table:table-cell>
          <table:table-cell office:value-type="float" office:value="99.9" calcext:value-type="float">
            <text:p>99.9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2777" calcext:value-type="float">
            <text:p>132777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2447" calcext:value-type="float">
            <text:p>132447</text:p>
          </table:table-cell>
          <table:table-cell office:value-type="float" office:value="94.4" calcext:value-type="float">
            <text:p>94.4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3004" calcext:value-type="float">
            <text:p>13300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2676" calcext:value-type="float">
            <text:p>132676</text:p>
          </table:table-cell>
          <table:table-cell office:value-type="float" office:value="99.9" calcext:value-type="float">
            <text:p>99.9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3232" calcext:value-type="float">
            <text:p>13323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2904" calcext:value-type="float">
            <text:p>132904</text:p>
          </table:table-cell>
          <table:table-cell office:value-type="float" office:value="94.4" calcext:value-type="float">
            <text:p>94.4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3464" calcext:value-type="float">
            <text:p>133464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3133" calcext:value-type="float">
            <text:p>133133</text:p>
          </table:table-cell>
          <table:table-cell office:value-type="float" office:value="99.9" calcext:value-type="float">
            <text:p>99.9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3691" calcext:value-type="float">
            <text:p>133691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3362" calcext:value-type="float">
            <text:p>133362</text:p>
          </table:table-cell>
          <table:table-cell office:value-type="float" office:value="99.9" calcext:value-type="float">
            <text:p>99.9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3921" calcext:value-type="float">
            <text:p>13392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3588" calcext:value-type="float">
            <text:p>133588</text:p>
          </table:table-cell>
          <table:table-cell office:value-type="float" office:value="94.4" calcext:value-type="float">
            <text:p>94.4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4149" calcext:value-type="float">
            <text:p>134149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3819" calcext:value-type="float">
            <text:p>133819</text:p>
          </table:table-cell>
          <table:table-cell office:value-type="float" office:value="99.9" calcext:value-type="float">
            <text:p>99.9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4377" calcext:value-type="float">
            <text:p>134377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4049" calcext:value-type="float">
            <text:p>134049</text:p>
          </table:table-cell>
          <table:table-cell office:value-type="float" office:value="99.9" calcext:value-type="float">
            <text:p>99.9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4609" calcext:value-type="float">
            <text:p>134609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4279" calcext:value-type="float">
            <text:p>134279</text:p>
          </table:table-cell>
          <table:table-cell office:value-type="float" office:value="99.9" calcext:value-type="float">
            <text:p>99.9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4842" calcext:value-type="float">
            <text:p>13484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4502" calcext:value-type="float">
            <text:p>134502</text:p>
          </table:table-cell>
          <table:table-cell office:value-type="float" office:value="99.9" calcext:value-type="float">
            <text:p>99.9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5070" calcext:value-type="float">
            <text:p>1350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4731" calcext:value-type="float">
            <text:p>134731</text:p>
          </table:table-cell>
          <table:table-cell office:value-type="float" office:value="99.9" calcext:value-type="float">
            <text:p>99.9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5289" calcext:value-type="float">
            <text:p>135289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4964" calcext:value-type="float">
            <text:p>134964</text:p>
          </table:table-cell>
          <table:table-cell office:value-type="float" office:value="94.4" calcext:value-type="float">
            <text:p>94.4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5518" calcext:value-type="float">
            <text:p>135518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5193" calcext:value-type="float">
            <text:p>135193</text:p>
          </table:table-cell>
          <table:table-cell office:value-type="float" office:value="99.9" calcext:value-type="float">
            <text:p>99.9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5749" calcext:value-type="float">
            <text:p>135749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5422" calcext:value-type="float">
            <text:p>135422</text:p>
          </table:table-cell>
          <table:table-cell office:value-type="float" office:value="99.9" calcext:value-type="float">
            <text:p>99.9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5973" calcext:value-type="float">
            <text:p>135973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5653" calcext:value-type="float">
            <text:p>135653</text:p>
          </table:table-cell>
          <table:table-cell office:value-type="float" office:value="99.9" calcext:value-type="float">
            <text:p>99.9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6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6206" calcext:value-type="float">
            <text:p>136206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5881" calcext:value-type="float">
            <text:p>135881</text:p>
          </table:table-cell>
          <table:table-cell office:value-type="float" office:value="99.9" calcext:value-type="float">
            <text:p>99.9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6436" calcext:value-type="float">
            <text:p>136436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6111" calcext:value-type="float">
            <text:p>136111</text:p>
          </table:table-cell>
          <table:table-cell office:value-type="float" office:value="94.1" calcext:value-type="float">
            <text:p>94.1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6670" calcext:value-type="float">
            <text:p>13667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6338" calcext:value-type="float">
            <text:p>136338</text:p>
          </table:table-cell>
          <table:table-cell office:value-type="float" office:value="99.9" calcext:value-type="float">
            <text:p>99.9</text:p>
          </table:table-cell>
          <table:table-cell office:value-type="float" office:value="26.8" calcext:value-type="float">
            <text:p>26.8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6898" calcext:value-type="float">
            <text:p>136898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6564" calcext:value-type="float">
            <text:p>136564</text:p>
          </table:table-cell>
          <table:table-cell office:value-type="float" office:value="99.9" calcext:value-type="float">
            <text:p>99.9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7125" calcext:value-type="float">
            <text:p>137125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6788" calcext:value-type="float">
            <text:p>136788</text:p>
          </table:table-cell>
          <table:table-cell office:value-type="float" office:value="99.9" calcext:value-type="float">
            <text:p>99.9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7355" calcext:value-type="float">
            <text:p>137355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7017" calcext:value-type="float">
            <text:p>137017</text:p>
          </table:table-cell>
          <table:table-cell office:value-type="float" office:value="94.4" calcext:value-type="float">
            <text:p>94.4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7588" calcext:value-type="float">
            <text:p>137588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7244" calcext:value-type="float">
            <text:p>137244</text:p>
          </table:table-cell>
          <table:table-cell office:value-type="float" office:value="99.9" calcext:value-type="float">
            <text:p>99.9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8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7813" calcext:value-type="float">
            <text:p>137813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7471" calcext:value-type="float">
            <text:p>137471</text:p>
          </table:table-cell>
          <table:table-cell office:value-type="float" office:value="99.9" calcext:value-type="float">
            <text:p>99.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8040" calcext:value-type="float">
            <text:p>138040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7698" calcext:value-type="float">
            <text:p>137698</text:p>
          </table:table-cell>
          <table:table-cell office:value-type="float" office:value="99.9" calcext:value-type="float">
            <text:p>99.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8268" calcext:value-type="float">
            <text:p>138268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7927" calcext:value-type="float">
            <text:p>137927</text:p>
          </table:table-cell>
          <table:table-cell office:value-type="float" office:value="94.4" calcext:value-type="float">
            <text:p>94.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8496" calcext:value-type="float">
            <text:p>138496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8154" calcext:value-type="float">
            <text:p>138154</text:p>
          </table:table-cell>
          <table:table-cell office:value-type="float" office:value="99.9" calcext:value-type="float">
            <text:p>99.9</text:p>
          </table:table-cell>
          <table:table-cell office:value-type="float" office:value="30.9" calcext:value-type="float">
            <text:p>30.9</text:p>
          </table:table-cell>
          <table:table-cell office:value-type="string" calcext:value-type="string">
            <text:p>9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8724" calcext:value-type="float">
            <text:p>138724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8378" calcext:value-type="float">
            <text:p>138378</text:p>
          </table:table-cell>
          <table:table-cell office:value-type="float" office:value="99.9" calcext:value-type="float">
            <text:p>99.9</text:p>
          </table:table-cell>
          <table:table-cell office:value-type="float" office:value="32.1" calcext:value-type="float">
            <text:p>32.1</text:p>
          </table:table-cell>
          <table:table-cell office:value-type="string" calcext:value-type="string">
            <text:p>10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8956" calcext:value-type="float">
            <text:p>138956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8606" calcext:value-type="float">
            <text:p>138606</text:p>
          </table:table-cell>
          <table:table-cell office:value-type="float" office:value="99.9" calcext:value-type="float">
            <text:p>99.9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10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9184" calcext:value-type="float">
            <text:p>139184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8838" calcext:value-type="float">
            <text:p>138838</text:p>
          </table:table-cell>
          <table:table-cell office:value-type="float" office:value="99.9" calcext:value-type="float">
            <text:p>99.9</text:p>
          </table:table-cell>
          <table:table-cell office:value-type="float" office:value="35.7" calcext:value-type="float">
            <text:p>35.7</text:p>
          </table:table-cell>
          <table:table-cell office:value-type="string" calcext:value-type="string">
            <text:p>1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9415" calcext:value-type="float">
            <text:p>139415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9063" calcext:value-type="float">
            <text:p>139063</text:p>
          </table:table-cell>
          <table:table-cell office:value-type="float" office:value="99.9" calcext:value-type="float">
            <text:p>99.9</text:p>
          </table:table-cell>
          <table:table-cell office:value-type="float" office:value="30.7" calcext:value-type="float">
            <text:p>30.7</text:p>
          </table:table-cell>
          <table:table-cell office:value-type="string" calcext:value-type="string">
            <text:p>9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9645" calcext:value-type="float">
            <text:p>139645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9295" calcext:value-type="float">
            <text:p>139295</text:p>
          </table:table-cell>
          <table:table-cell office:value-type="float" office:value="99.9" calcext:value-type="float">
            <text:p>99.9</text:p>
          </table:table-cell>
          <table:table-cell office:value-type="float" office:value="27.2" calcext:value-type="float">
            <text:p>27.2</text:p>
          </table:table-cell>
          <table:table-cell office:value-type="string" calcext:value-type="string">
            <text:p>8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39872" calcext:value-type="float">
            <text:p>1398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9523" calcext:value-type="float">
            <text:p>139523</text:p>
          </table:table-cell>
          <table:table-cell office:value-type="float" office:value="99.9" calcext:value-type="float">
            <text:p>99.9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0096" calcext:value-type="float">
            <text:p>140096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9748" calcext:value-type="float">
            <text:p>139748</text:p>
          </table:table-cell>
          <table:table-cell office:value-type="float" office:value="99.9" calcext:value-type="float">
            <text:p>99.9</text:p>
          </table:table-cell>
          <table:table-cell office:value-type="float" office:value="30.2" calcext:value-type="float">
            <text:p>30.2</text:p>
          </table:table-cell>
          <table:table-cell office:value-type="string" calcext:value-type="string">
            <text:p>9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0326" calcext:value-type="float">
            <text:p>140326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39975" calcext:value-type="float">
            <text:p>139975</text:p>
          </table:table-cell>
          <table:table-cell office:value-type="float" office:value="94.4" calcext:value-type="float">
            <text:p>94.4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10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0554" calcext:value-type="float">
            <text:p>140554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0206" calcext:value-type="float">
            <text:p>140206</text:p>
          </table:table-cell>
          <table:table-cell office:value-type="float" office:value="94.4" calcext:value-type="float">
            <text:p>94.4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10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0785" calcext:value-type="float">
            <text:p>140785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0434" calcext:value-type="float">
            <text:p>140434</text:p>
          </table:table-cell>
          <table:table-cell office:value-type="float" office:value="99.9" calcext:value-type="float">
            <text:p>99.9</text:p>
          </table:table-cell>
          <table:table-cell office:value-type="float" office:value="36.9" calcext:value-type="float">
            <text:p>36.9</text:p>
          </table:table-cell>
          <table:table-cell office:value-type="string" calcext:value-type="string">
            <text:p>1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1010" calcext:value-type="float">
            <text:p>141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0661" calcext:value-type="float">
            <text:p>140661</text:p>
          </table:table-cell>
          <table:table-cell office:value-type="float" office:value="99.9" calcext:value-type="float">
            <text:p>99.9</text:p>
          </table:table-cell>
          <table:table-cell office:value-type="float" office:value="39.2" calcext:value-type="float">
            <text:p>39.2</text:p>
          </table:table-cell>
          <table:table-cell office:value-type="string" calcext:value-type="string">
            <text:p>1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1237" calcext:value-type="float">
            <text:p>141237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0889" calcext:value-type="float">
            <text:p>140889</text:p>
          </table:table-cell>
          <table:table-cell office:value-type="float" office:value="99.9" calcext:value-type="float">
            <text:p>99.9</text:p>
          </table:table-cell>
          <table:table-cell office:value-type="float" office:value="41.6" calcext:value-type="float">
            <text:p>41.6</text:p>
          </table:table-cell>
          <table:table-cell office:value-type="string" calcext:value-type="string">
            <text:p>1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1469" calcext:value-type="float">
            <text:p>141469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1118" calcext:value-type="float">
            <text:p>141118</text:p>
          </table:table-cell>
          <table:table-cell office:value-type="float" office:value="99.9" calcext:value-type="float">
            <text:p>99.9</text:p>
          </table:table-cell>
          <table:table-cell office:value-type="float" office:value="38.3" calcext:value-type="float">
            <text:p>38.3</text:p>
          </table:table-cell>
          <table:table-cell office:value-type="string" calcext:value-type="string">
            <text:p>1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1696" calcext:value-type="float">
            <text:p>141696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1349" calcext:value-type="float">
            <text:p>141349</text:p>
          </table:table-cell>
          <table:table-cell office:value-type="float" office:value="99.9" calcext:value-type="float">
            <text:p>99.9</text:p>
          </table:table-cell>
          <table:table-cell office:value-type="float" office:value="36.7" calcext:value-type="float">
            <text:p>36.7</text:p>
          </table:table-cell>
          <table:table-cell office:value-type="string" calcext:value-type="string">
            <text:p>1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1924" calcext:value-type="float">
            <text:p>141924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1582" calcext:value-type="float">
            <text:p>141582</text:p>
          </table:table-cell>
          <table:table-cell office:value-type="float" office:value="99.9" calcext:value-type="float">
            <text:p>99.9</text:p>
          </table:table-cell>
          <table:table-cell office:value-type="float" office:value="38.8" calcext:value-type="float">
            <text:p>38.8</text:p>
          </table:table-cell>
          <table:table-cell office:value-type="string" calcext:value-type="string">
            <text:p>1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2151" calcext:value-type="float">
            <text:p>14215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1807" calcext:value-type="float">
            <text:p>141807</text:p>
          </table:table-cell>
          <table:table-cell office:value-type="float" office:value="94.4" calcext:value-type="float">
            <text:p>94.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2377" calcext:value-type="float">
            <text:p>142377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2034" calcext:value-type="float">
            <text:p>142034</text:p>
          </table:table-cell>
          <table:table-cell office:value-type="float" office:value="99.9" calcext:value-type="float">
            <text:p>99.9</text:p>
          </table:table-cell>
          <table:table-cell office:value-type="float" office:value="43.3" calcext:value-type="float">
            <text:p>43.3</text:p>
          </table:table-cell>
          <table:table-cell office:value-type="string" calcext:value-type="string">
            <text:p>1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2605" calcext:value-type="float">
            <text:p>14260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2262" calcext:value-type="float">
            <text:p>142262</text:p>
          </table:table-cell>
          <table:table-cell office:value-type="float" office:value="99.9" calcext:value-type="float">
            <text:p>99.9</text:p>
          </table:table-cell>
          <table:table-cell office:value-type="float" office:value="40.7" calcext:value-type="float">
            <text:p>40.7</text:p>
          </table:table-cell>
          <table:table-cell office:value-type="string" calcext:value-type="string">
            <text:p>1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2837" calcext:value-type="float">
            <text:p>142837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2490" calcext:value-type="float">
            <text:p>142490</text:p>
          </table:table-cell>
          <table:table-cell office:value-type="float" office:value="99.9" calcext:value-type="float">
            <text:p>99.9</text:p>
          </table:table-cell>
          <table:table-cell office:value-type="float" office:value="35.9" calcext:value-type="float">
            <text:p>35.9</text:p>
          </table:table-cell>
          <table:table-cell office:value-type="string" calcext:value-type="string">
            <text:p>1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3066" calcext:value-type="float">
            <text:p>143066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2722" calcext:value-type="float">
            <text:p>142722</text:p>
          </table:table-cell>
          <table:table-cell office:value-type="float" office:value="99.9" calcext:value-type="float">
            <text:p>99.9</text:p>
          </table:table-cell>
          <table:table-cell office:value-type="float" office:value="38.3" calcext:value-type="float">
            <text:p>38.3</text:p>
          </table:table-cell>
          <table:table-cell office:value-type="string" calcext:value-type="string">
            <text:p>1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3295" calcext:value-type="float">
            <text:p>14329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2953" calcext:value-type="float">
            <text:p>142953</text:p>
          </table:table-cell>
          <table:table-cell office:value-type="float" office:value="99.9" calcext:value-type="float">
            <text:p>99.9</text:p>
          </table:table-cell>
          <table:table-cell office:value-type="float" office:value="40.7" calcext:value-type="float">
            <text:p>40.7</text:p>
          </table:table-cell>
          <table:table-cell office:value-type="string" calcext:value-type="string">
            <text:p>1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3522" calcext:value-type="float">
            <text:p>14352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3184" calcext:value-type="float">
            <text:p>143184</text:p>
          </table:table-cell>
          <table:table-cell office:value-type="float" office:value="99.9" calcext:value-type="float">
            <text:p>99.9</text:p>
          </table:table-cell>
          <table:table-cell office:value-type="float" office:value="43.2" calcext:value-type="float">
            <text:p>43.2</text:p>
          </table:table-cell>
          <table:table-cell office:value-type="string" calcext:value-type="string">
            <text:p>1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3746" calcext:value-type="float">
            <text:p>143746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3412" calcext:value-type="float">
            <text:p>143412</text:p>
          </table:table-cell>
          <table:table-cell office:value-type="float" office:value="99.9" calcext:value-type="float">
            <text:p>99.9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1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3976" calcext:value-type="float">
            <text:p>14397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3645" calcext:value-type="float">
            <text:p>143645</text:p>
          </table:table-cell>
          <table:table-cell office:value-type="float" office:value="99.9" calcext:value-type="float">
            <text:p>99.9</text:p>
          </table:table-cell>
          <table:table-cell office:value-type="float" office:value="45.7" calcext:value-type="float">
            <text:p>45.7</text:p>
          </table:table-cell>
          <table:table-cell office:value-type="string" calcext:value-type="string">
            <text:p>1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4209" calcext:value-type="float">
            <text:p>14420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3874" calcext:value-type="float">
            <text:p>143874</text:p>
          </table:table-cell>
          <table:table-cell office:value-type="float" office:value="99.9" calcext:value-type="float">
            <text:p>99.9</text:p>
          </table:table-cell>
          <table:table-cell office:value-type="float" office:value="40.9" calcext:value-type="float">
            <text:p>40.9</text:p>
          </table:table-cell>
          <table:table-cell office:value-type="string" calcext:value-type="string">
            <text:p>1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4434" calcext:value-type="float">
            <text:p>14443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4106" calcext:value-type="float">
            <text:p>144106</text:p>
          </table:table-cell>
          <table:table-cell office:value-type="float" office:value="94.4" calcext:value-type="float">
            <text:p>94.4</text:p>
          </table:table-cell>
          <table:table-cell office:value-type="float" office:value="38.8" calcext:value-type="float">
            <text:p>38.8</text:p>
          </table:table-cell>
          <table:table-cell office:value-type="string" calcext:value-type="string">
            <text:p>1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4662" calcext:value-type="float">
            <text:p>14466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4344" calcext:value-type="float">
            <text:p>144344</text:p>
          </table:table-cell>
          <table:table-cell office:value-type="float" office:value="99.9" calcext:value-type="float">
            <text:p>99.9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1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4895" calcext:value-type="float">
            <text:p>14489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4573" calcext:value-type="float">
            <text:p>144573</text:p>
          </table:table-cell>
          <table:table-cell office:value-type="float" office:value="99.9" calcext:value-type="float">
            <text:p>99.9</text:p>
          </table:table-cell>
          <table:table-cell office:value-type="float" office:value="39.8" calcext:value-type="float">
            <text:p>39.8</text:p>
          </table:table-cell>
          <table:table-cell office:value-type="string" calcext:value-type="string">
            <text:p>1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5121" calcext:value-type="float">
            <text:p>14512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4805" calcext:value-type="float">
            <text:p>144805</text:p>
          </table:table-cell>
          <table:table-cell office:value-type="float" office:value="99.9" calcext:value-type="float">
            <text:p>99.9</text:p>
          </table:table-cell>
          <table:table-cell office:value-type="float" office:value="40.1" calcext:value-type="float">
            <text:p>40.1</text:p>
          </table:table-cell>
          <table:table-cell office:value-type="string" calcext:value-type="string">
            <text:p>1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5345" calcext:value-type="float">
            <text:p>14534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5030" calcext:value-type="float">
            <text:p>145030</text:p>
          </table:table-cell>
          <table:table-cell office:value-type="float" office:value="99.9" calcext:value-type="float">
            <text:p>99.9</text:p>
          </table:table-cell>
          <table:table-cell office:value-type="float" office:value="39.8" calcext:value-type="float">
            <text:p>39.8</text:p>
          </table:table-cell>
          <table:table-cell office:value-type="string" calcext:value-type="string">
            <text:p>1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5574" calcext:value-type="float">
            <text:p>14557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5255" calcext:value-type="float">
            <text:p>145255</text:p>
          </table:table-cell>
          <table:table-cell office:value-type="float" office:value="99.9" calcext:value-type="float">
            <text:p>99.9</text:p>
          </table:table-cell>
          <table:table-cell office:value-type="float" office:value="38.9" calcext:value-type="float">
            <text:p>38.9</text:p>
          </table:table-cell>
          <table:table-cell office:value-type="string" calcext:value-type="string">
            <text:p>1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5799" calcext:value-type="float">
            <text:p>14579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5485" calcext:value-type="float">
            <text:p>145485</text:p>
          </table:table-cell>
          <table:table-cell office:value-type="float" office:value="99.9" calcext:value-type="float">
            <text:p>99.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6029" calcext:value-type="float">
            <text:p>146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5714" calcext:value-type="float">
            <text:p>145714</text:p>
          </table:table-cell>
          <table:table-cell office:value-type="float" office:value="99.9" calcext:value-type="float">
            <text:p>99.9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>
            <text:p>9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6259" calcext:value-type="float">
            <text:p>146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5942" calcext:value-type="float">
            <text:p>145942</text:p>
          </table:table-cell>
          <table:table-cell office:value-type="float" office:value="99.9" calcext:value-type="float">
            <text:p>99.9</text:p>
          </table:table-cell>
          <table:table-cell office:value-type="float" office:value="28.4" calcext:value-type="float">
            <text:p>28.4</text:p>
          </table:table-cell>
          <table:table-cell office:value-type="string" calcext:value-type="string">
            <text:p>8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6490" calcext:value-type="float">
            <text:p>14649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6174" calcext:value-type="float">
            <text:p>146174</text:p>
          </table:table-cell>
          <table:table-cell office:value-type="float" office:value="99.9" calcext:value-type="float">
            <text:p>99.9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8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6722" calcext:value-type="float">
            <text:p>146722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6398" calcext:value-type="float">
            <text:p>146398</text:p>
          </table:table-cell>
          <table:table-cell office:value-type="float" office:value="99.9" calcext:value-type="float">
            <text:p>99.9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9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6950" calcext:value-type="float">
            <text:p>14695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6629" calcext:value-type="float">
            <text:p>146629</text:p>
          </table:table-cell>
          <table:table-cell office:value-type="float" office:value="99.9" calcext:value-type="float">
            <text:p>99.9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9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7176" calcext:value-type="float">
            <text:p>14717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6864" calcext:value-type="float">
            <text:p>146864</text:p>
          </table:table-cell>
          <table:table-cell office:value-type="float" office:value="99.9" calcext:value-type="float">
            <text:p>99.9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9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7406" calcext:value-type="float">
            <text:p>147406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7090" calcext:value-type="float">
            <text:p>147090</text:p>
          </table:table-cell>
          <table:table-cell office:value-type="float" office:value="94.1" calcext:value-type="float">
            <text:p>94.1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7634" calcext:value-type="float">
            <text:p>147634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7318" calcext:value-type="float">
            <text:p>147318</text:p>
          </table:table-cell>
          <table:table-cell office:value-type="float" office:value="99.9" calcext:value-type="float">
            <text:p>99.9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7866" calcext:value-type="float">
            <text:p>147866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7549" calcext:value-type="float">
            <text:p>147549</text:p>
          </table:table-cell>
          <table:table-cell office:value-type="float" office:value="99.9" calcext:value-type="float">
            <text:p>99.9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8099" calcext:value-type="float">
            <text:p>14809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7779" calcext:value-type="float">
            <text:p>147779</text:p>
          </table:table-cell>
          <table:table-cell office:value-type="float" office:value="99.9" calcext:value-type="float">
            <text:p>99.9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8327" calcext:value-type="float">
            <text:p>148327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8003" calcext:value-type="float">
            <text:p>148003</text:p>
          </table:table-cell>
          <table:table-cell office:value-type="float" office:value="99.9" calcext:value-type="float">
            <text:p>99.9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8560" calcext:value-type="float">
            <text:p>14856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8231" calcext:value-type="float">
            <text:p>148231</text:p>
          </table:table-cell>
          <table:table-cell office:value-type="float" office:value="99.9" calcext:value-type="float">
            <text:p>99.9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8791" calcext:value-type="float">
            <text:p>14879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8458" calcext:value-type="float">
            <text:p>148458</text:p>
          </table:table-cell>
          <table:table-cell office:value-type="float" office:value="99.9" calcext:value-type="float">
            <text:p>99.9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9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9018" calcext:value-type="float">
            <text:p>149018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8681" calcext:value-type="float">
            <text:p>148681</text:p>
          </table:table-cell>
          <table:table-cell office:value-type="float" office:value="99.9" calcext:value-type="float">
            <text:p>99.9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9241" calcext:value-type="float">
            <text:p>149241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8911" calcext:value-type="float">
            <text:p>148911</text:p>
          </table:table-cell>
          <table:table-cell office:value-type="float" office:value="99.9" calcext:value-type="float">
            <text:p>99.9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9473" calcext:value-type="float">
            <text:p>149473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9138" calcext:value-type="float">
            <text:p>149138</text:p>
          </table:table-cell>
          <table:table-cell office:value-type="float" office:value="99.9" calcext:value-type="float">
            <text:p>99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9702" calcext:value-type="float">
            <text:p>149702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9364" calcext:value-type="float">
            <text:p>149364</text:p>
          </table:table-cell>
          <table:table-cell office:value-type="float" office:value="99.9" calcext:value-type="float">
            <text:p>99.9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9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49932" calcext:value-type="float">
            <text:p>149932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9592" calcext:value-type="float">
            <text:p>149592</text:p>
          </table:table-cell>
          <table:table-cell office:value-type="float" office:value="99.9" calcext:value-type="float">
            <text:p>99.9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9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50159" calcext:value-type="float">
            <text:p>150159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49816" calcext:value-type="float">
            <text:p>149816</text:p>
          </table:table-cell>
          <table:table-cell office:value-type="float" office:value="99.9" calcext:value-type="float">
            <text:p>99.9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9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50389" calcext:value-type="float">
            <text:p>150389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0060" calcext:value-type="float">
            <text:p>150060</text:p>
          </table:table-cell>
          <table:table-cell office:value-type="float" office:value="99.9" calcext:value-type="float">
            <text:p>99.9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50620" calcext:value-type="float">
            <text:p>15062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0287" calcext:value-type="float">
            <text:p>150287</text:p>
          </table:table-cell>
          <table:table-cell office:value-type="float" office:value="94.1" calcext:value-type="float">
            <text:p>94.1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50848" calcext:value-type="float">
            <text:p>150848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0515" calcext:value-type="float">
            <text:p>150515</text:p>
          </table:table-cell>
          <table:table-cell office:value-type="float" office:value="94.4" calcext:value-type="float">
            <text:p>94.4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51082" calcext:value-type="float">
            <text:p>151082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0747" calcext:value-type="float">
            <text:p>150747</text:p>
          </table:table-cell>
          <table:table-cell office:value-type="float" office:value="99.9" calcext:value-type="float">
            <text:p>99.9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51309" calcext:value-type="float">
            <text:p>151309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0979" calcext:value-type="float">
            <text:p>150979</text:p>
          </table:table-cell>
          <table:table-cell office:value-type="float" office:value="99.9" calcext:value-type="float">
            <text:p>99.9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51538" calcext:value-type="float">
            <text:p>151538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1208" calcext:value-type="float">
            <text:p>151208</text:p>
          </table:table-cell>
          <table:table-cell office:value-type="float" office:value="99.9" calcext:value-type="float">
            <text:p>99.9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51768" calcext:value-type="float">
            <text:p>151768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1437" calcext:value-type="float">
            <text:p>151437</text:p>
          </table:table-cell>
          <table:table-cell office:value-type="float" office:value="94.4" calcext:value-type="float">
            <text:p>94.4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51996" calcext:value-type="float">
            <text:p>151996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1667" calcext:value-type="float">
            <text:p>151667</text:p>
          </table:table-cell>
          <table:table-cell office:value-type="float" office:value="99.9" calcext:value-type="float">
            <text:p>99.9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52224" calcext:value-type="float">
            <text:p>152224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1893" calcext:value-type="float">
            <text:p>151893</text:p>
          </table:table-cell>
          <table:table-cell office:value-type="float" office:value="99.9" calcext:value-type="float">
            <text:p>99.9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52451" calcext:value-type="float">
            <text:p>15245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2128" calcext:value-type="float">
            <text:p>152128</text:p>
          </table:table-cell>
          <table:table-cell office:value-type="float" office:value="99.9" calcext:value-type="float">
            <text:p>99.9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52680" calcext:value-type="float">
            <text:p>15268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2363" calcext:value-type="float">
            <text:p>152363</text:p>
          </table:table-cell>
          <table:table-cell office:value-type="float" office:value="99.9" calcext:value-type="float">
            <text:p>99.9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52904" calcext:value-type="float">
            <text:p>152904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2602" calcext:value-type="float">
            <text:p>152602</text:p>
          </table:table-cell>
          <table:table-cell office:value-type="float" office:value="99.9" calcext:value-type="float">
            <text:p>99.9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53136" calcext:value-type="float">
            <text:p>153136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2826" calcext:value-type="float">
            <text:p>152826</text:p>
          </table:table-cell>
          <table:table-cell office:value-type="float" office:value="99.9" calcext:value-type="float">
            <text:p>99.9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53364" calcext:value-type="float">
            <text:p>153364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3051" calcext:value-type="float">
            <text:p>153051</text:p>
          </table:table-cell>
          <table:table-cell office:value-type="float" office:value="99.9" calcext:value-type="float">
            <text:p>99.9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53595" calcext:value-type="float">
            <text:p>153595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3283" calcext:value-type="float">
            <text:p>153283</text:p>
          </table:table-cell>
          <table:table-cell office:value-type="float" office:value="99.9" calcext:value-type="float">
            <text:p>99.9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53825" calcext:value-type="float">
            <text:p>15382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3513" calcext:value-type="float">
            <text:p>153513</text:p>
          </table:table-cell>
          <table:table-cell office:value-type="float" office:value="99.9" calcext:value-type="float">
            <text:p>99.9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54056" calcext:value-type="float">
            <text:p>154056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3747" calcext:value-type="float">
            <text:p>153747</text:p>
          </table:table-cell>
          <table:table-cell office:value-type="float" office:value="88.9" calcext:value-type="float">
            <text:p>88.9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54287" calcext:value-type="float">
            <text:p>154287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3979" calcext:value-type="float">
            <text:p>153979</text:p>
          </table:table-cell>
          <table:table-cell office:value-type="float" office:value="99.9" calcext:value-type="float">
            <text:p>99.9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54514" calcext:value-type="float">
            <text:p>154514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4211" calcext:value-type="float">
            <text:p>154211</text:p>
          </table:table-cell>
          <table:table-cell office:value-type="float" office:value="99.9" calcext:value-type="float">
            <text:p>99.9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54746" calcext:value-type="float">
            <text:p>154746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4445" calcext:value-type="float">
            <text:p>154445</text:p>
          </table:table-cell>
          <table:table-cell office:value-type="float" office:value="99.9" calcext:value-type="float">
            <text:p>99.9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54969" calcext:value-type="float">
            <text:p>1549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4676" calcext:value-type="float">
            <text:p>154676</text:p>
          </table:table-cell>
          <table:table-cell office:value-type="float" office:value="88.9" calcext:value-type="float">
            <text:p>88.9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55199" calcext:value-type="float">
            <text:p>1551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4904" calcext:value-type="float">
            <text:p>154904</text:p>
          </table:table-cell>
          <table:table-cell office:value-type="float" office:value="94.1" calcext:value-type="float">
            <text:p>94.1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55430" calcext:value-type="float">
            <text:p>15543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5127" calcext:value-type="float">
            <text:p>155127</text:p>
          </table:table-cell>
          <table:table-cell office:value-type="float" office:value="94.4" calcext:value-type="float">
            <text:p>94.4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55658" calcext:value-type="float">
            <text:p>155658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5358" calcext:value-type="float">
            <text:p>155358</text:p>
          </table:table-cell>
          <table:table-cell office:value-type="float" office:value="50" calcext:value-type="float">
            <text:p>50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office:value-type="float" office:value="155883" calcext:value-type="float">
            <text:p>155883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5587" calcext:value-type="float">
            <text:p>155587</text:p>
          </table:table-cell>
          <table:table-cell office:value-type="float" office:value="11.1" calcext:value-type="float">
            <text:p>11.1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office:value-type="float" office:value="156113" calcext:value-type="float">
            <text:p>156113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5814" calcext:value-type="float">
            <text:p>155814</text:p>
          </table:table-cell>
          <table:table-cell office:value-type="float" office:value="5.9" calcext:value-type="float">
            <text:p>5.9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office:value-type="float" office:value="156342" calcext:value-type="float">
            <text:p>156342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6043" calcext:value-type="float">
            <text:p>156043</text:p>
          </table:table-cell>
          <table:table-cell office:value-type="float" office:value="11.8" calcext:value-type="float">
            <text:p>11.8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office:value-type="float" office:value="156572" calcext:value-type="float">
            <text:p>15657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6270" calcext:value-type="float">
            <text:p>156270</text:p>
          </table:table-cell>
          <table:table-cell office:value-type="float" office:value="5.9" calcext:value-type="float">
            <text:p>5.9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office:value-type="float" office:value="156804" calcext:value-type="float">
            <text:p>156804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6497" calcext:value-type="float">
            <text:p>156497</text:p>
          </table:table-cell>
          <table:table-cell office:value-type="float" office:value="5.6" calcext:value-type="float">
            <text:p>5.6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office:value-type="float" office:value="157035" calcext:value-type="float">
            <text:p>157035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6728" calcext:value-type="float">
            <text:p>156728</text:p>
          </table:table-cell>
          <table:table-cell office:value-type="float" office:value="5.6" calcext:value-type="float">
            <text:p>5.6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office:value-type="float" office:value="157263" calcext:value-type="float">
            <text:p>157263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6962" calcext:value-type="float">
            <text:p>156962</text:p>
          </table:table-cell>
          <table:table-cell office:value-type="float" office:value="11.8" calcext:value-type="float">
            <text:p>11.8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office:value-type="float" office:value="157496" calcext:value-type="float">
            <text:p>157496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7191" calcext:value-type="float">
            <text:p>157191</text:p>
          </table:table-cell>
          <table:table-cell office:value-type="float" office:value="11.8" calcext:value-type="float">
            <text:p>11.8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office:value-type="float" office:value="157723" calcext:value-type="float">
            <text:p>157723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7422" calcext:value-type="float">
            <text:p>157422</text:p>
          </table:table-cell>
          <table:table-cell office:value-type="float" office:value="5.9" calcext:value-type="float">
            <text:p>5.9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office:value-type="float" office:value="157953" calcext:value-type="float">
            <text:p>157953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7651" calcext:value-type="float">
            <text:p>157651</text:p>
          </table:table-cell>
          <table:table-cell office:value-type="float" office:value="5.9" calcext:value-type="float">
            <text:p>5.9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R</text:p>
          </table:table-cell>
          <table:table-cell office:value-type="float" office:value="158185" calcext:value-type="float">
            <text:p>158185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7875" calcext:value-type="float">
            <text:p>157875</text:p>
          </table:table-cell>
          <table:table-cell office:value-type="float" office:value="5.6" calcext:value-type="float">
            <text:p>5.6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office:value-type="float" office:value="158412" calcext:value-type="float">
            <text:p>158412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8112" calcext:value-type="float">
            <text:p>158112</text:p>
          </table:table-cell>
          <table:table-cell office:value-type="float" office:value="5.9" calcext:value-type="float">
            <text:p>5.9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office:value-type="float" office:value="158642" calcext:value-type="float">
            <text:p>158642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8342" calcext:value-type="float">
            <text:p>158342</text:p>
          </table:table-cell>
          <table:table-cell office:value-type="float" office:value="5.9" calcext:value-type="float">
            <text:p>5.9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office:value-type="float" office:value="158870" calcext:value-type="float">
            <text:p>15887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8569" calcext:value-type="float">
            <text:p>158569</text:p>
          </table:table-cell>
          <table:table-cell office:value-type="float" office:value="5.9" calcext:value-type="float">
            <text:p>5.9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office:value-type="float" office:value="159101" calcext:value-type="float">
            <text:p>159101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8799" calcext:value-type="float">
            <text:p>158799</text:p>
          </table:table-cell>
          <table:table-cell office:value-type="float" office:value="6.2" calcext:value-type="float">
            <text:p>6.2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office:value-type="float" office:value="159329" calcext:value-type="float">
            <text:p>1593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9023" calcext:value-type="float">
            <text:p>159023</text:p>
          </table:table-cell>
          <table:table-cell office:value-type="float" office:value="5.9" calcext:value-type="float">
            <text:p>5.9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office:value-type="float" office:value="159557" calcext:value-type="float">
            <text:p>1595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9252" calcext:value-type="float">
            <text:p>159252</text:p>
          </table:table-cell>
          <table:table-cell office:value-type="float" office:value="5.9" calcext:value-type="float">
            <text:p>5.9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office:value-type="float" office:value="159791" calcext:value-type="float">
            <text:p>15979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9486" calcext:value-type="float">
            <text:p>159486</text:p>
          </table:table-cell>
          <table:table-cell office:value-type="float" office:value="55.6" calcext:value-type="float">
            <text:p>55.6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0022" calcext:value-type="float">
            <text:p>160022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9717" calcext:value-type="float">
            <text:p>159717</text:p>
          </table:table-cell>
          <table:table-cell office:value-type="float" office:value="99.9" calcext:value-type="float">
            <text:p>99.9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9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0250" calcext:value-type="float">
            <text:p>160250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59945" calcext:value-type="float">
            <text:p>159945</text:p>
          </table:table-cell>
          <table:table-cell office:value-type="float" office:value="99.9" calcext:value-type="float">
            <text:p>99.9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0474" calcext:value-type="float">
            <text:p>160474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0178" calcext:value-type="float">
            <text:p>160178</text:p>
          </table:table-cell>
          <table:table-cell office:value-type="float" office:value="94.4" calcext:value-type="float">
            <text:p>94.4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0699" calcext:value-type="float">
            <text:p>160699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0404" calcext:value-type="float">
            <text:p>160404</text:p>
          </table:table-cell>
          <table:table-cell office:value-type="float" office:value="99.9" calcext:value-type="float">
            <text:p>99.9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0926" calcext:value-type="float">
            <text:p>160926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0633" calcext:value-type="float">
            <text:p>160633</text:p>
          </table:table-cell>
          <table:table-cell office:value-type="float" office:value="94.1" calcext:value-type="float">
            <text:p>94.1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1155" calcext:value-type="float">
            <text:p>16115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0856" calcext:value-type="float">
            <text:p>160856</text:p>
          </table:table-cell>
          <table:table-cell office:value-type="float" office:value="94.4" calcext:value-type="float">
            <text:p>94.4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1384" calcext:value-type="float">
            <text:p>161384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1086" calcext:value-type="float">
            <text:p>161086</text:p>
          </table:table-cell>
          <table:table-cell office:value-type="float" office:value="94.4" calcext:value-type="float">
            <text:p>94.4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1617" calcext:value-type="float">
            <text:p>161617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1317" calcext:value-type="float">
            <text:p>161317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1845" calcext:value-type="float">
            <text:p>16184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1541" calcext:value-type="float">
            <text:p>161541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2075" calcext:value-type="float">
            <text:p>16207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1768" calcext:value-type="float">
            <text:p>161768</text:p>
          </table:table-cell>
          <table:table-cell office:value-type="float" office:value="94.4" calcext:value-type="float">
            <text:p>94.4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2301" calcext:value-type="float">
            <text:p>162301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1992" calcext:value-type="float">
            <text:p>161992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2529" calcext:value-type="float">
            <text:p>162529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2224" calcext:value-type="float">
            <text:p>162224</text:p>
          </table:table-cell>
          <table:table-cell office:value-type="float" office:value="94.1" calcext:value-type="float">
            <text:p>94.1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2753" calcext:value-type="float">
            <text:p>16275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2446" calcext:value-type="float">
            <text:p>162446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2976" calcext:value-type="float">
            <text:p>162976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2675" calcext:value-type="float">
            <text:p>162675</text:p>
          </table:table-cell>
          <table:table-cell office:value-type="float" office:value="94.4" calcext:value-type="float">
            <text:p>94.4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3202" calcext:value-type="float">
            <text:p>163202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2904" calcext:value-type="float">
            <text:p>162904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3439" calcext:value-type="float">
            <text:p>163439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3132" calcext:value-type="float">
            <text:p>163132</text:p>
          </table:table-cell>
          <table:table-cell office:value-type="float" office:value="94.1" calcext:value-type="float">
            <text:p>94.1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3668" calcext:value-type="float">
            <text:p>1636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3364" calcext:value-type="float">
            <text:p>163364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3896" calcext:value-type="float">
            <text:p>163896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3588" calcext:value-type="float">
            <text:p>163588</text:p>
          </table:table-cell>
          <table:table-cell office:value-type="float" office:value="94.4" calcext:value-type="float">
            <text:p>94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4129" calcext:value-type="float">
            <text:p>164129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3813" calcext:value-type="float">
            <text:p>163813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4360" calcext:value-type="float">
            <text:p>16436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4038" calcext:value-type="float">
            <text:p>164038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4588" calcext:value-type="float">
            <text:p>164588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4266" calcext:value-type="float">
            <text:p>164266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4816" calcext:value-type="float">
            <text:p>164816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4494" calcext:value-type="float">
            <text:p>164494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5044" calcext:value-type="float">
            <text:p>165044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4728" calcext:value-type="float">
            <text:p>164728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5270" calcext:value-type="float">
            <text:p>16527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4960" calcext:value-type="float">
            <text:p>164960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5498" calcext:value-type="float">
            <text:p>165498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5193" calcext:value-type="float">
            <text:p>165193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5723" calcext:value-type="float">
            <text:p>1657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5421" calcext:value-type="float">
            <text:p>165421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5952" calcext:value-type="float">
            <text:p>165952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5647" calcext:value-type="float">
            <text:p>165647</text:p>
          </table:table-cell>
          <table:table-cell office:value-type="float" office:value="94.4" calcext:value-type="float">
            <text:p>94.4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6176" calcext:value-type="float">
            <text:p>166176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5877" calcext:value-type="float">
            <text:p>165877</text:p>
          </table:table-cell>
          <table:table-cell office:value-type="float" office:value="94.4" calcext:value-type="float">
            <text:p>94.4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6406" calcext:value-type="float">
            <text:p>166406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6110" calcext:value-type="float">
            <text:p>166110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6636" calcext:value-type="float">
            <text:p>166636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6340" calcext:value-type="float">
            <text:p>166340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6860" calcext:value-type="float">
            <text:p>166860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6571" calcext:value-type="float">
            <text:p>166571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7088" calcext:value-type="float">
            <text:p>167088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6797" calcext:value-type="float">
            <text:p>166797</text:p>
          </table:table-cell>
          <table:table-cell office:value-type="float" office:value="94.4" calcext:value-type="float">
            <text:p>94.4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7314" calcext:value-type="float">
            <text:p>167314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7023" calcext:value-type="float">
            <text:p>167023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7538" calcext:value-type="float">
            <text:p>167538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7249" calcext:value-type="float">
            <text:p>167249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7768" calcext:value-type="float">
            <text:p>167768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7475" calcext:value-type="float">
            <text:p>167475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8004" calcext:value-type="float">
            <text:p>168004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7703" calcext:value-type="float">
            <text:p>167703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8230" calcext:value-type="float">
            <text:p>168230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7929" calcext:value-type="float">
            <text:p>167929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8460" calcext:value-type="float">
            <text:p>168460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8155" calcext:value-type="float">
            <text:p>168155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8685" calcext:value-type="float">
            <text:p>168685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8383" calcext:value-type="float">
            <text:p>168383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8911" calcext:value-type="float">
            <text:p>168911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8615" calcext:value-type="float">
            <text:p>168615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9138" calcext:value-type="float">
            <text:p>169138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8840" calcext:value-type="float">
            <text:p>168840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9364" calcext:value-type="float">
            <text:p>169364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9069" calcext:value-type="float">
            <text:p>169069</text:p>
          </table:table-cell>
          <table:table-cell office:value-type="float" office:value="99.9" calcext:value-type="float">
            <text:p>99.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9596" calcext:value-type="float">
            <text:p>169596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9297" calcext:value-type="float">
            <text:p>169297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69824" calcext:value-type="float">
            <text:p>169824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9531" calcext:value-type="float">
            <text:p>169531</text:p>
          </table:table-cell>
          <table:table-cell office:value-type="float" office:value="99.9" calcext:value-type="float">
            <text:p>99.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0050" calcext:value-type="float">
            <text:p>17005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9753" calcext:value-type="float">
            <text:p>169753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0275" calcext:value-type="float">
            <text:p>170275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69978" calcext:value-type="float">
            <text:p>169978</text:p>
          </table:table-cell>
          <table:table-cell office:value-type="float" office:value="99.9" calcext:value-type="float">
            <text:p>99.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0504" calcext:value-type="float">
            <text:p>170504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0208" calcext:value-type="float">
            <text:p>170208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0731" calcext:value-type="float">
            <text:p>1707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0435" calcext:value-type="float">
            <text:p>170435</text:p>
          </table:table-cell>
          <table:table-cell office:value-type="float" office:value="94.4" calcext:value-type="float">
            <text:p>94.4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0961" calcext:value-type="float">
            <text:p>170961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0667" calcext:value-type="float">
            <text:p>170667</text:p>
          </table:table-cell>
          <table:table-cell office:value-type="float" office:value="94.4" calcext:value-type="float">
            <text:p>94.4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1192" calcext:value-type="float">
            <text:p>171192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0893" calcext:value-type="float">
            <text:p>170893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1421" calcext:value-type="float">
            <text:p>171421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1124" calcext:value-type="float">
            <text:p>171124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1656" calcext:value-type="float">
            <text:p>171656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1353" calcext:value-type="float">
            <text:p>171353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1883" calcext:value-type="float">
            <text:p>171883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1580" calcext:value-type="float">
            <text:p>171580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2115" calcext:value-type="float">
            <text:p>172115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1810" calcext:value-type="float">
            <text:p>171810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2345" calcext:value-type="float">
            <text:p>172345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2038" calcext:value-type="float">
            <text:p>172038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2583" calcext:value-type="float">
            <text:p>172583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2267" calcext:value-type="float">
            <text:p>172267</text:p>
          </table:table-cell>
          <table:table-cell office:value-type="float" office:value="94.1" calcext:value-type="float">
            <text:p>94.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2811" calcext:value-type="float">
            <text:p>172811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2493" calcext:value-type="float">
            <text:p>172493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3038" calcext:value-type="float">
            <text:p>173038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2717" calcext:value-type="float">
            <text:p>172717</text:p>
          </table:table-cell>
          <table:table-cell office:value-type="float" office:value="99.9" calcext:value-type="float">
            <text:p>99.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3272" calcext:value-type="float">
            <text:p>173272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2943" calcext:value-type="float">
            <text:p>172943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3503" calcext:value-type="float">
            <text:p>173503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3176" calcext:value-type="float">
            <text:p>173176</text:p>
          </table:table-cell>
          <table:table-cell office:value-type="float" office:value="99.9" calcext:value-type="float">
            <text:p>99.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3730" calcext:value-type="float">
            <text:p>173730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3403" calcext:value-type="float">
            <text:p>173403</text:p>
          </table:table-cell>
          <table:table-cell office:value-type="float" office:value="99.9" calcext:value-type="float">
            <text:p>99.9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3954" calcext:value-type="float">
            <text:p>173954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3638" calcext:value-type="float">
            <text:p>173638</text:p>
          </table:table-cell>
          <table:table-cell office:value-type="float" office:value="99.9" calcext:value-type="float">
            <text:p>99.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4183" calcext:value-type="float">
            <text:p>174183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3863" calcext:value-type="float">
            <text:p>173863</text:p>
          </table:table-cell>
          <table:table-cell office:value-type="float" office:value="99.9" calcext:value-type="float">
            <text:p>99.9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4411" calcext:value-type="float">
            <text:p>174411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4087" calcext:value-type="float">
            <text:p>174087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4633" calcext:value-type="float">
            <text:p>174633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4317" calcext:value-type="float">
            <text:p>174317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4861" calcext:value-type="float">
            <text:p>174861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4547" calcext:value-type="float">
            <text:p>174547</text:p>
          </table:table-cell>
          <table:table-cell office:value-type="float" office:value="88.9" calcext:value-type="float">
            <text:p>88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5086" calcext:value-type="float">
            <text:p>175086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4778" calcext:value-type="float">
            <text:p>174778</text:p>
          </table:table-cell>
          <table:table-cell office:value-type="float" office:value="99.9" calcext:value-type="float">
            <text:p>99.9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5318" calcext:value-type="float">
            <text:p>175318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5003" calcext:value-type="float">
            <text:p>175003</text:p>
          </table:table-cell>
          <table:table-cell office:value-type="float" office:value="99.9" calcext:value-type="float">
            <text:p>99.9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5546" calcext:value-type="float">
            <text:p>175546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5233" calcext:value-type="float">
            <text:p>175233</text:p>
          </table:table-cell>
          <table:table-cell office:value-type="float" office:value="99.9" calcext:value-type="float">
            <text:p>99.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5782" calcext:value-type="float">
            <text:p>175782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5465" calcext:value-type="float">
            <text:p>175465</text:p>
          </table:table-cell>
          <table:table-cell office:value-type="float" office:value="99.9" calcext:value-type="float">
            <text:p>99.9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6010" calcext:value-type="float">
            <text:p>17601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5691" calcext:value-type="float">
            <text:p>175691</text:p>
          </table:table-cell>
          <table:table-cell office:value-type="float" office:value="99.9" calcext:value-type="float">
            <text:p>99.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6237" calcext:value-type="float">
            <text:p>17623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5918" calcext:value-type="float">
            <text:p>175918</text:p>
          </table:table-cell>
          <table:table-cell office:value-type="float" office:value="99.9" calcext:value-type="float">
            <text:p>99.9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6459" calcext:value-type="float">
            <text:p>17645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6140" calcext:value-type="float">
            <text:p>176140</text:p>
          </table:table-cell>
          <table:table-cell office:value-type="float" office:value="99.9" calcext:value-type="float">
            <text:p>99.9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6686" calcext:value-type="float">
            <text:p>17668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6365" calcext:value-type="float">
            <text:p>176365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6916" calcext:value-type="float">
            <text:p>17691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6591" calcext:value-type="float">
            <text:p>176591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7153" calcext:value-type="float">
            <text:p>17715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6813" calcext:value-type="float">
            <text:p>176813</text:p>
          </table:table-cell>
          <table:table-cell office:value-type="float" office:value="99.9" calcext:value-type="float">
            <text:p>99.9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7380" calcext:value-type="float">
            <text:p>1773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7040" calcext:value-type="float">
            <text:p>177040</text:p>
          </table:table-cell>
          <table:table-cell office:value-type="float" office:value="99.9" calcext:value-type="float">
            <text:p>99.9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7606" calcext:value-type="float">
            <text:p>177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7271" calcext:value-type="float">
            <text:p>177271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7840" calcext:value-type="float">
            <text:p>17784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7498" calcext:value-type="float">
            <text:p>177498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8073" calcext:value-type="float">
            <text:p>17807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7726" calcext:value-type="float">
            <text:p>177726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8308" calcext:value-type="float">
            <text:p>178308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7955" calcext:value-type="float">
            <text:p>177955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8532" calcext:value-type="float">
            <text:p>178532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8185" calcext:value-type="float">
            <text:p>178185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8758" calcext:value-type="float">
            <text:p>178758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8411" calcext:value-type="float">
            <text:p>178411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8982" calcext:value-type="float">
            <text:p>17898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8643" calcext:value-type="float">
            <text:p>178643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9211" calcext:value-type="float">
            <text:p>17921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8872" calcext:value-type="float">
            <text:p>178872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9435" calcext:value-type="float">
            <text:p>17943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9099" calcext:value-type="float">
            <text:p>179099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9666" calcext:value-type="float">
            <text:p>17966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9327" calcext:value-type="float">
            <text:p>179327</text:p>
          </table:table-cell>
          <table:table-cell office:value-type="float" office:value="94.4" calcext:value-type="float">
            <text:p>94.4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79895" calcext:value-type="float">
            <text:p>17989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9557" calcext:value-type="float">
            <text:p>179557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0121" calcext:value-type="float">
            <text:p>180121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79782" calcext:value-type="float">
            <text:p>179782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0358" calcext:value-type="float">
            <text:p>18035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0007" calcext:value-type="float">
            <text:p>180007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0585" calcext:value-type="float">
            <text:p>180585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0236" calcext:value-type="float">
            <text:p>180236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0810" calcext:value-type="float">
            <text:p>1808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0464" calcext:value-type="float">
            <text:p>180464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1046" calcext:value-type="float">
            <text:p>181046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0693" calcext:value-type="float">
            <text:p>180693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1271" calcext:value-type="float">
            <text:p>18127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0919" calcext:value-type="float">
            <text:p>180919</text:p>
          </table:table-cell>
          <table:table-cell office:value-type="float" office:value="94.4" calcext:value-type="float">
            <text:p>94.4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1499" calcext:value-type="float">
            <text:p>18149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1150" calcext:value-type="float">
            <text:p>181150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1724" calcext:value-type="float">
            <text:p>18172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1379" calcext:value-type="float">
            <text:p>181379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1955" calcext:value-type="float">
            <text:p>18195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1609" calcext:value-type="float">
            <text:p>181609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2184" calcext:value-type="float">
            <text:p>18218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1832" calcext:value-type="float">
            <text:p>181832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2413" calcext:value-type="float">
            <text:p>18241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2063" calcext:value-type="float">
            <text:p>182063</text:p>
          </table:table-cell>
          <table:table-cell office:value-type="float" office:value="94.1" calcext:value-type="float">
            <text:p>94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2635" calcext:value-type="float">
            <text:p>18263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2295" calcext:value-type="float">
            <text:p>182295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2859" calcext:value-type="float">
            <text:p>18285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2525" calcext:value-type="float">
            <text:p>182525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30924" calcext:value-type="float">
            <text:p>3309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3086" calcext:value-type="float">
            <text:p>183086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2752" calcext:value-type="float">
            <text:p>182752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30924" calcext:value-type="float">
            <text:p>3309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3319" calcext:value-type="float">
            <text:p>18331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2984" calcext:value-type="float">
            <text:p>182984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30924" calcext:value-type="float">
            <text:p>3309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3550" calcext:value-type="float">
            <text:p>18355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3212" calcext:value-type="float">
            <text:p>183212</text:p>
          </table:table-cell>
          <table:table-cell office:value-type="float" office:value="94.1" calcext:value-type="float">
            <text:p>94.1</text:p>
          </table:table-cell>
          <table:table-cell office:value-type="float" office:value="1.1" calcext:value-type="float">
            <text:p>1.1</text:p>
          </table:table-cell>
          <table:table-cell office:value-type="float" office:value="346760" calcext:value-type="float">
            <text:p>3467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3775" calcext:value-type="float">
            <text:p>18377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3441" calcext:value-type="float">
            <text:p>183441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62600" calcext:value-type="float">
            <text:p>362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4000" calcext:value-type="float">
            <text:p>18400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3668" calcext:value-type="float">
            <text:p>183668</text:p>
          </table:table-cell>
          <table:table-cell office:value-type="float" office:value="94.4" calcext:value-type="float">
            <text:p>94.4</text:p>
          </table:table-cell>
          <table:table-cell office:value-type="float" office:value="1.2" calcext:value-type="float">
            <text:p>1.2</text:p>
          </table:table-cell>
          <table:table-cell office:value-type="float" office:value="379496" calcext:value-type="float">
            <text:p>3794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4226" calcext:value-type="float">
            <text:p>184226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3896" calcext:value-type="float">
            <text:p>183896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394808" calcext:value-type="float">
            <text:p>3948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4459" calcext:value-type="float">
            <text:p>184459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4119" calcext:value-type="float">
            <text:p>184119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10648" calcext:value-type="float">
            <text:p>4106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4685" calcext:value-type="float">
            <text:p>184685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4341" calcext:value-type="float">
            <text:p>184341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27016" calcext:value-type="float">
            <text:p>427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4919" calcext:value-type="float">
            <text:p>184919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4565" calcext:value-type="float">
            <text:p>184565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43912" calcext:value-type="float">
            <text:p>4439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5146" calcext:value-type="float">
            <text:p>185146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4794" calcext:value-type="float">
            <text:p>184794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59224" calcext:value-type="float">
            <text:p>4592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5370" calcext:value-type="float">
            <text:p>185370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5015" calcext:value-type="float">
            <text:p>185015</text:p>
          </table:table-cell>
          <table:table-cell office:value-type="float" office:value="94.4" calcext:value-type="float">
            <text:p>94.4</text:p>
          </table:table-cell>
          <table:table-cell office:value-type="float" office:value="1.5" calcext:value-type="float">
            <text:p>1.5</text:p>
          </table:table-cell>
          <table:table-cell office:value-type="float" office:value="476120" calcext:value-type="float">
            <text:p>4761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5603" calcext:value-type="float">
            <text:p>18560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5248" calcext:value-type="float">
            <text:p>185248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86608" calcext:value-type="float">
            <text:p>6866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5830" calcext:value-type="float">
            <text:p>185830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5477" calcext:value-type="float">
            <text:p>185477</text:p>
          </table:table-cell>
          <table:table-cell office:value-type="float" office:value="94.4" calcext:value-type="float">
            <text:p>94.4</text:p>
          </table:table-cell>
          <table:table-cell office:value-type="float" office:value="2.5" calcext:value-type="float">
            <text:p>2.5</text:p>
          </table:table-cell>
          <table:table-cell office:value-type="float" office:value="835012" calcext:value-type="float">
            <text:p>8350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6063" calcext:value-type="float">
            <text:p>186063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5707" calcext:value-type="float">
            <text:p>185707</text:p>
          </table:table-cell>
          <table:table-cell office:value-type="float" office:value="94.4" calcext:value-type="float">
            <text:p>94.4</text:p>
          </table:table-cell>
          <table:table-cell office:value-type="float" office:value="2.5" calcext:value-type="float">
            <text:p>2.5</text:p>
          </table:table-cell>
          <table:table-cell office:value-type="float" office:value="834240" calcext:value-type="float">
            <text:p>834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6294" calcext:value-type="float">
            <text:p>1862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5935" calcext:value-type="float">
            <text:p>185935</text:p>
          </table:table-cell>
          <table:table-cell office:value-type="float" office:value="94.4" calcext:value-type="float">
            <text:p>94.4</text:p>
          </table:table-cell>
          <table:table-cell office:value-type="float" office:value="2.5" calcext:value-type="float">
            <text:p>2.5</text:p>
          </table:table-cell>
          <table:table-cell office:value-type="float" office:value="834240" calcext:value-type="float">
            <text:p>834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6520" calcext:value-type="float">
            <text:p>1865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6161" calcext:value-type="float">
            <text:p>186161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34240" calcext:value-type="float">
            <text:p>834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6750" calcext:value-type="float">
            <text:p>18675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6387" calcext:value-type="float">
            <text:p>186387</text:p>
          </table:table-cell>
          <table:table-cell office:value-type="float" office:value="94.4" calcext:value-type="float">
            <text:p>94.4</text:p>
          </table:table-cell>
          <table:table-cell office:value-type="float" office:value="2.5" calcext:value-type="float">
            <text:p>2.5</text:p>
          </table:table-cell>
          <table:table-cell office:value-type="float" office:value="834240" calcext:value-type="float">
            <text:p>834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6980" calcext:value-type="float">
            <text:p>186980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6616" calcext:value-type="float">
            <text:p>186616</text:p>
          </table:table-cell>
          <table:table-cell office:value-type="float" office:value="94.4" calcext:value-type="float">
            <text:p>94.4</text:p>
          </table:table-cell>
          <table:table-cell office:value-type="float" office:value="2.5" calcext:value-type="float">
            <text:p>2.5</text:p>
          </table:table-cell>
          <table:table-cell office:value-type="float" office:value="834240" calcext:value-type="float">
            <text:p>834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7208" calcext:value-type="float">
            <text:p>187208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6846" calcext:value-type="float">
            <text:p>186846</text:p>
          </table:table-cell>
          <table:table-cell office:value-type="float" office:value="94.4" calcext:value-type="float">
            <text:p>94.4</text:p>
          </table:table-cell>
          <table:table-cell office:value-type="float" office:value="2.5" calcext:value-type="float">
            <text:p>2.5</text:p>
          </table:table-cell>
          <table:table-cell office:value-type="float" office:value="834240" calcext:value-type="float">
            <text:p>834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7438" calcext:value-type="float">
            <text:p>187438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7073" calcext:value-type="float">
            <text:p>187073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34240" calcext:value-type="float">
            <text:p>834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7667" calcext:value-type="float">
            <text:p>18766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7302" calcext:value-type="float">
            <text:p>187302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34240" calcext:value-type="float">
            <text:p>834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7894" calcext:value-type="float">
            <text:p>187894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7529" calcext:value-type="float">
            <text:p>187529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34240" calcext:value-type="float">
            <text:p>834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8124" calcext:value-type="float">
            <text:p>188124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7753" calcext:value-type="float">
            <text:p>187753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34240" calcext:value-type="float">
            <text:p>834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8356" calcext:value-type="float">
            <text:p>188356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7985" calcext:value-type="float">
            <text:p>187985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34240" calcext:value-type="float">
            <text:p>834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8582" calcext:value-type="float">
            <text:p>18858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8209" calcext:value-type="float">
            <text:p>188209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34240" calcext:value-type="float">
            <text:p>834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8812" calcext:value-type="float">
            <text:p>188812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8435" calcext:value-type="float">
            <text:p>188435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34240" calcext:value-type="float">
            <text:p>834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9038" calcext:value-type="float">
            <text:p>189038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8658" calcext:value-type="float">
            <text:p>188658</text:p>
          </table:table-cell>
          <table:table-cell office:value-type="float" office:value="94.4" calcext:value-type="float">
            <text:p>94.4</text:p>
          </table:table-cell>
          <table:table-cell office:value-type="float" office:value="2.5" calcext:value-type="float">
            <text:p>2.5</text:p>
          </table:table-cell>
          <table:table-cell office:value-type="float" office:value="834240" calcext:value-type="float">
            <text:p>834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9271" calcext:value-type="float">
            <text:p>189271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8885" calcext:value-type="float">
            <text:p>188885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34240" calcext:value-type="float">
            <text:p>834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9504" calcext:value-type="float">
            <text:p>189504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9109" calcext:value-type="float">
            <text:p>189109</text:p>
          </table:table-cell>
          <table:table-cell office:value-type="float" office:value="94.1" calcext:value-type="float">
            <text:p>94.1</text:p>
          </table:table-cell>
          <table:table-cell office:value-type="float" office:value="2.7" calcext:value-type="float">
            <text:p>2.7</text:p>
          </table:table-cell>
          <table:table-cell office:value-type="float" office:value="897208" calcext:value-type="float">
            <text:p>8972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9722" calcext:value-type="float">
            <text:p>18972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9336" calcext:value-type="float">
            <text:p>189336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89946" calcext:value-type="float">
            <text:p>189946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9563" calcext:value-type="float">
            <text:p>189563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0175" calcext:value-type="float">
            <text:p>190175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89796" calcext:value-type="float">
            <text:p>189796</text:p>
          </table:table-cell>
          <table:table-cell office:value-type="float" office:value="94.1" calcext:value-type="float">
            <text:p>94.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0400" calcext:value-type="float">
            <text:p>190400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0022" calcext:value-type="float">
            <text:p>190022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0630" calcext:value-type="float">
            <text:p>190630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0245" calcext:value-type="float">
            <text:p>190245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2,5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0863" calcext:value-type="float">
            <text:p>190863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0475" calcext:value-type="float">
            <text:p>190475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1097" calcext:value-type="float">
            <text:p>1910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0702" calcext:value-type="float">
            <text:p>190702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1318" calcext:value-type="float">
            <text:p>1913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0929" calcext:value-type="float">
            <text:p>190929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1538" calcext:value-type="float">
            <text:p>191538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1153" calcext:value-type="float">
            <text:p>191153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1768" calcext:value-type="float">
            <text:p>191768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1380" calcext:value-type="float">
            <text:p>191380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1994" calcext:value-type="float">
            <text:p>191994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1610" calcext:value-type="float">
            <text:p>191610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2222" calcext:value-type="float">
            <text:p>192222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1836" calcext:value-type="float">
            <text:p>191836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2455" calcext:value-type="float">
            <text:p>19245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2071" calcext:value-type="float">
            <text:p>192071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2677" calcext:value-type="float">
            <text:p>192677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2301" calcext:value-type="float">
            <text:p>192301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2909" calcext:value-type="float">
            <text:p>19290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2530" calcext:value-type="float">
            <text:p>192530</text:p>
          </table:table-cell>
          <table:table-cell office:value-type="float" office:value="94.1" calcext:value-type="float">
            <text:p>94.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3134" calcext:value-type="float">
            <text:p>19313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2767" calcext:value-type="float">
            <text:p>192767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3363" calcext:value-type="float">
            <text:p>19336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2989" calcext:value-type="float">
            <text:p>192989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3590" calcext:value-type="float">
            <text:p>19359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3216" calcext:value-type="float">
            <text:p>193216</text:p>
          </table:table-cell>
          <table:table-cell office:value-type="float" office:value="94.4" calcext:value-type="float">
            <text:p>94.4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3819" calcext:value-type="float">
            <text:p>19381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3448" calcext:value-type="float">
            <text:p>193448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4042" calcext:value-type="float">
            <text:p>194042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3676" calcext:value-type="float">
            <text:p>193676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4268" calcext:value-type="float">
            <text:p>194268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3903" calcext:value-type="float">
            <text:p>193903</text:p>
          </table:table-cell>
          <table:table-cell office:value-type="float" office:value="94.4" calcext:value-type="float">
            <text:p>94.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4494" calcext:value-type="float">
            <text:p>19449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4133" calcext:value-type="float">
            <text:p>194133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4716" calcext:value-type="float">
            <text:p>194716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4360" calcext:value-type="float">
            <text:p>194360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4941" calcext:value-type="float">
            <text:p>19494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4586" calcext:value-type="float">
            <text:p>194586</text:p>
          </table:table-cell>
          <table:table-cell office:value-type="float" office:value="94.4" calcext:value-type="float">
            <text:p>94.4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5169" calcext:value-type="float">
            <text:p>19516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4821" calcext:value-type="float">
            <text:p>194821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5398" calcext:value-type="float">
            <text:p>19539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5047" calcext:value-type="float">
            <text:p>195047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5623" calcext:value-type="float">
            <text:p>19562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5270" calcext:value-type="float">
            <text:p>195270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5846" calcext:value-type="float">
            <text:p>19584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5497" calcext:value-type="float">
            <text:p>195497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6072" calcext:value-type="float">
            <text:p>19607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5726" calcext:value-type="float">
            <text:p>195726</text:p>
          </table:table-cell>
          <table:table-cell office:value-type="float" office:value="88.9" calcext:value-type="float">
            <text:p>88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6297" calcext:value-type="float">
            <text:p>19629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5954" calcext:value-type="float">
            <text:p>195954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6521" calcext:value-type="float">
            <text:p>196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6181" calcext:value-type="float">
            <text:p>196181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6752" calcext:value-type="float">
            <text:p>1967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6411" calcext:value-type="float">
            <text:p>196411</text:p>
          </table:table-cell>
          <table:table-cell office:value-type="float" office:value="99.9" calcext:value-type="float">
            <text:p>99.9</text:p>
          </table:table-cell>
          <table:table-cell office:value-type="float" office:value="2.9" calcext:value-type="float">
            <text:p>2.9</text:p>
          </table:table-cell>
          <table:table-cell office:value-type="float" office:value="956652" calcext:value-type="float">
            <text:p>9566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6978" calcext:value-type="float">
            <text:p>19697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6641" calcext:value-type="float">
            <text:p>196641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7202" calcext:value-type="float">
            <text:p>197202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6867" calcext:value-type="float">
            <text:p>196867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98,7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7428" calcext:value-type="float">
            <text:p>197428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7094" calcext:value-type="float">
            <text:p>197094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7656" calcext:value-type="float">
            <text:p>19765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7320" calcext:value-type="float">
            <text:p>197320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7881" calcext:value-type="float">
            <text:p>197881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7546" calcext:value-type="float">
            <text:p>197546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8106" calcext:value-type="float">
            <text:p>198106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7774" calcext:value-type="float">
            <text:p>197774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8326" calcext:value-type="float">
            <text:p>198326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8007" calcext:value-type="float">
            <text:p>198007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8554" calcext:value-type="float">
            <text:p>198554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8238" calcext:value-type="float">
            <text:p>198238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8784" calcext:value-type="float">
            <text:p>198784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8464" calcext:value-type="float">
            <text:p>198464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9013" calcext:value-type="float">
            <text:p>19901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8688" calcext:value-type="float">
            <text:p>198688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9242" calcext:value-type="float">
            <text:p>199242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8915" calcext:value-type="float">
            <text:p>198915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9475" calcext:value-type="float">
            <text:p>19947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9141" calcext:value-type="float">
            <text:p>199141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9706" calcext:value-type="float">
            <text:p>199706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9367" calcext:value-type="float">
            <text:p>199367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199935" calcext:value-type="float">
            <text:p>19993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9601" calcext:value-type="float">
            <text:p>199601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0166" calcext:value-type="float">
            <text:p>200166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199833" calcext:value-type="float">
            <text:p>199833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0394" calcext:value-type="float">
            <text:p>20039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0059" calcext:value-type="float">
            <text:p>200059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0619" calcext:value-type="float">
            <text:p>20061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0288" calcext:value-type="float">
            <text:p>200288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0849" calcext:value-type="float">
            <text:p>20084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0515" calcext:value-type="float">
            <text:p>200515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1080" calcext:value-type="float">
            <text:p>20108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0738" calcext:value-type="float">
            <text:p>200738</text:p>
          </table:table-cell>
          <table:table-cell office:value-type="float" office:value="88.9" calcext:value-type="float">
            <text:p>88.9</text:p>
          </table:table-cell>
          <table:table-cell office:value-type="float" office:value="2.7" calcext:value-type="float">
            <text:p>2.7</text:p>
          </table:table-cell>
          <table:table-cell office:value-type="float" office:value="884576" calcext:value-type="float">
            <text:p>8845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1310" calcext:value-type="float">
            <text:p>2013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0971" calcext:value-type="float">
            <text:p>200971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1536" calcext:value-type="float">
            <text:p>201536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1199" calcext:value-type="float">
            <text:p>201199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1766" calcext:value-type="float">
            <text:p>201766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1430" calcext:value-type="float">
            <text:p>201430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1999" calcext:value-type="float">
            <text:p>20199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1660" calcext:value-type="float">
            <text:p>201660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2225" calcext:value-type="float">
            <text:p>20222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1887" calcext:value-type="float">
            <text:p>201887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34424" calcext:value-type="float">
            <text:p>8344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2444" calcext:value-type="float">
            <text:p>20244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2115" calcext:value-type="float">
            <text:p>202115</text:p>
          </table:table-cell>
          <table:table-cell office:value-type="float" office:value="94.4" calcext:value-type="float">
            <text:p>94.4</text:p>
          </table:table-cell>
          <table:table-cell office:value-type="float" office:value="2.5" calcext:value-type="float">
            <text:p>2.5</text:p>
          </table:table-cell>
          <table:table-cell office:value-type="float" office:value="834424" calcext:value-type="float">
            <text:p>8344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2672" calcext:value-type="float">
            <text:p>20267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2341" calcext:value-type="float">
            <text:p>202341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970644" calcext:value-type="float">
            <text:p>9706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2899" calcext:value-type="float">
            <text:p>20289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2560" calcext:value-type="float">
            <text:p>202560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3125" calcext:value-type="float">
            <text:p>203125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2789" calcext:value-type="float">
            <text:p>202789</text:p>
          </table:table-cell>
          <table:table-cell office:value-type="float" office:value="99.9" calcext:value-type="float">
            <text:p>99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3347" calcext:value-type="float">
            <text:p>203347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3014" calcext:value-type="float">
            <text:p>203014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3571" calcext:value-type="float">
            <text:p>203571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3239" calcext:value-type="float">
            <text:p>203239</text:p>
          </table:table-cell>
          <table:table-cell office:value-type="float" office:value="99.9" calcext:value-type="float">
            <text:p>99.9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3799" calcext:value-type="float">
            <text:p>20379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3467" calcext:value-type="float">
            <text:p>203467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4024" calcext:value-type="float">
            <text:p>204024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3695" calcext:value-type="float">
            <text:p>203695</text:p>
          </table:table-cell>
          <table:table-cell office:value-type="float" office:value="88.9" calcext:value-type="float">
            <text:p>88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4250" calcext:value-type="float">
            <text:p>204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3925" calcext:value-type="float">
            <text:p>203925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4481" calcext:value-type="float">
            <text:p>20448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4150" calcext:value-type="float">
            <text:p>204150</text:p>
          </table:table-cell>
          <table:table-cell office:value-type="float" office:value="99.9" calcext:value-type="float">
            <text:p>99.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4712" calcext:value-type="float">
            <text:p>20471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4378" calcext:value-type="float">
            <text:p>204378</text:p>
          </table:table-cell>
          <table:table-cell office:value-type="float" office:value="94.4" calcext:value-type="float">
            <text:p>94.4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4941" calcext:value-type="float">
            <text:p>204941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4607" calcext:value-type="float">
            <text:p>204607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5165" calcext:value-type="float">
            <text:p>2051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4835" calcext:value-type="float">
            <text:p>204835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5392" calcext:value-type="float">
            <text:p>205392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5059" calcext:value-type="float">
            <text:p>205059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5623" calcext:value-type="float">
            <text:p>2056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5282" calcext:value-type="float">
            <text:p>205282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5854" calcext:value-type="float">
            <text:p>205854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5507" calcext:value-type="float">
            <text:p>205507</text:p>
          </table:table-cell>
          <table:table-cell office:value-type="float" office:value="99.9" calcext:value-type="float">
            <text:p>99.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6085" calcext:value-type="float">
            <text:p>20608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5739" calcext:value-type="float">
            <text:p>205739</text:p>
          </table:table-cell>
          <table:table-cell office:value-type="float" office:value="99.9" calcext:value-type="float">
            <text:p>99.9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6317" calcext:value-type="float">
            <text:p>20631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5966" calcext:value-type="float">
            <text:p>205966</text:p>
          </table:table-cell>
          <table:table-cell office:value-type="float" office:value="94.4" calcext:value-type="float">
            <text:p>94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6548" calcext:value-type="float">
            <text:p>206548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6201" calcext:value-type="float">
            <text:p>206201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6776" calcext:value-type="float">
            <text:p>206776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6428" calcext:value-type="float">
            <text:p>206428</text:p>
          </table:table-cell>
          <table:table-cell office:value-type="float" office:value="94.1" calcext:value-type="float">
            <text:p>94.1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6999" calcext:value-type="float">
            <text:p>206999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6657" calcext:value-type="float">
            <text:p>206657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7232" calcext:value-type="float">
            <text:p>20723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6884" calcext:value-type="float">
            <text:p>206884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7462" calcext:value-type="float">
            <text:p>20746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7103" calcext:value-type="float">
            <text:p>207103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7690" calcext:value-type="float">
            <text:p>207690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7332" calcext:value-type="float">
            <text:p>207332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7919" calcext:value-type="float">
            <text:p>207919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7561" calcext:value-type="float">
            <text:p>207561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8145" calcext:value-type="float">
            <text:p>20814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7792" calcext:value-type="float">
            <text:p>207792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8375" calcext:value-type="float">
            <text:p>208375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8021" calcext:value-type="float">
            <text:p>208021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8602" calcext:value-type="float">
            <text:p>208602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8251" calcext:value-type="float">
            <text:p>208251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8831" calcext:value-type="float">
            <text:p>208831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8477" calcext:value-type="float">
            <text:p>208477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9058" calcext:value-type="float">
            <text:p>209058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8704" calcext:value-type="float">
            <text:p>208704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9287" calcext:value-type="float">
            <text:p>209287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8928" calcext:value-type="float">
            <text:p>208928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9517" calcext:value-type="float">
            <text:p>209517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9154" calcext:value-type="float">
            <text:p>209154</text:p>
          </table:table-cell>
          <table:table-cell office:value-type="float" office:value="94.4" calcext:value-type="float">
            <text:p>94.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9740" calcext:value-type="float">
            <text:p>20974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9382" calcext:value-type="float">
            <text:p>209382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09974" calcext:value-type="float">
            <text:p>209974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9612" calcext:value-type="float">
            <text:p>209612</text:p>
          </table:table-cell>
          <table:table-cell office:value-type="float" office:value="94.1" calcext:value-type="float">
            <text:p>94.1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0199" calcext:value-type="float">
            <text:p>2101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09844" calcext:value-type="float">
            <text:p>209844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0422" calcext:value-type="float">
            <text:p>21042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0077" calcext:value-type="float">
            <text:p>210077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0653" calcext:value-type="float">
            <text:p>210653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0305" calcext:value-type="float">
            <text:p>210305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0880" calcext:value-type="float">
            <text:p>21088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0533" calcext:value-type="float">
            <text:p>210533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1107" calcext:value-type="float">
            <text:p>211107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0759" calcext:value-type="float">
            <text:p>210759</text:p>
          </table:table-cell>
          <table:table-cell office:value-type="float" office:value="94.4" calcext:value-type="float">
            <text:p>94.4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1339" calcext:value-type="float">
            <text:p>211339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0987" calcext:value-type="float">
            <text:p>210987</text:p>
          </table:table-cell>
          <table:table-cell office:value-type="float" office:value="94.4" calcext:value-type="float">
            <text:p>94.4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1568" calcext:value-type="float">
            <text:p>211568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1217" calcext:value-type="float">
            <text:p>211217</text:p>
          </table:table-cell>
          <table:table-cell office:value-type="float" office:value="94.4" calcext:value-type="float">
            <text:p>94.4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1798" calcext:value-type="float">
            <text:p>211798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1445" calcext:value-type="float">
            <text:p>211445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2030" calcext:value-type="float">
            <text:p>21203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1668" calcext:value-type="float">
            <text:p>211668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2257" calcext:value-type="float">
            <text:p>212257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1892" calcext:value-type="float">
            <text:p>211892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2482" calcext:value-type="float">
            <text:p>21248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2116" calcext:value-type="float">
            <text:p>212116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2712" calcext:value-type="float">
            <text:p>21271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2339" calcext:value-type="float">
            <text:p>212339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2938" calcext:value-type="float">
            <text:p>212938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2563" calcext:value-type="float">
            <text:p>212563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3161" calcext:value-type="float">
            <text:p>21316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2789" calcext:value-type="float">
            <text:p>212789</text:p>
          </table:table-cell>
          <table:table-cell office:value-type="float" office:value="94.1" calcext:value-type="float">
            <text:p>94.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3390" calcext:value-type="float">
            <text:p>21339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3018" calcext:value-type="float">
            <text:p>213018</text:p>
          </table:table-cell>
          <table:table-cell office:value-type="float" office:value="82.4" calcext:value-type="float">
            <text:p>82.4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office:value-type="float" office:value="213619" calcext:value-type="float">
            <text:p>213619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3249" calcext:value-type="float">
            <text:p>213249</text:p>
          </table:table-cell>
          <table:table-cell office:value-type="float" office:value="41.2" calcext:value-type="float">
            <text:p>41.2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3849" calcext:value-type="float">
            <text:p>213849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3475" calcext:value-type="float">
            <text:p>213475</text:p>
          </table:table-cell>
          <table:table-cell office:value-type="float" office:value="94.4" calcext:value-type="float">
            <text:p>94.4</text:p>
          </table:table-cell>
          <table:table-cell office:value-type="float" office:value="0.8" calcext:value-type="float">
            <text:p>0.8</text:p>
          </table:table-cell>
          <table:table-cell office:value-type="float" office:value="247688" calcext:value-type="float">
            <text:p>2476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4072" calcext:value-type="float">
            <text:p>21407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3702" calcext:value-type="float">
            <text:p>213702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47688" calcext:value-type="float">
            <text:p>2476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4302" calcext:value-type="float">
            <text:p>21430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3928" calcext:value-type="float">
            <text:p>213928</text:p>
          </table:table-cell>
          <table:table-cell office:value-type="float" office:value="94.1" calcext:value-type="float">
            <text:p>94.1</text:p>
          </table:table-cell>
          <table:table-cell office:value-type="float" office:value="0.8" calcext:value-type="float">
            <text:p>0.8</text:p>
          </table:table-cell>
          <table:table-cell office:value-type="float" office:value="256924" calcext:value-type="float">
            <text:p>2569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4527" calcext:value-type="float">
            <text:p>214527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4153" calcext:value-type="float">
            <text:p>214153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72500" calcext:value-type="float">
            <text:p>2725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4756" calcext:value-type="float">
            <text:p>214756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4377" calcext:value-type="float">
            <text:p>214377</text:p>
          </table:table-cell>
          <table:table-cell office:value-type="float" office:value="94.4" calcext:value-type="float">
            <text:p>94.4</text:p>
          </table:table-cell>
          <table:table-cell office:value-type="float" office:value="0.9" calcext:value-type="float">
            <text:p>0.9</text:p>
          </table:table-cell>
          <table:table-cell office:value-type="float" office:value="289396" calcext:value-type="float">
            <text:p>289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4986" calcext:value-type="float">
            <text:p>214986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4603" calcext:value-type="float">
            <text:p>214603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306292" calcext:value-type="float">
            <text:p>3062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5216" calcext:value-type="float">
            <text:p>215216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4840" calcext:value-type="float">
            <text:p>214840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23188" calcext:value-type="float">
            <text:p>3231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5443" calcext:value-type="float">
            <text:p>21544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5067" calcext:value-type="float">
            <text:p>215067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40084" calcext:value-type="float">
            <text:p>3400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5667" calcext:value-type="float">
            <text:p>215667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5296" calcext:value-type="float">
            <text:p>215296</text:p>
          </table:table-cell>
          <table:table-cell office:value-type="float" office:value="94.4" calcext:value-type="float">
            <text:p>94.4</text:p>
          </table:table-cell>
          <table:table-cell office:value-type="float" office:value="1.1" calcext:value-type="float">
            <text:p>1.1</text:p>
          </table:table-cell>
          <table:table-cell office:value-type="float" office:value="355396" calcext:value-type="float">
            <text:p>355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5892" calcext:value-type="float">
            <text:p>215892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5525" calcext:value-type="float">
            <text:p>215525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72292" calcext:value-type="float">
            <text:p>3722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6121" calcext:value-type="float">
            <text:p>216121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5749" calcext:value-type="float">
            <text:p>215749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388660" calcext:value-type="float">
            <text:p>3886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6355" calcext:value-type="float">
            <text:p>216355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5972" calcext:value-type="float">
            <text:p>215972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404500" calcext:value-type="float">
            <text:p>4045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6585" calcext:value-type="float">
            <text:p>216585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6198" calcext:value-type="float">
            <text:p>216198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21396" calcext:value-type="float">
            <text:p>421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6819" calcext:value-type="float">
            <text:p>216819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6424" calcext:value-type="float">
            <text:p>216424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37236" calcext:value-type="float">
            <text:p>4372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7046" calcext:value-type="float">
            <text:p>217046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6653" calcext:value-type="float">
            <text:p>216653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53604" calcext:value-type="float">
            <text:p>4536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7273" calcext:value-type="float">
            <text:p>217273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6878" calcext:value-type="float">
            <text:p>216878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70500" calcext:value-type="float">
            <text:p>4705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7500" calcext:value-type="float">
            <text:p>217500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7101" calcext:value-type="float">
            <text:p>217101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485812" calcext:value-type="float">
            <text:p>4858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7730" calcext:value-type="float">
            <text:p>2177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7328" calcext:value-type="float">
            <text:p>217328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502708" calcext:value-type="float">
            <text:p>5027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7960" calcext:value-type="float">
            <text:p>217960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7560" calcext:value-type="float">
            <text:p>217560</text:p>
          </table:table-cell>
          <table:table-cell office:value-type="float" office:value="99.9" calcext:value-type="float">
            <text:p>99.9</text:p>
          </table:table-cell>
          <table:table-cell office:value-type="float" office:value="1.7" calcext:value-type="float">
            <text:p>1.7</text:p>
          </table:table-cell>
          <table:table-cell office:value-type="float" office:value="569604" calcext:value-type="float">
            <text:p>5696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8188" calcext:value-type="float">
            <text:p>218188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7784" calcext:value-type="float">
            <text:p>217784</text:p>
          </table:table-cell>
          <table:table-cell office:value-type="float" office:value="99.9" calcext:value-type="float">
            <text:p>99.9</text:p>
          </table:table-cell>
          <table:table-cell office:value-type="float" office:value="1.8" calcext:value-type="float">
            <text:p>1.8</text:p>
          </table:table-cell>
          <table:table-cell office:value-type="float" office:value="589624" calcext:value-type="float">
            <text:p>5896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8415" calcext:value-type="float">
            <text:p>218415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8013" calcext:value-type="float">
            <text:p>218013</text:p>
          </table:table-cell>
          <table:table-cell office:value-type="float" office:value="99.9" calcext:value-type="float">
            <text:p>99.9</text:p>
          </table:table-cell>
          <table:table-cell office:value-type="float" office:value="1.6" calcext:value-type="float">
            <text:p>1.6</text:p>
          </table:table-cell>
          <table:table-cell office:value-type="float" office:value="510664" calcext:value-type="float">
            <text:p>5106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8642" calcext:value-type="float">
            <text:p>218642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8242" calcext:value-type="float">
            <text:p>218242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4524" calcext:value-type="float">
            <text:p>8145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8874" calcext:value-type="float">
            <text:p>218874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8472" calcext:value-type="float">
            <text:p>218472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4524" calcext:value-type="float">
            <text:p>8145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9101" calcext:value-type="float">
            <text:p>219101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8697" calcext:value-type="float">
            <text:p>218697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4524" calcext:value-type="float">
            <text:p>8145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9329" calcext:value-type="float">
            <text:p>219329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8926" calcext:value-type="float">
            <text:p>218926</text:p>
          </table:table-cell>
          <table:table-cell office:value-type="float" office:value="94.4" calcext:value-type="float">
            <text:p>94.4</text:p>
          </table:table-cell>
          <table:table-cell office:value-type="float" office:value="2.5" calcext:value-type="float">
            <text:p>2.5</text:p>
          </table:table-cell>
          <table:table-cell office:value-type="float" office:value="814524" calcext:value-type="float">
            <text:p>8145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9564" calcext:value-type="float">
            <text:p>219564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9155" calcext:value-type="float">
            <text:p>219155</text:p>
          </table:table-cell>
          <table:table-cell office:value-type="float" office:value="94.4" calcext:value-type="float">
            <text:p>94.4</text:p>
          </table:table-cell>
          <table:table-cell office:value-type="float" office:value="2.5" calcext:value-type="float">
            <text:p>2.5</text:p>
          </table:table-cell>
          <table:table-cell office:value-type="float" office:value="814524" calcext:value-type="float">
            <text:p>8145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19784" calcext:value-type="float">
            <text:p>2197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9388" calcext:value-type="float">
            <text:p>219388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4524" calcext:value-type="float">
            <text:p>8145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0013" calcext:value-type="float">
            <text:p>220013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9614" calcext:value-type="float">
            <text:p>219614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4524" calcext:value-type="float">
            <text:p>8145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0245" calcext:value-type="float">
            <text:p>220245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19842" calcext:value-type="float">
            <text:p>219842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4524" calcext:value-type="float">
            <text:p>8145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0478" calcext:value-type="float">
            <text:p>22047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0073" calcext:value-type="float">
            <text:p>220073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4524" calcext:value-type="float">
            <text:p>8145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0703" calcext:value-type="float">
            <text:p>220703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0301" calcext:value-type="float">
            <text:p>220301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4524" calcext:value-type="float">
            <text:p>8145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0930" calcext:value-type="float">
            <text:p>22093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0523" calcext:value-type="float">
            <text:p>220523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4524" calcext:value-type="float">
            <text:p>8145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1161" calcext:value-type="float">
            <text:p>221161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0756" calcext:value-type="float">
            <text:p>220756</text:p>
          </table:table-cell>
          <table:table-cell office:value-type="float" office:value="94.4" calcext:value-type="float">
            <text:p>94.4</text:p>
          </table:table-cell>
          <table:table-cell office:value-type="float" office:value="2.5" calcext:value-type="float">
            <text:p>2.5</text:p>
          </table:table-cell>
          <table:table-cell office:value-type="float" office:value="814524" calcext:value-type="float">
            <text:p>8145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1399" calcext:value-type="float">
            <text:p>221399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0982" calcext:value-type="float">
            <text:p>220982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4524" calcext:value-type="float">
            <text:p>8145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1630" calcext:value-type="float">
            <text:p>221630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1207" calcext:value-type="float">
            <text:p>221207</text:p>
          </table:table-cell>
          <table:table-cell office:value-type="float" office:value="94.4" calcext:value-type="float">
            <text:p>94.4</text:p>
          </table:table-cell>
          <table:table-cell office:value-type="float" office:value="2.5" calcext:value-type="float">
            <text:p>2.5</text:p>
          </table:table-cell>
          <table:table-cell office:value-type="float" office:value="814524" calcext:value-type="float">
            <text:p>8145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1859" calcext:value-type="float">
            <text:p>221859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1437" calcext:value-type="float">
            <text:p>221437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4524" calcext:value-type="float">
            <text:p>8145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2088" calcext:value-type="float">
            <text:p>22208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1665" calcext:value-type="float">
            <text:p>221665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60368" calcext:value-type="float">
            <text:p>8603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2315" calcext:value-type="float">
            <text:p>222315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1891" calcext:value-type="float">
            <text:p>221891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2542" calcext:value-type="float">
            <text:p>222542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2118" calcext:value-type="float">
            <text:p>222118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2775" calcext:value-type="float">
            <text:p>222775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2345" calcext:value-type="float">
            <text:p>222345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3004" calcext:value-type="float">
            <text:p>223004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2572" calcext:value-type="float">
            <text:p>222572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3228" calcext:value-type="float">
            <text:p>223228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2797" calcext:value-type="float">
            <text:p>222797</text:p>
          </table:table-cell>
          <table:table-cell office:value-type="float" office:value="94.4" calcext:value-type="float">
            <text:p>94.4</text:p>
          </table:table-cell>
          <table:table-cell office:value-type="float" office:value="3" calcext:value-type="float">
            <text:p>3</text:p>
          </table:table-cell>
          <table:table-cell office:value-type="float" office:value="983508" calcext:value-type="float">
            <text:p>9835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3457" calcext:value-type="float">
            <text:p>223457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3027" calcext:value-type="float">
            <text:p>223027</text:p>
          </table:table-cell>
          <table:table-cell office:value-type="float" office:value="94.4" calcext:value-type="float">
            <text:p>94.4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3683" calcext:value-type="float">
            <text:p>223683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3257" calcext:value-type="float">
            <text:p>223257</text:p>
          </table:table-cell>
          <table:table-cell office:value-type="float" office:value="88.9" calcext:value-type="float">
            <text:p>88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3918" calcext:value-type="float">
            <text:p>223918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3488" calcext:value-type="float">
            <text:p>223488</text:p>
          </table:table-cell>
          <table:table-cell office:value-type="float" office:value="94.4" calcext:value-type="float">
            <text:p>94.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4145" calcext:value-type="float">
            <text:p>224145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3717" calcext:value-type="float">
            <text:p>223717</text:p>
          </table:table-cell>
          <table:table-cell office:value-type="float" office:value="94.4" calcext:value-type="float">
            <text:p>94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4371" calcext:value-type="float">
            <text:p>224371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3944" calcext:value-type="float">
            <text:p>223944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4598" calcext:value-type="float">
            <text:p>224598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4169" calcext:value-type="float">
            <text:p>224169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4831" calcext:value-type="float">
            <text:p>224831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4396" calcext:value-type="float">
            <text:p>224396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5058" calcext:value-type="float">
            <text:p>225058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4624" calcext:value-type="float">
            <text:p>224624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5288" calcext:value-type="float">
            <text:p>225288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4850" calcext:value-type="float">
            <text:p>224850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5520" calcext:value-type="float">
            <text:p>225520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5075" calcext:value-type="float">
            <text:p>225075</text:p>
          </table:table-cell>
          <table:table-cell office:value-type="float" office:value="94.4" calcext:value-type="float">
            <text:p>94.4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5750" calcext:value-type="float">
            <text:p>225750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5305" calcext:value-type="float">
            <text:p>225305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5984" calcext:value-type="float">
            <text:p>225984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5531" calcext:value-type="float">
            <text:p>225531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6212" calcext:value-type="float">
            <text:p>226212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5755" calcext:value-type="float">
            <text:p>225755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6443" calcext:value-type="float">
            <text:p>226443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5981" calcext:value-type="float">
            <text:p>225981</text:p>
          </table:table-cell>
          <table:table-cell office:value-type="float" office:value="94.1" calcext:value-type="float">
            <text:p>94.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6676" calcext:value-type="float">
            <text:p>22667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6207" calcext:value-type="float">
            <text:p>226207</text:p>
          </table:table-cell>
          <table:table-cell office:value-type="float" office:value="94.4" calcext:value-type="float">
            <text:p>94.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6908" calcext:value-type="float">
            <text:p>22690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6437" calcext:value-type="float">
            <text:p>226437</text:p>
          </table:table-cell>
          <table:table-cell office:value-type="float" office:value="88.9" calcext:value-type="float">
            <text:p>88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7136" calcext:value-type="float">
            <text:p>2271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6666" calcext:value-type="float">
            <text:p>226666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7366" calcext:value-type="float">
            <text:p>22736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6891" calcext:value-type="float">
            <text:p>226891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7594" calcext:value-type="float">
            <text:p>22759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7120" calcext:value-type="float">
            <text:p>227120</text:p>
          </table:table-cell>
          <table:table-cell office:value-type="float" office:value="94.1" calcext:value-type="float">
            <text:p>94.1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7825" calcext:value-type="float">
            <text:p>227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7344" calcext:value-type="float">
            <text:p>227344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8056" calcext:value-type="float">
            <text:p>228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7568" calcext:value-type="float">
            <text:p>227568</text:p>
          </table:table-cell>
          <table:table-cell office:value-type="float" office:value="94.4" calcext:value-type="float">
            <text:p>94.4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8285" calcext:value-type="float">
            <text:p>22828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7793" calcext:value-type="float">
            <text:p>227793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8513" calcext:value-type="float">
            <text:p>22851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8017" calcext:value-type="float">
            <text:p>228017</text:p>
          </table:table-cell>
          <table:table-cell office:value-type="float" office:value="94.4" calcext:value-type="float">
            <text:p>94.4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8737" calcext:value-type="float">
            <text:p>22873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8249" calcext:value-type="float">
            <text:p>228249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8963" calcext:value-type="float">
            <text:p>22896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8471" calcext:value-type="float">
            <text:p>228471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9190" calcext:value-type="float">
            <text:p>229190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8695" calcext:value-type="float">
            <text:p>228695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9422" calcext:value-type="float">
            <text:p>22942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8919" calcext:value-type="float">
            <text:p>228919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9654" calcext:value-type="float">
            <text:p>229654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9147" calcext:value-type="float">
            <text:p>229147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29884" calcext:value-type="float">
            <text:p>229884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9371" calcext:value-type="float">
            <text:p>229371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0112" calcext:value-type="float">
            <text:p>23011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9597" calcext:value-type="float">
            <text:p>229597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0339" calcext:value-type="float">
            <text:p>230339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29827" calcext:value-type="float">
            <text:p>229827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0567" calcext:value-type="float">
            <text:p>230567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0059" calcext:value-type="float">
            <text:p>230059</text:p>
          </table:table-cell>
          <table:table-cell office:value-type="float" office:value="99.9" calcext:value-type="float">
            <text:p>99.9</text:p>
          </table:table-cell>
          <table:table-cell office:value-type="float" office:value="2.7" calcext:value-type="float">
            <text:p>2.7</text:p>
          </table:table-cell>
          <table:table-cell office:value-type="float" office:value="902352" calcext:value-type="float">
            <text:p>9023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0794" calcext:value-type="float">
            <text:p>230794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0289" calcext:value-type="float">
            <text:p>230289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1022" calcext:value-type="float">
            <text:p>23102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0518" calcext:value-type="float">
            <text:p>230518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1250" calcext:value-type="float">
            <text:p>231250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0742" calcext:value-type="float">
            <text:p>230742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1480" calcext:value-type="float">
            <text:p>23148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0962" calcext:value-type="float">
            <text:p>230962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1713" calcext:value-type="float">
            <text:p>231713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1191" calcext:value-type="float">
            <text:p>231191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1945" calcext:value-type="float">
            <text:p>23194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1416" calcext:value-type="float">
            <text:p>231416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2177" calcext:value-type="float">
            <text:p>232177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1644" calcext:value-type="float">
            <text:p>231644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2404" calcext:value-type="float">
            <text:p>232404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1870" calcext:value-type="float">
            <text:p>231870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2635" calcext:value-type="float">
            <text:p>23263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2099" calcext:value-type="float">
            <text:p>232099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2864" calcext:value-type="float">
            <text:p>232864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2329" calcext:value-type="float">
            <text:p>232329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3092" calcext:value-type="float">
            <text:p>233092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2556" calcext:value-type="float">
            <text:p>232556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37092" calcext:value-type="float">
            <text:p>6370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3325" calcext:value-type="float">
            <text:p>23332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2783" calcext:value-type="float">
            <text:p>232783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31704" calcext:value-type="float">
            <text:p>2317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3552" calcext:value-type="float">
            <text:p>233552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3012" calcext:value-type="float">
            <text:p>233012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41468" calcext:value-type="float">
            <text:p>2414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3779" calcext:value-type="float">
            <text:p>233779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3239" calcext:value-type="float">
            <text:p>233239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56780" calcext:value-type="float">
            <text:p>2567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4006" calcext:value-type="float">
            <text:p>234006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3466" calcext:value-type="float">
            <text:p>233466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73676" calcext:value-type="float">
            <text:p>2736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4233" calcext:value-type="float">
            <text:p>234233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3694" calcext:value-type="float">
            <text:p>233694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90572" calcext:value-type="float">
            <text:p>2905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4456" calcext:value-type="float">
            <text:p>234456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3921" calcext:value-type="float">
            <text:p>233921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305884" calcext:value-type="float">
            <text:p>3058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4679" calcext:value-type="float">
            <text:p>234679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4145" calcext:value-type="float">
            <text:p>234145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22780" calcext:value-type="float">
            <text:p>3227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4908" calcext:value-type="float">
            <text:p>234908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4375" calcext:value-type="float">
            <text:p>234375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38092" calcext:value-type="float">
            <text:p>3380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5136" calcext:value-type="float">
            <text:p>235136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4608" calcext:value-type="float">
            <text:p>234608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54988" calcext:value-type="float">
            <text:p>3549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5361" calcext:value-type="float">
            <text:p>235361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4835" calcext:value-type="float">
            <text:p>234835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71884" calcext:value-type="float">
            <text:p>3718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5585" calcext:value-type="float">
            <text:p>235585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5065" calcext:value-type="float">
            <text:p>235065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387460" calcext:value-type="float">
            <text:p>3874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5808" calcext:value-type="float">
            <text:p>235808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5288" calcext:value-type="float">
            <text:p>235288</text:p>
          </table:table-cell>
          <table:table-cell office:value-type="float" office:value="94.4" calcext:value-type="float">
            <text:p>94.4</text:p>
          </table:table-cell>
          <table:table-cell office:value-type="float" office:value="1.2" calcext:value-type="float">
            <text:p>1.2</text:p>
          </table:table-cell>
          <table:table-cell office:value-type="float" office:value="404356" calcext:value-type="float">
            <text:p>4043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6036" calcext:value-type="float">
            <text:p>236036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5515" calcext:value-type="float">
            <text:p>235515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19668" calcext:value-type="float">
            <text:p>4196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6263" calcext:value-type="float">
            <text:p>236263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5739" calcext:value-type="float">
            <text:p>235739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36564" calcext:value-type="float">
            <text:p>4365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6488" calcext:value-type="float">
            <text:p>236488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5966" calcext:value-type="float">
            <text:p>235966</text:p>
          </table:table-cell>
          <table:table-cell office:value-type="float" office:value="94.4" calcext:value-type="float">
            <text:p>94.4</text:p>
          </table:table-cell>
          <table:table-cell office:value-type="float" office:value="1.4" calcext:value-type="float">
            <text:p>1.4</text:p>
          </table:table-cell>
          <table:table-cell office:value-type="float" office:value="452932" calcext:value-type="float">
            <text:p>4529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6711" calcext:value-type="float">
            <text:p>236711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6197" calcext:value-type="float">
            <text:p>236197</text:p>
          </table:table-cell>
          <table:table-cell office:value-type="float" office:value="88.9" calcext:value-type="float">
            <text:p>88.9</text:p>
          </table:table-cell>
          <table:table-cell office:value-type="float" office:value="1.4" calcext:value-type="float">
            <text:p>1.4</text:p>
          </table:table-cell>
          <table:table-cell office:value-type="float" office:value="468772" calcext:value-type="float">
            <text:p>4687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6937" calcext:value-type="float">
            <text:p>236937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6423" calcext:value-type="float">
            <text:p>236423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485668" calcext:value-type="float">
            <text:p>4856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7168" calcext:value-type="float">
            <text:p>23716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6650" calcext:value-type="float">
            <text:p>236650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501508" calcext:value-type="float">
            <text:p>5015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7398" calcext:value-type="float">
            <text:p>237398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6875" calcext:value-type="float">
            <text:p>236875</text:p>
          </table:table-cell>
          <table:table-cell office:value-type="float" office:value="99.9" calcext:value-type="float">
            <text:p>99.9</text:p>
          </table:table-cell>
          <table:table-cell office:value-type="float" office:value="1.6" calcext:value-type="float">
            <text:p>1.6</text:p>
          </table:table-cell>
          <table:table-cell office:value-type="float" office:value="537988" calcext:value-type="float">
            <text:p>5379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7626" calcext:value-type="float">
            <text:p>2376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7101" calcext:value-type="float">
            <text:p>237101</text:p>
          </table:table-cell>
          <table:table-cell office:value-type="float" office:value="94.1" calcext:value-type="float">
            <text:p>94.1</text:p>
          </table:table-cell>
          <table:table-cell office:value-type="float" office:value="1.8" calcext:value-type="float">
            <text:p>1.8</text:p>
          </table:table-cell>
          <table:table-cell office:value-type="float" office:value="585936" calcext:value-type="float">
            <text:p>5859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7857" calcext:value-type="float">
            <text:p>2378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7331" calcext:value-type="float">
            <text:p>237331</text:p>
          </table:table-cell>
          <table:table-cell office:value-type="float" office:value="99.9" calcext:value-type="float">
            <text:p>99.9</text:p>
          </table:table-cell>
          <table:table-cell office:value-type="float" office:value="1.6" calcext:value-type="float">
            <text:p>1.6</text:p>
          </table:table-cell>
          <table:table-cell office:value-type="float" office:value="510408" calcext:value-type="float">
            <text:p>5104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8082" calcext:value-type="float">
            <text:p>2380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7560" calcext:value-type="float">
            <text:p>237560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4268" calcext:value-type="float">
            <text:p>814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8311" calcext:value-type="float">
            <text:p>23831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7791" calcext:value-type="float">
            <text:p>237791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4268" calcext:value-type="float">
            <text:p>814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8532" calcext:value-type="float">
            <text:p>23853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8016" calcext:value-type="float">
            <text:p>238016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4268" calcext:value-type="float">
            <text:p>814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8764" calcext:value-type="float">
            <text:p>238764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8244" calcext:value-type="float">
            <text:p>238244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4268" calcext:value-type="float">
            <text:p>814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8989" calcext:value-type="float">
            <text:p>238989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8470" calcext:value-type="float">
            <text:p>238470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4268" calcext:value-type="float">
            <text:p>814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9217" calcext:value-type="float">
            <text:p>239217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8698" calcext:value-type="float">
            <text:p>238698</text:p>
          </table:table-cell>
          <table:table-cell office:value-type="float" office:value="94.4" calcext:value-type="float">
            <text:p>94.4</text:p>
          </table:table-cell>
          <table:table-cell office:value-type="float" office:value="2.5" calcext:value-type="float">
            <text:p>2.5</text:p>
          </table:table-cell>
          <table:table-cell office:value-type="float" office:value="814268" calcext:value-type="float">
            <text:p>814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9452" calcext:value-type="float">
            <text:p>239452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8923" calcext:value-type="float">
            <text:p>238923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4268" calcext:value-type="float">
            <text:p>814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9683" calcext:value-type="float">
            <text:p>239683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9155" calcext:value-type="float">
            <text:p>239155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4268" calcext:value-type="float">
            <text:p>814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39912" calcext:value-type="float">
            <text:p>239912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9384" calcext:value-type="float">
            <text:p>239384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4268" calcext:value-type="float">
            <text:p>814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0138" calcext:value-type="float">
            <text:p>240138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9613" calcext:value-type="float">
            <text:p>239613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4268" calcext:value-type="float">
            <text:p>814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0365" calcext:value-type="float">
            <text:p>24036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39841" calcext:value-type="float">
            <text:p>239841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4268" calcext:value-type="float">
            <text:p>814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0597" calcext:value-type="float">
            <text:p>240597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0064" calcext:value-type="float">
            <text:p>240064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4268" calcext:value-type="float">
            <text:p>814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0828" calcext:value-type="float">
            <text:p>240828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0292" calcext:value-type="float">
            <text:p>240292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4268" calcext:value-type="float">
            <text:p>814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1057" calcext:value-type="float">
            <text:p>241057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0519" calcext:value-type="float">
            <text:p>240519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4268" calcext:value-type="float">
            <text:p>814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1280" calcext:value-type="float">
            <text:p>241280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0745" calcext:value-type="float">
            <text:p>240745</text:p>
          </table:table-cell>
          <table:table-cell office:value-type="float" office:value="94.4" calcext:value-type="float">
            <text:p>94.4</text:p>
          </table:table-cell>
          <table:table-cell office:value-type="float" office:value="2.5" calcext:value-type="float">
            <text:p>2.5</text:p>
          </table:table-cell>
          <table:table-cell office:value-type="float" office:value="814268" calcext:value-type="float">
            <text:p>814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1512" calcext:value-type="float">
            <text:p>241512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0973" calcext:value-type="float">
            <text:p>240973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4268" calcext:value-type="float">
            <text:p>814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1740" calcext:value-type="float">
            <text:p>24174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1194" calcext:value-type="float">
            <text:p>241194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1965" calcext:value-type="float">
            <text:p>241965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1421" calcext:value-type="float">
            <text:p>241421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2194" calcext:value-type="float">
            <text:p>242194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1649" calcext:value-type="float">
            <text:p>241649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97,9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2420" calcext:value-type="float">
            <text:p>242420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1877" calcext:value-type="float">
            <text:p>241877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2646" calcext:value-type="float">
            <text:p>242646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2105" calcext:value-type="float">
            <text:p>242105</text:p>
          </table:table-cell>
          <table:table-cell office:value-type="float" office:value="94.1" calcext:value-type="float">
            <text:p>94.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2876" calcext:value-type="float">
            <text:p>242876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2326" calcext:value-type="float">
            <text:p>242326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3104" calcext:value-type="float">
            <text:p>243104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2552" calcext:value-type="float">
            <text:p>242552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3330" calcext:value-type="float">
            <text:p>243330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2782" calcext:value-type="float">
            <text:p>242782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3556" calcext:value-type="float">
            <text:p>243556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3005" calcext:value-type="float">
            <text:p>243005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3779" calcext:value-type="float">
            <text:p>243779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3234" calcext:value-type="float">
            <text:p>243234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9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4008" calcext:value-type="float">
            <text:p>244008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3466" calcext:value-type="float">
            <text:p>243466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4236" calcext:value-type="float">
            <text:p>244236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3695" calcext:value-type="float">
            <text:p>243695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4469" calcext:value-type="float">
            <text:p>244469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3921" calcext:value-type="float">
            <text:p>243921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4698" calcext:value-type="float">
            <text:p>244698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4147" calcext:value-type="float">
            <text:p>244147</text:p>
          </table:table-cell>
          <table:table-cell office:value-type="float" office:value="94.4" calcext:value-type="float">
            <text:p>94.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4925" calcext:value-type="float">
            <text:p>24492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4373" calcext:value-type="float">
            <text:p>244373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5155" calcext:value-type="float">
            <text:p>24515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4605" calcext:value-type="float">
            <text:p>244605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5379" calcext:value-type="float">
            <text:p>245379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4832" calcext:value-type="float">
            <text:p>244832</text:p>
          </table:table-cell>
          <table:table-cell office:value-type="float" office:value="94.1" calcext:value-type="float">
            <text:p>94.1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5609" calcext:value-type="float">
            <text:p>245609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5059" calcext:value-type="float">
            <text:p>245059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5837" calcext:value-type="float">
            <text:p>245837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5286" calcext:value-type="float">
            <text:p>245286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6066" calcext:value-type="float">
            <text:p>246066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5511" calcext:value-type="float">
            <text:p>245511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6298" calcext:value-type="float">
            <text:p>246298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5740" calcext:value-type="float">
            <text:p>245740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6525" calcext:value-type="float">
            <text:p>246525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5964" calcext:value-type="float">
            <text:p>245964</text:p>
          </table:table-cell>
          <table:table-cell office:value-type="float" office:value="94.4" calcext:value-type="float">
            <text:p>94.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6749" calcext:value-type="float">
            <text:p>2467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6194" calcext:value-type="float">
            <text:p>246194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6977" calcext:value-type="float">
            <text:p>246977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6421" calcext:value-type="float">
            <text:p>246421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7213" calcext:value-type="float">
            <text:p>247213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6644" calcext:value-type="float">
            <text:p>246644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7440" calcext:value-type="float">
            <text:p>24744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6872" calcext:value-type="float">
            <text:p>246872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7668" calcext:value-type="float">
            <text:p>247668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7102" calcext:value-type="float">
            <text:p>247102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7895" calcext:value-type="float">
            <text:p>24789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7330" calcext:value-type="float">
            <text:p>247330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8123" calcext:value-type="float">
            <text:p>24812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7553" calcext:value-type="float">
            <text:p>247553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8350" calcext:value-type="float">
            <text:p>248350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7778" calcext:value-type="float">
            <text:p>247778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8583" calcext:value-type="float">
            <text:p>248583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8005" calcext:value-type="float">
            <text:p>248005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8818" calcext:value-type="float">
            <text:p>248818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8232" calcext:value-type="float">
            <text:p>248232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9046" calcext:value-type="float">
            <text:p>249046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8456" calcext:value-type="float">
            <text:p>248456</text:p>
          </table:table-cell>
          <table:table-cell office:value-type="float" office:value="94.4" calcext:value-type="float">
            <text:p>94.4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9273" calcext:value-type="float">
            <text:p>249273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8685" calcext:value-type="float">
            <text:p>248685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9501" calcext:value-type="float">
            <text:p>24950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8907" calcext:value-type="float">
            <text:p>248907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9725" calcext:value-type="float">
            <text:p>249725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9135" calcext:value-type="float">
            <text:p>249135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49959" calcext:value-type="float">
            <text:p>249959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9365" calcext:value-type="float">
            <text:p>249365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0187" calcext:value-type="float">
            <text:p>250187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9590" calcext:value-type="float">
            <text:p>249590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0415" calcext:value-type="float">
            <text:p>25041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49816" calcext:value-type="float">
            <text:p>249816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0640" calcext:value-type="float">
            <text:p>250640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0034" calcext:value-type="float">
            <text:p>250034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0866" calcext:value-type="float">
            <text:p>2508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0249" calcext:value-type="float">
            <text:p>250249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1090" calcext:value-type="float">
            <text:p>251090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0478" calcext:value-type="float">
            <text:p>250478</text:p>
          </table:table-cell>
          <table:table-cell office:value-type="float" office:value="94.4" calcext:value-type="float">
            <text:p>94.4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1314" calcext:value-type="float">
            <text:p>2513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0707" calcext:value-type="float">
            <text:p>250707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1544" calcext:value-type="float">
            <text:p>251544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0934" calcext:value-type="float">
            <text:p>250934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1772" calcext:value-type="float">
            <text:p>251772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1157" calcext:value-type="float">
            <text:p>251157</text:p>
          </table:table-cell>
          <table:table-cell office:value-type="float" office:value="94.4" calcext:value-type="float">
            <text:p>94.4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2001" calcext:value-type="float">
            <text:p>252001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1385" calcext:value-type="float">
            <text:p>251385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2229" calcext:value-type="float">
            <text:p>252229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1611" calcext:value-type="float">
            <text:p>251611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2461" calcext:value-type="float">
            <text:p>252461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1841" calcext:value-type="float">
            <text:p>251841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2692" calcext:value-type="float">
            <text:p>252692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2069" calcext:value-type="float">
            <text:p>252069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2916" calcext:value-type="float">
            <text:p>252916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2297" calcext:value-type="float">
            <text:p>252297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3147" calcext:value-type="float">
            <text:p>253147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2527" calcext:value-type="float">
            <text:p>252527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3379" calcext:value-type="float">
            <text:p>253379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2754" calcext:value-type="float">
            <text:p>252754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3605" calcext:value-type="float">
            <text:p>253605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2982" calcext:value-type="float">
            <text:p>252982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3832" calcext:value-type="float">
            <text:p>253832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3209" calcext:value-type="float">
            <text:p>253209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4058" calcext:value-type="float">
            <text:p>254058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3436" calcext:value-type="float">
            <text:p>253436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39660" calcext:value-type="float">
            <text:p>8396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4285" calcext:value-type="float">
            <text:p>254285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3658" calcext:value-type="float">
            <text:p>253658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39660" calcext:value-type="float">
            <text:p>8396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4510" calcext:value-type="float">
            <text:p>25451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3881" calcext:value-type="float">
            <text:p>253881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39660" calcext:value-type="float">
            <text:p>8396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4743" calcext:value-type="float">
            <text:p>254743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4113" calcext:value-type="float">
            <text:p>254113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4970" calcext:value-type="float">
            <text:p>2549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4341" calcext:value-type="float">
            <text:p>254341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5199" calcext:value-type="float">
            <text:p>255199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4567" calcext:value-type="float">
            <text:p>254567</text:p>
          </table:table-cell>
          <table:table-cell office:value-type="float" office:value="94.4" calcext:value-type="float">
            <text:p>94.4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5427" calcext:value-type="float">
            <text:p>255427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4797" calcext:value-type="float">
            <text:p>254797</text:p>
          </table:table-cell>
          <table:table-cell office:value-type="float" office:value="99.9" calcext:value-type="float">
            <text:p>99.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5658" calcext:value-type="float">
            <text:p>255658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5020" calcext:value-type="float">
            <text:p>255020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5888" calcext:value-type="float">
            <text:p>255888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5244" calcext:value-type="float">
            <text:p>255244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6120" calcext:value-type="float">
            <text:p>256120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5473" calcext:value-type="float">
            <text:p>255473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6349" calcext:value-type="float">
            <text:p>256349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5699" calcext:value-type="float">
            <text:p>255699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6584" calcext:value-type="float">
            <text:p>256584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5927" calcext:value-type="float">
            <text:p>255927</text:p>
          </table:table-cell>
          <table:table-cell office:value-type="float" office:value="94.4" calcext:value-type="float">
            <text:p>94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6811" calcext:value-type="float">
            <text:p>256811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6154" calcext:value-type="float">
            <text:p>256154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7033" calcext:value-type="float">
            <text:p>257033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6386" calcext:value-type="float">
            <text:p>256386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7260" calcext:value-type="float">
            <text:p>257260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6612" calcext:value-type="float">
            <text:p>256612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7489" calcext:value-type="float">
            <text:p>257489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6838" calcext:value-type="float">
            <text:p>256838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7722" calcext:value-type="float">
            <text:p>257722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7071" calcext:value-type="float">
            <text:p>257071</text:p>
          </table:table-cell>
          <table:table-cell office:value-type="float" office:value="99.9" calcext:value-type="float">
            <text:p>99.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7953" calcext:value-type="float">
            <text:p>257953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7293" calcext:value-type="float">
            <text:p>257293</text:p>
          </table:table-cell>
          <table:table-cell office:value-type="float" office:value="99.9" calcext:value-type="float">
            <text:p>99.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8177" calcext:value-type="float">
            <text:p>258177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7520" calcext:value-type="float">
            <text:p>257520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8405" calcext:value-type="float">
            <text:p>258405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7751" calcext:value-type="float">
            <text:p>257751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8635" calcext:value-type="float">
            <text:p>258635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7980" calcext:value-type="float">
            <text:p>257980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8863" calcext:value-type="float">
            <text:p>258863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8208" calcext:value-type="float">
            <text:p>258208</text:p>
          </table:table-cell>
          <table:table-cell office:value-type="float" office:value="94.4" calcext:value-type="float">
            <text:p>94.4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9092" calcext:value-type="float">
            <text:p>259092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8437" calcext:value-type="float">
            <text:p>258437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9323" calcext:value-type="float">
            <text:p>259323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8660" calcext:value-type="float">
            <text:p>258660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9550" calcext:value-type="float">
            <text:p>259550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8890" calcext:value-type="float">
            <text:p>258890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59778" calcext:value-type="float">
            <text:p>259778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9117" calcext:value-type="float">
            <text:p>259117</text:p>
          </table:table-cell>
          <table:table-cell office:value-type="float" office:value="94.4" calcext:value-type="float">
            <text:p>94.4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0010" calcext:value-type="float">
            <text:p>2600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9344" calcext:value-type="float">
            <text:p>259344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0240" calcext:value-type="float">
            <text:p>2602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9569" calcext:value-type="float">
            <text:p>259569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0467" calcext:value-type="float">
            <text:p>2604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59793" calcext:value-type="float">
            <text:p>259793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0694" calcext:value-type="float">
            <text:p>260694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0022" calcext:value-type="float">
            <text:p>260022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0924" calcext:value-type="float">
            <text:p>260924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0252" calcext:value-type="float">
            <text:p>260252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1150" calcext:value-type="float">
            <text:p>26115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0482" calcext:value-type="float">
            <text:p>260482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1371" calcext:value-type="float">
            <text:p>261371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0711" calcext:value-type="float">
            <text:p>260711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1597" calcext:value-type="float">
            <text:p>261597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0941" calcext:value-type="float">
            <text:p>260941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1824" calcext:value-type="float">
            <text:p>261824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1166" calcext:value-type="float">
            <text:p>261166</text:p>
          </table:table-cell>
          <table:table-cell office:value-type="float" office:value="94.4" calcext:value-type="float">
            <text:p>94.4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2051" calcext:value-type="float">
            <text:p>262051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1401" calcext:value-type="float">
            <text:p>261401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2285" calcext:value-type="float">
            <text:p>262285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1630" calcext:value-type="float">
            <text:p>261630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2510" calcext:value-type="float">
            <text:p>262510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1855" calcext:value-type="float">
            <text:p>261855</text:p>
          </table:table-cell>
          <table:table-cell office:value-type="float" office:value="94.4" calcext:value-type="float">
            <text:p>94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2733" calcext:value-type="float">
            <text:p>262733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2086" calcext:value-type="float">
            <text:p>262086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2957" calcext:value-type="float">
            <text:p>262957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2311" calcext:value-type="float">
            <text:p>262311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3183" calcext:value-type="float">
            <text:p>263183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2539" calcext:value-type="float">
            <text:p>262539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3410" calcext:value-type="float">
            <text:p>263410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2767" calcext:value-type="float">
            <text:p>262767</text:p>
          </table:table-cell>
          <table:table-cell office:value-type="float" office:value="94.4" calcext:value-type="float">
            <text:p>94.4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3633" calcext:value-type="float">
            <text:p>263633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2997" calcext:value-type="float">
            <text:p>262997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3855" calcext:value-type="float">
            <text:p>263855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3223" calcext:value-type="float">
            <text:p>263223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4084" calcext:value-type="float">
            <text:p>264084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3452" calcext:value-type="float">
            <text:p>263452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4312" calcext:value-type="float">
            <text:p>264312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3679" calcext:value-type="float">
            <text:p>263679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4539" calcext:value-type="float">
            <text:p>264539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3909" calcext:value-type="float">
            <text:p>263909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4766" calcext:value-type="float">
            <text:p>264766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4143" calcext:value-type="float">
            <text:p>264143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4993" calcext:value-type="float">
            <text:p>264993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4374" calcext:value-type="float">
            <text:p>264374</text:p>
          </table:table-cell>
          <table:table-cell office:value-type="float" office:value="94.1" calcext:value-type="float">
            <text:p>94.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5224" calcext:value-type="float">
            <text:p>265224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4600" calcext:value-type="float">
            <text:p>264600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office:value-type="float" office:value="265455" calcext:value-type="float">
            <text:p>265455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4829" calcext:value-type="float">
            <text:p>264829</text:p>
          </table:table-cell>
          <table:table-cell office:value-type="float" office:value="29.4" calcext:value-type="float">
            <text:p>29.4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5681" calcext:value-type="float">
            <text:p>265681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5058" calcext:value-type="float">
            <text:p>265058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85924" calcext:value-type="float">
            <text:p>2859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5907" calcext:value-type="float">
            <text:p>265907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5280" calcext:value-type="float">
            <text:p>265280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85924" calcext:value-type="float">
            <text:p>2859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6137" calcext:value-type="float">
            <text:p>266137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5504" calcext:value-type="float">
            <text:p>265504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94104" calcext:value-type="float">
            <text:p>2941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6362" calcext:value-type="float">
            <text:p>266362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5732" calcext:value-type="float">
            <text:p>265732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310472" calcext:value-type="float">
            <text:p>3104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6587" calcext:value-type="float">
            <text:p>2665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5960" calcext:value-type="float">
            <text:p>265960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26312" calcext:value-type="float">
            <text:p>3263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6814" calcext:value-type="float">
            <text:p>2668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6190" calcext:value-type="float">
            <text:p>266190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43208" calcext:value-type="float">
            <text:p>3432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7044" calcext:value-type="float">
            <text:p>267044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6423" calcext:value-type="float">
            <text:p>266423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60104" calcext:value-type="float">
            <text:p>3601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7267" calcext:value-type="float">
            <text:p>267267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6655" calcext:value-type="float">
            <text:p>266655</text:p>
          </table:table-cell>
          <table:table-cell office:value-type="float" office:value="94.4" calcext:value-type="float">
            <text:p>94.4</text:p>
          </table:table-cell>
          <table:table-cell office:value-type="float" office:value="1.1" calcext:value-type="float">
            <text:p>1.1</text:p>
          </table:table-cell>
          <table:table-cell office:value-type="float" office:value="377264" calcext:value-type="float">
            <text:p>3772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7493" calcext:value-type="float">
            <text:p>267493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6887" calcext:value-type="float">
            <text:p>266887</text:p>
          </table:table-cell>
          <table:table-cell office:value-type="float" office:value="94.4" calcext:value-type="float">
            <text:p>94.4</text:p>
          </table:table-cell>
          <table:table-cell office:value-type="float" office:value="1.2" calcext:value-type="float">
            <text:p>1.2</text:p>
          </table:table-cell>
          <table:table-cell office:value-type="float" office:value="392576" calcext:value-type="float">
            <text:p>3925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7722" calcext:value-type="float">
            <text:p>267722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7119" calcext:value-type="float">
            <text:p>267119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409472" calcext:value-type="float">
            <text:p>4094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7948" calcext:value-type="float">
            <text:p>267948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7344" calcext:value-type="float">
            <text:p>267344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26368" calcext:value-type="float">
            <text:p>4263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8177" calcext:value-type="float">
            <text:p>268177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7572" calcext:value-type="float">
            <text:p>267572</text:p>
          </table:table-cell>
          <table:table-cell office:value-type="float" office:value="94.1" calcext:value-type="float">
            <text:p>94.1</text:p>
          </table:table-cell>
          <table:table-cell office:value-type="float" office:value="1.3" calcext:value-type="float">
            <text:p>1.3</text:p>
          </table:table-cell>
          <table:table-cell office:value-type="float" office:value="442208" calcext:value-type="float">
            <text:p>4422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8416" calcext:value-type="float">
            <text:p>268416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7804" calcext:value-type="float">
            <text:p>267804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59104" calcext:value-type="float">
            <text:p>4591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8642" calcext:value-type="float">
            <text:p>268642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8032" calcext:value-type="float">
            <text:p>268032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75472" calcext:value-type="float">
            <text:p>4754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8872" calcext:value-type="float">
            <text:p>2688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8261" calcext:value-type="float">
            <text:p>268261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492368" calcext:value-type="float">
            <text:p>4923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9100" calcext:value-type="float">
            <text:p>26910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8490" calcext:value-type="float">
            <text:p>268490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508208" calcext:value-type="float">
            <text:p>5082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9331" calcext:value-type="float">
            <text:p>269331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8718" calcext:value-type="float">
            <text:p>268718</text:p>
          </table:table-cell>
          <table:table-cell office:value-type="float" office:value="94.4" calcext:value-type="float">
            <text:p>94.4</text:p>
          </table:table-cell>
          <table:table-cell office:value-type="float" office:value="1.6" calcext:value-type="float">
            <text:p>1.6</text:p>
          </table:table-cell>
          <table:table-cell office:value-type="float" office:value="524576" calcext:value-type="float">
            <text:p>5245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9558" calcext:value-type="float">
            <text:p>2695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8944" calcext:value-type="float">
            <text:p>268944</text:p>
          </table:table-cell>
          <table:table-cell office:value-type="float" office:value="94.4" calcext:value-type="float">
            <text:p>94.4</text:p>
          </table:table-cell>
          <table:table-cell office:value-type="float" office:value="1.6" calcext:value-type="float">
            <text:p>1.6</text:p>
          </table:table-cell>
          <table:table-cell office:value-type="float" office:value="541472" calcext:value-type="float">
            <text:p>5414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69785" calcext:value-type="float">
            <text:p>269785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9175" calcext:value-type="float">
            <text:p>269175</text:p>
          </table:table-cell>
          <table:table-cell office:value-type="float" office:value="94.1" calcext:value-type="float">
            <text:p>94.1</text:p>
          </table:table-cell>
          <table:table-cell office:value-type="float" office:value="1.8" calcext:value-type="float">
            <text:p>1.8</text:p>
          </table:table-cell>
          <table:table-cell office:value-type="float" office:value="592108" calcext:value-type="float">
            <text:p>5921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0012" calcext:value-type="float">
            <text:p>270012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9400" calcext:value-type="float">
            <text:p>269400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91968" calcext:value-type="float">
            <text:p>6919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0244" calcext:value-type="float">
            <text:p>270244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9627" calcext:value-type="float">
            <text:p>269627</text:p>
          </table:table-cell>
          <table:table-cell office:value-type="float" office:value="99.9" calcext:value-type="float">
            <text:p>99.9</text:p>
          </table:table-cell>
          <table:table-cell office:value-type="float" office:value="1.8" calcext:value-type="float">
            <text:p>1.8</text:p>
          </table:table-cell>
          <table:table-cell office:value-type="float" office:value="584716" calcext:value-type="float">
            <text:p>5847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0475" calcext:value-type="float">
            <text:p>270475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69851" calcext:value-type="float">
            <text:p>269851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4492" calcext:value-type="float">
            <text:p>8444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0704" calcext:value-type="float">
            <text:p>270704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0082" calcext:value-type="float">
            <text:p>270082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4492" calcext:value-type="float">
            <text:p>8444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0935" calcext:value-type="float">
            <text:p>270935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0311" calcext:value-type="float">
            <text:p>270311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4492" calcext:value-type="float">
            <text:p>8444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1165" calcext:value-type="float">
            <text:p>271165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0537" calcext:value-type="float">
            <text:p>270537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4492" calcext:value-type="float">
            <text:p>8444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1390" calcext:value-type="float">
            <text:p>271390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0761" calcext:value-type="float">
            <text:p>270761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4492" calcext:value-type="float">
            <text:p>8444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1623" calcext:value-type="float">
            <text:p>271623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0985" calcext:value-type="float">
            <text:p>270985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4492" calcext:value-type="float">
            <text:p>8444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1851" calcext:value-type="float">
            <text:p>271851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1212" calcext:value-type="float">
            <text:p>271212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4492" calcext:value-type="float">
            <text:p>8444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2075" calcext:value-type="float">
            <text:p>272075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1439" calcext:value-type="float">
            <text:p>271439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4492" calcext:value-type="float">
            <text:p>8444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2307" calcext:value-type="float">
            <text:p>272307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1659" calcext:value-type="float">
            <text:p>271659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4492" calcext:value-type="float">
            <text:p>8444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2538" calcext:value-type="float">
            <text:p>272538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1886" calcext:value-type="float">
            <text:p>271886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4492" calcext:value-type="float">
            <text:p>8444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2768" calcext:value-type="float">
            <text:p>272768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2114" calcext:value-type="float">
            <text:p>272114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4492" calcext:value-type="float">
            <text:p>8444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2994" calcext:value-type="float">
            <text:p>272994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2339" calcext:value-type="float">
            <text:p>272339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4492" calcext:value-type="float">
            <text:p>8444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3222" calcext:value-type="float">
            <text:p>273222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2567" calcext:value-type="float">
            <text:p>272567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4492" calcext:value-type="float">
            <text:p>8444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3452" calcext:value-type="float">
            <text:p>273452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2789" calcext:value-type="float">
            <text:p>272789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4492" calcext:value-type="float">
            <text:p>8444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3680" calcext:value-type="float">
            <text:p>273680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3011" calcext:value-type="float">
            <text:p>273011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4492" calcext:value-type="float">
            <text:p>8444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3910" calcext:value-type="float">
            <text:p>2739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3237" calcext:value-type="float">
            <text:p>273237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4137" calcext:value-type="float">
            <text:p>274137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3461" calcext:value-type="float">
            <text:p>273461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4361" calcext:value-type="float">
            <text:p>274361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3686" calcext:value-type="float">
            <text:p>273686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995928" calcext:value-type="float">
            <text:p>9959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4589" calcext:value-type="float">
            <text:p>274589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3918" calcext:value-type="float">
            <text:p>273918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4818" calcext:value-type="float">
            <text:p>274818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4146" calcext:value-type="float">
            <text:p>274146</text:p>
          </table:table-cell>
          <table:table-cell office:value-type="float" office:value="94.1" calcext:value-type="float">
            <text:p>94.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5047" calcext:value-type="float">
            <text:p>275047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4372" calcext:value-type="float">
            <text:p>274372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5269" calcext:value-type="float">
            <text:p>275269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4598" calcext:value-type="float">
            <text:p>274598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5502" calcext:value-type="float">
            <text:p>275502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4828" calcext:value-type="float">
            <text:p>274828</text:p>
          </table:table-cell>
          <table:table-cell office:value-type="float" office:value="88.9" calcext:value-type="float">
            <text:p>88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5734" calcext:value-type="float">
            <text:p>275734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5057" calcext:value-type="float">
            <text:p>275057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5967" calcext:value-type="float">
            <text:p>275967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5282" calcext:value-type="float">
            <text:p>275282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6197" calcext:value-type="float">
            <text:p>276197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5506" calcext:value-type="float">
            <text:p>275506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6422" calcext:value-type="float">
            <text:p>2764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5732" calcext:value-type="float">
            <text:p>275732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6643" calcext:value-type="float">
            <text:p>276643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5953" calcext:value-type="float">
            <text:p>275953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6868" calcext:value-type="float">
            <text:p>27686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6187" calcext:value-type="float">
            <text:p>276187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7092" calcext:value-type="float">
            <text:p>277092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6421" calcext:value-type="float">
            <text:p>276421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7321" calcext:value-type="float">
            <text:p>277321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6647" calcext:value-type="float">
            <text:p>276647</text:p>
          </table:table-cell>
          <table:table-cell office:value-type="float" office:value="94.4" calcext:value-type="float">
            <text:p>94.4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7548" calcext:value-type="float">
            <text:p>277548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6873" calcext:value-type="float">
            <text:p>276873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7779" calcext:value-type="float">
            <text:p>277779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7099" calcext:value-type="float">
            <text:p>277099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8006" calcext:value-type="float">
            <text:p>278006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7331" calcext:value-type="float">
            <text:p>277331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8229" calcext:value-type="float">
            <text:p>278229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7559" calcext:value-type="float">
            <text:p>277559</text:p>
          </table:table-cell>
          <table:table-cell office:value-type="float" office:value="94.1" calcext:value-type="float">
            <text:p>94.1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8461" calcext:value-type="float">
            <text:p>278461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7788" calcext:value-type="float">
            <text:p>277788</text:p>
          </table:table-cell>
          <table:table-cell office:value-type="float" office:value="94.4" calcext:value-type="float">
            <text:p>94.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8696" calcext:value-type="float">
            <text:p>278696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8015" calcext:value-type="float">
            <text:p>278015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8924" calcext:value-type="float">
            <text:p>278924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8240" calcext:value-type="float">
            <text:p>278240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9153" calcext:value-type="float">
            <text:p>279153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8471" calcext:value-type="float">
            <text:p>278471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9373" calcext:value-type="float">
            <text:p>279373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8701" calcext:value-type="float">
            <text:p>278701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9604" calcext:value-type="float">
            <text:p>2796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8928" calcext:value-type="float">
            <text:p>278928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79836" calcext:value-type="float">
            <text:p>279836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9156" calcext:value-type="float">
            <text:p>279156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0067" calcext:value-type="float">
            <text:p>280067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9380" calcext:value-type="float">
            <text:p>279380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0296" calcext:value-type="float">
            <text:p>280296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9606" calcext:value-type="float">
            <text:p>279606</text:p>
          </table:table-cell>
          <table:table-cell office:value-type="float" office:value="88.9" calcext:value-type="float">
            <text:p>88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0529" calcext:value-type="float">
            <text:p>280529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79837" calcext:value-type="float">
            <text:p>279837</text:p>
          </table:table-cell>
          <table:table-cell office:value-type="float" office:value="94.4" calcext:value-type="float">
            <text:p>94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0759" calcext:value-type="float">
            <text:p>280759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0066" calcext:value-type="float">
            <text:p>280066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0990" calcext:value-type="float">
            <text:p>2809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0292" calcext:value-type="float">
            <text:p>280292</text:p>
          </table:table-cell>
          <table:table-cell office:value-type="float" office:value="99.9" calcext:value-type="float">
            <text:p>99.9</text:p>
          </table:table-cell>
          <table:table-cell office:value-type="float" office:value="2.8" calcext:value-type="float">
            <text:p>2.8</text:p>
          </table:table-cell>
          <table:table-cell office:value-type="float" office:value="904996" calcext:value-type="float">
            <text:p>9049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1218" calcext:value-type="float">
            <text:p>2812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0519" calcext:value-type="float">
            <text:p>280519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1449" calcext:value-type="float">
            <text:p>2814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0746" calcext:value-type="float">
            <text:p>280746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1678" calcext:value-type="float">
            <text:p>2816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0976" calcext:value-type="float">
            <text:p>280976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1912" calcext:value-type="float">
            <text:p>2819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1206" calcext:value-type="float">
            <text:p>281206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2138" calcext:value-type="float">
            <text:p>2821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1435" calcext:value-type="float">
            <text:p>281435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2376" calcext:value-type="float">
            <text:p>2823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1665" calcext:value-type="float">
            <text:p>281665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2605" calcext:value-type="float">
            <text:p>2826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1892" calcext:value-type="float">
            <text:p>281892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2833" calcext:value-type="float">
            <text:p>2828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2115" calcext:value-type="float">
            <text:p>282115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3057" calcext:value-type="float">
            <text:p>28305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2344" calcext:value-type="float">
            <text:p>282344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3289" calcext:value-type="float">
            <text:p>28328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2570" calcext:value-type="float">
            <text:p>282570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3526" calcext:value-type="float">
            <text:p>28352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2793" calcext:value-type="float">
            <text:p>282793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3758" calcext:value-type="float">
            <text:p>28375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3018" calcext:value-type="float">
            <text:p>283018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3988" calcext:value-type="float">
            <text:p>283988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3243" calcext:value-type="float">
            <text:p>283243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4213" calcext:value-type="float">
            <text:p>284213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3468" calcext:value-type="float">
            <text:p>283468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4450" calcext:value-type="float">
            <text:p>284450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3697" calcext:value-type="float">
            <text:p>283697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4682" calcext:value-type="float">
            <text:p>284682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3925" calcext:value-type="float">
            <text:p>283925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4908" calcext:value-type="float">
            <text:p>2849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4155" calcext:value-type="float">
            <text:p>284155</text:p>
          </table:table-cell>
          <table:table-cell office:value-type="float" office:value="94.4" calcext:value-type="float">
            <text:p>94.4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5136" calcext:value-type="float">
            <text:p>285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4386" calcext:value-type="float">
            <text:p>284386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5371" calcext:value-type="float">
            <text:p>2853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4614" calcext:value-type="float">
            <text:p>284614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5600" calcext:value-type="float">
            <text:p>285600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4841" calcext:value-type="float">
            <text:p>284841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5827" calcext:value-type="float">
            <text:p>285827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5068" calcext:value-type="float">
            <text:p>285068</text:p>
          </table:table-cell>
          <table:table-cell office:value-type="float" office:value="94.4" calcext:value-type="float">
            <text:p>94.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6058" calcext:value-type="float">
            <text:p>286058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5295" calcext:value-type="float">
            <text:p>285295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6287" calcext:value-type="float">
            <text:p>28628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5523" calcext:value-type="float">
            <text:p>285523</text:p>
          </table:table-cell>
          <table:table-cell office:value-type="float" office:value="99.9" calcext:value-type="float">
            <text:p>99.9</text:p>
          </table:table-cell>
          <table:table-cell office:value-type="float" office:value="2.7" calcext:value-type="float">
            <text:p>2.7</text:p>
          </table:table-cell>
          <table:table-cell office:value-type="float" office:value="869884" calcext:value-type="float">
            <text:p>8698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6523" calcext:value-type="float">
            <text:p>286523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5751" calcext:value-type="float">
            <text:p>285751</text:p>
          </table:table-cell>
          <table:table-cell office:value-type="float" office:value="99.9" calcext:value-type="float">
            <text:p>99.9</text:p>
          </table:table-cell>
          <table:table-cell office:value-type="float" office:value="2.7" calcext:value-type="float">
            <text:p>2.7</text:p>
          </table:table-cell>
          <table:table-cell office:value-type="float" office:value="869884" calcext:value-type="float">
            <text:p>8698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6754" calcext:value-type="float">
            <text:p>286754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5979" calcext:value-type="float">
            <text:p>285979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9,5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6983" calcext:value-type="float">
            <text:p>286983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6199" calcext:value-type="float">
            <text:p>286199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7212" calcext:value-type="float">
            <text:p>28721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6422" calcext:value-type="float">
            <text:p>286422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7441" calcext:value-type="float">
            <text:p>287441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6649" calcext:value-type="float">
            <text:p>286649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7669" calcext:value-type="float">
            <text:p>287669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6879" calcext:value-type="float">
            <text:p>286879</text:p>
          </table:table-cell>
          <table:table-cell office:value-type="float" office:value="99.9" calcext:value-type="float">
            <text:p>99.9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7896" calcext:value-type="float">
            <text:p>287896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7108" calcext:value-type="float">
            <text:p>287108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8130" calcext:value-type="float">
            <text:p>28813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7341" calcext:value-type="float">
            <text:p>287341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8360" calcext:value-type="float">
            <text:p>288360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7575" calcext:value-type="float">
            <text:p>287575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8590" calcext:value-type="float">
            <text:p>288590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7805" calcext:value-type="float">
            <text:p>287805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8820" calcext:value-type="float">
            <text:p>288820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8027" calcext:value-type="float">
            <text:p>288027</text:p>
          </table:table-cell>
          <table:table-cell office:value-type="float" office:value="88.9" calcext:value-type="float">
            <text:p>88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9049" calcext:value-type="float">
            <text:p>289049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8254" calcext:value-type="float">
            <text:p>288254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9278" calcext:value-type="float">
            <text:p>289278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8481" calcext:value-type="float">
            <text:p>288481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9508" calcext:value-type="float">
            <text:p>289508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8711" calcext:value-type="float">
            <text:p>288711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9736" calcext:value-type="float">
            <text:p>289736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8942" calcext:value-type="float">
            <text:p>288942</text:p>
          </table:table-cell>
          <table:table-cell office:value-type="float" office:value="99.9" calcext:value-type="float">
            <text:p>99.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89965" calcext:value-type="float">
            <text:p>28996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9166" calcext:value-type="float">
            <text:p>289166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0192" calcext:value-type="float">
            <text:p>290192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9392" calcext:value-type="float">
            <text:p>289392</text:p>
          </table:table-cell>
          <table:table-cell office:value-type="float" office:value="99.9" calcext:value-type="float">
            <text:p>99.9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0421" calcext:value-type="float">
            <text:p>290421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9618" calcext:value-type="float">
            <text:p>289618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0644" calcext:value-type="float">
            <text:p>290644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89848" calcext:value-type="float">
            <text:p>289848</text:p>
          </table:table-cell>
          <table:table-cell office:value-type="float" office:value="94.4" calcext:value-type="float">
            <text:p>94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0873" calcext:value-type="float">
            <text:p>29087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0080" calcext:value-type="float">
            <text:p>290080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1097" calcext:value-type="float">
            <text:p>291097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0309" calcext:value-type="float">
            <text:p>290309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1330" calcext:value-type="float">
            <text:p>29133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0536" calcext:value-type="float">
            <text:p>290536</text:p>
          </table:table-cell>
          <table:table-cell office:value-type="float" office:value="94.4" calcext:value-type="float">
            <text:p>94.4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1558" calcext:value-type="float">
            <text:p>2915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0764" calcext:value-type="float">
            <text:p>290764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1783" calcext:value-type="float">
            <text:p>291783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0992" calcext:value-type="float">
            <text:p>290992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2016" calcext:value-type="float">
            <text:p>292016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1224" calcext:value-type="float">
            <text:p>291224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2242" calcext:value-type="float">
            <text:p>29224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1450" calcext:value-type="float">
            <text:p>291450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2469" calcext:value-type="float">
            <text:p>292469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1680" calcext:value-type="float">
            <text:p>291680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2696" calcext:value-type="float">
            <text:p>292696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1911" calcext:value-type="float">
            <text:p>291911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2930" calcext:value-type="float">
            <text:p>292930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2141" calcext:value-type="float">
            <text:p>292141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3159" calcext:value-type="float">
            <text:p>293159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2370" calcext:value-type="float">
            <text:p>292370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3391" calcext:value-type="float">
            <text:p>293391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2601" calcext:value-type="float">
            <text:p>292601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3621" calcext:value-type="float">
            <text:p>293621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2829" calcext:value-type="float">
            <text:p>292829</text:p>
          </table:table-cell>
          <table:table-cell office:value-type="float" office:value="99.9" calcext:value-type="float">
            <text:p>99.9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3851" calcext:value-type="float">
            <text:p>293851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3055" calcext:value-type="float">
            <text:p>293055</text:p>
          </table:table-cell>
          <table:table-cell office:value-type="float" office:value="99.9" calcext:value-type="float">
            <text:p>99.9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4077" calcext:value-type="float">
            <text:p>29407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3284" calcext:value-type="float">
            <text:p>293284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4309" calcext:value-type="float">
            <text:p>294309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3511" calcext:value-type="float">
            <text:p>293511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4538" calcext:value-type="float">
            <text:p>294538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3739" calcext:value-type="float">
            <text:p>293739</text:p>
          </table:table-cell>
          <table:table-cell office:value-type="float" office:value="99.9" calcext:value-type="float">
            <text:p>99.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4768" calcext:value-type="float">
            <text:p>294768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3970" calcext:value-type="float">
            <text:p>293970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4994" calcext:value-type="float">
            <text:p>294994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4197" calcext:value-type="float">
            <text:p>294197</text:p>
          </table:table-cell>
          <table:table-cell office:value-type="float" office:value="94.4" calcext:value-type="float">
            <text:p>94.4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5217" calcext:value-type="float">
            <text:p>295217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4429" calcext:value-type="float">
            <text:p>294429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5448" calcext:value-type="float">
            <text:p>295448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4657" calcext:value-type="float">
            <text:p>294657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5677" calcext:value-type="float">
            <text:p>295677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4879" calcext:value-type="float">
            <text:p>294879</text:p>
          </table:table-cell>
          <table:table-cell office:value-type="float" office:value="94.4" calcext:value-type="float">
            <text:p>94.4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5907" calcext:value-type="float">
            <text:p>295907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5107" calcext:value-type="float">
            <text:p>295107</text:p>
          </table:table-cell>
          <table:table-cell office:value-type="float" office:value="94.4" calcext:value-type="float">
            <text:p>94.4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6131" calcext:value-type="float">
            <text:p>296131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5339" calcext:value-type="float">
            <text:p>295339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6361" calcext:value-type="float">
            <text:p>296361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5567" calcext:value-type="float">
            <text:p>295567</text:p>
          </table:table-cell>
          <table:table-cell office:value-type="float" office:value="94.4" calcext:value-type="float">
            <text:p>94.4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6590" calcext:value-type="float">
            <text:p>296590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5796" calcext:value-type="float">
            <text:p>295796</text:p>
          </table:table-cell>
          <table:table-cell office:value-type="float" office:value="94.4" calcext:value-type="float">
            <text:p>94.4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6820" calcext:value-type="float">
            <text:p>296820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6027" calcext:value-type="float">
            <text:p>296027</text:p>
          </table:table-cell>
          <table:table-cell office:value-type="float" office:value="94.4" calcext:value-type="float">
            <text:p>94.4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7049" calcext:value-type="float">
            <text:p>297049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6257" calcext:value-type="float">
            <text:p>296257</text:p>
          </table:table-cell>
          <table:table-cell office:value-type="float" office:value="94.4" calcext:value-type="float">
            <text:p>94.4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7275" calcext:value-type="float">
            <text:p>297275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6485" calcext:value-type="float">
            <text:p>296485</text:p>
          </table:table-cell>
          <table:table-cell office:value-type="float" office:value="94.4" calcext:value-type="float">
            <text:p>94.4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7508" calcext:value-type="float">
            <text:p>297508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6714" calcext:value-type="float">
            <text:p>296714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7733" calcext:value-type="float">
            <text:p>297733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6939" calcext:value-type="float">
            <text:p>296939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7964" calcext:value-type="float">
            <text:p>297964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7162" calcext:value-type="float">
            <text:p>297162</text:p>
          </table:table-cell>
          <table:table-cell office:value-type="float" office:value="99.9" calcext:value-type="float">
            <text:p>99.9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8189" calcext:value-type="float">
            <text:p>298189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7392" calcext:value-type="float">
            <text:p>297392</text:p>
          </table:table-cell>
          <table:table-cell office:value-type="float" office:value="94.1" calcext:value-type="float">
            <text:p>94.1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office:value-type="float" office:value="298414" calcext:value-type="float">
            <text:p>298414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7624" calcext:value-type="float">
            <text:p>297624</text:p>
          </table:table-cell>
          <table:table-cell office:value-type="float" office:value="23.5" calcext:value-type="float">
            <text:p>23.5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8635" calcext:value-type="float">
            <text:p>2986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7854" calcext:value-type="float">
            <text:p>297854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4184" calcext:value-type="float">
            <text:p>7241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8863" calcext:value-type="float">
            <text:p>298863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8081" calcext:value-type="float">
            <text:p>298081</text:p>
          </table:table-cell>
          <table:table-cell office:value-type="float" office:value="94.1" calcext:value-type="float">
            <text:p>94.1</text:p>
          </table:table-cell>
          <table:table-cell office:value-type="float" office:value="2.2" calcext:value-type="float">
            <text:p>2.2</text:p>
          </table:table-cell>
          <table:table-cell office:value-type="float" office:value="724184" calcext:value-type="float">
            <text:p>7241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9088" calcext:value-type="float">
            <text:p>299088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8303" calcext:value-type="float">
            <text:p>298303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4184" calcext:value-type="float">
            <text:p>7241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9315" calcext:value-type="float">
            <text:p>2993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8529" calcext:value-type="float">
            <text:p>298529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4184" calcext:value-type="float">
            <text:p>7241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9542" calcext:value-type="float">
            <text:p>299542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8754" calcext:value-type="float">
            <text:p>298754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8404" calcext:value-type="float">
            <text:p>7284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9767" calcext:value-type="float">
            <text:p>299767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8981" calcext:value-type="float">
            <text:p>298981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40020" calcext:value-type="float">
            <text:p>740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299996" calcext:value-type="float">
            <text:p>299996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9209" calcext:value-type="float">
            <text:p>299209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51372" calcext:value-type="float">
            <text:p>7513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0227" calcext:value-type="float">
            <text:p>300227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9435" calcext:value-type="float">
            <text:p>299435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62724" calcext:value-type="float">
            <text:p>7627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0456" calcext:value-type="float">
            <text:p>300456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9660" calcext:value-type="float">
            <text:p>299660</text:p>
          </table:table-cell>
          <table:table-cell office:value-type="float" office:value="94.1" calcext:value-type="float">
            <text:p>94.1</text:p>
          </table:table-cell>
          <table:table-cell office:value-type="float" office:value="2.4" calcext:value-type="float">
            <text:p>2.4</text:p>
          </table:table-cell>
          <table:table-cell office:value-type="float" office:value="773812" calcext:value-type="float">
            <text:p>7738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0674" calcext:value-type="float">
            <text:p>300674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299889" calcext:value-type="float">
            <text:p>299889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5164" calcext:value-type="float">
            <text:p>7851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0900" calcext:value-type="float">
            <text:p>300900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0119" calcext:value-type="float">
            <text:p>300119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96516" calcext:value-type="float">
            <text:p>7965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1128" calcext:value-type="float">
            <text:p>301128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0342" calcext:value-type="float">
            <text:p>300342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07604" calcext:value-type="float">
            <text:p>8076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1360" calcext:value-type="float">
            <text:p>301360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0564" calcext:value-type="float">
            <text:p>300564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8956" calcext:value-type="float">
            <text:p>8189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1586" calcext:value-type="float">
            <text:p>301586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0793" calcext:value-type="float">
            <text:p>300793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477344" calcext:value-type="float">
            <text:p>4773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1816" calcext:value-type="float">
            <text:p>301816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1021" calcext:value-type="float">
            <text:p>301021</text:p>
          </table:table-cell>
          <table:table-cell office:value-type="float" office:value="94.1" calcext:value-type="float">
            <text:p>94.1</text:p>
          </table:table-cell>
          <table:table-cell office:value-type="float" office:value="1.5" calcext:value-type="float">
            <text:p>1.5</text:p>
          </table:table-cell>
          <table:table-cell office:value-type="float" office:value="477344" calcext:value-type="float">
            <text:p>4773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2048" calcext:value-type="float">
            <text:p>302048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1247" calcext:value-type="float">
            <text:p>301247</text:p>
          </table:table-cell>
          <table:table-cell office:value-type="float" office:value="94.4" calcext:value-type="float">
            <text:p>94.4</text:p>
          </table:table-cell>
          <table:table-cell office:value-type="float" office:value="1.5" calcext:value-type="float">
            <text:p>1.5</text:p>
          </table:table-cell>
          <table:table-cell office:value-type="float" office:value="477344" calcext:value-type="float">
            <text:p>4773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2275" calcext:value-type="float">
            <text:p>302275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1475" calcext:value-type="float">
            <text:p>301475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477344" calcext:value-type="float">
            <text:p>4773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2505" calcext:value-type="float">
            <text:p>302505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1701" calcext:value-type="float">
            <text:p>301701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477344" calcext:value-type="float">
            <text:p>4773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2735" calcext:value-type="float">
            <text:p>302735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1927" calcext:value-type="float">
            <text:p>301927</text:p>
          </table:table-cell>
          <table:table-cell office:value-type="float" office:value="99.9" calcext:value-type="float">
            <text:p>99.9</text:p>
          </table:table-cell>
          <table:table-cell office:value-type="float" office:value="1.8" calcext:value-type="float">
            <text:p>1.8</text:p>
          </table:table-cell>
          <table:table-cell office:value-type="float" office:value="595880" calcext:value-type="float">
            <text:p>5958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2966" calcext:value-type="float">
            <text:p>302966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2150" calcext:value-type="float">
            <text:p>302150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55664" calcext:value-type="float">
            <text:p>4556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3202" calcext:value-type="float">
            <text:p>303202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2377" calcext:value-type="float">
            <text:p>302377</text:p>
          </table:table-cell>
          <table:table-cell office:value-type="float" office:value="94.4" calcext:value-type="float">
            <text:p>94.4</text:p>
          </table:table-cell>
          <table:table-cell office:value-type="float" office:value="2" calcext:value-type="float">
            <text:p>2</text:p>
          </table:table-cell>
          <table:table-cell office:value-type="float" office:value="658148" calcext:value-type="float">
            <text:p>6581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3430" calcext:value-type="float">
            <text:p>303430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2602" calcext:value-type="float">
            <text:p>302602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658148" calcext:value-type="float">
            <text:p>6581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3659" calcext:value-type="float">
            <text:p>303659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2831" calcext:value-type="float">
            <text:p>302831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658148" calcext:value-type="float">
            <text:p>6581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3888" calcext:value-type="float">
            <text:p>303888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3056" calcext:value-type="float">
            <text:p>303056</text:p>
          </table:table-cell>
          <table:table-cell office:value-type="float" office:value="94.4" calcext:value-type="float">
            <text:p>94.4</text:p>
          </table:table-cell>
          <table:table-cell office:value-type="float" office:value="2" calcext:value-type="float">
            <text:p>2</text:p>
          </table:table-cell>
          <table:table-cell office:value-type="float" office:value="658148" calcext:value-type="float">
            <text:p>6581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4117" calcext:value-type="float">
            <text:p>304117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3283" calcext:value-type="float">
            <text:p>303283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658148" calcext:value-type="float">
            <text:p>6581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4341" calcext:value-type="float">
            <text:p>304341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3511" calcext:value-type="float">
            <text:p>303511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658148" calcext:value-type="float">
            <text:p>6581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4568" calcext:value-type="float">
            <text:p>304568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3740" calcext:value-type="float">
            <text:p>303740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658148" calcext:value-type="float">
            <text:p>6581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4796" calcext:value-type="float">
            <text:p>304796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3969" calcext:value-type="float">
            <text:p>303969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658148" calcext:value-type="float">
            <text:p>6581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5025" calcext:value-type="float">
            <text:p>305025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4194" calcext:value-type="float">
            <text:p>304194</text:p>
          </table:table-cell>
          <table:table-cell office:value-type="float" office:value="94.1" calcext:value-type="float">
            <text:p>94.1</text:p>
          </table:table-cell>
          <table:table-cell office:value-type="float" office:value="2" calcext:value-type="float">
            <text:p>2</text:p>
          </table:table-cell>
          <table:table-cell office:value-type="float" office:value="658148" calcext:value-type="float">
            <text:p>6581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5260" calcext:value-type="float">
            <text:p>30526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4419" calcext:value-type="float">
            <text:p>304419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658148" calcext:value-type="float">
            <text:p>6581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5490" calcext:value-type="float">
            <text:p>305490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4647" calcext:value-type="float">
            <text:p>304647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45112" calcext:value-type="float">
            <text:p>745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5720" calcext:value-type="float">
            <text:p>305720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4869" calcext:value-type="float">
            <text:p>304869</text:p>
          </table:table-cell>
          <table:table-cell office:value-type="float" office:value="99.9" calcext:value-type="float">
            <text:p>99.9</text:p>
          </table:table-cell>
          <table:table-cell office:value-type="float" office:value="2.7" calcext:value-type="float">
            <text:p>2.7</text:p>
          </table:table-cell>
          <table:table-cell office:value-type="float" office:value="869936" calcext:value-type="float">
            <text:p>8699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5949" calcext:value-type="float">
            <text:p>305949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5098" calcext:value-type="float">
            <text:p>305098</text:p>
          </table:table-cell>
          <table:table-cell office:value-type="float" office:value="94.1" calcext:value-type="float">
            <text:p>94.1</text:p>
          </table:table-cell>
          <table:table-cell office:value-type="float" office:value="2.7" calcext:value-type="float">
            <text:p>2.7</text:p>
          </table:table-cell>
          <table:table-cell office:value-type="float" office:value="886188" calcext:value-type="float">
            <text:p>8861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6177" calcext:value-type="float">
            <text:p>306177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5327" calcext:value-type="float">
            <text:p>305327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08904" calcext:value-type="float">
            <text:p>7089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6410" calcext:value-type="float">
            <text:p>306410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5557" calcext:value-type="float">
            <text:p>305557</text:p>
          </table:table-cell>
          <table:table-cell office:value-type="float" office:value="94.4" calcext:value-type="float">
            <text:p>94.4</text:p>
          </table:table-cell>
          <table:table-cell office:value-type="float" office:value="2.8" calcext:value-type="float">
            <text:p>2.8</text:p>
          </table:table-cell>
          <table:table-cell office:value-type="float" office:value="911524" calcext:value-type="float">
            <text:p>9115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6639" calcext:value-type="float">
            <text:p>306639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5783" calcext:value-type="float">
            <text:p>305783</text:p>
          </table:table-cell>
          <table:table-cell office:value-type="float" office:value="99.9" calcext:value-type="float">
            <text:p>99.9</text:p>
          </table:table-cell>
          <table:table-cell office:value-type="float" office:value="2.7" calcext:value-type="float">
            <text:p>2.7</text:p>
          </table:table-cell>
          <table:table-cell office:value-type="float" office:value="889472" calcext:value-type="float">
            <text:p>8894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6864" calcext:value-type="float">
            <text:p>306864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6007" calcext:value-type="float">
            <text:p>306007</text:p>
          </table:table-cell>
          <table:table-cell office:value-type="float" office:value="94.4" calcext:value-type="float">
            <text:p>94.4</text:p>
          </table:table-cell>
          <table:table-cell office:value-type="float" office:value="2.9" calcext:value-type="float">
            <text:p>2.9</text:p>
          </table:table-cell>
          <table:table-cell office:value-type="float" office:value="962128" calcext:value-type="float">
            <text:p>9621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7092" calcext:value-type="float">
            <text:p>307092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6234" calcext:value-type="float">
            <text:p>306234</text:p>
          </table:table-cell>
          <table:table-cell office:value-type="float" office:value="99.9" calcext:value-type="float">
            <text:p>99.9</text:p>
          </table:table-cell>
          <table:table-cell office:value-type="float" office:value="2.9" calcext:value-type="float">
            <text:p>2.9</text:p>
          </table:table-cell>
          <table:table-cell office:value-type="float" office:value="962200" calcext:value-type="float">
            <text:p>9622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7320" calcext:value-type="float">
            <text:p>307320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6459" calcext:value-type="float">
            <text:p>306459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26232" calcext:value-type="float">
            <text:p>8262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7554" calcext:value-type="float">
            <text:p>307554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6689" calcext:value-type="float">
            <text:p>306689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987536" calcext:value-type="float">
            <text:p>9875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7774" calcext:value-type="float">
            <text:p>307774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6919" calcext:value-type="float">
            <text:p>306919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9,1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8005" calcext:value-type="float">
            <text:p>308005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7144" calcext:value-type="float">
            <text:p>307144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8233" calcext:value-type="float">
            <text:p>308233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7369" calcext:value-type="float">
            <text:p>307369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8462" calcext:value-type="float">
            <text:p>308462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7597" calcext:value-type="float">
            <text:p>307597</text:p>
          </table:table-cell>
          <table:table-cell office:value-type="float" office:value="94.1" calcext:value-type="float">
            <text:p>94.1</text:p>
          </table:table-cell>
          <table:table-cell office:value-type="float" office:value="3" calcext:value-type="float">
            <text:p>3</text:p>
          </table:table-cell>
          <table:table-cell office:value-type="float" office:value="969560" calcext:value-type="float">
            <text:p>9695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8691" calcext:value-type="float">
            <text:p>308691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7824" calcext:value-type="float">
            <text:p>307824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8920" calcext:value-type="float">
            <text:p>308920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8054" calcext:value-type="float">
            <text:p>308054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9149" calcext:value-type="float">
            <text:p>309149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8284" calcext:value-type="float">
            <text:p>308284</text:p>
          </table:table-cell>
          <table:table-cell office:value-type="float" office:value="99.9" calcext:value-type="float">
            <text:p>99.9</text:p>
          </table:table-cell>
          <table:table-cell office:value-type="float" office:value="2.8" calcext:value-type="float">
            <text:p>2.8</text:p>
          </table:table-cell>
          <table:table-cell office:value-type="float" office:value="929812" calcext:value-type="float">
            <text:p>9298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9378" calcext:value-type="float">
            <text:p>309378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8512" calcext:value-type="float">
            <text:p>308512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9606" calcext:value-type="float">
            <text:p>309606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8741" calcext:value-type="float">
            <text:p>308741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09836" calcext:value-type="float">
            <text:p>309836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8966" calcext:value-type="float">
            <text:p>308966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0062" calcext:value-type="float">
            <text:p>3100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9195" calcext:value-type="float">
            <text:p>309195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0290" calcext:value-type="float">
            <text:p>3102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9418" calcext:value-type="float">
            <text:p>309418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90040" calcext:value-type="float">
            <text:p>6900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0520" calcext:value-type="float">
            <text:p>3105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9645" calcext:value-type="float">
            <text:p>309645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61056" calcext:value-type="float">
            <text:p>8610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0749" calcext:value-type="float">
            <text:p>310749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09871" calcext:value-type="float">
            <text:p>309871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60844" calcext:value-type="float">
            <text:p>8608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0982" calcext:value-type="float">
            <text:p>310982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0102" calcext:value-type="float">
            <text:p>310102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60844" calcext:value-type="float">
            <text:p>8608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1213" calcext:value-type="float">
            <text:p>31121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0326" calcext:value-type="float">
            <text:p>310326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60844" calcext:value-type="float">
            <text:p>8608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1434" calcext:value-type="float">
            <text:p>311434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0560" calcext:value-type="float">
            <text:p>310560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60844" calcext:value-type="float">
            <text:p>8608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1661" calcext:value-type="float">
            <text:p>31166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0790" calcext:value-type="float">
            <text:p>310790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60844" calcext:value-type="float">
            <text:p>8608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1891" calcext:value-type="float">
            <text:p>311891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1023" calcext:value-type="float">
            <text:p>311023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60844" calcext:value-type="float">
            <text:p>8608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2118" calcext:value-type="float">
            <text:p>31211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1255" calcext:value-type="float">
            <text:p>311255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60844" calcext:value-type="float">
            <text:p>8608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2346" calcext:value-type="float">
            <text:p>312346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1486" calcext:value-type="float">
            <text:p>311486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60844" calcext:value-type="float">
            <text:p>8608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2574" calcext:value-type="float">
            <text:p>312574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1713" calcext:value-type="float">
            <text:p>311713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60844" calcext:value-type="float">
            <text:p>8608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2807" calcext:value-type="float">
            <text:p>312807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1941" calcext:value-type="float">
            <text:p>311941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61056" calcext:value-type="float">
            <text:p>8610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3037" calcext:value-type="float">
            <text:p>313037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2172" calcext:value-type="float">
            <text:p>312172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52340" calcext:value-type="float">
            <text:p>7523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3259" calcext:value-type="float">
            <text:p>313259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2402" calcext:value-type="float">
            <text:p>312402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60560" calcext:value-type="float">
            <text:p>8605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3487" calcext:value-type="float">
            <text:p>313487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2632" calcext:value-type="float">
            <text:p>312632</text:p>
          </table:table-cell>
          <table:table-cell office:value-type="float" office:value="99.9" calcext:value-type="float">
            <text:p>99.9</text:p>
          </table:table-cell>
          <table:table-cell office:value-type="float" office:value="2.9" calcext:value-type="float">
            <text:p>2.9</text:p>
          </table:table-cell>
          <table:table-cell office:value-type="float" office:value="961936" calcext:value-type="float">
            <text:p>9619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3716" calcext:value-type="float">
            <text:p>313716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2858" calcext:value-type="float">
            <text:p>312858</text:p>
          </table:table-cell>
          <table:table-cell office:value-type="float" office:value="94.4" calcext:value-type="float">
            <text:p>94.4</text:p>
          </table:table-cell>
          <table:table-cell office:value-type="float" office:value="2" calcext:value-type="float">
            <text:p>2</text:p>
          </table:table-cell>
          <table:table-cell office:value-type="float" office:value="657848" calcext:value-type="float">
            <text:p>657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3944" calcext:value-type="float">
            <text:p>313944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3087" calcext:value-type="float">
            <text:p>313087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657848" calcext:value-type="float">
            <text:p>657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4175" calcext:value-type="float">
            <text:p>31417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3307" calcext:value-type="float">
            <text:p>313307</text:p>
          </table:table-cell>
          <table:table-cell office:value-type="float" office:value="94.4" calcext:value-type="float">
            <text:p>94.4</text:p>
          </table:table-cell>
          <table:table-cell office:value-type="float" office:value="2" calcext:value-type="float">
            <text:p>2</text:p>
          </table:table-cell>
          <table:table-cell office:value-type="float" office:value="657848" calcext:value-type="float">
            <text:p>657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4401" calcext:value-type="float">
            <text:p>314401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3535" calcext:value-type="float">
            <text:p>313535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92,5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4632" calcext:value-type="float">
            <text:p>314632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3766" calcext:value-type="float">
            <text:p>313766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4861" calcext:value-type="float">
            <text:p>314861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3994" calcext:value-type="float">
            <text:p>313994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5087" calcext:value-type="float">
            <text:p>315087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4221" calcext:value-type="float">
            <text:p>314221</text:p>
          </table:table-cell>
          <table:table-cell office:value-type="float" office:value="94.1" calcext:value-type="float">
            <text:p>94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5315" calcext:value-type="float">
            <text:p>3153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4448" calcext:value-type="float">
            <text:p>314448</text:p>
          </table:table-cell>
          <table:table-cell office:value-type="float" office:value="94.4" calcext:value-type="float">
            <text:p>94.4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5545" calcext:value-type="float">
            <text:p>31554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4683" calcext:value-type="float">
            <text:p>314683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5785" calcext:value-type="float">
            <text:p>31578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4907" calcext:value-type="float">
            <text:p>314907</text:p>
          </table:table-cell>
          <table:table-cell office:value-type="float" office:value="94.4" calcext:value-type="float">
            <text:p>94.4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6012" calcext:value-type="float">
            <text:p>31601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5133" calcext:value-type="float">
            <text:p>315133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6239" calcext:value-type="float">
            <text:p>316239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5358" calcext:value-type="float">
            <text:p>315358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6462" calcext:value-type="float">
            <text:p>31646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5589" calcext:value-type="float">
            <text:p>315589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6693" calcext:value-type="float">
            <text:p>3166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5817" calcext:value-type="float">
            <text:p>315817</text:p>
          </table:table-cell>
          <table:table-cell office:value-type="float" office:value="94.4" calcext:value-type="float">
            <text:p>94.4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6923" calcext:value-type="float">
            <text:p>316923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6047" calcext:value-type="float">
            <text:p>316047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7147" calcext:value-type="float">
            <text:p>317147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6273" calcext:value-type="float">
            <text:p>316273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7373" calcext:value-type="float">
            <text:p>317373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6497" calcext:value-type="float">
            <text:p>316497</text:p>
          </table:table-cell>
          <table:table-cell office:value-type="float" office:value="94.4" calcext:value-type="float">
            <text:p>94.4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7599" calcext:value-type="float">
            <text:p>317599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6729" calcext:value-type="float">
            <text:p>316729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7826" calcext:value-type="float">
            <text:p>317826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6957" calcext:value-type="float">
            <text:p>316957</text:p>
          </table:table-cell>
          <table:table-cell office:value-type="float" office:value="94.4" calcext:value-type="float">
            <text:p>94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8054" calcext:value-type="float">
            <text:p>318054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7187" calcext:value-type="float">
            <text:p>317187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8280" calcext:value-type="float">
            <text:p>31828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7412" calcext:value-type="float">
            <text:p>317412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8508" calcext:value-type="float">
            <text:p>318508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7635" calcext:value-type="float">
            <text:p>317635</text:p>
          </table:table-cell>
          <table:table-cell office:value-type="float" office:value="99.9" calcext:value-type="float">
            <text:p>99.9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8737" calcext:value-type="float">
            <text:p>318737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7866" calcext:value-type="float">
            <text:p>317866</text:p>
          </table:table-cell>
          <table:table-cell office:value-type="float" office:value="94.4" calcext:value-type="float">
            <text:p>94.4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8968" calcext:value-type="float">
            <text:p>318968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8097" calcext:value-type="float">
            <text:p>318097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9196" calcext:value-type="float">
            <text:p>319196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8326" calcext:value-type="float">
            <text:p>318326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9424" calcext:value-type="float">
            <text:p>319424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8548" calcext:value-type="float">
            <text:p>318548</text:p>
          </table:table-cell>
          <table:table-cell office:value-type="float" office:value="94.1" calcext:value-type="float">
            <text:p>94.1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9650" calcext:value-type="float">
            <text:p>319650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8774" calcext:value-type="float">
            <text:p>318774</text:p>
          </table:table-cell>
          <table:table-cell office:value-type="float" office:value="94.4" calcext:value-type="float">
            <text:p>94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19878" calcext:value-type="float">
            <text:p>319878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9003" calcext:value-type="float">
            <text:p>319003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0104" calcext:value-type="float">
            <text:p>320104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9231" calcext:value-type="float">
            <text:p>319231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0340" calcext:value-type="float">
            <text:p>320340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9462" calcext:value-type="float">
            <text:p>319462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0560" calcext:value-type="float">
            <text:p>320560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9691" calcext:value-type="float">
            <text:p>319691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0789" calcext:value-type="float">
            <text:p>320789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19923" calcext:value-type="float">
            <text:p>319923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1015" calcext:value-type="float">
            <text:p>321015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0149" calcext:value-type="float">
            <text:p>320149</text:p>
          </table:table-cell>
          <table:table-cell office:value-type="float" office:value="94.4" calcext:value-type="float">
            <text:p>94.4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1242" calcext:value-type="float">
            <text:p>321242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0376" calcext:value-type="float">
            <text:p>320376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1468" calcext:value-type="float">
            <text:p>321468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0599" calcext:value-type="float">
            <text:p>320599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1692" calcext:value-type="float">
            <text:p>321692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0825" calcext:value-type="float">
            <text:p>320825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1921" calcext:value-type="float">
            <text:p>321921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1055" calcext:value-type="float">
            <text:p>321055</text:p>
          </table:table-cell>
          <table:table-cell office:value-type="float" office:value="94.4" calcext:value-type="float">
            <text:p>94.4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2154" calcext:value-type="float">
            <text:p>322154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1286" calcext:value-type="float">
            <text:p>321286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2380" calcext:value-type="float">
            <text:p>322380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1516" calcext:value-type="float">
            <text:p>321516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2609" calcext:value-type="float">
            <text:p>322609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1742" calcext:value-type="float">
            <text:p>321742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2836" calcext:value-type="float">
            <text:p>322836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1975" calcext:value-type="float">
            <text:p>321975</text:p>
          </table:table-cell>
          <table:table-cell office:value-type="float" office:value="94.4" calcext:value-type="float">
            <text:p>94.4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3062" calcext:value-type="float">
            <text:p>32306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2204" calcext:value-type="float">
            <text:p>322204</text:p>
          </table:table-cell>
          <table:table-cell office:value-type="float" office:value="23.5" calcext:value-type="float">
            <text:p>23.5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3289" calcext:value-type="float">
            <text:p>323289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2433" calcext:value-type="float">
            <text:p>322433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17624" calcext:value-type="float">
            <text:p>2176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3517" calcext:value-type="float">
            <text:p>323517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2662" calcext:value-type="float">
            <text:p>322662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17624" calcext:value-type="float">
            <text:p>2176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3745" calcext:value-type="float">
            <text:p>3237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2889" calcext:value-type="float">
            <text:p>322889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17624" calcext:value-type="float">
            <text:p>2176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3972" calcext:value-type="float">
            <text:p>323972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3119" calcext:value-type="float">
            <text:p>323119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19468" calcext:value-type="float">
            <text:p>2194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4208" calcext:value-type="float">
            <text:p>324208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3345" calcext:value-type="float">
            <text:p>323345</text:p>
          </table:table-cell>
          <table:table-cell office:value-type="float" office:value="94.1" calcext:value-type="float">
            <text:p>94.1</text:p>
          </table:table-cell>
          <table:table-cell office:value-type="float" office:value="0.7" calcext:value-type="float">
            <text:p>0.7</text:p>
          </table:table-cell>
          <table:table-cell office:value-type="float" office:value="230556" calcext:value-type="float">
            <text:p>2305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4440" calcext:value-type="float">
            <text:p>324440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3573" calcext:value-type="float">
            <text:p>323573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41908" calcext:value-type="float">
            <text:p>2419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4664" calcext:value-type="float">
            <text:p>324664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3796" calcext:value-type="float">
            <text:p>323796</text:p>
          </table:table-cell>
          <table:table-cell office:value-type="float" office:value="94.4" calcext:value-type="float">
            <text:p>94.4</text:p>
          </table:table-cell>
          <table:table-cell office:value-type="float" office:value="0.8" calcext:value-type="float">
            <text:p>0.8</text:p>
          </table:table-cell>
          <table:table-cell office:value-type="float" office:value="253788" calcext:value-type="float">
            <text:p>2537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4893" calcext:value-type="float">
            <text:p>324893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4023" calcext:value-type="float">
            <text:p>324023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64876" calcext:value-type="float">
            <text:p>2648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5117" calcext:value-type="float">
            <text:p>325117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4251" calcext:value-type="float">
            <text:p>324251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76228" calcext:value-type="float">
            <text:p>2762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5339" calcext:value-type="float">
            <text:p>325339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4479" calcext:value-type="float">
            <text:p>324479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87580" calcext:value-type="float">
            <text:p>2875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5569" calcext:value-type="float">
            <text:p>325569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4703" calcext:value-type="float">
            <text:p>324703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99196" calcext:value-type="float">
            <text:p>2991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5799" calcext:value-type="float">
            <text:p>325799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4933" calcext:value-type="float">
            <text:p>324933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310548" calcext:value-type="float">
            <text:p>3105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6030" calcext:value-type="float">
            <text:p>326030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5159" calcext:value-type="float">
            <text:p>325159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21900" calcext:value-type="float">
            <text:p>3219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6260" calcext:value-type="float">
            <text:p>326260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5384" calcext:value-type="float">
            <text:p>325384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32988" calcext:value-type="float">
            <text:p>3329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6494" calcext:value-type="float">
            <text:p>326494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5614" calcext:value-type="float">
            <text:p>325614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44868" calcext:value-type="float">
            <text:p>3448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6724" calcext:value-type="float">
            <text:p>326724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5841" calcext:value-type="float">
            <text:p>325841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56220" calcext:value-type="float">
            <text:p>3562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6950" calcext:value-type="float">
            <text:p>326950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6067" calcext:value-type="float">
            <text:p>326067</text:p>
          </table:table-cell>
          <table:table-cell office:value-type="float" office:value="94.4" calcext:value-type="float">
            <text:p>94.4</text:p>
          </table:table-cell>
          <table:table-cell office:value-type="float" office:value="1.1" calcext:value-type="float">
            <text:p>1.1</text:p>
          </table:table-cell>
          <table:table-cell office:value-type="float" office:value="367836" calcext:value-type="float">
            <text:p>3678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7175" calcext:value-type="float">
            <text:p>327175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6295" calcext:value-type="float">
            <text:p>326295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379188" calcext:value-type="float">
            <text:p>3791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7406" calcext:value-type="float">
            <text:p>32740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6524" calcext:value-type="float">
            <text:p>326524</text:p>
          </table:table-cell>
          <table:table-cell office:value-type="float" office:value="94.4" calcext:value-type="float">
            <text:p>94.4</text:p>
          </table:table-cell>
          <table:table-cell office:value-type="float" office:value="1.3" calcext:value-type="float">
            <text:p>1.3</text:p>
          </table:table-cell>
          <table:table-cell office:value-type="float" office:value="431592" calcext:value-type="float">
            <text:p>4315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7632" calcext:value-type="float">
            <text:p>3276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6754" calcext:value-type="float">
            <text:p>326754</text:p>
          </table:table-cell>
          <table:table-cell office:value-type="float" office:value="94.4" calcext:value-type="float">
            <text:p>94.4</text:p>
          </table:table-cell>
          <table:table-cell office:value-type="float" office:value="1.9" calcext:value-type="float">
            <text:p>1.9</text:p>
          </table:table-cell>
          <table:table-cell office:value-type="float" office:value="634076" calcext:value-type="float">
            <text:p>6340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7860" calcext:value-type="float">
            <text:p>327860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6984" calcext:value-type="float">
            <text:p>326984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34076" calcext:value-type="float">
            <text:p>6340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8084" calcext:value-type="float">
            <text:p>328084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7203" calcext:value-type="float">
            <text:p>327203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34076" calcext:value-type="float">
            <text:p>6340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8314" calcext:value-type="float">
            <text:p>328314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7429" calcext:value-type="float">
            <text:p>327429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34076" calcext:value-type="float">
            <text:p>6340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8543" calcext:value-type="float">
            <text:p>328543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7656" calcext:value-type="float">
            <text:p>327656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34076" calcext:value-type="float">
            <text:p>6340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8773" calcext:value-type="float">
            <text:p>328773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7881" calcext:value-type="float">
            <text:p>327881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34076" calcext:value-type="float">
            <text:p>6340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9003" calcext:value-type="float">
            <text:p>329003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8106" calcext:value-type="float">
            <text:p>328106</text:p>
          </table:table-cell>
          <table:table-cell office:value-type="float" office:value="94.4" calcext:value-type="float">
            <text:p>94.4</text:p>
          </table:table-cell>
          <table:table-cell office:value-type="float" office:value="1.9" calcext:value-type="float">
            <text:p>1.9</text:p>
          </table:table-cell>
          <table:table-cell office:value-type="float" office:value="634076" calcext:value-type="float">
            <text:p>6340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9238" calcext:value-type="float">
            <text:p>329238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8336" calcext:value-type="float">
            <text:p>328336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34076" calcext:value-type="float">
            <text:p>6340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9468" calcext:value-type="float">
            <text:p>329468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8563" calcext:value-type="float">
            <text:p>328563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34076" calcext:value-type="float">
            <text:p>6340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9697" calcext:value-type="float">
            <text:p>329697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8790" calcext:value-type="float">
            <text:p>328790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34076" calcext:value-type="float">
            <text:p>6340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29923" calcext:value-type="float">
            <text:p>329923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9014" calcext:value-type="float">
            <text:p>329014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34076" calcext:value-type="float">
            <text:p>6340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0151" calcext:value-type="float">
            <text:p>330151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9237" calcext:value-type="float">
            <text:p>329237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36936" calcext:value-type="float">
            <text:p>8369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0381" calcext:value-type="float">
            <text:p>330381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9461" calcext:value-type="float">
            <text:p>329461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2696" calcext:value-type="float">
            <text:p>8426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0612" calcext:value-type="float">
            <text:p>330612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9693" calcext:value-type="float">
            <text:p>329693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2660" calcext:value-type="float">
            <text:p>8426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0838" calcext:value-type="float">
            <text:p>330838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29920" calcext:value-type="float">
            <text:p>329920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09652" calcext:value-type="float">
            <text:p>8096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1064" calcext:value-type="float">
            <text:p>331064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0148" calcext:value-type="float">
            <text:p>330148</text:p>
          </table:table-cell>
          <table:table-cell office:value-type="float" office:value="99.9" calcext:value-type="float">
            <text:p>99.9</text:p>
          </table:table-cell>
          <table:table-cell office:value-type="float" office:value="2.7" calcext:value-type="float">
            <text:p>2.7</text:p>
          </table:table-cell>
          <table:table-cell office:value-type="float" office:value="893264" calcext:value-type="float">
            <text:p>8932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1285" calcext:value-type="float">
            <text:p>331285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0375" calcext:value-type="float">
            <text:p>330375</text:p>
          </table:table-cell>
          <table:table-cell office:value-type="float" office:value="99.9" calcext:value-type="float">
            <text:p>99.9</text:p>
          </table:table-cell>
          <table:table-cell office:value-type="float" office:value="2.7" calcext:value-type="float">
            <text:p>2.7</text:p>
          </table:table-cell>
          <table:table-cell office:value-type="float" office:value="893332" calcext:value-type="float">
            <text:p>8933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1518" calcext:value-type="float">
            <text:p>331518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0602" calcext:value-type="float">
            <text:p>330602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45488" calcext:value-type="float">
            <text:p>7454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1752" calcext:value-type="float">
            <text:p>331752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0827" calcext:value-type="float">
            <text:p>330827</text:p>
          </table:table-cell>
          <table:table-cell office:value-type="float" office:value="88.9" calcext:value-type="float">
            <text:p>88.9</text:p>
          </table:table-cell>
          <table:table-cell office:value-type="float" office:value="2.8" calcext:value-type="float">
            <text:p>2.8</text:p>
          </table:table-cell>
          <table:table-cell office:value-type="float" office:value="918672" calcext:value-type="float">
            <text:p>9186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1980" calcext:value-type="float">
            <text:p>331980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1057" calcext:value-type="float">
            <text:p>331057</text:p>
          </table:table-cell>
          <table:table-cell office:value-type="float" office:value="99.9" calcext:value-type="float">
            <text:p>99.9</text:p>
          </table:table-cell>
          <table:table-cell office:value-type="float" office:value="2.9" calcext:value-type="float">
            <text:p>2.9</text:p>
          </table:table-cell>
          <table:table-cell office:value-type="float" office:value="944008" calcext:value-type="float">
            <text:p>9440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2209" calcext:value-type="float">
            <text:p>332209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1282" calcext:value-type="float">
            <text:p>331282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969276" calcext:value-type="float">
            <text:p>9692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2434" calcext:value-type="float">
            <text:p>332434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1515" calcext:value-type="float">
            <text:p>331515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969344" calcext:value-type="float">
            <text:p>9693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2668" calcext:value-type="float">
            <text:p>332668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1740" calcext:value-type="float">
            <text:p>331740</text:p>
          </table:table-cell>
          <table:table-cell office:value-type="float" office:value="99.9" calcext:value-type="float">
            <text:p>99.9</text:p>
          </table:table-cell>
          <table:table-cell office:value-type="float" office:value="2.8" calcext:value-type="float">
            <text:p>2.8</text:p>
          </table:table-cell>
          <table:table-cell office:value-type="float" office:value="908352" calcext:value-type="float">
            <text:p>9083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2899" calcext:value-type="float">
            <text:p>3328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1969" calcext:value-type="float">
            <text:p>331969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90,9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3133" calcext:value-type="float">
            <text:p>3331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2201" calcext:value-type="float">
            <text:p>33220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96,1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3358" calcext:value-type="float">
            <text:p>3333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2432" calcext:value-type="float">
            <text:p>332432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68472" calcext:value-type="float">
            <text:p>8684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3581" calcext:value-type="float">
            <text:p>3335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2655" calcext:value-type="float">
            <text:p>332655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3804" calcext:value-type="float">
            <text:p>333804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2882" calcext:value-type="float">
            <text:p>332882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4030" calcext:value-type="float">
            <text:p>334030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3112" calcext:value-type="float">
            <text:p>333112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4260" calcext:value-type="float">
            <text:p>334260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3339" calcext:value-type="float">
            <text:p>333339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4484" calcext:value-type="float">
            <text:p>334484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3563" calcext:value-type="float">
            <text:p>333563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5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4709" calcext:value-type="float">
            <text:p>334709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3790" calcext:value-type="float">
            <text:p>333790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4941" calcext:value-type="float">
            <text:p>334941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4015" calcext:value-type="float">
            <text:p>334015</text:p>
          </table:table-cell>
          <table:table-cell office:value-type="float" office:value="94.4" calcext:value-type="float">
            <text:p>94.4</text:p>
          </table:table-cell>
          <table:table-cell office:value-type="float" office:value="2.6" calcext:value-type="float">
            <text:p>2.6</text:p>
          </table:table-cell>
          <table:table-cell office:value-type="float" office:value="866292" calcext:value-type="float">
            <text:p>8662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5162" calcext:value-type="float">
            <text:p>33516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4245" calcext:value-type="float">
            <text:p>334245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1508" calcext:value-type="float">
            <text:p>8115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5397" calcext:value-type="float">
            <text:p>335397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4474" calcext:value-type="float">
            <text:p>334474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7316" calcext:value-type="float">
            <text:p>817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5622" calcext:value-type="float">
            <text:p>335622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4710" calcext:value-type="float">
            <text:p>334710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7316" calcext:value-type="float">
            <text:p>817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5850" calcext:value-type="float">
            <text:p>33585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4935" calcext:value-type="float">
            <text:p>334935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7316" calcext:value-type="float">
            <text:p>817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6073" calcext:value-type="float">
            <text:p>33607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5162" calcext:value-type="float">
            <text:p>335162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7316" calcext:value-type="float">
            <text:p>817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6305" calcext:value-type="float">
            <text:p>336305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5392" calcext:value-type="float">
            <text:p>335392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7316" calcext:value-type="float">
            <text:p>817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6532" calcext:value-type="float">
            <text:p>336532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5617" calcext:value-type="float">
            <text:p>335617</text:p>
          </table:table-cell>
          <table:table-cell office:value-type="float" office:value="94.4" calcext:value-type="float">
            <text:p>94.4</text:p>
          </table:table-cell>
          <table:table-cell office:value-type="float" office:value="2.5" calcext:value-type="float">
            <text:p>2.5</text:p>
          </table:table-cell>
          <table:table-cell office:value-type="float" office:value="817316" calcext:value-type="float">
            <text:p>817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6760" calcext:value-type="float">
            <text:p>33676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5845" calcext:value-type="float">
            <text:p>335845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7316" calcext:value-type="float">
            <text:p>817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6987" calcext:value-type="float">
            <text:p>33698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6067" calcext:value-type="float">
            <text:p>336067</text:p>
          </table:table-cell>
          <table:table-cell office:value-type="float" office:value="94.4" calcext:value-type="float">
            <text:p>94.4</text:p>
          </table:table-cell>
          <table:table-cell office:value-type="float" office:value="2.5" calcext:value-type="float">
            <text:p>2.5</text:p>
          </table:table-cell>
          <table:table-cell office:value-type="float" office:value="817316" calcext:value-type="float">
            <text:p>817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7218" calcext:value-type="float">
            <text:p>337218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6295" calcext:value-type="float">
            <text:p>336295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7316" calcext:value-type="float">
            <text:p>817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7452" calcext:value-type="float">
            <text:p>3374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6526" calcext:value-type="float">
            <text:p>336526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7316" calcext:value-type="float">
            <text:p>817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7680" calcext:value-type="float">
            <text:p>337680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6751" calcext:value-type="float">
            <text:p>33675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7907" calcext:value-type="float">
            <text:p>3379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6981" calcext:value-type="float">
            <text:p>336981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8480" calcext:value-type="float">
            <text:p>728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8136" calcext:value-type="float">
            <text:p>338136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7207" calcext:value-type="float">
            <text:p>337207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29828" calcext:value-type="float">
            <text:p>8298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8366" calcext:value-type="float">
            <text:p>338366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7431" calcext:value-type="float">
            <text:p>337431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30068" calcext:value-type="float">
            <text:p>8300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8598" calcext:value-type="float">
            <text:p>338598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7663" calcext:value-type="float">
            <text:p>337663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27372" calcext:value-type="float">
            <text:p>6273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8827" calcext:value-type="float">
            <text:p>338827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7888" calcext:value-type="float">
            <text:p>337888</text:p>
          </table:table-cell>
          <table:table-cell office:value-type="float" office:value="94.4" calcext:value-type="float">
            <text:p>94.4</text:p>
          </table:table-cell>
          <table:table-cell office:value-type="float" office:value="1.9" calcext:value-type="float">
            <text:p>1.9</text:p>
          </table:table-cell>
          <table:table-cell office:value-type="float" office:value="627372" calcext:value-type="float">
            <text:p>6273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9056" calcext:value-type="float">
            <text:p>339056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8118" calcext:value-type="float">
            <text:p>338118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35344" calcext:value-type="float">
            <text:p>7353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9285" calcext:value-type="float">
            <text:p>339285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8348" calcext:value-type="float">
            <text:p>338348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9518" calcext:value-type="float">
            <text:p>339518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8577" calcext:value-type="float">
            <text:p>338577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9750" calcext:value-type="float">
            <text:p>339750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8802" calcext:value-type="float">
            <text:p>338802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39972" calcext:value-type="float">
            <text:p>339972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9026" calcext:value-type="float">
            <text:p>339026</text:p>
          </table:table-cell>
          <table:table-cell office:value-type="float" office:value="99.9" calcext:value-type="float">
            <text:p>99.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0206" calcext:value-type="float">
            <text:p>340206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9251" calcext:value-type="float">
            <text:p>339251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0437" calcext:value-type="float">
            <text:p>340437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9481" calcext:value-type="float">
            <text:p>339481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0666" calcext:value-type="float">
            <text:p>340666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9708" calcext:value-type="float">
            <text:p>339708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0891" calcext:value-type="float">
            <text:p>340891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39938" calcext:value-type="float">
            <text:p>339938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1125" calcext:value-type="float">
            <text:p>341125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0161" calcext:value-type="float">
            <text:p>340161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1356" calcext:value-type="float">
            <text:p>341356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0389" calcext:value-type="float">
            <text:p>340389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1581" calcext:value-type="float">
            <text:p>341581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0618" calcext:value-type="float">
            <text:p>340618</text:p>
          </table:table-cell>
          <table:table-cell office:value-type="float" office:value="94.4" calcext:value-type="float">
            <text:p>94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1816" calcext:value-type="float">
            <text:p>341816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0852" calcext:value-type="float">
            <text:p>340852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2043" calcext:value-type="float">
            <text:p>342043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1082" calcext:value-type="float">
            <text:p>341082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2270" calcext:value-type="float">
            <text:p>342270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1309" calcext:value-type="float">
            <text:p>341309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2499" calcext:value-type="float">
            <text:p>342499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1538" calcext:value-type="float">
            <text:p>341538</text:p>
          </table:table-cell>
          <table:table-cell office:value-type="float" office:value="99.9" calcext:value-type="float">
            <text:p>99.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2728" calcext:value-type="float">
            <text:p>3427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1761" calcext:value-type="float">
            <text:p>341761</text:p>
          </table:table-cell>
          <table:table-cell office:value-type="float" office:value="94.1" calcext:value-type="float">
            <text:p>94.1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2954" calcext:value-type="float">
            <text:p>342954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1987" calcext:value-type="float">
            <text:p>341987</text:p>
          </table:table-cell>
          <table:table-cell office:value-type="float" office:value="94.4" calcext:value-type="float">
            <text:p>94.4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3183" calcext:value-type="float">
            <text:p>34318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2220" calcext:value-type="float">
            <text:p>342220</text:p>
          </table:table-cell>
          <table:table-cell office:value-type="float" office:value="99.9" calcext:value-type="float">
            <text:p>99.9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3411" calcext:value-type="float">
            <text:p>343411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2453" calcext:value-type="float">
            <text:p>342453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3640" calcext:value-type="float">
            <text:p>34364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2676" calcext:value-type="float">
            <text:p>342676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3867" calcext:value-type="float">
            <text:p>343867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2905" calcext:value-type="float">
            <text:p>342905</text:p>
          </table:table-cell>
          <table:table-cell office:value-type="float" office:value="99.9" calcext:value-type="float">
            <text:p>99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4097" calcext:value-type="float">
            <text:p>344097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3132" calcext:value-type="float">
            <text:p>343132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4326" calcext:value-type="float">
            <text:p>344326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3360" calcext:value-type="float">
            <text:p>343360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4557" calcext:value-type="float">
            <text:p>344557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3592" calcext:value-type="float">
            <text:p>343592</text:p>
          </table:table-cell>
          <table:table-cell office:value-type="float" office:value="99.9" calcext:value-type="float">
            <text:p>99.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4785" calcext:value-type="float">
            <text:p>3447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3828" calcext:value-type="float">
            <text:p>343828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5009" calcext:value-type="float">
            <text:p>345009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4059" calcext:value-type="float">
            <text:p>344059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5238" calcext:value-type="float">
            <text:p>345238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4292" calcext:value-type="float">
            <text:p>344292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5468" calcext:value-type="float">
            <text:p>345468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4521" calcext:value-type="float">
            <text:p>344521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5694" calcext:value-type="float">
            <text:p>345694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4749" calcext:value-type="float">
            <text:p>344749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5927" calcext:value-type="float">
            <text:p>345927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4979" calcext:value-type="float">
            <text:p>344979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6157" calcext:value-type="float">
            <text:p>346157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5209" calcext:value-type="float">
            <text:p>345209</text:p>
          </table:table-cell>
          <table:table-cell office:value-type="float" office:value="94.4" calcext:value-type="float">
            <text:p>94.4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6387" calcext:value-type="float">
            <text:p>346387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5435" calcext:value-type="float">
            <text:p>345435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6618" calcext:value-type="float">
            <text:p>346618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5659" calcext:value-type="float">
            <text:p>345659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6847" calcext:value-type="float">
            <text:p>346847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5890" calcext:value-type="float">
            <text:p>345890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7074" calcext:value-type="float">
            <text:p>347074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6114" calcext:value-type="float">
            <text:p>346114</text:p>
          </table:table-cell>
          <table:table-cell office:value-type="float" office:value="94.4" calcext:value-type="float">
            <text:p>94.4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7306" calcext:value-type="float">
            <text:p>347306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6344" calcext:value-type="float">
            <text:p>346344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7545" calcext:value-type="float">
            <text:p>347545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6570" calcext:value-type="float">
            <text:p>346570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7776" calcext:value-type="float">
            <text:p>347776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6800" calcext:value-type="float">
            <text:p>346800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8001" calcext:value-type="float">
            <text:p>348001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7031" calcext:value-type="float">
            <text:p>347031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8232" calcext:value-type="float">
            <text:p>348232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7261" calcext:value-type="float">
            <text:p>347261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8462" calcext:value-type="float">
            <text:p>348462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7493" calcext:value-type="float">
            <text:p>347493</text:p>
          </table:table-cell>
          <table:table-cell office:value-type="float" office:value="83.3" calcext:value-type="float">
            <text:p>83.3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office:value-type="float" office:value="348694" calcext:value-type="float">
            <text:p>348694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7728" calcext:value-type="float">
            <text:p>347728</text:p>
          </table:table-cell>
          <table:table-cell office:value-type="float" office:value="11.8" calcext:value-type="float">
            <text:p>11.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8924" calcext:value-type="float">
            <text:p>348924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7953" calcext:value-type="float">
            <text:p>347953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20516" calcext:value-type="float">
            <text:p>2205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9152" calcext:value-type="float">
            <text:p>349152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8175" calcext:value-type="float">
            <text:p>348175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20516" calcext:value-type="float">
            <text:p>2205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9380" calcext:value-type="float">
            <text:p>349380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8408" calcext:value-type="float">
            <text:p>348408</text:p>
          </table:table-cell>
          <table:table-cell office:value-type="float" office:value="94.4" calcext:value-type="float">
            <text:p>94.4</text:p>
          </table:table-cell>
          <table:table-cell office:value-type="float" office:value="0.7" calcext:value-type="float">
            <text:p>0.7</text:p>
          </table:table-cell>
          <table:table-cell office:value-type="float" office:value="220516" calcext:value-type="float">
            <text:p>2205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9609" calcext:value-type="float">
            <text:p>349609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8639" calcext:value-type="float">
            <text:p>348639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20516" calcext:value-type="float">
            <text:p>2205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49839" calcext:value-type="float">
            <text:p>349839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8868" calcext:value-type="float">
            <text:p>348868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28696" calcext:value-type="float">
            <text:p>2286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0068" calcext:value-type="float">
            <text:p>350068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9092" calcext:value-type="float">
            <text:p>349092</text:p>
          </table:table-cell>
          <table:table-cell office:value-type="float" office:value="94.1" calcext:value-type="float">
            <text:p>94.1</text:p>
          </table:table-cell>
          <table:table-cell office:value-type="float" office:value="0.7" calcext:value-type="float">
            <text:p>0.7</text:p>
          </table:table-cell>
          <table:table-cell office:value-type="float" office:value="239784" calcext:value-type="float">
            <text:p>2397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0294" calcext:value-type="float">
            <text:p>350294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9321" calcext:value-type="float">
            <text:p>349321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51136" calcext:value-type="float">
            <text:p>2511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0525" calcext:value-type="float">
            <text:p>350525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9547" calcext:value-type="float">
            <text:p>349547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62488" calcext:value-type="float">
            <text:p>2624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0759" calcext:value-type="float">
            <text:p>350759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49772" calcext:value-type="float">
            <text:p>349772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73576" calcext:value-type="float">
            <text:p>2735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0986" calcext:value-type="float">
            <text:p>350986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0000" calcext:value-type="float">
            <text:p>350000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84928" calcext:value-type="float">
            <text:p>2849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1216" calcext:value-type="float">
            <text:p>351216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0226" calcext:value-type="float">
            <text:p>350226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96808" calcext:value-type="float">
            <text:p>2968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1445" calcext:value-type="float">
            <text:p>351445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0451" calcext:value-type="float">
            <text:p>350451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308424" calcext:value-type="float">
            <text:p>3084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1673" calcext:value-type="float">
            <text:p>351673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0681" calcext:value-type="float">
            <text:p>35068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19776" calcext:value-type="float">
            <text:p>3197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1898" calcext:value-type="float">
            <text:p>351898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0908" calcext:value-type="float">
            <text:p>350908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31128" calcext:value-type="float">
            <text:p>3311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2129" calcext:value-type="float">
            <text:p>352129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1132" calcext:value-type="float">
            <text:p>351132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42216" calcext:value-type="float">
            <text:p>3422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2359" calcext:value-type="float">
            <text:p>352359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1360" calcext:value-type="float">
            <text:p>351360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53568" calcext:value-type="float">
            <text:p>3535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2588" calcext:value-type="float">
            <text:p>35258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1587" calcext:value-type="float">
            <text:p>351587</text:p>
          </table:table-cell>
          <table:table-cell office:value-type="float" office:value="94.4" calcext:value-type="float">
            <text:p>94.4</text:p>
          </table:table-cell>
          <table:table-cell office:value-type="float" office:value="1.1" calcext:value-type="float">
            <text:p>1.1</text:p>
          </table:table-cell>
          <table:table-cell office:value-type="float" office:value="364920" calcext:value-type="float">
            <text:p>3649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2814" calcext:value-type="float">
            <text:p>352814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1816" calcext:value-type="float">
            <text:p>351816</text:p>
          </table:table-cell>
          <table:table-cell office:value-type="float" office:value="94.4" calcext:value-type="float">
            <text:p>94.4</text:p>
          </table:table-cell>
          <table:table-cell office:value-type="float" office:value="1.1" calcext:value-type="float">
            <text:p>1.1</text:p>
          </table:table-cell>
          <table:table-cell office:value-type="float" office:value="376536" calcext:value-type="float">
            <text:p>3765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3043" calcext:value-type="float">
            <text:p>353043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2047" calcext:value-type="float">
            <text:p>352047</text:p>
          </table:table-cell>
          <table:table-cell office:value-type="float" office:value="94.4" calcext:value-type="float">
            <text:p>94.4</text:p>
          </table:table-cell>
          <table:table-cell office:value-type="float" office:value="1.3" calcext:value-type="float">
            <text:p>1.3</text:p>
          </table:table-cell>
          <table:table-cell office:value-type="float" office:value="429544" calcext:value-type="float">
            <text:p>4295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3273" calcext:value-type="float">
            <text:p>353273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2277" calcext:value-type="float">
            <text:p>352277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32028" calcext:value-type="float">
            <text:p>6320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3497" calcext:value-type="float">
            <text:p>353497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2505" calcext:value-type="float">
            <text:p>352505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32028" calcext:value-type="float">
            <text:p>6320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3725" calcext:value-type="float">
            <text:p>353725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2733" calcext:value-type="float">
            <text:p>352733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32028" calcext:value-type="float">
            <text:p>6320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3950" calcext:value-type="float">
            <text:p>35395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2959" calcext:value-type="float">
            <text:p>352959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32028" calcext:value-type="float">
            <text:p>6320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4184" calcext:value-type="float">
            <text:p>354184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3189" calcext:value-type="float">
            <text:p>353189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32028" calcext:value-type="float">
            <text:p>6320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4413" calcext:value-type="float">
            <text:p>354413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3414" calcext:value-type="float">
            <text:p>353414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32028" calcext:value-type="float">
            <text:p>6320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4638" calcext:value-type="float">
            <text:p>354638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3642" calcext:value-type="float">
            <text:p>353642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32028" calcext:value-type="float">
            <text:p>6320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4868" calcext:value-type="float">
            <text:p>354868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3870" calcext:value-type="float">
            <text:p>353870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32028" calcext:value-type="float">
            <text:p>6320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5095" calcext:value-type="float">
            <text:p>355095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4097" calcext:value-type="float">
            <text:p>354097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32028" calcext:value-type="float">
            <text:p>6320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5324" calcext:value-type="float">
            <text:p>3553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4324" calcext:value-type="float">
            <text:p>354324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32028" calcext:value-type="float">
            <text:p>6320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5556" calcext:value-type="float">
            <text:p>355556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4547" calcext:value-type="float">
            <text:p>354547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32028" calcext:value-type="float">
            <text:p>6320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5786" calcext:value-type="float">
            <text:p>355786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4773" calcext:value-type="float">
            <text:p>354773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34888" calcext:value-type="float">
            <text:p>8348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6013" calcext:value-type="float">
            <text:p>356013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4999" calcext:value-type="float">
            <text:p>354999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46760" calcext:value-type="float">
            <text:p>7467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6246" calcext:value-type="float">
            <text:p>356246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5228" calcext:value-type="float">
            <text:p>355228</text:p>
          </table:table-cell>
          <table:table-cell office:value-type="float" office:value="94.4" calcext:value-type="float">
            <text:p>94.4</text:p>
          </table:table-cell>
          <table:table-cell office:value-type="float" office:value="2.6" calcext:value-type="float">
            <text:p>2.6</text:p>
          </table:table-cell>
          <table:table-cell office:value-type="float" office:value="858224" calcext:value-type="float">
            <text:p>8582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6469" calcext:value-type="float">
            <text:p>356469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5457" calcext:value-type="float">
            <text:p>355457</text:p>
          </table:table-cell>
          <table:table-cell office:value-type="float" office:value="94.1" calcext:value-type="float">
            <text:p>94.1</text:p>
          </table:table-cell>
          <table:table-cell office:value-type="float" office:value="2.6" calcext:value-type="float">
            <text:p>2.6</text:p>
          </table:table-cell>
          <table:table-cell office:value-type="float" office:value="865948" calcext:value-type="float">
            <text:p>8659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6700" calcext:value-type="float">
            <text:p>356700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5684" calcext:value-type="float">
            <text:p>355684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0212" calcext:value-type="float">
            <text:p>7202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6927" calcext:value-type="float">
            <text:p>356927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5915" calcext:value-type="float">
            <text:p>355915</text:p>
          </table:table-cell>
          <table:table-cell office:value-type="float" office:value="99.9" calcext:value-type="float">
            <text:p>99.9</text:p>
          </table:table-cell>
          <table:table-cell office:value-type="float" office:value="2.7" calcext:value-type="float">
            <text:p>2.7</text:p>
          </table:table-cell>
          <table:table-cell office:value-type="float" office:value="891284" calcext:value-type="float">
            <text:p>8912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7156" calcext:value-type="float">
            <text:p>35715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6140" calcext:value-type="float">
            <text:p>356140</text:p>
          </table:table-cell>
          <table:table-cell office:value-type="float" office:value="99.9" calcext:value-type="float">
            <text:p>99.9</text:p>
          </table:table-cell>
          <table:table-cell office:value-type="float" office:value="2.8" calcext:value-type="float">
            <text:p>2.8</text:p>
          </table:table-cell>
          <table:table-cell office:value-type="float" office:value="916624" calcext:value-type="float">
            <text:p>9166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7384" calcext:value-type="float">
            <text:p>357384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6366" calcext:value-type="float">
            <text:p>356366</text:p>
          </table:table-cell>
          <table:table-cell office:value-type="float" office:value="88.9" calcext:value-type="float">
            <text:p>88.9</text:p>
          </table:table-cell>
          <table:table-cell office:value-type="float" office:value="2.9" calcext:value-type="float">
            <text:p>2.9</text:p>
          </table:table-cell>
          <table:table-cell office:value-type="float" office:value="941892" calcext:value-type="float">
            <text:p>9418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7608" calcext:value-type="float">
            <text:p>357608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6596" calcext:value-type="float">
            <text:p>356596</text:p>
          </table:table-cell>
          <table:table-cell office:value-type="float" office:value="99.9" calcext:value-type="float">
            <text:p>99.9</text:p>
          </table:table-cell>
          <table:table-cell office:value-type="float" office:value="2.9" calcext:value-type="float">
            <text:p>2.9</text:p>
          </table:table-cell>
          <table:table-cell office:value-type="float" office:value="941960" calcext:value-type="float">
            <text:p>9419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7840" calcext:value-type="float">
            <text:p>357840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6821" calcext:value-type="float">
            <text:p>356821</text:p>
          </table:table-cell>
          <table:table-cell office:value-type="float" office:value="94.1" calcext:value-type="float">
            <text:p>94.1</text:p>
          </table:table-cell>
          <table:table-cell office:value-type="float" office:value="2.7" calcext:value-type="float">
            <text:p>2.7</text:p>
          </table:table-cell>
          <table:table-cell office:value-type="float" office:value="880440" calcext:value-type="float">
            <text:p>8804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8066" calcext:value-type="float">
            <text:p>358066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7046" calcext:value-type="float">
            <text:p>357046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980420" calcext:value-type="float">
            <text:p>9804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8300" calcext:value-type="float">
            <text:p>35830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7271" calcext:value-type="float">
            <text:p>357271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992632" calcext:value-type="float">
            <text:p>9926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8525" calcext:value-type="float">
            <text:p>358525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7499" calcext:value-type="float">
            <text:p>357499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28944" calcext:value-type="float">
            <text:p>8289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8754" calcext:value-type="float">
            <text:p>358754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7729" calcext:value-type="float">
            <text:p>357729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94,1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8984" calcext:value-type="float">
            <text:p>358984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7959" calcext:value-type="float">
            <text:p>357959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9215" calcext:value-type="float">
            <text:p>359215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8183" calcext:value-type="float">
            <text:p>358183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9442" calcext:value-type="float">
            <text:p>35944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8405" calcext:value-type="float">
            <text:p>358405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9676" calcext:value-type="float">
            <text:p>359676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8633" calcext:value-type="float">
            <text:p>358633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990228" calcext:value-type="float">
            <text:p>9902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59909" calcext:value-type="float">
            <text:p>359909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8868" calcext:value-type="float">
            <text:p>358868</text:p>
          </table:table-cell>
          <table:table-cell office:value-type="float" office:value="94.4" calcext:value-type="float">
            <text:p>94.4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0137" calcext:value-type="float">
            <text:p>36013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9097" calcext:value-type="float">
            <text:p>359097</text:p>
          </table:table-cell>
          <table:table-cell office:value-type="float" office:value="94.4" calcext:value-type="float">
            <text:p>94.4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0365" calcext:value-type="float">
            <text:p>36036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9323" calcext:value-type="float">
            <text:p>359323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85888" calcext:value-type="float">
            <text:p>6858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0597" calcext:value-type="float">
            <text:p>360597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9555" calcext:value-type="float">
            <text:p>359555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94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0827" calcext:value-type="float">
            <text:p>3608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59784" calcext:value-type="float">
            <text:p>359784</text:p>
          </table:table-cell>
          <table:table-cell office:value-type="float" office:value="94.1" calcext:value-type="float">
            <text:p>94.1</text:p>
          </table:table-cell>
          <table:table-cell office:value-type="float" office:value="2.5" calcext:value-type="float">
            <text:p>2.5</text:p>
          </table:table-cell>
          <table:table-cell office:value-type="float" office:value="815268" calcext:value-type="float">
            <text:p>815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1056" calcext:value-type="float">
            <text:p>361056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0011" calcext:value-type="float">
            <text:p>360011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5268" calcext:value-type="float">
            <text:p>815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1286" calcext:value-type="float">
            <text:p>361286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0239" calcext:value-type="float">
            <text:p>360239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5268" calcext:value-type="float">
            <text:p>815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1516" calcext:value-type="float">
            <text:p>361516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0469" calcext:value-type="float">
            <text:p>360469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5268" calcext:value-type="float">
            <text:p>815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1745" calcext:value-type="float">
            <text:p>361745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0702" calcext:value-type="float">
            <text:p>360702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5268" calcext:value-type="float">
            <text:p>815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1970" calcext:value-type="float">
            <text:p>361970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0925" calcext:value-type="float">
            <text:p>360925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5268" calcext:value-type="float">
            <text:p>815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2203" calcext:value-type="float">
            <text:p>362203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1150" calcext:value-type="float">
            <text:p>361150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5268" calcext:value-type="float">
            <text:p>815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2435" calcext:value-type="float">
            <text:p>362435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1382" calcext:value-type="float">
            <text:p>361382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5268" calcext:value-type="float">
            <text:p>815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2669" calcext:value-type="float">
            <text:p>362669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1611" calcext:value-type="float">
            <text:p>361611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5268" calcext:value-type="float">
            <text:p>815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2906" calcext:value-type="float">
            <text:p>362906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1839" calcext:value-type="float">
            <text:p>361839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5268" calcext:value-type="float">
            <text:p>815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3136" calcext:value-type="float">
            <text:p>36313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2074" calcext:value-type="float">
            <text:p>362074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94,1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3371" calcext:value-type="float">
            <text:p>3633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2302" calcext:value-type="float">
            <text:p>362302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801276" calcext:value-type="float">
            <text:p>8012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3595" calcext:value-type="float">
            <text:p>3635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2529" calcext:value-type="float">
            <text:p>362529</text:p>
          </table:table-cell>
          <table:table-cell office:value-type="float" office:value="94.1" calcext:value-type="float">
            <text:p>94.1</text:p>
          </table:table-cell>
          <table:table-cell office:value-type="float" office:value="2.5" calcext:value-type="float">
            <text:p>2.5</text:p>
          </table:table-cell>
          <table:table-cell office:value-type="float" office:value="815240" calcext:value-type="float">
            <text:p>815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3822" calcext:value-type="float">
            <text:p>3638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2759" calcext:value-type="float">
            <text:p>362759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12784" calcext:value-type="float">
            <text:p>6127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4049" calcext:value-type="float">
            <text:p>36404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2991" calcext:value-type="float">
            <text:p>362991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12784" calcext:value-type="float">
            <text:p>6127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4280" calcext:value-type="float">
            <text:p>3642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3219" calcext:value-type="float">
            <text:p>363219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12784" calcext:value-type="float">
            <text:p>6127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4509" calcext:value-type="float">
            <text:p>3645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3448" calcext:value-type="float">
            <text:p>363448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3420" calcext:value-type="float">
            <text:p>8134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4737" calcext:value-type="float">
            <text:p>3647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3673" calcext:value-type="float">
            <text:p>363673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4966" calcext:value-type="float">
            <text:p>3649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3901" calcext:value-type="float">
            <text:p>363901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5196" calcext:value-type="float">
            <text:p>365196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4129" calcext:value-type="float">
            <text:p>364129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5433" calcext:value-type="float">
            <text:p>365433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4360" calcext:value-type="float">
            <text:p>364360</text:p>
          </table:table-cell>
          <table:table-cell office:value-type="float" office:value="99.9" calcext:value-type="float">
            <text:p>99.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5667" calcext:value-type="float">
            <text:p>365667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4590" calcext:value-type="float">
            <text:p>364590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5894" calcext:value-type="float">
            <text:p>365894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4811" calcext:value-type="float">
            <text:p>364811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6121" calcext:value-type="float">
            <text:p>366121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5042" calcext:value-type="float">
            <text:p>365042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6347" calcext:value-type="float">
            <text:p>36634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5273" calcext:value-type="float">
            <text:p>365273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6588" calcext:value-type="float">
            <text:p>36658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5502" calcext:value-type="float">
            <text:p>365502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6821" calcext:value-type="float">
            <text:p>36682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5725" calcext:value-type="float">
            <text:p>365725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7047" calcext:value-type="float">
            <text:p>36704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5951" calcext:value-type="float">
            <text:p>365951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7279" calcext:value-type="float">
            <text:p>36727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6181" calcext:value-type="float">
            <text:p>366181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7509" calcext:value-type="float">
            <text:p>36750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6414" calcext:value-type="float">
            <text:p>366414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7735" calcext:value-type="float">
            <text:p>36773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6648" calcext:value-type="float">
            <text:p>366648</text:p>
          </table:table-cell>
          <table:table-cell office:value-type="float" office:value="94.4" calcext:value-type="float">
            <text:p>94.4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7965" calcext:value-type="float">
            <text:p>36796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6879" calcext:value-type="float">
            <text:p>366879</text:p>
          </table:table-cell>
          <table:table-cell office:value-type="float" office:value="99.9" calcext:value-type="float">
            <text:p>99.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8189" calcext:value-type="float">
            <text:p>36818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7107" calcext:value-type="float">
            <text:p>367107</text:p>
          </table:table-cell>
          <table:table-cell office:value-type="float" office:value="88.9" calcext:value-type="float">
            <text:p>88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float" office:value="368419" calcext:value-type="float">
            <text:p>368419</text:p>
          </table:table-cell>
          <table:table-cell/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7342" calcext:value-type="float">
            <text:p>367342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7565" calcext:value-type="float">
            <text:p>367565</text:p>
          </table:table-cell>
          <table:table-cell office:value-type="float" office:value="94.4" calcext:value-type="float">
            <text:p>94.4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7795" calcext:value-type="float">
            <text:p>367795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8028" calcext:value-type="float">
            <text:p>368028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8255" calcext:value-type="float">
            <text:p>368255</text:p>
          </table:table-cell>
          <table:table-cell office:value-type="float" office:value="94.4" calcext:value-type="float">
            <text:p>94.4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8487" calcext:value-type="float">
            <text:p>368487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8711" calcext:value-type="float">
            <text:p>368711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8943" calcext:value-type="float">
            <text:p>368943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9172" calcext:value-type="float">
            <text:p>369172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9403" calcext:value-type="float">
            <text:p>369403</text:p>
          </table:table-cell>
          <table:table-cell office:value-type="float" office:value="94.1" calcext:value-type="float">
            <text:p>94.1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9640" calcext:value-type="float">
            <text:p>369640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69870" calcext:value-type="float">
            <text:p>369870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70096" calcext:value-type="float">
            <text:p>370096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70320" calcext:value-type="float">
            <text:p>370320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70550" calcext:value-type="float">
            <text:p>370550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70782" calcext:value-type="float">
            <text:p>370782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71011" calcext:value-type="float">
            <text:p>371011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71236" calcext:value-type="float">
            <text:p>371236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71469" calcext:value-type="float">
            <text:p>371469</text:p>
          </table:table-cell>
          <table:table-cell office:value-type="float" office:value="76.5" calcext:value-type="float">
            <text:p>76.5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71700" calcext:value-type="float">
            <text:p>371700</text:p>
          </table:table-cell>
          <table:table-cell office:value-type="float" office:value="41.2" calcext:value-type="float">
            <text:p>41.2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71925" calcext:value-type="float">
            <text:p>371925</text:p>
          </table:table-cell>
          <table:table-cell office:value-type="float" office:value="77.8" calcext:value-type="float">
            <text:p>77.8</text:p>
          </table:table-cell>
          <table:table-cell office:value-type="float" office:value="0.6" calcext:value-type="float">
            <text:p>0.6</text:p>
          </table:table-cell>
          <table:table-cell office:value-type="float" office:value="206624" calcext:value-type="float">
            <text:p>2066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72157" calcext:value-type="float">
            <text:p>372157</text:p>
          </table:table-cell>
          <table:table-cell office:value-type="float" office:value="82.4" calcext:value-type="float">
            <text:p>82.4</text:p>
          </table:table-cell>
          <table:table-cell office:value-type="float" office:value="0.6" calcext:value-type="float">
            <text:p>0.6</text:p>
          </table:table-cell>
          <table:table-cell office:value-type="float" office:value="206624" calcext:value-type="float">
            <text:p>2066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72380" calcext:value-type="float">
            <text:p>372380</text:p>
          </table:table-cell>
          <table:table-cell office:value-type="float" office:value="94.1" calcext:value-type="float">
            <text:p>94.1</text:p>
          </table:table-cell>
          <table:table-cell office:value-type="float" office:value="0.6" calcext:value-type="float">
            <text:p>0.6</text:p>
          </table:table-cell>
          <table:table-cell office:value-type="float" office:value="206624" calcext:value-type="float">
            <text:p>2066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72604" calcext:value-type="float">
            <text:p>372604</text:p>
          </table:table-cell>
          <table:table-cell office:value-type="float" office:value="88.2" calcext:value-type="float">
            <text:p>88.2</text:p>
          </table:table-cell>
          <table:table-cell office:value-type="float" office:value="0.6" calcext:value-type="float">
            <text:p>0.6</text:p>
          </table:table-cell>
          <table:table-cell office:value-type="float" office:value="206880" calcext:value-type="float">
            <text:p>2068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72832" calcext:value-type="float">
            <text:p>372832</text:p>
          </table:table-cell>
          <table:table-cell office:value-type="float" office:value="88.2" calcext:value-type="float">
            <text:p>88.2</text:p>
          </table:table-cell>
          <table:table-cell office:value-type="float" office:value="0.6" calcext:value-type="float">
            <text:p>0.6</text:p>
          </table:table-cell>
          <table:table-cell office:value-type="float" office:value="206880" calcext:value-type="float">
            <text:p>2068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73059" calcext:value-type="float">
            <text:p>373059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207668" calcext:value-type="float">
            <text:p>2076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73288" calcext:value-type="float">
            <text:p>373288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44892" calcext:value-type="float">
            <text:p>2448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73516" calcext:value-type="float">
            <text:p>373516</text:p>
          </table:table-cell>
          <table:table-cell office:value-type="float" office:value="88.2" calcext:value-type="float">
            <text:p>88.2</text:p>
          </table:table-cell>
          <table:table-cell office:value-type="float" office:value="0.6" calcext:value-type="float">
            <text:p>0.6</text:p>
          </table:table-cell>
          <table:table-cell office:value-type="float" office:value="207924" calcext:value-type="float">
            <text:p>2079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958243" calcext:value-type="float">
            <text:p>958243</text:p>
          </table:table-cell>
          <table:table-cell office:value-type="float" office:value="373742" calcext:value-type="float">
            <text:p>373742</text:p>
          </table:table-cell>
          <table:table-cell office:value-type="float" office:value="94.1" calcext:value-type="float">
            <text:p>94.1</text:p>
          </table:table-cell>
          <table:table-cell office:value-type="float" office:value="0.6" calcext:value-type="float">
            <text:p>0.6</text:p>
          </table:table-cell>
          <table:table-cell office:value-type="float" office:value="208672" calcext:value-type="float">
            <text:p>2086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3964" calcext:value-type="float">
            <text:p>37396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29T23:06:24.089798124</dc:date>
    <meta:editing-duration>PT46M34S</meta:editing-duration>
    <meta:editing-cycles>1</meta:editing-cycles>
    <meta:document-statistic meta:table-count="1" meta:cell-count="1472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692cm" svg:height="9.006cm" xlink:href=".." xlink:type="simple" chart:class="chart:scatter" chart:style-name="ch1">
        <chart:legend chart:legend-position="end" svg:x="25.681cm" svg:y="3.955cm" style:legend-expansion="high" chart:style-name="ch2"/>
        <chart:plot-area chart:style-name="ch3" table:cell-range-address="'bench-morph-nmbs-1'.B1:'bench-morph-nmbs-1'.B1643 'bench-morph-nmbs-1'.D1:'bench-morph-nmbs-1'.D1642 'bench-morph-nmbs-1'.I2:'bench-morph-nmbs-1'.I1612" chart:data-source-has-labels="both" svg:x="0.573cm" svg:y="0.18cm" svg:width="24.535cm" svg:height="8.646cm">
          <chartooo:coordinate-region svg:x="1.194cm" svg:y="0.38cm" svg:width="23.357cm" svg:height="7.799cm"/>
          <chart:axis chart:dimension="x" chart:name="primary-x" chart:style-name="ch4" chartooo:axis-type="auto">
            <chart:categories table:cell-range-address="'bench-morph-nmbs-1'.B2:'bench-morph-nmbs-1'.B16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ench-morph-nmbs-1'.D2:'bench-morph-nmbs-1'.D1642" chart:label-cell-address="'bench-morph-nmbs-1'.D1:'bench-morph-nmbs-1'.D1" chart:class="chart:scatter">
            <chart:domain table:cell-range-address="'bench-morph-nmbs-1'.B2:'bench-morph-nmbs-1'.B1642"/>
            <chart:data-point chart:repeated="1641"/>
          </chart:series>
          <chart:series chart:style-name="ch7" chart:values-cell-range-address="'bench-morph-nmbs-1'.I2:'bench-morph-nmbs-1'.I1612" loext:label-string="mem" chart:class="chart:scatter">
            <chart:domain table:cell-range-address="'bench-morph-nmbs-1'.H2:'bench-morph-nmbs-1'.H1612"/>
            <chart:data-point chart:repeated="16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mory %</text:p>
                <draw:g>
                  <svg:desc>'bench-morph-nmbs-1'.D1:'bench-morph-nmbs-1'.D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mem</text:p>
              </table:table-cell>
            </table:table-row>
          </table:table-header-rows>
          <table:table-rows>
            <table:table-row>
              <table:table-cell office:value-type="float" office:value="15">
                <text:p>15</text:p>
                <draw:g>
                  <svg:desc>'bench-morph-nmbs-1'.B2:'bench-morph-nmbs-1'.B1643</svg:desc>
                </draw:g>
              </table:table-cell>
              <table:table-cell office:value-type="float" office:value="15">
                <text:p>15</text:p>
                <draw:g>
                  <svg:desc>'bench-morph-nmbs-1'.B2:'bench-morph-nmbs-1'.B1642</svg:desc>
                </draw:g>
              </table:table-cell>
              <table:table-cell office:value-type="float" office:value="0.2">
                <text:p>0.2</text:p>
                <draw:g>
                  <svg:desc>'bench-morph-nmbs-1'.D2:'bench-morph-nmbs-1'.D1642</svg:desc>
                </draw:g>
              </table:table-cell>
              <table:table-cell office:value-type="float" office:value="11">
                <text:p>11</text:p>
                <draw:g>
                  <svg:desc>'bench-morph-nmbs-1'.H2:'bench-morph-nmbs-1'.H1612</svg:desc>
                </draw:g>
              </table:table-cell>
              <table:table-cell office:value-type="float" office:value="0.2">
                <text:p>0.2</text:p>
                <draw:g>
                  <svg:desc>'bench-morph-nmbs-1'.I2:'bench-morph-nmbs-1'.I1612</svg:desc>
                </draw:g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3">
                <text:p>0.3</text:p>
              </table:table-cell>
              <table:table-cell office:value-type="float" office:value="224">
                <text:p>22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4">
                <text:p>0.4</text:p>
              </table:table-cell>
              <table:table-cell office:value-type="float" office:value="450">
                <text:p>45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0.4">
                <text:p>0.4</text:p>
              </table:table-cell>
              <table:table-cell office:value-type="float" office:value="677">
                <text:p>67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0.4">
                <text:p>0.4</text:p>
              </table:table-cell>
              <table:table-cell office:value-type="float" office:value="898">
                <text:p>89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167">
                <text:p>1167</text:p>
              </table:table-cell>
              <table:table-cell office:value-type="float" office:value="1167">
                <text:p>1167</text:p>
              </table:table-cell>
              <table:table-cell office:value-type="float" office:value="0.4">
                <text:p>0.4</text:p>
              </table:table-cell>
              <table:table-cell office:value-type="float" office:value="1125">
                <text:p>11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394">
                <text:p>1394</text:p>
              </table:table-cell>
              <table:table-cell office:value-type="float" office:value="1394">
                <text:p>1394</text:p>
              </table:table-cell>
              <table:table-cell office:value-type="float" office:value="0.4">
                <text:p>0.4</text:p>
              </table:table-cell>
              <table:table-cell office:value-type="float" office:value="1354">
                <text:p>135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628">
                <text:p>1628</text:p>
              </table:table-cell>
              <table:table-cell office:value-type="float" office:value="1628">
                <text:p>1628</text:p>
              </table:table-cell>
              <table:table-cell office:value-type="float" office:value="0.5">
                <text:p>0.5</text:p>
              </table:table-cell>
              <table:table-cell office:value-type="float" office:value="1585">
                <text:p>15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861">
                <text:p>1861</text:p>
              </table:table-cell>
              <table:table-cell office:value-type="float" office:value="1861">
                <text:p>1861</text:p>
              </table:table-cell>
              <table:table-cell office:value-type="float" office:value="0.5">
                <text:p>0.5</text:p>
              </table:table-cell>
              <table:table-cell office:value-type="float" office:value="1815">
                <text:p>18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83">
                <text:p>2083</text:p>
              </table:table-cell>
              <table:table-cell office:value-type="float" office:value="2083">
                <text:p>2083</text:p>
              </table:table-cell>
              <table:table-cell office:value-type="float" office:value="0.5">
                <text:p>0.5</text:p>
              </table:table-cell>
              <table:table-cell office:value-type="float" office:value="2041">
                <text:p>204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309">
                <text:p>2309</text:p>
              </table:table-cell>
              <table:table-cell office:value-type="float" office:value="2309">
                <text:p>2309</text:p>
              </table:table-cell>
              <table:table-cell office:value-type="float" office:value="0.8">
                <text:p>0.8</text:p>
              </table:table-cell>
              <table:table-cell office:value-type="float" office:value="2272">
                <text:p>227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2539">
                <text:p>2539</text:p>
              </table:table-cell>
              <table:table-cell office:value-type="float" office:value="2539">
                <text:p>2539</text:p>
              </table:table-cell>
              <table:table-cell office:value-type="float" office:value="0.8">
                <text:p>0.8</text:p>
              </table:table-cell>
              <table:table-cell office:value-type="float" office:value="2502">
                <text:p>250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2772">
                <text:p>2772</text:p>
              </table:table-cell>
              <table:table-cell office:value-type="float" office:value="2772">
                <text:p>2772</text:p>
              </table:table-cell>
              <table:table-cell office:value-type="float" office:value="0.9">
                <text:p>0.9</text:p>
              </table:table-cell>
              <table:table-cell office:value-type="float" office:value="2731">
                <text:p>2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02">
                <text:p>3002</text:p>
              </table:table-cell>
              <table:table-cell office:value-type="float" office:value="3002">
                <text:p>3002</text:p>
              </table:table-cell>
              <table:table-cell office:value-type="float" office:value="1">
                <text:p>1</text:p>
              </table:table-cell>
              <table:table-cell office:value-type="float" office:value="2959">
                <text:p>2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43">
                <text:p>3243</text:p>
              </table:table-cell>
              <table:table-cell office:value-type="float" office:value="3243">
                <text:p>3243</text:p>
              </table:table-cell>
              <table:table-cell office:value-type="float" office:value="1">
                <text:p>1</text:p>
              </table:table-cell>
              <table:table-cell office:value-type="float" office:value="3190">
                <text:p>3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72">
                <text:p>3472</text:p>
              </table:table-cell>
              <table:table-cell office:value-type="float" office:value="3472">
                <text:p>3472</text:p>
              </table:table-cell>
              <table:table-cell office:value-type="float" office:value="1">
                <text:p>1</text:p>
              </table:table-cell>
              <table:table-cell office:value-type="float" office:value="3418">
                <text:p>341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3699">
                <text:p>3699</text:p>
              </table:table-cell>
              <table:table-cell office:value-type="float" office:value="3699">
                <text:p>3699</text:p>
              </table:table-cell>
              <table:table-cell office:value-type="float" office:value="1.1">
                <text:p>1.1</text:p>
              </table:table-cell>
              <table:table-cell office:value-type="float" office:value="3648">
                <text:p>364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3933">
                <text:p>3933</text:p>
              </table:table-cell>
              <table:table-cell office:value-type="float" office:value="3933">
                <text:p>3933</text:p>
              </table:table-cell>
              <table:table-cell office:value-type="float" office:value="1.4">
                <text:p>1.4</text:p>
              </table:table-cell>
              <table:table-cell office:value-type="float" office:value="3875">
                <text:p>387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4162">
                <text:p>4162</text:p>
              </table:table-cell>
              <table:table-cell office:value-type="float" office:value="4162">
                <text:p>4162</text:p>
              </table:table-cell>
              <table:table-cell office:value-type="float" office:value="1.8">
                <text:p>1.8</text:p>
              </table:table-cell>
              <table:table-cell office:value-type="float" office:value="4102">
                <text:p>410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384">
                <text:p>4384</text:p>
              </table:table-cell>
              <table:table-cell office:value-type="float" office:value="4384">
                <text:p>4384</text:p>
              </table:table-cell>
              <table:table-cell office:value-type="float" office:value="1.5">
                <text:p>1.5</text:p>
              </table:table-cell>
              <table:table-cell office:value-type="float" office:value="4343">
                <text:p>434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615">
                <text:p>4615</text:p>
              </table:table-cell>
              <table:table-cell office:value-type="float" office:value="4615">
                <text:p>4615</text:p>
              </table:table-cell>
              <table:table-cell office:value-type="float" office:value="1.5">
                <text:p>1.5</text:p>
              </table:table-cell>
              <table:table-cell office:value-type="float" office:value="4568">
                <text:p>45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850">
                <text:p>4850</text:p>
              </table:table-cell>
              <table:table-cell office:value-type="float" office:value="4850">
                <text:p>4850</text:p>
              </table:table-cell>
              <table:table-cell office:value-type="float" office:value="0.8">
                <text:p>0.8</text:p>
              </table:table-cell>
              <table:table-cell office:value-type="float" office:value="4794">
                <text:p>479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5077">
                <text:p>5077</text:p>
              </table:table-cell>
              <table:table-cell office:value-type="float" office:value="5077">
                <text:p>5077</text:p>
              </table:table-cell>
              <table:table-cell office:value-type="float" office:value="0.9">
                <text:p>0.9</text:p>
              </table:table-cell>
              <table:table-cell office:value-type="float" office:value="5021">
                <text:p>502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5309">
                <text:p>5309</text:p>
              </table:table-cell>
              <table:table-cell office:value-type="float" office:value="5309">
                <text:p>5309</text:p>
              </table:table-cell>
              <table:table-cell office:value-type="float" office:value="0.9">
                <text:p>0.9</text:p>
              </table:table-cell>
              <table:table-cell office:value-type="float" office:value="5244">
                <text:p>524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5534">
                <text:p>5534</text:p>
              </table:table-cell>
              <table:table-cell office:value-type="float" office:value="5534">
                <text:p>5534</text:p>
              </table:table-cell>
              <table:table-cell office:value-type="float" office:value="0.9">
                <text:p>0.9</text:p>
              </table:table-cell>
              <table:table-cell office:value-type="float" office:value="5469">
                <text:p>5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63">
                <text:p>5763</text:p>
              </table:table-cell>
              <table:table-cell office:value-type="float" office:value="5763">
                <text:p>5763</text:p>
              </table:table-cell>
              <table:table-cell office:value-type="float" office:value="1.1">
                <text:p>1.1</text:p>
              </table:table-cell>
              <table:table-cell office:value-type="float" office:value="5703">
                <text:p>5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93">
                <text:p>5993</text:p>
              </table:table-cell>
              <table:table-cell office:value-type="float" office:value="5993">
                <text:p>5993</text:p>
              </table:table-cell>
              <table:table-cell office:value-type="float" office:value="1.2">
                <text:p>1.2</text:p>
              </table:table-cell>
              <table:table-cell office:value-type="float" office:value="5932">
                <text:p>593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6221">
                <text:p>6221</text:p>
              </table:table-cell>
              <table:table-cell office:value-type="float" office:value="6221">
                <text:p>6221</text:p>
              </table:table-cell>
              <table:table-cell office:value-type="float" office:value="1.4">
                <text:p>1.4</text:p>
              </table:table-cell>
              <table:table-cell office:value-type="float" office:value="6162">
                <text:p>616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440">
                <text:p>6440</text:p>
              </table:table-cell>
              <table:table-cell office:value-type="float" office:value="6440">
                <text:p>6440</text:p>
              </table:table-cell>
              <table:table-cell office:value-type="float" office:value="1.6">
                <text:p>1.6</text:p>
              </table:table-cell>
              <table:table-cell office:value-type="float" office:value="6395">
                <text:p>639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673">
                <text:p>6673</text:p>
              </table:table-cell>
              <table:table-cell office:value-type="float" office:value="6673">
                <text:p>6673</text:p>
              </table:table-cell>
              <table:table-cell office:value-type="float" office:value="1.5">
                <text:p>1.5</text:p>
              </table:table-cell>
              <table:table-cell office:value-type="float" office:value="6629">
                <text:p>662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6903">
                <text:p>6903</text:p>
              </table:table-cell>
              <table:table-cell office:value-type="float" office:value="6903">
                <text:p>6903</text:p>
              </table:table-cell>
              <table:table-cell office:value-type="float" office:value="1.5">
                <text:p>1.5</text:p>
              </table:table-cell>
              <table:table-cell office:value-type="float" office:value="6857">
                <text:p>685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7132">
                <text:p>7132</text:p>
              </table:table-cell>
              <table:table-cell office:value-type="float" office:value="7132">
                <text:p>7132</text:p>
              </table:table-cell>
              <table:table-cell office:value-type="float" office:value="1.5">
                <text:p>1.5</text:p>
              </table:table-cell>
              <table:table-cell office:value-type="float" office:value="7087">
                <text:p>708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7356">
                <text:p>7356</text:p>
              </table:table-cell>
              <table:table-cell office:value-type="float" office:value="7356">
                <text:p>7356</text:p>
              </table:table-cell>
              <table:table-cell office:value-type="float" office:value="1.7">
                <text:p>1.7</text:p>
              </table:table-cell>
              <table:table-cell office:value-type="float" office:value="7316">
                <text:p>731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7584">
                <text:p>7584</text:p>
              </table:table-cell>
              <table:table-cell office:value-type="float" office:value="7584">
                <text:p>7584</text:p>
              </table:table-cell>
              <table:table-cell office:value-type="float" office:value="2.1">
                <text:p>2.1</text:p>
              </table:table-cell>
              <table:table-cell office:value-type="float" office:value="7548">
                <text:p>754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806">
                <text:p>7806</text:p>
              </table:table-cell>
              <table:table-cell office:value-type="float" office:value="7806">
                <text:p>7806</text:p>
              </table:table-cell>
              <table:table-cell office:value-type="float" office:value="1.8">
                <text:p>1.8</text:p>
              </table:table-cell>
              <table:table-cell office:value-type="float" office:value="7779">
                <text:p>777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8033">
                <text:p>8033</text:p>
              </table:table-cell>
              <table:table-cell office:value-type="float" office:value="8033">
                <text:p>8033</text:p>
              </table:table-cell>
              <table:table-cell office:value-type="float" office:value="1.9">
                <text:p>1.9</text:p>
              </table:table-cell>
              <table:table-cell office:value-type="float" office:value="8006">
                <text:p>800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8264">
                <text:p>8264</text:p>
              </table:table-cell>
              <table:table-cell office:value-type="float" office:value="8264">
                <text:p>8264</text:p>
              </table:table-cell>
              <table:table-cell office:value-type="float" office:value="1.9">
                <text:p>1.9</text:p>
              </table:table-cell>
              <table:table-cell office:value-type="float" office:value="8233">
                <text:p>82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8491">
                <text:p>8491</text:p>
              </table:table-cell>
              <table:table-cell office:value-type="float" office:value="8491">
                <text:p>8491</text:p>
              </table:table-cell>
              <table:table-cell office:value-type="float" office:value="1.1">
                <text:p>1.1</text:p>
              </table:table-cell>
              <table:table-cell office:value-type="float" office:value="8465">
                <text:p>846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8715">
                <text:p>8715</text:p>
              </table:table-cell>
              <table:table-cell office:value-type="float" office:value="8715">
                <text:p>8715</text:p>
              </table:table-cell>
              <table:table-cell office:value-type="float" office:value="1.1">
                <text:p>1.1</text:p>
              </table:table-cell>
              <table:table-cell office:value-type="float" office:value="8689">
                <text:p>868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8943">
                <text:p>8943</text:p>
              </table:table-cell>
              <table:table-cell office:value-type="float" office:value="8943">
                <text:p>8943</text:p>
              </table:table-cell>
              <table:table-cell office:value-type="float" office:value="0.8">
                <text:p>0.8</text:p>
              </table:table-cell>
              <table:table-cell office:value-type="float" office:value="8910">
                <text:p>891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9169">
                <text:p>9169</text:p>
              </table:table-cell>
              <table:table-cell office:value-type="float" office:value="9169">
                <text:p>9169</text:p>
              </table:table-cell>
              <table:table-cell office:value-type="float" office:value="1.1">
                <text:p>1.1</text:p>
              </table:table-cell>
              <table:table-cell office:value-type="float" office:value="9141">
                <text:p>914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9404">
                <text:p>9404</text:p>
              </table:table-cell>
              <table:table-cell office:value-type="float" office:value="9404">
                <text:p>9404</text:p>
              </table:table-cell>
              <table:table-cell office:value-type="float" office:value="1">
                <text:p>1</text:p>
              </table:table-cell>
              <table:table-cell office:value-type="float" office:value="9372">
                <text:p>937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9632">
                <text:p>9632</text:p>
              </table:table-cell>
              <table:table-cell office:value-type="float" office:value="9632">
                <text:p>9632</text:p>
              </table:table-cell>
              <table:table-cell office:value-type="float" office:value="1.2">
                <text:p>1.2</text:p>
              </table:table-cell>
              <table:table-cell office:value-type="float" office:value="9602">
                <text:p>960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9859">
                <text:p>9859</text:p>
              </table:table-cell>
              <table:table-cell office:value-type="float" office:value="9859">
                <text:p>9859</text:p>
              </table:table-cell>
              <table:table-cell office:value-type="float" office:value="1.5">
                <text:p>1.5</text:p>
              </table:table-cell>
              <table:table-cell office:value-type="float" office:value="9833">
                <text:p>983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10088">
                <text:p>10088</text:p>
              </table:table-cell>
              <table:table-cell office:value-type="float" office:value="10088">
                <text:p>10088</text:p>
              </table:table-cell>
              <table:table-cell office:value-type="float" office:value="1.3">
                <text:p>1.3</text:p>
              </table:table-cell>
              <table:table-cell office:value-type="float" office:value="10060">
                <text:p>1006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0318">
                <text:p>10318</text:p>
              </table:table-cell>
              <table:table-cell office:value-type="float" office:value="10318">
                <text:p>10318</text:p>
              </table:table-cell>
              <table:table-cell office:value-type="float" office:value="1.4">
                <text:p>1.4</text:p>
              </table:table-cell>
              <table:table-cell office:value-type="float" office:value="10290">
                <text:p>102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548">
                <text:p>10548</text:p>
              </table:table-cell>
              <table:table-cell office:value-type="float" office:value="10548">
                <text:p>10548</text:p>
              </table:table-cell>
              <table:table-cell office:value-type="float" office:value="1.4">
                <text:p>1.4</text:p>
              </table:table-cell>
              <table:table-cell office:value-type="float" office:value="10520">
                <text:p>105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776">
                <text:p>10776</text:p>
              </table:table-cell>
              <table:table-cell office:value-type="float" office:value="10776">
                <text:p>10776</text:p>
              </table:table-cell>
              <table:table-cell office:value-type="float" office:value="0.7">
                <text:p>0.7</text:p>
              </table:table-cell>
              <table:table-cell office:value-type="float" office:value="10746">
                <text:p>1074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0999">
                <text:p>10999</text:p>
              </table:table-cell>
              <table:table-cell office:value-type="float" office:value="10999">
                <text:p>10999</text:p>
              </table:table-cell>
              <table:table-cell office:value-type="float" office:value="0.7">
                <text:p>0.7</text:p>
              </table:table-cell>
              <table:table-cell office:value-type="float" office:value="10977">
                <text:p>1097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1230">
                <text:p>11230</text:p>
              </table:table-cell>
              <table:table-cell office:value-type="float" office:value="11230">
                <text:p>11230</text:p>
              </table:table-cell>
              <table:table-cell office:value-type="float" office:value="0.7">
                <text:p>0.7</text:p>
              </table:table-cell>
              <table:table-cell office:value-type="float" office:value="11213">
                <text:p>11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457">
                <text:p>11457</text:p>
              </table:table-cell>
              <table:table-cell office:value-type="float" office:value="11457">
                <text:p>11457</text:p>
              </table:table-cell>
              <table:table-cell office:value-type="float" office:value="0.8">
                <text:p>0.8</text:p>
              </table:table-cell>
              <table:table-cell office:value-type="float" office:value="11442">
                <text:p>11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684">
                <text:p>11684</text:p>
              </table:table-cell>
              <table:table-cell office:value-type="float" office:value="11684">
                <text:p>11684</text:p>
              </table:table-cell>
              <table:table-cell office:value-type="float" office:value="0.9">
                <text:p>0.9</text:p>
              </table:table-cell>
              <table:table-cell office:value-type="float" office:value="11669">
                <text:p>1166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1919">
                <text:p>11919</text:p>
              </table:table-cell>
              <table:table-cell office:value-type="float" office:value="11919">
                <text:p>11919</text:p>
              </table:table-cell>
              <table:table-cell office:value-type="float" office:value="1.1">
                <text:p>1.1</text:p>
              </table:table-cell>
              <table:table-cell office:value-type="float" office:value="11894">
                <text:p>1189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12148">
                <text:p>12148</text:p>
              </table:table-cell>
              <table:table-cell office:value-type="float" office:value="12148">
                <text:p>12148</text:p>
              </table:table-cell>
              <table:table-cell office:value-type="float" office:value="1.3">
                <text:p>1.3</text:p>
              </table:table-cell>
              <table:table-cell office:value-type="float" office:value="12127">
                <text:p>1212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12373">
                <text:p>12373</text:p>
              </table:table-cell>
              <table:table-cell office:value-type="float" office:value="12373">
                <text:p>12373</text:p>
              </table:table-cell>
              <table:table-cell office:value-type="float" office:value="1.5">
                <text:p>1.5</text:p>
              </table:table-cell>
              <table:table-cell office:value-type="float" office:value="12354">
                <text:p>1235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2606">
                <text:p>12606</text:p>
              </table:table-cell>
              <table:table-cell office:value-type="float" office:value="12606">
                <text:p>12606</text:p>
              </table:table-cell>
              <table:table-cell office:value-type="float" office:value="1.7">
                <text:p>1.7</text:p>
              </table:table-cell>
              <table:table-cell office:value-type="float" office:value="12585">
                <text:p>1258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2833">
                <text:p>12833</text:p>
              </table:table-cell>
              <table:table-cell office:value-type="float" office:value="12833">
                <text:p>12833</text:p>
              </table:table-cell>
              <table:table-cell office:value-type="float" office:value="1.4">
                <text:p>1.4</text:p>
              </table:table-cell>
              <table:table-cell office:value-type="float" office:value="12813">
                <text:p>128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3063">
                <text:p>13063</text:p>
              </table:table-cell>
              <table:table-cell office:value-type="float" office:value="13063">
                <text:p>13063</text:p>
              </table:table-cell>
              <table:table-cell office:value-type="float" office:value="1.4">
                <text:p>1.4</text:p>
              </table:table-cell>
              <table:table-cell office:value-type="float" office:value="13042">
                <text:p>1304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3294">
                <text:p>13294</text:p>
              </table:table-cell>
              <table:table-cell office:value-type="float" office:value="13294">
                <text:p>13294</text:p>
              </table:table-cell>
              <table:table-cell office:value-type="float" office:value="0.7">
                <text:p>0.7</text:p>
              </table:table-cell>
              <table:table-cell office:value-type="float" office:value="13275">
                <text:p>132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3523">
                <text:p>13523</text:p>
              </table:table-cell>
              <table:table-cell office:value-type="float" office:value="13523">
                <text:p>13523</text:p>
              </table:table-cell>
              <table:table-cell office:value-type="float" office:value="0.7">
                <text:p>0.7</text:p>
              </table:table-cell>
              <table:table-cell office:value-type="float" office:value="13509">
                <text:p>1350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3753">
                <text:p>13753</text:p>
              </table:table-cell>
              <table:table-cell office:value-type="float" office:value="13753">
                <text:p>13753</text:p>
              </table:table-cell>
              <table:table-cell office:value-type="float" office:value="0.7">
                <text:p>0.7</text:p>
              </table:table-cell>
              <table:table-cell office:value-type="float" office:value="13740">
                <text:p>1374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3981">
                <text:p>13981</text:p>
              </table:table-cell>
              <table:table-cell office:value-type="float" office:value="13981">
                <text:p>13981</text:p>
              </table:table-cell>
              <table:table-cell office:value-type="float" office:value="0.7">
                <text:p>0.7</text:p>
              </table:table-cell>
              <table:table-cell office:value-type="float" office:value="13968">
                <text:p>1396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4204">
                <text:p>14204</text:p>
              </table:table-cell>
              <table:table-cell office:value-type="float" office:value="14204">
                <text:p>14204</text:p>
              </table:table-cell>
              <table:table-cell office:value-type="float" office:value="0.7">
                <text:p>0.7</text:p>
              </table:table-cell>
              <table:table-cell office:value-type="float" office:value="14200">
                <text:p>14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433">
                <text:p>14433</text:p>
              </table:table-cell>
              <table:table-cell office:value-type="float" office:value="14433">
                <text:p>14433</text:p>
              </table:table-cell>
              <table:table-cell office:value-type="float" office:value="0.7">
                <text:p>0.7</text:p>
              </table:table-cell>
              <table:table-cell office:value-type="float" office:value="14430">
                <text:p>1443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4663">
                <text:p>14663</text:p>
              </table:table-cell>
              <table:table-cell office:value-type="float" office:value="14663">
                <text:p>14663</text:p>
              </table:table-cell>
              <table:table-cell office:value-type="float" office:value="0.7">
                <text:p>0.7</text:p>
              </table:table-cell>
              <table:table-cell office:value-type="float" office:value="14664">
                <text:p>1466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4890">
                <text:p>14890</text:p>
              </table:table-cell>
              <table:table-cell office:value-type="float" office:value="14890">
                <text:p>14890</text:p>
              </table:table-cell>
              <table:table-cell office:value-type="float" office:value="0.7">
                <text:p>0.7</text:p>
              </table:table-cell>
              <table:table-cell office:value-type="float" office:value="14891">
                <text:p>1489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15125">
                <text:p>15125</text:p>
              </table:table-cell>
              <table:table-cell office:value-type="float" office:value="15125">
                <text:p>15125</text:p>
              </table:table-cell>
              <table:table-cell office:value-type="float" office:value="0.7">
                <text:p>0.7</text:p>
              </table:table-cell>
              <table:table-cell office:value-type="float" office:value="15118">
                <text:p>1511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5358">
                <text:p>15358</text:p>
              </table:table-cell>
              <table:table-cell office:value-type="float" office:value="15358">
                <text:p>15358</text:p>
              </table:table-cell>
              <table:table-cell office:value-type="float" office:value="0.7">
                <text:p>0.7</text:p>
              </table:table-cell>
              <table:table-cell office:value-type="float" office:value="15347">
                <text:p>1534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15585">
                <text:p>15585</text:p>
              </table:table-cell>
              <table:table-cell office:value-type="float" office:value="15585">
                <text:p>15585</text:p>
              </table:table-cell>
              <table:table-cell office:value-type="float" office:value="0.8">
                <text:p>0.8</text:p>
              </table:table-cell>
              <table:table-cell office:value-type="float" office:value="15571">
                <text:p>15571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15808">
                <text:p>15808</text:p>
              </table:table-cell>
              <table:table-cell office:value-type="float" office:value="15808">
                <text:p>15808</text:p>
              </table:table-cell>
              <table:table-cell office:value-type="float" office:value="0.8">
                <text:p>0.8</text:p>
              </table:table-cell>
              <table:table-cell office:value-type="float" office:value="15802">
                <text:p>1580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6035">
                <text:p>16035</text:p>
              </table:table-cell>
              <table:table-cell office:value-type="float" office:value="16035">
                <text:p>16035</text:p>
              </table:table-cell>
              <table:table-cell office:value-type="float" office:value="0.9">
                <text:p>0.9</text:p>
              </table:table-cell>
              <table:table-cell office:value-type="float" office:value="16032">
                <text:p>1603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16266">
                <text:p>16266</text:p>
              </table:table-cell>
              <table:table-cell office:value-type="float" office:value="16266">
                <text:p>16266</text:p>
              </table:table-cell>
              <table:table-cell office:value-type="float" office:value="0.9">
                <text:p>0.9</text:p>
              </table:table-cell>
              <table:table-cell office:value-type="float" office:value="16258">
                <text:p>1625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16494">
                <text:p>16494</text:p>
              </table:table-cell>
              <table:table-cell office:value-type="float" office:value="16494">
                <text:p>16494</text:p>
              </table:table-cell>
              <table:table-cell office:value-type="float" office:value="0.9">
                <text:p>0.9</text:p>
              </table:table-cell>
              <table:table-cell office:value-type="float" office:value="16485">
                <text:p>1648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16723">
                <text:p>16723</text:p>
              </table:table-cell>
              <table:table-cell office:value-type="float" office:value="16723">
                <text:p>16723</text:p>
              </table:table-cell>
              <table:table-cell office:value-type="float" office:value="1">
                <text:p>1</text:p>
              </table:table-cell>
              <table:table-cell office:value-type="float" office:value="16707">
                <text:p>1670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16951">
                <text:p>16951</text:p>
              </table:table-cell>
              <table:table-cell office:value-type="float" office:value="16951">
                <text:p>16951</text:p>
              </table:table-cell>
              <table:table-cell office:value-type="float" office:value="1">
                <text:p>1</text:p>
              </table:table-cell>
              <table:table-cell office:value-type="float" office:value="16936">
                <text:p>1693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7176">
                <text:p>17176</text:p>
              </table:table-cell>
              <table:table-cell office:value-type="float" office:value="17176">
                <text:p>17176</text:p>
              </table:table-cell>
              <table:table-cell office:value-type="float" office:value="1">
                <text:p>1</text:p>
              </table:table-cell>
              <table:table-cell office:value-type="float" office:value="17158">
                <text:p>1715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7403">
                <text:p>17403</text:p>
              </table:table-cell>
              <table:table-cell office:value-type="float" office:value="17403">
                <text:p>17403</text:p>
              </table:table-cell>
              <table:table-cell office:value-type="float" office:value="1.1">
                <text:p>1.1</text:p>
              </table:table-cell>
              <table:table-cell office:value-type="float" office:value="17387">
                <text:p>1738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17630">
                <text:p>17630</text:p>
              </table:table-cell>
              <table:table-cell office:value-type="float" office:value="17630">
                <text:p>17630</text:p>
              </table:table-cell>
              <table:table-cell office:value-type="float" office:value="1.1">
                <text:p>1.1</text:p>
              </table:table-cell>
              <table:table-cell office:value-type="float" office:value="17617">
                <text:p>1761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17864">
                <text:p>17864</text:p>
              </table:table-cell>
              <table:table-cell office:value-type="float" office:value="17864">
                <text:p>17864</text:p>
              </table:table-cell>
              <table:table-cell office:value-type="float" office:value="1.2">
                <text:p>1.2</text:p>
              </table:table-cell>
              <table:table-cell office:value-type="float" office:value="17842">
                <text:p>1784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18093">
                <text:p>18093</text:p>
              </table:table-cell>
              <table:table-cell office:value-type="float" office:value="18093">
                <text:p>18093</text:p>
              </table:table-cell>
              <table:table-cell office:value-type="float" office:value="1.2">
                <text:p>1.2</text:p>
              </table:table-cell>
              <table:table-cell office:value-type="float" office:value="18067">
                <text:p>180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319">
                <text:p>18319</text:p>
              </table:table-cell>
              <table:table-cell office:value-type="float" office:value="18319">
                <text:p>18319</text:p>
              </table:table-cell>
              <table:table-cell office:value-type="float" office:value="1.2">
                <text:p>1.2</text:p>
              </table:table-cell>
              <table:table-cell office:value-type="float" office:value="18291">
                <text:p>1829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8545">
                <text:p>18545</text:p>
              </table:table-cell>
              <table:table-cell office:value-type="float" office:value="18545">
                <text:p>18545</text:p>
              </table:table-cell>
              <table:table-cell office:value-type="float" office:value="1.3">
                <text:p>1.3</text:p>
              </table:table-cell>
              <table:table-cell office:value-type="float" office:value="18520">
                <text:p>1852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8773">
                <text:p>18773</text:p>
              </table:table-cell>
              <table:table-cell office:value-type="float" office:value="18773">
                <text:p>18773</text:p>
              </table:table-cell>
              <table:table-cell office:value-type="float" office:value="1.3">
                <text:p>1.3</text:p>
              </table:table-cell>
              <table:table-cell office:value-type="float" office:value="18746">
                <text:p>1874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8997">
                <text:p>18997</text:p>
              </table:table-cell>
              <table:table-cell office:value-type="float" office:value="18997">
                <text:p>18997</text:p>
              </table:table-cell>
              <table:table-cell office:value-type="float" office:value="1.3">
                <text:p>1.3</text:p>
              </table:table-cell>
              <table:table-cell office:value-type="float" office:value="18971">
                <text:p>1897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9230">
                <text:p>19230</text:p>
              </table:table-cell>
              <table:table-cell office:value-type="float" office:value="19230">
                <text:p>19230</text:p>
              </table:table-cell>
              <table:table-cell office:value-type="float" office:value="1.4">
                <text:p>1.4</text:p>
              </table:table-cell>
              <table:table-cell office:value-type="float" office:value="19197">
                <text:p>1919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19462">
                <text:p>19462</text:p>
              </table:table-cell>
              <table:table-cell office:value-type="float" office:value="19462">
                <text:p>19462</text:p>
              </table:table-cell>
              <table:table-cell office:value-type="float" office:value="1.4">
                <text:p>1.4</text:p>
              </table:table-cell>
              <table:table-cell office:value-type="float" office:value="19430">
                <text:p>1943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19685">
                <text:p>19685</text:p>
              </table:table-cell>
              <table:table-cell office:value-type="float" office:value="19685">
                <text:p>19685</text:p>
              </table:table-cell>
              <table:table-cell office:value-type="float" office:value="1.5">
                <text:p>1.5</text:p>
              </table:table-cell>
              <table:table-cell office:value-type="float" office:value="19662">
                <text:p>1966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19908">
                <text:p>19908</text:p>
              </table:table-cell>
              <table:table-cell office:value-type="float" office:value="19908">
                <text:p>19908</text:p>
              </table:table-cell>
              <table:table-cell office:value-type="float" office:value="2">
                <text:p>2</text:p>
              </table:table-cell>
              <table:table-cell office:value-type="float" office:value="19892">
                <text:p>1989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0134">
                <text:p>20134</text:p>
              </table:table-cell>
              <table:table-cell office:value-type="float" office:value="20134">
                <text:p>20134</text:p>
              </table:table-cell>
              <table:table-cell office:value-type="float" office:value="2">
                <text:p>2</text:p>
              </table:table-cell>
              <table:table-cell office:value-type="float" office:value="20126">
                <text:p>20126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0361">
                <text:p>20361</text:p>
              </table:table-cell>
              <table:table-cell office:value-type="float" office:value="20361">
                <text:p>20361</text:p>
              </table:table-cell>
              <table:table-cell office:value-type="float" office:value="2.6">
                <text:p>2.6</text:p>
              </table:table-cell>
              <table:table-cell office:value-type="float" office:value="20359">
                <text:p>2035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0593">
                <text:p>20593</text:p>
              </table:table-cell>
              <table:table-cell office:value-type="float" office:value="20593">
                <text:p>20593</text:p>
              </table:table-cell>
              <table:table-cell office:value-type="float" office:value="2.6">
                <text:p>2.6</text:p>
              </table:table-cell>
              <table:table-cell office:value-type="float" office:value="20585">
                <text:p>2058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0822">
                <text:p>20822</text:p>
              </table:table-cell>
              <table:table-cell office:value-type="float" office:value="20822">
                <text:p>20822</text:p>
              </table:table-cell>
              <table:table-cell office:value-type="float" office:value="2.6">
                <text:p>2.6</text:p>
              </table:table-cell>
              <table:table-cell office:value-type="float" office:value="20811">
                <text:p>2081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1043">
                <text:p>21043</text:p>
              </table:table-cell>
              <table:table-cell office:value-type="float" office:value="21043">
                <text:p>21043</text:p>
              </table:table-cell>
              <table:table-cell office:value-type="float" office:value="2.6">
                <text:p>2.6</text:p>
              </table:table-cell>
              <table:table-cell office:value-type="float" office:value="21041">
                <text:p>2104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1275">
                <text:p>21275</text:p>
              </table:table-cell>
              <table:table-cell office:value-type="float" office:value="21275">
                <text:p>21275</text:p>
              </table:table-cell>
              <table:table-cell office:value-type="float" office:value="2.6">
                <text:p>2.6</text:p>
              </table:table-cell>
              <table:table-cell office:value-type="float" office:value="21264">
                <text:p>2126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1504">
                <text:p>21504</text:p>
              </table:table-cell>
              <table:table-cell office:value-type="float" office:value="21504">
                <text:p>21504</text:p>
              </table:table-cell>
              <table:table-cell office:value-type="float" office:value="2.6">
                <text:p>2.6</text:p>
              </table:table-cell>
              <table:table-cell office:value-type="float" office:value="21491">
                <text:p>2149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1733">
                <text:p>21733</text:p>
              </table:table-cell>
              <table:table-cell office:value-type="float" office:value="21733">
                <text:p>21733</text:p>
              </table:table-cell>
              <table:table-cell office:value-type="float" office:value="2.6">
                <text:p>2.6</text:p>
              </table:table-cell>
              <table:table-cell office:value-type="float" office:value="21721">
                <text:p>2172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1960">
                <text:p>21960</text:p>
              </table:table-cell>
              <table:table-cell office:value-type="float" office:value="21960">
                <text:p>21960</text:p>
              </table:table-cell>
              <table:table-cell office:value-type="float" office:value="2.6">
                <text:p>2.6</text:p>
              </table:table-cell>
              <table:table-cell office:value-type="float" office:value="21951">
                <text:p>2195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2185">
                <text:p>22185</text:p>
              </table:table-cell>
              <table:table-cell office:value-type="float" office:value="22185">
                <text:p>22185</text:p>
              </table:table-cell>
              <table:table-cell office:value-type="float" office:value="2.6">
                <text:p>2.6</text:p>
              </table:table-cell>
              <table:table-cell office:value-type="float" office:value="22178">
                <text:p>2217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2411">
                <text:p>22411</text:p>
              </table:table-cell>
              <table:table-cell office:value-type="float" office:value="22411">
                <text:p>22411</text:p>
              </table:table-cell>
              <table:table-cell office:value-type="float" office:value="2.6">
                <text:p>2.6</text:p>
              </table:table-cell>
              <table:table-cell office:value-type="float" office:value="22404">
                <text:p>2240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2643">
                <text:p>22643</text:p>
              </table:table-cell>
              <table:table-cell office:value-type="float" office:value="22643">
                <text:p>22643</text:p>
              </table:table-cell>
              <table:table-cell office:value-type="float" office:value="2.6">
                <text:p>2.6</text:p>
              </table:table-cell>
              <table:table-cell office:value-type="float" office:value="22634">
                <text:p>2263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2871">
                <text:p>22871</text:p>
              </table:table-cell>
              <table:table-cell office:value-type="float" office:value="22871">
                <text:p>22871</text:p>
              </table:table-cell>
              <table:table-cell office:value-type="float" office:value="2.6">
                <text:p>2.6</text:p>
              </table:table-cell>
              <table:table-cell office:value-type="float" office:value="22866">
                <text:p>2286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3095">
                <text:p>23095</text:p>
              </table:table-cell>
              <table:table-cell office:value-type="float" office:value="23095">
                <text:p>23095</text:p>
              </table:table-cell>
              <table:table-cell office:value-type="float" office:value="2.6">
                <text:p>2.6</text:p>
              </table:table-cell>
              <table:table-cell office:value-type="float" office:value="23097">
                <text:p>23097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3325">
                <text:p>23325</text:p>
              </table:table-cell>
              <table:table-cell office:value-type="float" office:value="23325">
                <text:p>23325</text:p>
              </table:table-cell>
              <table:table-cell office:value-type="float" office:value="2.6">
                <text:p>2.6</text:p>
              </table:table-cell>
              <table:table-cell office:value-type="float" office:value="23325">
                <text:p>2332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3556">
                <text:p>23556</text:p>
              </table:table-cell>
              <table:table-cell office:value-type="float" office:value="23556">
                <text:p>23556</text:p>
              </table:table-cell>
              <table:table-cell office:value-type="float" office:value="2.6">
                <text:p>2.6</text:p>
              </table:table-cell>
              <table:table-cell office:value-type="float" office:value="23553">
                <text:p>2355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3782">
                <text:p>23782</text:p>
              </table:table-cell>
              <table:table-cell office:value-type="float" office:value="23782">
                <text:p>23782</text:p>
              </table:table-cell>
              <table:table-cell office:value-type="float" office:value="2.6">
                <text:p>2.6</text:p>
              </table:table-cell>
              <table:table-cell office:value-type="float" office:value="23782">
                <text:p>2378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4006">
                <text:p>24006</text:p>
              </table:table-cell>
              <table:table-cell office:value-type="float" office:value="24006">
                <text:p>24006</text:p>
              </table:table-cell>
              <table:table-cell office:value-type="float" office:value="2.9">
                <text:p>2.9</text:p>
              </table:table-cell>
              <table:table-cell office:value-type="float" office:value="24014">
                <text:p>24014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4234">
                <text:p>24234</text:p>
              </table:table-cell>
              <table:table-cell office:value-type="float" office:value="24234">
                <text:p>24234</text:p>
              </table:table-cell>
              <table:table-cell office:value-type="float" office:value="3.6">
                <text:p>3.6</text:p>
              </table:table-cell>
              <table:table-cell office:value-type="float" office:value="24247">
                <text:p>242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461">
                <text:p>24461</text:p>
              </table:table-cell>
              <table:table-cell office:value-type="float" office:value="24461">
                <text:p>24461</text:p>
              </table:table-cell>
              <table:table-cell office:value-type="float" office:value="3.7">
                <text:p>3.7</text:p>
              </table:table-cell>
              <table:table-cell office:value-type="float" office:value="24478">
                <text:p>2447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4690">
                <text:p>24690</text:p>
              </table:table-cell>
              <table:table-cell office:value-type="float" office:value="24690">
                <text:p>24690</text:p>
              </table:table-cell>
              <table:table-cell office:value-type="float" office:value="3.7">
                <text:p>3.7</text:p>
              </table:table-cell>
              <table:table-cell office:value-type="float" office:value="24711">
                <text:p>2471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4922">
                <text:p>24922</text:p>
              </table:table-cell>
              <table:table-cell office:value-type="float" office:value="24922">
                <text:p>24922</text:p>
              </table:table-cell>
              <table:table-cell office:value-type="float" office:value="3.8">
                <text:p>3.8</text:p>
              </table:table-cell>
              <table:table-cell office:value-type="float" office:value="24945">
                <text:p>2494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5150">
                <text:p>25150</text:p>
              </table:table-cell>
              <table:table-cell office:value-type="float" office:value="25150">
                <text:p>25150</text:p>
              </table:table-cell>
              <table:table-cell office:value-type="float" office:value="3.4">
                <text:p>3.4</text:p>
              </table:table-cell>
              <table:table-cell office:value-type="float" office:value="25174">
                <text:p>2517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5376">
                <text:p>25376</text:p>
              </table:table-cell>
              <table:table-cell office:value-type="float" office:value="25376">
                <text:p>25376</text:p>
              </table:table-cell>
              <table:table-cell office:value-type="float" office:value="3.9">
                <text:p>3.9</text:p>
              </table:table-cell>
              <table:table-cell office:value-type="float" office:value="25404">
                <text:p>2540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25599">
                <text:p>25599</text:p>
              </table:table-cell>
              <table:table-cell office:value-type="float" office:value="25599">
                <text:p>25599</text:p>
              </table:table-cell>
              <table:table-cell office:value-type="float" office:value="3">
                <text:p>3</text:p>
              </table:table-cell>
              <table:table-cell office:value-type="float" office:value="25631">
                <text:p>2563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25833">
                <text:p>25833</text:p>
              </table:table-cell>
              <table:table-cell office:value-type="float" office:value="25833">
                <text:p>25833</text:p>
              </table:table-cell>
              <table:table-cell office:value-type="float" office:value="4">
                <text:p>4</text:p>
              </table:table-cell>
              <table:table-cell office:value-type="float" office:value="25856">
                <text:p>2585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26062">
                <text:p>26062</text:p>
              </table:table-cell>
              <table:table-cell office:value-type="float" office:value="26062">
                <text:p>26062</text:p>
              </table:table-cell>
              <table:table-cell office:value-type="float" office:value="4.1">
                <text:p>4.1</text:p>
              </table:table-cell>
              <table:table-cell office:value-type="float" office:value="26086">
                <text:p>2608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26289">
                <text:p>26289</text:p>
              </table:table-cell>
              <table:table-cell office:value-type="float" office:value="26289">
                <text:p>26289</text:p>
              </table:table-cell>
              <table:table-cell office:value-type="float" office:value="4">
                <text:p>4</text:p>
              </table:table-cell>
              <table:table-cell office:value-type="float" office:value="26316">
                <text:p>2631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6519">
                <text:p>26519</text:p>
              </table:table-cell>
              <table:table-cell office:value-type="float" office:value="26519">
                <text:p>26519</text:p>
              </table:table-cell>
              <table:table-cell office:value-type="float" office:value="4.1">
                <text:p>4.1</text:p>
              </table:table-cell>
              <table:table-cell office:value-type="float" office:value="26544">
                <text:p>2654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6746">
                <text:p>26746</text:p>
              </table:table-cell>
              <table:table-cell office:value-type="float" office:value="26746">
                <text:p>26746</text:p>
              </table:table-cell>
              <table:table-cell office:value-type="float" office:value="3.5">
                <text:p>3.5</text:p>
              </table:table-cell>
              <table:table-cell office:value-type="float" office:value="26774">
                <text:p>2677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6976">
                <text:p>26976</text:p>
              </table:table-cell>
              <table:table-cell office:value-type="float" office:value="26976">
                <text:p>26976</text:p>
              </table:table-cell>
              <table:table-cell office:value-type="float" office:value="4.2">
                <text:p>4.2</text:p>
              </table:table-cell>
              <table:table-cell office:value-type="float" office:value="27006">
                <text:p>2700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7206">
                <text:p>27206</text:p>
              </table:table-cell>
              <table:table-cell office:value-type="float" office:value="27206">
                <text:p>27206</text:p>
              </table:table-cell>
              <table:table-cell office:value-type="float" office:value="4.3">
                <text:p>4.3</text:p>
              </table:table-cell>
              <table:table-cell office:value-type="float" office:value="27237">
                <text:p>2723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7429">
                <text:p>27429</text:p>
              </table:table-cell>
              <table:table-cell office:value-type="float" office:value="27429">
                <text:p>27429</text:p>
              </table:table-cell>
              <table:table-cell office:value-type="float" office:value="4.3">
                <text:p>4.3</text:p>
              </table:table-cell>
              <table:table-cell office:value-type="float" office:value="27461">
                <text:p>2746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27660">
                <text:p>27660</text:p>
              </table:table-cell>
              <table:table-cell office:value-type="float" office:value="27660">
                <text:p>27660</text:p>
              </table:table-cell>
              <table:table-cell office:value-type="float" office:value="4.4">
                <text:p>4.4</text:p>
              </table:table-cell>
              <table:table-cell office:value-type="float" office:value="27692">
                <text:p>2769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7886">
                <text:p>27886</text:p>
              </table:table-cell>
              <table:table-cell office:value-type="float" office:value="27886">
                <text:p>27886</text:p>
              </table:table-cell>
              <table:table-cell office:value-type="float" office:value="4.1">
                <text:p>4.1</text:p>
              </table:table-cell>
              <table:table-cell office:value-type="float" office:value="27928">
                <text:p>2792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28116">
                <text:p>28116</text:p>
              </table:table-cell>
              <table:table-cell office:value-type="float" office:value="28116">
                <text:p>28116</text:p>
              </table:table-cell>
              <table:table-cell office:value-type="float" office:value="4.4">
                <text:p>4.4</text:p>
              </table:table-cell>
              <table:table-cell office:value-type="float" office:value="28157">
                <text:p>2815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8344">
                <text:p>28344</text:p>
              </table:table-cell>
              <table:table-cell office:value-type="float" office:value="28344">
                <text:p>28344</text:p>
              </table:table-cell>
              <table:table-cell office:value-type="float" office:value="3.6">
                <text:p>3.6</text:p>
              </table:table-cell>
              <table:table-cell office:value-type="float" office:value="28393">
                <text:p>2839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28573">
                <text:p>28573</text:p>
              </table:table-cell>
              <table:table-cell office:value-type="float" office:value="28573">
                <text:p>28573</text:p>
              </table:table-cell>
              <table:table-cell office:value-type="float" office:value="4.6">
                <text:p>4.6</text:p>
              </table:table-cell>
              <table:table-cell office:value-type="float" office:value="28617">
                <text:p>2861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28798">
                <text:p>28798</text:p>
              </table:table-cell>
              <table:table-cell office:value-type="float" office:value="28798">
                <text:p>28798</text:p>
              </table:table-cell>
              <table:table-cell office:value-type="float" office:value="4.7">
                <text:p>4.7</text:p>
              </table:table-cell>
              <table:table-cell office:value-type="float" office:value="28848">
                <text:p>2884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9024">
                <text:p>29024</text:p>
              </table:table-cell>
              <table:table-cell office:value-type="float" office:value="29024">
                <text:p>29024</text:p>
              </table:table-cell>
              <table:table-cell office:value-type="float" office:value="4.6">
                <text:p>4.6</text:p>
              </table:table-cell>
              <table:table-cell office:value-type="float" office:value="29080">
                <text:p>2908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29254">
                <text:p>29254</text:p>
              </table:table-cell>
              <table:table-cell office:value-type="float" office:value="29254">
                <text:p>29254</text:p>
              </table:table-cell>
              <table:table-cell office:value-type="float" office:value="4.7">
                <text:p>4.7</text:p>
              </table:table-cell>
              <table:table-cell office:value-type="float" office:value="29310">
                <text:p>2931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29483">
                <text:p>29483</text:p>
              </table:table-cell>
              <table:table-cell office:value-type="float" office:value="29483">
                <text:p>29483</text:p>
              </table:table-cell>
              <table:table-cell office:value-type="float" office:value="3.9">
                <text:p>3.9</text:p>
              </table:table-cell>
              <table:table-cell office:value-type="float" office:value="29538">
                <text:p>2953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29709">
                <text:p>29709</text:p>
              </table:table-cell>
              <table:table-cell office:value-type="float" office:value="29709">
                <text:p>29709</text:p>
              </table:table-cell>
              <table:table-cell office:value-type="float" office:value="4.8">
                <text:p>4.8</text:p>
              </table:table-cell>
              <table:table-cell office:value-type="float" office:value="29767">
                <text:p>297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935">
                <text:p>29935</text:p>
              </table:table-cell>
              <table:table-cell office:value-type="float" office:value="29935">
                <text:p>29935</text:p>
              </table:table-cell>
              <table:table-cell office:value-type="float" office:value="4.9">
                <text:p>4.9</text:p>
              </table:table-cell>
              <table:table-cell office:value-type="float" office:value="29996">
                <text:p>2999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30162">
                <text:p>30162</text:p>
              </table:table-cell>
              <table:table-cell office:value-type="float" office:value="30162">
                <text:p>30162</text:p>
              </table:table-cell>
              <table:table-cell office:value-type="float" office:value="4.8">
                <text:p>4.8</text:p>
              </table:table-cell>
              <table:table-cell office:value-type="float" office:value="30226">
                <text:p>30226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30390">
                <text:p>30390</text:p>
              </table:table-cell>
              <table:table-cell office:value-type="float" office:value="30390">
                <text:p>30390</text:p>
              </table:table-cell>
              <table:table-cell office:value-type="float" office:value="4.9">
                <text:p>4.9</text:p>
              </table:table-cell>
              <table:table-cell office:value-type="float" office:value="30453">
                <text:p>30453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30621">
                <text:p>30621</text:p>
              </table:table-cell>
              <table:table-cell office:value-type="float" office:value="30621">
                <text:p>30621</text:p>
              </table:table-cell>
              <table:table-cell office:value-type="float" office:value="4.3">
                <text:p>4.3</text:p>
              </table:table-cell>
              <table:table-cell office:value-type="float" office:value="30683">
                <text:p>3068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0855">
                <text:p>30855</text:p>
              </table:table-cell>
              <table:table-cell office:value-type="float" office:value="30855">
                <text:p>30855</text:p>
              </table:table-cell>
              <table:table-cell office:value-type="float" office:value="5">
                <text:p>5</text:p>
              </table:table-cell>
              <table:table-cell office:value-type="float" office:value="30912">
                <text:p>3091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31082">
                <text:p>31082</text:p>
              </table:table-cell>
              <table:table-cell office:value-type="float" office:value="31082">
                <text:p>31082</text:p>
              </table:table-cell>
              <table:table-cell office:value-type="float" office:value="5.1">
                <text:p>5.1</text:p>
              </table:table-cell>
              <table:table-cell office:value-type="float" office:value="31138">
                <text:p>3113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31305">
                <text:p>31305</text:p>
              </table:table-cell>
              <table:table-cell office:value-type="float" office:value="31305">
                <text:p>31305</text:p>
              </table:table-cell>
              <table:table-cell office:value-type="float" office:value="3.5">
                <text:p>3.5</text:p>
              </table:table-cell>
              <table:table-cell office:value-type="float" office:value="31368">
                <text:p>313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1531">
                <text:p>31531</text:p>
              </table:table-cell>
              <table:table-cell office:value-type="float" office:value="31531">
                <text:p>31531</text:p>
              </table:table-cell>
              <table:table-cell office:value-type="float" office:value="3.5">
                <text:p>3.5</text:p>
              </table:table-cell>
              <table:table-cell office:value-type="float" office:value="31598">
                <text:p>3159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31756">
                <text:p>31756</text:p>
              </table:table-cell>
              <table:table-cell office:value-type="float" office:value="31756">
                <text:p>31756</text:p>
              </table:table-cell>
              <table:table-cell office:value-type="float" office:value="3.5">
                <text:p>3.5</text:p>
              </table:table-cell>
              <table:table-cell office:value-type="float" office:value="31827">
                <text:p>3182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31979">
                <text:p>31979</text:p>
              </table:table-cell>
              <table:table-cell office:value-type="float" office:value="31979">
                <text:p>31979</text:p>
              </table:table-cell>
              <table:table-cell office:value-type="float" office:value="3.5">
                <text:p>3.5</text:p>
              </table:table-cell>
              <table:table-cell office:value-type="float" office:value="32052">
                <text:p>3205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32209">
                <text:p>32209</text:p>
              </table:table-cell>
              <table:table-cell office:value-type="float" office:value="32209">
                <text:p>32209</text:p>
              </table:table-cell>
              <table:table-cell office:value-type="float" office:value="3.5">
                <text:p>3.5</text:p>
              </table:table-cell>
              <table:table-cell office:value-type="float" office:value="32281">
                <text:p>32281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2433">
                <text:p>32433</text:p>
              </table:table-cell>
              <table:table-cell office:value-type="float" office:value="32433">
                <text:p>32433</text:p>
              </table:table-cell>
              <table:table-cell office:value-type="float" office:value="3.5">
                <text:p>3.5</text:p>
              </table:table-cell>
              <table:table-cell office:value-type="float" office:value="32516">
                <text:p>3251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32659">
                <text:p>32659</text:p>
              </table:table-cell>
              <table:table-cell office:value-type="float" office:value="32659">
                <text:p>32659</text:p>
              </table:table-cell>
              <table:table-cell office:value-type="float" office:value="3.5">
                <text:p>3.5</text:p>
              </table:table-cell>
              <table:table-cell office:value-type="float" office:value="32746">
                <text:p>3274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2885">
                <text:p>32885</text:p>
              </table:table-cell>
              <table:table-cell office:value-type="float" office:value="32885">
                <text:p>32885</text:p>
              </table:table-cell>
              <table:table-cell office:value-type="float" office:value="3.5">
                <text:p>3.5</text:p>
              </table:table-cell>
              <table:table-cell office:value-type="float" office:value="32975">
                <text:p>3297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3117">
                <text:p>33117</text:p>
              </table:table-cell>
              <table:table-cell office:value-type="float" office:value="33117">
                <text:p>33117</text:p>
              </table:table-cell>
              <table:table-cell office:value-type="float" office:value="3.5">
                <text:p>3.5</text:p>
              </table:table-cell>
              <table:table-cell office:value-type="float" office:value="33201">
                <text:p>3320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3346">
                <text:p>33346</text:p>
              </table:table-cell>
              <table:table-cell office:value-type="float" office:value="33346">
                <text:p>33346</text:p>
              </table:table-cell>
              <table:table-cell office:value-type="float" office:value="3.5">
                <text:p>3.5</text:p>
              </table:table-cell>
              <table:table-cell office:value-type="float" office:value="33427">
                <text:p>3342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3570">
                <text:p>33570</text:p>
              </table:table-cell>
              <table:table-cell office:value-type="float" office:value="33570">
                <text:p>33570</text:p>
              </table:table-cell>
              <table:table-cell office:value-type="float" office:value="3.5">
                <text:p>3.5</text:p>
              </table:table-cell>
              <table:table-cell office:value-type="float" office:value="33653">
                <text:p>3365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3798">
                <text:p>33798</text:p>
              </table:table-cell>
              <table:table-cell office:value-type="float" office:value="33798">
                <text:p>33798</text:p>
              </table:table-cell>
              <table:table-cell office:value-type="float" office:value="3.5">
                <text:p>3.5</text:p>
              </table:table-cell>
              <table:table-cell office:value-type="float" office:value="33879">
                <text:p>3387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4022">
                <text:p>34022</text:p>
              </table:table-cell>
              <table:table-cell office:value-type="float" office:value="34022">
                <text:p>34022</text:p>
              </table:table-cell>
              <table:table-cell office:value-type="float" office:value="3.5">
                <text:p>3.5</text:p>
              </table:table-cell>
              <table:table-cell office:value-type="float" office:value="34107">
                <text:p>3410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4255">
                <text:p>34255</text:p>
              </table:table-cell>
              <table:table-cell office:value-type="float" office:value="34255">
                <text:p>34255</text:p>
              </table:table-cell>
              <table:table-cell office:value-type="float" office:value="3.5">
                <text:p>3.5</text:p>
              </table:table-cell>
              <table:table-cell office:value-type="float" office:value="34333">
                <text:p>3433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4482">
                <text:p>34482</text:p>
              </table:table-cell>
              <table:table-cell office:value-type="float" office:value="34482">
                <text:p>34482</text:p>
              </table:table-cell>
              <table:table-cell office:value-type="float" office:value="3.5">
                <text:p>3.5</text:p>
              </table:table-cell>
              <table:table-cell office:value-type="float" office:value="34565">
                <text:p>3456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4713">
                <text:p>34713</text:p>
              </table:table-cell>
              <table:table-cell office:value-type="float" office:value="34713">
                <text:p>34713</text:p>
              </table:table-cell>
              <table:table-cell office:value-type="float" office:value="3.5">
                <text:p>3.5</text:p>
              </table:table-cell>
              <table:table-cell office:value-type="float" office:value="34797">
                <text:p>3479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4942">
                <text:p>34942</text:p>
              </table:table-cell>
              <table:table-cell office:value-type="float" office:value="34942">
                <text:p>34942</text:p>
              </table:table-cell>
              <table:table-cell office:value-type="float" office:value="3.5">
                <text:p>3.5</text:p>
              </table:table-cell>
              <table:table-cell office:value-type="float" office:value="35025">
                <text:p>3502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5168">
                <text:p>35168</text:p>
              </table:table-cell>
              <table:table-cell office:value-type="float" office:value="35168">
                <text:p>35168</text:p>
              </table:table-cell>
              <table:table-cell office:value-type="float" office:value="4.4">
                <text:p>4.4</text:p>
              </table:table-cell>
              <table:table-cell office:value-type="float" office:value="35250">
                <text:p>3525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5398">
                <text:p>35398</text:p>
              </table:table-cell>
              <table:table-cell office:value-type="float" office:value="35398">
                <text:p>35398</text:p>
              </table:table-cell>
              <table:table-cell office:value-type="float" office:value="2.8">
                <text:p>2.8</text:p>
              </table:table-cell>
              <table:table-cell office:value-type="float" office:value="35473">
                <text:p>3547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5628">
                <text:p>35628</text:p>
              </table:table-cell>
              <table:table-cell office:value-type="float" office:value="35628">
                <text:p>35628</text:p>
              </table:table-cell>
              <table:table-cell office:value-type="float" office:value="3.2">
                <text:p>3.2</text:p>
              </table:table-cell>
              <table:table-cell office:value-type="float" office:value="35701">
                <text:p>3570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5862">
                <text:p>35862</text:p>
              </table:table-cell>
              <table:table-cell office:value-type="float" office:value="35862">
                <text:p>35862</text:p>
              </table:table-cell>
              <table:table-cell office:value-type="float" office:value="3.5">
                <text:p>3.5</text:p>
              </table:table-cell>
              <table:table-cell office:value-type="float" office:value="35924">
                <text:p>3592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6090">
                <text:p>36090</text:p>
              </table:table-cell>
              <table:table-cell office:value-type="float" office:value="36090">
                <text:p>36090</text:p>
              </table:table-cell>
              <table:table-cell office:value-type="float" office:value="3.8">
                <text:p>3.8</text:p>
              </table:table-cell>
              <table:table-cell office:value-type="float" office:value="36152">
                <text:p>3615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36321">
                <text:p>36321</text:p>
              </table:table-cell>
              <table:table-cell office:value-type="float" office:value="36321">
                <text:p>36321</text:p>
              </table:table-cell>
              <table:table-cell office:value-type="float" office:value="2.6">
                <text:p>2.6</text:p>
              </table:table-cell>
              <table:table-cell office:value-type="float" office:value="36384">
                <text:p>3638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36548">
                <text:p>36548</text:p>
              </table:table-cell>
              <table:table-cell office:value-type="float" office:value="36548">
                <text:p>36548</text:p>
              </table:table-cell>
              <table:table-cell office:value-type="float" office:value="2.6">
                <text:p>2.6</text:p>
              </table:table-cell>
              <table:table-cell office:value-type="float" office:value="36612">
                <text:p>3661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36777">
                <text:p>36777</text:p>
              </table:table-cell>
              <table:table-cell office:value-type="float" office:value="36777">
                <text:p>36777</text:p>
              </table:table-cell>
              <table:table-cell office:value-type="float" office:value="2.6">
                <text:p>2.6</text:p>
              </table:table-cell>
              <table:table-cell office:value-type="float" office:value="36845">
                <text:p>3684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7007">
                <text:p>37007</text:p>
              </table:table-cell>
              <table:table-cell office:value-type="float" office:value="37007">
                <text:p>37007</text:p>
              </table:table-cell>
              <table:table-cell office:value-type="float" office:value="3.3">
                <text:p>3.3</text:p>
              </table:table-cell>
              <table:table-cell office:value-type="float" office:value="37078">
                <text:p>3707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7235">
                <text:p>37235</text:p>
              </table:table-cell>
              <table:table-cell office:value-type="float" office:value="37235">
                <text:p>37235</text:p>
              </table:table-cell>
              <table:table-cell office:value-type="float" office:value="4.6">
                <text:p>4.6</text:p>
              </table:table-cell>
              <table:table-cell office:value-type="float" office:value="37311">
                <text:p>3731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37465">
                <text:p>37465</text:p>
              </table:table-cell>
              <table:table-cell office:value-type="float" office:value="37465">
                <text:p>37465</text:p>
              </table:table-cell>
              <table:table-cell office:value-type="float" office:value="5.9">
                <text:p>5.9</text:p>
              </table:table-cell>
              <table:table-cell office:value-type="float" office:value="37532">
                <text:p>3753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37695">
                <text:p>37695</text:p>
              </table:table-cell>
              <table:table-cell office:value-type="float" office:value="37695">
                <text:p>37695</text:p>
              </table:table-cell>
              <table:table-cell office:value-type="float" office:value="7.2">
                <text:p>7.2</text:p>
              </table:table-cell>
              <table:table-cell office:value-type="float" office:value="37759">
                <text:p>3775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37926">
                <text:p>37926</text:p>
              </table:table-cell>
              <table:table-cell office:value-type="float" office:value="37926">
                <text:p>37926</text:p>
              </table:table-cell>
              <table:table-cell office:value-type="float" office:value="8.5">
                <text:p>8.5</text:p>
              </table:table-cell>
              <table:table-cell office:value-type="float" office:value="37985">
                <text:p>3798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38158">
                <text:p>38158</text:p>
              </table:table-cell>
              <table:table-cell office:value-type="float" office:value="38158">
                <text:p>38158</text:p>
              </table:table-cell>
              <table:table-cell office:value-type="float" office:value="9.9">
                <text:p>9.9</text:p>
              </table:table-cell>
              <table:table-cell office:value-type="float" office:value="38212">
                <text:p>382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8381">
                <text:p>38381</text:p>
              </table:table-cell>
              <table:table-cell office:value-type="float" office:value="38381">
                <text:p>38381</text:p>
              </table:table-cell>
              <table:table-cell office:value-type="float" office:value="11.1">
                <text:p>11.1</text:p>
              </table:table-cell>
              <table:table-cell office:value-type="float" office:value="38437">
                <text:p>3843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8612">
                <text:p>38612</text:p>
              </table:table-cell>
              <table:table-cell office:value-type="float" office:value="38612">
                <text:p>38612</text:p>
              </table:table-cell>
              <table:table-cell office:value-type="float" office:value="12.3">
                <text:p>12.3</text:p>
              </table:table-cell>
              <table:table-cell office:value-type="float" office:value="38674">
                <text:p>38674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38840">
                <text:p>38840</text:p>
              </table:table-cell>
              <table:table-cell office:value-type="float" office:value="38840">
                <text:p>38840</text:p>
              </table:table-cell>
              <table:table-cell office:value-type="float" office:value="13.5">
                <text:p>13.5</text:p>
              </table:table-cell>
              <table:table-cell office:value-type="float" office:value="38902">
                <text:p>38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9064">
                <text:p>39064</text:p>
              </table:table-cell>
              <table:table-cell office:value-type="float" office:value="39064">
                <text:p>39064</text:p>
              </table:table-cell>
              <table:table-cell office:value-type="float" office:value="6.7">
                <text:p>6.7</text:p>
              </table:table-cell>
              <table:table-cell office:value-type="float" office:value="39130">
                <text:p>3913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39294">
                <text:p>39294</text:p>
              </table:table-cell>
              <table:table-cell office:value-type="float" office:value="39294">
                <text:p>39294</text:p>
              </table:table-cell>
              <table:table-cell office:value-type="float" office:value="6.7">
                <text:p>6.7</text:p>
              </table:table-cell>
              <table:table-cell office:value-type="float" office:value="39354">
                <text:p>39354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39526">
                <text:p>39526</text:p>
              </table:table-cell>
              <table:table-cell office:value-type="float" office:value="39526">
                <text:p>39526</text:p>
              </table:table-cell>
              <table:table-cell office:value-type="float" office:value="6.7">
                <text:p>6.7</text:p>
              </table:table-cell>
              <table:table-cell office:value-type="float" office:value="39577">
                <text:p>39577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39748">
                <text:p>39748</text:p>
              </table:table-cell>
              <table:table-cell office:value-type="float" office:value="39748">
                <text:p>39748</text:p>
              </table:table-cell>
              <table:table-cell office:value-type="float" office:value="7">
                <text:p>7</text:p>
              </table:table-cell>
              <table:table-cell office:value-type="float" office:value="39802">
                <text:p>3980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39976">
                <text:p>39976</text:p>
              </table:table-cell>
              <table:table-cell office:value-type="float" office:value="39976">
                <text:p>39976</text:p>
              </table:table-cell>
              <table:table-cell office:value-type="float" office:value="7.4">
                <text:p>7.4</text:p>
              </table:table-cell>
              <table:table-cell office:value-type="float" office:value="40031">
                <text:p>40031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40205">
                <text:p>40205</text:p>
              </table:table-cell>
              <table:table-cell office:value-type="float" office:value="40205">
                <text:p>40205</text:p>
              </table:table-cell>
              <table:table-cell office:value-type="float" office:value="7.7">
                <text:p>7.7</text:p>
              </table:table-cell>
              <table:table-cell office:value-type="float" office:value="40254">
                <text:p>40254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40429">
                <text:p>40429</text:p>
              </table:table-cell>
              <table:table-cell office:value-type="float" office:value="40429">
                <text:p>40429</text:p>
              </table:table-cell>
              <table:table-cell office:value-type="float" office:value="8.7">
                <text:p>8.7</text:p>
              </table:table-cell>
              <table:table-cell office:value-type="float" office:value="40483">
                <text:p>4048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40655">
                <text:p>40655</text:p>
              </table:table-cell>
              <table:table-cell office:value-type="float" office:value="40655">
                <text:p>40655</text:p>
              </table:table-cell>
              <table:table-cell office:value-type="float" office:value="9.7">
                <text:p>9.7</text:p>
              </table:table-cell>
              <table:table-cell office:value-type="float" office:value="40711">
                <text:p>4071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40883">
                <text:p>40883</text:p>
              </table:table-cell>
              <table:table-cell office:value-type="float" office:value="40883">
                <text:p>40883</text:p>
              </table:table-cell>
              <table:table-cell office:value-type="float" office:value="9.5">
                <text:p>9.5</text:p>
              </table:table-cell>
              <table:table-cell office:value-type="float" office:value="40942">
                <text:p>40942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1107">
                <text:p>41107</text:p>
              </table:table-cell>
              <table:table-cell office:value-type="float" office:value="41107">
                <text:p>41107</text:p>
              </table:table-cell>
              <table:table-cell office:value-type="float" office:value="9.5">
                <text:p>9.5</text:p>
              </table:table-cell>
              <table:table-cell office:value-type="float" office:value="41172">
                <text:p>4117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41335">
                <text:p>41335</text:p>
              </table:table-cell>
              <table:table-cell office:value-type="float" office:value="41335">
                <text:p>41335</text:p>
              </table:table-cell>
              <table:table-cell office:value-type="float" office:value="9.5">
                <text:p>9.5</text:p>
              </table:table-cell>
              <table:table-cell office:value-type="float" office:value="41402">
                <text:p>4140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41560">
                <text:p>41560</text:p>
              </table:table-cell>
              <table:table-cell office:value-type="float" office:value="9.7">
                <text:p>9.7</text:p>
              </table:table-cell>
              <table:table-cell office:value-type="float" office:value="41636">
                <text:p>41636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41789">
                <text:p>41789</text:p>
              </table:table-cell>
              <table:table-cell office:value-type="float" office:value="41789">
                <text:p>41789</text:p>
              </table:table-cell>
              <table:table-cell office:value-type="float" office:value="10">
                <text:p>10</text:p>
              </table:table-cell>
              <table:table-cell office:value-type="float" office:value="41865">
                <text:p>41865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42019">
                <text:p>42019</text:p>
              </table:table-cell>
              <table:table-cell office:value-type="float" office:value="42019">
                <text:p>42019</text:p>
              </table:table-cell>
              <table:table-cell office:value-type="float" office:value="10.3">
                <text:p>10.3</text:p>
              </table:table-cell>
              <table:table-cell office:value-type="float" office:value="42092">
                <text:p>420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247">
                <text:p>42247</text:p>
              </table:table-cell>
              <table:table-cell office:value-type="float" office:value="42247">
                <text:p>42247</text:p>
              </table:table-cell>
              <table:table-cell office:value-type="float" office:value="10.7">
                <text:p>10.7</text:p>
              </table:table-cell>
              <table:table-cell office:value-type="float" office:value="42318">
                <text:p>42318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42470">
                <text:p>42470</text:p>
              </table:table-cell>
              <table:table-cell office:value-type="float" office:value="11.7">
                <text:p>11.7</text:p>
              </table:table-cell>
              <table:table-cell office:value-type="float" office:value="42540">
                <text:p>42540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42700">
                <text:p>42700</text:p>
              </table:table-cell>
              <table:table-cell office:value-type="float" office:value="12.7">
                <text:p>12.7</text:p>
              </table:table-cell>
              <table:table-cell office:value-type="float" office:value="42766">
                <text:p>4276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42928">
                <text:p>42928</text:p>
              </table:table-cell>
              <table:table-cell office:value-type="float" office:value="12">
                <text:p>12</text:p>
              </table:table-cell>
              <table:table-cell office:value-type="float" office:value="42994">
                <text:p>42994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43156">
                <text:p>43156</text:p>
              </table:table-cell>
              <table:table-cell office:value-type="float" office:value="43156">
                <text:p>43156</text:p>
              </table:table-cell>
              <table:table-cell office:value-type="float" office:value="11.5">
                <text:p>11.5</text:p>
              </table:table-cell>
              <table:table-cell office:value-type="float" office:value="43217">
                <text:p>43217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43385">
                <text:p>43385</text:p>
              </table:table-cell>
              <table:table-cell office:value-type="float" office:value="43385">
                <text:p>43385</text:p>
              </table:table-cell>
              <table:table-cell office:value-type="float" office:value="11.8">
                <text:p>11.8</text:p>
              </table:table-cell>
              <table:table-cell office:value-type="float" office:value="43444">
                <text:p>4344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43615">
                <text:p>43615</text:p>
              </table:table-cell>
              <table:table-cell office:value-type="float" office:value="11.9">
                <text:p>11.9</text:p>
              </table:table-cell>
              <table:table-cell office:value-type="float" office:value="43674">
                <text:p>43674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43846">
                <text:p>43846</text:p>
              </table:table-cell>
              <table:table-cell office:value-type="float" office:value="11.7">
                <text:p>11.7</text:p>
              </table:table-cell>
              <table:table-cell office:value-type="float" office:value="43904">
                <text:p>4390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44075">
                <text:p>44075</text:p>
              </table:table-cell>
              <table:table-cell office:value-type="float" office:value="12.2">
                <text:p>12.2</text:p>
              </table:table-cell>
              <table:table-cell office:value-type="float" office:value="44134">
                <text:p>44134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44302">
                <text:p>44302</text:p>
              </table:table-cell>
              <table:table-cell office:value-type="float" office:value="12.1">
                <text:p>12.1</text:p>
              </table:table-cell>
              <table:table-cell office:value-type="float" office:value="44363">
                <text:p>44363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44536">
                <text:p>44536</text:p>
              </table:table-cell>
              <table:table-cell office:value-type="float" office:value="12.5">
                <text:p>12.5</text:p>
              </table:table-cell>
              <table:table-cell office:value-type="float" office:value="44593">
                <text:p>44593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44763">
                <text:p>44763</text:p>
              </table:table-cell>
              <table:table-cell office:value-type="float" office:value="11.4">
                <text:p>11.4</text:p>
              </table:table-cell>
              <table:table-cell office:value-type="float" office:value="44825">
                <text:p>44825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44989">
                <text:p>44989</text:p>
              </table:table-cell>
              <table:table-cell office:value-type="float" office:value="44989">
                <text:p>44989</text:p>
              </table:table-cell>
              <table:table-cell office:value-type="float" office:value="12.1">
                <text:p>12.1</text:p>
              </table:table-cell>
              <table:table-cell office:value-type="float" office:value="45053">
                <text:p>45053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45218">
                <text:p>45218</text:p>
              </table:table-cell>
              <table:table-cell office:value-type="float" office:value="45218">
                <text:p>45218</text:p>
              </table:table-cell>
              <table:table-cell office:value-type="float" office:value="12.9">
                <text:p>12.9</text:p>
              </table:table-cell>
              <table:table-cell office:value-type="float" office:value="45283">
                <text:p>45283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45448">
                <text:p>45448</text:p>
              </table:table-cell>
              <table:table-cell office:value-type="float" office:value="45448">
                <text:p>45448</text:p>
              </table:table-cell>
              <table:table-cell office:value-type="float" office:value="13.2">
                <text:p>13.2</text:p>
              </table:table-cell>
              <table:table-cell office:value-type="float" office:value="45513">
                <text:p>455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676">
                <text:p>45676</text:p>
              </table:table-cell>
              <table:table-cell office:value-type="float" office:value="45676">
                <text:p>45676</text:p>
              </table:table-cell>
              <table:table-cell office:value-type="float" office:value="11.7">
                <text:p>11.7</text:p>
              </table:table-cell>
              <table:table-cell office:value-type="float" office:value="45743">
                <text:p>457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918">
                <text:p>45918</text:p>
              </table:table-cell>
              <table:table-cell office:value-type="float" office:value="45918">
                <text:p>45918</text:p>
              </table:table-cell>
              <table:table-cell office:value-type="float" office:value="11.1">
                <text:p>11.1</text:p>
              </table:table-cell>
              <table:table-cell office:value-type="float" office:value="45972">
                <text:p>459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6146">
                <text:p>46146</text:p>
              </table:table-cell>
              <table:table-cell office:value-type="float" office:value="46146">
                <text:p>46146</text:p>
              </table:table-cell>
              <table:table-cell office:value-type="float" office:value="8.8">
                <text:p>8.8</text:p>
              </table:table-cell>
              <table:table-cell office:value-type="float" office:value="46197">
                <text:p>46197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46376">
                <text:p>46376</text:p>
              </table:table-cell>
              <table:table-cell office:value-type="float" office:value="46376">
                <text:p>46376</text:p>
              </table:table-cell>
              <table:table-cell office:value-type="float" office:value="8.8">
                <text:p>8.8</text:p>
              </table:table-cell>
              <table:table-cell office:value-type="float" office:value="46431">
                <text:p>46431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46607">
                <text:p>46607</text:p>
              </table:table-cell>
              <table:table-cell office:value-type="float" office:value="46607">
                <text:p>46607</text:p>
              </table:table-cell>
              <table:table-cell office:value-type="float" office:value="8.8">
                <text:p>8.8</text:p>
              </table:table-cell>
              <table:table-cell office:value-type="float" office:value="46661">
                <text:p>46661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46835">
                <text:p>46835</text:p>
              </table:table-cell>
              <table:table-cell office:value-type="float" office:value="46835">
                <text:p>46835</text:p>
              </table:table-cell>
              <table:table-cell office:value-type="float" office:value="8.8">
                <text:p>8.8</text:p>
              </table:table-cell>
              <table:table-cell office:value-type="float" office:value="46884">
                <text:p>46884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47065">
                <text:p>47065</text:p>
              </table:table-cell>
              <table:table-cell office:value-type="float" office:value="47065">
                <text:p>47065</text:p>
              </table:table-cell>
              <table:table-cell office:value-type="float" office:value="8.8">
                <text:p>8.8</text:p>
              </table:table-cell>
              <table:table-cell office:value-type="float" office:value="47107">
                <text:p>47107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47293">
                <text:p>47293</text:p>
              </table:table-cell>
              <table:table-cell office:value-type="float" office:value="47293">
                <text:p>47293</text:p>
              </table:table-cell>
              <table:table-cell office:value-type="float" office:value="8.8">
                <text:p>8.8</text:p>
              </table:table-cell>
              <table:table-cell office:value-type="float" office:value="47336">
                <text:p>47336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47524">
                <text:p>47524</text:p>
              </table:table-cell>
              <table:table-cell office:value-type="float" office:value="47524">
                <text:p>47524</text:p>
              </table:table-cell>
              <table:table-cell office:value-type="float" office:value="8.8">
                <text:p>8.8</text:p>
              </table:table-cell>
              <table:table-cell office:value-type="float" office:value="47562">
                <text:p>47562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7746">
                <text:p>47746</text:p>
              </table:table-cell>
              <table:table-cell office:value-type="float" office:value="47746">
                <text:p>47746</text:p>
              </table:table-cell>
              <table:table-cell office:value-type="float" office:value="8.8">
                <text:p>8.8</text:p>
              </table:table-cell>
              <table:table-cell office:value-type="float" office:value="47790">
                <text:p>47790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47973">
                <text:p>47973</text:p>
              </table:table-cell>
              <table:table-cell office:value-type="float" office:value="47973">
                <text:p>47973</text:p>
              </table:table-cell>
              <table:table-cell office:value-type="float" office:value="8.8">
                <text:p>8.8</text:p>
              </table:table-cell>
              <table:table-cell office:value-type="float" office:value="48018">
                <text:p>48018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48201">
                <text:p>48201</text:p>
              </table:table-cell>
              <table:table-cell office:value-type="float" office:value="48201">
                <text:p>48201</text:p>
              </table:table-cell>
              <table:table-cell office:value-type="float" office:value="8.8">
                <text:p>8.8</text:p>
              </table:table-cell>
              <table:table-cell office:value-type="float" office:value="48249">
                <text:p>48249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48429">
                <text:p>48429</text:p>
              </table:table-cell>
              <table:table-cell office:value-type="float" office:value="48429">
                <text:p>48429</text:p>
              </table:table-cell>
              <table:table-cell office:value-type="float" office:value="8.8">
                <text:p>8.8</text:p>
              </table:table-cell>
              <table:table-cell office:value-type="float" office:value="48479">
                <text:p>48479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48656">
                <text:p>48656</text:p>
              </table:table-cell>
              <table:table-cell office:value-type="float" office:value="48656">
                <text:p>48656</text:p>
              </table:table-cell>
              <table:table-cell office:value-type="float" office:value="8.9">
                <text:p>8.9</text:p>
              </table:table-cell>
              <table:table-cell office:value-type="float" office:value="48707">
                <text:p>48707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48894">
                <text:p>48894</text:p>
              </table:table-cell>
              <table:table-cell office:value-type="float" office:value="48894">
                <text:p>48894</text:p>
              </table:table-cell>
              <table:table-cell office:value-type="float" office:value="8.7">
                <text:p>8.7</text:p>
              </table:table-cell>
              <table:table-cell office:value-type="float" office:value="48938">
                <text:p>48938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49131">
                <text:p>49131</text:p>
              </table:table-cell>
              <table:table-cell office:value-type="float" office:value="49131">
                <text:p>49131</text:p>
              </table:table-cell>
              <table:table-cell office:value-type="float" office:value="3.1">
                <text:p>3.1</text:p>
              </table:table-cell>
              <table:table-cell office:value-type="float" office:value="49169">
                <text:p>49169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49358">
                <text:p>49358</text:p>
              </table:table-cell>
              <table:table-cell office:value-type="float" office:value="49358">
                <text:p>49358</text:p>
              </table:table-cell>
              <table:table-cell office:value-type="float" office:value="3.1">
                <text:p>3.1</text:p>
              </table:table-cell>
              <table:table-cell office:value-type="float" office:value="49401">
                <text:p>49401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49585">
                <text:p>49585</text:p>
              </table:table-cell>
              <table:table-cell office:value-type="float" office:value="49585">
                <text:p>49585</text:p>
              </table:table-cell>
              <table:table-cell office:value-type="float" office:value="3.1">
                <text:p>3.1</text:p>
              </table:table-cell>
              <table:table-cell office:value-type="float" office:value="49634">
                <text:p>49634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49808">
                <text:p>49808</text:p>
              </table:table-cell>
              <table:table-cell office:value-type="float" office:value="49808">
                <text:p>49808</text:p>
              </table:table-cell>
              <table:table-cell office:value-type="float" office:value="3.2">
                <text:p>3.2</text:p>
              </table:table-cell>
              <table:table-cell office:value-type="float" office:value="49864">
                <text:p>49864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50039">
                <text:p>50039</text:p>
              </table:table-cell>
              <table:table-cell office:value-type="float" office:value="50039">
                <text:p>50039</text:p>
              </table:table-cell>
              <table:table-cell office:value-type="float" office:value="3.2">
                <text:p>3.2</text:p>
              </table:table-cell>
              <table:table-cell office:value-type="float" office:value="50092">
                <text:p>50092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50268">
                <text:p>50268</text:p>
              </table:table-cell>
              <table:table-cell office:value-type="float" office:value="50268">
                <text:p>50268</text:p>
              </table:table-cell>
              <table:table-cell office:value-type="float" office:value="3.2">
                <text:p>3.2</text:p>
              </table:table-cell>
              <table:table-cell office:value-type="float" office:value="50321">
                <text:p>50321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50499">
                <text:p>50499</text:p>
              </table:table-cell>
              <table:table-cell office:value-type="float" office:value="50499">
                <text:p>50499</text:p>
              </table:table-cell>
              <table:table-cell office:value-type="float" office:value="3.3">
                <text:p>3.3</text:p>
              </table:table-cell>
              <table:table-cell office:value-type="float" office:value="50549">
                <text:p>50549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50726">
                <text:p>50726</text:p>
              </table:table-cell>
              <table:table-cell office:value-type="float" office:value="50726">
                <text:p>50726</text:p>
              </table:table-cell>
              <table:table-cell office:value-type="float" office:value="3.3">
                <text:p>3.3</text:p>
              </table:table-cell>
              <table:table-cell office:value-type="float" office:value="50776">
                <text:p>507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0952">
                <text:p>50952</text:p>
              </table:table-cell>
              <table:table-cell office:value-type="float" office:value="50952">
                <text:p>50952</text:p>
              </table:table-cell>
              <table:table-cell office:value-type="float" office:value="3.3">
                <text:p>3.3</text:p>
              </table:table-cell>
              <table:table-cell office:value-type="float" office:value="51006">
                <text:p>5100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51176">
                <text:p>51176</text:p>
              </table:table-cell>
              <table:table-cell office:value-type="float" office:value="51176">
                <text:p>51176</text:p>
              </table:table-cell>
              <table:table-cell office:value-type="float" office:value="3.4">
                <text:p>3.4</text:p>
              </table:table-cell>
              <table:table-cell office:value-type="float" office:value="51239">
                <text:p>5123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51404">
                <text:p>51404</text:p>
              </table:table-cell>
              <table:table-cell office:value-type="float" office:value="51404">
                <text:p>51404</text:p>
              </table:table-cell>
              <table:table-cell office:value-type="float" office:value="3.4">
                <text:p>3.4</text:p>
              </table:table-cell>
              <table:table-cell office:value-type="float" office:value="51467">
                <text:p>51467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51633">
                <text:p>51633</text:p>
              </table:table-cell>
              <table:table-cell office:value-type="float" office:value="51633">
                <text:p>51633</text:p>
              </table:table-cell>
              <table:table-cell office:value-type="float" office:value="3.4">
                <text:p>3.4</text:p>
              </table:table-cell>
              <table:table-cell office:value-type="float" office:value="51692">
                <text:p>51692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51859">
                <text:p>51859</text:p>
              </table:table-cell>
              <table:table-cell office:value-type="float" office:value="51859">
                <text:p>51859</text:p>
              </table:table-cell>
              <table:table-cell office:value-type="float" office:value="3.5">
                <text:p>3.5</text:p>
              </table:table-cell>
              <table:table-cell office:value-type="float" office:value="51923">
                <text:p>51923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52084">
                <text:p>52084</text:p>
              </table:table-cell>
              <table:table-cell office:value-type="float" office:value="52084">
                <text:p>52084</text:p>
              </table:table-cell>
              <table:table-cell office:value-type="float" office:value="3.5">
                <text:p>3.5</text:p>
              </table:table-cell>
              <table:table-cell office:value-type="float" office:value="52153">
                <text:p>52153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52312">
                <text:p>52312</text:p>
              </table:table-cell>
              <table:table-cell office:value-type="float" office:value="52312">
                <text:p>52312</text:p>
              </table:table-cell>
              <table:table-cell office:value-type="float" office:value="3.5">
                <text:p>3.5</text:p>
              </table:table-cell>
              <table:table-cell office:value-type="float" office:value="52378">
                <text:p>5237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52541">
                <text:p>52541</text:p>
              </table:table-cell>
              <table:table-cell office:value-type="float" office:value="52541">
                <text:p>52541</text:p>
              </table:table-cell>
              <table:table-cell office:value-type="float" office:value="3.6">
                <text:p>3.6</text:p>
              </table:table-cell>
              <table:table-cell office:value-type="float" office:value="52610">
                <text:p>52610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52771">
                <text:p>52771</text:p>
              </table:table-cell>
              <table:table-cell office:value-type="float" office:value="52771">
                <text:p>52771</text:p>
              </table:table-cell>
              <table:table-cell office:value-type="float" office:value="3.6">
                <text:p>3.6</text:p>
              </table:table-cell>
              <table:table-cell office:value-type="float" office:value="52837">
                <text:p>52837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52998">
                <text:p>52998</text:p>
              </table:table-cell>
              <table:table-cell office:value-type="float" office:value="52998">
                <text:p>52998</text:p>
              </table:table-cell>
              <table:table-cell office:value-type="float" office:value="3.6">
                <text:p>3.6</text:p>
              </table:table-cell>
              <table:table-cell office:value-type="float" office:value="53063">
                <text:p>53063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53225">
                <text:p>53225</text:p>
              </table:table-cell>
              <table:table-cell office:value-type="float" office:value="53225">
                <text:p>53225</text:p>
              </table:table-cell>
              <table:table-cell office:value-type="float" office:value="3.7">
                <text:p>3.7</text:p>
              </table:table-cell>
              <table:table-cell office:value-type="float" office:value="53294">
                <text:p>532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3450">
                <text:p>53450</text:p>
              </table:table-cell>
              <table:table-cell office:value-type="float" office:value="53450">
                <text:p>53450</text:p>
              </table:table-cell>
              <table:table-cell office:value-type="float" office:value="3.7">
                <text:p>3.7</text:p>
              </table:table-cell>
              <table:table-cell office:value-type="float" office:value="53522">
                <text:p>535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3680">
                <text:p>53680</text:p>
              </table:table-cell>
              <table:table-cell office:value-type="float" office:value="53680">
                <text:p>53680</text:p>
              </table:table-cell>
              <table:table-cell office:value-type="float" office:value="3.8">
                <text:p>3.8</text:p>
              </table:table-cell>
              <table:table-cell office:value-type="float" office:value="53752">
                <text:p>53752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53904">
                <text:p>53904</text:p>
              </table:table-cell>
              <table:table-cell office:value-type="float" office:value="53904">
                <text:p>53904</text:p>
              </table:table-cell>
              <table:table-cell office:value-type="float" office:value="3.8">
                <text:p>3.8</text:p>
              </table:table-cell>
              <table:table-cell office:value-type="float" office:value="53977">
                <text:p>53977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54136">
                <text:p>54136</text:p>
              </table:table-cell>
              <table:table-cell office:value-type="float" office:value="54136">
                <text:p>54136</text:p>
              </table:table-cell>
              <table:table-cell office:value-type="float" office:value="3.8">
                <text:p>3.8</text:p>
              </table:table-cell>
              <table:table-cell office:value-type="float" office:value="54207">
                <text:p>54207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54363">
                <text:p>54363</text:p>
              </table:table-cell>
              <table:table-cell office:value-type="float" office:value="54363">
                <text:p>54363</text:p>
              </table:table-cell>
              <table:table-cell office:value-type="float" office:value="3.9">
                <text:p>3.9</text:p>
              </table:table-cell>
              <table:table-cell office:value-type="float" office:value="54436">
                <text:p>54436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54588">
                <text:p>54588</text:p>
              </table:table-cell>
              <table:table-cell office:value-type="float" office:value="54588">
                <text:p>54588</text:p>
              </table:table-cell>
              <table:table-cell office:value-type="float" office:value="4">
                <text:p>4</text:p>
              </table:table-cell>
              <table:table-cell office:value-type="float" office:value="54663">
                <text:p>54663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54817">
                <text:p>54817</text:p>
              </table:table-cell>
              <table:table-cell office:value-type="float" office:value="54817">
                <text:p>54817</text:p>
              </table:table-cell>
              <table:table-cell office:value-type="float" office:value="4.1">
                <text:p>4.1</text:p>
              </table:table-cell>
              <table:table-cell office:value-type="float" office:value="54894">
                <text:p>54894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55047">
                <text:p>55047</text:p>
              </table:table-cell>
              <table:table-cell office:value-type="float" office:value="55047">
                <text:p>55047</text:p>
              </table:table-cell>
              <table:table-cell office:value-type="float" office:value="4.5">
                <text:p>4.5</text:p>
              </table:table-cell>
              <table:table-cell office:value-type="float" office:value="55121">
                <text:p>55121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55275">
                <text:p>55275</text:p>
              </table:table-cell>
              <table:table-cell office:value-type="float" office:value="55275">
                <text:p>55275</text:p>
              </table:table-cell>
              <table:table-cell office:value-type="float" office:value="5.1">
                <text:p>5.1</text:p>
              </table:table-cell>
              <table:table-cell office:value-type="float" office:value="55350">
                <text:p>5535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55503">
                <text:p>55503</text:p>
              </table:table-cell>
              <table:table-cell office:value-type="float" office:value="55503">
                <text:p>55503</text:p>
              </table:table-cell>
              <table:table-cell office:value-type="float" office:value="5.2">
                <text:p>5.2</text:p>
              </table:table-cell>
              <table:table-cell office:value-type="float" office:value="55580">
                <text:p>5558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55725">
                <text:p>55725</text:p>
              </table:table-cell>
              <table:table-cell office:value-type="float" office:value="55725">
                <text:p>55725</text:p>
              </table:table-cell>
              <table:table-cell office:value-type="float" office:value="5.2">
                <text:p>5.2</text:p>
              </table:table-cell>
              <table:table-cell office:value-type="float" office:value="55808">
                <text:p>55808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55955">
                <text:p>55955</text:p>
              </table:table-cell>
              <table:table-cell office:value-type="float" office:value="55955">
                <text:p>55955</text:p>
              </table:table-cell>
              <table:table-cell office:value-type="float" office:value="5.2">
                <text:p>5.2</text:p>
              </table:table-cell>
              <table:table-cell office:value-type="float" office:value="56034">
                <text:p>5603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56181">
                <text:p>56181</text:p>
              </table:table-cell>
              <table:table-cell office:value-type="float" office:value="56181">
                <text:p>56181</text:p>
              </table:table-cell>
              <table:table-cell office:value-type="float" office:value="5.2">
                <text:p>5.2</text:p>
              </table:table-cell>
              <table:table-cell office:value-type="float" office:value="56265">
                <text:p>56265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56408">
                <text:p>56408</text:p>
              </table:table-cell>
              <table:table-cell office:value-type="float" office:value="56408">
                <text:p>56408</text:p>
              </table:table-cell>
              <table:table-cell office:value-type="float" office:value="5.2">
                <text:p>5.2</text:p>
              </table:table-cell>
              <table:table-cell office:value-type="float" office:value="56497">
                <text:p>56497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56637">
                <text:p>56637</text:p>
              </table:table-cell>
              <table:table-cell office:value-type="float" office:value="56637">
                <text:p>56637</text:p>
              </table:table-cell>
              <table:table-cell office:value-type="float" office:value="5.2">
                <text:p>5.2</text:p>
              </table:table-cell>
              <table:table-cell office:value-type="float" office:value="56725">
                <text:p>56725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56868">
                <text:p>56868</text:p>
              </table:table-cell>
              <table:table-cell office:value-type="float" office:value="56868">
                <text:p>56868</text:p>
              </table:table-cell>
              <table:table-cell office:value-type="float" office:value="5.2">
                <text:p>5.2</text:p>
              </table:table-cell>
              <table:table-cell office:value-type="float" office:value="56953">
                <text:p>56953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57091">
                <text:p>57091</text:p>
              </table:table-cell>
              <table:table-cell office:value-type="float" office:value="57091">
                <text:p>57091</text:p>
              </table:table-cell>
              <table:table-cell office:value-type="float" office:value="5.2">
                <text:p>5.2</text:p>
              </table:table-cell>
              <table:table-cell office:value-type="float" office:value="57178">
                <text:p>5717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57318">
                <text:p>57318</text:p>
              </table:table-cell>
              <table:table-cell office:value-type="float" office:value="57318">
                <text:p>57318</text:p>
              </table:table-cell>
              <table:table-cell office:value-type="float" office:value="5.2">
                <text:p>5.2</text:p>
              </table:table-cell>
              <table:table-cell office:value-type="float" office:value="57403">
                <text:p>57403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57545">
                <text:p>57545</text:p>
              </table:table-cell>
              <table:table-cell office:value-type="float" office:value="57545">
                <text:p>57545</text:p>
              </table:table-cell>
              <table:table-cell office:value-type="float" office:value="5.2">
                <text:p>5.2</text:p>
              </table:table-cell>
              <table:table-cell office:value-type="float" office:value="57633">
                <text:p>57633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float" office:value="57772">
                <text:p>57772</text:p>
              </table:table-cell>
              <table:table-cell office:value-type="float" office:value="57772">
                <text:p>57772</text:p>
              </table:table-cell>
              <table:table-cell office:value-type="float" office:value="5.2">
                <text:p>5.2</text:p>
              </table:table-cell>
              <table:table-cell office:value-type="float" office:value="57863">
                <text:p>57863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58000">
                <text:p>58000</text:p>
              </table:table-cell>
              <table:table-cell office:value-type="float" office:value="5.2">
                <text:p>5.2</text:p>
              </table:table-cell>
              <table:table-cell office:value-type="float" office:value="58094">
                <text:p>580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8222">
                <text:p>58222</text:p>
              </table:table-cell>
              <table:table-cell office:value-type="float" office:value="58222">
                <text:p>58222</text:p>
              </table:table-cell>
              <table:table-cell office:value-type="float" office:value="5.2">
                <text:p>5.2</text:p>
              </table:table-cell>
              <table:table-cell office:value-type="float" office:value="58317">
                <text:p>583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8449">
                <text:p>58449</text:p>
              </table:table-cell>
              <table:table-cell office:value-type="float" office:value="58449">
                <text:p>58449</text:p>
              </table:table-cell>
              <table:table-cell office:value-type="float" office:value="5.2">
                <text:p>5.2</text:p>
              </table:table-cell>
              <table:table-cell office:value-type="float" office:value="58543">
                <text:p>585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8676">
                <text:p>58676</text:p>
              </table:table-cell>
              <table:table-cell office:value-type="float" office:value="58676">
                <text:p>58676</text:p>
              </table:table-cell>
              <table:table-cell office:value-type="float" office:value="5.2">
                <text:p>5.2</text:p>
              </table:table-cell>
              <table:table-cell office:value-type="float" office:value="58771">
                <text:p>5877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58905">
                <text:p>58905</text:p>
              </table:table-cell>
              <table:table-cell office:value-type="float" office:value="58905">
                <text:p>58905</text:p>
              </table:table-cell>
              <table:table-cell office:value-type="float" office:value="5.2">
                <text:p>5.2</text:p>
              </table:table-cell>
              <table:table-cell office:value-type="float" office:value="58999">
                <text:p>5899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59130">
                <text:p>59130</text:p>
              </table:table-cell>
              <table:table-cell office:value-type="float" office:value="59130">
                <text:p>59130</text:p>
              </table:table-cell>
              <table:table-cell office:value-type="float" office:value="5.2">
                <text:p>5.2</text:p>
              </table:table-cell>
              <table:table-cell office:value-type="float" office:value="59228">
                <text:p>59228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59359">
                <text:p>59359</text:p>
              </table:table-cell>
              <table:table-cell office:value-type="float" office:value="59359">
                <text:p>59359</text:p>
              </table:table-cell>
              <table:table-cell office:value-type="float" office:value="5.2">
                <text:p>5.2</text:p>
              </table:table-cell>
              <table:table-cell office:value-type="float" office:value="59457">
                <text:p>59457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59586">
                <text:p>59586</text:p>
              </table:table-cell>
              <table:table-cell office:value-type="float" office:value="59586">
                <text:p>59586</text:p>
              </table:table-cell>
              <table:table-cell office:value-type="float" office:value="5.9">
                <text:p>5.9</text:p>
              </table:table-cell>
              <table:table-cell office:value-type="float" office:value="59685">
                <text:p>59685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59819">
                <text:p>59819</text:p>
              </table:table-cell>
              <table:table-cell office:value-type="float" office:value="59819">
                <text:p>59819</text:p>
              </table:table-cell>
              <table:table-cell office:value-type="float" office:value="6.3">
                <text:p>6.3</text:p>
              </table:table-cell>
              <table:table-cell office:value-type="float" office:value="59908">
                <text:p>59908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60045">
                <text:p>60045</text:p>
              </table:table-cell>
              <table:table-cell office:value-type="float" office:value="60045">
                <text:p>60045</text:p>
              </table:table-cell>
              <table:table-cell office:value-type="float" office:value="6.4">
                <text:p>6.4</text:p>
              </table:table-cell>
              <table:table-cell office:value-type="float" office:value="60135">
                <text:p>60135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60273">
                <text:p>60273</text:p>
              </table:table-cell>
              <table:table-cell office:value-type="float" office:value="60273">
                <text:p>60273</text:p>
              </table:table-cell>
              <table:table-cell office:value-type="float" office:value="6.2">
                <text:p>6.2</text:p>
              </table:table-cell>
              <table:table-cell office:value-type="float" office:value="60367">
                <text:p>60367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60499">
                <text:p>60499</text:p>
              </table:table-cell>
              <table:table-cell office:value-type="float" office:value="60499">
                <text:p>60499</text:p>
              </table:table-cell>
              <table:table-cell office:value-type="float" office:value="6.5">
                <text:p>6.5</text:p>
              </table:table-cell>
              <table:table-cell office:value-type="float" office:value="60590">
                <text:p>6059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60725">
                <text:p>60725</text:p>
              </table:table-cell>
              <table:table-cell office:value-type="float" office:value="60725">
                <text:p>60725</text:p>
              </table:table-cell>
              <table:table-cell office:value-type="float" office:value="6.5">
                <text:p>6.5</text:p>
              </table:table-cell>
              <table:table-cell office:value-type="float" office:value="60820">
                <text:p>6082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60953">
                <text:p>60953</text:p>
              </table:table-cell>
              <table:table-cell office:value-type="float" office:value="60953">
                <text:p>60953</text:p>
              </table:table-cell>
              <table:table-cell office:value-type="float" office:value="6.4">
                <text:p>6.4</text:p>
              </table:table-cell>
              <table:table-cell office:value-type="float" office:value="61048">
                <text:p>61048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61182">
                <text:p>61182</text:p>
              </table:table-cell>
              <table:table-cell office:value-type="float" office:value="61182">
                <text:p>61182</text:p>
              </table:table-cell>
              <table:table-cell office:value-type="float" office:value="6.6">
                <text:p>6.6</text:p>
              </table:table-cell>
              <table:table-cell office:value-type="float" office:value="61277">
                <text:p>61277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61412">
                <text:p>61412</text:p>
              </table:table-cell>
              <table:table-cell office:value-type="float" office:value="61412">
                <text:p>61412</text:p>
              </table:table-cell>
              <table:table-cell office:value-type="float" office:value="6.6">
                <text:p>6.6</text:p>
              </table:table-cell>
              <table:table-cell office:value-type="float" office:value="61508">
                <text:p>61508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61639">
                <text:p>61639</text:p>
              </table:table-cell>
              <table:table-cell office:value-type="float" office:value="61639">
                <text:p>61639</text:p>
              </table:table-cell>
              <table:table-cell office:value-type="float" office:value="6.6">
                <text:p>6.6</text:p>
              </table:table-cell>
              <table:table-cell office:value-type="float" office:value="61737">
                <text:p>61737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61867">
                <text:p>61867</text:p>
              </table:table-cell>
              <table:table-cell office:value-type="float" office:value="61867">
                <text:p>61867</text:p>
              </table:table-cell>
              <table:table-cell office:value-type="float" office:value="6.7">
                <text:p>6.7</text:p>
              </table:table-cell>
              <table:table-cell office:value-type="float" office:value="61970">
                <text:p>61970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62097">
                <text:p>62097</text:p>
              </table:table-cell>
              <table:table-cell office:value-type="float" office:value="62097">
                <text:p>62097</text:p>
              </table:table-cell>
              <table:table-cell office:value-type="float" office:value="6.5">
                <text:p>6.5</text:p>
              </table:table-cell>
              <table:table-cell office:value-type="float" office:value="62199">
                <text:p>62199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62324">
                <text:p>62324</text:p>
              </table:table-cell>
              <table:table-cell office:value-type="float" office:value="62324">
                <text:p>62324</text:p>
              </table:table-cell>
              <table:table-cell office:value-type="float" office:value="6.7">
                <text:p>6.7</text:p>
              </table:table-cell>
              <table:table-cell office:value-type="float" office:value="62429">
                <text:p>62429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62554">
                <text:p>62554</text:p>
              </table:table-cell>
              <table:table-cell office:value-type="float" office:value="62554">
                <text:p>62554</text:p>
              </table:table-cell>
              <table:table-cell office:value-type="float" office:value="6.8">
                <text:p>6.8</text:p>
              </table:table-cell>
              <table:table-cell office:value-type="float" office:value="62655">
                <text:p>62655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62781">
                <text:p>62781</text:p>
              </table:table-cell>
              <table:table-cell office:value-type="float" office:value="62781">
                <text:p>62781</text:p>
              </table:table-cell>
              <table:table-cell office:value-type="float" office:value="5.9">
                <text:p>5.9</text:p>
              </table:table-cell>
              <table:table-cell office:value-type="float" office:value="62884">
                <text:p>62884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63008">
                <text:p>63008</text:p>
              </table:table-cell>
              <table:table-cell office:value-type="float" office:value="63008">
                <text:p>63008</text:p>
              </table:table-cell>
              <table:table-cell office:value-type="float" office:value="6.9">
                <text:p>6.9</text:p>
              </table:table-cell>
              <table:table-cell office:value-type="float" office:value="63117">
                <text:p>631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3233">
                <text:p>63233</text:p>
              </table:table-cell>
              <table:table-cell office:value-type="float" office:value="63233">
                <text:p>63233</text:p>
              </table:table-cell>
              <table:table-cell office:value-type="float" office:value="6.9">
                <text:p>6.9</text:p>
              </table:table-cell>
              <table:table-cell office:value-type="float" office:value="63347">
                <text:p>633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3463">
                <text:p>63463</text:p>
              </table:table-cell>
              <table:table-cell office:value-type="float" office:value="63463">
                <text:p>63463</text:p>
              </table:table-cell>
              <table:table-cell office:value-type="float" office:value="6.1">
                <text:p>6.1</text:p>
              </table:table-cell>
              <table:table-cell office:value-type="float" office:value="63574">
                <text:p>63574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63689">
                <text:p>63689</text:p>
              </table:table-cell>
              <table:table-cell office:value-type="float" office:value="63689">
                <text:p>63689</text:p>
              </table:table-cell>
              <table:table-cell office:value-type="float" office:value="7">
                <text:p>7</text:p>
              </table:table-cell>
              <table:table-cell office:value-type="float" office:value="63804">
                <text:p>63804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63918">
                <text:p>63918</text:p>
              </table:table-cell>
              <table:table-cell office:value-type="float" office:value="63918">
                <text:p>63918</text:p>
              </table:table-cell>
              <table:table-cell office:value-type="float" office:value="7.1">
                <text:p>7.1</text:p>
              </table:table-cell>
              <table:table-cell office:value-type="float" office:value="64028">
                <text:p>64028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64148">
                <text:p>64148</text:p>
              </table:table-cell>
              <table:table-cell office:value-type="float" office:value="64148">
                <text:p>64148</text:p>
              </table:table-cell>
              <table:table-cell office:value-type="float" office:value="6.1">
                <text:p>6.1</text:p>
              </table:table-cell>
              <table:table-cell office:value-type="float" office:value="64259">
                <text:p>6425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64378">
                <text:p>64378</text:p>
              </table:table-cell>
              <table:table-cell office:value-type="float" office:value="64378">
                <text:p>64378</text:p>
              </table:table-cell>
              <table:table-cell office:value-type="float" office:value="7.1">
                <text:p>7.1</text:p>
              </table:table-cell>
              <table:table-cell office:value-type="float" office:value="64486">
                <text:p>64486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64604">
                <text:p>64604</text:p>
              </table:table-cell>
              <table:table-cell office:value-type="float" office:value="64604">
                <text:p>64604</text:p>
              </table:table-cell>
              <table:table-cell office:value-type="float" office:value="7.2">
                <text:p>7.2</text:p>
              </table:table-cell>
              <table:table-cell office:value-type="float" office:value="64712">
                <text:p>6471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64830">
                <text:p>64830</text:p>
              </table:table-cell>
              <table:table-cell office:value-type="float" office:value="64830">
                <text:p>64830</text:p>
              </table:table-cell>
              <table:table-cell office:value-type="float" office:value="6.3">
                <text:p>6.3</text:p>
              </table:table-cell>
              <table:table-cell office:value-type="float" office:value="64939">
                <text:p>64939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65060">
                <text:p>65060</text:p>
              </table:table-cell>
              <table:table-cell office:value-type="float" office:value="65060">
                <text:p>65060</text:p>
              </table:table-cell>
              <table:table-cell office:value-type="float" office:value="7.2">
                <text:p>7.2</text:p>
              </table:table-cell>
              <table:table-cell office:value-type="float" office:value="65168">
                <text:p>65168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65287">
                <text:p>65287</text:p>
              </table:table-cell>
              <table:table-cell office:value-type="float" office:value="65287">
                <text:p>65287</text:p>
              </table:table-cell>
              <table:table-cell office:value-type="float" office:value="7.3">
                <text:p>7.3</text:p>
              </table:table-cell>
              <table:table-cell office:value-type="float" office:value="65394">
                <text:p>6539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65514">
                <text:p>65514</text:p>
              </table:table-cell>
              <table:table-cell office:value-type="float" office:value="65514">
                <text:p>65514</text:p>
              </table:table-cell>
              <table:table-cell office:value-type="float" office:value="6.5">
                <text:p>6.5</text:p>
              </table:table-cell>
              <table:table-cell office:value-type="float" office:value="65623">
                <text:p>65623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65741">
                <text:p>65741</text:p>
              </table:table-cell>
              <table:table-cell office:value-type="float" office:value="65741">
                <text:p>65741</text:p>
              </table:table-cell>
              <table:table-cell office:value-type="float" office:value="7.3">
                <text:p>7.3</text:p>
              </table:table-cell>
              <table:table-cell office:value-type="float" office:value="65852">
                <text:p>65852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65966">
                <text:p>65966</text:p>
              </table:table-cell>
              <table:table-cell office:value-type="float" office:value="65966">
                <text:p>65966</text:p>
              </table:table-cell>
              <table:table-cell office:value-type="float" office:value="7.4">
                <text:p>7.4</text:p>
              </table:table-cell>
              <table:table-cell office:value-type="float" office:value="66077">
                <text:p>66077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66194">
                <text:p>66194</text:p>
              </table:table-cell>
              <table:table-cell office:value-type="float" office:value="66194">
                <text:p>66194</text:p>
              </table:table-cell>
              <table:table-cell office:value-type="float" office:value="6.7">
                <text:p>6.7</text:p>
              </table:table-cell>
              <table:table-cell office:value-type="float" office:value="66294">
                <text:p>66294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66422">
                <text:p>66422</text:p>
              </table:table-cell>
              <table:table-cell office:value-type="float" office:value="66422">
                <text:p>66422</text:p>
              </table:table-cell>
              <table:table-cell office:value-type="float" office:value="7.5">
                <text:p>7.5</text:p>
              </table:table-cell>
              <table:table-cell office:value-type="float" office:value="66524">
                <text:p>66524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66645">
                <text:p>66645</text:p>
              </table:table-cell>
              <table:table-cell office:value-type="float" office:value="66645">
                <text:p>66645</text:p>
              </table:table-cell>
              <table:table-cell office:value-type="float" office:value="7.6">
                <text:p>7.6</text:p>
              </table:table-cell>
              <table:table-cell office:value-type="float" office:value="66754">
                <text:p>66754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66874">
                <text:p>66874</text:p>
              </table:table-cell>
              <table:table-cell office:value-type="float" office:value="66874">
                <text:p>66874</text:p>
              </table:table-cell>
              <table:table-cell office:value-type="float" office:value="6.9">
                <text:p>6.9</text:p>
              </table:table-cell>
              <table:table-cell office:value-type="float" office:value="66980">
                <text:p>66980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67107">
                <text:p>67107</text:p>
              </table:table-cell>
              <table:table-cell office:value-type="float" office:value="67107">
                <text:p>67107</text:p>
              </table:table-cell>
              <table:table-cell office:value-type="float" office:value="7.6">
                <text:p>7.6</text:p>
              </table:table-cell>
              <table:table-cell office:value-type="float" office:value="67209">
                <text:p>67209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67332">
                <text:p>67332</text:p>
              </table:table-cell>
              <table:table-cell office:value-type="float" office:value="67332">
                <text:p>67332</text:p>
              </table:table-cell>
              <table:table-cell office:value-type="float" office:value="7.7">
                <text:p>7.7</text:p>
              </table:table-cell>
              <table:table-cell office:value-type="float" office:value="67438">
                <text:p>67438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67560">
                <text:p>67560</text:p>
              </table:table-cell>
              <table:table-cell office:value-type="float" office:value="67560">
                <text:p>67560</text:p>
              </table:table-cell>
              <table:table-cell office:value-type="float" office:value="7.1">
                <text:p>7.1</text:p>
              </table:table-cell>
              <table:table-cell office:value-type="float" office:value="67668">
                <text:p>67668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67790">
                <text:p>67790</text:p>
              </table:table-cell>
              <table:table-cell office:value-type="float" office:value="67790">
                <text:p>67790</text:p>
              </table:table-cell>
              <table:table-cell office:value-type="float" office:value="7.7">
                <text:p>7.7</text:p>
              </table:table-cell>
              <table:table-cell office:value-type="float" office:value="67895">
                <text:p>678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8019">
                <text:p>68019</text:p>
              </table:table-cell>
              <table:table-cell office:value-type="float" office:value="68019">
                <text:p>68019</text:p>
              </table:table-cell>
              <table:table-cell office:value-type="float" office:value="7.9">
                <text:p>7.9</text:p>
              </table:table-cell>
              <table:table-cell office:value-type="float" office:value="68123">
                <text:p>681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8244">
                <text:p>68244</text:p>
              </table:table-cell>
              <table:table-cell office:value-type="float" office:value="68244">
                <text:p>68244</text:p>
              </table:table-cell>
              <table:table-cell office:value-type="float" office:value="5.6">
                <text:p>5.6</text:p>
              </table:table-cell>
              <table:table-cell office:value-type="float" office:value="68357">
                <text:p>68357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68470">
                <text:p>68470</text:p>
              </table:table-cell>
              <table:table-cell office:value-type="float" office:value="68470">
                <text:p>68470</text:p>
              </table:table-cell>
              <table:table-cell office:value-type="float" office:value="6.6">
                <text:p>6.6</text:p>
              </table:table-cell>
              <table:table-cell office:value-type="float" office:value="68578">
                <text:p>68578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68699">
                <text:p>68699</text:p>
              </table:table-cell>
              <table:table-cell office:value-type="float" office:value="68699">
                <text:p>68699</text:p>
              </table:table-cell>
              <table:table-cell office:value-type="float" office:value="6.2">
                <text:p>6.2</text:p>
              </table:table-cell>
              <table:table-cell office:value-type="float" office:value="68810">
                <text:p>68810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68929">
                <text:p>68929</text:p>
              </table:table-cell>
              <table:table-cell office:value-type="float" office:value="68929">
                <text:p>68929</text:p>
              </table:table-cell>
              <table:table-cell office:value-type="float" office:value="6.2">
                <text:p>6.2</text:p>
              </table:table-cell>
              <table:table-cell office:value-type="float" office:value="69030">
                <text:p>69030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69158">
                <text:p>69158</text:p>
              </table:table-cell>
              <table:table-cell office:value-type="float" office:value="69158">
                <text:p>69158</text:p>
              </table:table-cell>
              <table:table-cell office:value-type="float" office:value="6.2">
                <text:p>6.2</text:p>
              </table:table-cell>
              <table:table-cell office:value-type="float" office:value="69261">
                <text:p>69261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69388">
                <text:p>69388</text:p>
              </table:table-cell>
              <table:table-cell office:value-type="float" office:value="69388">
                <text:p>69388</text:p>
              </table:table-cell>
              <table:table-cell office:value-type="float" office:value="6.2">
                <text:p>6.2</text:p>
              </table:table-cell>
              <table:table-cell office:value-type="float" office:value="69492">
                <text:p>69492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69617">
                <text:p>69617</text:p>
              </table:table-cell>
              <table:table-cell office:value-type="float" office:value="69617">
                <text:p>69617</text:p>
              </table:table-cell>
              <table:table-cell office:value-type="float" office:value="6.2">
                <text:p>6.2</text:p>
              </table:table-cell>
              <table:table-cell office:value-type="float" office:value="69724">
                <text:p>69724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69842">
                <text:p>69842</text:p>
              </table:table-cell>
              <table:table-cell office:value-type="float" office:value="69842">
                <text:p>69842</text:p>
              </table:table-cell>
              <table:table-cell office:value-type="float" office:value="6.2">
                <text:p>6.2</text:p>
              </table:table-cell>
              <table:table-cell office:value-type="float" office:value="69950">
                <text:p>6995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70066">
                <text:p>70066</text:p>
              </table:table-cell>
              <table:table-cell office:value-type="float" office:value="70066">
                <text:p>70066</text:p>
              </table:table-cell>
              <table:table-cell office:value-type="float" office:value="6.2">
                <text:p>6.2</text:p>
              </table:table-cell>
              <table:table-cell office:value-type="float" office:value="70179">
                <text:p>70179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70292">
                <text:p>70292</text:p>
              </table:table-cell>
              <table:table-cell office:value-type="float" office:value="70292">
                <text:p>70292</text:p>
              </table:table-cell>
              <table:table-cell office:value-type="float" office:value="6.2">
                <text:p>6.2</text:p>
              </table:table-cell>
              <table:table-cell office:value-type="float" office:value="70406">
                <text:p>70406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70516">
                <text:p>70516</text:p>
              </table:table-cell>
              <table:table-cell office:value-type="float" office:value="70516">
                <text:p>70516</text:p>
              </table:table-cell>
              <table:table-cell office:value-type="float" office:value="6.2">
                <text:p>6.2</text:p>
              </table:table-cell>
              <table:table-cell office:value-type="float" office:value="70636">
                <text:p>70636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70742">
                <text:p>70742</text:p>
              </table:table-cell>
              <table:table-cell office:value-type="float" office:value="70742">
                <text:p>70742</text:p>
              </table:table-cell>
              <table:table-cell office:value-type="float" office:value="6.2">
                <text:p>6.2</text:p>
              </table:table-cell>
              <table:table-cell office:value-type="float" office:value="70867">
                <text:p>70867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70973">
                <text:p>70973</text:p>
              </table:table-cell>
              <table:table-cell office:value-type="float" office:value="70973">
                <text:p>70973</text:p>
              </table:table-cell>
              <table:table-cell office:value-type="float" office:value="6.2">
                <text:p>6.2</text:p>
              </table:table-cell>
              <table:table-cell office:value-type="float" office:value="71096">
                <text:p>7109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71203">
                <text:p>71203</text:p>
              </table:table-cell>
              <table:table-cell office:value-type="float" office:value="71203">
                <text:p>71203</text:p>
              </table:table-cell>
              <table:table-cell office:value-type="float" office:value="6.2">
                <text:p>6.2</text:p>
              </table:table-cell>
              <table:table-cell office:value-type="float" office:value="71325">
                <text:p>71325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float" office:value="71431">
                <text:p>71431</text:p>
              </table:table-cell>
              <table:table-cell office:value-type="float" office:value="71431">
                <text:p>71431</text:p>
              </table:table-cell>
              <table:table-cell office:value-type="float" office:value="6.2">
                <text:p>6.2</text:p>
              </table:table-cell>
              <table:table-cell office:value-type="float" office:value="71549">
                <text:p>71549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float" office:value="71660">
                <text:p>71660</text:p>
              </table:table-cell>
              <table:table-cell office:value-type="float" office:value="71660">
                <text:p>71660</text:p>
              </table:table-cell>
              <table:table-cell office:value-type="float" office:value="6.2">
                <text:p>6.2</text:p>
              </table:table-cell>
              <table:table-cell office:value-type="float" office:value="71779">
                <text:p>7177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71887">
                <text:p>71887</text:p>
              </table:table-cell>
              <table:table-cell office:value-type="float" office:value="71887">
                <text:p>71887</text:p>
              </table:table-cell>
              <table:table-cell office:value-type="float" office:value="6.2">
                <text:p>6.2</text:p>
              </table:table-cell>
              <table:table-cell office:value-type="float" office:value="72006">
                <text:p>72006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72114">
                <text:p>72114</text:p>
              </table:table-cell>
              <table:table-cell office:value-type="float" office:value="72114">
                <text:p>72114</text:p>
              </table:table-cell>
              <table:table-cell office:value-type="float" office:value="6.2">
                <text:p>6.2</text:p>
              </table:table-cell>
              <table:table-cell office:value-type="float" office:value="72232">
                <text:p>72232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float" office:value="72340">
                <text:p>72340</text:p>
              </table:table-cell>
              <table:table-cell office:value-type="float" office:value="72340">
                <text:p>72340</text:p>
              </table:table-cell>
              <table:table-cell office:value-type="float" office:value="7.1">
                <text:p>7.1</text:p>
              </table:table-cell>
              <table:table-cell office:value-type="float" office:value="72461">
                <text:p>72461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float" office:value="72567">
                <text:p>72567</text:p>
              </table:table-cell>
              <table:table-cell office:value-type="float" office:value="72567">
                <text:p>72567</text:p>
              </table:table-cell>
              <table:table-cell office:value-type="float" office:value="6.2">
                <text:p>6.2</text:p>
              </table:table-cell>
              <table:table-cell office:value-type="float" office:value="72688">
                <text:p>72688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float" office:value="72791">
                <text:p>72791</text:p>
              </table:table-cell>
              <table:table-cell office:value-type="float" office:value="72791">
                <text:p>72791</text:p>
              </table:table-cell>
              <table:table-cell office:value-type="float" office:value="5.7">
                <text:p>5.7</text:p>
              </table:table-cell>
              <table:table-cell office:value-type="float" office:value="72924">
                <text:p>72924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73015">
                <text:p>73015</text:p>
              </table:table-cell>
              <table:table-cell office:value-type="float" office:value="73015">
                <text:p>73015</text:p>
              </table:table-cell>
              <table:table-cell office:value-type="float" office:value="5.9">
                <text:p>5.9</text:p>
              </table:table-cell>
              <table:table-cell office:value-type="float" office:value="73156">
                <text:p>73156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float" office:value="73242">
                <text:p>73242</text:p>
              </table:table-cell>
              <table:table-cell office:value-type="float" office:value="73242">
                <text:p>73242</text:p>
              </table:table-cell>
              <table:table-cell office:value-type="float" office:value="6.2">
                <text:p>6.2</text:p>
              </table:table-cell>
              <table:table-cell office:value-type="float" office:value="73389">
                <text:p>73389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73472">
                <text:p>73472</text:p>
              </table:table-cell>
              <table:table-cell office:value-type="float" office:value="73472">
                <text:p>73472</text:p>
              </table:table-cell>
              <table:table-cell office:value-type="float" office:value="6">
                <text:p>6</text:p>
              </table:table-cell>
              <table:table-cell office:value-type="float" office:value="73625">
                <text:p>73625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73696">
                <text:p>73696</text:p>
              </table:table-cell>
              <table:table-cell office:value-type="float" office:value="73696">
                <text:p>73696</text:p>
              </table:table-cell>
              <table:table-cell office:value-type="float" office:value="6.5">
                <text:p>6.5</text:p>
              </table:table-cell>
              <table:table-cell office:value-type="float" office:value="73854">
                <text:p>73854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73924">
                <text:p>73924</text:p>
              </table:table-cell>
              <table:table-cell office:value-type="float" office:value="73924">
                <text:p>73924</text:p>
              </table:table-cell>
              <table:table-cell office:value-type="float" office:value="5.3">
                <text:p>5.3</text:p>
              </table:table-cell>
              <table:table-cell office:value-type="float" office:value="74085">
                <text:p>74085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74151">
                <text:p>74151</text:p>
              </table:table-cell>
              <table:table-cell office:value-type="float" office:value="74151">
                <text:p>74151</text:p>
              </table:table-cell>
              <table:table-cell office:value-type="float" office:value="5.3">
                <text:p>5.3</text:p>
              </table:table-cell>
              <table:table-cell office:value-type="float" office:value="74315">
                <text:p>74315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74377">
                <text:p>74377</text:p>
              </table:table-cell>
              <table:table-cell office:value-type="float" office:value="74377">
                <text:p>74377</text:p>
              </table:table-cell>
              <table:table-cell office:value-type="float" office:value="5.3">
                <text:p>5.3</text:p>
              </table:table-cell>
              <table:table-cell office:value-type="float" office:value="74545">
                <text:p>74545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74599">
                <text:p>74599</text:p>
              </table:table-cell>
              <table:table-cell office:value-type="float" office:value="74599">
                <text:p>74599</text:p>
              </table:table-cell>
              <table:table-cell office:value-type="float" office:value="6.2">
                <text:p>6.2</text:p>
              </table:table-cell>
              <table:table-cell office:value-type="float" office:value="74774">
                <text:p>747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4831">
                <text:p>74831</text:p>
              </table:table-cell>
              <table:table-cell office:value-type="float" office:value="74831">
                <text:p>74831</text:p>
              </table:table-cell>
              <table:table-cell office:value-type="float" office:value="7.5">
                <text:p>7.5</text:p>
              </table:table-cell>
              <table:table-cell office:value-type="float" office:value="75002">
                <text:p>75002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75059">
                <text:p>75059</text:p>
              </table:table-cell>
              <table:table-cell office:value-type="float" office:value="75059">
                <text:p>75059</text:p>
              </table:table-cell>
              <table:table-cell office:value-type="float" office:value="8.8">
                <text:p>8.8</text:p>
              </table:table-cell>
              <table:table-cell office:value-type="float" office:value="75232">
                <text:p>75232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75285">
                <text:p>75285</text:p>
              </table:table-cell>
              <table:table-cell office:value-type="float" office:value="75285">
                <text:p>75285</text:p>
              </table:table-cell>
              <table:table-cell office:value-type="float" office:value="10.1">
                <text:p>10.1</text:p>
              </table:table-cell>
              <table:table-cell office:value-type="float" office:value="75460">
                <text:p>7546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75516">
                <text:p>75516</text:p>
              </table:table-cell>
              <table:table-cell office:value-type="float" office:value="75516">
                <text:p>75516</text:p>
              </table:table-cell>
              <table:table-cell office:value-type="float" office:value="11.4">
                <text:p>11.4</text:p>
              </table:table-cell>
              <table:table-cell office:value-type="float" office:value="75684">
                <text:p>75684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75745">
                <text:p>75745</text:p>
              </table:table-cell>
              <table:table-cell office:value-type="float" office:value="75745">
                <text:p>75745</text:p>
              </table:table-cell>
              <table:table-cell office:value-type="float" office:value="12.9">
                <text:p>12.9</text:p>
              </table:table-cell>
              <table:table-cell office:value-type="float" office:value="75912">
                <text:p>75912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75973">
                <text:p>75973</text:p>
              </table:table-cell>
              <table:table-cell office:value-type="float" office:value="75973">
                <text:p>75973</text:p>
              </table:table-cell>
              <table:table-cell office:value-type="float" office:value="14">
                <text:p>14</text:p>
              </table:table-cell>
              <table:table-cell office:value-type="float" office:value="76135">
                <text:p>76135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76198">
                <text:p>76198</text:p>
              </table:table-cell>
              <table:table-cell office:value-type="float" office:value="76198">
                <text:p>76198</text:p>
              </table:table-cell>
              <table:table-cell office:value-type="float" office:value="15.2">
                <text:p>15.2</text:p>
              </table:table-cell>
              <table:table-cell office:value-type="float" office:value="76361">
                <text:p>76361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76425">
                <text:p>76425</text:p>
              </table:table-cell>
              <table:table-cell office:value-type="float" office:value="76425">
                <text:p>76425</text:p>
              </table:table-cell>
              <table:table-cell office:value-type="float" office:value="13.4">
                <text:p>13.4</text:p>
              </table:table-cell>
              <table:table-cell office:value-type="float" office:value="76587">
                <text:p>76587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76652">
                <text:p>76652</text:p>
              </table:table-cell>
              <table:table-cell office:value-type="float" office:value="76652">
                <text:p>76652</text:p>
              </table:table-cell>
              <table:table-cell office:value-type="float" office:value="9.3">
                <text:p>9.3</text:p>
              </table:table-cell>
              <table:table-cell office:value-type="float" office:value="76816">
                <text:p>76816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76878">
                <text:p>76878</text:p>
              </table:table-cell>
              <table:table-cell office:value-type="float" office:value="76878">
                <text:p>76878</text:p>
              </table:table-cell>
              <table:table-cell office:value-type="float" office:value="9.3">
                <text:p>9.3</text:p>
              </table:table-cell>
              <table:table-cell office:value-type="float" office:value="77040">
                <text:p>7704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77101">
                <text:p>77101</text:p>
              </table:table-cell>
              <table:table-cell office:value-type="float" office:value="77101">
                <text:p>77101</text:p>
              </table:table-cell>
              <table:table-cell office:value-type="float" office:value="9.5">
                <text:p>9.5</text:p>
              </table:table-cell>
              <table:table-cell office:value-type="float" office:value="77266">
                <text:p>77266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77331">
                <text:p>77331</text:p>
              </table:table-cell>
              <table:table-cell office:value-type="float" office:value="77331">
                <text:p>77331</text:p>
              </table:table-cell>
              <table:table-cell office:value-type="float" office:value="10.2">
                <text:p>10.2</text:p>
              </table:table-cell>
              <table:table-cell office:value-type="float" office:value="77494">
                <text:p>77494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77562">
                <text:p>77562</text:p>
              </table:table-cell>
              <table:table-cell office:value-type="float" office:value="77562">
                <text:p>77562</text:p>
              </table:table-cell>
              <table:table-cell office:value-type="float" office:value="10.9">
                <text:p>10.9</text:p>
              </table:table-cell>
              <table:table-cell office:value-type="float" office:value="77719">
                <text:p>77719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77788">
                <text:p>77788</text:p>
              </table:table-cell>
              <table:table-cell office:value-type="float" office:value="77788">
                <text:p>77788</text:p>
              </table:table-cell>
              <table:table-cell office:value-type="float" office:value="11.6">
                <text:p>11.6</text:p>
              </table:table-cell>
              <table:table-cell office:value-type="float" office:value="77951">
                <text:p>77951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78017">
                <text:p>78017</text:p>
              </table:table-cell>
              <table:table-cell office:value-type="float" office:value="78017">
                <text:p>78017</text:p>
              </table:table-cell>
              <table:table-cell office:value-type="float" office:value="12.4">
                <text:p>12.4</text:p>
              </table:table-cell>
              <table:table-cell office:value-type="float" office:value="78186">
                <text:p>78186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78246">
                <text:p>78246</text:p>
              </table:table-cell>
              <table:table-cell office:value-type="float" office:value="78246">
                <text:p>78246</text:p>
              </table:table-cell>
              <table:table-cell office:value-type="float" office:value="13.6">
                <text:p>13.6</text:p>
              </table:table-cell>
              <table:table-cell office:value-type="float" office:value="78414">
                <text:p>784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8469">
                <text:p>78469</text:p>
              </table:table-cell>
              <table:table-cell office:value-type="float" office:value="78469">
                <text:p>78469</text:p>
              </table:table-cell>
              <table:table-cell office:value-type="float" office:value="14.6">
                <text:p>14.6</text:p>
              </table:table-cell>
              <table:table-cell office:value-type="float" office:value="78641">
                <text:p>786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8693">
                <text:p>78693</text:p>
              </table:table-cell>
              <table:table-cell office:value-type="float" office:value="78693">
                <text:p>78693</text:p>
              </table:table-cell>
              <table:table-cell office:value-type="float" office:value="15.7">
                <text:p>15.7</text:p>
              </table:table-cell>
              <table:table-cell office:value-type="float" office:value="78870">
                <text:p>78870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float" office:value="78918">
                <text:p>78918</text:p>
              </table:table-cell>
              <table:table-cell office:value-type="float" office:value="78918">
                <text:p>78918</text:p>
              </table:table-cell>
              <table:table-cell office:value-type="float" office:value="12.8">
                <text:p>12.8</text:p>
              </table:table-cell>
              <table:table-cell office:value-type="float" office:value="79101">
                <text:p>79101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79149">
                <text:p>79149</text:p>
              </table:table-cell>
              <table:table-cell office:value-type="float" office:value="79149">
                <text:p>79149</text:p>
              </table:table-cell>
              <table:table-cell office:value-type="float" office:value="12.8">
                <text:p>12.8</text:p>
              </table:table-cell>
              <table:table-cell office:value-type="float" office:value="79330">
                <text:p>79330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float" office:value="79378">
                <text:p>79378</text:p>
              </table:table-cell>
              <table:table-cell office:value-type="float" office:value="79378">
                <text:p>79378</text:p>
              </table:table-cell>
              <table:table-cell office:value-type="float" office:value="12.9">
                <text:p>12.9</text:p>
              </table:table-cell>
              <table:table-cell office:value-type="float" office:value="79556">
                <text:p>7955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79608">
                <text:p>79608</text:p>
              </table:table-cell>
              <table:table-cell office:value-type="float" office:value="79608">
                <text:p>79608</text:p>
              </table:table-cell>
              <table:table-cell office:value-type="float" office:value="13.3">
                <text:p>13.3</text:p>
              </table:table-cell>
              <table:table-cell office:value-type="float" office:value="79788">
                <text:p>79788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79834">
                <text:p>79834</text:p>
              </table:table-cell>
              <table:table-cell office:value-type="float" office:value="79834">
                <text:p>79834</text:p>
              </table:table-cell>
              <table:table-cell office:value-type="float" office:value="13.5">
                <text:p>13.5</text:p>
              </table:table-cell>
              <table:table-cell office:value-type="float" office:value="80019">
                <text:p>80019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80057">
                <text:p>80057</text:p>
              </table:table-cell>
              <table:table-cell office:value-type="float" office:value="80057">
                <text:p>80057</text:p>
              </table:table-cell>
              <table:table-cell office:value-type="float" office:value="13.9">
                <text:p>13.9</text:p>
              </table:table-cell>
              <table:table-cell office:value-type="float" office:value="80249">
                <text:p>80249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float" office:value="80286">
                <text:p>80286</text:p>
              </table:table-cell>
              <table:table-cell office:value-type="float" office:value="80286">
                <text:p>80286</text:p>
              </table:table-cell>
              <table:table-cell office:value-type="float" office:value="14.8">
                <text:p>14.8</text:p>
              </table:table-cell>
              <table:table-cell office:value-type="float" office:value="80475">
                <text:p>80475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80509">
                <text:p>80509</text:p>
              </table:table-cell>
              <table:table-cell office:value-type="float" office:value="80509">
                <text:p>80509</text:p>
              </table:table-cell>
              <table:table-cell office:value-type="float" office:value="15.7">
                <text:p>15.7</text:p>
              </table:table-cell>
              <table:table-cell office:value-type="float" office:value="80705">
                <text:p>80705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80736">
                <text:p>80736</text:p>
              </table:table-cell>
              <table:table-cell office:value-type="float" office:value="80736">
                <text:p>80736</text:p>
              </table:table-cell>
              <table:table-cell office:value-type="float" office:value="15.4">
                <text:p>15.4</text:p>
              </table:table-cell>
              <table:table-cell office:value-type="float" office:value="80933">
                <text:p>809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0967">
                <text:p>80967</text:p>
              </table:table-cell>
              <table:table-cell office:value-type="float" office:value="80967">
                <text:p>80967</text:p>
              </table:table-cell>
              <table:table-cell office:value-type="float" office:value="14.5">
                <text:p>14.5</text:p>
              </table:table-cell>
              <table:table-cell office:value-type="float" office:value="81166">
                <text:p>81166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81194">
                <text:p>81194</text:p>
              </table:table-cell>
              <table:table-cell office:value-type="float" office:value="81194">
                <text:p>81194</text:p>
              </table:table-cell>
              <table:table-cell office:value-type="float" office:value="14.9">
                <text:p>14.9</text:p>
              </table:table-cell>
              <table:table-cell office:value-type="float" office:value="81399">
                <text:p>81399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81423">
                <text:p>81423</text:p>
              </table:table-cell>
              <table:table-cell office:value-type="float" office:value="81423">
                <text:p>81423</text:p>
              </table:table-cell>
              <table:table-cell office:value-type="float" office:value="15">
                <text:p>15</text:p>
              </table:table-cell>
              <table:table-cell office:value-type="float" office:value="81630">
                <text:p>8163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81651">
                <text:p>81651</text:p>
              </table:table-cell>
              <table:table-cell office:value-type="float" office:value="81651">
                <text:p>81651</text:p>
              </table:table-cell>
              <table:table-cell office:value-type="float" office:value="14.8">
                <text:p>14.8</text:p>
              </table:table-cell>
              <table:table-cell office:value-type="float" office:value="81859">
                <text:p>81859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81877">
                <text:p>81877</text:p>
              </table:table-cell>
              <table:table-cell office:value-type="float" office:value="81877">
                <text:p>81877</text:p>
              </table:table-cell>
              <table:table-cell office:value-type="float" office:value="15.1">
                <text:p>15.1</text:p>
              </table:table-cell>
              <table:table-cell office:value-type="float" office:value="82085">
                <text:p>82085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82104">
                <text:p>82104</text:p>
              </table:table-cell>
              <table:table-cell office:value-type="float" office:value="82104">
                <text:p>82104</text:p>
              </table:table-cell>
              <table:table-cell office:value-type="float" office:value="15.2">
                <text:p>15.2</text:p>
              </table:table-cell>
              <table:table-cell office:value-type="float" office:value="82307">
                <text:p>82307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82329">
                <text:p>82329</text:p>
              </table:table-cell>
              <table:table-cell office:value-type="float" office:value="82329">
                <text:p>82329</text:p>
              </table:table-cell>
              <table:table-cell office:value-type="float" office:value="15.2">
                <text:p>15.2</text:p>
              </table:table-cell>
              <table:table-cell office:value-type="float" office:value="82534">
                <text:p>82534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82556">
                <text:p>82556</text:p>
              </table:table-cell>
              <table:table-cell office:value-type="float" office:value="82556">
                <text:p>82556</text:p>
              </table:table-cell>
              <table:table-cell office:value-type="float" office:value="15.2">
                <text:p>15.2</text:p>
              </table:table-cell>
              <table:table-cell office:value-type="float" office:value="82754">
                <text:p>82754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82783">
                <text:p>82783</text:p>
              </table:table-cell>
              <table:table-cell office:value-type="float" office:value="82783">
                <text:p>82783</text:p>
              </table:table-cell>
              <table:table-cell office:value-type="float" office:value="15.3">
                <text:p>15.3</text:p>
              </table:table-cell>
              <table:table-cell office:value-type="float" office:value="82980">
                <text:p>82980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83011">
                <text:p>83011</text:p>
              </table:table-cell>
              <table:table-cell office:value-type="float" office:value="83011">
                <text:p>83011</text:p>
              </table:table-cell>
              <table:table-cell office:value-type="float" office:value="15.3">
                <text:p>15.3</text:p>
              </table:table-cell>
              <table:table-cell office:value-type="float" office:value="83207">
                <text:p>83207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83239">
                <text:p>83239</text:p>
              </table:table-cell>
              <table:table-cell office:value-type="float" office:value="83239">
                <text:p>83239</text:p>
              </table:table-cell>
              <table:table-cell office:value-type="float" office:value="15.3">
                <text:p>15.3</text:p>
              </table:table-cell>
              <table:table-cell office:value-type="float" office:value="83432">
                <text:p>83432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83467">
                <text:p>83467</text:p>
              </table:table-cell>
              <table:table-cell office:value-type="float" office:value="83467">
                <text:p>83467</text:p>
              </table:table-cell>
              <table:table-cell office:value-type="float" office:value="15.4">
                <text:p>15.4</text:p>
              </table:table-cell>
              <table:table-cell office:value-type="float" office:value="83663">
                <text:p>83663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83689">
                <text:p>83689</text:p>
              </table:table-cell>
              <table:table-cell office:value-type="float" office:value="83689">
                <text:p>83689</text:p>
              </table:table-cell>
              <table:table-cell office:value-type="float" office:value="15.4">
                <text:p>15.4</text:p>
              </table:table-cell>
              <table:table-cell office:value-type="float" office:value="83895">
                <text:p>83895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83916">
                <text:p>83916</text:p>
              </table:table-cell>
              <table:table-cell office:value-type="float" office:value="83916">
                <text:p>83916</text:p>
              </table:table-cell>
              <table:table-cell office:value-type="float" office:value="15.1">
                <text:p>15.1</text:p>
              </table:table-cell>
              <table:table-cell office:value-type="float" office:value="84125">
                <text:p>8412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84142">
                <text:p>84142</text:p>
              </table:table-cell>
              <table:table-cell office:value-type="float" office:value="84142">
                <text:p>84142</text:p>
              </table:table-cell>
              <table:table-cell office:value-type="float" office:value="15.6">
                <text:p>15.6</text:p>
              </table:table-cell>
              <table:table-cell office:value-type="float" office:value="84360">
                <text:p>84360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84376">
                <text:p>84376</text:p>
              </table:table-cell>
              <table:table-cell office:value-type="float" office:value="84376">
                <text:p>84376</text:p>
              </table:table-cell>
              <table:table-cell office:value-type="float" office:value="15.9">
                <text:p>15.9</text:p>
              </table:table-cell>
              <table:table-cell office:value-type="float" office:value="84588">
                <text:p>84588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84605">
                <text:p>84605</text:p>
              </table:table-cell>
              <table:table-cell office:value-type="float" office:value="84605">
                <text:p>84605</text:p>
              </table:table-cell>
              <table:table-cell office:value-type="float" office:value="16.1">
                <text:p>16.1</text:p>
              </table:table-cell>
              <table:table-cell office:value-type="float" office:value="84813">
                <text:p>84813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84835">
                <text:p>84835</text:p>
              </table:table-cell>
              <table:table-cell office:value-type="float" office:value="84835">
                <text:p>84835</text:p>
              </table:table-cell>
              <table:table-cell office:value-type="float" office:value="16.5">
                <text:p>16.5</text:p>
              </table:table-cell>
              <table:table-cell office:value-type="float" office:value="85038">
                <text:p>85038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85062">
                <text:p>85062</text:p>
              </table:table-cell>
              <table:table-cell office:value-type="float" office:value="85062">
                <text:p>85062</text:p>
              </table:table-cell>
              <table:table-cell office:value-type="float" office:value="16.5">
                <text:p>16.5</text:p>
              </table:table-cell>
              <table:table-cell office:value-type="float" office:value="85265">
                <text:p>8526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85285">
                <text:p>85285</text:p>
              </table:table-cell>
              <table:table-cell office:value-type="float" office:value="85285">
                <text:p>85285</text:p>
              </table:table-cell>
              <table:table-cell office:value-type="float" office:value="16.6">
                <text:p>16.6</text:p>
              </table:table-cell>
              <table:table-cell office:value-type="float" office:value="85496">
                <text:p>85496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85515">
                <text:p>85515</text:p>
              </table:table-cell>
              <table:table-cell office:value-type="float" office:value="85515">
                <text:p>85515</text:p>
              </table:table-cell>
              <table:table-cell office:value-type="float" office:value="17.3">
                <text:p>17.3</text:p>
              </table:table-cell>
              <table:table-cell office:value-type="float" office:value="85726">
                <text:p>85726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85741">
                <text:p>85741</text:p>
              </table:table-cell>
              <table:table-cell office:value-type="float" office:value="85741">
                <text:p>85741</text:p>
              </table:table-cell>
              <table:table-cell office:value-type="float" office:value="17.3">
                <text:p>17.3</text:p>
              </table:table-cell>
              <table:table-cell office:value-type="float" office:value="85957">
                <text:p>85957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85966">
                <text:p>85966</text:p>
              </table:table-cell>
              <table:table-cell office:value-type="float" office:value="85966">
                <text:p>85966</text:p>
              </table:table-cell>
              <table:table-cell office:value-type="float" office:value="15.1">
                <text:p>15.1</text:p>
              </table:table-cell>
              <table:table-cell office:value-type="float" office:value="86182">
                <text:p>86182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86199">
                <text:p>86199</text:p>
              </table:table-cell>
              <table:table-cell office:value-type="float" office:value="86199">
                <text:p>86199</text:p>
              </table:table-cell>
              <table:table-cell office:value-type="float" office:value="15.9">
                <text:p>15.9</text:p>
              </table:table-cell>
              <table:table-cell office:value-type="float" office:value="86405">
                <text:p>8640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86430">
                <text:p>86430</text:p>
              </table:table-cell>
              <table:table-cell office:value-type="float" office:value="86430">
                <text:p>86430</text:p>
              </table:table-cell>
              <table:table-cell office:value-type="float" office:value="16.6">
                <text:p>16.6</text:p>
              </table:table-cell>
              <table:table-cell office:value-type="float" office:value="86628">
                <text:p>86628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86654">
                <text:p>86654</text:p>
              </table:table-cell>
              <table:table-cell office:value-type="float" office:value="86654">
                <text:p>86654</text:p>
              </table:table-cell>
              <table:table-cell office:value-type="float" office:value="16.2">
                <text:p>16.2</text:p>
              </table:table-cell>
              <table:table-cell office:value-type="float" office:value="86855">
                <text:p>8685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86885">
                <text:p>86885</text:p>
              </table:table-cell>
              <table:table-cell office:value-type="float" office:value="86885">
                <text:p>86885</text:p>
              </table:table-cell>
              <table:table-cell office:value-type="float" office:value="14.9">
                <text:p>14.9</text:p>
              </table:table-cell>
              <table:table-cell office:value-type="float" office:value="87082">
                <text:p>87082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87116">
                <text:p>87116</text:p>
              </table:table-cell>
              <table:table-cell office:value-type="float" office:value="87116">
                <text:p>87116</text:p>
              </table:table-cell>
              <table:table-cell office:value-type="float" office:value="16.4">
                <text:p>16.4</text:p>
              </table:table-cell>
              <table:table-cell office:value-type="float" office:value="87309">
                <text:p>8730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87346">
                <text:p>87346</text:p>
              </table:table-cell>
              <table:table-cell office:value-type="float" office:value="87346">
                <text:p>87346</text:p>
              </table:table-cell>
              <table:table-cell office:value-type="float" office:value="16">
                <text:p>16</text:p>
              </table:table-cell>
              <table:table-cell office:value-type="float" office:value="87537">
                <text:p>87537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87575">
                <text:p>87575</text:p>
              </table:table-cell>
              <table:table-cell office:value-type="float" office:value="87575">
                <text:p>87575</text:p>
              </table:table-cell>
              <table:table-cell office:value-type="float" office:value="15">
                <text:p>15</text:p>
              </table:table-cell>
              <table:table-cell office:value-type="float" office:value="87761">
                <text:p>87761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87804">
                <text:p>87804</text:p>
              </table:table-cell>
              <table:table-cell office:value-type="float" office:value="87804">
                <text:p>87804</text:p>
              </table:table-cell>
              <table:table-cell office:value-type="float" office:value="14.2">
                <text:p>14.2</text:p>
              </table:table-cell>
              <table:table-cell office:value-type="float" office:value="87997">
                <text:p>87997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88032">
                <text:p>88032</text:p>
              </table:table-cell>
              <table:table-cell office:value-type="float" office:value="88032">
                <text:p>88032</text:p>
              </table:table-cell>
              <table:table-cell office:value-type="float" office:value="14.8">
                <text:p>14.8</text:p>
              </table:table-cell>
              <table:table-cell office:value-type="float" office:value="88226">
                <text:p>88226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88261">
                <text:p>88261</text:p>
              </table:table-cell>
              <table:table-cell office:value-type="float" office:value="88261">
                <text:p>88261</text:p>
              </table:table-cell>
              <table:table-cell office:value-type="float" office:value="14.8">
                <text:p>14.8</text:p>
              </table:table-cell>
              <table:table-cell office:value-type="float" office:value="88456">
                <text:p>88456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88489">
                <text:p>88489</text:p>
              </table:table-cell>
              <table:table-cell office:value-type="float" office:value="88489">
                <text:p>88489</text:p>
              </table:table-cell>
              <table:table-cell office:value-type="float" office:value="14.8">
                <text:p>14.8</text:p>
              </table:table-cell>
              <table:table-cell office:value-type="float" office:value="88685">
                <text:p>88685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88723">
                <text:p>88723</text:p>
              </table:table-cell>
              <table:table-cell office:value-type="float" office:value="88723">
                <text:p>88723</text:p>
              </table:table-cell>
              <table:table-cell office:value-type="float" office:value="14.8">
                <text:p>14.8</text:p>
              </table:table-cell>
              <table:table-cell office:value-type="float" office:value="88908">
                <text:p>88908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88949">
                <text:p>88949</text:p>
              </table:table-cell>
              <table:table-cell office:value-type="float" office:value="88949">
                <text:p>88949</text:p>
              </table:table-cell>
              <table:table-cell office:value-type="float" office:value="14.8">
                <text:p>14.8</text:p>
              </table:table-cell>
              <table:table-cell office:value-type="float" office:value="89135">
                <text:p>89135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89175">
                <text:p>89175</text:p>
              </table:table-cell>
              <table:table-cell office:value-type="float" office:value="89175">
                <text:p>89175</text:p>
              </table:table-cell>
              <table:table-cell office:value-type="float" office:value="14.8">
                <text:p>14.8</text:p>
              </table:table-cell>
              <table:table-cell office:value-type="float" office:value="89366">
                <text:p>89366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89408">
                <text:p>89408</text:p>
              </table:table-cell>
              <table:table-cell office:value-type="float" office:value="89408">
                <text:p>89408</text:p>
              </table:table-cell>
              <table:table-cell office:value-type="float" office:value="14.8">
                <text:p>14.8</text:p>
              </table:table-cell>
              <table:table-cell office:value-type="float" office:value="89599">
                <text:p>89599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89637">
                <text:p>89637</text:p>
              </table:table-cell>
              <table:table-cell office:value-type="float" office:value="89637">
                <text:p>89637</text:p>
              </table:table-cell>
              <table:table-cell office:value-type="float" office:value="14.8">
                <text:p>14.8</text:p>
              </table:table-cell>
              <table:table-cell office:value-type="float" office:value="89830">
                <text:p>89830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89866">
                <text:p>89866</text:p>
              </table:table-cell>
              <table:table-cell office:value-type="float" office:value="89866">
                <text:p>89866</text:p>
              </table:table-cell>
              <table:table-cell office:value-type="float" office:value="14.8">
                <text:p>14.8</text:p>
              </table:table-cell>
              <table:table-cell office:value-type="float" office:value="90056">
                <text:p>90056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90093">
                <text:p>90093</text:p>
              </table:table-cell>
              <table:table-cell office:value-type="float" office:value="90093">
                <text:p>90093</text:p>
              </table:table-cell>
              <table:table-cell office:value-type="float" office:value="14.8">
                <text:p>14.8</text:p>
              </table:table-cell>
              <table:table-cell office:value-type="float" office:value="90287">
                <text:p>90287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90317">
                <text:p>90317</text:p>
              </table:table-cell>
              <table:table-cell office:value-type="float" office:value="90317">
                <text:p>90317</text:p>
              </table:table-cell>
              <table:table-cell office:value-type="float" office:value="14.8">
                <text:p>14.8</text:p>
              </table:table-cell>
              <table:table-cell office:value-type="float" office:value="90519">
                <text:p>90519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90543">
                <text:p>90543</text:p>
              </table:table-cell>
              <table:table-cell office:value-type="float" office:value="90543">
                <text:p>90543</text:p>
              </table:table-cell>
              <table:table-cell office:value-type="float" office:value="14.8">
                <text:p>14.8</text:p>
              </table:table-cell>
              <table:table-cell office:value-type="float" office:value="90743">
                <text:p>90743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90772">
                <text:p>90772</text:p>
              </table:table-cell>
              <table:table-cell office:value-type="float" office:value="90772">
                <text:p>90772</text:p>
              </table:table-cell>
              <table:table-cell office:value-type="float" office:value="14.8">
                <text:p>14.8</text:p>
              </table:table-cell>
              <table:table-cell office:value-type="float" office:value="90972">
                <text:p>90972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91001">
                <text:p>91001</text:p>
              </table:table-cell>
              <table:table-cell office:value-type="float" office:value="91001">
                <text:p>91001</text:p>
              </table:table-cell>
              <table:table-cell office:value-type="float" office:value="14.8">
                <text:p>14.8</text:p>
              </table:table-cell>
              <table:table-cell office:value-type="float" office:value="91203">
                <text:p>91203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91227">
                <text:p>91227</text:p>
              </table:table-cell>
              <table:table-cell office:value-type="float" office:value="91227">
                <text:p>91227</text:p>
              </table:table-cell>
              <table:table-cell office:value-type="float" office:value="14.8">
                <text:p>14.8</text:p>
              </table:table-cell>
              <table:table-cell office:value-type="float" office:value="91432">
                <text:p>91432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91460">
                <text:p>91460</text:p>
              </table:table-cell>
              <table:table-cell office:value-type="float" office:value="91460">
                <text:p>91460</text:p>
              </table:table-cell>
              <table:table-cell office:value-type="float" office:value="14.8">
                <text:p>14.8</text:p>
              </table:table-cell>
              <table:table-cell office:value-type="float" office:value="91662">
                <text:p>91662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91691">
                <text:p>91691</text:p>
              </table:table-cell>
              <table:table-cell office:value-type="float" office:value="91691">
                <text:p>91691</text:p>
              </table:table-cell>
              <table:table-cell office:value-type="float" office:value="14.8">
                <text:p>14.8</text:p>
              </table:table-cell>
              <table:table-cell office:value-type="float" office:value="91886">
                <text:p>91886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91922">
                <text:p>91922</text:p>
              </table:table-cell>
              <table:table-cell office:value-type="float" office:value="91922">
                <text:p>91922</text:p>
              </table:table-cell>
              <table:table-cell office:value-type="float" office:value="14.8">
                <text:p>14.8</text:p>
              </table:table-cell>
              <table:table-cell office:value-type="float" office:value="92114">
                <text:p>92114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92146">
                <text:p>92146</text:p>
              </table:table-cell>
              <table:table-cell office:value-type="float" office:value="92146">
                <text:p>92146</text:p>
              </table:table-cell>
              <table:table-cell office:value-type="float" office:value="14.8">
                <text:p>14.8</text:p>
              </table:table-cell>
              <table:table-cell office:value-type="float" office:value="92344">
                <text:p>92344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92375">
                <text:p>92375</text:p>
              </table:table-cell>
              <table:table-cell office:value-type="float" office:value="92375">
                <text:p>92375</text:p>
              </table:table-cell>
              <table:table-cell office:value-type="float" office:value="14.8">
                <text:p>14.8</text:p>
              </table:table-cell>
              <table:table-cell office:value-type="float" office:value="92571">
                <text:p>92571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92607">
                <text:p>92607</text:p>
              </table:table-cell>
              <table:table-cell office:value-type="float" office:value="92607">
                <text:p>92607</text:p>
              </table:table-cell>
              <table:table-cell office:value-type="float" office:value="14.8">
                <text:p>14.8</text:p>
              </table:table-cell>
              <table:table-cell office:value-type="float" office:value="92800">
                <text:p>92800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92831">
                <text:p>92831</text:p>
              </table:table-cell>
              <table:table-cell office:value-type="float" office:value="92831">
                <text:p>92831</text:p>
              </table:table-cell>
              <table:table-cell office:value-type="float" office:value="14.8">
                <text:p>14.8</text:p>
              </table:table-cell>
              <table:table-cell office:value-type="float" office:value="93024">
                <text:p>93024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93059">
                <text:p>93059</text:p>
              </table:table-cell>
              <table:table-cell office:value-type="float" office:value="93059">
                <text:p>93059</text:p>
              </table:table-cell>
              <table:table-cell office:value-type="float" office:value="14.8">
                <text:p>14.8</text:p>
              </table:table-cell>
              <table:table-cell office:value-type="float" office:value="93253">
                <text:p>93253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93288">
                <text:p>93288</text:p>
              </table:table-cell>
              <table:table-cell office:value-type="float" office:value="93288">
                <text:p>93288</text:p>
              </table:table-cell>
              <table:table-cell office:value-type="float" office:value="14.8">
                <text:p>14.8</text:p>
              </table:table-cell>
              <table:table-cell office:value-type="float" office:value="93485">
                <text:p>93485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93513">
                <text:p>93513</text:p>
              </table:table-cell>
              <table:table-cell office:value-type="float" office:value="93513">
                <text:p>93513</text:p>
              </table:table-cell>
              <table:table-cell office:value-type="float" office:value="14.8">
                <text:p>14.8</text:p>
              </table:table-cell>
              <table:table-cell office:value-type="float" office:value="93719">
                <text:p>9371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93744">
                <text:p>93744</text:p>
              </table:table-cell>
              <table:table-cell office:value-type="float" office:value="93744">
                <text:p>93744</text:p>
              </table:table-cell>
              <table:table-cell office:value-type="float" office:value="14.8">
                <text:p>14.8</text:p>
              </table:table-cell>
              <table:table-cell office:value-type="float" office:value="93945">
                <text:p>93945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93972">
                <text:p>93972</text:p>
              </table:table-cell>
              <table:table-cell office:value-type="float" office:value="93972">
                <text:p>93972</text:p>
              </table:table-cell>
              <table:table-cell office:value-type="float" office:value="14.8">
                <text:p>14.8</text:p>
              </table:table-cell>
              <table:table-cell office:value-type="float" office:value="94174">
                <text:p>94174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94196">
                <text:p>94196</text:p>
              </table:table-cell>
              <table:table-cell office:value-type="float" office:value="94196">
                <text:p>94196</text:p>
              </table:table-cell>
              <table:table-cell office:value-type="float" office:value="14.8">
                <text:p>14.8</text:p>
              </table:table-cell>
              <table:table-cell office:value-type="float" office:value="94402">
                <text:p>94402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94426">
                <text:p>94426</text:p>
              </table:table-cell>
              <table:table-cell office:value-type="float" office:value="94426">
                <text:p>94426</text:p>
              </table:table-cell>
              <table:table-cell office:value-type="float" office:value="14.8">
                <text:p>14.8</text:p>
              </table:table-cell>
              <table:table-cell office:value-type="float" office:value="94631">
                <text:p>94631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94653">
                <text:p>94653</text:p>
              </table:table-cell>
              <table:table-cell office:value-type="float" office:value="94653">
                <text:p>94653</text:p>
              </table:table-cell>
              <table:table-cell office:value-type="float" office:value="14.8">
                <text:p>14.8</text:p>
              </table:table-cell>
              <table:table-cell office:value-type="float" office:value="94857">
                <text:p>94857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94878">
                <text:p>94878</text:p>
              </table:table-cell>
              <table:table-cell office:value-type="float" office:value="94878">
                <text:p>94878</text:p>
              </table:table-cell>
              <table:table-cell office:value-type="float" office:value="14.8">
                <text:p>14.8</text:p>
              </table:table-cell>
              <table:table-cell office:value-type="float" office:value="95078">
                <text:p>95078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95101">
                <text:p>95101</text:p>
              </table:table-cell>
              <table:table-cell office:value-type="float" office:value="95101">
                <text:p>95101</text:p>
              </table:table-cell>
              <table:table-cell office:value-type="float" office:value="14.8">
                <text:p>14.8</text:p>
              </table:table-cell>
              <table:table-cell office:value-type="float" office:value="95307">
                <text:p>95307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95324">
                <text:p>95324</text:p>
              </table:table-cell>
              <table:table-cell office:value-type="float" office:value="95324">
                <text:p>95324</text:p>
              </table:table-cell>
              <table:table-cell office:value-type="float" office:value="14.8">
                <text:p>14.8</text:p>
              </table:table-cell>
              <table:table-cell office:value-type="float" office:value="95536">
                <text:p>95536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95551">
                <text:p>95551</text:p>
              </table:table-cell>
              <table:table-cell office:value-type="float" office:value="95551">
                <text:p>95551</text:p>
              </table:table-cell>
              <table:table-cell office:value-type="float" office:value="14.8">
                <text:p>14.8</text:p>
              </table:table-cell>
              <table:table-cell office:value-type="float" office:value="95766">
                <text:p>957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5778">
                <text:p>95778</text:p>
              </table:table-cell>
              <table:table-cell office:value-type="float" office:value="95778">
                <text:p>95778</text:p>
              </table:table-cell>
              <table:table-cell office:value-type="float" office:value="14.8">
                <text:p>14.8</text:p>
              </table:table-cell>
              <table:table-cell office:value-type="float" office:value="95995">
                <text:p>959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6005">
                <text:p>96005</text:p>
              </table:table-cell>
              <table:table-cell office:value-type="float" office:value="96005">
                <text:p>96005</text:p>
              </table:table-cell>
              <table:table-cell office:value-type="float" office:value="14.8">
                <text:p>14.8</text:p>
              </table:table-cell>
              <table:table-cell office:value-type="float" office:value="96225">
                <text:p>962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6237">
                <text:p>96237</text:p>
              </table:table-cell>
              <table:table-cell office:value-type="float" office:value="96237">
                <text:p>96237</text:p>
              </table:table-cell>
              <table:table-cell office:value-type="float" office:value="14.8">
                <text:p>14.8</text:p>
              </table:table-cell>
              <table:table-cell office:value-type="float" office:value="96472">
                <text:p>964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6464">
                <text:p>96464</text:p>
              </table:table-cell>
              <table:table-cell office:value-type="float" office:value="96464">
                <text:p>96464</text:p>
              </table:table-cell>
              <table:table-cell office:value-type="float" office:value="14.8">
                <text:p>14.8</text:p>
              </table:table-cell>
              <table:table-cell office:value-type="float" office:value="96705">
                <text:p>9670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6693">
                <text:p>96693</text:p>
              </table:table-cell>
              <table:table-cell office:value-type="float" office:value="96693">
                <text:p>96693</text:p>
              </table:table-cell>
              <table:table-cell office:value-type="float" office:value="14.8">
                <text:p>14.8</text:p>
              </table:table-cell>
              <table:table-cell office:value-type="float" office:value="96934">
                <text:p>969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6922">
                <text:p>96922</text:p>
              </table:table-cell>
              <table:table-cell office:value-type="float" office:value="96922">
                <text:p>96922</text:p>
              </table:table-cell>
              <table:table-cell office:value-type="float" office:value="14.8">
                <text:p>14.8</text:p>
              </table:table-cell>
              <table:table-cell office:value-type="float" office:value="97165">
                <text:p>971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7147">
                <text:p>97147</text:p>
              </table:table-cell>
              <table:table-cell office:value-type="float" office:value="97147">
                <text:p>97147</text:p>
              </table:table-cell>
              <table:table-cell office:value-type="float" office:value="14.8">
                <text:p>14.8</text:p>
              </table:table-cell>
              <table:table-cell office:value-type="float" office:value="97399">
                <text:p>973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7378">
                <text:p>97378</text:p>
              </table:table-cell>
              <table:table-cell office:value-type="float" office:value="97378">
                <text:p>97378</text:p>
              </table:table-cell>
              <table:table-cell office:value-type="float" office:value="14.8">
                <text:p>14.8</text:p>
              </table:table-cell>
              <table:table-cell office:value-type="float" office:value="97629">
                <text:p>976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7610">
                <text:p>97610</text:p>
              </table:table-cell>
              <table:table-cell office:value-type="float" office:value="97610">
                <text:p>97610</text:p>
              </table:table-cell>
              <table:table-cell office:value-type="float" office:value="14.8">
                <text:p>14.8</text:p>
              </table:table-cell>
              <table:table-cell office:value-type="float" office:value="97860">
                <text:p>97860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97838">
                <text:p>97838</text:p>
              </table:table-cell>
              <table:table-cell office:value-type="float" office:value="97838">
                <text:p>97838</text:p>
              </table:table-cell>
              <table:table-cell office:value-type="float" office:value="14.8">
                <text:p>14.8</text:p>
              </table:table-cell>
              <table:table-cell office:value-type="float" office:value="98087">
                <text:p>98087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98065">
                <text:p>98065</text:p>
              </table:table-cell>
              <table:table-cell office:value-type="float" office:value="98065">
                <text:p>98065</text:p>
              </table:table-cell>
              <table:table-cell office:value-type="float" office:value="14.8">
                <text:p>14.8</text:p>
              </table:table-cell>
              <table:table-cell office:value-type="float" office:value="98314">
                <text:p>98314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98294">
                <text:p>98294</text:p>
              </table:table-cell>
              <table:table-cell office:value-type="float" office:value="98294">
                <text:p>98294</text:p>
              </table:table-cell>
              <table:table-cell office:value-type="float" office:value="14.8">
                <text:p>14.8</text:p>
              </table:table-cell>
              <table:table-cell office:value-type="float" office:value="98544">
                <text:p>98544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98522">
                <text:p>98522</text:p>
              </table:table-cell>
              <table:table-cell office:value-type="float" office:value="98522">
                <text:p>98522</text:p>
              </table:table-cell>
              <table:table-cell office:value-type="float" office:value="14.9">
                <text:p>14.9</text:p>
              </table:table-cell>
              <table:table-cell office:value-type="float" office:value="98768">
                <text:p>98768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98748">
                <text:p>98748</text:p>
              </table:table-cell>
              <table:table-cell office:value-type="float" office:value="98748">
                <text:p>98748</text:p>
              </table:table-cell>
              <table:table-cell office:value-type="float" office:value="14.9">
                <text:p>14.9</text:p>
              </table:table-cell>
              <table:table-cell office:value-type="float" office:value="98992">
                <text:p>98992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98978">
                <text:p>98978</text:p>
              </table:table-cell>
              <table:table-cell office:value-type="float" office:value="98978">
                <text:p>98978</text:p>
              </table:table-cell>
              <table:table-cell office:value-type="float" office:value="15">
                <text:p>15</text:p>
              </table:table-cell>
              <table:table-cell office:value-type="float" office:value="99220">
                <text:p>99220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99199">
                <text:p>99199</text:p>
              </table:table-cell>
              <table:table-cell office:value-type="float" office:value="99199">
                <text:p>99199</text:p>
              </table:table-cell>
              <table:table-cell office:value-type="float" office:value="15">
                <text:p>15</text:p>
              </table:table-cell>
              <table:table-cell office:value-type="float" office:value="99449">
                <text:p>99449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99424">
                <text:p>99424</text:p>
              </table:table-cell>
              <table:table-cell office:value-type="float" office:value="99424">
                <text:p>99424</text:p>
              </table:table-cell>
              <table:table-cell office:value-type="float" office:value="15">
                <text:p>15</text:p>
              </table:table-cell>
              <table:table-cell office:value-type="float" office:value="99677">
                <text:p>99677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99651">
                <text:p>99651</text:p>
              </table:table-cell>
              <table:table-cell office:value-type="float" office:value="99651">
                <text:p>99651</text:p>
              </table:table-cell>
              <table:table-cell office:value-type="float" office:value="15.1">
                <text:p>15.1</text:p>
              </table:table-cell>
              <table:table-cell office:value-type="float" office:value="99911">
                <text:p>99911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99878">
                <text:p>99878</text:p>
              </table:table-cell>
              <table:table-cell office:value-type="float" office:value="99878">
                <text:p>99878</text:p>
              </table:table-cell>
              <table:table-cell office:value-type="float" office:value="15.1">
                <text:p>15.1</text:p>
              </table:table-cell>
              <table:table-cell office:value-type="float" office:value="100143">
                <text:p>100143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100105">
                <text:p>100105</text:p>
              </table:table-cell>
              <table:table-cell office:value-type="float" office:value="100105">
                <text:p>100105</text:p>
              </table:table-cell>
              <table:table-cell office:value-type="float" office:value="15.2">
                <text:p>15.2</text:p>
              </table:table-cell>
              <table:table-cell office:value-type="float" office:value="100375">
                <text:p>100375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0328">
                <text:p>100328</text:p>
              </table:table-cell>
              <table:table-cell office:value-type="float" office:value="100328">
                <text:p>100328</text:p>
              </table:table-cell>
              <table:table-cell office:value-type="float" office:value="15.2">
                <text:p>15.2</text:p>
              </table:table-cell>
              <table:table-cell office:value-type="float" office:value="100606">
                <text:p>100606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float" office:value="100554">
                <text:p>100554</text:p>
              </table:table-cell>
              <table:table-cell office:value-type="float" office:value="100554">
                <text:p>100554</text:p>
              </table:table-cell>
              <table:table-cell office:value-type="float" office:value="15.3">
                <text:p>15.3</text:p>
              </table:table-cell>
              <table:table-cell office:value-type="float" office:value="100834">
                <text:p>100834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float" office:value="100783">
                <text:p>100783</text:p>
              </table:table-cell>
              <table:table-cell office:value-type="float" office:value="100783">
                <text:p>100783</text:p>
              </table:table-cell>
              <table:table-cell office:value-type="float" office:value="15.3">
                <text:p>15.3</text:p>
              </table:table-cell>
              <table:table-cell office:value-type="float" office:value="101061">
                <text:p>101061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float" office:value="101008">
                <text:p>101008</text:p>
              </table:table-cell>
              <table:table-cell office:value-type="float" office:value="101008">
                <text:p>101008</text:p>
              </table:table-cell>
              <table:table-cell office:value-type="float" office:value="15.4">
                <text:p>15.4</text:p>
              </table:table-cell>
              <table:table-cell office:value-type="float" office:value="101287">
                <text:p>101287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float" office:value="101238">
                <text:p>101238</text:p>
              </table:table-cell>
              <table:table-cell office:value-type="float" office:value="101238">
                <text:p>101238</text:p>
              </table:table-cell>
              <table:table-cell office:value-type="float" office:value="15.4">
                <text:p>15.4</text:p>
              </table:table-cell>
              <table:table-cell office:value-type="float" office:value="101520">
                <text:p>1015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01461">
                <text:p>101461</text:p>
              </table:table-cell>
              <table:table-cell office:value-type="float" office:value="101461">
                <text:p>101461</text:p>
              </table:table-cell>
              <table:table-cell office:value-type="float" office:value="15.5">
                <text:p>15.5</text:p>
              </table:table-cell>
              <table:table-cell office:value-type="float" office:value="101748">
                <text:p>1017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01687">
                <text:p>101687</text:p>
              </table:table-cell>
              <table:table-cell office:value-type="float" office:value="101687">
                <text:p>101687</text:p>
              </table:table-cell>
              <table:table-cell office:value-type="float" office:value="15.5">
                <text:p>15.5</text:p>
              </table:table-cell>
              <table:table-cell office:value-type="float" office:value="101975">
                <text:p>101975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float" office:value="101911">
                <text:p>101911</text:p>
              </table:table-cell>
              <table:table-cell office:value-type="float" office:value="101911">
                <text:p>101911</text:p>
              </table:table-cell>
              <table:table-cell office:value-type="float" office:value="15.6">
                <text:p>15.6</text:p>
              </table:table-cell>
              <table:table-cell office:value-type="float" office:value="102206">
                <text:p>102206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float" office:value="102140">
                <text:p>102140</text:p>
              </table:table-cell>
              <table:table-cell office:value-type="float" office:value="102140">
                <text:p>102140</text:p>
              </table:table-cell>
              <table:table-cell office:value-type="float" office:value="15.6">
                <text:p>15.6</text:p>
              </table:table-cell>
              <table:table-cell office:value-type="float" office:value="102434">
                <text:p>1024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02368">
                <text:p>102368</text:p>
              </table:table-cell>
              <table:table-cell office:value-type="float" office:value="102368">
                <text:p>102368</text:p>
              </table:table-cell>
              <table:table-cell office:value-type="float" office:value="15.7">
                <text:p>15.7</text:p>
              </table:table-cell>
              <table:table-cell office:value-type="float" office:value="102662">
                <text:p>102662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float" office:value="102595">
                <text:p>102595</text:p>
              </table:table-cell>
              <table:table-cell office:value-type="float" office:value="102595">
                <text:p>102595</text:p>
              </table:table-cell>
              <table:table-cell office:value-type="float" office:value="15.7">
                <text:p>15.7</text:p>
              </table:table-cell>
              <table:table-cell office:value-type="float" office:value="102888">
                <text:p>102888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102823">
                <text:p>102823</text:p>
              </table:table-cell>
              <table:table-cell office:value-type="float" office:value="102823">
                <text:p>102823</text:p>
              </table:table-cell>
              <table:table-cell office:value-type="float" office:value="15.7">
                <text:p>15.7</text:p>
              </table:table-cell>
              <table:table-cell office:value-type="float" office:value="103117">
                <text:p>1031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3053">
                <text:p>103053</text:p>
              </table:table-cell>
              <table:table-cell office:value-type="float" office:value="103053">
                <text:p>103053</text:p>
              </table:table-cell>
              <table:table-cell office:value-type="float" office:value="15.8">
                <text:p>15.8</text:p>
              </table:table-cell>
              <table:table-cell office:value-type="float" office:value="103347">
                <text:p>103347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float" office:value="103282">
                <text:p>103282</text:p>
              </table:table-cell>
              <table:table-cell office:value-type="float" office:value="103282">
                <text:p>103282</text:p>
              </table:table-cell>
              <table:table-cell office:value-type="float" office:value="15.8">
                <text:p>15.8</text:p>
              </table:table-cell>
              <table:table-cell office:value-type="float" office:value="103577">
                <text:p>103577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103508">
                <text:p>103508</text:p>
              </table:table-cell>
              <table:table-cell office:value-type="float" office:value="103508">
                <text:p>103508</text:p>
              </table:table-cell>
              <table:table-cell office:value-type="float" office:value="15.9">
                <text:p>15.9</text:p>
              </table:table-cell>
              <table:table-cell office:value-type="float" office:value="103813">
                <text:p>103813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float" office:value="103733">
                <text:p>103733</text:p>
              </table:table-cell>
              <table:table-cell office:value-type="float" office:value="103733">
                <text:p>103733</text:p>
              </table:table-cell>
              <table:table-cell office:value-type="float" office:value="15.9">
                <text:p>15.9</text:p>
              </table:table-cell>
              <table:table-cell office:value-type="float" office:value="104042">
                <text:p>104042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float" office:value="103957">
                <text:p>103957</text:p>
              </table:table-cell>
              <table:table-cell office:value-type="float" office:value="103957">
                <text:p>103957</text:p>
              </table:table-cell>
              <table:table-cell office:value-type="float" office:value="16">
                <text:p>16</text:p>
              </table:table-cell>
              <table:table-cell office:value-type="float" office:value="104271">
                <text:p>104271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float" office:value="104185">
                <text:p>104185</text:p>
              </table:table-cell>
              <table:table-cell office:value-type="float" office:value="104185">
                <text:p>104185</text:p>
              </table:table-cell>
              <table:table-cell office:value-type="float" office:value="16">
                <text:p>16</text:p>
              </table:table-cell>
              <table:table-cell office:value-type="float" office:value="104498">
                <text:p>104498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float" office:value="104422">
                <text:p>104422</text:p>
              </table:table-cell>
              <table:table-cell office:value-type="float" office:value="104422">
                <text:p>104422</text:p>
              </table:table-cell>
              <table:table-cell office:value-type="float" office:value="16.1">
                <text:p>16.1</text:p>
              </table:table-cell>
              <table:table-cell office:value-type="float" office:value="104723">
                <text:p>104723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float" office:value="104651">
                <text:p>104651</text:p>
              </table:table-cell>
              <table:table-cell office:value-type="float" office:value="104651">
                <text:p>104651</text:p>
              </table:table-cell>
              <table:table-cell office:value-type="float" office:value="16.1">
                <text:p>16.1</text:p>
              </table:table-cell>
              <table:table-cell office:value-type="float" office:value="104949">
                <text:p>104949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float" office:value="104879">
                <text:p>104879</text:p>
              </table:table-cell>
              <table:table-cell office:value-type="float" office:value="104879">
                <text:p>104879</text:p>
              </table:table-cell>
              <table:table-cell office:value-type="float" office:value="16.2">
                <text:p>16.2</text:p>
              </table:table-cell>
              <table:table-cell office:value-type="float" office:value="105174">
                <text:p>105174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float" office:value="105108">
                <text:p>105108</text:p>
              </table:table-cell>
              <table:table-cell office:value-type="float" office:value="105108">
                <text:p>105108</text:p>
              </table:table-cell>
              <table:table-cell office:value-type="float" office:value="16.2">
                <text:p>16.2</text:p>
              </table:table-cell>
              <table:table-cell office:value-type="float" office:value="105401">
                <text:p>105401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float" office:value="105333">
                <text:p>105333</text:p>
              </table:table-cell>
              <table:table-cell office:value-type="float" office:value="105333">
                <text:p>105333</text:p>
              </table:table-cell>
              <table:table-cell office:value-type="float" office:value="16.3">
                <text:p>16.3</text:p>
              </table:table-cell>
              <table:table-cell office:value-type="float" office:value="105630">
                <text:p>105630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float" office:value="105560">
                <text:p>105560</text:p>
              </table:table-cell>
              <table:table-cell office:value-type="float" office:value="105560">
                <text:p>105560</text:p>
              </table:table-cell>
              <table:table-cell office:value-type="float" office:value="16.3">
                <text:p>16.3</text:p>
              </table:table-cell>
              <table:table-cell office:value-type="float" office:value="105860">
                <text:p>105860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float" office:value="105787">
                <text:p>105787</text:p>
              </table:table-cell>
              <table:table-cell office:value-type="float" office:value="105787">
                <text:p>105787</text:p>
              </table:table-cell>
              <table:table-cell office:value-type="float" office:value="16.4">
                <text:p>16.4</text:p>
              </table:table-cell>
              <table:table-cell office:value-type="float" office:value="106090">
                <text:p>106090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float" office:value="106015">
                <text:p>106015</text:p>
              </table:table-cell>
              <table:table-cell office:value-type="float" office:value="106015">
                <text:p>106015</text:p>
              </table:table-cell>
              <table:table-cell office:value-type="float" office:value="16.4">
                <text:p>16.4</text:p>
              </table:table-cell>
              <table:table-cell office:value-type="float" office:value="106319">
                <text:p>106319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float" office:value="106242">
                <text:p>106242</text:p>
              </table:table-cell>
              <table:table-cell office:value-type="float" office:value="106242">
                <text:p>106242</text:p>
              </table:table-cell>
              <table:table-cell office:value-type="float" office:value="16.5">
                <text:p>16.5</text:p>
              </table:table-cell>
              <table:table-cell office:value-type="float" office:value="106546">
                <text:p>1065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06468">
                <text:p>106468</text:p>
              </table:table-cell>
              <table:table-cell office:value-type="float" office:value="106468">
                <text:p>106468</text:p>
              </table:table-cell>
              <table:table-cell office:value-type="float" office:value="16.5">
                <text:p>16.5</text:p>
              </table:table-cell>
              <table:table-cell office:value-type="float" office:value="106769">
                <text:p>106769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float" office:value="106699">
                <text:p>106699</text:p>
              </table:table-cell>
              <table:table-cell office:value-type="float" office:value="106699">
                <text:p>106699</text:p>
              </table:table-cell>
              <table:table-cell office:value-type="float" office:value="16.5">
                <text:p>16.5</text:p>
              </table:table-cell>
              <table:table-cell office:value-type="float" office:value="106995">
                <text:p>106995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float" office:value="106928">
                <text:p>106928</text:p>
              </table:table-cell>
              <table:table-cell office:value-type="float" office:value="106928">
                <text:p>106928</text:p>
              </table:table-cell>
              <table:table-cell office:value-type="float" office:value="16.6">
                <text:p>16.6</text:p>
              </table:table-cell>
              <table:table-cell office:value-type="float" office:value="107221">
                <text:p>1072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7156">
                <text:p>107156</text:p>
              </table:table-cell>
              <table:table-cell office:value-type="float" office:value="107156">
                <text:p>107156</text:p>
              </table:table-cell>
              <table:table-cell office:value-type="float" office:value="16.6">
                <text:p>16.6</text:p>
              </table:table-cell>
              <table:table-cell office:value-type="float" office:value="107451">
                <text:p>107451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float" office:value="107385">
                <text:p>107385</text:p>
              </table:table-cell>
              <table:table-cell office:value-type="float" office:value="107385">
                <text:p>107385</text:p>
              </table:table-cell>
              <table:table-cell office:value-type="float" office:value="16.7">
                <text:p>16.7</text:p>
              </table:table-cell>
              <table:table-cell office:value-type="float" office:value="107681">
                <text:p>107681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float" office:value="107611">
                <text:p>107611</text:p>
              </table:table-cell>
              <table:table-cell office:value-type="float" office:value="107611">
                <text:p>107611</text:p>
              </table:table-cell>
              <table:table-cell office:value-type="float" office:value="16.7">
                <text:p>16.7</text:p>
              </table:table-cell>
              <table:table-cell office:value-type="float" office:value="107910">
                <text:p>107910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float" office:value="107833">
                <text:p>107833</text:p>
              </table:table-cell>
              <table:table-cell office:value-type="float" office:value="107833">
                <text:p>107833</text:p>
              </table:table-cell>
              <table:table-cell office:value-type="float" office:value="16.8">
                <text:p>16.8</text:p>
              </table:table-cell>
              <table:table-cell office:value-type="float" office:value="108136">
                <text:p>1081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08061">
                <text:p>108061</text:p>
              </table:table-cell>
              <table:table-cell office:value-type="float" office:value="108061">
                <text:p>108061</text:p>
              </table:table-cell>
              <table:table-cell office:value-type="float" office:value="16.8">
                <text:p>16.8</text:p>
              </table:table-cell>
              <table:table-cell office:value-type="float" office:value="108371">
                <text:p>108371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float" office:value="108280">
                <text:p>108280</text:p>
              </table:table-cell>
              <table:table-cell office:value-type="float" office:value="108280">
                <text:p>108280</text:p>
              </table:table-cell>
              <table:table-cell office:value-type="float" office:value="16.9">
                <text:p>16.9</text:p>
              </table:table-cell>
              <table:table-cell office:value-type="float" office:value="108610">
                <text:p>108610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float" office:value="108504">
                <text:p>108504</text:p>
              </table:table-cell>
              <table:table-cell office:value-type="float" office:value="108504">
                <text:p>108504</text:p>
              </table:table-cell>
              <table:table-cell office:value-type="float" office:value="16.9">
                <text:p>16.9</text:p>
              </table:table-cell>
              <table:table-cell office:value-type="float" office:value="108851">
                <text:p>108851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float" office:value="108733">
                <text:p>108733</text:p>
              </table:table-cell>
              <table:table-cell office:value-type="float" office:value="108733">
                <text:p>108733</text:p>
              </table:table-cell>
              <table:table-cell office:value-type="float" office:value="17">
                <text:p>17</text:p>
              </table:table-cell>
              <table:table-cell office:value-type="float" office:value="109089">
                <text:p>109089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float" office:value="108959">
                <text:p>108959</text:p>
              </table:table-cell>
              <table:table-cell office:value-type="float" office:value="108959">
                <text:p>108959</text:p>
              </table:table-cell>
              <table:table-cell office:value-type="float" office:value="17">
                <text:p>17</text:p>
              </table:table-cell>
              <table:table-cell office:value-type="float" office:value="109329">
                <text:p>109329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float" office:value="109187">
                <text:p>109187</text:p>
              </table:table-cell>
              <table:table-cell office:value-type="float" office:value="109187">
                <text:p>109187</text:p>
              </table:table-cell>
              <table:table-cell office:value-type="float" office:value="17.1">
                <text:p>17.1</text:p>
              </table:table-cell>
              <table:table-cell office:value-type="float" office:value="109564">
                <text:p>109564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float" office:value="109419">
                <text:p>109419</text:p>
              </table:table-cell>
              <table:table-cell office:value-type="float" office:value="109419">
                <text:p>109419</text:p>
              </table:table-cell>
              <table:table-cell office:value-type="float" office:value="16.5">
                <text:p>16.5</text:p>
              </table:table-cell>
              <table:table-cell office:value-type="float" office:value="109794">
                <text:p>109794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float" office:value="109645">
                <text:p>109645</text:p>
              </table:table-cell>
              <table:table-cell office:value-type="float" office:value="109645">
                <text:p>109645</text:p>
              </table:table-cell>
              <table:table-cell office:value-type="float" office:value="18.1">
                <text:p>18.1</text:p>
              </table:table-cell>
              <table:table-cell office:value-type="float" office:value="110031">
                <text:p>1100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09867">
                <text:p>109867</text:p>
              </table:table-cell>
              <table:table-cell office:value-type="float" office:value="109867">
                <text:p>109867</text:p>
              </table:table-cell>
              <table:table-cell office:value-type="float" office:value="19.9">
                <text:p>19.9</text:p>
              </table:table-cell>
              <table:table-cell office:value-type="float" office:value="110267">
                <text:p>110267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float" office:value="110095">
                <text:p>110095</text:p>
              </table:table-cell>
              <table:table-cell office:value-type="float" office:value="110095">
                <text:p>110095</text:p>
              </table:table-cell>
              <table:table-cell office:value-type="float" office:value="21.7">
                <text:p>21.7</text:p>
              </table:table-cell>
              <table:table-cell office:value-type="float" office:value="110501">
                <text:p>110501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110319">
                <text:p>110319</text:p>
              </table:table-cell>
              <table:table-cell office:value-type="float" office:value="110319">
                <text:p>110319</text:p>
              </table:table-cell>
              <table:table-cell office:value-type="float" office:value="23.7">
                <text:p>23.7</text:p>
              </table:table-cell>
              <table:table-cell office:value-type="float" office:value="110735">
                <text:p>110735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110547">
                <text:p>110547</text:p>
              </table:table-cell>
              <table:table-cell office:value-type="float" office:value="110547">
                <text:p>110547</text:p>
              </table:table-cell>
              <table:table-cell office:value-type="float" office:value="25.7">
                <text:p>25.7</text:p>
              </table:table-cell>
              <table:table-cell office:value-type="float" office:value="110966">
                <text:p>110966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110774">
                <text:p>110774</text:p>
              </table:table-cell>
              <table:table-cell office:value-type="float" office:value="110774">
                <text:p>110774</text:p>
              </table:table-cell>
              <table:table-cell office:value-type="float" office:value="22.9">
                <text:p>22.9</text:p>
              </table:table-cell>
              <table:table-cell office:value-type="float" office:value="111202">
                <text:p>111202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110998">
                <text:p>110998</text:p>
              </table:table-cell>
              <table:table-cell office:value-type="float" office:value="110998">
                <text:p>110998</text:p>
              </table:table-cell>
              <table:table-cell office:value-type="float" office:value="22.4">
                <text:p>22.4</text:p>
              </table:table-cell>
              <table:table-cell office:value-type="float" office:value="111433">
                <text:p>111433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111231">
                <text:p>111231</text:p>
              </table:table-cell>
              <table:table-cell office:value-type="float" office:value="111231">
                <text:p>111231</text:p>
              </table:table-cell>
              <table:table-cell office:value-type="float" office:value="21.3">
                <text:p>21.3</text:p>
              </table:table-cell>
              <table:table-cell office:value-type="float" office:value="111666">
                <text:p>111666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111461">
                <text:p>111461</text:p>
              </table:table-cell>
              <table:table-cell office:value-type="float" office:value="111461">
                <text:p>111461</text:p>
              </table:table-cell>
              <table:table-cell office:value-type="float" office:value="20.5">
                <text:p>20.5</text:p>
              </table:table-cell>
              <table:table-cell office:value-type="float" office:value="111891">
                <text:p>111891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111683">
                <text:p>111683</text:p>
              </table:table-cell>
              <table:table-cell office:value-type="float" office:value="111683">
                <text:p>111683</text:p>
              </table:table-cell>
              <table:table-cell office:value-type="float" office:value="20.5">
                <text:p>20.5</text:p>
              </table:table-cell>
              <table:table-cell office:value-type="float" office:value="112121">
                <text:p>112121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111912">
                <text:p>111912</text:p>
              </table:table-cell>
              <table:table-cell office:value-type="float" office:value="111912">
                <text:p>111912</text:p>
              </table:table-cell>
              <table:table-cell office:value-type="float" office:value="20.5">
                <text:p>20.5</text:p>
              </table:table-cell>
              <table:table-cell office:value-type="float" office:value="112347">
                <text:p>112347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112137">
                <text:p>112137</text:p>
              </table:table-cell>
              <table:table-cell office:value-type="float" office:value="112137">
                <text:p>112137</text:p>
              </table:table-cell>
              <table:table-cell office:value-type="float" office:value="20.5">
                <text:p>20.5</text:p>
              </table:table-cell>
              <table:table-cell office:value-type="float" office:value="112572">
                <text:p>112572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112361">
                <text:p>112361</text:p>
              </table:table-cell>
              <table:table-cell office:value-type="float" office:value="112361">
                <text:p>112361</text:p>
              </table:table-cell>
              <table:table-cell office:value-type="float" office:value="20.5">
                <text:p>20.5</text:p>
              </table:table-cell>
              <table:table-cell office:value-type="float" office:value="112797">
                <text:p>112797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112585">
                <text:p>112585</text:p>
              </table:table-cell>
              <table:table-cell office:value-type="float" office:value="112585">
                <text:p>112585</text:p>
              </table:table-cell>
              <table:table-cell office:value-type="float" office:value="20.5">
                <text:p>20.5</text:p>
              </table:table-cell>
              <table:table-cell office:value-type="float" office:value="113028">
                <text:p>113028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float" office:value="112810">
                <text:p>112810</text:p>
              </table:table-cell>
              <table:table-cell office:value-type="float" office:value="112810">
                <text:p>112810</text:p>
              </table:table-cell>
              <table:table-cell office:value-type="float" office:value="20.5">
                <text:p>20.5</text:p>
              </table:table-cell>
              <table:table-cell office:value-type="float" office:value="113261">
                <text:p>113261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3041">
                <text:p>113041</text:p>
              </table:table-cell>
              <table:table-cell office:value-type="float" office:value="113041">
                <text:p>113041</text:p>
              </table:table-cell>
              <table:table-cell office:value-type="float" office:value="20.5">
                <text:p>20.5</text:p>
              </table:table-cell>
              <table:table-cell office:value-type="float" office:value="113489">
                <text:p>11348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3276">
                <text:p>113276</text:p>
              </table:table-cell>
              <table:table-cell office:value-type="float" office:value="113276">
                <text:p>113276</text:p>
              </table:table-cell>
              <table:table-cell office:value-type="float" office:value="20.5">
                <text:p>20.5</text:p>
              </table:table-cell>
              <table:table-cell office:value-type="float" office:value="113717">
                <text:p>113717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3499">
                <text:p>113499</text:p>
              </table:table-cell>
              <table:table-cell office:value-type="float" office:value="113499">
                <text:p>113499</text:p>
              </table:table-cell>
              <table:table-cell office:value-type="float" office:value="20.5">
                <text:p>20.5</text:p>
              </table:table-cell>
              <table:table-cell office:value-type="float" office:value="113944">
                <text:p>1139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13731">
                <text:p>113731</text:p>
              </table:table-cell>
              <table:table-cell office:value-type="float" office:value="113731">
                <text:p>113731</text:p>
              </table:table-cell>
              <table:table-cell office:value-type="float" office:value="20.5">
                <text:p>20.5</text:p>
              </table:table-cell>
              <table:table-cell office:value-type="float" office:value="114173">
                <text:p>114173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113959">
                <text:p>113959</text:p>
              </table:table-cell>
              <table:table-cell office:value-type="float" office:value="113959">
                <text:p>113959</text:p>
              </table:table-cell>
              <table:table-cell office:value-type="float" office:value="20.5">
                <text:p>20.5</text:p>
              </table:table-cell>
              <table:table-cell office:value-type="float" office:value="114406">
                <text:p>114406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114183">
                <text:p>114183</text:p>
              </table:table-cell>
              <table:table-cell office:value-type="float" office:value="114183">
                <text:p>114183</text:p>
              </table:table-cell>
              <table:table-cell office:value-type="float" office:value="20.5">
                <text:p>20.5</text:p>
              </table:table-cell>
              <table:table-cell office:value-type="float" office:value="114638">
                <text:p>114638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114417">
                <text:p>114417</text:p>
              </table:table-cell>
              <table:table-cell office:value-type="float" office:value="114417">
                <text:p>114417</text:p>
              </table:table-cell>
              <table:table-cell office:value-type="float" office:value="19.9">
                <text:p>19.9</text:p>
              </table:table-cell>
              <table:table-cell office:value-type="float" office:value="114859">
                <text:p>11485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4645">
                <text:p>114645</text:p>
              </table:table-cell>
              <table:table-cell office:value-type="float" office:value="114645">
                <text:p>114645</text:p>
              </table:table-cell>
              <table:table-cell office:value-type="float" office:value="21.2">
                <text:p>21.2</text:p>
              </table:table-cell>
              <table:table-cell office:value-type="float" office:value="115083">
                <text:p>115083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4874">
                <text:p>114874</text:p>
              </table:table-cell>
              <table:table-cell office:value-type="float" office:value="114874">
                <text:p>114874</text:p>
              </table:table-cell>
              <table:table-cell office:value-type="float" office:value="23.2">
                <text:p>23.2</text:p>
              </table:table-cell>
              <table:table-cell office:value-type="float" office:value="115317">
                <text:p>115317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5103">
                <text:p>115103</text:p>
              </table:table-cell>
              <table:table-cell office:value-type="float" office:value="115103">
                <text:p>115103</text:p>
              </table:table-cell>
              <table:table-cell office:value-type="float" office:value="25.1">
                <text:p>25.1</text:p>
              </table:table-cell>
              <table:table-cell office:value-type="float" office:value="115548">
                <text:p>115548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5330">
                <text:p>115330</text:p>
              </table:table-cell>
              <table:table-cell office:value-type="float" office:value="115330">
                <text:p>115330</text:p>
              </table:table-cell>
              <table:table-cell office:value-type="float" office:value="27.1">
                <text:p>27.1</text:p>
              </table:table-cell>
              <table:table-cell office:value-type="float" office:value="115779">
                <text:p>11577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5559">
                <text:p>115559</text:p>
              </table:table-cell>
              <table:table-cell office:value-type="float" office:value="115559">
                <text:p>115559</text:p>
              </table:table-cell>
              <table:table-cell office:value-type="float" office:value="29.2">
                <text:p>29.2</text:p>
              </table:table-cell>
              <table:table-cell office:value-type="float" office:value="116009">
                <text:p>11600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5788">
                <text:p>115788</text:p>
              </table:table-cell>
              <table:table-cell office:value-type="float" office:value="115788">
                <text:p>115788</text:p>
              </table:table-cell>
              <table:table-cell office:value-type="float" office:value="29.3">
                <text:p>29.3</text:p>
              </table:table-cell>
              <table:table-cell office:value-type="float" office:value="116239">
                <text:p>11623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6017">
                <text:p>116017</text:p>
              </table:table-cell>
              <table:table-cell office:value-type="float" office:value="116017">
                <text:p>116017</text:p>
              </table:table-cell>
              <table:table-cell office:value-type="float" office:value="26.8">
                <text:p>26.8</text:p>
              </table:table-cell>
              <table:table-cell office:value-type="float" office:value="116466">
                <text:p>116466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6244">
                <text:p>116244</text:p>
              </table:table-cell>
              <table:table-cell office:value-type="float" office:value="116244">
                <text:p>116244</text:p>
              </table:table-cell>
              <table:table-cell office:value-type="float" office:value="20.9">
                <text:p>20.9</text:p>
              </table:table-cell>
              <table:table-cell office:value-type="float" office:value="116694">
                <text:p>116694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6479">
                <text:p>116479</text:p>
              </table:table-cell>
              <table:table-cell office:value-type="float" office:value="116479">
                <text:p>116479</text:p>
              </table:table-cell>
              <table:table-cell office:value-type="float" office:value="20.9">
                <text:p>20.9</text:p>
              </table:table-cell>
              <table:table-cell office:value-type="float" office:value="116927">
                <text:p>116927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6703">
                <text:p>116703</text:p>
              </table:table-cell>
              <table:table-cell office:value-type="float" office:value="116703">
                <text:p>116703</text:p>
              </table:table-cell>
              <table:table-cell office:value-type="float" office:value="22.9">
                <text:p>22.9</text:p>
              </table:table-cell>
              <table:table-cell office:value-type="float" office:value="117159">
                <text:p>11715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6930">
                <text:p>116930</text:p>
              </table:table-cell>
              <table:table-cell office:value-type="float" office:value="116930">
                <text:p>116930</text:p>
              </table:table-cell>
              <table:table-cell office:value-type="float" office:value="24.9">
                <text:p>24.9</text:p>
              </table:table-cell>
              <table:table-cell office:value-type="float" office:value="117393">
                <text:p>117393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7160">
                <text:p>117160</text:p>
              </table:table-cell>
              <table:table-cell office:value-type="float" office:value="117160">
                <text:p>117160</text:p>
              </table:table-cell>
              <table:table-cell office:value-type="float" office:value="23.2">
                <text:p>23.2</text:p>
              </table:table-cell>
              <table:table-cell office:value-type="float" office:value="117618">
                <text:p>117618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7394">
                <text:p>117394</text:p>
              </table:table-cell>
              <table:table-cell office:value-type="float" office:value="117394">
                <text:p>117394</text:p>
              </table:table-cell>
              <table:table-cell office:value-type="float" office:value="18.7">
                <text:p>18.7</text:p>
              </table:table-cell>
              <table:table-cell office:value-type="float" office:value="117844">
                <text:p>117844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7625">
                <text:p>117625</text:p>
              </table:table-cell>
              <table:table-cell office:value-type="float" office:value="117625">
                <text:p>117625</text:p>
              </table:table-cell>
              <table:table-cell office:value-type="float" office:value="19">
                <text:p>19</text:p>
              </table:table-cell>
              <table:table-cell office:value-type="float" office:value="118076">
                <text:p>118076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7855">
                <text:p>117855</text:p>
              </table:table-cell>
              <table:table-cell office:value-type="float" office:value="117855">
                <text:p>117855</text:p>
              </table:table-cell>
              <table:table-cell office:value-type="float" office:value="18.7">
                <text:p>18.7</text:p>
              </table:table-cell>
              <table:table-cell office:value-type="float" office:value="118307">
                <text:p>118307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8079">
                <text:p>118079</text:p>
              </table:table-cell>
              <table:table-cell office:value-type="float" office:value="118079">
                <text:p>118079</text:p>
              </table:table-cell>
              <table:table-cell office:value-type="float" office:value="18.8">
                <text:p>18.8</text:p>
              </table:table-cell>
              <table:table-cell office:value-type="float" office:value="118535">
                <text:p>118535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8309">
                <text:p>118309</text:p>
              </table:table-cell>
              <table:table-cell office:value-type="float" office:value="118309">
                <text:p>118309</text:p>
              </table:table-cell>
              <table:table-cell office:value-type="float" office:value="19">
                <text:p>19</text:p>
              </table:table-cell>
              <table:table-cell office:value-type="float" office:value="118767">
                <text:p>118767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8533">
                <text:p>118533</text:p>
              </table:table-cell>
              <table:table-cell office:value-type="float" office:value="118533">
                <text:p>118533</text:p>
              </table:table-cell>
              <table:table-cell office:value-type="float" office:value="19">
                <text:p>19</text:p>
              </table:table-cell>
              <table:table-cell office:value-type="float" office:value="119000">
                <text:p>119000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8757">
                <text:p>118757</text:p>
              </table:table-cell>
              <table:table-cell office:value-type="float" office:value="118757">
                <text:p>118757</text:p>
              </table:table-cell>
              <table:table-cell office:value-type="float" office:value="19">
                <text:p>19</text:p>
              </table:table-cell>
              <table:table-cell office:value-type="float" office:value="119231">
                <text:p>119231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8981">
                <text:p>118981</text:p>
              </table:table-cell>
              <table:table-cell office:value-type="float" office:value="118981">
                <text:p>118981</text:p>
              </table:table-cell>
              <table:table-cell office:value-type="float" office:value="19">
                <text:p>19</text:p>
              </table:table-cell>
              <table:table-cell office:value-type="float" office:value="119460">
                <text:p>119460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9204">
                <text:p>119204</text:p>
              </table:table-cell>
              <table:table-cell office:value-type="float" office:value="119204">
                <text:p>119204</text:p>
              </table:table-cell>
              <table:table-cell office:value-type="float" office:value="19">
                <text:p>19</text:p>
              </table:table-cell>
              <table:table-cell office:value-type="float" office:value="119684">
                <text:p>119684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9436">
                <text:p>119436</text:p>
              </table:table-cell>
              <table:table-cell office:value-type="float" office:value="119436">
                <text:p>119436</text:p>
              </table:table-cell>
              <table:table-cell office:value-type="float" office:value="19">
                <text:p>19</text:p>
              </table:table-cell>
              <table:table-cell office:value-type="float" office:value="119914">
                <text:p>119914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9659">
                <text:p>119659</text:p>
              </table:table-cell>
              <table:table-cell office:value-type="float" office:value="119659">
                <text:p>119659</text:p>
              </table:table-cell>
              <table:table-cell office:value-type="float" office:value="19.4">
                <text:p>19.4</text:p>
              </table:table-cell>
              <table:table-cell office:value-type="float" office:value="120150">
                <text:p>120150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9888">
                <text:p>119888</text:p>
              </table:table-cell>
              <table:table-cell office:value-type="float" office:value="119888">
                <text:p>119888</text:p>
              </table:table-cell>
              <table:table-cell office:value-type="float" office:value="19">
                <text:p>19</text:p>
              </table:table-cell>
              <table:table-cell office:value-type="float" office:value="120380">
                <text:p>120380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20116">
                <text:p>120116</text:p>
              </table:table-cell>
              <table:table-cell office:value-type="float" office:value="120116">
                <text:p>120116</text:p>
              </table:table-cell>
              <table:table-cell office:value-type="float" office:value="19.1">
                <text:p>19.1</text:p>
              </table:table-cell>
              <table:table-cell office:value-type="float" office:value="120611">
                <text:p>120611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20345">
                <text:p>120345</text:p>
              </table:table-cell>
              <table:table-cell office:value-type="float" office:value="120345">
                <text:p>120345</text:p>
              </table:table-cell>
              <table:table-cell office:value-type="float" office:value="19.4">
                <text:p>19.4</text:p>
              </table:table-cell>
              <table:table-cell office:value-type="float" office:value="120833">
                <text:p>120833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20578">
                <text:p>120578</text:p>
              </table:table-cell>
              <table:table-cell office:value-type="float" office:value="120578">
                <text:p>120578</text:p>
              </table:table-cell>
              <table:table-cell office:value-type="float" office:value="19.4">
                <text:p>19.4</text:p>
              </table:table-cell>
              <table:table-cell office:value-type="float" office:value="121066">
                <text:p>121066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20807">
                <text:p>120807</text:p>
              </table:table-cell>
              <table:table-cell office:value-type="float" office:value="120807">
                <text:p>120807</text:p>
              </table:table-cell>
              <table:table-cell office:value-type="float" office:value="19.4">
                <text:p>19.4</text:p>
              </table:table-cell>
              <table:table-cell office:value-type="float" office:value="121293">
                <text:p>121293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21036">
                <text:p>121036</text:p>
              </table:table-cell>
              <table:table-cell office:value-type="float" office:value="121036">
                <text:p>121036</text:p>
              </table:table-cell>
              <table:table-cell office:value-type="float" office:value="19.4">
                <text:p>19.4</text:p>
              </table:table-cell>
              <table:table-cell office:value-type="float" office:value="121533">
                <text:p>121533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21264">
                <text:p>121264</text:p>
              </table:table-cell>
              <table:table-cell office:value-type="float" office:value="121264">
                <text:p>121264</text:p>
              </table:table-cell>
              <table:table-cell office:value-type="float" office:value="19.4">
                <text:p>19.4</text:p>
              </table:table-cell>
              <table:table-cell office:value-type="float" office:value="121768">
                <text:p>121768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21491">
                <text:p>121491</text:p>
              </table:table-cell>
              <table:table-cell office:value-type="float" office:value="121491">
                <text:p>121491</text:p>
              </table:table-cell>
              <table:table-cell office:value-type="float" office:value="19.4">
                <text:p>19.4</text:p>
              </table:table-cell>
              <table:table-cell office:value-type="float" office:value="122000">
                <text:p>122000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21716">
                <text:p>121716</text:p>
              </table:table-cell>
              <table:table-cell office:value-type="float" office:value="121716">
                <text:p>121716</text:p>
              </table:table-cell>
              <table:table-cell office:value-type="float" office:value="19.4">
                <text:p>19.4</text:p>
              </table:table-cell>
              <table:table-cell office:value-type="float" office:value="122233">
                <text:p>122233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21951">
                <text:p>121951</text:p>
              </table:table-cell>
              <table:table-cell office:value-type="float" office:value="121951">
                <text:p>121951</text:p>
              </table:table-cell>
              <table:table-cell office:value-type="float" office:value="19.4">
                <text:p>19.4</text:p>
              </table:table-cell>
              <table:table-cell office:value-type="float" office:value="122460">
                <text:p>122460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22182">
                <text:p>122182</text:p>
              </table:table-cell>
              <table:table-cell office:value-type="float" office:value="122182">
                <text:p>122182</text:p>
              </table:table-cell>
              <table:table-cell office:value-type="float" office:value="19.7">
                <text:p>19.7</text:p>
              </table:table-cell>
              <table:table-cell office:value-type="float" office:value="122692">
                <text:p>122692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22415">
                <text:p>122415</text:p>
              </table:table-cell>
              <table:table-cell office:value-type="float" office:value="122415">
                <text:p>122415</text:p>
              </table:table-cell>
              <table:table-cell office:value-type="float" office:value="19.7">
                <text:p>19.7</text:p>
              </table:table-cell>
              <table:table-cell office:value-type="float" office:value="122919">
                <text:p>12291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22639">
                <text:p>122639</text:p>
              </table:table-cell>
              <table:table-cell office:value-type="float" office:value="122639">
                <text:p>122639</text:p>
              </table:table-cell>
              <table:table-cell office:value-type="float" office:value="19.7">
                <text:p>19.7</text:p>
              </table:table-cell>
              <table:table-cell office:value-type="float" office:value="123149">
                <text:p>123149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float" office:value="122865">
                <text:p>122865</text:p>
              </table:table-cell>
              <table:table-cell office:value-type="float" office:value="122865">
                <text:p>122865</text:p>
              </table:table-cell>
              <table:table-cell office:value-type="float" office:value="19.7">
                <text:p>19.7</text:p>
              </table:table-cell>
              <table:table-cell office:value-type="float" office:value="123373">
                <text:p>123373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123091">
                <text:p>123091</text:p>
              </table:table-cell>
              <table:table-cell office:value-type="float" office:value="123091">
                <text:p>123091</text:p>
              </table:table-cell>
              <table:table-cell office:value-type="float" office:value="19.7">
                <text:p>19.7</text:p>
              </table:table-cell>
              <table:table-cell office:value-type="float" office:value="123601">
                <text:p>1236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3321">
                <text:p>123321</text:p>
              </table:table-cell>
              <table:table-cell office:value-type="float" office:value="123321">
                <text:p>123321</text:p>
              </table:table-cell>
              <table:table-cell office:value-type="float" office:value="19.7">
                <text:p>19.7</text:p>
              </table:table-cell>
              <table:table-cell office:value-type="float" office:value="123830">
                <text:p>123830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23549">
                <text:p>123549</text:p>
              </table:table-cell>
              <table:table-cell office:value-type="float" office:value="123549">
                <text:p>123549</text:p>
              </table:table-cell>
              <table:table-cell office:value-type="float" office:value="19.7">
                <text:p>19.7</text:p>
              </table:table-cell>
              <table:table-cell office:value-type="float" office:value="124053">
                <text:p>12405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23774">
                <text:p>123774</text:p>
              </table:table-cell>
              <table:table-cell office:value-type="float" office:value="123774">
                <text:p>123774</text:p>
              </table:table-cell>
              <table:table-cell office:value-type="float" office:value="19.7">
                <text:p>19.7</text:p>
              </table:table-cell>
              <table:table-cell office:value-type="float" office:value="124278">
                <text:p>12427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24004">
                <text:p>124004</text:p>
              </table:table-cell>
              <table:table-cell office:value-type="float" office:value="124004">
                <text:p>124004</text:p>
              </table:table-cell>
              <table:table-cell office:value-type="float" office:value="19.7">
                <text:p>19.7</text:p>
              </table:table-cell>
              <table:table-cell office:value-type="float" office:value="124510">
                <text:p>1245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4233">
                <text:p>124233</text:p>
              </table:table-cell>
              <table:table-cell office:value-type="float" office:value="124233">
                <text:p>124233</text:p>
              </table:table-cell>
              <table:table-cell office:value-type="float" office:value="20">
                <text:p>20</text:p>
              </table:table-cell>
              <table:table-cell office:value-type="float" office:value="124739">
                <text:p>1247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4462">
                <text:p>124462</text:p>
              </table:table-cell>
              <table:table-cell office:value-type="float" office:value="124462">
                <text:p>124462</text:p>
              </table:table-cell>
              <table:table-cell office:value-type="float" office:value="20">
                <text:p>20</text:p>
              </table:table-cell>
              <table:table-cell office:value-type="float" office:value="124969">
                <text:p>12496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124690">
                <text:p>124690</text:p>
              </table:table-cell>
              <table:table-cell office:value-type="float" office:value="124690">
                <text:p>124690</text:p>
              </table:table-cell>
              <table:table-cell office:value-type="float" office:value="20">
                <text:p>20</text:p>
              </table:table-cell>
              <table:table-cell office:value-type="float" office:value="125197">
                <text:p>125197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124919">
                <text:p>124919</text:p>
              </table:table-cell>
              <table:table-cell office:value-type="float" office:value="124919">
                <text:p>124919</text:p>
              </table:table-cell>
              <table:table-cell office:value-type="float" office:value="20">
                <text:p>20</text:p>
              </table:table-cell>
              <table:table-cell office:value-type="float" office:value="125420">
                <text:p>12542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125147">
                <text:p>125147</text:p>
              </table:table-cell>
              <table:table-cell office:value-type="float" office:value="125147">
                <text:p>125147</text:p>
              </table:table-cell>
              <table:table-cell office:value-type="float" office:value="20">
                <text:p>20</text:p>
              </table:table-cell>
              <table:table-cell office:value-type="float" office:value="125648">
                <text:p>12564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125376">
                <text:p>125376</text:p>
              </table:table-cell>
              <table:table-cell office:value-type="float" office:value="125376">
                <text:p>125376</text:p>
              </table:table-cell>
              <table:table-cell office:value-type="float" office:value="20">
                <text:p>20</text:p>
              </table:table-cell>
              <table:table-cell office:value-type="float" office:value="125877">
                <text:p>12587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125598">
                <text:p>125598</text:p>
              </table:table-cell>
              <table:table-cell office:value-type="float" office:value="125598">
                <text:p>125598</text:p>
              </table:table-cell>
              <table:table-cell office:value-type="float" office:value="20">
                <text:p>20</text:p>
              </table:table-cell>
              <table:table-cell office:value-type="float" office:value="126107">
                <text:p>12610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125826">
                <text:p>125826</text:p>
              </table:table-cell>
              <table:table-cell office:value-type="float" office:value="125826">
                <text:p>125826</text:p>
              </table:table-cell>
              <table:table-cell office:value-type="float" office:value="20">
                <text:p>20</text:p>
              </table:table-cell>
              <table:table-cell office:value-type="float" office:value="126349">
                <text:p>126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6054">
                <text:p>126054</text:p>
              </table:table-cell>
              <table:table-cell office:value-type="float" office:value="126054">
                <text:p>126054</text:p>
              </table:table-cell>
              <table:table-cell office:value-type="float" office:value="20.3">
                <text:p>20.3</text:p>
              </table:table-cell>
              <table:table-cell office:value-type="float" office:value="126580">
                <text:p>126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6287">
                <text:p>126287</text:p>
              </table:table-cell>
              <table:table-cell office:value-type="float" office:value="126287">
                <text:p>126287</text:p>
              </table:table-cell>
              <table:table-cell office:value-type="float" office:value="20.3">
                <text:p>20.3</text:p>
              </table:table-cell>
              <table:table-cell office:value-type="float" office:value="126811">
                <text:p>1268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6511">
                <text:p>126511</text:p>
              </table:table-cell>
              <table:table-cell office:value-type="float" office:value="126511">
                <text:p>126511</text:p>
              </table:table-cell>
              <table:table-cell office:value-type="float" office:value="20.3">
                <text:p>20.3</text:p>
              </table:table-cell>
              <table:table-cell office:value-type="float" office:value="127038">
                <text:p>12703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26741">
                <text:p>126741</text:p>
              </table:table-cell>
              <table:table-cell office:value-type="float" office:value="126741">
                <text:p>126741</text:p>
              </table:table-cell>
              <table:table-cell office:value-type="float" office:value="20.3">
                <text:p>20.3</text:p>
              </table:table-cell>
              <table:table-cell office:value-type="float" office:value="127265">
                <text:p>12726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26973">
                <text:p>126973</text:p>
              </table:table-cell>
              <table:table-cell office:value-type="float" office:value="126973">
                <text:p>126973</text:p>
              </table:table-cell>
              <table:table-cell office:value-type="float" office:value="20.3">
                <text:p>20.3</text:p>
              </table:table-cell>
              <table:table-cell office:value-type="float" office:value="127497">
                <text:p>12749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27196">
                <text:p>127196</text:p>
              </table:table-cell>
              <table:table-cell office:value-type="float" office:value="127196">
                <text:p>127196</text:p>
              </table:table-cell>
              <table:table-cell office:value-type="float" office:value="20.3">
                <text:p>20.3</text:p>
              </table:table-cell>
              <table:table-cell office:value-type="float" office:value="127722">
                <text:p>1277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27426">
                <text:p>127426</text:p>
              </table:table-cell>
              <table:table-cell office:value-type="float" office:value="127426">
                <text:p>127426</text:p>
              </table:table-cell>
              <table:table-cell office:value-type="float" office:value="20.3">
                <text:p>20.3</text:p>
              </table:table-cell>
              <table:table-cell office:value-type="float" office:value="127950">
                <text:p>12795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127652">
                <text:p>127652</text:p>
              </table:table-cell>
              <table:table-cell office:value-type="float" office:value="127652">
                <text:p>127652</text:p>
              </table:table-cell>
              <table:table-cell office:value-type="float" office:value="20.3">
                <text:p>20.3</text:p>
              </table:table-cell>
              <table:table-cell office:value-type="float" office:value="128181">
                <text:p>12818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127882">
                <text:p>127882</text:p>
              </table:table-cell>
              <table:table-cell office:value-type="float" office:value="127882">
                <text:p>127882</text:p>
              </table:table-cell>
              <table:table-cell office:value-type="float" office:value="20.3">
                <text:p>20.3</text:p>
              </table:table-cell>
              <table:table-cell office:value-type="float" office:value="128418">
                <text:p>12841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28114">
                <text:p>128114</text:p>
              </table:table-cell>
              <table:table-cell office:value-type="float" office:value="128114">
                <text:p>128114</text:p>
              </table:table-cell>
              <table:table-cell office:value-type="float" office:value="20.6">
                <text:p>20.6</text:p>
              </table:table-cell>
              <table:table-cell office:value-type="float" office:value="128652">
                <text:p>12865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28343">
                <text:p>128343</text:p>
              </table:table-cell>
              <table:table-cell office:value-type="float" office:value="128343">
                <text:p>128343</text:p>
              </table:table-cell>
              <table:table-cell office:value-type="float" office:value="20.6">
                <text:p>20.6</text:p>
              </table:table-cell>
              <table:table-cell office:value-type="float" office:value="128877">
                <text:p>12887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28574">
                <text:p>128574</text:p>
              </table:table-cell>
              <table:table-cell office:value-type="float" office:value="128574">
                <text:p>128574</text:p>
              </table:table-cell>
              <table:table-cell office:value-type="float" office:value="20.6">
                <text:p>20.6</text:p>
              </table:table-cell>
              <table:table-cell office:value-type="float" office:value="129105">
                <text:p>12910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128807">
                <text:p>128807</text:p>
              </table:table-cell>
              <table:table-cell office:value-type="float" office:value="128807">
                <text:p>128807</text:p>
              </table:table-cell>
              <table:table-cell office:value-type="float" office:value="20.6">
                <text:p>20.6</text:p>
              </table:table-cell>
              <table:table-cell office:value-type="float" office:value="129336">
                <text:p>12933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29034">
                <text:p>129034</text:p>
              </table:table-cell>
              <table:table-cell office:value-type="float" office:value="129034">
                <text:p>129034</text:p>
              </table:table-cell>
              <table:table-cell office:value-type="float" office:value="20.6">
                <text:p>20.6</text:p>
              </table:table-cell>
              <table:table-cell office:value-type="float" office:value="129564">
                <text:p>12956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29257">
                <text:p>129257</text:p>
              </table:table-cell>
              <table:table-cell office:value-type="float" office:value="129257">
                <text:p>129257</text:p>
              </table:table-cell>
              <table:table-cell office:value-type="float" office:value="20.6">
                <text:p>20.6</text:p>
              </table:table-cell>
              <table:table-cell office:value-type="float" office:value="129793">
                <text:p>12979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29488">
                <text:p>129488</text:p>
              </table:table-cell>
              <table:table-cell office:value-type="float" office:value="129488">
                <text:p>129488</text:p>
              </table:table-cell>
              <table:table-cell office:value-type="float" office:value="20.6">
                <text:p>20.6</text:p>
              </table:table-cell>
              <table:table-cell office:value-type="float" office:value="130023">
                <text:p>13002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29718">
                <text:p>129718</text:p>
              </table:table-cell>
              <table:table-cell office:value-type="float" office:value="129718">
                <text:p>129718</text:p>
              </table:table-cell>
              <table:table-cell office:value-type="float" office:value="20.6">
                <text:p>20.6</text:p>
              </table:table-cell>
              <table:table-cell office:value-type="float" office:value="130249">
                <text:p>13024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29940">
                <text:p>129940</text:p>
              </table:table-cell>
              <table:table-cell office:value-type="float" office:value="129940">
                <text:p>129940</text:p>
              </table:table-cell>
              <table:table-cell office:value-type="float" office:value="20.6">
                <text:p>20.6</text:p>
              </table:table-cell>
              <table:table-cell office:value-type="float" office:value="130478">
                <text:p>13047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0173">
                <text:p>130173</text:p>
              </table:table-cell>
              <table:table-cell office:value-type="float" office:value="130173">
                <text:p>130173</text:p>
              </table:table-cell>
              <table:table-cell office:value-type="float" office:value="20.9">
                <text:p>20.9</text:p>
              </table:table-cell>
              <table:table-cell office:value-type="float" office:value="130709">
                <text:p>13070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0401">
                <text:p>130401</text:p>
              </table:table-cell>
              <table:table-cell office:value-type="float" office:value="130401">
                <text:p>130401</text:p>
              </table:table-cell>
              <table:table-cell office:value-type="float" office:value="20.9">
                <text:p>20.9</text:p>
              </table:table-cell>
              <table:table-cell office:value-type="float" office:value="130942">
                <text:p>13094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0628">
                <text:p>130628</text:p>
              </table:table-cell>
              <table:table-cell office:value-type="float" office:value="130628">
                <text:p>130628</text:p>
              </table:table-cell>
              <table:table-cell office:value-type="float" office:value="20.9">
                <text:p>20.9</text:p>
              </table:table-cell>
              <table:table-cell office:value-type="float" office:value="131167">
                <text:p>13116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0858">
                <text:p>130858</text:p>
              </table:table-cell>
              <table:table-cell office:value-type="float" office:value="130858">
                <text:p>130858</text:p>
              </table:table-cell>
              <table:table-cell office:value-type="float" office:value="20.9">
                <text:p>20.9</text:p>
              </table:table-cell>
              <table:table-cell office:value-type="float" office:value="131398">
                <text:p>13139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1083">
                <text:p>131083</text:p>
              </table:table-cell>
              <table:table-cell office:value-type="float" office:value="131083">
                <text:p>131083</text:p>
              </table:table-cell>
              <table:table-cell office:value-type="float" office:value="20.9">
                <text:p>20.9</text:p>
              </table:table-cell>
              <table:table-cell office:value-type="float" office:value="131630">
                <text:p>13163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1310">
                <text:p>131310</text:p>
              </table:table-cell>
              <table:table-cell office:value-type="float" office:value="131310">
                <text:p>131310</text:p>
              </table:table-cell>
              <table:table-cell office:value-type="float" office:value="20.9">
                <text:p>20.9</text:p>
              </table:table-cell>
              <table:table-cell office:value-type="float" office:value="131863">
                <text:p>13186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1540">
                <text:p>131540</text:p>
              </table:table-cell>
              <table:table-cell office:value-type="float" office:value="131540">
                <text:p>131540</text:p>
              </table:table-cell>
              <table:table-cell office:value-type="float" office:value="20.9">
                <text:p>20.9</text:p>
              </table:table-cell>
              <table:table-cell office:value-type="float" office:value="132091">
                <text:p>13209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1770">
                <text:p>131770</text:p>
              </table:table-cell>
              <table:table-cell office:value-type="float" office:value="131770">
                <text:p>131770</text:p>
              </table:table-cell>
              <table:table-cell office:value-type="float" office:value="20.9">
                <text:p>20.9</text:p>
              </table:table-cell>
              <table:table-cell office:value-type="float" office:value="132321">
                <text:p>13232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1998">
                <text:p>131998</text:p>
              </table:table-cell>
              <table:table-cell office:value-type="float" office:value="131998">
                <text:p>131998</text:p>
              </table:table-cell>
              <table:table-cell office:value-type="float" office:value="21.2">
                <text:p>21.2</text:p>
              </table:table-cell>
              <table:table-cell office:value-type="float" office:value="132552">
                <text:p>13255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2221">
                <text:p>132221</text:p>
              </table:table-cell>
              <table:table-cell office:value-type="float" office:value="132221">
                <text:p>132221</text:p>
              </table:table-cell>
              <table:table-cell office:value-type="float" office:value="21.2">
                <text:p>21.2</text:p>
              </table:table-cell>
              <table:table-cell office:value-type="float" office:value="132777">
                <text:p>13277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2447">
                <text:p>132447</text:p>
              </table:table-cell>
              <table:table-cell office:value-type="float" office:value="132447">
                <text:p>132447</text:p>
              </table:table-cell>
              <table:table-cell office:value-type="float" office:value="21.2">
                <text:p>21.2</text:p>
              </table:table-cell>
              <table:table-cell office:value-type="float" office:value="133004">
                <text:p>13300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132676">
                <text:p>132676</text:p>
              </table:table-cell>
              <table:table-cell office:value-type="float" office:value="132676">
                <text:p>132676</text:p>
              </table:table-cell>
              <table:table-cell office:value-type="float" office:value="21.2">
                <text:p>21.2</text:p>
              </table:table-cell>
              <table:table-cell office:value-type="float" office:value="133232">
                <text:p>13323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32904">
                <text:p>132904</text:p>
              </table:table-cell>
              <table:table-cell office:value-type="float" office:value="132904">
                <text:p>132904</text:p>
              </table:table-cell>
              <table:table-cell office:value-type="float" office:value="21.2">
                <text:p>21.2</text:p>
              </table:table-cell>
              <table:table-cell office:value-type="float" office:value="133464">
                <text:p>13346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133133">
                <text:p>133133</text:p>
              </table:table-cell>
              <table:table-cell office:value-type="float" office:value="133133">
                <text:p>133133</text:p>
              </table:table-cell>
              <table:table-cell office:value-type="float" office:value="21.2">
                <text:p>21.2</text:p>
              </table:table-cell>
              <table:table-cell office:value-type="float" office:value="133691">
                <text:p>13369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33362">
                <text:p>133362</text:p>
              </table:table-cell>
              <table:table-cell office:value-type="float" office:value="133362">
                <text:p>133362</text:p>
              </table:table-cell>
              <table:table-cell office:value-type="float" office:value="21.2">
                <text:p>21.2</text:p>
              </table:table-cell>
              <table:table-cell office:value-type="float" office:value="133921">
                <text:p>13392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133588">
                <text:p>133588</text:p>
              </table:table-cell>
              <table:table-cell office:value-type="float" office:value="133588">
                <text:p>133588</text:p>
              </table:table-cell>
              <table:table-cell office:value-type="float" office:value="21.2">
                <text:p>21.2</text:p>
              </table:table-cell>
              <table:table-cell office:value-type="float" office:value="134149">
                <text:p>13414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133819">
                <text:p>133819</text:p>
              </table:table-cell>
              <table:table-cell office:value-type="float" office:value="133819">
                <text:p>133819</text:p>
              </table:table-cell>
              <table:table-cell office:value-type="float" office:value="21.2">
                <text:p>21.2</text:p>
              </table:table-cell>
              <table:table-cell office:value-type="float" office:value="134377">
                <text:p>13437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134049">
                <text:p>134049</text:p>
              </table:table-cell>
              <table:table-cell office:value-type="float" office:value="134049">
                <text:p>134049</text:p>
              </table:table-cell>
              <table:table-cell office:value-type="float" office:value="21.5">
                <text:p>21.5</text:p>
              </table:table-cell>
              <table:table-cell office:value-type="float" office:value="134609">
                <text:p>13460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134279">
                <text:p>134279</text:p>
              </table:table-cell>
              <table:table-cell office:value-type="float" office:value="134279">
                <text:p>134279</text:p>
              </table:table-cell>
              <table:table-cell office:value-type="float" office:value="21.5">
                <text:p>21.5</text:p>
              </table:table-cell>
              <table:table-cell office:value-type="float" office:value="134842">
                <text:p>13484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134502">
                <text:p>134502</text:p>
              </table:table-cell>
              <table:table-cell office:value-type="float" office:value="134502">
                <text:p>134502</text:p>
              </table:table-cell>
              <table:table-cell office:value-type="float" office:value="21.5">
                <text:p>21.5</text:p>
              </table:table-cell>
              <table:table-cell office:value-type="float" office:value="135070">
                <text:p>1350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4731">
                <text:p>134731</text:p>
              </table:table-cell>
              <table:table-cell office:value-type="float" office:value="134731">
                <text:p>134731</text:p>
              </table:table-cell>
              <table:table-cell office:value-type="float" office:value="21.5">
                <text:p>21.5</text:p>
              </table:table-cell>
              <table:table-cell office:value-type="float" office:value="135289">
                <text:p>13528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34964">
                <text:p>134964</text:p>
              </table:table-cell>
              <table:table-cell office:value-type="float" office:value="134964">
                <text:p>134964</text:p>
              </table:table-cell>
              <table:table-cell office:value-type="float" office:value="21.5">
                <text:p>21.5</text:p>
              </table:table-cell>
              <table:table-cell office:value-type="float" office:value="135518">
                <text:p>13551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35193">
                <text:p>135193</text:p>
              </table:table-cell>
              <table:table-cell office:value-type="float" office:value="135193">
                <text:p>135193</text:p>
              </table:table-cell>
              <table:table-cell office:value-type="float" office:value="21.5">
                <text:p>21.5</text:p>
              </table:table-cell>
              <table:table-cell office:value-type="float" office:value="135749">
                <text:p>13574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35422">
                <text:p>135422</text:p>
              </table:table-cell>
              <table:table-cell office:value-type="float" office:value="135422">
                <text:p>135422</text:p>
              </table:table-cell>
              <table:table-cell office:value-type="float" office:value="21.7">
                <text:p>21.7</text:p>
              </table:table-cell>
              <table:table-cell office:value-type="float" office:value="135973">
                <text:p>13597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35653">
                <text:p>135653</text:p>
              </table:table-cell>
              <table:table-cell office:value-type="float" office:value="135653">
                <text:p>135653</text:p>
              </table:table-cell>
              <table:table-cell office:value-type="float" office:value="22.1">
                <text:p>22.1</text:p>
              </table:table-cell>
              <table:table-cell office:value-type="float" office:value="136206">
                <text:p>13620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135881">
                <text:p>135881</text:p>
              </table:table-cell>
              <table:table-cell office:value-type="float" office:value="135881">
                <text:p>135881</text:p>
              </table:table-cell>
              <table:table-cell office:value-type="float" office:value="23.7">
                <text:p>23.7</text:p>
              </table:table-cell>
              <table:table-cell office:value-type="float" office:value="136436">
                <text:p>13643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136111">
                <text:p>136111</text:p>
              </table:table-cell>
              <table:table-cell office:value-type="float" office:value="136111">
                <text:p>136111</text:p>
              </table:table-cell>
              <table:table-cell office:value-type="float" office:value="25.2">
                <text:p>25.2</text:p>
              </table:table-cell>
              <table:table-cell office:value-type="float" office:value="136670">
                <text:p>13667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36338">
                <text:p>136338</text:p>
              </table:table-cell>
              <table:table-cell office:value-type="float" office:value="136338">
                <text:p>136338</text:p>
              </table:table-cell>
              <table:table-cell office:value-type="float" office:value="26.8">
                <text:p>26.8</text:p>
              </table:table-cell>
              <table:table-cell office:value-type="float" office:value="136898">
                <text:p>13689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136564">
                <text:p>136564</text:p>
              </table:table-cell>
              <table:table-cell office:value-type="float" office:value="136564">
                <text:p>136564</text:p>
              </table:table-cell>
              <table:table-cell office:value-type="float" office:value="28.2">
                <text:p>28.2</text:p>
              </table:table-cell>
              <table:table-cell office:value-type="float" office:value="137125">
                <text:p>13712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136788">
                <text:p>136788</text:p>
              </table:table-cell>
              <table:table-cell office:value-type="float" office:value="136788">
                <text:p>136788</text:p>
              </table:table-cell>
              <table:table-cell office:value-type="float" office:value="25.3">
                <text:p>25.3</text:p>
              </table:table-cell>
              <table:table-cell office:value-type="float" office:value="137355">
                <text:p>13735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37017">
                <text:p>137017</text:p>
              </table:table-cell>
              <table:table-cell office:value-type="float" office:value="137017">
                <text:p>137017</text:p>
              </table:table-cell>
              <table:table-cell office:value-type="float" office:value="25.7">
                <text:p>25.7</text:p>
              </table:table-cell>
              <table:table-cell office:value-type="float" office:value="137588">
                <text:p>13758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137244">
                <text:p>137244</text:p>
              </table:table-cell>
              <table:table-cell office:value-type="float" office:value="137244">
                <text:p>137244</text:p>
              </table:table-cell>
              <table:table-cell office:value-type="float" office:value="27.3">
                <text:p>27.3</text:p>
              </table:table-cell>
              <table:table-cell office:value-type="float" office:value="137813">
                <text:p>13781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37471">
                <text:p>137471</text:p>
              </table:table-cell>
              <table:table-cell office:value-type="float" office:value="137471">
                <text:p>137471</text:p>
              </table:table-cell>
              <table:table-cell office:value-type="float" office:value="29">
                <text:p>29</text:p>
              </table:table-cell>
              <table:table-cell office:value-type="float" office:value="138040">
                <text:p>13804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137698">
                <text:p>137698</text:p>
              </table:table-cell>
              <table:table-cell office:value-type="float" office:value="137698">
                <text:p>137698</text:p>
              </table:table-cell>
              <table:table-cell office:value-type="float" office:value="31">
                <text:p>31</text:p>
              </table:table-cell>
              <table:table-cell office:value-type="float" office:value="138268">
                <text:p>13826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37927">
                <text:p>137927</text:p>
              </table:table-cell>
              <table:table-cell office:value-type="float" office:value="137927">
                <text:p>137927</text:p>
              </table:table-cell>
              <table:table-cell office:value-type="float" office:value="33">
                <text:p>33</text:p>
              </table:table-cell>
              <table:table-cell office:value-type="float" office:value="138496">
                <text:p>138496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138154">
                <text:p>138154</text:p>
              </table:table-cell>
              <table:table-cell office:value-type="float" office:value="138154">
                <text:p>138154</text:p>
              </table:table-cell>
              <table:table-cell office:value-type="float" office:value="30.9">
                <text:p>30.9</text:p>
              </table:table-cell>
              <table:table-cell office:value-type="float" office:value="138724">
                <text:p>13872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38378">
                <text:p>138378</text:p>
              </table:table-cell>
              <table:table-cell office:value-type="float" office:value="138378">
                <text:p>138378</text:p>
              </table:table-cell>
              <table:table-cell office:value-type="float" office:value="32.1">
                <text:p>32.1</text:p>
              </table:table-cell>
              <table:table-cell office:value-type="float" office:value="138956">
                <text:p>13895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138606">
                <text:p>138606</text:p>
              </table:table-cell>
              <table:table-cell office:value-type="float" office:value="138606">
                <text:p>138606</text:p>
              </table:table-cell>
              <table:table-cell office:value-type="float" office:value="33.9">
                <text:p>33.9</text:p>
              </table:table-cell>
              <table:table-cell office:value-type="float" office:value="139184">
                <text:p>13918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38838">
                <text:p>138838</text:p>
              </table:table-cell>
              <table:table-cell office:value-type="float" office:value="138838">
                <text:p>138838</text:p>
              </table:table-cell>
              <table:table-cell office:value-type="float" office:value="35.7">
                <text:p>35.7</text:p>
              </table:table-cell>
              <table:table-cell office:value-type="float" office:value="139415">
                <text:p>13941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39063">
                <text:p>139063</text:p>
              </table:table-cell>
              <table:table-cell office:value-type="float" office:value="139063">
                <text:p>139063</text:p>
              </table:table-cell>
              <table:table-cell office:value-type="float" office:value="30.7">
                <text:p>30.7</text:p>
              </table:table-cell>
              <table:table-cell office:value-type="float" office:value="139645">
                <text:p>13964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39295">
                <text:p>139295</text:p>
              </table:table-cell>
              <table:table-cell office:value-type="float" office:value="139295">
                <text:p>139295</text:p>
              </table:table-cell>
              <table:table-cell office:value-type="float" office:value="27.2">
                <text:p>27.2</text:p>
              </table:table-cell>
              <table:table-cell office:value-type="float" office:value="139872">
                <text:p>1398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9523">
                <text:p>139523</text:p>
              </table:table-cell>
              <table:table-cell office:value-type="float" office:value="139523">
                <text:p>139523</text:p>
              </table:table-cell>
              <table:table-cell office:value-type="float" office:value="28.2">
                <text:p>28.2</text:p>
              </table:table-cell>
              <table:table-cell office:value-type="float" office:value="140096">
                <text:p>140096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139748">
                <text:p>139748</text:p>
              </table:table-cell>
              <table:table-cell office:value-type="float" office:value="139748">
                <text:p>139748</text:p>
              </table:table-cell>
              <table:table-cell office:value-type="float" office:value="30.2">
                <text:p>30.2</text:p>
              </table:table-cell>
              <table:table-cell office:value-type="float" office:value="140326">
                <text:p>14032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39975">
                <text:p>139975</text:p>
              </table:table-cell>
              <table:table-cell office:value-type="float" office:value="139975">
                <text:p>139975</text:p>
              </table:table-cell>
              <table:table-cell office:value-type="float" office:value="32.3">
                <text:p>32.3</text:p>
              </table:table-cell>
              <table:table-cell office:value-type="float" office:value="140554">
                <text:p>14055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140206">
                <text:p>140206</text:p>
              </table:table-cell>
              <table:table-cell office:value-type="float" office:value="140206">
                <text:p>140206</text:p>
              </table:table-cell>
              <table:table-cell office:value-type="float" office:value="34.5">
                <text:p>34.5</text:p>
              </table:table-cell>
              <table:table-cell office:value-type="float" office:value="140785">
                <text:p>14078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140434">
                <text:p>140434</text:p>
              </table:table-cell>
              <table:table-cell office:value-type="float" office:value="140434">
                <text:p>140434</text:p>
              </table:table-cell>
              <table:table-cell office:value-type="float" office:value="36.9">
                <text:p>36.9</text:p>
              </table:table-cell>
              <table:table-cell office:value-type="float" office:value="141010">
                <text:p>141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0661">
                <text:p>140661</text:p>
              </table:table-cell>
              <table:table-cell office:value-type="float" office:value="140661">
                <text:p>140661</text:p>
              </table:table-cell>
              <table:table-cell office:value-type="float" office:value="39.2">
                <text:p>39.2</text:p>
              </table:table-cell>
              <table:table-cell office:value-type="float" office:value="141237">
                <text:p>14123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140889">
                <text:p>140889</text:p>
              </table:table-cell>
              <table:table-cell office:value-type="float" office:value="140889">
                <text:p>140889</text:p>
              </table:table-cell>
              <table:table-cell office:value-type="float" office:value="41.6">
                <text:p>41.6</text:p>
              </table:table-cell>
              <table:table-cell office:value-type="float" office:value="141469">
                <text:p>14146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41118">
                <text:p>141118</text:p>
              </table:table-cell>
              <table:table-cell office:value-type="float" office:value="141118">
                <text:p>141118</text:p>
              </table:table-cell>
              <table:table-cell office:value-type="float" office:value="38.3">
                <text:p>38.3</text:p>
              </table:table-cell>
              <table:table-cell office:value-type="float" office:value="141696">
                <text:p>14169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41349">
                <text:p>141349</text:p>
              </table:table-cell>
              <table:table-cell office:value-type="float" office:value="141349">
                <text:p>141349</text:p>
              </table:table-cell>
              <table:table-cell office:value-type="float" office:value="36.7">
                <text:p>36.7</text:p>
              </table:table-cell>
              <table:table-cell office:value-type="float" office:value="141924">
                <text:p>14192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41582">
                <text:p>141582</text:p>
              </table:table-cell>
              <table:table-cell office:value-type="float" office:value="141582">
                <text:p>141582</text:p>
              </table:table-cell>
              <table:table-cell office:value-type="float" office:value="38.8">
                <text:p>38.8</text:p>
              </table:table-cell>
              <table:table-cell office:value-type="float" office:value="142151">
                <text:p>14215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41807">
                <text:p>141807</text:p>
              </table:table-cell>
              <table:table-cell office:value-type="float" office:value="141807">
                <text:p>141807</text:p>
              </table:table-cell>
              <table:table-cell office:value-type="float" office:value="41">
                <text:p>41</text:p>
              </table:table-cell>
              <table:table-cell office:value-type="float" office:value="142377">
                <text:p>14237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42034">
                <text:p>142034</text:p>
              </table:table-cell>
              <table:table-cell office:value-type="float" office:value="142034">
                <text:p>142034</text:p>
              </table:table-cell>
              <table:table-cell office:value-type="float" office:value="43.3">
                <text:p>43.3</text:p>
              </table:table-cell>
              <table:table-cell office:value-type="float" office:value="142605">
                <text:p>14260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42262">
                <text:p>142262</text:p>
              </table:table-cell>
              <table:table-cell office:value-type="float" office:value="142262">
                <text:p>142262</text:p>
              </table:table-cell>
              <table:table-cell office:value-type="float" office:value="40.7">
                <text:p>40.7</text:p>
              </table:table-cell>
              <table:table-cell office:value-type="float" office:value="142837">
                <text:p>14283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42490">
                <text:p>142490</text:p>
              </table:table-cell>
              <table:table-cell office:value-type="float" office:value="142490">
                <text:p>142490</text:p>
              </table:table-cell>
              <table:table-cell office:value-type="float" office:value="35.9">
                <text:p>35.9</text:p>
              </table:table-cell>
              <table:table-cell office:value-type="float" office:value="143066">
                <text:p>14306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42722">
                <text:p>142722</text:p>
              </table:table-cell>
              <table:table-cell office:value-type="float" office:value="142722">
                <text:p>142722</text:p>
              </table:table-cell>
              <table:table-cell office:value-type="float" office:value="38.3">
                <text:p>38.3</text:p>
              </table:table-cell>
              <table:table-cell office:value-type="float" office:value="143295">
                <text:p>14329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42953">
                <text:p>142953</text:p>
              </table:table-cell>
              <table:table-cell office:value-type="float" office:value="142953">
                <text:p>142953</text:p>
              </table:table-cell>
              <table:table-cell office:value-type="float" office:value="40.7">
                <text:p>40.7</text:p>
              </table:table-cell>
              <table:table-cell office:value-type="float" office:value="143522">
                <text:p>14352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43184">
                <text:p>143184</text:p>
              </table:table-cell>
              <table:table-cell office:value-type="float" office:value="143184">
                <text:p>143184</text:p>
              </table:table-cell>
              <table:table-cell office:value-type="float" office:value="43.2">
                <text:p>43.2</text:p>
              </table:table-cell>
              <table:table-cell office:value-type="float" office:value="143746">
                <text:p>14374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43412">
                <text:p>143412</text:p>
              </table:table-cell>
              <table:table-cell office:value-type="float" office:value="143412">
                <text:p>143412</text:p>
              </table:table-cell>
              <table:table-cell office:value-type="float" office:value="45.5">
                <text:p>45.5</text:p>
              </table:table-cell>
              <table:table-cell office:value-type="float" office:value="143976">
                <text:p>14397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43645">
                <text:p>143645</text:p>
              </table:table-cell>
              <table:table-cell office:value-type="float" office:value="143645">
                <text:p>143645</text:p>
              </table:table-cell>
              <table:table-cell office:value-type="float" office:value="45.7">
                <text:p>45.7</text:p>
              </table:table-cell>
              <table:table-cell office:value-type="float" office:value="144209">
                <text:p>14420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43874">
                <text:p>143874</text:p>
              </table:table-cell>
              <table:table-cell office:value-type="float" office:value="143874">
                <text:p>143874</text:p>
              </table:table-cell>
              <table:table-cell office:value-type="float" office:value="40.9">
                <text:p>40.9</text:p>
              </table:table-cell>
              <table:table-cell office:value-type="float" office:value="144434">
                <text:p>14443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44106">
                <text:p>144106</text:p>
              </table:table-cell>
              <table:table-cell office:value-type="float" office:value="144106">
                <text:p>144106</text:p>
              </table:table-cell>
              <table:table-cell office:value-type="float" office:value="38.8">
                <text:p>38.8</text:p>
              </table:table-cell>
              <table:table-cell office:value-type="float" office:value="144662">
                <text:p>14466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44344">
                <text:p>144344</text:p>
              </table:table-cell>
              <table:table-cell office:value-type="float" office:value="144344">
                <text:p>144344</text:p>
              </table:table-cell>
              <table:table-cell office:value-type="float" office:value="39.5">
                <text:p>39.5</text:p>
              </table:table-cell>
              <table:table-cell office:value-type="float" office:value="144895">
                <text:p>14489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44573">
                <text:p>144573</text:p>
              </table:table-cell>
              <table:table-cell office:value-type="float" office:value="144573">
                <text:p>144573</text:p>
              </table:table-cell>
              <table:table-cell office:value-type="float" office:value="39.8">
                <text:p>39.8</text:p>
              </table:table-cell>
              <table:table-cell office:value-type="float" office:value="145121">
                <text:p>1451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44805">
                <text:p>144805</text:p>
              </table:table-cell>
              <table:table-cell office:value-type="float" office:value="144805">
                <text:p>144805</text:p>
              </table:table-cell>
              <table:table-cell office:value-type="float" office:value="40.1">
                <text:p>40.1</text:p>
              </table:table-cell>
              <table:table-cell office:value-type="float" office:value="145345">
                <text:p>14534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45030">
                <text:p>145030</text:p>
              </table:table-cell>
              <table:table-cell office:value-type="float" office:value="145030">
                <text:p>145030</text:p>
              </table:table-cell>
              <table:table-cell office:value-type="float" office:value="39.8">
                <text:p>39.8</text:p>
              </table:table-cell>
              <table:table-cell office:value-type="float" office:value="145574">
                <text:p>14557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45255">
                <text:p>145255</text:p>
              </table:table-cell>
              <table:table-cell office:value-type="float" office:value="145255">
                <text:p>145255</text:p>
              </table:table-cell>
              <table:table-cell office:value-type="float" office:value="38.9">
                <text:p>38.9</text:p>
              </table:table-cell>
              <table:table-cell office:value-type="float" office:value="145799">
                <text:p>14579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45485">
                <text:p>145485</text:p>
              </table:table-cell>
              <table:table-cell office:value-type="float" office:value="145485">
                <text:p>145485</text:p>
              </table:table-cell>
              <table:table-cell office:value-type="float" office:value="35">
                <text:p>35</text:p>
              </table:table-cell>
              <table:table-cell office:value-type="float" office:value="146029">
                <text:p>146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5714">
                <text:p>145714</text:p>
              </table:table-cell>
              <table:table-cell office:value-type="float" office:value="145714">
                <text:p>145714</text:p>
              </table:table-cell>
              <table:table-cell office:value-type="float" office:value="29.4">
                <text:p>29.4</text:p>
              </table:table-cell>
              <table:table-cell office:value-type="float" office:value="146259">
                <text:p>146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5942">
                <text:p>145942</text:p>
              </table:table-cell>
              <table:table-cell office:value-type="float" office:value="145942">
                <text:p>145942</text:p>
              </table:table-cell>
              <table:table-cell office:value-type="float" office:value="28.4">
                <text:p>28.4</text:p>
              </table:table-cell>
              <table:table-cell office:value-type="float" office:value="146490">
                <text:p>14649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46174">
                <text:p>146174</text:p>
              </table:table-cell>
              <table:table-cell office:value-type="float" office:value="146174">
                <text:p>146174</text:p>
              </table:table-cell>
              <table:table-cell office:value-type="float" office:value="28.5">
                <text:p>28.5</text:p>
              </table:table-cell>
              <table:table-cell office:value-type="float" office:value="146722">
                <text:p>1467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46398">
                <text:p>146398</text:p>
              </table:table-cell>
              <table:table-cell office:value-type="float" office:value="146398">
                <text:p>146398</text:p>
              </table:table-cell>
              <table:table-cell office:value-type="float" office:value="28.7">
                <text:p>28.7</text:p>
              </table:table-cell>
              <table:table-cell office:value-type="float" office:value="146950">
                <text:p>14695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46629">
                <text:p>146629</text:p>
              </table:table-cell>
              <table:table-cell office:value-type="float" office:value="146629">
                <text:p>146629</text:p>
              </table:table-cell>
              <table:table-cell office:value-type="float" office:value="28.7">
                <text:p>28.7</text:p>
              </table:table-cell>
              <table:table-cell office:value-type="float" office:value="147176">
                <text:p>14717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46864">
                <text:p>146864</text:p>
              </table:table-cell>
              <table:table-cell office:value-type="float" office:value="146864">
                <text:p>146864</text:p>
              </table:table-cell>
              <table:table-cell office:value-type="float" office:value="28.7">
                <text:p>28.7</text:p>
              </table:table-cell>
              <table:table-cell office:value-type="float" office:value="147406">
                <text:p>14740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147090">
                <text:p>147090</text:p>
              </table:table-cell>
              <table:table-cell office:value-type="float" office:value="147090">
                <text:p>147090</text:p>
              </table:table-cell>
              <table:table-cell office:value-type="float" office:value="29.1">
                <text:p>29.1</text:p>
              </table:table-cell>
              <table:table-cell office:value-type="float" office:value="147634">
                <text:p>14763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147318">
                <text:p>147318</text:p>
              </table:table-cell>
              <table:table-cell office:value-type="float" office:value="147318">
                <text:p>147318</text:p>
              </table:table-cell>
              <table:table-cell office:value-type="float" office:value="29.1">
                <text:p>29.1</text:p>
              </table:table-cell>
              <table:table-cell office:value-type="float" office:value="147866">
                <text:p>14786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47549">
                <text:p>147549</text:p>
              </table:table-cell>
              <table:table-cell office:value-type="float" office:value="147549">
                <text:p>147549</text:p>
              </table:table-cell>
              <table:table-cell office:value-type="float" office:value="29.1">
                <text:p>29.1</text:p>
              </table:table-cell>
              <table:table-cell office:value-type="float" office:value="148099">
                <text:p>14809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47779">
                <text:p>147779</text:p>
              </table:table-cell>
              <table:table-cell office:value-type="float" office:value="147779">
                <text:p>147779</text:p>
              </table:table-cell>
              <table:table-cell office:value-type="float" office:value="29.1">
                <text:p>29.1</text:p>
              </table:table-cell>
              <table:table-cell office:value-type="float" office:value="148327">
                <text:p>14832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48003">
                <text:p>148003</text:p>
              </table:table-cell>
              <table:table-cell office:value-type="float" office:value="148003">
                <text:p>148003</text:p>
              </table:table-cell>
              <table:table-cell office:value-type="float" office:value="29.1">
                <text:p>29.1</text:p>
              </table:table-cell>
              <table:table-cell office:value-type="float" office:value="148560">
                <text:p>14856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48231">
                <text:p>148231</text:p>
              </table:table-cell>
              <table:table-cell office:value-type="float" office:value="148231">
                <text:p>148231</text:p>
              </table:table-cell>
              <table:table-cell office:value-type="float" office:value="29.1">
                <text:p>29.1</text:p>
              </table:table-cell>
              <table:table-cell office:value-type="float" office:value="148791">
                <text:p>14879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148458">
                <text:p>148458</text:p>
              </table:table-cell>
              <table:table-cell office:value-type="float" office:value="148458">
                <text:p>148458</text:p>
              </table:table-cell>
              <table:table-cell office:value-type="float" office:value="30.3">
                <text:p>30.3</text:p>
              </table:table-cell>
              <table:table-cell office:value-type="float" office:value="149018">
                <text:p>14901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48681">
                <text:p>148681</text:p>
              </table:table-cell>
              <table:table-cell office:value-type="float" office:value="148681">
                <text:p>148681</text:p>
              </table:table-cell>
              <table:table-cell office:value-type="float" office:value="29.9">
                <text:p>29.9</text:p>
              </table:table-cell>
              <table:table-cell office:value-type="float" office:value="149241">
                <text:p>14924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48911">
                <text:p>148911</text:p>
              </table:table-cell>
              <table:table-cell office:value-type="float" office:value="148911">
                <text:p>148911</text:p>
              </table:table-cell>
              <table:table-cell office:value-type="float" office:value="29.9">
                <text:p>29.9</text:p>
              </table:table-cell>
              <table:table-cell office:value-type="float" office:value="149473">
                <text:p>14947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49138">
                <text:p>149138</text:p>
              </table:table-cell>
              <table:table-cell office:value-type="float" office:value="149138">
                <text:p>149138</text:p>
              </table:table-cell>
              <table:table-cell office:value-type="float" office:value="30">
                <text:p>30</text:p>
              </table:table-cell>
              <table:table-cell office:value-type="float" office:value="149702">
                <text:p>14970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49364">
                <text:p>149364</text:p>
              </table:table-cell>
              <table:table-cell office:value-type="float" office:value="149364">
                <text:p>149364</text:p>
              </table:table-cell>
              <table:table-cell office:value-type="float" office:value="31.5">
                <text:p>31.5</text:p>
              </table:table-cell>
              <table:table-cell office:value-type="float" office:value="149932">
                <text:p>14993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49592">
                <text:p>149592</text:p>
              </table:table-cell>
              <table:table-cell office:value-type="float" office:value="149592">
                <text:p>149592</text:p>
              </table:table-cell>
              <table:table-cell office:value-type="float" office:value="31.5">
                <text:p>31.5</text:p>
              </table:table-cell>
              <table:table-cell office:value-type="float" office:value="150159">
                <text:p>15015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49816">
                <text:p>149816</text:p>
              </table:table-cell>
              <table:table-cell office:value-type="float" office:value="149816">
                <text:p>149816</text:p>
              </table:table-cell>
              <table:table-cell office:value-type="float" office:value="31.5">
                <text:p>31.5</text:p>
              </table:table-cell>
              <table:table-cell office:value-type="float" office:value="150389">
                <text:p>15038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50060">
                <text:p>150060</text:p>
              </table:table-cell>
              <table:table-cell office:value-type="float" office:value="150060">
                <text:p>150060</text:p>
              </table:table-cell>
              <table:table-cell office:value-type="float" office:value="29.9">
                <text:p>29.9</text:p>
              </table:table-cell>
              <table:table-cell office:value-type="float" office:value="150620">
                <text:p>15062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50287">
                <text:p>150287</text:p>
              </table:table-cell>
              <table:table-cell office:value-type="float" office:value="150287">
                <text:p>150287</text:p>
              </table:table-cell>
              <table:table-cell office:value-type="float" office:value="29.9">
                <text:p>29.9</text:p>
              </table:table-cell>
              <table:table-cell office:value-type="float" office:value="150848">
                <text:p>15084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50515">
                <text:p>150515</text:p>
              </table:table-cell>
              <table:table-cell office:value-type="float" office:value="150515">
                <text:p>150515</text:p>
              </table:table-cell>
              <table:table-cell office:value-type="float" office:value="29.9">
                <text:p>29.9</text:p>
              </table:table-cell>
              <table:table-cell office:value-type="float" office:value="151082">
                <text:p>15108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50747">
                <text:p>150747</text:p>
              </table:table-cell>
              <table:table-cell office:value-type="float" office:value="150747">
                <text:p>150747</text:p>
              </table:table-cell>
              <table:table-cell office:value-type="float" office:value="29.9">
                <text:p>29.9</text:p>
              </table:table-cell>
              <table:table-cell office:value-type="float" office:value="151309">
                <text:p>15130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50979">
                <text:p>150979</text:p>
              </table:table-cell>
              <table:table-cell office:value-type="float" office:value="150979">
                <text:p>150979</text:p>
              </table:table-cell>
              <table:table-cell office:value-type="float" office:value="29.9">
                <text:p>29.9</text:p>
              </table:table-cell>
              <table:table-cell office:value-type="float" office:value="151538">
                <text:p>15153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51208">
                <text:p>151208</text:p>
              </table:table-cell>
              <table:table-cell office:value-type="float" office:value="151208">
                <text:p>151208</text:p>
              </table:table-cell>
              <table:table-cell office:value-type="float" office:value="29.9">
                <text:p>29.9</text:p>
              </table:table-cell>
              <table:table-cell office:value-type="float" office:value="151768">
                <text:p>15176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51437">
                <text:p>151437</text:p>
              </table:table-cell>
              <table:table-cell office:value-type="float" office:value="151437">
                <text:p>151437</text:p>
              </table:table-cell>
              <table:table-cell office:value-type="float" office:value="29.9">
                <text:p>29.9</text:p>
              </table:table-cell>
              <table:table-cell office:value-type="float" office:value="151996">
                <text:p>15199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51667">
                <text:p>151667</text:p>
              </table:table-cell>
              <table:table-cell office:value-type="float" office:value="151667">
                <text:p>151667</text:p>
              </table:table-cell>
              <table:table-cell office:value-type="float" office:value="29.9">
                <text:p>29.9</text:p>
              </table:table-cell>
              <table:table-cell office:value-type="float" office:value="152224">
                <text:p>15222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51893">
                <text:p>151893</text:p>
              </table:table-cell>
              <table:table-cell office:value-type="float" office:value="151893">
                <text:p>151893</text:p>
              </table:table-cell>
              <table:table-cell office:value-type="float" office:value="29.9">
                <text:p>29.9</text:p>
              </table:table-cell>
              <table:table-cell office:value-type="float" office:value="152451">
                <text:p>15245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52128">
                <text:p>152128</text:p>
              </table:table-cell>
              <table:table-cell office:value-type="float" office:value="152128">
                <text:p>152128</text:p>
              </table:table-cell>
              <table:table-cell office:value-type="float" office:value="29.9">
                <text:p>29.9</text:p>
              </table:table-cell>
              <table:table-cell office:value-type="float" office:value="152680">
                <text:p>15268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52363">
                <text:p>152363</text:p>
              </table:table-cell>
              <table:table-cell office:value-type="float" office:value="152363">
                <text:p>152363</text:p>
              </table:table-cell>
              <table:table-cell office:value-type="float" office:value="29.9">
                <text:p>29.9</text:p>
              </table:table-cell>
              <table:table-cell office:value-type="float" office:value="152904">
                <text:p>15290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52602">
                <text:p>152602</text:p>
              </table:table-cell>
              <table:table-cell office:value-type="float" office:value="152602">
                <text:p>152602</text:p>
              </table:table-cell>
              <table:table-cell office:value-type="float" office:value="29.9">
                <text:p>29.9</text:p>
              </table:table-cell>
              <table:table-cell office:value-type="float" office:value="153136">
                <text:p>15313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52826">
                <text:p>152826</text:p>
              </table:table-cell>
              <table:table-cell office:value-type="float" office:value="152826">
                <text:p>152826</text:p>
              </table:table-cell>
              <table:table-cell office:value-type="float" office:value="29.9">
                <text:p>29.9</text:p>
              </table:table-cell>
              <table:table-cell office:value-type="float" office:value="153364">
                <text:p>15336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153051">
                <text:p>153051</text:p>
              </table:table-cell>
              <table:table-cell office:value-type="float" office:value="153051">
                <text:p>153051</text:p>
              </table:table-cell>
              <table:table-cell office:value-type="float" office:value="29.9">
                <text:p>29.9</text:p>
              </table:table-cell>
              <table:table-cell office:value-type="float" office:value="153595">
                <text:p>15359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153283">
                <text:p>153283</text:p>
              </table:table-cell>
              <table:table-cell office:value-type="float" office:value="153283">
                <text:p>153283</text:p>
              </table:table-cell>
              <table:table-cell office:value-type="float" office:value="29.9">
                <text:p>29.9</text:p>
              </table:table-cell>
              <table:table-cell office:value-type="float" office:value="153825">
                <text:p>15382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153513">
                <text:p>153513</text:p>
              </table:table-cell>
              <table:table-cell office:value-type="float" office:value="153513">
                <text:p>153513</text:p>
              </table:table-cell>
              <table:table-cell office:value-type="float" office:value="29.9">
                <text:p>29.9</text:p>
              </table:table-cell>
              <table:table-cell office:value-type="float" office:value="154056">
                <text:p>15405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153747">
                <text:p>153747</text:p>
              </table:table-cell>
              <table:table-cell office:value-type="float" office:value="153747">
                <text:p>153747</text:p>
              </table:table-cell>
              <table:table-cell office:value-type="float" office:value="29.9">
                <text:p>29.9</text:p>
              </table:table-cell>
              <table:table-cell office:value-type="float" office:value="154287">
                <text:p>15428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153979">
                <text:p>153979</text:p>
              </table:table-cell>
              <table:table-cell office:value-type="float" office:value="153979">
                <text:p>153979</text:p>
              </table:table-cell>
              <table:table-cell office:value-type="float" office:value="29.9">
                <text:p>29.9</text:p>
              </table:table-cell>
              <table:table-cell office:value-type="float" office:value="154514">
                <text:p>1545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54211">
                <text:p>154211</text:p>
              </table:table-cell>
              <table:table-cell office:value-type="float" office:value="154211">
                <text:p>154211</text:p>
              </table:table-cell>
              <table:table-cell office:value-type="float" office:value="29.9">
                <text:p>29.9</text:p>
              </table:table-cell>
              <table:table-cell office:value-type="float" office:value="154746">
                <text:p>15474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154445">
                <text:p>154445</text:p>
              </table:table-cell>
              <table:table-cell office:value-type="float" office:value="154445">
                <text:p>154445</text:p>
              </table:table-cell>
              <table:table-cell office:value-type="float" office:value="29.9">
                <text:p>29.9</text:p>
              </table:table-cell>
              <table:table-cell office:value-type="float" office:value="154969">
                <text:p>1549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4676">
                <text:p>154676</text:p>
              </table:table-cell>
              <table:table-cell office:value-type="float" office:value="154676">
                <text:p>154676</text:p>
              </table:table-cell>
              <table:table-cell office:value-type="float" office:value="29.9">
                <text:p>29.9</text:p>
              </table:table-cell>
              <table:table-cell office:value-type="float" office:value="155199">
                <text:p>1551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4904">
                <text:p>154904</text:p>
              </table:table-cell>
              <table:table-cell office:value-type="float" office:value="154904">
                <text:p>154904</text:p>
              </table:table-cell>
              <table:table-cell office:value-type="float" office:value="29.9">
                <text:p>29.9</text:p>
              </table:table-cell>
              <table:table-cell office:value-type="float" office:value="155430">
                <text:p>15543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55127">
                <text:p>155127</text:p>
              </table:table-cell>
              <table:table-cell office:value-type="float" office:value="155127">
                <text:p>155127</text:p>
              </table:table-cell>
              <table:table-cell office:value-type="float" office:value="29.9">
                <text:p>29.9</text:p>
              </table:table-cell>
              <table:table-cell office:value-type="float" office:value="155658">
                <text:p>15565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55358">
                <text:p>155358</text:p>
              </table:table-cell>
              <table:table-cell office:value-type="float" office:value="155358">
                <text:p>155358</text:p>
              </table:table-cell>
              <table:table-cell office:value-type="float" office:value="29.9">
                <text:p>29.9</text:p>
              </table:table-cell>
              <table:table-cell office:value-type="float" office:value="155883">
                <text:p>15588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155587">
                <text:p>155587</text:p>
              </table:table-cell>
              <table:table-cell office:value-type="float" office:value="155587">
                <text:p>155587</text:p>
              </table:table-cell>
              <table:table-cell office:value-type="float" office:value="29.9">
                <text:p>29.9</text:p>
              </table:table-cell>
              <table:table-cell office:value-type="float" office:value="156113">
                <text:p>15611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155814">
                <text:p>155814</text:p>
              </table:table-cell>
              <table:table-cell office:value-type="float" office:value="155814">
                <text:p>155814</text:p>
              </table:table-cell>
              <table:table-cell office:value-type="float" office:value="29.9">
                <text:p>29.9</text:p>
              </table:table-cell>
              <table:table-cell office:value-type="float" office:value="156342">
                <text:p>15634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56043">
                <text:p>156043</text:p>
              </table:table-cell>
              <table:table-cell office:value-type="float" office:value="156043">
                <text:p>156043</text:p>
              </table:table-cell>
              <table:table-cell office:value-type="float" office:value="29.9">
                <text:p>29.9</text:p>
              </table:table-cell>
              <table:table-cell office:value-type="float" office:value="156572">
                <text:p>15657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156270">
                <text:p>156270</text:p>
              </table:table-cell>
              <table:table-cell office:value-type="float" office:value="156270">
                <text:p>156270</text:p>
              </table:table-cell>
              <table:table-cell office:value-type="float" office:value="29.9">
                <text:p>29.9</text:p>
              </table:table-cell>
              <table:table-cell office:value-type="float" office:value="156804">
                <text:p>15680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56497">
                <text:p>156497</text:p>
              </table:table-cell>
              <table:table-cell office:value-type="float" office:value="156497">
                <text:p>156497</text:p>
              </table:table-cell>
              <table:table-cell office:value-type="float" office:value="29.9">
                <text:p>29.9</text:p>
              </table:table-cell>
              <table:table-cell office:value-type="float" office:value="157035">
                <text:p>15703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156728">
                <text:p>156728</text:p>
              </table:table-cell>
              <table:table-cell office:value-type="float" office:value="156728">
                <text:p>156728</text:p>
              </table:table-cell>
              <table:table-cell office:value-type="float" office:value="29.9">
                <text:p>29.9</text:p>
              </table:table-cell>
              <table:table-cell office:value-type="float" office:value="157263">
                <text:p>15726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56962">
                <text:p>156962</text:p>
              </table:table-cell>
              <table:table-cell office:value-type="float" office:value="156962">
                <text:p>156962</text:p>
              </table:table-cell>
              <table:table-cell office:value-type="float" office:value="29.9">
                <text:p>29.9</text:p>
              </table:table-cell>
              <table:table-cell office:value-type="float" office:value="157496">
                <text:p>157496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57191">
                <text:p>157191</text:p>
              </table:table-cell>
              <table:table-cell office:value-type="float" office:value="157191">
                <text:p>157191</text:p>
              </table:table-cell>
              <table:table-cell office:value-type="float" office:value="29.9">
                <text:p>29.9</text:p>
              </table:table-cell>
              <table:table-cell office:value-type="float" office:value="157723">
                <text:p>15772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57422">
                <text:p>157422</text:p>
              </table:table-cell>
              <table:table-cell office:value-type="float" office:value="157422">
                <text:p>157422</text:p>
              </table:table-cell>
              <table:table-cell office:value-type="float" office:value="29.9">
                <text:p>29.9</text:p>
              </table:table-cell>
              <table:table-cell office:value-type="float" office:value="157953">
                <text:p>15795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57651">
                <text:p>157651</text:p>
              </table:table-cell>
              <table:table-cell office:value-type="float" office:value="157651">
                <text:p>157651</text:p>
              </table:table-cell>
              <table:table-cell office:value-type="float" office:value="29.9">
                <text:p>29.9</text:p>
              </table:table-cell>
              <table:table-cell office:value-type="float" office:value="158185">
                <text:p>15818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157875">
                <text:p>157875</text:p>
              </table:table-cell>
              <table:table-cell office:value-type="float" office:value="157875">
                <text:p>157875</text:p>
              </table:table-cell>
              <table:table-cell office:value-type="float" office:value="29.9">
                <text:p>29.9</text:p>
              </table:table-cell>
              <table:table-cell office:value-type="float" office:value="158412">
                <text:p>15841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58112">
                <text:p>158112</text:p>
              </table:table-cell>
              <table:table-cell office:value-type="float" office:value="158112">
                <text:p>158112</text:p>
              </table:table-cell>
              <table:table-cell office:value-type="float" office:value="29.9">
                <text:p>29.9</text:p>
              </table:table-cell>
              <table:table-cell office:value-type="float" office:value="158642">
                <text:p>15864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158342">
                <text:p>158342</text:p>
              </table:table-cell>
              <table:table-cell office:value-type="float" office:value="158342">
                <text:p>158342</text:p>
              </table:table-cell>
              <table:table-cell office:value-type="float" office:value="29.9">
                <text:p>29.9</text:p>
              </table:table-cell>
              <table:table-cell office:value-type="float" office:value="158870">
                <text:p>15887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158569">
                <text:p>158569</text:p>
              </table:table-cell>
              <table:table-cell office:value-type="float" office:value="158569">
                <text:p>158569</text:p>
              </table:table-cell>
              <table:table-cell office:value-type="float" office:value="29.9">
                <text:p>29.9</text:p>
              </table:table-cell>
              <table:table-cell office:value-type="float" office:value="159101">
                <text:p>15910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158799">
                <text:p>158799</text:p>
              </table:table-cell>
              <table:table-cell office:value-type="float" office:value="158799">
                <text:p>158799</text:p>
              </table:table-cell>
              <table:table-cell office:value-type="float" office:value="29.9">
                <text:p>29.9</text:p>
              </table:table-cell>
              <table:table-cell office:value-type="float" office:value="159329">
                <text:p>1593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9023">
                <text:p>159023</text:p>
              </table:table-cell>
              <table:table-cell office:value-type="float" office:value="159023">
                <text:p>159023</text:p>
              </table:table-cell>
              <table:table-cell office:value-type="float" office:value="29.9">
                <text:p>29.9</text:p>
              </table:table-cell>
              <table:table-cell office:value-type="float" office:value="159557">
                <text:p>1595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9252">
                <text:p>159252</text:p>
              </table:table-cell>
              <table:table-cell office:value-type="float" office:value="159252">
                <text:p>159252</text:p>
              </table:table-cell>
              <table:table-cell office:value-type="float" office:value="29.9">
                <text:p>29.9</text:p>
              </table:table-cell>
              <table:table-cell office:value-type="float" office:value="159791">
                <text:p>15979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159486">
                <text:p>159486</text:p>
              </table:table-cell>
              <table:table-cell office:value-type="float" office:value="159486">
                <text:p>159486</text:p>
              </table:table-cell>
              <table:table-cell office:value-type="float" office:value="29.9">
                <text:p>29.9</text:p>
              </table:table-cell>
              <table:table-cell office:value-type="float" office:value="160022">
                <text:p>16002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59717">
                <text:p>159717</text:p>
              </table:table-cell>
              <table:table-cell office:value-type="float" office:value="159717">
                <text:p>159717</text:p>
              </table:table-cell>
              <table:table-cell office:value-type="float" office:value="29.7">
                <text:p>29.7</text:p>
              </table:table-cell>
              <table:table-cell office:value-type="float" office:value="160250">
                <text:p>16025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59945">
                <text:p>159945</text:p>
              </table:table-cell>
              <table:table-cell office:value-type="float" office:value="159945">
                <text:p>159945</text:p>
              </table:table-cell>
              <table:table-cell office:value-type="float" office:value="24.4">
                <text:p>24.4</text:p>
              </table:table-cell>
              <table:table-cell office:value-type="float" office:value="160474">
                <text:p>16047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60178">
                <text:p>160178</text:p>
              </table:table-cell>
              <table:table-cell office:value-type="float" office:value="160178">
                <text:p>160178</text:p>
              </table:table-cell>
              <table:table-cell office:value-type="float" office:value="20.3">
                <text:p>20.3</text:p>
              </table:table-cell>
              <table:table-cell office:value-type="float" office:value="160699">
                <text:p>16069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60404">
                <text:p>160404</text:p>
              </table:table-cell>
              <table:table-cell office:value-type="float" office:value="160404">
                <text:p>160404</text:p>
              </table:table-cell>
              <table:table-cell office:value-type="float" office:value="13.9">
                <text:p>13.9</text:p>
              </table:table-cell>
              <table:table-cell office:value-type="float" office:value="160926">
                <text:p>16092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60633">
                <text:p>160633</text:p>
              </table:table-cell>
              <table:table-cell office:value-type="float" office:value="160633">
                <text:p>160633</text:p>
              </table:table-cell>
              <table:table-cell office:value-type="float" office:value="9.4">
                <text:p>9.4</text:p>
              </table:table-cell>
              <table:table-cell office:value-type="float" office:value="161155">
                <text:p>16115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60856">
                <text:p>160856</text:p>
              </table:table-cell>
              <table:table-cell office:value-type="float" office:value="160856">
                <text:p>160856</text:p>
              </table:table-cell>
              <table:table-cell office:value-type="float" office:value="9.4">
                <text:p>9.4</text:p>
              </table:table-cell>
              <table:table-cell office:value-type="float" office:value="161384">
                <text:p>16138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61086">
                <text:p>161086</text:p>
              </table:table-cell>
              <table:table-cell office:value-type="float" office:value="161086">
                <text:p>161086</text:p>
              </table:table-cell>
              <table:table-cell office:value-type="float" office:value="9.4">
                <text:p>9.4</text:p>
              </table:table-cell>
              <table:table-cell office:value-type="float" office:value="161617">
                <text:p>16161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61317">
                <text:p>161317</text:p>
              </table:table-cell>
              <table:table-cell office:value-type="float" office:value="161317">
                <text:p>161317</text:p>
              </table:table-cell>
              <table:table-cell office:value-type="float" office:value="9.5">
                <text:p>9.5</text:p>
              </table:table-cell>
              <table:table-cell office:value-type="float" office:value="161845">
                <text:p>16184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61541">
                <text:p>161541</text:p>
              </table:table-cell>
              <table:table-cell office:value-type="float" office:value="161541">
                <text:p>161541</text:p>
              </table:table-cell>
              <table:table-cell office:value-type="float" office:value="9.5">
                <text:p>9.5</text:p>
              </table:table-cell>
              <table:table-cell office:value-type="float" office:value="162075">
                <text:p>16207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61768">
                <text:p>161768</text:p>
              </table:table-cell>
              <table:table-cell office:value-type="float" office:value="161768">
                <text:p>161768</text:p>
              </table:table-cell>
              <table:table-cell office:value-type="float" office:value="9.6">
                <text:p>9.6</text:p>
              </table:table-cell>
              <table:table-cell office:value-type="float" office:value="162301">
                <text:p>16230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61992">
                <text:p>161992</text:p>
              </table:table-cell>
              <table:table-cell office:value-type="float" office:value="161992">
                <text:p>161992</text:p>
              </table:table-cell>
              <table:table-cell office:value-type="float" office:value="9.6">
                <text:p>9.6</text:p>
              </table:table-cell>
              <table:table-cell office:value-type="float" office:value="162529">
                <text:p>16252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62224">
                <text:p>162224</text:p>
              </table:table-cell>
              <table:table-cell office:value-type="float" office:value="162224">
                <text:p>162224</text:p>
              </table:table-cell>
              <table:table-cell office:value-type="float" office:value="9.7">
                <text:p>9.7</text:p>
              </table:table-cell>
              <table:table-cell office:value-type="float" office:value="162753">
                <text:p>16275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62446">
                <text:p>162446</text:p>
              </table:table-cell>
              <table:table-cell office:value-type="float" office:value="162446">
                <text:p>162446</text:p>
              </table:table-cell>
              <table:table-cell office:value-type="float" office:value="9.7">
                <text:p>9.7</text:p>
              </table:table-cell>
              <table:table-cell office:value-type="float" office:value="162976">
                <text:p>16297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62675">
                <text:p>162675</text:p>
              </table:table-cell>
              <table:table-cell office:value-type="float" office:value="162675">
                <text:p>162675</text:p>
              </table:table-cell>
              <table:table-cell office:value-type="float" office:value="9.8">
                <text:p>9.8</text:p>
              </table:table-cell>
              <table:table-cell office:value-type="float" office:value="163202">
                <text:p>16320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162904">
                <text:p>162904</text:p>
              </table:table-cell>
              <table:table-cell office:value-type="float" office:value="162904">
                <text:p>162904</text:p>
              </table:table-cell>
              <table:table-cell office:value-type="float" office:value="9.8">
                <text:p>9.8</text:p>
              </table:table-cell>
              <table:table-cell office:value-type="float" office:value="163439">
                <text:p>16343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63132">
                <text:p>163132</text:p>
              </table:table-cell>
              <table:table-cell office:value-type="float" office:value="163132">
                <text:p>163132</text:p>
              </table:table-cell>
              <table:table-cell office:value-type="float" office:value="9.9">
                <text:p>9.9</text:p>
              </table:table-cell>
              <table:table-cell office:value-type="float" office:value="163668">
                <text:p>1636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3364">
                <text:p>163364</text:p>
              </table:table-cell>
              <table:table-cell office:value-type="float" office:value="163364">
                <text:p>163364</text:p>
              </table:table-cell>
              <table:table-cell office:value-type="float" office:value="9.9">
                <text:p>9.9</text:p>
              </table:table-cell>
              <table:table-cell office:value-type="float" office:value="163896">
                <text:p>16389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63588">
                <text:p>163588</text:p>
              </table:table-cell>
              <table:table-cell office:value-type="float" office:value="163588">
                <text:p>163588</text:p>
              </table:table-cell>
              <table:table-cell office:value-type="float" office:value="10">
                <text:p>10</text:p>
              </table:table-cell>
              <table:table-cell office:value-type="float" office:value="164129">
                <text:p>16412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63813">
                <text:p>163813</text:p>
              </table:table-cell>
              <table:table-cell office:value-type="float" office:value="163813">
                <text:p>163813</text:p>
              </table:table-cell>
              <table:table-cell office:value-type="float" office:value="10">
                <text:p>10</text:p>
              </table:table-cell>
              <table:table-cell office:value-type="float" office:value="164360">
                <text:p>16436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64038">
                <text:p>164038</text:p>
              </table:table-cell>
              <table:table-cell office:value-type="float" office:value="164038">
                <text:p>164038</text:p>
              </table:table-cell>
              <table:table-cell office:value-type="float" office:value="10.1">
                <text:p>10.1</text:p>
              </table:table-cell>
              <table:table-cell office:value-type="float" office:value="164588">
                <text:p>16458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64266">
                <text:p>164266</text:p>
              </table:table-cell>
              <table:table-cell office:value-type="float" office:value="164266">
                <text:p>164266</text:p>
              </table:table-cell>
              <table:table-cell office:value-type="float" office:value="10.1">
                <text:p>10.1</text:p>
              </table:table-cell>
              <table:table-cell office:value-type="float" office:value="164816">
                <text:p>16481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64494">
                <text:p>164494</text:p>
              </table:table-cell>
              <table:table-cell office:value-type="float" office:value="164494">
                <text:p>164494</text:p>
              </table:table-cell>
              <table:table-cell office:value-type="float" office:value="10.2">
                <text:p>10.2</text:p>
              </table:table-cell>
              <table:table-cell office:value-type="float" office:value="165044">
                <text:p>16504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64728">
                <text:p>164728</text:p>
              </table:table-cell>
              <table:table-cell office:value-type="float" office:value="164728">
                <text:p>164728</text:p>
              </table:table-cell>
              <table:table-cell office:value-type="float" office:value="10.2">
                <text:p>10.2</text:p>
              </table:table-cell>
              <table:table-cell office:value-type="float" office:value="165270">
                <text:p>16527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64960">
                <text:p>164960</text:p>
              </table:table-cell>
              <table:table-cell office:value-type="float" office:value="164960">
                <text:p>164960</text:p>
              </table:table-cell>
              <table:table-cell office:value-type="float" office:value="10.9">
                <text:p>10.9</text:p>
              </table:table-cell>
              <table:table-cell office:value-type="float" office:value="165498">
                <text:p>16549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165193">
                <text:p>165193</text:p>
              </table:table-cell>
              <table:table-cell office:value-type="float" office:value="165193">
                <text:p>165193</text:p>
              </table:table-cell>
              <table:table-cell office:value-type="float" office:value="11.2">
                <text:p>11.2</text:p>
              </table:table-cell>
              <table:table-cell office:value-type="float" office:value="165723">
                <text:p>1657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5421">
                <text:p>165421</text:p>
              </table:table-cell>
              <table:table-cell office:value-type="float" office:value="165421">
                <text:p>165421</text:p>
              </table:table-cell>
              <table:table-cell office:value-type="float" office:value="11.2">
                <text:p>11.2</text:p>
              </table:table-cell>
              <table:table-cell office:value-type="float" office:value="165952">
                <text:p>16595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165647">
                <text:p>165647</text:p>
              </table:table-cell>
              <table:table-cell office:value-type="float" office:value="165647">
                <text:p>165647</text:p>
              </table:table-cell>
              <table:table-cell office:value-type="float" office:value="11.2">
                <text:p>11.2</text:p>
              </table:table-cell>
              <table:table-cell office:value-type="float" office:value="166176">
                <text:p>166176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165877">
                <text:p>165877</text:p>
              </table:table-cell>
              <table:table-cell office:value-type="float" office:value="165877">
                <text:p>165877</text:p>
              </table:table-cell>
              <table:table-cell office:value-type="float" office:value="11.2">
                <text:p>11.2</text:p>
              </table:table-cell>
              <table:table-cell office:value-type="float" office:value="166406">
                <text:p>166406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166110">
                <text:p>166110</text:p>
              </table:table-cell>
              <table:table-cell office:value-type="float" office:value="166110">
                <text:p>166110</text:p>
              </table:table-cell>
              <table:table-cell office:value-type="float" office:value="11.2">
                <text:p>11.2</text:p>
              </table:table-cell>
              <table:table-cell office:value-type="float" office:value="166636">
                <text:p>16663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166340">
                <text:p>166340</text:p>
              </table:table-cell>
              <table:table-cell office:value-type="float" office:value="166340">
                <text:p>166340</text:p>
              </table:table-cell>
              <table:table-cell office:value-type="float" office:value="11.2">
                <text:p>11.2</text:p>
              </table:table-cell>
              <table:table-cell office:value-type="float" office:value="166860">
                <text:p>166860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166571">
                <text:p>166571</text:p>
              </table:table-cell>
              <table:table-cell office:value-type="float" office:value="166571">
                <text:p>166571</text:p>
              </table:table-cell>
              <table:table-cell office:value-type="float" office:value="11.2">
                <text:p>11.2</text:p>
              </table:table-cell>
              <table:table-cell office:value-type="float" office:value="167088">
                <text:p>16708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66797">
                <text:p>166797</text:p>
              </table:table-cell>
              <table:table-cell office:value-type="float" office:value="166797">
                <text:p>166797</text:p>
              </table:table-cell>
              <table:table-cell office:value-type="float" office:value="11.2">
                <text:p>11.2</text:p>
              </table:table-cell>
              <table:table-cell office:value-type="float" office:value="167314">
                <text:p>16731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67023">
                <text:p>167023</text:p>
              </table:table-cell>
              <table:table-cell office:value-type="float" office:value="167023">
                <text:p>167023</text:p>
              </table:table-cell>
              <table:table-cell office:value-type="float" office:value="11.2">
                <text:p>11.2</text:p>
              </table:table-cell>
              <table:table-cell office:value-type="float" office:value="167538">
                <text:p>16753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167249">
                <text:p>167249</text:p>
              </table:table-cell>
              <table:table-cell office:value-type="float" office:value="167249">
                <text:p>167249</text:p>
              </table:table-cell>
              <table:table-cell office:value-type="float" office:value="11.2">
                <text:p>11.2</text:p>
              </table:table-cell>
              <table:table-cell office:value-type="float" office:value="167768">
                <text:p>16776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167475">
                <text:p>167475</text:p>
              </table:table-cell>
              <table:table-cell office:value-type="float" office:value="167475">
                <text:p>167475</text:p>
              </table:table-cell>
              <table:table-cell office:value-type="float" office:value="11.2">
                <text:p>11.2</text:p>
              </table:table-cell>
              <table:table-cell office:value-type="float" office:value="168004">
                <text:p>168004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167703">
                <text:p>167703</text:p>
              </table:table-cell>
              <table:table-cell office:value-type="float" office:value="167703">
                <text:p>167703</text:p>
              </table:table-cell>
              <table:table-cell office:value-type="float" office:value="11.2">
                <text:p>11.2</text:p>
              </table:table-cell>
              <table:table-cell office:value-type="float" office:value="168230">
                <text:p>16823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167929">
                <text:p>167929</text:p>
              </table:table-cell>
              <table:table-cell office:value-type="float" office:value="167929">
                <text:p>167929</text:p>
              </table:table-cell>
              <table:table-cell office:value-type="float" office:value="11.2">
                <text:p>11.2</text:p>
              </table:table-cell>
              <table:table-cell office:value-type="float" office:value="168460">
                <text:p>16846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168155">
                <text:p>168155</text:p>
              </table:table-cell>
              <table:table-cell office:value-type="float" office:value="168155">
                <text:p>168155</text:p>
              </table:table-cell>
              <table:table-cell office:value-type="float" office:value="11.2">
                <text:p>11.2</text:p>
              </table:table-cell>
              <table:table-cell office:value-type="float" office:value="168685">
                <text:p>16868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168383">
                <text:p>168383</text:p>
              </table:table-cell>
              <table:table-cell office:value-type="float" office:value="168383">
                <text:p>168383</text:p>
              </table:table-cell>
              <table:table-cell office:value-type="float" office:value="11.2">
                <text:p>11.2</text:p>
              </table:table-cell>
              <table:table-cell office:value-type="float" office:value="168911">
                <text:p>168911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168615">
                <text:p>168615</text:p>
              </table:table-cell>
              <table:table-cell office:value-type="float" office:value="168615">
                <text:p>168615</text:p>
              </table:table-cell>
              <table:table-cell office:value-type="float" office:value="11.2">
                <text:p>11.2</text:p>
              </table:table-cell>
              <table:table-cell office:value-type="float" office:value="169138">
                <text:p>169138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168840">
                <text:p>168840</text:p>
              </table:table-cell>
              <table:table-cell office:value-type="float" office:value="168840">
                <text:p>168840</text:p>
              </table:table-cell>
              <table:table-cell office:value-type="float" office:value="11.2">
                <text:p>11.2</text:p>
              </table:table-cell>
              <table:table-cell office:value-type="float" office:value="169364">
                <text:p>169364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169069">
                <text:p>169069</text:p>
              </table:table-cell>
              <table:table-cell office:value-type="float" office:value="169069">
                <text:p>169069</text:p>
              </table:table-cell>
              <table:table-cell office:value-type="float" office:value="11.4">
                <text:p>11.4</text:p>
              </table:table-cell>
              <table:table-cell office:value-type="float" office:value="169596">
                <text:p>169596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169297">
                <text:p>169297</text:p>
              </table:table-cell>
              <table:table-cell office:value-type="float" office:value="169297">
                <text:p>169297</text:p>
              </table:table-cell>
              <table:table-cell office:value-type="float" office:value="12.3">
                <text:p>12.3</text:p>
              </table:table-cell>
              <table:table-cell office:value-type="float" office:value="169824">
                <text:p>169824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169531">
                <text:p>169531</text:p>
              </table:table-cell>
              <table:table-cell office:value-type="float" office:value="169531">
                <text:p>169531</text:p>
              </table:table-cell>
              <table:table-cell office:value-type="float" office:value="12.5">
                <text:p>12.5</text:p>
              </table:table-cell>
              <table:table-cell office:value-type="float" office:value="170050">
                <text:p>170050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169753">
                <text:p>169753</text:p>
              </table:table-cell>
              <table:table-cell office:value-type="float" office:value="169753">
                <text:p>169753</text:p>
              </table:table-cell>
              <table:table-cell office:value-type="float" office:value="12.2">
                <text:p>12.2</text:p>
              </table:table-cell>
              <table:table-cell office:value-type="float" office:value="170275">
                <text:p>170275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169978">
                <text:p>169978</text:p>
              </table:table-cell>
              <table:table-cell office:value-type="float" office:value="169978">
                <text:p>169978</text:p>
              </table:table-cell>
              <table:table-cell office:value-type="float" office:value="12.5">
                <text:p>12.5</text:p>
              </table:table-cell>
              <table:table-cell office:value-type="float" office:value="170504">
                <text:p>17050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170208">
                <text:p>170208</text:p>
              </table:table-cell>
              <table:table-cell office:value-type="float" office:value="170208">
                <text:p>170208</text:p>
              </table:table-cell>
              <table:table-cell office:value-type="float" office:value="11.7">
                <text:p>11.7</text:p>
              </table:table-cell>
              <table:table-cell office:value-type="float" office:value="170731">
                <text:p>1707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70435">
                <text:p>170435</text:p>
              </table:table-cell>
              <table:table-cell office:value-type="float" office:value="170435">
                <text:p>170435</text:p>
              </table:table-cell>
              <table:table-cell office:value-type="float" office:value="12.6">
                <text:p>12.6</text:p>
              </table:table-cell>
              <table:table-cell office:value-type="float" office:value="170961">
                <text:p>17096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170667">
                <text:p>170667</text:p>
              </table:table-cell>
              <table:table-cell office:value-type="float" office:value="170667">
                <text:p>170667</text:p>
              </table:table-cell>
              <table:table-cell office:value-type="float" office:value="12.6">
                <text:p>12.6</text:p>
              </table:table-cell>
              <table:table-cell office:value-type="float" office:value="171192">
                <text:p>171192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170893">
                <text:p>170893</text:p>
              </table:table-cell>
              <table:table-cell office:value-type="float" office:value="170893">
                <text:p>170893</text:p>
              </table:table-cell>
              <table:table-cell office:value-type="float" office:value="12.6">
                <text:p>12.6</text:p>
              </table:table-cell>
              <table:table-cell office:value-type="float" office:value="171421">
                <text:p>17142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171124">
                <text:p>171124</text:p>
              </table:table-cell>
              <table:table-cell office:value-type="float" office:value="171124">
                <text:p>171124</text:p>
              </table:table-cell>
              <table:table-cell office:value-type="float" office:value="12.8">
                <text:p>12.8</text:p>
              </table:table-cell>
              <table:table-cell office:value-type="float" office:value="171656">
                <text:p>171656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171353">
                <text:p>171353</text:p>
              </table:table-cell>
              <table:table-cell office:value-type="float" office:value="171353">
                <text:p>171353</text:p>
              </table:table-cell>
              <table:table-cell office:value-type="float" office:value="12.1">
                <text:p>12.1</text:p>
              </table:table-cell>
              <table:table-cell office:value-type="float" office:value="171883">
                <text:p>171883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171580">
                <text:p>171580</text:p>
              </table:table-cell>
              <table:table-cell office:value-type="float" office:value="171580">
                <text:p>171580</text:p>
              </table:table-cell>
              <table:table-cell office:value-type="float" office:value="12.8">
                <text:p>12.8</text:p>
              </table:table-cell>
              <table:table-cell office:value-type="float" office:value="172115">
                <text:p>172115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171810">
                <text:p>171810</text:p>
              </table:table-cell>
              <table:table-cell office:value-type="float" office:value="171810">
                <text:p>171810</text:p>
              </table:table-cell>
              <table:table-cell office:value-type="float" office:value="12.9">
                <text:p>12.9</text:p>
              </table:table-cell>
              <table:table-cell office:value-type="float" office:value="172345">
                <text:p>172345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72038">
                <text:p>172038</text:p>
              </table:table-cell>
              <table:table-cell office:value-type="float" office:value="172038">
                <text:p>172038</text:p>
              </table:table-cell>
              <table:table-cell office:value-type="float" office:value="12.9">
                <text:p>12.9</text:p>
              </table:table-cell>
              <table:table-cell office:value-type="float" office:value="172583">
                <text:p>17258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172267">
                <text:p>172267</text:p>
              </table:table-cell>
              <table:table-cell office:value-type="float" office:value="172267">
                <text:p>172267</text:p>
              </table:table-cell>
              <table:table-cell office:value-type="float" office:value="13">
                <text:p>13</text:p>
              </table:table-cell>
              <table:table-cell office:value-type="float" office:value="172811">
                <text:p>172811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172493">
                <text:p>172493</text:p>
              </table:table-cell>
              <table:table-cell office:value-type="float" office:value="172493">
                <text:p>172493</text:p>
              </table:table-cell>
              <table:table-cell office:value-type="float" office:value="12.6">
                <text:p>12.6</text:p>
              </table:table-cell>
              <table:table-cell office:value-type="float" office:value="173038">
                <text:p>17303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172717">
                <text:p>172717</text:p>
              </table:table-cell>
              <table:table-cell office:value-type="float" office:value="172717">
                <text:p>172717</text:p>
              </table:table-cell>
              <table:table-cell office:value-type="float" office:value="13.1">
                <text:p>13.1</text:p>
              </table:table-cell>
              <table:table-cell office:value-type="float" office:value="173272">
                <text:p>17327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172943">
                <text:p>172943</text:p>
              </table:table-cell>
              <table:table-cell office:value-type="float" office:value="172943">
                <text:p>172943</text:p>
              </table:table-cell>
              <table:table-cell office:value-type="float" office:value="12.2">
                <text:p>12.2</text:p>
              </table:table-cell>
              <table:table-cell office:value-type="float" office:value="173503">
                <text:p>17350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173176">
                <text:p>173176</text:p>
              </table:table-cell>
              <table:table-cell office:value-type="float" office:value="173176">
                <text:p>173176</text:p>
              </table:table-cell>
              <table:table-cell office:value-type="float" office:value="13.1">
                <text:p>13.1</text:p>
              </table:table-cell>
              <table:table-cell office:value-type="float" office:value="173730">
                <text:p>17373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173403">
                <text:p>173403</text:p>
              </table:table-cell>
              <table:table-cell office:value-type="float" office:value="173403">
                <text:p>173403</text:p>
              </table:table-cell>
              <table:table-cell office:value-type="float" office:value="13.3">
                <text:p>13.3</text:p>
              </table:table-cell>
              <table:table-cell office:value-type="float" office:value="173954">
                <text:p>17395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173638">
                <text:p>173638</text:p>
              </table:table-cell>
              <table:table-cell office:value-type="float" office:value="173638">
                <text:p>173638</text:p>
              </table:table-cell>
              <table:table-cell office:value-type="float" office:value="13.1">
                <text:p>13.1</text:p>
              </table:table-cell>
              <table:table-cell office:value-type="float" office:value="174183">
                <text:p>17418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173863">
                <text:p>173863</text:p>
              </table:table-cell>
              <table:table-cell office:value-type="float" office:value="173863">
                <text:p>173863</text:p>
              </table:table-cell>
              <table:table-cell office:value-type="float" office:value="13.3">
                <text:p>13.3</text:p>
              </table:table-cell>
              <table:table-cell office:value-type="float" office:value="174411">
                <text:p>17441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174087">
                <text:p>174087</text:p>
              </table:table-cell>
              <table:table-cell office:value-type="float" office:value="174087">
                <text:p>174087</text:p>
              </table:table-cell>
              <table:table-cell office:value-type="float" office:value="12.6">
                <text:p>12.6</text:p>
              </table:table-cell>
              <table:table-cell office:value-type="float" office:value="174633">
                <text:p>17463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174317">
                <text:p>174317</text:p>
              </table:table-cell>
              <table:table-cell office:value-type="float" office:value="174317">
                <text:p>174317</text:p>
              </table:table-cell>
              <table:table-cell office:value-type="float" office:value="13.4">
                <text:p>13.4</text:p>
              </table:table-cell>
              <table:table-cell office:value-type="float" office:value="174861">
                <text:p>174861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174547">
                <text:p>174547</text:p>
              </table:table-cell>
              <table:table-cell office:value-type="float" office:value="174547">
                <text:p>174547</text:p>
              </table:table-cell>
              <table:table-cell office:value-type="float" office:value="13.4">
                <text:p>13.4</text:p>
              </table:table-cell>
              <table:table-cell office:value-type="float" office:value="175086">
                <text:p>17508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174778">
                <text:p>174778</text:p>
              </table:table-cell>
              <table:table-cell office:value-type="float" office:value="174778">
                <text:p>174778</text:p>
              </table:table-cell>
              <table:table-cell office:value-type="float" office:value="13.5">
                <text:p>13.5</text:p>
              </table:table-cell>
              <table:table-cell office:value-type="float" office:value="175318">
                <text:p>17531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75003">
                <text:p>175003</text:p>
              </table:table-cell>
              <table:table-cell office:value-type="float" office:value="175003">
                <text:p>175003</text:p>
              </table:table-cell>
              <table:table-cell office:value-type="float" office:value="13.6">
                <text:p>13.6</text:p>
              </table:table-cell>
              <table:table-cell office:value-type="float" office:value="175546">
                <text:p>17554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175233">
                <text:p>175233</text:p>
              </table:table-cell>
              <table:table-cell office:value-type="float" office:value="175233">
                <text:p>175233</text:p>
              </table:table-cell>
              <table:table-cell office:value-type="float" office:value="13.1">
                <text:p>13.1</text:p>
              </table:table-cell>
              <table:table-cell office:value-type="float" office:value="175782">
                <text:p>17578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175465">
                <text:p>175465</text:p>
              </table:table-cell>
              <table:table-cell office:value-type="float" office:value="175465">
                <text:p>175465</text:p>
              </table:table-cell>
              <table:table-cell office:value-type="float" office:value="13.6">
                <text:p>13.6</text:p>
              </table:table-cell>
              <table:table-cell office:value-type="float" office:value="176010">
                <text:p>17601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75691">
                <text:p>175691</text:p>
              </table:table-cell>
              <table:table-cell office:value-type="float" office:value="175691">
                <text:p>175691</text:p>
              </table:table-cell>
              <table:table-cell office:value-type="float" office:value="13.1">
                <text:p>13.1</text:p>
              </table:table-cell>
              <table:table-cell office:value-type="float" office:value="176237">
                <text:p>17623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75918">
                <text:p>175918</text:p>
              </table:table-cell>
              <table:table-cell office:value-type="float" office:value="175918">
                <text:p>175918</text:p>
              </table:table-cell>
              <table:table-cell office:value-type="float" office:value="13.7">
                <text:p>13.7</text:p>
              </table:table-cell>
              <table:table-cell office:value-type="float" office:value="176459">
                <text:p>17645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76140">
                <text:p>176140</text:p>
              </table:table-cell>
              <table:table-cell office:value-type="float" office:value="176140">
                <text:p>176140</text:p>
              </table:table-cell>
              <table:table-cell office:value-type="float" office:value="13.8">
                <text:p>13.8</text:p>
              </table:table-cell>
              <table:table-cell office:value-type="float" office:value="176686">
                <text:p>17668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76365">
                <text:p>176365</text:p>
              </table:table-cell>
              <table:table-cell office:value-type="float" office:value="176365">
                <text:p>176365</text:p>
              </table:table-cell>
              <table:table-cell office:value-type="float" office:value="12.9">
                <text:p>12.9</text:p>
              </table:table-cell>
              <table:table-cell office:value-type="float" office:value="176916">
                <text:p>1769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76591">
                <text:p>176591</text:p>
              </table:table-cell>
              <table:table-cell office:value-type="float" office:value="176591">
                <text:p>176591</text:p>
              </table:table-cell>
              <table:table-cell office:value-type="float" office:value="13.2">
                <text:p>13.2</text:p>
              </table:table-cell>
              <table:table-cell office:value-type="float" office:value="177153">
                <text:p>1771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76813">
                <text:p>176813</text:p>
              </table:table-cell>
              <table:table-cell office:value-type="float" office:value="176813">
                <text:p>176813</text:p>
              </table:table-cell>
              <table:table-cell office:value-type="float" office:value="13.5">
                <text:p>13.5</text:p>
              </table:table-cell>
              <table:table-cell office:value-type="float" office:value="177380">
                <text:p>1773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7040">
                <text:p>177040</text:p>
              </table:table-cell>
              <table:table-cell office:value-type="float" office:value="177040">
                <text:p>177040</text:p>
              </table:table-cell>
              <table:table-cell office:value-type="float" office:value="13.8">
                <text:p>13.8</text:p>
              </table:table-cell>
              <table:table-cell office:value-type="float" office:value="177606">
                <text:p>1776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7271">
                <text:p>177271</text:p>
              </table:table-cell>
              <table:table-cell office:value-type="float" office:value="177271">
                <text:p>177271</text:p>
              </table:table-cell>
              <table:table-cell office:value-type="float" office:value="12.7">
                <text:p>12.7</text:p>
              </table:table-cell>
              <table:table-cell office:value-type="float" office:value="177840">
                <text:p>17784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77498">
                <text:p>177498</text:p>
              </table:table-cell>
              <table:table-cell office:value-type="float" office:value="177498">
                <text:p>177498</text:p>
              </table:table-cell>
              <table:table-cell office:value-type="float" office:value="11.9">
                <text:p>11.9</text:p>
              </table:table-cell>
              <table:table-cell office:value-type="float" office:value="178073">
                <text:p>17807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77726">
                <text:p>177726</text:p>
              </table:table-cell>
              <table:table-cell office:value-type="float" office:value="177726">
                <text:p>177726</text:p>
              </table:table-cell>
              <table:table-cell office:value-type="float" office:value="12.2">
                <text:p>12.2</text:p>
              </table:table-cell>
              <table:table-cell office:value-type="float" office:value="178308">
                <text:p>17830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77955">
                <text:p>177955</text:p>
              </table:table-cell>
              <table:table-cell office:value-type="float" office:value="177955">
                <text:p>177955</text:p>
              </table:table-cell>
              <table:table-cell office:value-type="float" office:value="12.2">
                <text:p>12.2</text:p>
              </table:table-cell>
              <table:table-cell office:value-type="float" office:value="178532">
                <text:p>17853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78185">
                <text:p>178185</text:p>
              </table:table-cell>
              <table:table-cell office:value-type="float" office:value="178185">
                <text:p>178185</text:p>
              </table:table-cell>
              <table:table-cell office:value-type="float" office:value="12.2">
                <text:p>12.2</text:p>
              </table:table-cell>
              <table:table-cell office:value-type="float" office:value="178758">
                <text:p>17875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178411">
                <text:p>178411</text:p>
              </table:table-cell>
              <table:table-cell office:value-type="float" office:value="178411">
                <text:p>178411</text:p>
              </table:table-cell>
              <table:table-cell office:value-type="float" office:value="12.2">
                <text:p>12.2</text:p>
              </table:table-cell>
              <table:table-cell office:value-type="float" office:value="178982">
                <text:p>17898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178643">
                <text:p>178643</text:p>
              </table:table-cell>
              <table:table-cell office:value-type="float" office:value="178643">
                <text:p>178643</text:p>
              </table:table-cell>
              <table:table-cell office:value-type="float" office:value="12.2">
                <text:p>12.2</text:p>
              </table:table-cell>
              <table:table-cell office:value-type="float" office:value="179211">
                <text:p>17921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78872">
                <text:p>178872</text:p>
              </table:table-cell>
              <table:table-cell office:value-type="float" office:value="178872">
                <text:p>178872</text:p>
              </table:table-cell>
              <table:table-cell office:value-type="float" office:value="12.2">
                <text:p>12.2</text:p>
              </table:table-cell>
              <table:table-cell office:value-type="float" office:value="179435">
                <text:p>1794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79099">
                <text:p>179099</text:p>
              </table:table-cell>
              <table:table-cell office:value-type="float" office:value="179099">
                <text:p>179099</text:p>
              </table:table-cell>
              <table:table-cell office:value-type="float" office:value="12.2">
                <text:p>12.2</text:p>
              </table:table-cell>
              <table:table-cell office:value-type="float" office:value="179666">
                <text:p>17966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79327">
                <text:p>179327</text:p>
              </table:table-cell>
              <table:table-cell office:value-type="float" office:value="179327">
                <text:p>179327</text:p>
              </table:table-cell>
              <table:table-cell office:value-type="float" office:value="12.2">
                <text:p>12.2</text:p>
              </table:table-cell>
              <table:table-cell office:value-type="float" office:value="179895">
                <text:p>17989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79557">
                <text:p>179557</text:p>
              </table:table-cell>
              <table:table-cell office:value-type="float" office:value="179557">
                <text:p>179557</text:p>
              </table:table-cell>
              <table:table-cell office:value-type="float" office:value="12.2">
                <text:p>12.2</text:p>
              </table:table-cell>
              <table:table-cell office:value-type="float" office:value="180121">
                <text:p>18012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179782">
                <text:p>179782</text:p>
              </table:table-cell>
              <table:table-cell office:value-type="float" office:value="179782">
                <text:p>179782</text:p>
              </table:table-cell>
              <table:table-cell office:value-type="float" office:value="12.2">
                <text:p>12.2</text:p>
              </table:table-cell>
              <table:table-cell office:value-type="float" office:value="180358">
                <text:p>18035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0007">
                <text:p>180007</text:p>
              </table:table-cell>
              <table:table-cell office:value-type="float" office:value="180007">
                <text:p>180007</text:p>
              </table:table-cell>
              <table:table-cell office:value-type="float" office:value="11.2">
                <text:p>11.2</text:p>
              </table:table-cell>
              <table:table-cell office:value-type="float" office:value="180585">
                <text:p>18058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180236">
                <text:p>180236</text:p>
              </table:table-cell>
              <table:table-cell office:value-type="float" office:value="180236">
                <text:p>180236</text:p>
              </table:table-cell>
              <table:table-cell office:value-type="float" office:value="9.3">
                <text:p>9.3</text:p>
              </table:table-cell>
              <table:table-cell office:value-type="float" office:value="180810">
                <text:p>18081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0464">
                <text:p>180464</text:p>
              </table:table-cell>
              <table:table-cell office:value-type="float" office:value="180464">
                <text:p>180464</text:p>
              </table:table-cell>
              <table:table-cell office:value-type="float" office:value="9.4">
                <text:p>9.4</text:p>
              </table:table-cell>
              <table:table-cell office:value-type="float" office:value="181046">
                <text:p>18104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0693">
                <text:p>180693</text:p>
              </table:table-cell>
              <table:table-cell office:value-type="float" office:value="180693">
                <text:p>180693</text:p>
              </table:table-cell>
              <table:table-cell office:value-type="float" office:value="9.4">
                <text:p>9.4</text:p>
              </table:table-cell>
              <table:table-cell office:value-type="float" office:value="181271">
                <text:p>18127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0919">
                <text:p>180919</text:p>
              </table:table-cell>
              <table:table-cell office:value-type="float" office:value="180919">
                <text:p>180919</text:p>
              </table:table-cell>
              <table:table-cell office:value-type="float" office:value="9.5">
                <text:p>9.5</text:p>
              </table:table-cell>
              <table:table-cell office:value-type="float" office:value="181499">
                <text:p>18149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1150">
                <text:p>181150</text:p>
              </table:table-cell>
              <table:table-cell office:value-type="float" office:value="181150">
                <text:p>181150</text:p>
              </table:table-cell>
              <table:table-cell office:value-type="float" office:value="9.5">
                <text:p>9.5</text:p>
              </table:table-cell>
              <table:table-cell office:value-type="float" office:value="181724">
                <text:p>18172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1379">
                <text:p>181379</text:p>
              </table:table-cell>
              <table:table-cell office:value-type="float" office:value="181379">
                <text:p>181379</text:p>
              </table:table-cell>
              <table:table-cell office:value-type="float" office:value="9.6">
                <text:p>9.6</text:p>
              </table:table-cell>
              <table:table-cell office:value-type="float" office:value="181955">
                <text:p>18195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1609">
                <text:p>181609</text:p>
              </table:table-cell>
              <table:table-cell office:value-type="float" office:value="181609">
                <text:p>181609</text:p>
              </table:table-cell>
              <table:table-cell office:value-type="float" office:value="9.6">
                <text:p>9.6</text:p>
              </table:table-cell>
              <table:table-cell office:value-type="float" office:value="182184">
                <text:p>18218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1832">
                <text:p>181832</text:p>
              </table:table-cell>
              <table:table-cell office:value-type="float" office:value="181832">
                <text:p>181832</text:p>
              </table:table-cell>
              <table:table-cell office:value-type="float" office:value="7">
                <text:p>7</text:p>
              </table:table-cell>
              <table:table-cell office:value-type="float" office:value="182413">
                <text:p>18241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2063">
                <text:p>182063</text:p>
              </table:table-cell>
              <table:table-cell office:value-type="float" office:value="182063">
                <text:p>182063</text:p>
              </table:table-cell>
              <table:table-cell office:value-type="float" office:value="6">
                <text:p>6</text:p>
              </table:table-cell>
              <table:table-cell office:value-type="float" office:value="182635">
                <text:p>18263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2295">
                <text:p>182295</text:p>
              </table:table-cell>
              <table:table-cell office:value-type="float" office:value="182295">
                <text:p>182295</text:p>
              </table:table-cell>
              <table:table-cell office:value-type="float" office:value="4.8">
                <text:p>4.8</text:p>
              </table:table-cell>
              <table:table-cell office:value-type="float" office:value="182859">
                <text:p>18285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2525">
                <text:p>182525</text:p>
              </table:table-cell>
              <table:table-cell office:value-type="float" office:value="182525">
                <text:p>182525</text:p>
              </table:table-cell>
              <table:table-cell office:value-type="float" office:value="1">
                <text:p>1</text:p>
              </table:table-cell>
              <table:table-cell office:value-type="float" office:value="183086">
                <text:p>18308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2752">
                <text:p>182752</text:p>
              </table:table-cell>
              <table:table-cell office:value-type="float" office:value="182752">
                <text:p>182752</text:p>
              </table:table-cell>
              <table:table-cell office:value-type="float" office:value="1">
                <text:p>1</text:p>
              </table:table-cell>
              <table:table-cell office:value-type="float" office:value="183319">
                <text:p>18331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2984">
                <text:p>182984</text:p>
              </table:table-cell>
              <table:table-cell office:value-type="float" office:value="182984">
                <text:p>182984</text:p>
              </table:table-cell>
              <table:table-cell office:value-type="float" office:value="1">
                <text:p>1</text:p>
              </table:table-cell>
              <table:table-cell office:value-type="float" office:value="183550">
                <text:p>18355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3212">
                <text:p>183212</text:p>
              </table:table-cell>
              <table:table-cell office:value-type="float" office:value="183212">
                <text:p>183212</text:p>
              </table:table-cell>
              <table:table-cell office:value-type="float" office:value="1.1">
                <text:p>1.1</text:p>
              </table:table-cell>
              <table:table-cell office:value-type="float" office:value="183775">
                <text:p>1837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3441">
                <text:p>183441</text:p>
              </table:table-cell>
              <table:table-cell office:value-type="float" office:value="183441">
                <text:p>183441</text:p>
              </table:table-cell>
              <table:table-cell office:value-type="float" office:value="1.1">
                <text:p>1.1</text:p>
              </table:table-cell>
              <table:table-cell office:value-type="float" office:value="184000">
                <text:p>1840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3668">
                <text:p>183668</text:p>
              </table:table-cell>
              <table:table-cell office:value-type="float" office:value="183668">
                <text:p>183668</text:p>
              </table:table-cell>
              <table:table-cell office:value-type="float" office:value="1.2">
                <text:p>1.2</text:p>
              </table:table-cell>
              <table:table-cell office:value-type="float" office:value="184226">
                <text:p>18422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83896">
                <text:p>183896</text:p>
              </table:table-cell>
              <table:table-cell office:value-type="float" office:value="183896">
                <text:p>183896</text:p>
              </table:table-cell>
              <table:table-cell office:value-type="float" office:value="1.2">
                <text:p>1.2</text:p>
              </table:table-cell>
              <table:table-cell office:value-type="float" office:value="184459">
                <text:p>18445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84119">
                <text:p>184119</text:p>
              </table:table-cell>
              <table:table-cell office:value-type="float" office:value="184119">
                <text:p>184119</text:p>
              </table:table-cell>
              <table:table-cell office:value-type="float" office:value="1.3">
                <text:p>1.3</text:p>
              </table:table-cell>
              <table:table-cell office:value-type="float" office:value="184685">
                <text:p>18468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184341">
                <text:p>184341</text:p>
              </table:table-cell>
              <table:table-cell office:value-type="float" office:value="184341">
                <text:p>184341</text:p>
              </table:table-cell>
              <table:table-cell office:value-type="float" office:value="1.3">
                <text:p>1.3</text:p>
              </table:table-cell>
              <table:table-cell office:value-type="float" office:value="184919">
                <text:p>18491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184565">
                <text:p>184565</text:p>
              </table:table-cell>
              <table:table-cell office:value-type="float" office:value="184565">
                <text:p>184565</text:p>
              </table:table-cell>
              <table:table-cell office:value-type="float" office:value="1.4">
                <text:p>1.4</text:p>
              </table:table-cell>
              <table:table-cell office:value-type="float" office:value="185146">
                <text:p>18514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184794">
                <text:p>184794</text:p>
              </table:table-cell>
              <table:table-cell office:value-type="float" office:value="184794">
                <text:p>184794</text:p>
              </table:table-cell>
              <table:table-cell office:value-type="float" office:value="1.4">
                <text:p>1.4</text:p>
              </table:table-cell>
              <table:table-cell office:value-type="float" office:value="185370">
                <text:p>18537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85015">
                <text:p>185015</text:p>
              </table:table-cell>
              <table:table-cell office:value-type="float" office:value="185015">
                <text:p>185015</text:p>
              </table:table-cell>
              <table:table-cell office:value-type="float" office:value="1.5">
                <text:p>1.5</text:p>
              </table:table-cell>
              <table:table-cell office:value-type="float" office:value="185603">
                <text:p>18560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185248">
                <text:p>185248</text:p>
              </table:table-cell>
              <table:table-cell office:value-type="float" office:value="185248">
                <text:p>185248</text:p>
              </table:table-cell>
              <table:table-cell office:value-type="float" office:value="2.1">
                <text:p>2.1</text:p>
              </table:table-cell>
              <table:table-cell office:value-type="float" office:value="185830">
                <text:p>18583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85477">
                <text:p>185477</text:p>
              </table:table-cell>
              <table:table-cell office:value-type="float" office:value="185477">
                <text:p>185477</text:p>
              </table:table-cell>
              <table:table-cell office:value-type="float" office:value="2.5">
                <text:p>2.5</text:p>
              </table:table-cell>
              <table:table-cell office:value-type="float" office:value="186063">
                <text:p>18606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185707">
                <text:p>185707</text:p>
              </table:table-cell>
              <table:table-cell office:value-type="float" office:value="185707">
                <text:p>185707</text:p>
              </table:table-cell>
              <table:table-cell office:value-type="float" office:value="2.5">
                <text:p>2.5</text:p>
              </table:table-cell>
              <table:table-cell office:value-type="float" office:value="186294">
                <text:p>1862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5935">
                <text:p>185935</text:p>
              </table:table-cell>
              <table:table-cell office:value-type="float" office:value="185935">
                <text:p>185935</text:p>
              </table:table-cell>
              <table:table-cell office:value-type="float" office:value="2.5">
                <text:p>2.5</text:p>
              </table:table-cell>
              <table:table-cell office:value-type="float" office:value="186520">
                <text:p>1865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6161">
                <text:p>186161</text:p>
              </table:table-cell>
              <table:table-cell office:value-type="float" office:value="186161">
                <text:p>186161</text:p>
              </table:table-cell>
              <table:table-cell office:value-type="float" office:value="2.5">
                <text:p>2.5</text:p>
              </table:table-cell>
              <table:table-cell office:value-type="float" office:value="186750">
                <text:p>18675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86387">
                <text:p>186387</text:p>
              </table:table-cell>
              <table:table-cell office:value-type="float" office:value="186387">
                <text:p>186387</text:p>
              </table:table-cell>
              <table:table-cell office:value-type="float" office:value="2.5">
                <text:p>2.5</text:p>
              </table:table-cell>
              <table:table-cell office:value-type="float" office:value="186980">
                <text:p>18698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186616">
                <text:p>186616</text:p>
              </table:table-cell>
              <table:table-cell office:value-type="float" office:value="186616">
                <text:p>186616</text:p>
              </table:table-cell>
              <table:table-cell office:value-type="float" office:value="2.5">
                <text:p>2.5</text:p>
              </table:table-cell>
              <table:table-cell office:value-type="float" office:value="187208">
                <text:p>18720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186846">
                <text:p>186846</text:p>
              </table:table-cell>
              <table:table-cell office:value-type="float" office:value="186846">
                <text:p>186846</text:p>
              </table:table-cell>
              <table:table-cell office:value-type="float" office:value="2.5">
                <text:p>2.5</text:p>
              </table:table-cell>
              <table:table-cell office:value-type="float" office:value="187438">
                <text:p>18743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87073">
                <text:p>187073</text:p>
              </table:table-cell>
              <table:table-cell office:value-type="float" office:value="187073">
                <text:p>187073</text:p>
              </table:table-cell>
              <table:table-cell office:value-type="float" office:value="2.5">
                <text:p>2.5</text:p>
              </table:table-cell>
              <table:table-cell office:value-type="float" office:value="187667">
                <text:p>18766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187302">
                <text:p>187302</text:p>
              </table:table-cell>
              <table:table-cell office:value-type="float" office:value="187302">
                <text:p>187302</text:p>
              </table:table-cell>
              <table:table-cell office:value-type="float" office:value="2.5">
                <text:p>2.5</text:p>
              </table:table-cell>
              <table:table-cell office:value-type="float" office:value="187894">
                <text:p>18789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187529">
                <text:p>187529</text:p>
              </table:table-cell>
              <table:table-cell office:value-type="float" office:value="187529">
                <text:p>187529</text:p>
              </table:table-cell>
              <table:table-cell office:value-type="float" office:value="2.5">
                <text:p>2.5</text:p>
              </table:table-cell>
              <table:table-cell office:value-type="float" office:value="188124">
                <text:p>18812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87753">
                <text:p>187753</text:p>
              </table:table-cell>
              <table:table-cell office:value-type="float" office:value="187753">
                <text:p>187753</text:p>
              </table:table-cell>
              <table:table-cell office:value-type="float" office:value="2.5">
                <text:p>2.5</text:p>
              </table:table-cell>
              <table:table-cell office:value-type="float" office:value="188356">
                <text:p>18835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187985">
                <text:p>187985</text:p>
              </table:table-cell>
              <table:table-cell office:value-type="float" office:value="187985">
                <text:p>187985</text:p>
              </table:table-cell>
              <table:table-cell office:value-type="float" office:value="2.5">
                <text:p>2.5</text:p>
              </table:table-cell>
              <table:table-cell office:value-type="float" office:value="188582">
                <text:p>18858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88209">
                <text:p>188209</text:p>
              </table:table-cell>
              <table:table-cell office:value-type="float" office:value="188209">
                <text:p>188209</text:p>
              </table:table-cell>
              <table:table-cell office:value-type="float" office:value="2.5">
                <text:p>2.5</text:p>
              </table:table-cell>
              <table:table-cell office:value-type="float" office:value="188812">
                <text:p>18881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88435">
                <text:p>188435</text:p>
              </table:table-cell>
              <table:table-cell office:value-type="float" office:value="188435">
                <text:p>188435</text:p>
              </table:table-cell>
              <table:table-cell office:value-type="float" office:value="2.5">
                <text:p>2.5</text:p>
              </table:table-cell>
              <table:table-cell office:value-type="float" office:value="189038">
                <text:p>18903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88658">
                <text:p>188658</text:p>
              </table:table-cell>
              <table:table-cell office:value-type="float" office:value="188658">
                <text:p>188658</text:p>
              </table:table-cell>
              <table:table-cell office:value-type="float" office:value="2.5">
                <text:p>2.5</text:p>
              </table:table-cell>
              <table:table-cell office:value-type="float" office:value="189271">
                <text:p>18927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88885">
                <text:p>188885</text:p>
              </table:table-cell>
              <table:table-cell office:value-type="float" office:value="188885">
                <text:p>188885</text:p>
              </table:table-cell>
              <table:table-cell office:value-type="float" office:value="2.5">
                <text:p>2.5</text:p>
              </table:table-cell>
              <table:table-cell office:value-type="float" office:value="189504">
                <text:p>18950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89109">
                <text:p>189109</text:p>
              </table:table-cell>
              <table:table-cell office:value-type="float" office:value="189109">
                <text:p>189109</text:p>
              </table:table-cell>
              <table:table-cell office:value-type="float" office:value="2.7">
                <text:p>2.7</text:p>
              </table:table-cell>
              <table:table-cell office:value-type="float" office:value="189722">
                <text:p>18972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189336">
                <text:p>189336</text:p>
              </table:table-cell>
              <table:table-cell office:value-type="float" office:value="189336">
                <text:p>189336</text:p>
              </table:table-cell>
              <table:table-cell office:value-type="float" office:value="3.6">
                <text:p>3.6</text:p>
              </table:table-cell>
              <table:table-cell office:value-type="float" office:value="189946">
                <text:p>189946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189563">
                <text:p>189563</text:p>
              </table:table-cell>
              <table:table-cell office:value-type="float" office:value="189563">
                <text:p>189563</text:p>
              </table:table-cell>
              <table:table-cell office:value-type="float" office:value="3.7">
                <text:p>3.7</text:p>
              </table:table-cell>
              <table:table-cell office:value-type="float" office:value="190175">
                <text:p>19017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189796">
                <text:p>189796</text:p>
              </table:table-cell>
              <table:table-cell office:value-type="float" office:value="189796">
                <text:p>189796</text:p>
              </table:table-cell>
              <table:table-cell office:value-type="float" office:value="3.7">
                <text:p>3.7</text:p>
              </table:table-cell>
              <table:table-cell office:value-type="float" office:value="190400">
                <text:p>19040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190022">
                <text:p>190022</text:p>
              </table:table-cell>
              <table:table-cell office:value-type="float" office:value="190022">
                <text:p>190022</text:p>
              </table:table-cell>
              <table:table-cell office:value-type="float" office:value="3.7">
                <text:p>3.7</text:p>
              </table:table-cell>
              <table:table-cell office:value-type="float" office:value="190630">
                <text:p>19063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90245">
                <text:p>190245</text:p>
              </table:table-cell>
              <table:table-cell office:value-type="float" office:value="190245">
                <text:p>190245</text:p>
              </table:table-cell>
              <table:table-cell office:value-type="float" office:value="3.1">
                <text:p>3.1</text:p>
              </table:table-cell>
              <table:table-cell office:value-type="float" office:value="190863">
                <text:p>19086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90475">
                <text:p>190475</text:p>
              </table:table-cell>
              <table:table-cell office:value-type="float" office:value="190475">
                <text:p>190475</text:p>
              </table:table-cell>
              <table:table-cell office:value-type="float" office:value="3.8">
                <text:p>3.8</text:p>
              </table:table-cell>
              <table:table-cell office:value-type="float" office:value="191097">
                <text:p>1910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0702">
                <text:p>190702</text:p>
              </table:table-cell>
              <table:table-cell office:value-type="float" office:value="190702">
                <text:p>190702</text:p>
              </table:table-cell>
              <table:table-cell office:value-type="float" office:value="3.9">
                <text:p>3.9</text:p>
              </table:table-cell>
              <table:table-cell office:value-type="float" office:value="191318">
                <text:p>1913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0929">
                <text:p>190929</text:p>
              </table:table-cell>
              <table:table-cell office:value-type="float" office:value="190929">
                <text:p>190929</text:p>
              </table:table-cell>
              <table:table-cell office:value-type="float" office:value="3.9">
                <text:p>3.9</text:p>
              </table:table-cell>
              <table:table-cell office:value-type="float" office:value="191538">
                <text:p>19153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191153">
                <text:p>191153</text:p>
              </table:table-cell>
              <table:table-cell office:value-type="float" office:value="191153">
                <text:p>191153</text:p>
              </table:table-cell>
              <table:table-cell office:value-type="float" office:value="3.9">
                <text:p>3.9</text:p>
              </table:table-cell>
              <table:table-cell office:value-type="float" office:value="191768">
                <text:p>19176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91380">
                <text:p>191380</text:p>
              </table:table-cell>
              <table:table-cell office:value-type="float" office:value="191380">
                <text:p>191380</text:p>
              </table:table-cell>
              <table:table-cell office:value-type="float" office:value="3.4">
                <text:p>3.4</text:p>
              </table:table-cell>
              <table:table-cell office:value-type="float" office:value="191994">
                <text:p>19199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91610">
                <text:p>191610</text:p>
              </table:table-cell>
              <table:table-cell office:value-type="float" office:value="191610">
                <text:p>191610</text:p>
              </table:table-cell>
              <table:table-cell office:value-type="float" office:value="4">
                <text:p>4</text:p>
              </table:table-cell>
              <table:table-cell office:value-type="float" office:value="192222">
                <text:p>19222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91836">
                <text:p>191836</text:p>
              </table:table-cell>
              <table:table-cell office:value-type="float" office:value="191836">
                <text:p>191836</text:p>
              </table:table-cell>
              <table:table-cell office:value-type="float" office:value="4.2">
                <text:p>4.2</text:p>
              </table:table-cell>
              <table:table-cell office:value-type="float" office:value="192455">
                <text:p>19245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92071">
                <text:p>192071</text:p>
              </table:table-cell>
              <table:table-cell office:value-type="float" office:value="192071">
                <text:p>192071</text:p>
              </table:table-cell>
              <table:table-cell office:value-type="float" office:value="4.2">
                <text:p>4.2</text:p>
              </table:table-cell>
              <table:table-cell office:value-type="float" office:value="192677">
                <text:p>19267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92301">
                <text:p>192301</text:p>
              </table:table-cell>
              <table:table-cell office:value-type="float" office:value="192301">
                <text:p>192301</text:p>
              </table:table-cell>
              <table:table-cell office:value-type="float" office:value="4.2">
                <text:p>4.2</text:p>
              </table:table-cell>
              <table:table-cell office:value-type="float" office:value="192909">
                <text:p>19290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92530">
                <text:p>192530</text:p>
              </table:table-cell>
              <table:table-cell office:value-type="float" office:value="192530">
                <text:p>192530</text:p>
              </table:table-cell>
              <table:table-cell office:value-type="float" office:value="3.9">
                <text:p>3.9</text:p>
              </table:table-cell>
              <table:table-cell office:value-type="float" office:value="193134">
                <text:p>19313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92767">
                <text:p>192767</text:p>
              </table:table-cell>
              <table:table-cell office:value-type="float" office:value="192767">
                <text:p>192767</text:p>
              </table:table-cell>
              <table:table-cell office:value-type="float" office:value="4.3">
                <text:p>4.3</text:p>
              </table:table-cell>
              <table:table-cell office:value-type="float" office:value="193363">
                <text:p>19336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92989">
                <text:p>192989</text:p>
              </table:table-cell>
              <table:table-cell office:value-type="float" office:value="192989">
                <text:p>192989</text:p>
              </table:table-cell>
              <table:table-cell office:value-type="float" office:value="3.5">
                <text:p>3.5</text:p>
              </table:table-cell>
              <table:table-cell office:value-type="float" office:value="193590">
                <text:p>19359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93216">
                <text:p>193216</text:p>
              </table:table-cell>
              <table:table-cell office:value-type="float" office:value="193216">
                <text:p>193216</text:p>
              </table:table-cell>
              <table:table-cell office:value-type="float" office:value="4.4">
                <text:p>4.4</text:p>
              </table:table-cell>
              <table:table-cell office:value-type="float" office:value="193819">
                <text:p>19381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93448">
                <text:p>193448</text:p>
              </table:table-cell>
              <table:table-cell office:value-type="float" office:value="193448">
                <text:p>193448</text:p>
              </table:table-cell>
              <table:table-cell office:value-type="float" office:value="4.5">
                <text:p>4.5</text:p>
              </table:table-cell>
              <table:table-cell office:value-type="float" office:value="194042">
                <text:p>19404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93676">
                <text:p>193676</text:p>
              </table:table-cell>
              <table:table-cell office:value-type="float" office:value="193676">
                <text:p>193676</text:p>
              </table:table-cell>
              <table:table-cell office:value-type="float" office:value="4.3">
                <text:p>4.3</text:p>
              </table:table-cell>
              <table:table-cell office:value-type="float" office:value="194268">
                <text:p>19426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93903">
                <text:p>193903</text:p>
              </table:table-cell>
              <table:table-cell office:value-type="float" office:value="193903">
                <text:p>193903</text:p>
              </table:table-cell>
              <table:table-cell office:value-type="float" office:value="4.5">
                <text:p>4.5</text:p>
              </table:table-cell>
              <table:table-cell office:value-type="float" office:value="194494">
                <text:p>19449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94133">
                <text:p>194133</text:p>
              </table:table-cell>
              <table:table-cell office:value-type="float" office:value="194133">
                <text:p>194133</text:p>
              </table:table-cell>
              <table:table-cell office:value-type="float" office:value="3.8">
                <text:p>3.8</text:p>
              </table:table-cell>
              <table:table-cell office:value-type="float" office:value="194716">
                <text:p>19471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194360">
                <text:p>194360</text:p>
              </table:table-cell>
              <table:table-cell office:value-type="float" office:value="194360">
                <text:p>194360</text:p>
              </table:table-cell>
              <table:table-cell office:value-type="float" office:value="4.6">
                <text:p>4.6</text:p>
              </table:table-cell>
              <table:table-cell office:value-type="float" office:value="194941">
                <text:p>19494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94586">
                <text:p>194586</text:p>
              </table:table-cell>
              <table:table-cell office:value-type="float" office:value="194586">
                <text:p>194586</text:p>
              </table:table-cell>
              <table:table-cell office:value-type="float" office:value="4.7">
                <text:p>4.7</text:p>
              </table:table-cell>
              <table:table-cell office:value-type="float" office:value="195169">
                <text:p>19516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94821">
                <text:p>194821</text:p>
              </table:table-cell>
              <table:table-cell office:value-type="float" office:value="194821">
                <text:p>194821</text:p>
              </table:table-cell>
              <table:table-cell office:value-type="float" office:value="4.7">
                <text:p>4.7</text:p>
              </table:table-cell>
              <table:table-cell office:value-type="float" office:value="195398">
                <text:p>19539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95047">
                <text:p>195047</text:p>
              </table:table-cell>
              <table:table-cell office:value-type="float" office:value="195047">
                <text:p>195047</text:p>
              </table:table-cell>
              <table:table-cell office:value-type="float" office:value="4.7">
                <text:p>4.7</text:p>
              </table:table-cell>
              <table:table-cell office:value-type="float" office:value="195623">
                <text:p>19562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95270">
                <text:p>195270</text:p>
              </table:table-cell>
              <table:table-cell office:value-type="float" office:value="195270">
                <text:p>195270</text:p>
              </table:table-cell>
              <table:table-cell office:value-type="float" office:value="4.2">
                <text:p>4.2</text:p>
              </table:table-cell>
              <table:table-cell office:value-type="float" office:value="195846">
                <text:p>19584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95497">
                <text:p>195497</text:p>
              </table:table-cell>
              <table:table-cell office:value-type="float" office:value="195497">
                <text:p>195497</text:p>
              </table:table-cell>
              <table:table-cell office:value-type="float" office:value="4.9">
                <text:p>4.9</text:p>
              </table:table-cell>
              <table:table-cell office:value-type="float" office:value="196072">
                <text:p>19607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95726">
                <text:p>195726</text:p>
              </table:table-cell>
              <table:table-cell office:value-type="float" office:value="195726">
                <text:p>195726</text:p>
              </table:table-cell>
              <table:table-cell office:value-type="float" office:value="5">
                <text:p>5</text:p>
              </table:table-cell>
              <table:table-cell office:value-type="float" office:value="196297">
                <text:p>19629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95954">
                <text:p>195954</text:p>
              </table:table-cell>
              <table:table-cell office:value-type="float" office:value="195954">
                <text:p>195954</text:p>
              </table:table-cell>
              <table:table-cell office:value-type="float" office:value="5">
                <text:p>5</text:p>
              </table:table-cell>
              <table:table-cell office:value-type="float" office:value="196521">
                <text:p>196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6181">
                <text:p>196181</text:p>
              </table:table-cell>
              <table:table-cell office:value-type="float" office:value="196181">
                <text:p>196181</text:p>
              </table:table-cell>
              <table:table-cell office:value-type="float" office:value="5">
                <text:p>5</text:p>
              </table:table-cell>
              <table:table-cell office:value-type="float" office:value="196752">
                <text:p>196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6411">
                <text:p>196411</text:p>
              </table:table-cell>
              <table:table-cell office:value-type="float" office:value="196411">
                <text:p>196411</text:p>
              </table:table-cell>
              <table:table-cell office:value-type="float" office:value="2.9">
                <text:p>2.9</text:p>
              </table:table-cell>
              <table:table-cell office:value-type="float" office:value="196978">
                <text:p>1969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96641">
                <text:p>196641</text:p>
              </table:table-cell>
              <table:table-cell office:value-type="float" office:value="196641">
                <text:p>196641</text:p>
              </table:table-cell>
              <table:table-cell office:value-type="float" office:value="4.3">
                <text:p>4.3</text:p>
              </table:table-cell>
              <table:table-cell office:value-type="float" office:value="197202">
                <text:p>1972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96867">
                <text:p>196867</text:p>
              </table:table-cell>
              <table:table-cell office:value-type="float" office:value="196867">
                <text:p>196867</text:p>
              </table:table-cell>
              <table:table-cell office:value-type="float" office:value="3.1">
                <text:p>3.1</text:p>
              </table:table-cell>
              <table:table-cell office:value-type="float" office:value="197428">
                <text:p>19742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97094">
                <text:p>197094</text:p>
              </table:table-cell>
              <table:table-cell office:value-type="float" office:value="197094">
                <text:p>197094</text:p>
              </table:table-cell>
              <table:table-cell office:value-type="float" office:value="3.5">
                <text:p>3.5</text:p>
              </table:table-cell>
              <table:table-cell office:value-type="float" office:value="197656">
                <text:p>1976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97320">
                <text:p>197320</text:p>
              </table:table-cell>
              <table:table-cell office:value-type="float" office:value="197320">
                <text:p>197320</text:p>
              </table:table-cell>
              <table:table-cell office:value-type="float" office:value="3.5">
                <text:p>3.5</text:p>
              </table:table-cell>
              <table:table-cell office:value-type="float" office:value="197881">
                <text:p>19788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197546">
                <text:p>197546</text:p>
              </table:table-cell>
              <table:table-cell office:value-type="float" office:value="197546">
                <text:p>197546</text:p>
              </table:table-cell>
              <table:table-cell office:value-type="float" office:value="3.5">
                <text:p>3.5</text:p>
              </table:table-cell>
              <table:table-cell office:value-type="float" office:value="198106">
                <text:p>19810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197774">
                <text:p>197774</text:p>
              </table:table-cell>
              <table:table-cell office:value-type="float" office:value="197774">
                <text:p>197774</text:p>
              </table:table-cell>
              <table:table-cell office:value-type="float" office:value="3.5">
                <text:p>3.5</text:p>
              </table:table-cell>
              <table:table-cell office:value-type="float" office:value="198326">
                <text:p>19832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98007">
                <text:p>198007</text:p>
              </table:table-cell>
              <table:table-cell office:value-type="float" office:value="198007">
                <text:p>198007</text:p>
              </table:table-cell>
              <table:table-cell office:value-type="float" office:value="3.5">
                <text:p>3.5</text:p>
              </table:table-cell>
              <table:table-cell office:value-type="float" office:value="198554">
                <text:p>19855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98238">
                <text:p>198238</text:p>
              </table:table-cell>
              <table:table-cell office:value-type="float" office:value="198238">
                <text:p>198238</text:p>
              </table:table-cell>
              <table:table-cell office:value-type="float" office:value="3.5">
                <text:p>3.5</text:p>
              </table:table-cell>
              <table:table-cell office:value-type="float" office:value="198784">
                <text:p>19878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98464">
                <text:p>198464</text:p>
              </table:table-cell>
              <table:table-cell office:value-type="float" office:value="198464">
                <text:p>198464</text:p>
              </table:table-cell>
              <table:table-cell office:value-type="float" office:value="3.5">
                <text:p>3.5</text:p>
              </table:table-cell>
              <table:table-cell office:value-type="float" office:value="199013">
                <text:p>19901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98688">
                <text:p>198688</text:p>
              </table:table-cell>
              <table:table-cell office:value-type="float" office:value="198688">
                <text:p>198688</text:p>
              </table:table-cell>
              <table:table-cell office:value-type="float" office:value="3.5">
                <text:p>3.5</text:p>
              </table:table-cell>
              <table:table-cell office:value-type="float" office:value="199242">
                <text:p>19924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98915">
                <text:p>198915</text:p>
              </table:table-cell>
              <table:table-cell office:value-type="float" office:value="198915">
                <text:p>198915</text:p>
              </table:table-cell>
              <table:table-cell office:value-type="float" office:value="3.5">
                <text:p>3.5</text:p>
              </table:table-cell>
              <table:table-cell office:value-type="float" office:value="199475">
                <text:p>19947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199141">
                <text:p>199141</text:p>
              </table:table-cell>
              <table:table-cell office:value-type="float" office:value="199141">
                <text:p>199141</text:p>
              </table:table-cell>
              <table:table-cell office:value-type="float" office:value="3.5">
                <text:p>3.5</text:p>
              </table:table-cell>
              <table:table-cell office:value-type="float" office:value="199706">
                <text:p>199706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199367">
                <text:p>199367</text:p>
              </table:table-cell>
              <table:table-cell office:value-type="float" office:value="199367">
                <text:p>199367</text:p>
              </table:table-cell>
              <table:table-cell office:value-type="float" office:value="3.5">
                <text:p>3.5</text:p>
              </table:table-cell>
              <table:table-cell office:value-type="float" office:value="199935">
                <text:p>19993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99601">
                <text:p>199601</text:p>
              </table:table-cell>
              <table:table-cell office:value-type="float" office:value="199601">
                <text:p>199601</text:p>
              </table:table-cell>
              <table:table-cell office:value-type="float" office:value="3.5">
                <text:p>3.5</text:p>
              </table:table-cell>
              <table:table-cell office:value-type="float" office:value="200166">
                <text:p>20016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99833">
                <text:p>199833</text:p>
              </table:table-cell>
              <table:table-cell office:value-type="float" office:value="199833">
                <text:p>199833</text:p>
              </table:table-cell>
              <table:table-cell office:value-type="float" office:value="3.5">
                <text:p>3.5</text:p>
              </table:table-cell>
              <table:table-cell office:value-type="float" office:value="200394">
                <text:p>20039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059">
                <text:p>200059</text:p>
              </table:table-cell>
              <table:table-cell office:value-type="float" office:value="200059">
                <text:p>200059</text:p>
              </table:table-cell>
              <table:table-cell office:value-type="float" office:value="3.5">
                <text:p>3.5</text:p>
              </table:table-cell>
              <table:table-cell office:value-type="float" office:value="200619">
                <text:p>20061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288">
                <text:p>200288</text:p>
              </table:table-cell>
              <table:table-cell office:value-type="float" office:value="200288">
                <text:p>200288</text:p>
              </table:table-cell>
              <table:table-cell office:value-type="float" office:value="3.5">
                <text:p>3.5</text:p>
              </table:table-cell>
              <table:table-cell office:value-type="float" office:value="200849">
                <text:p>20084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515">
                <text:p>200515</text:p>
              </table:table-cell>
              <table:table-cell office:value-type="float" office:value="200515">
                <text:p>200515</text:p>
              </table:table-cell>
              <table:table-cell office:value-type="float" office:value="4.4">
                <text:p>4.4</text:p>
              </table:table-cell>
              <table:table-cell office:value-type="float" office:value="201080">
                <text:p>20108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738">
                <text:p>200738</text:p>
              </table:table-cell>
              <table:table-cell office:value-type="float" office:value="200738">
                <text:p>200738</text:p>
              </table:table-cell>
              <table:table-cell office:value-type="float" office:value="2.7">
                <text:p>2.7</text:p>
              </table:table-cell>
              <table:table-cell office:value-type="float" office:value="201310">
                <text:p>20131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971">
                <text:p>200971</text:p>
              </table:table-cell>
              <table:table-cell office:value-type="float" office:value="200971">
                <text:p>200971</text:p>
              </table:table-cell>
              <table:table-cell office:value-type="float" office:value="3.2">
                <text:p>3.2</text:p>
              </table:table-cell>
              <table:table-cell office:value-type="float" office:value="201536">
                <text:p>20153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1199">
                <text:p>201199</text:p>
              </table:table-cell>
              <table:table-cell office:value-type="float" office:value="201199">
                <text:p>201199</text:p>
              </table:table-cell>
              <table:table-cell office:value-type="float" office:value="3.5">
                <text:p>3.5</text:p>
              </table:table-cell>
              <table:table-cell office:value-type="float" office:value="201766">
                <text:p>20176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1430">
                <text:p>201430</text:p>
              </table:table-cell>
              <table:table-cell office:value-type="float" office:value="201430">
                <text:p>201430</text:p>
              </table:table-cell>
              <table:table-cell office:value-type="float" office:value="3.5">
                <text:p>3.5</text:p>
              </table:table-cell>
              <table:table-cell office:value-type="float" office:value="201999">
                <text:p>20199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1660">
                <text:p>201660</text:p>
              </table:table-cell>
              <table:table-cell office:value-type="float" office:value="201660">
                <text:p>201660</text:p>
              </table:table-cell>
              <table:table-cell office:value-type="float" office:value="3.4">
                <text:p>3.4</text:p>
              </table:table-cell>
              <table:table-cell office:value-type="float" office:value="202225">
                <text:p>2022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1887">
                <text:p>201887</text:p>
              </table:table-cell>
              <table:table-cell office:value-type="float" office:value="201887">
                <text:p>201887</text:p>
              </table:table-cell>
              <table:table-cell office:value-type="float" office:value="2.5">
                <text:p>2.5</text:p>
              </table:table-cell>
              <table:table-cell office:value-type="float" office:value="202444">
                <text:p>20244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2115">
                <text:p>202115</text:p>
              </table:table-cell>
              <table:table-cell office:value-type="float" office:value="202115">
                <text:p>202115</text:p>
              </table:table-cell>
              <table:table-cell office:value-type="float" office:value="2.5">
                <text:p>2.5</text:p>
              </table:table-cell>
              <table:table-cell office:value-type="float" office:value="202672">
                <text:p>20267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2341">
                <text:p>202341</text:p>
              </table:table-cell>
              <table:table-cell office:value-type="float" office:value="202341">
                <text:p>202341</text:p>
              </table:table-cell>
              <table:table-cell office:value-type="float" office:value="3">
                <text:p>3</text:p>
              </table:table-cell>
              <table:table-cell office:value-type="float" office:value="202899">
                <text:p>20289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2560">
                <text:p>202560</text:p>
              </table:table-cell>
              <table:table-cell office:value-type="float" office:value="202560">
                <text:p>202560</text:p>
              </table:table-cell>
              <table:table-cell office:value-type="float" office:value="4.2">
                <text:p>4.2</text:p>
              </table:table-cell>
              <table:table-cell office:value-type="float" office:value="203125">
                <text:p>20312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202789">
                <text:p>202789</text:p>
              </table:table-cell>
              <table:table-cell office:value-type="float" office:value="202789">
                <text:p>202789</text:p>
              </table:table-cell>
              <table:table-cell office:value-type="float" office:value="5.5">
                <text:p>5.5</text:p>
              </table:table-cell>
              <table:table-cell office:value-type="float" office:value="203347">
                <text:p>20334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203014">
                <text:p>203014</text:p>
              </table:table-cell>
              <table:table-cell office:value-type="float" office:value="203014">
                <text:p>203014</text:p>
              </table:table-cell>
              <table:table-cell office:value-type="float" office:value="6.8">
                <text:p>6.8</text:p>
              </table:table-cell>
              <table:table-cell office:value-type="float" office:value="203571">
                <text:p>20357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03239">
                <text:p>203239</text:p>
              </table:table-cell>
              <table:table-cell office:value-type="float" office:value="203239">
                <text:p>203239</text:p>
              </table:table-cell>
              <table:table-cell office:value-type="float" office:value="8.1">
                <text:p>8.1</text:p>
              </table:table-cell>
              <table:table-cell office:value-type="float" office:value="203799">
                <text:p>20379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203467">
                <text:p>203467</text:p>
              </table:table-cell>
              <table:table-cell office:value-type="float" office:value="203467">
                <text:p>203467</text:p>
              </table:table-cell>
              <table:table-cell office:value-type="float" office:value="9.4">
                <text:p>9.4</text:p>
              </table:table-cell>
              <table:table-cell office:value-type="float" office:value="204024">
                <text:p>20402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03695">
                <text:p>203695</text:p>
              </table:table-cell>
              <table:table-cell office:value-type="float" office:value="203695">
                <text:p>203695</text:p>
              </table:table-cell>
              <table:table-cell office:value-type="float" office:value="10.7">
                <text:p>10.7</text:p>
              </table:table-cell>
              <table:table-cell office:value-type="float" office:value="204250">
                <text:p>2042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3925">
                <text:p>203925</text:p>
              </table:table-cell>
              <table:table-cell office:value-type="float" office:value="203925">
                <text:p>203925</text:p>
              </table:table-cell>
              <table:table-cell office:value-type="float" office:value="11.9">
                <text:p>11.9</text:p>
              </table:table-cell>
              <table:table-cell office:value-type="float" office:value="204481">
                <text:p>20448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04150">
                <text:p>204150</text:p>
              </table:table-cell>
              <table:table-cell office:value-type="float" office:value="204150">
                <text:p>204150</text:p>
              </table:table-cell>
              <table:table-cell office:value-type="float" office:value="13.1">
                <text:p>13.1</text:p>
              </table:table-cell>
              <table:table-cell office:value-type="float" office:value="204712">
                <text:p>20471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04378">
                <text:p>204378</text:p>
              </table:table-cell>
              <table:table-cell office:value-type="float" office:value="204378">
                <text:p>204378</text:p>
              </table:table-cell>
              <table:table-cell office:value-type="float" office:value="6.6">
                <text:p>6.6</text:p>
              </table:table-cell>
              <table:table-cell office:value-type="float" office:value="204941">
                <text:p>20494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204607">
                <text:p>204607</text:p>
              </table:table-cell>
              <table:table-cell office:value-type="float" office:value="204607">
                <text:p>204607</text:p>
              </table:table-cell>
              <table:table-cell office:value-type="float" office:value="6.6">
                <text:p>6.6</text:p>
              </table:table-cell>
              <table:table-cell office:value-type="float" office:value="205165">
                <text:p>2051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4835">
                <text:p>204835</text:p>
              </table:table-cell>
              <table:table-cell office:value-type="float" office:value="204835">
                <text:p>204835</text:p>
              </table:table-cell>
              <table:table-cell office:value-type="float" office:value="6.6">
                <text:p>6.6</text:p>
              </table:table-cell>
              <table:table-cell office:value-type="float" office:value="205392">
                <text:p>20539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205059">
                <text:p>205059</text:p>
              </table:table-cell>
              <table:table-cell office:value-type="float" office:value="205059">
                <text:p>205059</text:p>
              </table:table-cell>
              <table:table-cell office:value-type="float" office:value="6.8">
                <text:p>6.8</text:p>
              </table:table-cell>
              <table:table-cell office:value-type="float" office:value="205623">
                <text:p>2056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5282">
                <text:p>205282</text:p>
              </table:table-cell>
              <table:table-cell office:value-type="float" office:value="205282">
                <text:p>205282</text:p>
              </table:table-cell>
              <table:table-cell office:value-type="float" office:value="7.1">
                <text:p>7.1</text:p>
              </table:table-cell>
              <table:table-cell office:value-type="float" office:value="205854">
                <text:p>20585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05507">
                <text:p>205507</text:p>
              </table:table-cell>
              <table:table-cell office:value-type="float" office:value="205507">
                <text:p>205507</text:p>
              </table:table-cell>
              <table:table-cell office:value-type="float" office:value="7.4">
                <text:p>7.4</text:p>
              </table:table-cell>
              <table:table-cell office:value-type="float" office:value="206085">
                <text:p>20608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05739">
                <text:p>205739</text:p>
              </table:table-cell>
              <table:table-cell office:value-type="float" office:value="205739">
                <text:p>205739</text:p>
              </table:table-cell>
              <table:table-cell office:value-type="float" office:value="8.1">
                <text:p>8.1</text:p>
              </table:table-cell>
              <table:table-cell office:value-type="float" office:value="206317">
                <text:p>20631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205966">
                <text:p>205966</text:p>
              </table:table-cell>
              <table:table-cell office:value-type="float" office:value="205966">
                <text:p>205966</text:p>
              </table:table-cell>
              <table:table-cell office:value-type="float" office:value="9">
                <text:p>9</text:p>
              </table:table-cell>
              <table:table-cell office:value-type="float" office:value="206548">
                <text:p>20654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06201">
                <text:p>206201</text:p>
              </table:table-cell>
              <table:table-cell office:value-type="float" office:value="206201">
                <text:p>206201</text:p>
              </table:table-cell>
              <table:table-cell office:value-type="float" office:value="10">
                <text:p>10</text:p>
              </table:table-cell>
              <table:table-cell office:value-type="float" office:value="206776">
                <text:p>206776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06428">
                <text:p>206428</text:p>
              </table:table-cell>
              <table:table-cell office:value-type="float" office:value="206428">
                <text:p>206428</text:p>
              </table:table-cell>
              <table:table-cell office:value-type="float" office:value="9.4">
                <text:p>9.4</text:p>
              </table:table-cell>
              <table:table-cell office:value-type="float" office:value="206999">
                <text:p>20699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206657">
                <text:p>206657</text:p>
              </table:table-cell>
              <table:table-cell office:value-type="float" office:value="206657">
                <text:p>206657</text:p>
              </table:table-cell>
              <table:table-cell office:value-type="float" office:value="9.4">
                <text:p>9.4</text:p>
              </table:table-cell>
              <table:table-cell office:value-type="float" office:value="207232">
                <text:p>20723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06884">
                <text:p>206884</text:p>
              </table:table-cell>
              <table:table-cell office:value-type="float" office:value="206884">
                <text:p>206884</text:p>
              </table:table-cell>
              <table:table-cell office:value-type="float" office:value="9.4">
                <text:p>9.4</text:p>
              </table:table-cell>
              <table:table-cell office:value-type="float" office:value="207462">
                <text:p>20746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07103">
                <text:p>207103</text:p>
              </table:table-cell>
              <table:table-cell office:value-type="float" office:value="207103">
                <text:p>207103</text:p>
              </table:table-cell>
              <table:table-cell office:value-type="float" office:value="9.4">
                <text:p>9.4</text:p>
              </table:table-cell>
              <table:table-cell office:value-type="float" office:value="207690">
                <text:p>20769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07332">
                <text:p>207332</text:p>
              </table:table-cell>
              <table:table-cell office:value-type="float" office:value="207332">
                <text:p>207332</text:p>
              </table:table-cell>
              <table:table-cell office:value-type="float" office:value="9.4">
                <text:p>9.4</text:p>
              </table:table-cell>
              <table:table-cell office:value-type="float" office:value="207919">
                <text:p>20791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07561">
                <text:p>207561</text:p>
              </table:table-cell>
              <table:table-cell office:value-type="float" office:value="207561">
                <text:p>207561</text:p>
              </table:table-cell>
              <table:table-cell office:value-type="float" office:value="9.4">
                <text:p>9.4</text:p>
              </table:table-cell>
              <table:table-cell office:value-type="float" office:value="208145">
                <text:p>20814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07792">
                <text:p>207792</text:p>
              </table:table-cell>
              <table:table-cell office:value-type="float" office:value="207792">
                <text:p>207792</text:p>
              </table:table-cell>
              <table:table-cell office:value-type="float" office:value="8.8">
                <text:p>8.8</text:p>
              </table:table-cell>
              <table:table-cell office:value-type="float" office:value="208375">
                <text:p>20837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08021">
                <text:p>208021</text:p>
              </table:table-cell>
              <table:table-cell office:value-type="float" office:value="208021">
                <text:p>208021</text:p>
              </table:table-cell>
              <table:table-cell office:value-type="float" office:value="9">
                <text:p>9</text:p>
              </table:table-cell>
              <table:table-cell office:value-type="float" office:value="208602">
                <text:p>208602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08251">
                <text:p>208251</text:p>
              </table:table-cell>
              <table:table-cell office:value-type="float" office:value="208251">
                <text:p>208251</text:p>
              </table:table-cell>
              <table:table-cell office:value-type="float" office:value="9.2">
                <text:p>9.2</text:p>
              </table:table-cell>
              <table:table-cell office:value-type="float" office:value="208831">
                <text:p>208831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08477">
                <text:p>208477</text:p>
              </table:table-cell>
              <table:table-cell office:value-type="float" office:value="208477">
                <text:p>208477</text:p>
              </table:table-cell>
              <table:table-cell office:value-type="float" office:value="9.3">
                <text:p>9.3</text:p>
              </table:table-cell>
              <table:table-cell office:value-type="float" office:value="209058">
                <text:p>209058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08704">
                <text:p>208704</text:p>
              </table:table-cell>
              <table:table-cell office:value-type="float" office:value="208704">
                <text:p>208704</text:p>
              </table:table-cell>
              <table:table-cell office:value-type="float" office:value="9.2">
                <text:p>9.2</text:p>
              </table:table-cell>
              <table:table-cell office:value-type="float" office:value="209287">
                <text:p>20928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08928">
                <text:p>208928</text:p>
              </table:table-cell>
              <table:table-cell office:value-type="float" office:value="208928">
                <text:p>208928</text:p>
              </table:table-cell>
              <table:table-cell office:value-type="float" office:value="9.6">
                <text:p>9.6</text:p>
              </table:table-cell>
              <table:table-cell office:value-type="float" office:value="209517">
                <text:p>20951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09154">
                <text:p>209154</text:p>
              </table:table-cell>
              <table:table-cell office:value-type="float" office:value="209154">
                <text:p>209154</text:p>
              </table:table-cell>
              <table:table-cell office:value-type="float" office:value="9.7">
                <text:p>9.7</text:p>
              </table:table-cell>
              <table:table-cell office:value-type="float" office:value="209740">
                <text:p>20974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09382">
                <text:p>209382</text:p>
              </table:table-cell>
              <table:table-cell office:value-type="float" office:value="209382">
                <text:p>209382</text:p>
              </table:table-cell>
              <table:table-cell office:value-type="float" office:value="10">
                <text:p>10</text:p>
              </table:table-cell>
              <table:table-cell office:value-type="float" office:value="209974">
                <text:p>20997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09612">
                <text:p>209612</text:p>
              </table:table-cell>
              <table:table-cell office:value-type="float" office:value="209612">
                <text:p>209612</text:p>
              </table:table-cell>
              <table:table-cell office:value-type="float" office:value="9.3">
                <text:p>9.3</text:p>
              </table:table-cell>
              <table:table-cell office:value-type="float" office:value="210199">
                <text:p>2101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9844">
                <text:p>209844</text:p>
              </table:table-cell>
              <table:table-cell office:value-type="float" office:value="209844">
                <text:p>209844</text:p>
              </table:table-cell>
              <table:table-cell office:value-type="float" office:value="10.2">
                <text:p>10.2</text:p>
              </table:table-cell>
              <table:table-cell office:value-type="float" office:value="210422">
                <text:p>21042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10077">
                <text:p>210077</text:p>
              </table:table-cell>
              <table:table-cell office:value-type="float" office:value="210077">
                <text:p>210077</text:p>
              </table:table-cell>
              <table:table-cell office:value-type="float" office:value="10.6">
                <text:p>10.6</text:p>
              </table:table-cell>
              <table:table-cell office:value-type="float" office:value="210653">
                <text:p>21065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10305">
                <text:p>210305</text:p>
              </table:table-cell>
              <table:table-cell office:value-type="float" office:value="210305">
                <text:p>210305</text:p>
              </table:table-cell>
              <table:table-cell office:value-type="float" office:value="9">
                <text:p>9</text:p>
              </table:table-cell>
              <table:table-cell office:value-type="float" office:value="210880">
                <text:p>21088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10533">
                <text:p>210533</text:p>
              </table:table-cell>
              <table:table-cell office:value-type="float" office:value="210533">
                <text:p>210533</text:p>
              </table:table-cell>
              <table:table-cell office:value-type="float" office:value="7.5">
                <text:p>7.5</text:p>
              </table:table-cell>
              <table:table-cell office:value-type="float" office:value="211107">
                <text:p>21110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10759">
                <text:p>210759</text:p>
              </table:table-cell>
              <table:table-cell office:value-type="float" office:value="210759">
                <text:p>210759</text:p>
              </table:table-cell>
              <table:table-cell office:value-type="float" office:value="6.3">
                <text:p>6.3</text:p>
              </table:table-cell>
              <table:table-cell office:value-type="float" office:value="211339">
                <text:p>21133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10987">
                <text:p>210987</text:p>
              </table:table-cell>
              <table:table-cell office:value-type="float" office:value="210987">
                <text:p>210987</text:p>
              </table:table-cell>
              <table:table-cell office:value-type="float" office:value="6.3">
                <text:p>6.3</text:p>
              </table:table-cell>
              <table:table-cell office:value-type="float" office:value="211568">
                <text:p>21156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11217">
                <text:p>211217</text:p>
              </table:table-cell>
              <table:table-cell office:value-type="float" office:value="211217">
                <text:p>211217</text:p>
              </table:table-cell>
              <table:table-cell office:value-type="float" office:value="6.3">
                <text:p>6.3</text:p>
              </table:table-cell>
              <table:table-cell office:value-type="float" office:value="211798">
                <text:p>21179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11445">
                <text:p>211445</text:p>
              </table:table-cell>
              <table:table-cell office:value-type="float" office:value="211445">
                <text:p>211445</text:p>
              </table:table-cell>
              <table:table-cell office:value-type="float" office:value="6.3">
                <text:p>6.3</text:p>
              </table:table-cell>
              <table:table-cell office:value-type="float" office:value="212030">
                <text:p>21203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11668">
                <text:p>211668</text:p>
              </table:table-cell>
              <table:table-cell office:value-type="float" office:value="211668">
                <text:p>211668</text:p>
              </table:table-cell>
              <table:table-cell office:value-type="float" office:value="6.3">
                <text:p>6.3</text:p>
              </table:table-cell>
              <table:table-cell office:value-type="float" office:value="212257">
                <text:p>21225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11892">
                <text:p>211892</text:p>
              </table:table-cell>
              <table:table-cell office:value-type="float" office:value="211892">
                <text:p>211892</text:p>
              </table:table-cell>
              <table:table-cell office:value-type="float" office:value="6.3">
                <text:p>6.3</text:p>
              </table:table-cell>
              <table:table-cell office:value-type="float" office:value="212482">
                <text:p>21248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12116">
                <text:p>212116</text:p>
              </table:table-cell>
              <table:table-cell office:value-type="float" office:value="212116">
                <text:p>212116</text:p>
              </table:table-cell>
              <table:table-cell office:value-type="float" office:value="6.3">
                <text:p>6.3</text:p>
              </table:table-cell>
              <table:table-cell office:value-type="float" office:value="212712">
                <text:p>21271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12339">
                <text:p>212339</text:p>
              </table:table-cell>
              <table:table-cell office:value-type="float" office:value="212339">
                <text:p>212339</text:p>
              </table:table-cell>
              <table:table-cell office:value-type="float" office:value="6.3">
                <text:p>6.3</text:p>
              </table:table-cell>
              <table:table-cell office:value-type="float" office:value="212938">
                <text:p>21293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12563">
                <text:p>212563</text:p>
              </table:table-cell>
              <table:table-cell office:value-type="float" office:value="212563">
                <text:p>212563</text:p>
              </table:table-cell>
              <table:table-cell office:value-type="float" office:value="6.3">
                <text:p>6.3</text:p>
              </table:table-cell>
              <table:table-cell office:value-type="float" office:value="213161">
                <text:p>21316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12789">
                <text:p>212789</text:p>
              </table:table-cell>
              <table:table-cell office:value-type="float" office:value="212789">
                <text:p>212789</text:p>
              </table:table-cell>
              <table:table-cell office:value-type="float" office:value="6.5">
                <text:p>6.5</text:p>
              </table:table-cell>
              <table:table-cell office:value-type="float" office:value="213390">
                <text:p>21339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13018">
                <text:p>213018</text:p>
              </table:table-cell>
              <table:table-cell office:value-type="float" office:value="213018">
                <text:p>213018</text:p>
              </table:table-cell>
              <table:table-cell office:value-type="float" office:value="6.5">
                <text:p>6.5</text:p>
              </table:table-cell>
              <table:table-cell office:value-type="float" office:value="213619">
                <text:p>21361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13249">
                <text:p>213249</text:p>
              </table:table-cell>
              <table:table-cell office:value-type="float" office:value="213249">
                <text:p>213249</text:p>
              </table:table-cell>
              <table:table-cell office:value-type="float" office:value="4.2">
                <text:p>4.2</text:p>
              </table:table-cell>
              <table:table-cell office:value-type="float" office:value="213849">
                <text:p>21384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13475">
                <text:p>213475</text:p>
              </table:table-cell>
              <table:table-cell office:value-type="float" office:value="213475">
                <text:p>213475</text:p>
              </table:table-cell>
              <table:table-cell office:value-type="float" office:value="0.8">
                <text:p>0.8</text:p>
              </table:table-cell>
              <table:table-cell office:value-type="float" office:value="214072">
                <text:p>21407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213702">
                <text:p>213702</text:p>
              </table:table-cell>
              <table:table-cell office:value-type="float" office:value="213702">
                <text:p>213702</text:p>
              </table:table-cell>
              <table:table-cell office:value-type="float" office:value="0.8">
                <text:p>0.8</text:p>
              </table:table-cell>
              <table:table-cell office:value-type="float" office:value="214302">
                <text:p>21430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13928">
                <text:p>213928</text:p>
              </table:table-cell>
              <table:table-cell office:value-type="float" office:value="213928">
                <text:p>213928</text:p>
              </table:table-cell>
              <table:table-cell office:value-type="float" office:value="0.8">
                <text:p>0.8</text:p>
              </table:table-cell>
              <table:table-cell office:value-type="float" office:value="214527">
                <text:p>21452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214153">
                <text:p>214153</text:p>
              </table:table-cell>
              <table:table-cell office:value-type="float" office:value="214153">
                <text:p>214153</text:p>
              </table:table-cell>
              <table:table-cell office:value-type="float" office:value="0.8">
                <text:p>0.8</text:p>
              </table:table-cell>
              <table:table-cell office:value-type="float" office:value="214756">
                <text:p>21475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14377">
                <text:p>214377</text:p>
              </table:table-cell>
              <table:table-cell office:value-type="float" office:value="214377">
                <text:p>214377</text:p>
              </table:table-cell>
              <table:table-cell office:value-type="float" office:value="0.9">
                <text:p>0.9</text:p>
              </table:table-cell>
              <table:table-cell office:value-type="float" office:value="214986">
                <text:p>21498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214603">
                <text:p>214603</text:p>
              </table:table-cell>
              <table:table-cell office:value-type="float" office:value="214603">
                <text:p>214603</text:p>
              </table:table-cell>
              <table:table-cell office:value-type="float" office:value="0.9">
                <text:p>0.9</text:p>
              </table:table-cell>
              <table:table-cell office:value-type="float" office:value="215216">
                <text:p>21521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14840">
                <text:p>214840</text:p>
              </table:table-cell>
              <table:table-cell office:value-type="float" office:value="214840">
                <text:p>214840</text:p>
              </table:table-cell>
              <table:table-cell office:value-type="float" office:value="1">
                <text:p>1</text:p>
              </table:table-cell>
              <table:table-cell office:value-type="float" office:value="215443">
                <text:p>21544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15067">
                <text:p>215067</text:p>
              </table:table-cell>
              <table:table-cell office:value-type="float" office:value="215067">
                <text:p>215067</text:p>
              </table:table-cell>
              <table:table-cell office:value-type="float" office:value="1">
                <text:p>1</text:p>
              </table:table-cell>
              <table:table-cell office:value-type="float" office:value="215667">
                <text:p>21566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15296">
                <text:p>215296</text:p>
              </table:table-cell>
              <table:table-cell office:value-type="float" office:value="215296">
                <text:p>215296</text:p>
              </table:table-cell>
              <table:table-cell office:value-type="float" office:value="1.1">
                <text:p>1.1</text:p>
              </table:table-cell>
              <table:table-cell office:value-type="float" office:value="215892">
                <text:p>21589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215525">
                <text:p>215525</text:p>
              </table:table-cell>
              <table:table-cell office:value-type="float" office:value="215525">
                <text:p>215525</text:p>
              </table:table-cell>
              <table:table-cell office:value-type="float" office:value="1.1">
                <text:p>1.1</text:p>
              </table:table-cell>
              <table:table-cell office:value-type="float" office:value="216121">
                <text:p>21612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215749">
                <text:p>215749</text:p>
              </table:table-cell>
              <table:table-cell office:value-type="float" office:value="215749">
                <text:p>215749</text:p>
              </table:table-cell>
              <table:table-cell office:value-type="float" office:value="1.2">
                <text:p>1.2</text:p>
              </table:table-cell>
              <table:table-cell office:value-type="float" office:value="216355">
                <text:p>21635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15972">
                <text:p>215972</text:p>
              </table:table-cell>
              <table:table-cell office:value-type="float" office:value="215972">
                <text:p>215972</text:p>
              </table:table-cell>
              <table:table-cell office:value-type="float" office:value="1.2">
                <text:p>1.2</text:p>
              </table:table-cell>
              <table:table-cell office:value-type="float" office:value="216585">
                <text:p>21658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16198">
                <text:p>216198</text:p>
              </table:table-cell>
              <table:table-cell office:value-type="float" office:value="216198">
                <text:p>216198</text:p>
              </table:table-cell>
              <table:table-cell office:value-type="float" office:value="1.3">
                <text:p>1.3</text:p>
              </table:table-cell>
              <table:table-cell office:value-type="float" office:value="216819">
                <text:p>21681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216424">
                <text:p>216424</text:p>
              </table:table-cell>
              <table:table-cell office:value-type="float" office:value="216424">
                <text:p>216424</text:p>
              </table:table-cell>
              <table:table-cell office:value-type="float" office:value="1.3">
                <text:p>1.3</text:p>
              </table:table-cell>
              <table:table-cell office:value-type="float" office:value="217046">
                <text:p>21704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216653">
                <text:p>216653</text:p>
              </table:table-cell>
              <table:table-cell office:value-type="float" office:value="216653">
                <text:p>216653</text:p>
              </table:table-cell>
              <table:table-cell office:value-type="float" office:value="1.4">
                <text:p>1.4</text:p>
              </table:table-cell>
              <table:table-cell office:value-type="float" office:value="217273">
                <text:p>217273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216878">
                <text:p>216878</text:p>
              </table:table-cell>
              <table:table-cell office:value-type="float" office:value="216878">
                <text:p>216878</text:p>
              </table:table-cell>
              <table:table-cell office:value-type="float" office:value="1.4">
                <text:p>1.4</text:p>
              </table:table-cell>
              <table:table-cell office:value-type="float" office:value="217500">
                <text:p>217500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217101">
                <text:p>217101</text:p>
              </table:table-cell>
              <table:table-cell office:value-type="float" office:value="217101">
                <text:p>217101</text:p>
              </table:table-cell>
              <table:table-cell office:value-type="float" office:value="1.5">
                <text:p>1.5</text:p>
              </table:table-cell>
              <table:table-cell office:value-type="float" office:value="217730">
                <text:p>2177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17328">
                <text:p>217328</text:p>
              </table:table-cell>
              <table:table-cell office:value-type="float" office:value="217328">
                <text:p>217328</text:p>
              </table:table-cell>
              <table:table-cell office:value-type="float" office:value="1.5">
                <text:p>1.5</text:p>
              </table:table-cell>
              <table:table-cell office:value-type="float" office:value="217960">
                <text:p>21796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17560">
                <text:p>217560</text:p>
              </table:table-cell>
              <table:table-cell office:value-type="float" office:value="217560">
                <text:p>217560</text:p>
              </table:table-cell>
              <table:table-cell office:value-type="float" office:value="1.7">
                <text:p>1.7</text:p>
              </table:table-cell>
              <table:table-cell office:value-type="float" office:value="218188">
                <text:p>21818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17784">
                <text:p>217784</text:p>
              </table:table-cell>
              <table:table-cell office:value-type="float" office:value="217784">
                <text:p>217784</text:p>
              </table:table-cell>
              <table:table-cell office:value-type="float" office:value="1.8">
                <text:p>1.8</text:p>
              </table:table-cell>
              <table:table-cell office:value-type="float" office:value="218415">
                <text:p>21841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18013">
                <text:p>218013</text:p>
              </table:table-cell>
              <table:table-cell office:value-type="float" office:value="218013">
                <text:p>218013</text:p>
              </table:table-cell>
              <table:table-cell office:value-type="float" office:value="1.6">
                <text:p>1.6</text:p>
              </table:table-cell>
              <table:table-cell office:value-type="float" office:value="218642">
                <text:p>21864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218242">
                <text:p>218242</text:p>
              </table:table-cell>
              <table:table-cell office:value-type="float" office:value="218242">
                <text:p>218242</text:p>
              </table:table-cell>
              <table:table-cell office:value-type="float" office:value="2.5">
                <text:p>2.5</text:p>
              </table:table-cell>
              <table:table-cell office:value-type="float" office:value="218874">
                <text:p>218874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218472">
                <text:p>218472</text:p>
              </table:table-cell>
              <table:table-cell office:value-type="float" office:value="218472">
                <text:p>218472</text:p>
              </table:table-cell>
              <table:table-cell office:value-type="float" office:value="2.5">
                <text:p>2.5</text:p>
              </table:table-cell>
              <table:table-cell office:value-type="float" office:value="219101">
                <text:p>21910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218697">
                <text:p>218697</text:p>
              </table:table-cell>
              <table:table-cell office:value-type="float" office:value="218697">
                <text:p>218697</text:p>
              </table:table-cell>
              <table:table-cell office:value-type="float" office:value="2.5">
                <text:p>2.5</text:p>
              </table:table-cell>
              <table:table-cell office:value-type="float" office:value="219329">
                <text:p>21932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218926">
                <text:p>218926</text:p>
              </table:table-cell>
              <table:table-cell office:value-type="float" office:value="218926">
                <text:p>218926</text:p>
              </table:table-cell>
              <table:table-cell office:value-type="float" office:value="2.5">
                <text:p>2.5</text:p>
              </table:table-cell>
              <table:table-cell office:value-type="float" office:value="219564">
                <text:p>219564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19155">
                <text:p>219155</text:p>
              </table:table-cell>
              <table:table-cell office:value-type="float" office:value="219155">
                <text:p>219155</text:p>
              </table:table-cell>
              <table:table-cell office:value-type="float" office:value="2.5">
                <text:p>2.5</text:p>
              </table:table-cell>
              <table:table-cell office:value-type="float" office:value="219784">
                <text:p>2197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9388">
                <text:p>219388</text:p>
              </table:table-cell>
              <table:table-cell office:value-type="float" office:value="219388">
                <text:p>219388</text:p>
              </table:table-cell>
              <table:table-cell office:value-type="float" office:value="2.5">
                <text:p>2.5</text:p>
              </table:table-cell>
              <table:table-cell office:value-type="float" office:value="220013">
                <text:p>220013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19614">
                <text:p>219614</text:p>
              </table:table-cell>
              <table:table-cell office:value-type="float" office:value="219614">
                <text:p>219614</text:p>
              </table:table-cell>
              <table:table-cell office:value-type="float" office:value="2.5">
                <text:p>2.5</text:p>
              </table:table-cell>
              <table:table-cell office:value-type="float" office:value="220245">
                <text:p>220245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19842">
                <text:p>219842</text:p>
              </table:table-cell>
              <table:table-cell office:value-type="float" office:value="219842">
                <text:p>219842</text:p>
              </table:table-cell>
              <table:table-cell office:value-type="float" office:value="2.5">
                <text:p>2.5</text:p>
              </table:table-cell>
              <table:table-cell office:value-type="float" office:value="220478">
                <text:p>220478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20073">
                <text:p>220073</text:p>
              </table:table-cell>
              <table:table-cell office:value-type="float" office:value="220073">
                <text:p>220073</text:p>
              </table:table-cell>
              <table:table-cell office:value-type="float" office:value="2.5">
                <text:p>2.5</text:p>
              </table:table-cell>
              <table:table-cell office:value-type="float" office:value="220703">
                <text:p>22070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220301">
                <text:p>220301</text:p>
              </table:table-cell>
              <table:table-cell office:value-type="float" office:value="220301">
                <text:p>220301</text:p>
              </table:table-cell>
              <table:table-cell office:value-type="float" office:value="2.5">
                <text:p>2.5</text:p>
              </table:table-cell>
              <table:table-cell office:value-type="float" office:value="220930">
                <text:p>22093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220523">
                <text:p>220523</text:p>
              </table:table-cell>
              <table:table-cell office:value-type="float" office:value="220523">
                <text:p>220523</text:p>
              </table:table-cell>
              <table:table-cell office:value-type="float" office:value="2.5">
                <text:p>2.5</text:p>
              </table:table-cell>
              <table:table-cell office:value-type="float" office:value="221161">
                <text:p>22116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220756">
                <text:p>220756</text:p>
              </table:table-cell>
              <table:table-cell office:value-type="float" office:value="220756">
                <text:p>220756</text:p>
              </table:table-cell>
              <table:table-cell office:value-type="float" office:value="2.5">
                <text:p>2.5</text:p>
              </table:table-cell>
              <table:table-cell office:value-type="float" office:value="221399">
                <text:p>22139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220982">
                <text:p>220982</text:p>
              </table:table-cell>
              <table:table-cell office:value-type="float" office:value="220982">
                <text:p>220982</text:p>
              </table:table-cell>
              <table:table-cell office:value-type="float" office:value="2.5">
                <text:p>2.5</text:p>
              </table:table-cell>
              <table:table-cell office:value-type="float" office:value="221630">
                <text:p>221630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21207">
                <text:p>221207</text:p>
              </table:table-cell>
              <table:table-cell office:value-type="float" office:value="221207">
                <text:p>221207</text:p>
              </table:table-cell>
              <table:table-cell office:value-type="float" office:value="2.5">
                <text:p>2.5</text:p>
              </table:table-cell>
              <table:table-cell office:value-type="float" office:value="221859">
                <text:p>22185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221437">
                <text:p>221437</text:p>
              </table:table-cell>
              <table:table-cell office:value-type="float" office:value="221437">
                <text:p>221437</text:p>
              </table:table-cell>
              <table:table-cell office:value-type="float" office:value="2.5">
                <text:p>2.5</text:p>
              </table:table-cell>
              <table:table-cell office:value-type="float" office:value="222088">
                <text:p>222088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21665">
                <text:p>221665</text:p>
              </table:table-cell>
              <table:table-cell office:value-type="float" office:value="221665">
                <text:p>221665</text:p>
              </table:table-cell>
              <table:table-cell office:value-type="float" office:value="2.6">
                <text:p>2.6</text:p>
              </table:table-cell>
              <table:table-cell office:value-type="float" office:value="222315">
                <text:p>222315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221891">
                <text:p>221891</text:p>
              </table:table-cell>
              <table:table-cell office:value-type="float" office:value="221891">
                <text:p>221891</text:p>
              </table:table-cell>
              <table:table-cell office:value-type="float" office:value="3.6">
                <text:p>3.6</text:p>
              </table:table-cell>
              <table:table-cell office:value-type="float" office:value="222542">
                <text:p>222542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22118">
                <text:p>222118</text:p>
              </table:table-cell>
              <table:table-cell office:value-type="float" office:value="222118">
                <text:p>222118</text:p>
              </table:table-cell>
              <table:table-cell office:value-type="float" office:value="3.6">
                <text:p>3.6</text:p>
              </table:table-cell>
              <table:table-cell office:value-type="float" office:value="222775">
                <text:p>222775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222345">
                <text:p>222345</text:p>
              </table:table-cell>
              <table:table-cell office:value-type="float" office:value="222345">
                <text:p>222345</text:p>
              </table:table-cell>
              <table:table-cell office:value-type="float" office:value="3.6">
                <text:p>3.6</text:p>
              </table:table-cell>
              <table:table-cell office:value-type="float" office:value="223004">
                <text:p>22300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222572">
                <text:p>222572</text:p>
              </table:table-cell>
              <table:table-cell office:value-type="float" office:value="222572">
                <text:p>222572</text:p>
              </table:table-cell>
              <table:table-cell office:value-type="float" office:value="3.7">
                <text:p>3.7</text:p>
              </table:table-cell>
              <table:table-cell office:value-type="float" office:value="223228">
                <text:p>22322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222797">
                <text:p>222797</text:p>
              </table:table-cell>
              <table:table-cell office:value-type="float" office:value="222797">
                <text:p>222797</text:p>
              </table:table-cell>
              <table:table-cell office:value-type="float" office:value="3">
                <text:p>3</text:p>
              </table:table-cell>
              <table:table-cell office:value-type="float" office:value="223457">
                <text:p>223457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223027">
                <text:p>223027</text:p>
              </table:table-cell>
              <table:table-cell office:value-type="float" office:value="223027">
                <text:p>223027</text:p>
              </table:table-cell>
              <table:table-cell office:value-type="float" office:value="3.8">
                <text:p>3.8</text:p>
              </table:table-cell>
              <table:table-cell office:value-type="float" office:value="223683">
                <text:p>223683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23257">
                <text:p>223257</text:p>
              </table:table-cell>
              <table:table-cell office:value-type="float" office:value="223257">
                <text:p>223257</text:p>
              </table:table-cell>
              <table:table-cell office:value-type="float" office:value="3.9">
                <text:p>3.9</text:p>
              </table:table-cell>
              <table:table-cell office:value-type="float" office:value="223918">
                <text:p>223918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223488">
                <text:p>223488</text:p>
              </table:table-cell>
              <table:table-cell office:value-type="float" office:value="223488">
                <text:p>223488</text:p>
              </table:table-cell>
              <table:table-cell office:value-type="float" office:value="3.9">
                <text:p>3.9</text:p>
              </table:table-cell>
              <table:table-cell office:value-type="float" office:value="224145">
                <text:p>22414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223717">
                <text:p>223717</text:p>
              </table:table-cell>
              <table:table-cell office:value-type="float" office:value="223717">
                <text:p>223717</text:p>
              </table:table-cell>
              <table:table-cell office:value-type="float" office:value="4">
                <text:p>4</text:p>
              </table:table-cell>
              <table:table-cell office:value-type="float" office:value="224371">
                <text:p>224371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23944">
                <text:p>223944</text:p>
              </table:table-cell>
              <table:table-cell office:value-type="float" office:value="223944">
                <text:p>223944</text:p>
              </table:table-cell>
              <table:table-cell office:value-type="float" office:value="3.4">
                <text:p>3.4</text:p>
              </table:table-cell>
              <table:table-cell office:value-type="float" office:value="224598">
                <text:p>22459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24169">
                <text:p>224169</text:p>
              </table:table-cell>
              <table:table-cell office:value-type="float" office:value="224169">
                <text:p>224169</text:p>
              </table:table-cell>
              <table:table-cell office:value-type="float" office:value="4.1">
                <text:p>4.1</text:p>
              </table:table-cell>
              <table:table-cell office:value-type="float" office:value="224831">
                <text:p>224831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24396">
                <text:p>224396</text:p>
              </table:table-cell>
              <table:table-cell office:value-type="float" office:value="224396">
                <text:p>224396</text:p>
              </table:table-cell>
              <table:table-cell office:value-type="float" office:value="4.1">
                <text:p>4.1</text:p>
              </table:table-cell>
              <table:table-cell office:value-type="float" office:value="225058">
                <text:p>22505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24624">
                <text:p>224624</text:p>
              </table:table-cell>
              <table:table-cell office:value-type="float" office:value="224624">
                <text:p>224624</text:p>
              </table:table-cell>
              <table:table-cell office:value-type="float" office:value="4.1">
                <text:p>4.1</text:p>
              </table:table-cell>
              <table:table-cell office:value-type="float" office:value="225288">
                <text:p>22528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24850">
                <text:p>224850</text:p>
              </table:table-cell>
              <table:table-cell office:value-type="float" office:value="224850">
                <text:p>224850</text:p>
              </table:table-cell>
              <table:table-cell office:value-type="float" office:value="4.3">
                <text:p>4.3</text:p>
              </table:table-cell>
              <table:table-cell office:value-type="float" office:value="225520">
                <text:p>225520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25075">
                <text:p>225075</text:p>
              </table:table-cell>
              <table:table-cell office:value-type="float" office:value="225075">
                <text:p>225075</text:p>
              </table:table-cell>
              <table:table-cell office:value-type="float" office:value="3.8">
                <text:p>3.8</text:p>
              </table:table-cell>
              <table:table-cell office:value-type="float" office:value="225750">
                <text:p>225750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25305">
                <text:p>225305</text:p>
              </table:table-cell>
              <table:table-cell office:value-type="float" office:value="225305">
                <text:p>225305</text:p>
              </table:table-cell>
              <table:table-cell office:value-type="float" office:value="4.3">
                <text:p>4.3</text:p>
              </table:table-cell>
              <table:table-cell office:value-type="float" office:value="225984">
                <text:p>22598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25531">
                <text:p>225531</text:p>
              </table:table-cell>
              <table:table-cell office:value-type="float" office:value="225531">
                <text:p>225531</text:p>
              </table:table-cell>
              <table:table-cell office:value-type="float" office:value="3.5">
                <text:p>3.5</text:p>
              </table:table-cell>
              <table:table-cell office:value-type="float" office:value="226212">
                <text:p>22621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25755">
                <text:p>225755</text:p>
              </table:table-cell>
              <table:table-cell office:value-type="float" office:value="225755">
                <text:p>225755</text:p>
              </table:table-cell>
              <table:table-cell office:value-type="float" office:value="4.4">
                <text:p>4.4</text:p>
              </table:table-cell>
              <table:table-cell office:value-type="float" office:value="226443">
                <text:p>22644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25981">
                <text:p>225981</text:p>
              </table:table-cell>
              <table:table-cell office:value-type="float" office:value="225981">
                <text:p>225981</text:p>
              </table:table-cell>
              <table:table-cell office:value-type="float" office:value="4.5">
                <text:p>4.5</text:p>
              </table:table-cell>
              <table:table-cell office:value-type="float" office:value="226676">
                <text:p>22667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26207">
                <text:p>226207</text:p>
              </table:table-cell>
              <table:table-cell office:value-type="float" office:value="226207">
                <text:p>226207</text:p>
              </table:table-cell>
              <table:table-cell office:value-type="float" office:value="4.2">
                <text:p>4.2</text:p>
              </table:table-cell>
              <table:table-cell office:value-type="float" office:value="226908">
                <text:p>22690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26437">
                <text:p>226437</text:p>
              </table:table-cell>
              <table:table-cell office:value-type="float" office:value="226437">
                <text:p>226437</text:p>
              </table:table-cell>
              <table:table-cell office:value-type="float" office:value="4.5">
                <text:p>4.5</text:p>
              </table:table-cell>
              <table:table-cell office:value-type="float" office:value="227136">
                <text:p>2271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26666">
                <text:p>226666</text:p>
              </table:table-cell>
              <table:table-cell office:value-type="float" office:value="226666">
                <text:p>226666</text:p>
              </table:table-cell>
              <table:table-cell office:value-type="float" office:value="3.7">
                <text:p>3.7</text:p>
              </table:table-cell>
              <table:table-cell office:value-type="float" office:value="227366">
                <text:p>22736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26891">
                <text:p>226891</text:p>
              </table:table-cell>
              <table:table-cell office:value-type="float" office:value="226891">
                <text:p>226891</text:p>
              </table:table-cell>
              <table:table-cell office:value-type="float" office:value="4.6">
                <text:p>4.6</text:p>
              </table:table-cell>
              <table:table-cell office:value-type="float" office:value="227594">
                <text:p>22759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27120">
                <text:p>227120</text:p>
              </table:table-cell>
              <table:table-cell office:value-type="float" office:value="227120">
                <text:p>227120</text:p>
              </table:table-cell>
              <table:table-cell office:value-type="float" office:value="4.7">
                <text:p>4.7</text:p>
              </table:table-cell>
              <table:table-cell office:value-type="float" office:value="227825">
                <text:p>227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7344">
                <text:p>227344</text:p>
              </table:table-cell>
              <table:table-cell office:value-type="float" office:value="227344">
                <text:p>227344</text:p>
              </table:table-cell>
              <table:table-cell office:value-type="float" office:value="4.6">
                <text:p>4.6</text:p>
              </table:table-cell>
              <table:table-cell office:value-type="float" office:value="228056">
                <text:p>228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7568">
                <text:p>227568</text:p>
              </table:table-cell>
              <table:table-cell office:value-type="float" office:value="227568">
                <text:p>227568</text:p>
              </table:table-cell>
              <table:table-cell office:value-type="float" office:value="4.8">
                <text:p>4.8</text:p>
              </table:table-cell>
              <table:table-cell office:value-type="float" office:value="228285">
                <text:p>2282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227793">
                <text:p>227793</text:p>
              </table:table-cell>
              <table:table-cell office:value-type="float" office:value="227793">
                <text:p>227793</text:p>
              </table:table-cell>
              <table:table-cell office:value-type="float" office:value="4">
                <text:p>4</text:p>
              </table:table-cell>
              <table:table-cell office:value-type="float" office:value="228513">
                <text:p>22851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228017">
                <text:p>228017</text:p>
              </table:table-cell>
              <table:table-cell office:value-type="float" office:value="228017">
                <text:p>228017</text:p>
              </table:table-cell>
              <table:table-cell office:value-type="float" office:value="4.9">
                <text:p>4.9</text:p>
              </table:table-cell>
              <table:table-cell office:value-type="float" office:value="228737">
                <text:p>2287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228249">
                <text:p>228249</text:p>
              </table:table-cell>
              <table:table-cell office:value-type="float" office:value="228249">
                <text:p>228249</text:p>
              </table:table-cell>
              <table:table-cell office:value-type="float" office:value="4.9">
                <text:p>4.9</text:p>
              </table:table-cell>
              <table:table-cell office:value-type="float" office:value="228963">
                <text:p>228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228471">
                <text:p>228471</text:p>
              </table:table-cell>
              <table:table-cell office:value-type="float" office:value="228471">
                <text:p>228471</text:p>
              </table:table-cell>
              <table:table-cell office:value-type="float" office:value="4.9">
                <text:p>4.9</text:p>
              </table:table-cell>
              <table:table-cell office:value-type="float" office:value="229190">
                <text:p>22919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228695">
                <text:p>228695</text:p>
              </table:table-cell>
              <table:table-cell office:value-type="float" office:value="228695">
                <text:p>228695</text:p>
              </table:table-cell>
              <table:table-cell office:value-type="float" office:value="5">
                <text:p>5</text:p>
              </table:table-cell>
              <table:table-cell office:value-type="float" office:value="229422">
                <text:p>22942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228919">
                <text:p>228919</text:p>
              </table:table-cell>
              <table:table-cell office:value-type="float" office:value="228919">
                <text:p>228919</text:p>
              </table:table-cell>
              <table:table-cell office:value-type="float" office:value="4.1">
                <text:p>4.1</text:p>
              </table:table-cell>
              <table:table-cell office:value-type="float" office:value="229654">
                <text:p>22965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229147">
                <text:p>229147</text:p>
              </table:table-cell>
              <table:table-cell office:value-type="float" office:value="229147">
                <text:p>229147</text:p>
              </table:table-cell>
              <table:table-cell office:value-type="float" office:value="4.4">
                <text:p>4.4</text:p>
              </table:table-cell>
              <table:table-cell office:value-type="float" office:value="229884">
                <text:p>22988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229371">
                <text:p>229371</text:p>
              </table:table-cell>
              <table:table-cell office:value-type="float" office:value="229371">
                <text:p>229371</text:p>
              </table:table-cell>
              <table:table-cell office:value-type="float" office:value="4.7">
                <text:p>4.7</text:p>
              </table:table-cell>
              <table:table-cell office:value-type="float" office:value="230112">
                <text:p>23011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29597">
                <text:p>229597</text:p>
              </table:table-cell>
              <table:table-cell office:value-type="float" office:value="229597">
                <text:p>229597</text:p>
              </table:table-cell>
              <table:table-cell office:value-type="float" office:value="5">
                <text:p>5</text:p>
              </table:table-cell>
              <table:table-cell office:value-type="float" office:value="230339">
                <text:p>23033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29827">
                <text:p>229827</text:p>
              </table:table-cell>
              <table:table-cell office:value-type="float" office:value="229827">
                <text:p>229827</text:p>
              </table:table-cell>
              <table:table-cell office:value-type="float" office:value="3.6">
                <text:p>3.6</text:p>
              </table:table-cell>
              <table:table-cell office:value-type="float" office:value="230567">
                <text:p>23056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30059">
                <text:p>230059</text:p>
              </table:table-cell>
              <table:table-cell office:value-type="float" office:value="230059">
                <text:p>230059</text:p>
              </table:table-cell>
              <table:table-cell office:value-type="float" office:value="2.7">
                <text:p>2.7</text:p>
              </table:table-cell>
              <table:table-cell office:value-type="float" office:value="230794">
                <text:p>23079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30289">
                <text:p>230289</text:p>
              </table:table-cell>
              <table:table-cell office:value-type="float" office:value="230289">
                <text:p>230289</text:p>
              </table:table-cell>
              <table:table-cell office:value-type="float" office:value="3.5">
                <text:p>3.5</text:p>
              </table:table-cell>
              <table:table-cell office:value-type="float" office:value="231022">
                <text:p>23102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30518">
                <text:p>230518</text:p>
              </table:table-cell>
              <table:table-cell office:value-type="float" office:value="230518">
                <text:p>230518</text:p>
              </table:table-cell>
              <table:table-cell office:value-type="float" office:value="3.5">
                <text:p>3.5</text:p>
              </table:table-cell>
              <table:table-cell office:value-type="float" office:value="231250">
                <text:p>23125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230742">
                <text:p>230742</text:p>
              </table:table-cell>
              <table:table-cell office:value-type="float" office:value="230742">
                <text:p>230742</text:p>
              </table:table-cell>
              <table:table-cell office:value-type="float" office:value="3.5">
                <text:p>3.5</text:p>
              </table:table-cell>
              <table:table-cell office:value-type="float" office:value="231480">
                <text:p>23148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30962">
                <text:p>230962</text:p>
              </table:table-cell>
              <table:table-cell office:value-type="float" office:value="230962">
                <text:p>230962</text:p>
              </table:table-cell>
              <table:table-cell office:value-type="float" office:value="3.5">
                <text:p>3.5</text:p>
              </table:table-cell>
              <table:table-cell office:value-type="float" office:value="231713">
                <text:p>23171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231191">
                <text:p>231191</text:p>
              </table:table-cell>
              <table:table-cell office:value-type="float" office:value="231191">
                <text:p>231191</text:p>
              </table:table-cell>
              <table:table-cell office:value-type="float" office:value="3.5">
                <text:p>3.5</text:p>
              </table:table-cell>
              <table:table-cell office:value-type="float" office:value="231945">
                <text:p>23194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31416">
                <text:p>231416</text:p>
              </table:table-cell>
              <table:table-cell office:value-type="float" office:value="231416">
                <text:p>231416</text:p>
              </table:table-cell>
              <table:table-cell office:value-type="float" office:value="3.5">
                <text:p>3.5</text:p>
              </table:table-cell>
              <table:table-cell office:value-type="float" office:value="232177">
                <text:p>23217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31644">
                <text:p>231644</text:p>
              </table:table-cell>
              <table:table-cell office:value-type="float" office:value="231644">
                <text:p>231644</text:p>
              </table:table-cell>
              <table:table-cell office:value-type="float" office:value="3.5">
                <text:p>3.5</text:p>
              </table:table-cell>
              <table:table-cell office:value-type="float" office:value="232404">
                <text:p>23240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31870">
                <text:p>231870</text:p>
              </table:table-cell>
              <table:table-cell office:value-type="float" office:value="231870">
                <text:p>231870</text:p>
              </table:table-cell>
              <table:table-cell office:value-type="float" office:value="3.5">
                <text:p>3.5</text:p>
              </table:table-cell>
              <table:table-cell office:value-type="float" office:value="232635">
                <text:p>23263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32099">
                <text:p>232099</text:p>
              </table:table-cell>
              <table:table-cell office:value-type="float" office:value="232099">
                <text:p>232099</text:p>
              </table:table-cell>
              <table:table-cell office:value-type="float" office:value="3.5">
                <text:p>3.5</text:p>
              </table:table-cell>
              <table:table-cell office:value-type="float" office:value="232864">
                <text:p>23286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32329">
                <text:p>232329</text:p>
              </table:table-cell>
              <table:table-cell office:value-type="float" office:value="232329">
                <text:p>232329</text:p>
              </table:table-cell>
              <table:table-cell office:value-type="float" office:value="3.5">
                <text:p>3.5</text:p>
              </table:table-cell>
              <table:table-cell office:value-type="float" office:value="233092">
                <text:p>23309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32556">
                <text:p>232556</text:p>
              </table:table-cell>
              <table:table-cell office:value-type="float" office:value="232556">
                <text:p>232556</text:p>
              </table:table-cell>
              <table:table-cell office:value-type="float" office:value="1.9">
                <text:p>1.9</text:p>
              </table:table-cell>
              <table:table-cell office:value-type="float" office:value="233325">
                <text:p>23332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32783">
                <text:p>232783</text:p>
              </table:table-cell>
              <table:table-cell office:value-type="float" office:value="232783">
                <text:p>232783</text:p>
              </table:table-cell>
              <table:table-cell office:value-type="float" office:value="0.7">
                <text:p>0.7</text:p>
              </table:table-cell>
              <table:table-cell office:value-type="float" office:value="233552">
                <text:p>23355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33012">
                <text:p>233012</text:p>
              </table:table-cell>
              <table:table-cell office:value-type="float" office:value="233012">
                <text:p>233012</text:p>
              </table:table-cell>
              <table:table-cell office:value-type="float" office:value="0.7">
                <text:p>0.7</text:p>
              </table:table-cell>
              <table:table-cell office:value-type="float" office:value="233779">
                <text:p>23377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33239">
                <text:p>233239</text:p>
              </table:table-cell>
              <table:table-cell office:value-type="float" office:value="233239">
                <text:p>233239</text:p>
              </table:table-cell>
              <table:table-cell office:value-type="float" office:value="0.8">
                <text:p>0.8</text:p>
              </table:table-cell>
              <table:table-cell office:value-type="float" office:value="234006">
                <text:p>23400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33466">
                <text:p>233466</text:p>
              </table:table-cell>
              <table:table-cell office:value-type="float" office:value="233466">
                <text:p>233466</text:p>
              </table:table-cell>
              <table:table-cell office:value-type="float" office:value="0.8">
                <text:p>0.8</text:p>
              </table:table-cell>
              <table:table-cell office:value-type="float" office:value="234233">
                <text:p>23423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33694">
                <text:p>233694</text:p>
              </table:table-cell>
              <table:table-cell office:value-type="float" office:value="233694">
                <text:p>233694</text:p>
              </table:table-cell>
              <table:table-cell office:value-type="float" office:value="0.9">
                <text:p>0.9</text:p>
              </table:table-cell>
              <table:table-cell office:value-type="float" office:value="234456">
                <text:p>23445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33921">
                <text:p>233921</text:p>
              </table:table-cell>
              <table:table-cell office:value-type="float" office:value="233921">
                <text:p>233921</text:p>
              </table:table-cell>
              <table:table-cell office:value-type="float" office:value="0.9">
                <text:p>0.9</text:p>
              </table:table-cell>
              <table:table-cell office:value-type="float" office:value="234679">
                <text:p>23467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34145">
                <text:p>234145</text:p>
              </table:table-cell>
              <table:table-cell office:value-type="float" office:value="234145">
                <text:p>234145</text:p>
              </table:table-cell>
              <table:table-cell office:value-type="float" office:value="1">
                <text:p>1</text:p>
              </table:table-cell>
              <table:table-cell office:value-type="float" office:value="234908">
                <text:p>23490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34375">
                <text:p>234375</text:p>
              </table:table-cell>
              <table:table-cell office:value-type="float" office:value="234375">
                <text:p>234375</text:p>
              </table:table-cell>
              <table:table-cell office:value-type="float" office:value="1">
                <text:p>1</text:p>
              </table:table-cell>
              <table:table-cell office:value-type="float" office:value="235136">
                <text:p>23513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34608">
                <text:p>234608</text:p>
              </table:table-cell>
              <table:table-cell office:value-type="float" office:value="234608">
                <text:p>234608</text:p>
              </table:table-cell>
              <table:table-cell office:value-type="float" office:value="1.1">
                <text:p>1.1</text:p>
              </table:table-cell>
              <table:table-cell office:value-type="float" office:value="235361">
                <text:p>23536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234835">
                <text:p>234835</text:p>
              </table:table-cell>
              <table:table-cell office:value-type="float" office:value="234835">
                <text:p>234835</text:p>
              </table:table-cell>
              <table:table-cell office:value-type="float" office:value="1.1">
                <text:p>1.1</text:p>
              </table:table-cell>
              <table:table-cell office:value-type="float" office:value="235585">
                <text:p>23558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235065">
                <text:p>235065</text:p>
              </table:table-cell>
              <table:table-cell office:value-type="float" office:value="235065">
                <text:p>235065</text:p>
              </table:table-cell>
              <table:table-cell office:value-type="float" office:value="1.2">
                <text:p>1.2</text:p>
              </table:table-cell>
              <table:table-cell office:value-type="float" office:value="235808">
                <text:p>23580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235288">
                <text:p>235288</text:p>
              </table:table-cell>
              <table:table-cell office:value-type="float" office:value="235288">
                <text:p>235288</text:p>
              </table:table-cell>
              <table:table-cell office:value-type="float" office:value="1.2">
                <text:p>1.2</text:p>
              </table:table-cell>
              <table:table-cell office:value-type="float" office:value="236036">
                <text:p>23603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235515">
                <text:p>235515</text:p>
              </table:table-cell>
              <table:table-cell office:value-type="float" office:value="235515">
                <text:p>235515</text:p>
              </table:table-cell>
              <table:table-cell office:value-type="float" office:value="1.3">
                <text:p>1.3</text:p>
              </table:table-cell>
              <table:table-cell office:value-type="float" office:value="236263">
                <text:p>23626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235739">
                <text:p>235739</text:p>
              </table:table-cell>
              <table:table-cell office:value-type="float" office:value="235739">
                <text:p>235739</text:p>
              </table:table-cell>
              <table:table-cell office:value-type="float" office:value="1.3">
                <text:p>1.3</text:p>
              </table:table-cell>
              <table:table-cell office:value-type="float" office:value="236488">
                <text:p>23648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35966">
                <text:p>235966</text:p>
              </table:table-cell>
              <table:table-cell office:value-type="float" office:value="235966">
                <text:p>235966</text:p>
              </table:table-cell>
              <table:table-cell office:value-type="float" office:value="1.4">
                <text:p>1.4</text:p>
              </table:table-cell>
              <table:table-cell office:value-type="float" office:value="236711">
                <text:p>23671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236197">
                <text:p>236197</text:p>
              </table:table-cell>
              <table:table-cell office:value-type="float" office:value="236197">
                <text:p>236197</text:p>
              </table:table-cell>
              <table:table-cell office:value-type="float" office:value="1.4">
                <text:p>1.4</text:p>
              </table:table-cell>
              <table:table-cell office:value-type="float" office:value="236937">
                <text:p>23693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36423">
                <text:p>236423</text:p>
              </table:table-cell>
              <table:table-cell office:value-type="float" office:value="236423">
                <text:p>236423</text:p>
              </table:table-cell>
              <table:table-cell office:value-type="float" office:value="1.5">
                <text:p>1.5</text:p>
              </table:table-cell>
              <table:table-cell office:value-type="float" office:value="237168">
                <text:p>23716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236650">
                <text:p>236650</text:p>
              </table:table-cell>
              <table:table-cell office:value-type="float" office:value="236650">
                <text:p>236650</text:p>
              </table:table-cell>
              <table:table-cell office:value-type="float" office:value="1.5">
                <text:p>1.5</text:p>
              </table:table-cell>
              <table:table-cell office:value-type="float" office:value="237398">
                <text:p>23739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236875">
                <text:p>236875</text:p>
              </table:table-cell>
              <table:table-cell office:value-type="float" office:value="236875">
                <text:p>236875</text:p>
              </table:table-cell>
              <table:table-cell office:value-type="float" office:value="1.6">
                <text:p>1.6</text:p>
              </table:table-cell>
              <table:table-cell office:value-type="float" office:value="237626">
                <text:p>2376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7101">
                <text:p>237101</text:p>
              </table:table-cell>
              <table:table-cell office:value-type="float" office:value="237101">
                <text:p>237101</text:p>
              </table:table-cell>
              <table:table-cell office:value-type="float" office:value="1.8">
                <text:p>1.8</text:p>
              </table:table-cell>
              <table:table-cell office:value-type="float" office:value="237857">
                <text:p>2378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7331">
                <text:p>237331</text:p>
              </table:table-cell>
              <table:table-cell office:value-type="float" office:value="237331">
                <text:p>237331</text:p>
              </table:table-cell>
              <table:table-cell office:value-type="float" office:value="1.6">
                <text:p>1.6</text:p>
              </table:table-cell>
              <table:table-cell office:value-type="float" office:value="238082">
                <text:p>2380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7560">
                <text:p>237560</text:p>
              </table:table-cell>
              <table:table-cell office:value-type="float" office:value="237560">
                <text:p>237560</text:p>
              </table:table-cell>
              <table:table-cell office:value-type="float" office:value="2.5">
                <text:p>2.5</text:p>
              </table:table-cell>
              <table:table-cell office:value-type="float" office:value="238311">
                <text:p>23831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237791">
                <text:p>237791</text:p>
              </table:table-cell>
              <table:table-cell office:value-type="float" office:value="237791">
                <text:p>237791</text:p>
              </table:table-cell>
              <table:table-cell office:value-type="float" office:value="2.5">
                <text:p>2.5</text:p>
              </table:table-cell>
              <table:table-cell office:value-type="float" office:value="238532">
                <text:p>23853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38016">
                <text:p>238016</text:p>
              </table:table-cell>
              <table:table-cell office:value-type="float" office:value="238016">
                <text:p>238016</text:p>
              </table:table-cell>
              <table:table-cell office:value-type="float" office:value="2.5">
                <text:p>2.5</text:p>
              </table:table-cell>
              <table:table-cell office:value-type="float" office:value="238764">
                <text:p>23876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238244">
                <text:p>238244</text:p>
              </table:table-cell>
              <table:table-cell office:value-type="float" office:value="238244">
                <text:p>238244</text:p>
              </table:table-cell>
              <table:table-cell office:value-type="float" office:value="2.5">
                <text:p>2.5</text:p>
              </table:table-cell>
              <table:table-cell office:value-type="float" office:value="238989">
                <text:p>23898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38470">
                <text:p>238470</text:p>
              </table:table-cell>
              <table:table-cell office:value-type="float" office:value="238470">
                <text:p>238470</text:p>
              </table:table-cell>
              <table:table-cell office:value-type="float" office:value="2.5">
                <text:p>2.5</text:p>
              </table:table-cell>
              <table:table-cell office:value-type="float" office:value="239217">
                <text:p>239217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38698">
                <text:p>238698</text:p>
              </table:table-cell>
              <table:table-cell office:value-type="float" office:value="238698">
                <text:p>238698</text:p>
              </table:table-cell>
              <table:table-cell office:value-type="float" office:value="2.5">
                <text:p>2.5</text:p>
              </table:table-cell>
              <table:table-cell office:value-type="float" office:value="239452">
                <text:p>23945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38923">
                <text:p>238923</text:p>
              </table:table-cell>
              <table:table-cell office:value-type="float" office:value="238923">
                <text:p>238923</text:p>
              </table:table-cell>
              <table:table-cell office:value-type="float" office:value="2.5">
                <text:p>2.5</text:p>
              </table:table-cell>
              <table:table-cell office:value-type="float" office:value="239683">
                <text:p>23968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39155">
                <text:p>239155</text:p>
              </table:table-cell>
              <table:table-cell office:value-type="float" office:value="239155">
                <text:p>239155</text:p>
              </table:table-cell>
              <table:table-cell office:value-type="float" office:value="2.5">
                <text:p>2.5</text:p>
              </table:table-cell>
              <table:table-cell office:value-type="float" office:value="239912">
                <text:p>23991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39384">
                <text:p>239384</text:p>
              </table:table-cell>
              <table:table-cell office:value-type="float" office:value="239384">
                <text:p>239384</text:p>
              </table:table-cell>
              <table:table-cell office:value-type="float" office:value="2.5">
                <text:p>2.5</text:p>
              </table:table-cell>
              <table:table-cell office:value-type="float" office:value="240138">
                <text:p>24013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39613">
                <text:p>239613</text:p>
              </table:table-cell>
              <table:table-cell office:value-type="float" office:value="239613">
                <text:p>239613</text:p>
              </table:table-cell>
              <table:table-cell office:value-type="float" office:value="2.5">
                <text:p>2.5</text:p>
              </table:table-cell>
              <table:table-cell office:value-type="float" office:value="240365">
                <text:p>24036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39841">
                <text:p>239841</text:p>
              </table:table-cell>
              <table:table-cell office:value-type="float" office:value="239841">
                <text:p>239841</text:p>
              </table:table-cell>
              <table:table-cell office:value-type="float" office:value="2.5">
                <text:p>2.5</text:p>
              </table:table-cell>
              <table:table-cell office:value-type="float" office:value="240597">
                <text:p>24059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40064">
                <text:p>240064</text:p>
              </table:table-cell>
              <table:table-cell office:value-type="float" office:value="240064">
                <text:p>240064</text:p>
              </table:table-cell>
              <table:table-cell office:value-type="float" office:value="2.5">
                <text:p>2.5</text:p>
              </table:table-cell>
              <table:table-cell office:value-type="float" office:value="240828">
                <text:p>24082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40292">
                <text:p>240292</text:p>
              </table:table-cell>
              <table:table-cell office:value-type="float" office:value="240292">
                <text:p>240292</text:p>
              </table:table-cell>
              <table:table-cell office:value-type="float" office:value="2.5">
                <text:p>2.5</text:p>
              </table:table-cell>
              <table:table-cell office:value-type="float" office:value="241057">
                <text:p>241057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40519">
                <text:p>240519</text:p>
              </table:table-cell>
              <table:table-cell office:value-type="float" office:value="240519">
                <text:p>240519</text:p>
              </table:table-cell>
              <table:table-cell office:value-type="float" office:value="2.5">
                <text:p>2.5</text:p>
              </table:table-cell>
              <table:table-cell office:value-type="float" office:value="241280">
                <text:p>24128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40745">
                <text:p>240745</text:p>
              </table:table-cell>
              <table:table-cell office:value-type="float" office:value="240745">
                <text:p>240745</text:p>
              </table:table-cell>
              <table:table-cell office:value-type="float" office:value="2.5">
                <text:p>2.5</text:p>
              </table:table-cell>
              <table:table-cell office:value-type="float" office:value="241512">
                <text:p>24151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40973">
                <text:p>240973</text:p>
              </table:table-cell>
              <table:table-cell office:value-type="float" office:value="240973">
                <text:p>240973</text:p>
              </table:table-cell>
              <table:table-cell office:value-type="float" office:value="2.5">
                <text:p>2.5</text:p>
              </table:table-cell>
              <table:table-cell office:value-type="float" office:value="241740">
                <text:p>24174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241194">
                <text:p>241194</text:p>
              </table:table-cell>
              <table:table-cell office:value-type="float" office:value="241194">
                <text:p>241194</text:p>
              </table:table-cell>
              <table:table-cell office:value-type="float" office:value="3.5">
                <text:p>3.5</text:p>
              </table:table-cell>
              <table:table-cell office:value-type="float" office:value="241965">
                <text:p>24196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41421">
                <text:p>241421</text:p>
              </table:table-cell>
              <table:table-cell office:value-type="float" office:value="241421">
                <text:p>241421</text:p>
              </table:table-cell>
              <table:table-cell office:value-type="float" office:value="3.6">
                <text:p>3.6</text:p>
              </table:table-cell>
              <table:table-cell office:value-type="float" office:value="242194">
                <text:p>24219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41649">
                <text:p>241649</text:p>
              </table:table-cell>
              <table:table-cell office:value-type="float" office:value="241649">
                <text:p>241649</text:p>
              </table:table-cell>
              <table:table-cell office:value-type="float" office:value="3.1">
                <text:p>3.1</text:p>
              </table:table-cell>
              <table:table-cell office:value-type="float" office:value="242420">
                <text:p>24242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241877">
                <text:p>241877</text:p>
              </table:table-cell>
              <table:table-cell office:value-type="float" office:value="241877">
                <text:p>241877</text:p>
              </table:table-cell>
              <table:table-cell office:value-type="float" office:value="3.7">
                <text:p>3.7</text:p>
              </table:table-cell>
              <table:table-cell office:value-type="float" office:value="242646">
                <text:p>24264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42105">
                <text:p>242105</text:p>
              </table:table-cell>
              <table:table-cell office:value-type="float" office:value="242105">
                <text:p>242105</text:p>
              </table:table-cell>
              <table:table-cell office:value-type="float" office:value="3.8">
                <text:p>3.8</text:p>
              </table:table-cell>
              <table:table-cell office:value-type="float" office:value="242876">
                <text:p>24287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42326">
                <text:p>242326</text:p>
              </table:table-cell>
              <table:table-cell office:value-type="float" office:value="242326">
                <text:p>242326</text:p>
              </table:table-cell>
              <table:table-cell office:value-type="float" office:value="3.8">
                <text:p>3.8</text:p>
              </table:table-cell>
              <table:table-cell office:value-type="float" office:value="243104">
                <text:p>24310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42552">
                <text:p>242552</text:p>
              </table:table-cell>
              <table:table-cell office:value-type="float" office:value="242552">
                <text:p>242552</text:p>
              </table:table-cell>
              <table:table-cell office:value-type="float" office:value="3.9">
                <text:p>3.9</text:p>
              </table:table-cell>
              <table:table-cell office:value-type="float" office:value="243330">
                <text:p>24333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42782">
                <text:p>242782</text:p>
              </table:table-cell>
              <table:table-cell office:value-type="float" office:value="242782">
                <text:p>242782</text:p>
              </table:table-cell>
              <table:table-cell office:value-type="float" office:value="3.5">
                <text:p>3.5</text:p>
              </table:table-cell>
              <table:table-cell office:value-type="float" office:value="243556">
                <text:p>24355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43005">
                <text:p>243005</text:p>
              </table:table-cell>
              <table:table-cell office:value-type="float" office:value="243005">
                <text:p>243005</text:p>
              </table:table-cell>
              <table:table-cell office:value-type="float" office:value="4">
                <text:p>4</text:p>
              </table:table-cell>
              <table:table-cell office:value-type="float" office:value="243779">
                <text:p>24377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43234">
                <text:p>243234</text:p>
              </table:table-cell>
              <table:table-cell office:value-type="float" office:value="243234">
                <text:p>243234</text:p>
              </table:table-cell>
              <table:table-cell office:value-type="float" office:value="3.1">
                <text:p>3.1</text:p>
              </table:table-cell>
              <table:table-cell office:value-type="float" office:value="244008">
                <text:p>24400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43466">
                <text:p>243466</text:p>
              </table:table-cell>
              <table:table-cell office:value-type="float" office:value="243466">
                <text:p>243466</text:p>
              </table:table-cell>
              <table:table-cell office:value-type="float" office:value="4">
                <text:p>4</text:p>
              </table:table-cell>
              <table:table-cell office:value-type="float" office:value="244236">
                <text:p>24423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43695">
                <text:p>243695</text:p>
              </table:table-cell>
              <table:table-cell office:value-type="float" office:value="243695">
                <text:p>243695</text:p>
              </table:table-cell>
              <table:table-cell office:value-type="float" office:value="4.2">
                <text:p>4.2</text:p>
              </table:table-cell>
              <table:table-cell office:value-type="float" office:value="244469">
                <text:p>24446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43921">
                <text:p>243921</text:p>
              </table:table-cell>
              <table:table-cell office:value-type="float" office:value="243921">
                <text:p>243921</text:p>
              </table:table-cell>
              <table:table-cell office:value-type="float" office:value="4">
                <text:p>4</text:p>
              </table:table-cell>
              <table:table-cell office:value-type="float" office:value="244698">
                <text:p>24469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44147">
                <text:p>244147</text:p>
              </table:table-cell>
              <table:table-cell office:value-type="float" office:value="244147">
                <text:p>244147</text:p>
              </table:table-cell>
              <table:table-cell office:value-type="float" office:value="4.2">
                <text:p>4.2</text:p>
              </table:table-cell>
              <table:table-cell office:value-type="float" office:value="244925">
                <text:p>24492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44373">
                <text:p>244373</text:p>
              </table:table-cell>
              <table:table-cell office:value-type="float" office:value="244373">
                <text:p>244373</text:p>
              </table:table-cell>
              <table:table-cell office:value-type="float" office:value="3.5">
                <text:p>3.5</text:p>
              </table:table-cell>
              <table:table-cell office:value-type="float" office:value="245155">
                <text:p>24515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44605">
                <text:p>244605</text:p>
              </table:table-cell>
              <table:table-cell office:value-type="float" office:value="244605">
                <text:p>244605</text:p>
              </table:table-cell>
              <table:table-cell office:value-type="float" office:value="4.3">
                <text:p>4.3</text:p>
              </table:table-cell>
              <table:table-cell office:value-type="float" office:value="245379">
                <text:p>24537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44832">
                <text:p>244832</text:p>
              </table:table-cell>
              <table:table-cell office:value-type="float" office:value="244832">
                <text:p>244832</text:p>
              </table:table-cell>
              <table:table-cell office:value-type="float" office:value="4.3">
                <text:p>4.3</text:p>
              </table:table-cell>
              <table:table-cell office:value-type="float" office:value="245609">
                <text:p>24560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45059">
                <text:p>245059</text:p>
              </table:table-cell>
              <table:table-cell office:value-type="float" office:value="245059">
                <text:p>245059</text:p>
              </table:table-cell>
              <table:table-cell office:value-type="float" office:value="4.3">
                <text:p>4.3</text:p>
              </table:table-cell>
              <table:table-cell office:value-type="float" office:value="245837">
                <text:p>24583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45286">
                <text:p>245286</text:p>
              </table:table-cell>
              <table:table-cell office:value-type="float" office:value="245286">
                <text:p>245286</text:p>
              </table:table-cell>
              <table:table-cell office:value-type="float" office:value="4.4">
                <text:p>4.4</text:p>
              </table:table-cell>
              <table:table-cell office:value-type="float" office:value="246066">
                <text:p>24606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245511">
                <text:p>245511</text:p>
              </table:table-cell>
              <table:table-cell office:value-type="float" office:value="245511">
                <text:p>245511</text:p>
              </table:table-cell>
              <table:table-cell office:value-type="float" office:value="3.8">
                <text:p>3.8</text:p>
              </table:table-cell>
              <table:table-cell office:value-type="float" office:value="246298">
                <text:p>24629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45740">
                <text:p>245740</text:p>
              </table:table-cell>
              <table:table-cell office:value-type="float" office:value="245740">
                <text:p>245740</text:p>
              </table:table-cell>
              <table:table-cell office:value-type="float" office:value="4.5">
                <text:p>4.5</text:p>
              </table:table-cell>
              <table:table-cell office:value-type="float" office:value="246525">
                <text:p>24652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245964">
                <text:p>245964</text:p>
              </table:table-cell>
              <table:table-cell office:value-type="float" office:value="245964">
                <text:p>245964</text:p>
              </table:table-cell>
              <table:table-cell office:value-type="float" office:value="4.6">
                <text:p>4.6</text:p>
              </table:table-cell>
              <table:table-cell office:value-type="float" office:value="246749">
                <text:p>2467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46194">
                <text:p>246194</text:p>
              </table:table-cell>
              <table:table-cell office:value-type="float" office:value="246194">
                <text:p>246194</text:p>
              </table:table-cell>
              <table:table-cell office:value-type="float" office:value="4.6">
                <text:p>4.6</text:p>
              </table:table-cell>
              <table:table-cell office:value-type="float" office:value="246977">
                <text:p>24697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46421">
                <text:p>246421</text:p>
              </table:table-cell>
              <table:table-cell office:value-type="float" office:value="246421">
                <text:p>246421</text:p>
              </table:table-cell>
              <table:table-cell office:value-type="float" office:value="4.7">
                <text:p>4.7</text:p>
              </table:table-cell>
              <table:table-cell office:value-type="float" office:value="247213">
                <text:p>24721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246644">
                <text:p>246644</text:p>
              </table:table-cell>
              <table:table-cell office:value-type="float" office:value="246644">
                <text:p>246644</text:p>
              </table:table-cell>
              <table:table-cell office:value-type="float" office:value="4.3">
                <text:p>4.3</text:p>
              </table:table-cell>
              <table:table-cell office:value-type="float" office:value="247440">
                <text:p>24744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46872">
                <text:p>246872</text:p>
              </table:table-cell>
              <table:table-cell office:value-type="float" office:value="246872">
                <text:p>246872</text:p>
              </table:table-cell>
              <table:table-cell office:value-type="float" office:value="4.8">
                <text:p>4.8</text:p>
              </table:table-cell>
              <table:table-cell office:value-type="float" office:value="247668">
                <text:p>24766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47102">
                <text:p>247102</text:p>
              </table:table-cell>
              <table:table-cell office:value-type="float" office:value="247102">
                <text:p>247102</text:p>
              </table:table-cell>
              <table:table-cell office:value-type="float" office:value="3.9">
                <text:p>3.9</text:p>
              </table:table-cell>
              <table:table-cell office:value-type="float" office:value="247895">
                <text:p>24789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47330">
                <text:p>247330</text:p>
              </table:table-cell>
              <table:table-cell office:value-type="float" office:value="247330">
                <text:p>247330</text:p>
              </table:table-cell>
              <table:table-cell office:value-type="float" office:value="4.8">
                <text:p>4.8</text:p>
              </table:table-cell>
              <table:table-cell office:value-type="float" office:value="248123">
                <text:p>24812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47553">
                <text:p>247553</text:p>
              </table:table-cell>
              <table:table-cell office:value-type="float" office:value="247553">
                <text:p>247553</text:p>
              </table:table-cell>
              <table:table-cell office:value-type="float" office:value="5">
                <text:p>5</text:p>
              </table:table-cell>
              <table:table-cell office:value-type="float" office:value="248350">
                <text:p>24835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47778">
                <text:p>247778</text:p>
              </table:table-cell>
              <table:table-cell office:value-type="float" office:value="247778">
                <text:p>247778</text:p>
              </table:table-cell>
              <table:table-cell office:value-type="float" office:value="4.7">
                <text:p>4.7</text:p>
              </table:table-cell>
              <table:table-cell office:value-type="float" office:value="248583">
                <text:p>24858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48005">
                <text:p>248005</text:p>
              </table:table-cell>
              <table:table-cell office:value-type="float" office:value="248005">
                <text:p>248005</text:p>
              </table:table-cell>
              <table:table-cell office:value-type="float" office:value="5">
                <text:p>5</text:p>
              </table:table-cell>
              <table:table-cell office:value-type="float" office:value="248818">
                <text:p>24881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248232">
                <text:p>248232</text:p>
              </table:table-cell>
              <table:table-cell office:value-type="float" office:value="248232">
                <text:p>248232</text:p>
              </table:table-cell>
              <table:table-cell office:value-type="float" office:value="4.1">
                <text:p>4.1</text:p>
              </table:table-cell>
              <table:table-cell office:value-type="float" office:value="249046">
                <text:p>24904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248456">
                <text:p>248456</text:p>
              </table:table-cell>
              <table:table-cell office:value-type="float" office:value="248456">
                <text:p>248456</text:p>
              </table:table-cell>
              <table:table-cell office:value-type="float" office:value="3.8">
                <text:p>3.8</text:p>
              </table:table-cell>
              <table:table-cell office:value-type="float" office:value="249273">
                <text:p>24927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248685">
                <text:p>248685</text:p>
              </table:table-cell>
              <table:table-cell office:value-type="float" office:value="248685">
                <text:p>248685</text:p>
              </table:table-cell>
              <table:table-cell office:value-type="float" office:value="3.4">
                <text:p>3.4</text:p>
              </table:table-cell>
              <table:table-cell office:value-type="float" office:value="249501">
                <text:p>249501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248907">
                <text:p>248907</text:p>
              </table:table-cell>
              <table:table-cell office:value-type="float" office:value="248907">
                <text:p>248907</text:p>
              </table:table-cell>
              <table:table-cell office:value-type="float" office:value="3.4">
                <text:p>3.4</text:p>
              </table:table-cell>
              <table:table-cell office:value-type="float" office:value="249725">
                <text:p>249725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249135">
                <text:p>249135</text:p>
              </table:table-cell>
              <table:table-cell office:value-type="float" office:value="249135">
                <text:p>249135</text:p>
              </table:table-cell>
              <table:table-cell office:value-type="float" office:value="3.4">
                <text:p>3.4</text:p>
              </table:table-cell>
              <table:table-cell office:value-type="float" office:value="249959">
                <text:p>24995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49365">
                <text:p>249365</text:p>
              </table:table-cell>
              <table:table-cell office:value-type="float" office:value="249365">
                <text:p>249365</text:p>
              </table:table-cell>
              <table:table-cell office:value-type="float" office:value="3.4">
                <text:p>3.4</text:p>
              </table:table-cell>
              <table:table-cell office:value-type="float" office:value="250187">
                <text:p>25018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49590">
                <text:p>249590</text:p>
              </table:table-cell>
              <table:table-cell office:value-type="float" office:value="249590">
                <text:p>249590</text:p>
              </table:table-cell>
              <table:table-cell office:value-type="float" office:value="3.4">
                <text:p>3.4</text:p>
              </table:table-cell>
              <table:table-cell office:value-type="float" office:value="250415">
                <text:p>25041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49816">
                <text:p>249816</text:p>
              </table:table-cell>
              <table:table-cell office:value-type="float" office:value="249816">
                <text:p>249816</text:p>
              </table:table-cell>
              <table:table-cell office:value-type="float" office:value="3.4">
                <text:p>3.4</text:p>
              </table:table-cell>
              <table:table-cell office:value-type="float" office:value="250640">
                <text:p>250640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250034">
                <text:p>250034</text:p>
              </table:table-cell>
              <table:table-cell office:value-type="float" office:value="250034">
                <text:p>250034</text:p>
              </table:table-cell>
              <table:table-cell office:value-type="float" office:value="3.4">
                <text:p>3.4</text:p>
              </table:table-cell>
              <table:table-cell office:value-type="float" office:value="250866">
                <text:p>2508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50249">
                <text:p>250249</text:p>
              </table:table-cell>
              <table:table-cell office:value-type="float" office:value="250249">
                <text:p>250249</text:p>
              </table:table-cell>
              <table:table-cell office:value-type="float" office:value="3.4">
                <text:p>3.4</text:p>
              </table:table-cell>
              <table:table-cell office:value-type="float" office:value="251090">
                <text:p>25109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250478">
                <text:p>250478</text:p>
              </table:table-cell>
              <table:table-cell office:value-type="float" office:value="250478">
                <text:p>250478</text:p>
              </table:table-cell>
              <table:table-cell office:value-type="float" office:value="3.4">
                <text:p>3.4</text:p>
              </table:table-cell>
              <table:table-cell office:value-type="float" office:value="251314">
                <text:p>2513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0707">
                <text:p>250707</text:p>
              </table:table-cell>
              <table:table-cell office:value-type="float" office:value="250707">
                <text:p>250707</text:p>
              </table:table-cell>
              <table:table-cell office:value-type="float" office:value="3.4">
                <text:p>3.4</text:p>
              </table:table-cell>
              <table:table-cell office:value-type="float" office:value="251544">
                <text:p>251544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250934">
                <text:p>250934</text:p>
              </table:table-cell>
              <table:table-cell office:value-type="float" office:value="250934">
                <text:p>250934</text:p>
              </table:table-cell>
              <table:table-cell office:value-type="float" office:value="3.4">
                <text:p>3.4</text:p>
              </table:table-cell>
              <table:table-cell office:value-type="float" office:value="251772">
                <text:p>25177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251157">
                <text:p>251157</text:p>
              </table:table-cell>
              <table:table-cell office:value-type="float" office:value="251157">
                <text:p>251157</text:p>
              </table:table-cell>
              <table:table-cell office:value-type="float" office:value="3.4">
                <text:p>3.4</text:p>
              </table:table-cell>
              <table:table-cell office:value-type="float" office:value="252001">
                <text:p>25200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251385">
                <text:p>251385</text:p>
              </table:table-cell>
              <table:table-cell office:value-type="float" office:value="251385">
                <text:p>251385</text:p>
              </table:table-cell>
              <table:table-cell office:value-type="float" office:value="3.4">
                <text:p>3.4</text:p>
              </table:table-cell>
              <table:table-cell office:value-type="float" office:value="252229">
                <text:p>25222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251611">
                <text:p>251611</text:p>
              </table:table-cell>
              <table:table-cell office:value-type="float" office:value="251611">
                <text:p>251611</text:p>
              </table:table-cell>
              <table:table-cell office:value-type="float" office:value="3.4">
                <text:p>3.4</text:p>
              </table:table-cell>
              <table:table-cell office:value-type="float" office:value="252461">
                <text:p>25246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251841">
                <text:p>251841</text:p>
              </table:table-cell>
              <table:table-cell office:value-type="float" office:value="251841">
                <text:p>251841</text:p>
              </table:table-cell>
              <table:table-cell office:value-type="float" office:value="3.4">
                <text:p>3.4</text:p>
              </table:table-cell>
              <table:table-cell office:value-type="float" office:value="252692">
                <text:p>25269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52069">
                <text:p>252069</text:p>
              </table:table-cell>
              <table:table-cell office:value-type="float" office:value="252069">
                <text:p>252069</text:p>
              </table:table-cell>
              <table:table-cell office:value-type="float" office:value="3.5">
                <text:p>3.5</text:p>
              </table:table-cell>
              <table:table-cell office:value-type="float" office:value="252916">
                <text:p>25291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252297">
                <text:p>252297</text:p>
              </table:table-cell>
              <table:table-cell office:value-type="float" office:value="252297">
                <text:p>252297</text:p>
              </table:table-cell>
              <table:table-cell office:value-type="float" office:value="3.5">
                <text:p>3.5</text:p>
              </table:table-cell>
              <table:table-cell office:value-type="float" office:value="253147">
                <text:p>253147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52527">
                <text:p>252527</text:p>
              </table:table-cell>
              <table:table-cell office:value-type="float" office:value="252527">
                <text:p>252527</text:p>
              </table:table-cell>
              <table:table-cell office:value-type="float" office:value="3.2">
                <text:p>3.2</text:p>
              </table:table-cell>
              <table:table-cell office:value-type="float" office:value="253379">
                <text:p>25337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252754">
                <text:p>252754</text:p>
              </table:table-cell>
              <table:table-cell office:value-type="float" office:value="252754">
                <text:p>252754</text:p>
              </table:table-cell>
              <table:table-cell office:value-type="float" office:value="3.2">
                <text:p>3.2</text:p>
              </table:table-cell>
              <table:table-cell office:value-type="float" office:value="253605">
                <text:p>253605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252982">
                <text:p>252982</text:p>
              </table:table-cell>
              <table:table-cell office:value-type="float" office:value="252982">
                <text:p>252982</text:p>
              </table:table-cell>
              <table:table-cell office:value-type="float" office:value="3.5">
                <text:p>3.5</text:p>
              </table:table-cell>
              <table:table-cell office:value-type="float" office:value="253832">
                <text:p>253832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253209">
                <text:p>253209</text:p>
              </table:table-cell>
              <table:table-cell office:value-type="float" office:value="253209">
                <text:p>253209</text:p>
              </table:table-cell>
              <table:table-cell office:value-type="float" office:value="3.8">
                <text:p>3.8</text:p>
              </table:table-cell>
              <table:table-cell office:value-type="float" office:value="254058">
                <text:p>25405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253436">
                <text:p>253436</text:p>
              </table:table-cell>
              <table:table-cell office:value-type="float" office:value="253436">
                <text:p>253436</text:p>
              </table:table-cell>
              <table:table-cell office:value-type="float" office:value="2.6">
                <text:p>2.6</text:p>
              </table:table-cell>
              <table:table-cell office:value-type="float" office:value="254285">
                <text:p>25428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253658">
                <text:p>253658</text:p>
              </table:table-cell>
              <table:table-cell office:value-type="float" office:value="253658">
                <text:p>253658</text:p>
              </table:table-cell>
              <table:table-cell office:value-type="float" office:value="2.6">
                <text:p>2.6</text:p>
              </table:table-cell>
              <table:table-cell office:value-type="float" office:value="254510">
                <text:p>25451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253881">
                <text:p>253881</text:p>
              </table:table-cell>
              <table:table-cell office:value-type="float" office:value="253881">
                <text:p>253881</text:p>
              </table:table-cell>
              <table:table-cell office:value-type="float" office:value="2.6">
                <text:p>2.6</text:p>
              </table:table-cell>
              <table:table-cell office:value-type="float" office:value="254743">
                <text:p>254743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254113">
                <text:p>254113</text:p>
              </table:table-cell>
              <table:table-cell office:value-type="float" office:value="254113">
                <text:p>254113</text:p>
              </table:table-cell>
              <table:table-cell office:value-type="float" office:value="3.8">
                <text:p>3.8</text:p>
              </table:table-cell>
              <table:table-cell office:value-type="float" office:value="254970">
                <text:p>2549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54341">
                <text:p>254341</text:p>
              </table:table-cell>
              <table:table-cell office:value-type="float" office:value="254341">
                <text:p>254341</text:p>
              </table:table-cell>
              <table:table-cell office:value-type="float" office:value="5.1">
                <text:p>5.1</text:p>
              </table:table-cell>
              <table:table-cell office:value-type="float" office:value="255199">
                <text:p>25519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254567">
                <text:p>254567</text:p>
              </table:table-cell>
              <table:table-cell office:value-type="float" office:value="254567">
                <text:p>254567</text:p>
              </table:table-cell>
              <table:table-cell office:value-type="float" office:value="6.4">
                <text:p>6.4</text:p>
              </table:table-cell>
              <table:table-cell office:value-type="float" office:value="255427">
                <text:p>255427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254797">
                <text:p>254797</text:p>
              </table:table-cell>
              <table:table-cell office:value-type="float" office:value="254797">
                <text:p>254797</text:p>
              </table:table-cell>
              <table:table-cell office:value-type="float" office:value="7.7">
                <text:p>7.7</text:p>
              </table:table-cell>
              <table:table-cell office:value-type="float" office:value="255658">
                <text:p>25565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255020">
                <text:p>255020</text:p>
              </table:table-cell>
              <table:table-cell office:value-type="float" office:value="255020">
                <text:p>255020</text:p>
              </table:table-cell>
              <table:table-cell office:value-type="float" office:value="9">
                <text:p>9</text:p>
              </table:table-cell>
              <table:table-cell office:value-type="float" office:value="255888">
                <text:p>255888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255244">
                <text:p>255244</text:p>
              </table:table-cell>
              <table:table-cell office:value-type="float" office:value="255244">
                <text:p>255244</text:p>
              </table:table-cell>
              <table:table-cell office:value-type="float" office:value="10.4">
                <text:p>10.4</text:p>
              </table:table-cell>
              <table:table-cell office:value-type="float" office:value="256120">
                <text:p>256120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255473">
                <text:p>255473</text:p>
              </table:table-cell>
              <table:table-cell office:value-type="float" office:value="255473">
                <text:p>255473</text:p>
              </table:table-cell>
              <table:table-cell office:value-type="float" office:value="11.6">
                <text:p>11.6</text:p>
              </table:table-cell>
              <table:table-cell office:value-type="float" office:value="256349">
                <text:p>25634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255699">
                <text:p>255699</text:p>
              </table:table-cell>
              <table:table-cell office:value-type="float" office:value="255699">
                <text:p>255699</text:p>
              </table:table-cell>
              <table:table-cell office:value-type="float" office:value="12.8">
                <text:p>12.8</text:p>
              </table:table-cell>
              <table:table-cell office:value-type="float" office:value="256584">
                <text:p>25658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255927">
                <text:p>255927</text:p>
              </table:table-cell>
              <table:table-cell office:value-type="float" office:value="255927">
                <text:p>255927</text:p>
              </table:table-cell>
              <table:table-cell office:value-type="float" office:value="7">
                <text:p>7</text:p>
              </table:table-cell>
              <table:table-cell office:value-type="float" office:value="256811">
                <text:p>25681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256154">
                <text:p>256154</text:p>
              </table:table-cell>
              <table:table-cell office:value-type="float" office:value="256154">
                <text:p>256154</text:p>
              </table:table-cell>
              <table:table-cell office:value-type="float" office:value="6.6">
                <text:p>6.6</text:p>
              </table:table-cell>
              <table:table-cell office:value-type="float" office:value="257033">
                <text:p>25703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256386">
                <text:p>256386</text:p>
              </table:table-cell>
              <table:table-cell office:value-type="float" office:value="256386">
                <text:p>256386</text:p>
              </table:table-cell>
              <table:table-cell office:value-type="float" office:value="6.6">
                <text:p>6.6</text:p>
              </table:table-cell>
              <table:table-cell office:value-type="float" office:value="257260">
                <text:p>25726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256612">
                <text:p>256612</text:p>
              </table:table-cell>
              <table:table-cell office:value-type="float" office:value="256612">
                <text:p>256612</text:p>
              </table:table-cell>
              <table:table-cell office:value-type="float" office:value="6.8">
                <text:p>6.8</text:p>
              </table:table-cell>
              <table:table-cell office:value-type="float" office:value="257489">
                <text:p>25748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256838">
                <text:p>256838</text:p>
              </table:table-cell>
              <table:table-cell office:value-type="float" office:value="256838">
                <text:p>256838</text:p>
              </table:table-cell>
              <table:table-cell office:value-type="float" office:value="7.1">
                <text:p>7.1</text:p>
              </table:table-cell>
              <table:table-cell office:value-type="float" office:value="257722">
                <text:p>25772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257071">
                <text:p>257071</text:p>
              </table:table-cell>
              <table:table-cell office:value-type="float" office:value="257071">
                <text:p>257071</text:p>
              </table:table-cell>
              <table:table-cell office:value-type="float" office:value="7.4">
                <text:p>7.4</text:p>
              </table:table-cell>
              <table:table-cell office:value-type="float" office:value="257953">
                <text:p>25795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257293">
                <text:p>257293</text:p>
              </table:table-cell>
              <table:table-cell office:value-type="float" office:value="257293">
                <text:p>257293</text:p>
              </table:table-cell>
              <table:table-cell office:value-type="float" office:value="7.7">
                <text:p>7.7</text:p>
              </table:table-cell>
              <table:table-cell office:value-type="float" office:value="258177">
                <text:p>25817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257520">
                <text:p>257520</text:p>
              </table:table-cell>
              <table:table-cell office:value-type="float" office:value="257520">
                <text:p>257520</text:p>
              </table:table-cell>
              <table:table-cell office:value-type="float" office:value="8.8">
                <text:p>8.8</text:p>
              </table:table-cell>
              <table:table-cell office:value-type="float" office:value="258405">
                <text:p>25840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257751">
                <text:p>257751</text:p>
              </table:table-cell>
              <table:table-cell office:value-type="float" office:value="257751">
                <text:p>257751</text:p>
              </table:table-cell>
              <table:table-cell office:value-type="float" office:value="9.8">
                <text:p>9.8</text:p>
              </table:table-cell>
              <table:table-cell office:value-type="float" office:value="258635">
                <text:p>25863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257980">
                <text:p>257980</text:p>
              </table:table-cell>
              <table:table-cell office:value-type="float" office:value="257980">
                <text:p>257980</text:p>
              </table:table-cell>
              <table:table-cell office:value-type="float" office:value="9.4">
                <text:p>9.4</text:p>
              </table:table-cell>
              <table:table-cell office:value-type="float" office:value="258863">
                <text:p>258863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258208">
                <text:p>258208</text:p>
              </table:table-cell>
              <table:table-cell office:value-type="float" office:value="258208">
                <text:p>258208</text:p>
              </table:table-cell>
              <table:table-cell office:value-type="float" office:value="9.4">
                <text:p>9.4</text:p>
              </table:table-cell>
              <table:table-cell office:value-type="float" office:value="259092">
                <text:p>25909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258437">
                <text:p>258437</text:p>
              </table:table-cell>
              <table:table-cell office:value-type="float" office:value="258437">
                <text:p>258437</text:p>
              </table:table-cell>
              <table:table-cell office:value-type="float" office:value="9.4">
                <text:p>9.4</text:p>
              </table:table-cell>
              <table:table-cell office:value-type="float" office:value="259323">
                <text:p>25932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258660">
                <text:p>258660</text:p>
              </table:table-cell>
              <table:table-cell office:value-type="float" office:value="258660">
                <text:p>258660</text:p>
              </table:table-cell>
              <table:table-cell office:value-type="float" office:value="9.5">
                <text:p>9.5</text:p>
              </table:table-cell>
              <table:table-cell office:value-type="float" office:value="259550">
                <text:p>25955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258890">
                <text:p>258890</text:p>
              </table:table-cell>
              <table:table-cell office:value-type="float" office:value="258890">
                <text:p>258890</text:p>
              </table:table-cell>
              <table:table-cell office:value-type="float" office:value="9.5">
                <text:p>9.5</text:p>
              </table:table-cell>
              <table:table-cell office:value-type="float" office:value="259778">
                <text:p>25977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259117">
                <text:p>259117</text:p>
              </table:table-cell>
              <table:table-cell office:value-type="float" office:value="259117">
                <text:p>259117</text:p>
              </table:table-cell>
              <table:table-cell office:value-type="float" office:value="9.6">
                <text:p>9.6</text:p>
              </table:table-cell>
              <table:table-cell office:value-type="float" office:value="260010">
                <text:p>2600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9344">
                <text:p>259344</text:p>
              </table:table-cell>
              <table:table-cell office:value-type="float" office:value="259344">
                <text:p>259344</text:p>
              </table:table-cell>
              <table:table-cell office:value-type="float" office:value="9.1">
                <text:p>9.1</text:p>
              </table:table-cell>
              <table:table-cell office:value-type="float" office:value="260240">
                <text:p>2602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9569">
                <text:p>259569</text:p>
              </table:table-cell>
              <table:table-cell office:value-type="float" office:value="259569">
                <text:p>259569</text:p>
              </table:table-cell>
              <table:table-cell office:value-type="float" office:value="8.9">
                <text:p>8.9</text:p>
              </table:table-cell>
              <table:table-cell office:value-type="float" office:value="260467">
                <text:p>2604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9793">
                <text:p>259793</text:p>
              </table:table-cell>
              <table:table-cell office:value-type="float" office:value="259793">
                <text:p>259793</text:p>
              </table:table-cell>
              <table:table-cell office:value-type="float" office:value="9.2">
                <text:p>9.2</text:p>
              </table:table-cell>
              <table:table-cell office:value-type="float" office:value="260694">
                <text:p>26069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260022">
                <text:p>260022</text:p>
              </table:table-cell>
              <table:table-cell office:value-type="float" office:value="260022">
                <text:p>260022</text:p>
              </table:table-cell>
              <table:table-cell office:value-type="float" office:value="9.4">
                <text:p>9.4</text:p>
              </table:table-cell>
              <table:table-cell office:value-type="float" office:value="260924">
                <text:p>26092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260252">
                <text:p>260252</text:p>
              </table:table-cell>
              <table:table-cell office:value-type="float" office:value="260252">
                <text:p>260252</text:p>
              </table:table-cell>
              <table:table-cell office:value-type="float" office:value="9.2">
                <text:p>9.2</text:p>
              </table:table-cell>
              <table:table-cell office:value-type="float" office:value="261150">
                <text:p>26115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260482">
                <text:p>260482</text:p>
              </table:table-cell>
              <table:table-cell office:value-type="float" office:value="260482">
                <text:p>260482</text:p>
              </table:table-cell>
              <table:table-cell office:value-type="float" office:value="9.6">
                <text:p>9.6</text:p>
              </table:table-cell>
              <table:table-cell office:value-type="float" office:value="261371">
                <text:p>26137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260711">
                <text:p>260711</text:p>
              </table:table-cell>
              <table:table-cell office:value-type="float" office:value="260711">
                <text:p>260711</text:p>
              </table:table-cell>
              <table:table-cell office:value-type="float" office:value="9.7">
                <text:p>9.7</text:p>
              </table:table-cell>
              <table:table-cell office:value-type="float" office:value="261597">
                <text:p>261597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260941">
                <text:p>260941</text:p>
              </table:table-cell>
              <table:table-cell office:value-type="float" office:value="260941">
                <text:p>260941</text:p>
              </table:table-cell>
              <table:table-cell office:value-type="float" office:value="10.4">
                <text:p>10.4</text:p>
              </table:table-cell>
              <table:table-cell office:value-type="float" office:value="261824">
                <text:p>26182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261166">
                <text:p>261166</text:p>
              </table:table-cell>
              <table:table-cell office:value-type="float" office:value="261166">
                <text:p>261166</text:p>
              </table:table-cell>
              <table:table-cell office:value-type="float" office:value="9.3">
                <text:p>9.3</text:p>
              </table:table-cell>
              <table:table-cell office:value-type="float" office:value="262051">
                <text:p>26205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261401">
                <text:p>261401</text:p>
              </table:table-cell>
              <table:table-cell office:value-type="float" office:value="261401">
                <text:p>261401</text:p>
              </table:table-cell>
              <table:table-cell office:value-type="float" office:value="10.1">
                <text:p>10.1</text:p>
              </table:table-cell>
              <table:table-cell office:value-type="float" office:value="262285">
                <text:p>26228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261630">
                <text:p>261630</text:p>
              </table:table-cell>
              <table:table-cell office:value-type="float" office:value="261630">
                <text:p>261630</text:p>
              </table:table-cell>
              <table:table-cell office:value-type="float" office:value="10.7">
                <text:p>10.7</text:p>
              </table:table-cell>
              <table:table-cell office:value-type="float" office:value="262510">
                <text:p>26251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261855">
                <text:p>261855</text:p>
              </table:table-cell>
              <table:table-cell office:value-type="float" office:value="261855">
                <text:p>261855</text:p>
              </table:table-cell>
              <table:table-cell office:value-type="float" office:value="9">
                <text:p>9</text:p>
              </table:table-cell>
              <table:table-cell office:value-type="float" office:value="262733">
                <text:p>26273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262086">
                <text:p>262086</text:p>
              </table:table-cell>
              <table:table-cell office:value-type="float" office:value="262086">
                <text:p>262086</text:p>
              </table:table-cell>
              <table:table-cell office:value-type="float" office:value="8.6">
                <text:p>8.6</text:p>
              </table:table-cell>
              <table:table-cell office:value-type="float" office:value="262957">
                <text:p>26295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262311">
                <text:p>262311</text:p>
              </table:table-cell>
              <table:table-cell office:value-type="float" office:value="262311">
                <text:p>262311</text:p>
              </table:table-cell>
              <table:table-cell office:value-type="float" office:value="6.4">
                <text:p>6.4</text:p>
              </table:table-cell>
              <table:table-cell office:value-type="float" office:value="263183">
                <text:p>26318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262539">
                <text:p>262539</text:p>
              </table:table-cell>
              <table:table-cell office:value-type="float" office:value="262539">
                <text:p>262539</text:p>
              </table:table-cell>
              <table:table-cell office:value-type="float" office:value="6.4">
                <text:p>6.4</text:p>
              </table:table-cell>
              <table:table-cell office:value-type="float" office:value="263410">
                <text:p>263410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62767">
                <text:p>262767</text:p>
              </table:table-cell>
              <table:table-cell office:value-type="float" office:value="262767">
                <text:p>262767</text:p>
              </table:table-cell>
              <table:table-cell office:value-type="float" office:value="6.4">
                <text:p>6.4</text:p>
              </table:table-cell>
              <table:table-cell office:value-type="float" office:value="263633">
                <text:p>26363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62997">
                <text:p>262997</text:p>
              </table:table-cell>
              <table:table-cell office:value-type="float" office:value="262997">
                <text:p>262997</text:p>
              </table:table-cell>
              <table:table-cell office:value-type="float" office:value="6.4">
                <text:p>6.4</text:p>
              </table:table-cell>
              <table:table-cell office:value-type="float" office:value="263855">
                <text:p>263855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63223">
                <text:p>263223</text:p>
              </table:table-cell>
              <table:table-cell office:value-type="float" office:value="263223">
                <text:p>263223</text:p>
              </table:table-cell>
              <table:table-cell office:value-type="float" office:value="6.4">
                <text:p>6.4</text:p>
              </table:table-cell>
              <table:table-cell office:value-type="float" office:value="264084">
                <text:p>264084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63452">
                <text:p>263452</text:p>
              </table:table-cell>
              <table:table-cell office:value-type="float" office:value="263452">
                <text:p>263452</text:p>
              </table:table-cell>
              <table:table-cell office:value-type="float" office:value="6.4">
                <text:p>6.4</text:p>
              </table:table-cell>
              <table:table-cell office:value-type="float" office:value="264312">
                <text:p>264312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63679">
                <text:p>263679</text:p>
              </table:table-cell>
              <table:table-cell office:value-type="float" office:value="263679">
                <text:p>263679</text:p>
              </table:table-cell>
              <table:table-cell office:value-type="float" office:value="6.4">
                <text:p>6.4</text:p>
              </table:table-cell>
              <table:table-cell office:value-type="float" office:value="264539">
                <text:p>26453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63909">
                <text:p>263909</text:p>
              </table:table-cell>
              <table:table-cell office:value-type="float" office:value="263909">
                <text:p>263909</text:p>
              </table:table-cell>
              <table:table-cell office:value-type="float" office:value="6.4">
                <text:p>6.4</text:p>
              </table:table-cell>
              <table:table-cell office:value-type="float" office:value="264766">
                <text:p>264766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64143">
                <text:p>264143</text:p>
              </table:table-cell>
              <table:table-cell office:value-type="float" office:value="264143">
                <text:p>264143</text:p>
              </table:table-cell>
              <table:table-cell office:value-type="float" office:value="6.4">
                <text:p>6.4</text:p>
              </table:table-cell>
              <table:table-cell office:value-type="float" office:value="264993">
                <text:p>26499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64374">
                <text:p>264374</text:p>
              </table:table-cell>
              <table:table-cell office:value-type="float" office:value="264374">
                <text:p>264374</text:p>
              </table:table-cell>
              <table:table-cell office:value-type="float" office:value="6.5">
                <text:p>6.5</text:p>
              </table:table-cell>
              <table:table-cell office:value-type="float" office:value="265224">
                <text:p>265224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64600">
                <text:p>264600</text:p>
              </table:table-cell>
              <table:table-cell office:value-type="float" office:value="264600">
                <text:p>264600</text:p>
              </table:table-cell>
              <table:table-cell office:value-type="float" office:value="6.6">
                <text:p>6.6</text:p>
              </table:table-cell>
              <table:table-cell office:value-type="float" office:value="265455">
                <text:p>265455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64829">
                <text:p>264829</text:p>
              </table:table-cell>
              <table:table-cell office:value-type="float" office:value="264829">
                <text:p>264829</text:p>
              </table:table-cell>
              <table:table-cell office:value-type="float" office:value="5.4">
                <text:p>5.4</text:p>
              </table:table-cell>
              <table:table-cell office:value-type="float" office:value="265681">
                <text:p>26568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65058">
                <text:p>265058</text:p>
              </table:table-cell>
              <table:table-cell office:value-type="float" office:value="265058">
                <text:p>265058</text:p>
              </table:table-cell>
              <table:table-cell office:value-type="float" office:value="0.9">
                <text:p>0.9</text:p>
              </table:table-cell>
              <table:table-cell office:value-type="float" office:value="265907">
                <text:p>265907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265280">
                <text:p>265280</text:p>
              </table:table-cell>
              <table:table-cell office:value-type="float" office:value="265280">
                <text:p>265280</text:p>
              </table:table-cell>
              <table:table-cell office:value-type="float" office:value="0.9">
                <text:p>0.9</text:p>
              </table:table-cell>
              <table:table-cell office:value-type="float" office:value="266137">
                <text:p>266137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265504">
                <text:p>265504</text:p>
              </table:table-cell>
              <table:table-cell office:value-type="float" office:value="265504">
                <text:p>265504</text:p>
              </table:table-cell>
              <table:table-cell office:value-type="float" office:value="0.9">
                <text:p>0.9</text:p>
              </table:table-cell>
              <table:table-cell office:value-type="float" office:value="266362">
                <text:p>26636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265732">
                <text:p>265732</text:p>
              </table:table-cell>
              <table:table-cell office:value-type="float" office:value="265732">
                <text:p>265732</text:p>
              </table:table-cell>
              <table:table-cell office:value-type="float" office:value="0.9">
                <text:p>0.9</text:p>
              </table:table-cell>
              <table:table-cell office:value-type="float" office:value="266587">
                <text:p>2665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5960">
                <text:p>265960</text:p>
              </table:table-cell>
              <table:table-cell office:value-type="float" office:value="265960">
                <text:p>265960</text:p>
              </table:table-cell>
              <table:table-cell office:value-type="float" office:value="1">
                <text:p>1</text:p>
              </table:table-cell>
              <table:table-cell office:value-type="float" office:value="266814">
                <text:p>2668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6190">
                <text:p>266190</text:p>
              </table:table-cell>
              <table:table-cell office:value-type="float" office:value="266190">
                <text:p>266190</text:p>
              </table:table-cell>
              <table:table-cell office:value-type="float" office:value="1">
                <text:p>1</text:p>
              </table:table-cell>
              <table:table-cell office:value-type="float" office:value="267044">
                <text:p>26704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66423">
                <text:p>266423</text:p>
              </table:table-cell>
              <table:table-cell office:value-type="float" office:value="266423">
                <text:p>266423</text:p>
              </table:table-cell>
              <table:table-cell office:value-type="float" office:value="1.1">
                <text:p>1.1</text:p>
              </table:table-cell>
              <table:table-cell office:value-type="float" office:value="267267">
                <text:p>267267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266655">
                <text:p>266655</text:p>
              </table:table-cell>
              <table:table-cell office:value-type="float" office:value="266655">
                <text:p>266655</text:p>
              </table:table-cell>
              <table:table-cell office:value-type="float" office:value="1.1">
                <text:p>1.1</text:p>
              </table:table-cell>
              <table:table-cell office:value-type="float" office:value="267493">
                <text:p>267493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266887">
                <text:p>266887</text:p>
              </table:table-cell>
              <table:table-cell office:value-type="float" office:value="266887">
                <text:p>266887</text:p>
              </table:table-cell>
              <table:table-cell office:value-type="float" office:value="1.2">
                <text:p>1.2</text:p>
              </table:table-cell>
              <table:table-cell office:value-type="float" office:value="267722">
                <text:p>26772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267119">
                <text:p>267119</text:p>
              </table:table-cell>
              <table:table-cell office:value-type="float" office:value="267119">
                <text:p>267119</text:p>
              </table:table-cell>
              <table:table-cell office:value-type="float" office:value="1.2">
                <text:p>1.2</text:p>
              </table:table-cell>
              <table:table-cell office:value-type="float" office:value="267948">
                <text:p>26794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267344">
                <text:p>267344</text:p>
              </table:table-cell>
              <table:table-cell office:value-type="float" office:value="267344">
                <text:p>267344</text:p>
              </table:table-cell>
              <table:table-cell office:value-type="float" office:value="1.3">
                <text:p>1.3</text:p>
              </table:table-cell>
              <table:table-cell office:value-type="float" office:value="268177">
                <text:p>268177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267572">
                <text:p>267572</text:p>
              </table:table-cell>
              <table:table-cell office:value-type="float" office:value="267572">
                <text:p>267572</text:p>
              </table:table-cell>
              <table:table-cell office:value-type="float" office:value="1.3">
                <text:p>1.3</text:p>
              </table:table-cell>
              <table:table-cell office:value-type="float" office:value="268416">
                <text:p>26841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267804">
                <text:p>267804</text:p>
              </table:table-cell>
              <table:table-cell office:value-type="float" office:value="267804">
                <text:p>267804</text:p>
              </table:table-cell>
              <table:table-cell office:value-type="float" office:value="1.4">
                <text:p>1.4</text:p>
              </table:table-cell>
              <table:table-cell office:value-type="float" office:value="268642">
                <text:p>26864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268032">
                <text:p>268032</text:p>
              </table:table-cell>
              <table:table-cell office:value-type="float" office:value="268032">
                <text:p>268032</text:p>
              </table:table-cell>
              <table:table-cell office:value-type="float" office:value="1.4">
                <text:p>1.4</text:p>
              </table:table-cell>
              <table:table-cell office:value-type="float" office:value="268872">
                <text:p>2688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8261">
                <text:p>268261</text:p>
              </table:table-cell>
              <table:table-cell office:value-type="float" office:value="268261">
                <text:p>268261</text:p>
              </table:table-cell>
              <table:table-cell office:value-type="float" office:value="1.5">
                <text:p>1.5</text:p>
              </table:table-cell>
              <table:table-cell office:value-type="float" office:value="269100">
                <text:p>26910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268490">
                <text:p>268490</text:p>
              </table:table-cell>
              <table:table-cell office:value-type="float" office:value="268490">
                <text:p>268490</text:p>
              </table:table-cell>
              <table:table-cell office:value-type="float" office:value="1.5">
                <text:p>1.5</text:p>
              </table:table-cell>
              <table:table-cell office:value-type="float" office:value="269331">
                <text:p>26933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268718">
                <text:p>268718</text:p>
              </table:table-cell>
              <table:table-cell office:value-type="float" office:value="268718">
                <text:p>268718</text:p>
              </table:table-cell>
              <table:table-cell office:value-type="float" office:value="1.6">
                <text:p>1.6</text:p>
              </table:table-cell>
              <table:table-cell office:value-type="float" office:value="269558">
                <text:p>2695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8944">
                <text:p>268944</text:p>
              </table:table-cell>
              <table:table-cell office:value-type="float" office:value="268944">
                <text:p>268944</text:p>
              </table:table-cell>
              <table:table-cell office:value-type="float" office:value="1.6">
                <text:p>1.6</text:p>
              </table:table-cell>
              <table:table-cell office:value-type="float" office:value="269785">
                <text:p>26978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269175">
                <text:p>269175</text:p>
              </table:table-cell>
              <table:table-cell office:value-type="float" office:value="269175">
                <text:p>269175</text:p>
              </table:table-cell>
              <table:table-cell office:value-type="float" office:value="1.8">
                <text:p>1.8</text:p>
              </table:table-cell>
              <table:table-cell office:value-type="float" office:value="270012">
                <text:p>270012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269400">
                <text:p>269400</text:p>
              </table:table-cell>
              <table:table-cell office:value-type="float" office:value="269400">
                <text:p>269400</text:p>
              </table:table-cell>
              <table:table-cell office:value-type="float" office:value="2.1">
                <text:p>2.1</text:p>
              </table:table-cell>
              <table:table-cell office:value-type="float" office:value="270244">
                <text:p>270244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69627">
                <text:p>269627</text:p>
              </table:table-cell>
              <table:table-cell office:value-type="float" office:value="269627">
                <text:p>269627</text:p>
              </table:table-cell>
              <table:table-cell office:value-type="float" office:value="1.8">
                <text:p>1.8</text:p>
              </table:table-cell>
              <table:table-cell office:value-type="float" office:value="270475">
                <text:p>27047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69851">
                <text:p>269851</text:p>
              </table:table-cell>
              <table:table-cell office:value-type="float" office:value="269851">
                <text:p>269851</text:p>
              </table:table-cell>
              <table:table-cell office:value-type="float" office:value="2.6">
                <text:p>2.6</text:p>
              </table:table-cell>
              <table:table-cell office:value-type="float" office:value="270704">
                <text:p>27070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270082">
                <text:p>270082</text:p>
              </table:table-cell>
              <table:table-cell office:value-type="float" office:value="270082">
                <text:p>270082</text:p>
              </table:table-cell>
              <table:table-cell office:value-type="float" office:value="2.6">
                <text:p>2.6</text:p>
              </table:table-cell>
              <table:table-cell office:value-type="float" office:value="270935">
                <text:p>270935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70311">
                <text:p>270311</text:p>
              </table:table-cell>
              <table:table-cell office:value-type="float" office:value="270311">
                <text:p>270311</text:p>
              </table:table-cell>
              <table:table-cell office:value-type="float" office:value="2.6">
                <text:p>2.6</text:p>
              </table:table-cell>
              <table:table-cell office:value-type="float" office:value="271165">
                <text:p>271165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70537">
                <text:p>270537</text:p>
              </table:table-cell>
              <table:table-cell office:value-type="float" office:value="270537">
                <text:p>270537</text:p>
              </table:table-cell>
              <table:table-cell office:value-type="float" office:value="2.6">
                <text:p>2.6</text:p>
              </table:table-cell>
              <table:table-cell office:value-type="float" office:value="271390">
                <text:p>27139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70761">
                <text:p>270761</text:p>
              </table:table-cell>
              <table:table-cell office:value-type="float" office:value="270761">
                <text:p>270761</text:p>
              </table:table-cell>
              <table:table-cell office:value-type="float" office:value="2.6">
                <text:p>2.6</text:p>
              </table:table-cell>
              <table:table-cell office:value-type="float" office:value="271623">
                <text:p>271623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70985">
                <text:p>270985</text:p>
              </table:table-cell>
              <table:table-cell office:value-type="float" office:value="270985">
                <text:p>270985</text:p>
              </table:table-cell>
              <table:table-cell office:value-type="float" office:value="2.6">
                <text:p>2.6</text:p>
              </table:table-cell>
              <table:table-cell office:value-type="float" office:value="271851">
                <text:p>271851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71212">
                <text:p>271212</text:p>
              </table:table-cell>
              <table:table-cell office:value-type="float" office:value="271212">
                <text:p>271212</text:p>
              </table:table-cell>
              <table:table-cell office:value-type="float" office:value="2.6">
                <text:p>2.6</text:p>
              </table:table-cell>
              <table:table-cell office:value-type="float" office:value="272075">
                <text:p>272075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71439">
                <text:p>271439</text:p>
              </table:table-cell>
              <table:table-cell office:value-type="float" office:value="271439">
                <text:p>271439</text:p>
              </table:table-cell>
              <table:table-cell office:value-type="float" office:value="2.6">
                <text:p>2.6</text:p>
              </table:table-cell>
              <table:table-cell office:value-type="float" office:value="272307">
                <text:p>272307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71659">
                <text:p>271659</text:p>
              </table:table-cell>
              <table:table-cell office:value-type="float" office:value="271659">
                <text:p>271659</text:p>
              </table:table-cell>
              <table:table-cell office:value-type="float" office:value="2.6">
                <text:p>2.6</text:p>
              </table:table-cell>
              <table:table-cell office:value-type="float" office:value="272538">
                <text:p>272538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71886">
                <text:p>271886</text:p>
              </table:table-cell>
              <table:table-cell office:value-type="float" office:value="271886">
                <text:p>271886</text:p>
              </table:table-cell>
              <table:table-cell office:value-type="float" office:value="2.6">
                <text:p>2.6</text:p>
              </table:table-cell>
              <table:table-cell office:value-type="float" office:value="272768">
                <text:p>272768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72114">
                <text:p>272114</text:p>
              </table:table-cell>
              <table:table-cell office:value-type="float" office:value="272114">
                <text:p>272114</text:p>
              </table:table-cell>
              <table:table-cell office:value-type="float" office:value="2.6">
                <text:p>2.6</text:p>
              </table:table-cell>
              <table:table-cell office:value-type="float" office:value="272994">
                <text:p>272994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72339">
                <text:p>272339</text:p>
              </table:table-cell>
              <table:table-cell office:value-type="float" office:value="272339">
                <text:p>272339</text:p>
              </table:table-cell>
              <table:table-cell office:value-type="float" office:value="2.6">
                <text:p>2.6</text:p>
              </table:table-cell>
              <table:table-cell office:value-type="float" office:value="273222">
                <text:p>273222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272567">
                <text:p>272567</text:p>
              </table:table-cell>
              <table:table-cell office:value-type="float" office:value="272567">
                <text:p>272567</text:p>
              </table:table-cell>
              <table:table-cell office:value-type="float" office:value="2.6">
                <text:p>2.6</text:p>
              </table:table-cell>
              <table:table-cell office:value-type="float" office:value="273452">
                <text:p>27345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72789">
                <text:p>272789</text:p>
              </table:table-cell>
              <table:table-cell office:value-type="float" office:value="272789">
                <text:p>272789</text:p>
              </table:table-cell>
              <table:table-cell office:value-type="float" office:value="2.6">
                <text:p>2.6</text:p>
              </table:table-cell>
              <table:table-cell office:value-type="float" office:value="273680">
                <text:p>27368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73011">
                <text:p>273011</text:p>
              </table:table-cell>
              <table:table-cell office:value-type="float" office:value="273011">
                <text:p>273011</text:p>
              </table:table-cell>
              <table:table-cell office:value-type="float" office:value="2.6">
                <text:p>2.6</text:p>
              </table:table-cell>
              <table:table-cell office:value-type="float" office:value="273910">
                <text:p>2739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3237">
                <text:p>273237</text:p>
              </table:table-cell>
              <table:table-cell office:value-type="float" office:value="273237">
                <text:p>273237</text:p>
              </table:table-cell>
              <table:table-cell office:value-type="float" office:value="3.6">
                <text:p>3.6</text:p>
              </table:table-cell>
              <table:table-cell office:value-type="float" office:value="274137">
                <text:p>274137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73461">
                <text:p>273461</text:p>
              </table:table-cell>
              <table:table-cell office:value-type="float" office:value="273461">
                <text:p>273461</text:p>
              </table:table-cell>
              <table:table-cell office:value-type="float" office:value="3.7">
                <text:p>3.7</text:p>
              </table:table-cell>
              <table:table-cell office:value-type="float" office:value="274361">
                <text:p>27436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73686">
                <text:p>273686</text:p>
              </table:table-cell>
              <table:table-cell office:value-type="float" office:value="273686">
                <text:p>273686</text:p>
              </table:table-cell>
              <table:table-cell office:value-type="float" office:value="3">
                <text:p>3</text:p>
              </table:table-cell>
              <table:table-cell office:value-type="float" office:value="274589">
                <text:p>27458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73918">
                <text:p>273918</text:p>
              </table:table-cell>
              <table:table-cell office:value-type="float" office:value="273918">
                <text:p>273918</text:p>
              </table:table-cell>
              <table:table-cell office:value-type="float" office:value="3.8">
                <text:p>3.8</text:p>
              </table:table-cell>
              <table:table-cell office:value-type="float" office:value="274818">
                <text:p>274818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274146">
                <text:p>274146</text:p>
              </table:table-cell>
              <table:table-cell office:value-type="float" office:value="274146">
                <text:p>274146</text:p>
              </table:table-cell>
              <table:table-cell office:value-type="float" office:value="3.8">
                <text:p>3.8</text:p>
              </table:table-cell>
              <table:table-cell office:value-type="float" office:value="275047">
                <text:p>275047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274372">
                <text:p>274372</text:p>
              </table:table-cell>
              <table:table-cell office:value-type="float" office:value="274372">
                <text:p>274372</text:p>
              </table:table-cell>
              <table:table-cell office:value-type="float" office:value="3.9">
                <text:p>3.9</text:p>
              </table:table-cell>
              <table:table-cell office:value-type="float" office:value="275269">
                <text:p>27526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274598">
                <text:p>274598</text:p>
              </table:table-cell>
              <table:table-cell office:value-type="float" office:value="274598">
                <text:p>274598</text:p>
              </table:table-cell>
              <table:table-cell office:value-type="float" office:value="4">
                <text:p>4</text:p>
              </table:table-cell>
              <table:table-cell office:value-type="float" office:value="275502">
                <text:p>275502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274828">
                <text:p>274828</text:p>
              </table:table-cell>
              <table:table-cell office:value-type="float" office:value="274828">
                <text:p>274828</text:p>
              </table:table-cell>
              <table:table-cell office:value-type="float" office:value="3.4">
                <text:p>3.4</text:p>
              </table:table-cell>
              <table:table-cell office:value-type="float" office:value="275734">
                <text:p>275734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275057">
                <text:p>275057</text:p>
              </table:table-cell>
              <table:table-cell office:value-type="float" office:value="275057">
                <text:p>275057</text:p>
              </table:table-cell>
              <table:table-cell office:value-type="float" office:value="4">
                <text:p>4</text:p>
              </table:table-cell>
              <table:table-cell office:value-type="float" office:value="275967">
                <text:p>275967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275282">
                <text:p>275282</text:p>
              </table:table-cell>
              <table:table-cell office:value-type="float" office:value="275282">
                <text:p>275282</text:p>
              </table:table-cell>
              <table:table-cell office:value-type="float" office:value="4.1">
                <text:p>4.1</text:p>
              </table:table-cell>
              <table:table-cell office:value-type="float" office:value="276197">
                <text:p>276197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275506">
                <text:p>275506</text:p>
              </table:table-cell>
              <table:table-cell office:value-type="float" office:value="275506">
                <text:p>275506</text:p>
              </table:table-cell>
              <table:table-cell office:value-type="float" office:value="4.1">
                <text:p>4.1</text:p>
              </table:table-cell>
              <table:table-cell office:value-type="float" office:value="276422">
                <text:p>2764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5732">
                <text:p>275732</text:p>
              </table:table-cell>
              <table:table-cell office:value-type="float" office:value="275732">
                <text:p>275732</text:p>
              </table:table-cell>
              <table:table-cell office:value-type="float" office:value="4.3">
                <text:p>4.3</text:p>
              </table:table-cell>
              <table:table-cell office:value-type="float" office:value="276643">
                <text:p>276643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75953">
                <text:p>275953</text:p>
              </table:table-cell>
              <table:table-cell office:value-type="float" office:value="275953">
                <text:p>275953</text:p>
              </table:table-cell>
              <table:table-cell office:value-type="float" office:value="3.9">
                <text:p>3.9</text:p>
              </table:table-cell>
              <table:table-cell office:value-type="float" office:value="276868">
                <text:p>276868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76187">
                <text:p>276187</text:p>
              </table:table-cell>
              <table:table-cell office:value-type="float" office:value="276187">
                <text:p>276187</text:p>
              </table:table-cell>
              <table:table-cell office:value-type="float" office:value="4.3">
                <text:p>4.3</text:p>
              </table:table-cell>
              <table:table-cell office:value-type="float" office:value="277092">
                <text:p>277092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76421">
                <text:p>276421</text:p>
              </table:table-cell>
              <table:table-cell office:value-type="float" office:value="276421">
                <text:p>276421</text:p>
              </table:table-cell>
              <table:table-cell office:value-type="float" office:value="3.5">
                <text:p>3.5</text:p>
              </table:table-cell>
              <table:table-cell office:value-type="float" office:value="277321">
                <text:p>27732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276647">
                <text:p>276647</text:p>
              </table:table-cell>
              <table:table-cell office:value-type="float" office:value="276647">
                <text:p>276647</text:p>
              </table:table-cell>
              <table:table-cell office:value-type="float" office:value="4.4">
                <text:p>4.4</text:p>
              </table:table-cell>
              <table:table-cell office:value-type="float" office:value="277548">
                <text:p>27754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276873">
                <text:p>276873</text:p>
              </table:table-cell>
              <table:table-cell office:value-type="float" office:value="276873">
                <text:p>276873</text:p>
              </table:table-cell>
              <table:table-cell office:value-type="float" office:value="4.4">
                <text:p>4.4</text:p>
              </table:table-cell>
              <table:table-cell office:value-type="float" office:value="277779">
                <text:p>27777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277099">
                <text:p>277099</text:p>
              </table:table-cell>
              <table:table-cell office:value-type="float" office:value="277099">
                <text:p>277099</text:p>
              </table:table-cell>
              <table:table-cell office:value-type="float" office:value="4.4">
                <text:p>4.4</text:p>
              </table:table-cell>
              <table:table-cell office:value-type="float" office:value="278006">
                <text:p>27800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77331">
                <text:p>277331</text:p>
              </table:table-cell>
              <table:table-cell office:value-type="float" office:value="277331">
                <text:p>277331</text:p>
              </table:table-cell>
              <table:table-cell office:value-type="float" office:value="4.6">
                <text:p>4.6</text:p>
              </table:table-cell>
              <table:table-cell office:value-type="float" office:value="278229">
                <text:p>27822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77559">
                <text:p>277559</text:p>
              </table:table-cell>
              <table:table-cell office:value-type="float" office:value="277559">
                <text:p>277559</text:p>
              </table:table-cell>
              <table:table-cell office:value-type="float" office:value="4.1">
                <text:p>4.1</text:p>
              </table:table-cell>
              <table:table-cell office:value-type="float" office:value="278461">
                <text:p>278461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277788">
                <text:p>277788</text:p>
              </table:table-cell>
              <table:table-cell office:value-type="float" office:value="277788">
                <text:p>277788</text:p>
              </table:table-cell>
              <table:table-cell office:value-type="float" office:value="4.6">
                <text:p>4.6</text:p>
              </table:table-cell>
              <table:table-cell office:value-type="float" office:value="278696">
                <text:p>27869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78015">
                <text:p>278015</text:p>
              </table:table-cell>
              <table:table-cell office:value-type="float" office:value="278015">
                <text:p>278015</text:p>
              </table:table-cell>
              <table:table-cell office:value-type="float" office:value="3.9">
                <text:p>3.9</text:p>
              </table:table-cell>
              <table:table-cell office:value-type="float" office:value="278924">
                <text:p>278924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78240">
                <text:p>278240</text:p>
              </table:table-cell>
              <table:table-cell office:value-type="float" office:value="278240">
                <text:p>278240</text:p>
              </table:table-cell>
              <table:table-cell office:value-type="float" office:value="4.7">
                <text:p>4.7</text:p>
              </table:table-cell>
              <table:table-cell office:value-type="float" office:value="279153">
                <text:p>27915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278471">
                <text:p>278471</text:p>
              </table:table-cell>
              <table:table-cell office:value-type="float" office:value="278471">
                <text:p>278471</text:p>
              </table:table-cell>
              <table:table-cell office:value-type="float" office:value="4.8">
                <text:p>4.8</text:p>
              </table:table-cell>
              <table:table-cell office:value-type="float" office:value="279373">
                <text:p>279373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78701">
                <text:p>278701</text:p>
              </table:table-cell>
              <table:table-cell office:value-type="float" office:value="278701">
                <text:p>278701</text:p>
              </table:table-cell>
              <table:table-cell office:value-type="float" office:value="4.6">
                <text:p>4.6</text:p>
              </table:table-cell>
              <table:table-cell office:value-type="float" office:value="279604">
                <text:p>2796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8928">
                <text:p>278928</text:p>
              </table:table-cell>
              <table:table-cell office:value-type="float" office:value="278928">
                <text:p>278928</text:p>
              </table:table-cell>
              <table:table-cell office:value-type="float" office:value="4.9">
                <text:p>4.9</text:p>
              </table:table-cell>
              <table:table-cell office:value-type="float" office:value="279836">
                <text:p>279836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279156">
                <text:p>279156</text:p>
              </table:table-cell>
              <table:table-cell office:value-type="float" office:value="279156">
                <text:p>279156</text:p>
              </table:table-cell>
              <table:table-cell office:value-type="float" office:value="4">
                <text:p>4</text:p>
              </table:table-cell>
              <table:table-cell office:value-type="float" office:value="280067">
                <text:p>280067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279380">
                <text:p>279380</text:p>
              </table:table-cell>
              <table:table-cell office:value-type="float" office:value="279380">
                <text:p>279380</text:p>
              </table:table-cell>
              <table:table-cell office:value-type="float" office:value="4.9">
                <text:p>4.9</text:p>
              </table:table-cell>
              <table:table-cell office:value-type="float" office:value="280296">
                <text:p>280296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279606">
                <text:p>279606</text:p>
              </table:table-cell>
              <table:table-cell office:value-type="float" office:value="279606">
                <text:p>279606</text:p>
              </table:table-cell>
              <table:table-cell office:value-type="float" office:value="5">
                <text:p>5</text:p>
              </table:table-cell>
              <table:table-cell office:value-type="float" office:value="280529">
                <text:p>28052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79837">
                <text:p>279837</text:p>
              </table:table-cell>
              <table:table-cell office:value-type="float" office:value="279837">
                <text:p>279837</text:p>
              </table:table-cell>
              <table:table-cell office:value-type="float" office:value="5">
                <text:p>5</text:p>
              </table:table-cell>
              <table:table-cell office:value-type="float" office:value="280759">
                <text:p>28075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80066">
                <text:p>280066</text:p>
              </table:table-cell>
              <table:table-cell office:value-type="float" office:value="280066">
                <text:p>280066</text:p>
              </table:table-cell>
              <table:table-cell office:value-type="float" office:value="5.1">
                <text:p>5.1</text:p>
              </table:table-cell>
              <table:table-cell office:value-type="float" office:value="280990">
                <text:p>2809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0292">
                <text:p>280292</text:p>
              </table:table-cell>
              <table:table-cell office:value-type="float" office:value="280292">
                <text:p>280292</text:p>
              </table:table-cell>
              <table:table-cell office:value-type="float" office:value="2.8">
                <text:p>2.8</text:p>
              </table:table-cell>
              <table:table-cell office:value-type="float" office:value="281218">
                <text:p>2812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0519">
                <text:p>280519</text:p>
              </table:table-cell>
              <table:table-cell office:value-type="float" office:value="280519">
                <text:p>280519</text:p>
              </table:table-cell>
              <table:table-cell office:value-type="float" office:value="4.3">
                <text:p>4.3</text:p>
              </table:table-cell>
              <table:table-cell office:value-type="float" office:value="281449">
                <text:p>2814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0746">
                <text:p>280746</text:p>
              </table:table-cell>
              <table:table-cell office:value-type="float" office:value="280746">
                <text:p>280746</text:p>
              </table:table-cell>
              <table:table-cell office:value-type="float" office:value="3.1">
                <text:p>3.1</text:p>
              </table:table-cell>
              <table:table-cell office:value-type="float" office:value="281678">
                <text:p>2816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0976">
                <text:p>280976</text:p>
              </table:table-cell>
              <table:table-cell office:value-type="float" office:value="280976">
                <text:p>280976</text:p>
              </table:table-cell>
              <table:table-cell office:value-type="float" office:value="3.5">
                <text:p>3.5</text:p>
              </table:table-cell>
              <table:table-cell office:value-type="float" office:value="281912">
                <text:p>2819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1206">
                <text:p>281206</text:p>
              </table:table-cell>
              <table:table-cell office:value-type="float" office:value="281206">
                <text:p>281206</text:p>
              </table:table-cell>
              <table:table-cell office:value-type="float" office:value="3.5">
                <text:p>3.5</text:p>
              </table:table-cell>
              <table:table-cell office:value-type="float" office:value="282138">
                <text:p>2821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1435">
                <text:p>281435</text:p>
              </table:table-cell>
              <table:table-cell office:value-type="float" office:value="281435">
                <text:p>281435</text:p>
              </table:table-cell>
              <table:table-cell office:value-type="float" office:value="3.5">
                <text:p>3.5</text:p>
              </table:table-cell>
              <table:table-cell office:value-type="float" office:value="282376">
                <text:p>2823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1665">
                <text:p>281665</text:p>
              </table:table-cell>
              <table:table-cell office:value-type="float" office:value="281665">
                <text:p>281665</text:p>
              </table:table-cell>
              <table:table-cell office:value-type="float" office:value="3.5">
                <text:p>3.5</text:p>
              </table:table-cell>
              <table:table-cell office:value-type="float" office:value="282605">
                <text:p>2826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1892">
                <text:p>281892</text:p>
              </table:table-cell>
              <table:table-cell office:value-type="float" office:value="281892">
                <text:p>281892</text:p>
              </table:table-cell>
              <table:table-cell office:value-type="float" office:value="3.5">
                <text:p>3.5</text:p>
              </table:table-cell>
              <table:table-cell office:value-type="float" office:value="282833">
                <text:p>2828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2115">
                <text:p>282115</text:p>
              </table:table-cell>
              <table:table-cell office:value-type="float" office:value="282115">
                <text:p>282115</text:p>
              </table:table-cell>
              <table:table-cell office:value-type="float" office:value="3.5">
                <text:p>3.5</text:p>
              </table:table-cell>
              <table:table-cell office:value-type="float" office:value="283057">
                <text:p>28305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282344">
                <text:p>282344</text:p>
              </table:table-cell>
              <table:table-cell office:value-type="float" office:value="282344">
                <text:p>282344</text:p>
              </table:table-cell>
              <table:table-cell office:value-type="float" office:value="3.5">
                <text:p>3.5</text:p>
              </table:table-cell>
              <table:table-cell office:value-type="float" office:value="283289">
                <text:p>28328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282570">
                <text:p>282570</text:p>
              </table:table-cell>
              <table:table-cell office:value-type="float" office:value="282570">
                <text:p>282570</text:p>
              </table:table-cell>
              <table:table-cell office:value-type="float" office:value="3.5">
                <text:p>3.5</text:p>
              </table:table-cell>
              <table:table-cell office:value-type="float" office:value="283526">
                <text:p>28352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282793">
                <text:p>282793</text:p>
              </table:table-cell>
              <table:table-cell office:value-type="float" office:value="282793">
                <text:p>282793</text:p>
              </table:table-cell>
              <table:table-cell office:value-type="float" office:value="3.5">
                <text:p>3.5</text:p>
              </table:table-cell>
              <table:table-cell office:value-type="float" office:value="283758">
                <text:p>28375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283018">
                <text:p>283018</text:p>
              </table:table-cell>
              <table:table-cell office:value-type="float" office:value="283018">
                <text:p>283018</text:p>
              </table:table-cell>
              <table:table-cell office:value-type="float" office:value="3.5">
                <text:p>3.5</text:p>
              </table:table-cell>
              <table:table-cell office:value-type="float" office:value="283988">
                <text:p>28398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83243">
                <text:p>283243</text:p>
              </table:table-cell>
              <table:table-cell office:value-type="float" office:value="283243">
                <text:p>283243</text:p>
              </table:table-cell>
              <table:table-cell office:value-type="float" office:value="3.5">
                <text:p>3.5</text:p>
              </table:table-cell>
              <table:table-cell office:value-type="float" office:value="284213">
                <text:p>28421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83468">
                <text:p>283468</text:p>
              </table:table-cell>
              <table:table-cell office:value-type="float" office:value="283468">
                <text:p>283468</text:p>
              </table:table-cell>
              <table:table-cell office:value-type="float" office:value="3.5">
                <text:p>3.5</text:p>
              </table:table-cell>
              <table:table-cell office:value-type="float" office:value="284450">
                <text:p>28445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83697">
                <text:p>283697</text:p>
              </table:table-cell>
              <table:table-cell office:value-type="float" office:value="283697">
                <text:p>283697</text:p>
              </table:table-cell>
              <table:table-cell office:value-type="float" office:value="3.5">
                <text:p>3.5</text:p>
              </table:table-cell>
              <table:table-cell office:value-type="float" office:value="284682">
                <text:p>28468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83925">
                <text:p>283925</text:p>
              </table:table-cell>
              <table:table-cell office:value-type="float" office:value="283925">
                <text:p>283925</text:p>
              </table:table-cell>
              <table:table-cell office:value-type="float" office:value="3.5">
                <text:p>3.5</text:p>
              </table:table-cell>
              <table:table-cell office:value-type="float" office:value="284908">
                <text:p>2849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4155">
                <text:p>284155</text:p>
              </table:table-cell>
              <table:table-cell office:value-type="float" office:value="284155">
                <text:p>284155</text:p>
              </table:table-cell>
              <table:table-cell office:value-type="float" office:value="4.4">
                <text:p>4.4</text:p>
              </table:table-cell>
              <table:table-cell office:value-type="float" office:value="285136">
                <text:p>285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4386">
                <text:p>284386</text:p>
              </table:table-cell>
              <table:table-cell office:value-type="float" office:value="284386">
                <text:p>284386</text:p>
              </table:table-cell>
              <table:table-cell office:value-type="float" office:value="3.6">
                <text:p>3.6</text:p>
              </table:table-cell>
              <table:table-cell office:value-type="float" office:value="285371">
                <text:p>2853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4614">
                <text:p>284614</text:p>
              </table:table-cell>
              <table:table-cell office:value-type="float" office:value="284614">
                <text:p>284614</text:p>
              </table:table-cell>
              <table:table-cell office:value-type="float" office:value="3.3">
                <text:p>3.3</text:p>
              </table:table-cell>
              <table:table-cell office:value-type="float" office:value="285600">
                <text:p>28560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284841">
                <text:p>284841</text:p>
              </table:table-cell>
              <table:table-cell office:value-type="float" office:value="284841">
                <text:p>284841</text:p>
              </table:table-cell>
              <table:table-cell office:value-type="float" office:value="3.6">
                <text:p>3.6</text:p>
              </table:table-cell>
              <table:table-cell office:value-type="float" office:value="285827">
                <text:p>28582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285068">
                <text:p>285068</text:p>
              </table:table-cell>
              <table:table-cell office:value-type="float" office:value="285068">
                <text:p>285068</text:p>
              </table:table-cell>
              <table:table-cell office:value-type="float" office:value="3.6">
                <text:p>3.6</text:p>
              </table:table-cell>
              <table:table-cell office:value-type="float" office:value="286058">
                <text:p>28605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285295">
                <text:p>285295</text:p>
              </table:table-cell>
              <table:table-cell office:value-type="float" office:value="285295">
                <text:p>285295</text:p>
              </table:table-cell>
              <table:table-cell office:value-type="float" office:value="3.6">
                <text:p>3.6</text:p>
              </table:table-cell>
              <table:table-cell office:value-type="float" office:value="286287">
                <text:p>28628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85523">
                <text:p>285523</text:p>
              </table:table-cell>
              <table:table-cell office:value-type="float" office:value="285523">
                <text:p>285523</text:p>
              </table:table-cell>
              <table:table-cell office:value-type="float" office:value="2.7">
                <text:p>2.7</text:p>
              </table:table-cell>
              <table:table-cell office:value-type="float" office:value="286523">
                <text:p>28652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85751">
                <text:p>285751</text:p>
              </table:table-cell>
              <table:table-cell office:value-type="float" office:value="285751">
                <text:p>285751</text:p>
              </table:table-cell>
              <table:table-cell office:value-type="float" office:value="2.7">
                <text:p>2.7</text:p>
              </table:table-cell>
              <table:table-cell office:value-type="float" office:value="286754">
                <text:p>28675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285979">
                <text:p>285979</text:p>
              </table:table-cell>
              <table:table-cell office:value-type="float" office:value="285979">
                <text:p>285979</text:p>
              </table:table-cell>
              <table:table-cell office:value-type="float" office:value="3.1">
                <text:p>3.1</text:p>
              </table:table-cell>
              <table:table-cell office:value-type="float" office:value="286983">
                <text:p>28698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286199">
                <text:p>286199</text:p>
              </table:table-cell>
              <table:table-cell office:value-type="float" office:value="286199">
                <text:p>286199</text:p>
              </table:table-cell>
              <table:table-cell office:value-type="float" office:value="4.3">
                <text:p>4.3</text:p>
              </table:table-cell>
              <table:table-cell office:value-type="float" office:value="287212">
                <text:p>28721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286422">
                <text:p>286422</text:p>
              </table:table-cell>
              <table:table-cell office:value-type="float" office:value="286422">
                <text:p>286422</text:p>
              </table:table-cell>
              <table:table-cell office:value-type="float" office:value="5.6">
                <text:p>5.6</text:p>
              </table:table-cell>
              <table:table-cell office:value-type="float" office:value="287441">
                <text:p>28744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86649">
                <text:p>286649</text:p>
              </table:table-cell>
              <table:table-cell office:value-type="float" office:value="286649">
                <text:p>286649</text:p>
              </table:table-cell>
              <table:table-cell office:value-type="float" office:value="6.8">
                <text:p>6.8</text:p>
              </table:table-cell>
              <table:table-cell office:value-type="float" office:value="287669">
                <text:p>28766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86879">
                <text:p>286879</text:p>
              </table:table-cell>
              <table:table-cell office:value-type="float" office:value="286879">
                <text:p>286879</text:p>
              </table:table-cell>
              <table:table-cell office:value-type="float" office:value="8.1">
                <text:p>8.1</text:p>
              </table:table-cell>
              <table:table-cell office:value-type="float" office:value="287896">
                <text:p>28789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87108">
                <text:p>287108</text:p>
              </table:table-cell>
              <table:table-cell office:value-type="float" office:value="287108">
                <text:p>287108</text:p>
              </table:table-cell>
              <table:table-cell office:value-type="float" office:value="9.4">
                <text:p>9.4</text:p>
              </table:table-cell>
              <table:table-cell office:value-type="float" office:value="288130">
                <text:p>28813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287341">
                <text:p>287341</text:p>
              </table:table-cell>
              <table:table-cell office:value-type="float" office:value="287341">
                <text:p>287341</text:p>
              </table:table-cell>
              <table:table-cell office:value-type="float" office:value="10.8">
                <text:p>10.8</text:p>
              </table:table-cell>
              <table:table-cell office:value-type="float" office:value="288360">
                <text:p>28836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87575">
                <text:p>287575</text:p>
              </table:table-cell>
              <table:table-cell office:value-type="float" office:value="287575">
                <text:p>287575</text:p>
              </table:table-cell>
              <table:table-cell office:value-type="float" office:value="12">
                <text:p>12</text:p>
              </table:table-cell>
              <table:table-cell office:value-type="float" office:value="288590">
                <text:p>28859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87805">
                <text:p>287805</text:p>
              </table:table-cell>
              <table:table-cell office:value-type="float" office:value="287805">
                <text:p>287805</text:p>
              </table:table-cell>
              <table:table-cell office:value-type="float" office:value="13.2">
                <text:p>13.2</text:p>
              </table:table-cell>
              <table:table-cell office:value-type="float" office:value="288820">
                <text:p>28882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88027">
                <text:p>288027</text:p>
              </table:table-cell>
              <table:table-cell office:value-type="float" office:value="288027">
                <text:p>288027</text:p>
              </table:table-cell>
              <table:table-cell office:value-type="float" office:value="6.7">
                <text:p>6.7</text:p>
              </table:table-cell>
              <table:table-cell office:value-type="float" office:value="289049">
                <text:p>28904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88254">
                <text:p>288254</text:p>
              </table:table-cell>
              <table:table-cell office:value-type="float" office:value="288254">
                <text:p>288254</text:p>
              </table:table-cell>
              <table:table-cell office:value-type="float" office:value="6.7">
                <text:p>6.7</text:p>
              </table:table-cell>
              <table:table-cell office:value-type="float" office:value="289278">
                <text:p>28927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88481">
                <text:p>288481</text:p>
              </table:table-cell>
              <table:table-cell office:value-type="float" office:value="288481">
                <text:p>288481</text:p>
              </table:table-cell>
              <table:table-cell office:value-type="float" office:value="6.7">
                <text:p>6.7</text:p>
              </table:table-cell>
              <table:table-cell office:value-type="float" office:value="289508">
                <text:p>28950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88711">
                <text:p>288711</text:p>
              </table:table-cell>
              <table:table-cell office:value-type="float" office:value="288711">
                <text:p>288711</text:p>
              </table:table-cell>
              <table:table-cell office:value-type="float" office:value="6.9">
                <text:p>6.9</text:p>
              </table:table-cell>
              <table:table-cell office:value-type="float" office:value="289736">
                <text:p>28973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88942">
                <text:p>288942</text:p>
              </table:table-cell>
              <table:table-cell office:value-type="float" office:value="288942">
                <text:p>288942</text:p>
              </table:table-cell>
              <table:table-cell office:value-type="float" office:value="7.2">
                <text:p>7.2</text:p>
              </table:table-cell>
              <table:table-cell office:value-type="float" office:value="289965">
                <text:p>28996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89166">
                <text:p>289166</text:p>
              </table:table-cell>
              <table:table-cell office:value-type="float" office:value="289166">
                <text:p>289166</text:p>
              </table:table-cell>
              <table:table-cell office:value-type="float" office:value="7.5">
                <text:p>7.5</text:p>
              </table:table-cell>
              <table:table-cell office:value-type="float" office:value="290192">
                <text:p>29019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89392">
                <text:p>289392</text:p>
              </table:table-cell>
              <table:table-cell office:value-type="float" office:value="289392">
                <text:p>289392</text:p>
              </table:table-cell>
              <table:table-cell office:value-type="float" office:value="8.1">
                <text:p>8.1</text:p>
              </table:table-cell>
              <table:table-cell office:value-type="float" office:value="290421">
                <text:p>29042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89618">
                <text:p>289618</text:p>
              </table:table-cell>
              <table:table-cell office:value-type="float" office:value="289618">
                <text:p>289618</text:p>
              </table:table-cell>
              <table:table-cell office:value-type="float" office:value="9">
                <text:p>9</text:p>
              </table:table-cell>
              <table:table-cell office:value-type="float" office:value="290644">
                <text:p>29064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89848">
                <text:p>289848</text:p>
              </table:table-cell>
              <table:table-cell office:value-type="float" office:value="289848">
                <text:p>289848</text:p>
              </table:table-cell>
              <table:table-cell office:value-type="float" office:value="10">
                <text:p>10</text:p>
              </table:table-cell>
              <table:table-cell office:value-type="float" office:value="290873">
                <text:p>29087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90080">
                <text:p>290080</text:p>
              </table:table-cell>
              <table:table-cell office:value-type="float" office:value="290080">
                <text:p>290080</text:p>
              </table:table-cell>
              <table:table-cell office:value-type="float" office:value="9.5">
                <text:p>9.5</text:p>
              </table:table-cell>
              <table:table-cell office:value-type="float" office:value="291097">
                <text:p>29109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90309">
                <text:p>290309</text:p>
              </table:table-cell>
              <table:table-cell office:value-type="float" office:value="290309">
                <text:p>290309</text:p>
              </table:table-cell>
              <table:table-cell office:value-type="float" office:value="9.5">
                <text:p>9.5</text:p>
              </table:table-cell>
              <table:table-cell office:value-type="float" office:value="291330">
                <text:p>29133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290536">
                <text:p>290536</text:p>
              </table:table-cell>
              <table:table-cell office:value-type="float" office:value="290536">
                <text:p>290536</text:p>
              </table:table-cell>
              <table:table-cell office:value-type="float" office:value="9.5">
                <text:p>9.5</text:p>
              </table:table-cell>
              <table:table-cell office:value-type="float" office:value="291558">
                <text:p>2915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0764">
                <text:p>290764</text:p>
              </table:table-cell>
              <table:table-cell office:value-type="float" office:value="290764">
                <text:p>290764</text:p>
              </table:table-cell>
              <table:table-cell office:value-type="float" office:value="9.6">
                <text:p>9.6</text:p>
              </table:table-cell>
              <table:table-cell office:value-type="float" office:value="291783">
                <text:p>29178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90992">
                <text:p>290992</text:p>
              </table:table-cell>
              <table:table-cell office:value-type="float" office:value="290992">
                <text:p>290992</text:p>
              </table:table-cell>
              <table:table-cell office:value-type="float" office:value="9.7">
                <text:p>9.7</text:p>
              </table:table-cell>
              <table:table-cell office:value-type="float" office:value="292016">
                <text:p>29201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91224">
                <text:p>291224</text:p>
              </table:table-cell>
              <table:table-cell office:value-type="float" office:value="291224">
                <text:p>291224</text:p>
              </table:table-cell>
              <table:table-cell office:value-type="float" office:value="9.8">
                <text:p>9.8</text:p>
              </table:table-cell>
              <table:table-cell office:value-type="float" office:value="292242">
                <text:p>29224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91450">
                <text:p>291450</text:p>
              </table:table-cell>
              <table:table-cell office:value-type="float" office:value="291450">
                <text:p>291450</text:p>
              </table:table-cell>
              <table:table-cell office:value-type="float" office:value="10.6">
                <text:p>10.6</text:p>
              </table:table-cell>
              <table:table-cell office:value-type="float" office:value="292469">
                <text:p>29246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291680">
                <text:p>291680</text:p>
              </table:table-cell>
              <table:table-cell office:value-type="float" office:value="291680">
                <text:p>291680</text:p>
              </table:table-cell>
              <table:table-cell office:value-type="float" office:value="10.9">
                <text:p>10.9</text:p>
              </table:table-cell>
              <table:table-cell office:value-type="float" office:value="292696">
                <text:p>29269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291911">
                <text:p>291911</text:p>
              </table:table-cell>
              <table:table-cell office:value-type="float" office:value="291911">
                <text:p>291911</text:p>
              </table:table-cell>
              <table:table-cell office:value-type="float" office:value="10.4">
                <text:p>10.4</text:p>
              </table:table-cell>
              <table:table-cell office:value-type="float" office:value="292930">
                <text:p>29293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92141">
                <text:p>292141</text:p>
              </table:table-cell>
              <table:table-cell office:value-type="float" office:value="292141">
                <text:p>292141</text:p>
              </table:table-cell>
              <table:table-cell office:value-type="float" office:value="10.7">
                <text:p>10.7</text:p>
              </table:table-cell>
              <table:table-cell office:value-type="float" office:value="293159">
                <text:p>29315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92370">
                <text:p>292370</text:p>
              </table:table-cell>
              <table:table-cell office:value-type="float" office:value="292370">
                <text:p>292370</text:p>
              </table:table-cell>
              <table:table-cell office:value-type="float" office:value="10.9">
                <text:p>10.9</text:p>
              </table:table-cell>
              <table:table-cell office:value-type="float" office:value="293391">
                <text:p>29339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92601">
                <text:p>292601</text:p>
              </table:table-cell>
              <table:table-cell office:value-type="float" office:value="292601">
                <text:p>292601</text:p>
              </table:table-cell>
              <table:table-cell office:value-type="float" office:value="10.6">
                <text:p>10.6</text:p>
              </table:table-cell>
              <table:table-cell office:value-type="float" office:value="293621">
                <text:p>29362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92829">
                <text:p>292829</text:p>
              </table:table-cell>
              <table:table-cell office:value-type="float" office:value="292829">
                <text:p>292829</text:p>
              </table:table-cell>
              <table:table-cell office:value-type="float" office:value="11.1">
                <text:p>11.1</text:p>
              </table:table-cell>
              <table:table-cell office:value-type="float" office:value="293851">
                <text:p>29385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93055">
                <text:p>293055</text:p>
              </table:table-cell>
              <table:table-cell office:value-type="float" office:value="293055">
                <text:p>293055</text:p>
              </table:table-cell>
              <table:table-cell office:value-type="float" office:value="11.1">
                <text:p>11.1</text:p>
              </table:table-cell>
              <table:table-cell office:value-type="float" office:value="294077">
                <text:p>29407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293284">
                <text:p>293284</text:p>
              </table:table-cell>
              <table:table-cell office:value-type="float" office:value="293284">
                <text:p>293284</text:p>
              </table:table-cell>
              <table:table-cell office:value-type="float" office:value="11.5">
                <text:p>11.5</text:p>
              </table:table-cell>
              <table:table-cell office:value-type="float" office:value="294309">
                <text:p>29430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93511">
                <text:p>293511</text:p>
              </table:table-cell>
              <table:table-cell office:value-type="float" office:value="293511">
                <text:p>293511</text:p>
              </table:table-cell>
              <table:table-cell office:value-type="float" office:value="10.5">
                <text:p>10.5</text:p>
              </table:table-cell>
              <table:table-cell office:value-type="float" office:value="294538">
                <text:p>29453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93739">
                <text:p>293739</text:p>
              </table:table-cell>
              <table:table-cell office:value-type="float" office:value="293739">
                <text:p>293739</text:p>
              </table:table-cell>
              <table:table-cell office:value-type="float" office:value="11.4">
                <text:p>11.4</text:p>
              </table:table-cell>
              <table:table-cell office:value-type="float" office:value="294768">
                <text:p>29476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93970">
                <text:p>293970</text:p>
              </table:table-cell>
              <table:table-cell office:value-type="float" office:value="293970">
                <text:p>293970</text:p>
              </table:table-cell>
              <table:table-cell office:value-type="float" office:value="12.2">
                <text:p>12.2</text:p>
              </table:table-cell>
              <table:table-cell office:value-type="float" office:value="294994">
                <text:p>29499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94197">
                <text:p>294197</text:p>
              </table:table-cell>
              <table:table-cell office:value-type="float" office:value="294197">
                <text:p>294197</text:p>
              </table:table-cell>
              <table:table-cell office:value-type="float" office:value="11.3">
                <text:p>11.3</text:p>
              </table:table-cell>
              <table:table-cell office:value-type="float" office:value="295217">
                <text:p>295217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94429">
                <text:p>294429</text:p>
              </table:table-cell>
              <table:table-cell office:value-type="float" office:value="294429">
                <text:p>294429</text:p>
              </table:table-cell>
              <table:table-cell office:value-type="float" office:value="10.2">
                <text:p>10.2</text:p>
              </table:table-cell>
              <table:table-cell office:value-type="float" office:value="295448">
                <text:p>29544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94657">
                <text:p>294657</text:p>
              </table:table-cell>
              <table:table-cell office:value-type="float" office:value="294657">
                <text:p>294657</text:p>
              </table:table-cell>
              <table:table-cell office:value-type="float" office:value="9.1">
                <text:p>9.1</text:p>
              </table:table-cell>
              <table:table-cell office:value-type="float" office:value="295677">
                <text:p>29567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94879">
                <text:p>294879</text:p>
              </table:table-cell>
              <table:table-cell office:value-type="float" office:value="294879">
                <text:p>294879</text:p>
              </table:table-cell>
              <table:table-cell office:value-type="float" office:value="7.9">
                <text:p>7.9</text:p>
              </table:table-cell>
              <table:table-cell office:value-type="float" office:value="295907">
                <text:p>29590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95107">
                <text:p>295107</text:p>
              </table:table-cell>
              <table:table-cell office:value-type="float" office:value="295107">
                <text:p>295107</text:p>
              </table:table-cell>
              <table:table-cell office:value-type="float" office:value="7.9">
                <text:p>7.9</text:p>
              </table:table-cell>
              <table:table-cell office:value-type="float" office:value="296131">
                <text:p>29613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95339">
                <text:p>295339</text:p>
              </table:table-cell>
              <table:table-cell office:value-type="float" office:value="295339">
                <text:p>295339</text:p>
              </table:table-cell>
              <table:table-cell office:value-type="float" office:value="7.9">
                <text:p>7.9</text:p>
              </table:table-cell>
              <table:table-cell office:value-type="float" office:value="296361">
                <text:p>29636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95567">
                <text:p>295567</text:p>
              </table:table-cell>
              <table:table-cell office:value-type="float" office:value="295567">
                <text:p>295567</text:p>
              </table:table-cell>
              <table:table-cell office:value-type="float" office:value="7.9">
                <text:p>7.9</text:p>
              </table:table-cell>
              <table:table-cell office:value-type="float" office:value="296590">
                <text:p>29659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95796">
                <text:p>295796</text:p>
              </table:table-cell>
              <table:table-cell office:value-type="float" office:value="295796">
                <text:p>295796</text:p>
              </table:table-cell>
              <table:table-cell office:value-type="float" office:value="7.9">
                <text:p>7.9</text:p>
              </table:table-cell>
              <table:table-cell office:value-type="float" office:value="296820">
                <text:p>29682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96027">
                <text:p>296027</text:p>
              </table:table-cell>
              <table:table-cell office:value-type="float" office:value="296027">
                <text:p>296027</text:p>
              </table:table-cell>
              <table:table-cell office:value-type="float" office:value="7.9">
                <text:p>7.9</text:p>
              </table:table-cell>
              <table:table-cell office:value-type="float" office:value="297049">
                <text:p>29704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96257">
                <text:p>296257</text:p>
              </table:table-cell>
              <table:table-cell office:value-type="float" office:value="296257">
                <text:p>296257</text:p>
              </table:table-cell>
              <table:table-cell office:value-type="float" office:value="7.9">
                <text:p>7.9</text:p>
              </table:table-cell>
              <table:table-cell office:value-type="float" office:value="297275">
                <text:p>29727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96485">
                <text:p>296485</text:p>
              </table:table-cell>
              <table:table-cell office:value-type="float" office:value="296485">
                <text:p>296485</text:p>
              </table:table-cell>
              <table:table-cell office:value-type="float" office:value="7.9">
                <text:p>7.9</text:p>
              </table:table-cell>
              <table:table-cell office:value-type="float" office:value="297508">
                <text:p>29750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96714">
                <text:p>296714</text:p>
              </table:table-cell>
              <table:table-cell office:value-type="float" office:value="296714">
                <text:p>296714</text:p>
              </table:table-cell>
              <table:table-cell office:value-type="float" office:value="7.9">
                <text:p>7.9</text:p>
              </table:table-cell>
              <table:table-cell office:value-type="float" office:value="297733">
                <text:p>29773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96939">
                <text:p>296939</text:p>
              </table:table-cell>
              <table:table-cell office:value-type="float" office:value="296939">
                <text:p>296939</text:p>
              </table:table-cell>
              <table:table-cell office:value-type="float" office:value="7.9">
                <text:p>7.9</text:p>
              </table:table-cell>
              <table:table-cell office:value-type="float" office:value="297964">
                <text:p>29796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97162">
                <text:p>297162</text:p>
              </table:table-cell>
              <table:table-cell office:value-type="float" office:value="297162">
                <text:p>297162</text:p>
              </table:table-cell>
              <table:table-cell office:value-type="float" office:value="8.1">
                <text:p>8.1</text:p>
              </table:table-cell>
              <table:table-cell office:value-type="float" office:value="298189">
                <text:p>29818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97392">
                <text:p>297392</text:p>
              </table:table-cell>
              <table:table-cell office:value-type="float" office:value="297392">
                <text:p>297392</text:p>
              </table:table-cell>
              <table:table-cell office:value-type="float" office:value="8.1">
                <text:p>8.1</text:p>
              </table:table-cell>
              <table:table-cell office:value-type="float" office:value="298414">
                <text:p>29841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97624">
                <text:p>297624</text:p>
              </table:table-cell>
              <table:table-cell office:value-type="float" office:value="297624">
                <text:p>297624</text:p>
              </table:table-cell>
              <table:table-cell office:value-type="float" office:value="7.6">
                <text:p>7.6</text:p>
              </table:table-cell>
              <table:table-cell office:value-type="float" office:value="298635">
                <text:p>2986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7854">
                <text:p>297854</text:p>
              </table:table-cell>
              <table:table-cell office:value-type="float" office:value="297854">
                <text:p>297854</text:p>
              </table:table-cell>
              <table:table-cell office:value-type="float" office:value="2.2">
                <text:p>2.2</text:p>
              </table:table-cell>
              <table:table-cell office:value-type="float" office:value="298863">
                <text:p>29886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98081">
                <text:p>298081</text:p>
              </table:table-cell>
              <table:table-cell office:value-type="float" office:value="298081">
                <text:p>298081</text:p>
              </table:table-cell>
              <table:table-cell office:value-type="float" office:value="2.2">
                <text:p>2.2</text:p>
              </table:table-cell>
              <table:table-cell office:value-type="float" office:value="299088">
                <text:p>29908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98303">
                <text:p>298303</text:p>
              </table:table-cell>
              <table:table-cell office:value-type="float" office:value="298303">
                <text:p>298303</text:p>
              </table:table-cell>
              <table:table-cell office:value-type="float" office:value="2.2">
                <text:p>2.2</text:p>
              </table:table-cell>
              <table:table-cell office:value-type="float" office:value="299315">
                <text:p>2993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98529">
                <text:p>298529</text:p>
              </table:table-cell>
              <table:table-cell office:value-type="float" office:value="298529">
                <text:p>298529</text:p>
              </table:table-cell>
              <table:table-cell office:value-type="float" office:value="2.2">
                <text:p>2.2</text:p>
              </table:table-cell>
              <table:table-cell office:value-type="float" office:value="299542">
                <text:p>29954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298754">
                <text:p>298754</text:p>
              </table:table-cell>
              <table:table-cell office:value-type="float" office:value="298754">
                <text:p>298754</text:p>
              </table:table-cell>
              <table:table-cell office:value-type="float" office:value="2.2">
                <text:p>2.2</text:p>
              </table:table-cell>
              <table:table-cell office:value-type="float" office:value="299767">
                <text:p>29976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298981">
                <text:p>298981</text:p>
              </table:table-cell>
              <table:table-cell office:value-type="float" office:value="298981">
                <text:p>298981</text:p>
              </table:table-cell>
              <table:table-cell office:value-type="float" office:value="2.3">
                <text:p>2.3</text:p>
              </table:table-cell>
              <table:table-cell office:value-type="float" office:value="299996">
                <text:p>29999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299209">
                <text:p>299209</text:p>
              </table:table-cell>
              <table:table-cell office:value-type="float" office:value="299209">
                <text:p>299209</text:p>
              </table:table-cell>
              <table:table-cell office:value-type="float" office:value="2.3">
                <text:p>2.3</text:p>
              </table:table-cell>
              <table:table-cell office:value-type="float" office:value="300227">
                <text:p>30022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299435">
                <text:p>299435</text:p>
              </table:table-cell>
              <table:table-cell office:value-type="float" office:value="299435">
                <text:p>299435</text:p>
              </table:table-cell>
              <table:table-cell office:value-type="float" office:value="2.3">
                <text:p>2.3</text:p>
              </table:table-cell>
              <table:table-cell office:value-type="float" office:value="300456">
                <text:p>30045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99660">
                <text:p>299660</text:p>
              </table:table-cell>
              <table:table-cell office:value-type="float" office:value="299660">
                <text:p>299660</text:p>
              </table:table-cell>
              <table:table-cell office:value-type="float" office:value="2.4">
                <text:p>2.4</text:p>
              </table:table-cell>
              <table:table-cell office:value-type="float" office:value="300674">
                <text:p>30067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299889">
                <text:p>299889</text:p>
              </table:table-cell>
              <table:table-cell office:value-type="float" office:value="299889">
                <text:p>299889</text:p>
              </table:table-cell>
              <table:table-cell office:value-type="float" office:value="2.4">
                <text:p>2.4</text:p>
              </table:table-cell>
              <table:table-cell office:value-type="float" office:value="300900">
                <text:p>30090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300119">
                <text:p>300119</text:p>
              </table:table-cell>
              <table:table-cell office:value-type="float" office:value="300119">
                <text:p>300119</text:p>
              </table:table-cell>
              <table:table-cell office:value-type="float" office:value="2.4">
                <text:p>2.4</text:p>
              </table:table-cell>
              <table:table-cell office:value-type="float" office:value="301128">
                <text:p>30112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300342">
                <text:p>300342</text:p>
              </table:table-cell>
              <table:table-cell office:value-type="float" office:value="300342">
                <text:p>300342</text:p>
              </table:table-cell>
              <table:table-cell office:value-type="float" office:value="2.5">
                <text:p>2.5</text:p>
              </table:table-cell>
              <table:table-cell office:value-type="float" office:value="301360">
                <text:p>30136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00564">
                <text:p>300564</text:p>
              </table:table-cell>
              <table:table-cell office:value-type="float" office:value="300564">
                <text:p>300564</text:p>
              </table:table-cell>
              <table:table-cell office:value-type="float" office:value="2.5">
                <text:p>2.5</text:p>
              </table:table-cell>
              <table:table-cell office:value-type="float" office:value="301586">
                <text:p>30158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00793">
                <text:p>300793</text:p>
              </table:table-cell>
              <table:table-cell office:value-type="float" office:value="300793">
                <text:p>300793</text:p>
              </table:table-cell>
              <table:table-cell office:value-type="float" office:value="1.5">
                <text:p>1.5</text:p>
              </table:table-cell>
              <table:table-cell office:value-type="float" office:value="301816">
                <text:p>30181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01021">
                <text:p>301021</text:p>
              </table:table-cell>
              <table:table-cell office:value-type="float" office:value="301021">
                <text:p>301021</text:p>
              </table:table-cell>
              <table:table-cell office:value-type="float" office:value="1.5">
                <text:p>1.5</text:p>
              </table:table-cell>
              <table:table-cell office:value-type="float" office:value="302048">
                <text:p>30204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301247">
                <text:p>301247</text:p>
              </table:table-cell>
              <table:table-cell office:value-type="float" office:value="301247">
                <text:p>301247</text:p>
              </table:table-cell>
              <table:table-cell office:value-type="float" office:value="1.5">
                <text:p>1.5</text:p>
              </table:table-cell>
              <table:table-cell office:value-type="float" office:value="302275">
                <text:p>30227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01475">
                <text:p>301475</text:p>
              </table:table-cell>
              <table:table-cell office:value-type="float" office:value="301475">
                <text:p>301475</text:p>
              </table:table-cell>
              <table:table-cell office:value-type="float" office:value="1.5">
                <text:p>1.5</text:p>
              </table:table-cell>
              <table:table-cell office:value-type="float" office:value="302505">
                <text:p>30250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301701">
                <text:p>301701</text:p>
              </table:table-cell>
              <table:table-cell office:value-type="float" office:value="301701">
                <text:p>301701</text:p>
              </table:table-cell>
              <table:table-cell office:value-type="float" office:value="1.5">
                <text:p>1.5</text:p>
              </table:table-cell>
              <table:table-cell office:value-type="float" office:value="302735">
                <text:p>30273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301927">
                <text:p>301927</text:p>
              </table:table-cell>
              <table:table-cell office:value-type="float" office:value="301927">
                <text:p>301927</text:p>
              </table:table-cell>
              <table:table-cell office:value-type="float" office:value="1.8">
                <text:p>1.8</text:p>
              </table:table-cell>
              <table:table-cell office:value-type="float" office:value="302966">
                <text:p>30296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302150">
                <text:p>302150</text:p>
              </table:table-cell>
              <table:table-cell office:value-type="float" office:value="302150">
                <text:p>302150</text:p>
              </table:table-cell>
              <table:table-cell office:value-type="float" office:value="1.4">
                <text:p>1.4</text:p>
              </table:table-cell>
              <table:table-cell office:value-type="float" office:value="303202">
                <text:p>30320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02377">
                <text:p>302377</text:p>
              </table:table-cell>
              <table:table-cell office:value-type="float" office:value="302377">
                <text:p>302377</text:p>
              </table:table-cell>
              <table:table-cell office:value-type="float" office:value="2">
                <text:p>2</text:p>
              </table:table-cell>
              <table:table-cell office:value-type="float" office:value="303430">
                <text:p>303430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302602">
                <text:p>302602</text:p>
              </table:table-cell>
              <table:table-cell office:value-type="float" office:value="302602">
                <text:p>302602</text:p>
              </table:table-cell>
              <table:table-cell office:value-type="float" office:value="2">
                <text:p>2</text:p>
              </table:table-cell>
              <table:table-cell office:value-type="float" office:value="303659">
                <text:p>30365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302831">
                <text:p>302831</text:p>
              </table:table-cell>
              <table:table-cell office:value-type="float" office:value="302831">
                <text:p>302831</text:p>
              </table:table-cell>
              <table:table-cell office:value-type="float" office:value="2">
                <text:p>2</text:p>
              </table:table-cell>
              <table:table-cell office:value-type="float" office:value="303888">
                <text:p>30388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303056">
                <text:p>303056</text:p>
              </table:table-cell>
              <table:table-cell office:value-type="float" office:value="303056">
                <text:p>303056</text:p>
              </table:table-cell>
              <table:table-cell office:value-type="float" office:value="2">
                <text:p>2</text:p>
              </table:table-cell>
              <table:table-cell office:value-type="float" office:value="304117">
                <text:p>304117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303283">
                <text:p>303283</text:p>
              </table:table-cell>
              <table:table-cell office:value-type="float" office:value="303283">
                <text:p>303283</text:p>
              </table:table-cell>
              <table:table-cell office:value-type="float" office:value="2">
                <text:p>2</text:p>
              </table:table-cell>
              <table:table-cell office:value-type="float" office:value="304341">
                <text:p>30434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303511">
                <text:p>303511</text:p>
              </table:table-cell>
              <table:table-cell office:value-type="float" office:value="303511">
                <text:p>303511</text:p>
              </table:table-cell>
              <table:table-cell office:value-type="float" office:value="2">
                <text:p>2</text:p>
              </table:table-cell>
              <table:table-cell office:value-type="float" office:value="304568">
                <text:p>30456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03740">
                <text:p>303740</text:p>
              </table:table-cell>
              <table:table-cell office:value-type="float" office:value="303740">
                <text:p>303740</text:p>
              </table:table-cell>
              <table:table-cell office:value-type="float" office:value="2">
                <text:p>2</text:p>
              </table:table-cell>
              <table:table-cell office:value-type="float" office:value="304796">
                <text:p>30479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03969">
                <text:p>303969</text:p>
              </table:table-cell>
              <table:table-cell office:value-type="float" office:value="303969">
                <text:p>303969</text:p>
              </table:table-cell>
              <table:table-cell office:value-type="float" office:value="2">
                <text:p>2</text:p>
              </table:table-cell>
              <table:table-cell office:value-type="float" office:value="305025">
                <text:p>30502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04194">
                <text:p>304194</text:p>
              </table:table-cell>
              <table:table-cell office:value-type="float" office:value="304194">
                <text:p>304194</text:p>
              </table:table-cell>
              <table:table-cell office:value-type="float" office:value="2">
                <text:p>2</text:p>
              </table:table-cell>
              <table:table-cell office:value-type="float" office:value="305260">
                <text:p>30526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04419">
                <text:p>304419</text:p>
              </table:table-cell>
              <table:table-cell office:value-type="float" office:value="304419">
                <text:p>304419</text:p>
              </table:table-cell>
              <table:table-cell office:value-type="float" office:value="2">
                <text:p>2</text:p>
              </table:table-cell>
              <table:table-cell office:value-type="float" office:value="305490">
                <text:p>30549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304647">
                <text:p>304647</text:p>
              </table:table-cell>
              <table:table-cell office:value-type="float" office:value="304647">
                <text:p>304647</text:p>
              </table:table-cell>
              <table:table-cell office:value-type="float" office:value="2.3">
                <text:p>2.3</text:p>
              </table:table-cell>
              <table:table-cell office:value-type="float" office:value="305720">
                <text:p>30572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04869">
                <text:p>304869</text:p>
              </table:table-cell>
              <table:table-cell office:value-type="float" office:value="304869">
                <text:p>304869</text:p>
              </table:table-cell>
              <table:table-cell office:value-type="float" office:value="2.7">
                <text:p>2.7</text:p>
              </table:table-cell>
              <table:table-cell office:value-type="float" office:value="305949">
                <text:p>30594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05098">
                <text:p>305098</text:p>
              </table:table-cell>
              <table:table-cell office:value-type="float" office:value="305098">
                <text:p>305098</text:p>
              </table:table-cell>
              <table:table-cell office:value-type="float" office:value="2.7">
                <text:p>2.7</text:p>
              </table:table-cell>
              <table:table-cell office:value-type="float" office:value="306177">
                <text:p>30617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05327">
                <text:p>305327</text:p>
              </table:table-cell>
              <table:table-cell office:value-type="float" office:value="305327">
                <text:p>305327</text:p>
              </table:table-cell>
              <table:table-cell office:value-type="float" office:value="2.2">
                <text:p>2.2</text:p>
              </table:table-cell>
              <table:table-cell office:value-type="float" office:value="306410">
                <text:p>306410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05557">
                <text:p>305557</text:p>
              </table:table-cell>
              <table:table-cell office:value-type="float" office:value="305557">
                <text:p>305557</text:p>
              </table:table-cell>
              <table:table-cell office:value-type="float" office:value="2.8">
                <text:p>2.8</text:p>
              </table:table-cell>
              <table:table-cell office:value-type="float" office:value="306639">
                <text:p>30663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05783">
                <text:p>305783</text:p>
              </table:table-cell>
              <table:table-cell office:value-type="float" office:value="305783">
                <text:p>305783</text:p>
              </table:table-cell>
              <table:table-cell office:value-type="float" office:value="2.7">
                <text:p>2.7</text:p>
              </table:table-cell>
              <table:table-cell office:value-type="float" office:value="306864">
                <text:p>30686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06007">
                <text:p>306007</text:p>
              </table:table-cell>
              <table:table-cell office:value-type="float" office:value="306007">
                <text:p>306007</text:p>
              </table:table-cell>
              <table:table-cell office:value-type="float" office:value="2.9">
                <text:p>2.9</text:p>
              </table:table-cell>
              <table:table-cell office:value-type="float" office:value="307092">
                <text:p>30709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06234">
                <text:p>306234</text:p>
              </table:table-cell>
              <table:table-cell office:value-type="float" office:value="306234">
                <text:p>306234</text:p>
              </table:table-cell>
              <table:table-cell office:value-type="float" office:value="2.9">
                <text:p>2.9</text:p>
              </table:table-cell>
              <table:table-cell office:value-type="float" office:value="307320">
                <text:p>307320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06459">
                <text:p>306459</text:p>
              </table:table-cell>
              <table:table-cell office:value-type="float" office:value="306459">
                <text:p>306459</text:p>
              </table:table-cell>
              <table:table-cell office:value-type="float" office:value="2.5">
                <text:p>2.5</text:p>
              </table:table-cell>
              <table:table-cell office:value-type="float" office:value="307554">
                <text:p>30755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06689">
                <text:p>306689</text:p>
              </table:table-cell>
              <table:table-cell office:value-type="float" office:value="306689">
                <text:p>306689</text:p>
              </table:table-cell>
              <table:table-cell office:value-type="float" office:value="3">
                <text:p>3</text:p>
              </table:table-cell>
              <table:table-cell office:value-type="float" office:value="307774">
                <text:p>30777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06919">
                <text:p>306919</text:p>
              </table:table-cell>
              <table:table-cell office:value-type="float" office:value="306919">
                <text:p>306919</text:p>
              </table:table-cell>
              <table:table-cell office:value-type="float" office:value="3.1">
                <text:p>3.1</text:p>
              </table:table-cell>
              <table:table-cell office:value-type="float" office:value="308005">
                <text:p>30800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07144">
                <text:p>307144</text:p>
              </table:table-cell>
              <table:table-cell office:value-type="float" office:value="307144">
                <text:p>307144</text:p>
              </table:table-cell>
              <table:table-cell office:value-type="float" office:value="3.2">
                <text:p>3.2</text:p>
              </table:table-cell>
              <table:table-cell office:value-type="float" office:value="308233">
                <text:p>30823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07369">
                <text:p>307369</text:p>
              </table:table-cell>
              <table:table-cell office:value-type="float" office:value="307369">
                <text:p>307369</text:p>
              </table:table-cell>
              <table:table-cell office:value-type="float" office:value="3.2">
                <text:p>3.2</text:p>
              </table:table-cell>
              <table:table-cell office:value-type="float" office:value="308462">
                <text:p>30846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307597">
                <text:p>307597</text:p>
              </table:table-cell>
              <table:table-cell office:value-type="float" office:value="307597">
                <text:p>307597</text:p>
              </table:table-cell>
              <table:table-cell office:value-type="float" office:value="3">
                <text:p>3</text:p>
              </table:table-cell>
              <table:table-cell office:value-type="float" office:value="308691">
                <text:p>308691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307824">
                <text:p>307824</text:p>
              </table:table-cell>
              <table:table-cell office:value-type="float" office:value="307824">
                <text:p>307824</text:p>
              </table:table-cell>
              <table:table-cell office:value-type="float" office:value="3.3">
                <text:p>3.3</text:p>
              </table:table-cell>
              <table:table-cell office:value-type="float" office:value="308920">
                <text:p>30892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308054">
                <text:p>308054</text:p>
              </table:table-cell>
              <table:table-cell office:value-type="float" office:value="308054">
                <text:p>308054</text:p>
              </table:table-cell>
              <table:table-cell office:value-type="float" office:value="3.3">
                <text:p>3.3</text:p>
              </table:table-cell>
              <table:table-cell office:value-type="float" office:value="309149">
                <text:p>30914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08284">
                <text:p>308284</text:p>
              </table:table-cell>
              <table:table-cell office:value-type="float" office:value="308284">
                <text:p>308284</text:p>
              </table:table-cell>
              <table:table-cell office:value-type="float" office:value="2.8">
                <text:p>2.8</text:p>
              </table:table-cell>
              <table:table-cell office:value-type="float" office:value="309378">
                <text:p>30937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08512">
                <text:p>308512</text:p>
              </table:table-cell>
              <table:table-cell office:value-type="float" office:value="308512">
                <text:p>308512</text:p>
              </table:table-cell>
              <table:table-cell office:value-type="float" office:value="3.4">
                <text:p>3.4</text:p>
              </table:table-cell>
              <table:table-cell office:value-type="float" office:value="309606">
                <text:p>30960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08741">
                <text:p>308741</text:p>
              </table:table-cell>
              <table:table-cell office:value-type="float" office:value="308741">
                <text:p>308741</text:p>
              </table:table-cell>
              <table:table-cell office:value-type="float" office:value="3.5">
                <text:p>3.5</text:p>
              </table:table-cell>
              <table:table-cell office:value-type="float" office:value="309836">
                <text:p>30983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08966">
                <text:p>308966</text:p>
              </table:table-cell>
              <table:table-cell office:value-type="float" office:value="308966">
                <text:p>308966</text:p>
              </table:table-cell>
              <table:table-cell office:value-type="float" office:value="3.5">
                <text:p>3.5</text:p>
              </table:table-cell>
              <table:table-cell office:value-type="float" office:value="310062">
                <text:p>3100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9195">
                <text:p>309195</text:p>
              </table:table-cell>
              <table:table-cell office:value-type="float" office:value="309195">
                <text:p>309195</text:p>
              </table:table-cell>
              <table:table-cell office:value-type="float" office:value="3.5">
                <text:p>3.5</text:p>
              </table:table-cell>
              <table:table-cell office:value-type="float" office:value="310290">
                <text:p>310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9418">
                <text:p>309418</text:p>
              </table:table-cell>
              <table:table-cell office:value-type="float" office:value="309418">
                <text:p>309418</text:p>
              </table:table-cell>
              <table:table-cell office:value-type="float" office:value="2.1">
                <text:p>2.1</text:p>
              </table:table-cell>
              <table:table-cell office:value-type="float" office:value="310520">
                <text:p>310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9645">
                <text:p>309645</text:p>
              </table:table-cell>
              <table:table-cell office:value-type="float" office:value="309645">
                <text:p>309645</text:p>
              </table:table-cell>
              <table:table-cell office:value-type="float" office:value="2.6">
                <text:p>2.6</text:p>
              </table:table-cell>
              <table:table-cell office:value-type="float" office:value="310749">
                <text:p>31074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309871">
                <text:p>309871</text:p>
              </table:table-cell>
              <table:table-cell office:value-type="float" office:value="309871">
                <text:p>309871</text:p>
              </table:table-cell>
              <table:table-cell office:value-type="float" office:value="2.6">
                <text:p>2.6</text:p>
              </table:table-cell>
              <table:table-cell office:value-type="float" office:value="310982">
                <text:p>31098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310102">
                <text:p>310102</text:p>
              </table:table-cell>
              <table:table-cell office:value-type="float" office:value="310102">
                <text:p>310102</text:p>
              </table:table-cell>
              <table:table-cell office:value-type="float" office:value="2.6">
                <text:p>2.6</text:p>
              </table:table-cell>
              <table:table-cell office:value-type="float" office:value="311213">
                <text:p>31121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310326">
                <text:p>310326</text:p>
              </table:table-cell>
              <table:table-cell office:value-type="float" office:value="310326">
                <text:p>310326</text:p>
              </table:table-cell>
              <table:table-cell office:value-type="float" office:value="2.6">
                <text:p>2.6</text:p>
              </table:table-cell>
              <table:table-cell office:value-type="float" office:value="311434">
                <text:p>31143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10560">
                <text:p>310560</text:p>
              </table:table-cell>
              <table:table-cell office:value-type="float" office:value="310560">
                <text:p>310560</text:p>
              </table:table-cell>
              <table:table-cell office:value-type="float" office:value="2.6">
                <text:p>2.6</text:p>
              </table:table-cell>
              <table:table-cell office:value-type="float" office:value="311661">
                <text:p>31166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10790">
                <text:p>310790</text:p>
              </table:table-cell>
              <table:table-cell office:value-type="float" office:value="310790">
                <text:p>310790</text:p>
              </table:table-cell>
              <table:table-cell office:value-type="float" office:value="2.6">
                <text:p>2.6</text:p>
              </table:table-cell>
              <table:table-cell office:value-type="float" office:value="311891">
                <text:p>31189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311023">
                <text:p>311023</text:p>
              </table:table-cell>
              <table:table-cell office:value-type="float" office:value="311023">
                <text:p>311023</text:p>
              </table:table-cell>
              <table:table-cell office:value-type="float" office:value="2.6">
                <text:p>2.6</text:p>
              </table:table-cell>
              <table:table-cell office:value-type="float" office:value="312118">
                <text:p>31211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311255">
                <text:p>311255</text:p>
              </table:table-cell>
              <table:table-cell office:value-type="float" office:value="311255">
                <text:p>311255</text:p>
              </table:table-cell>
              <table:table-cell office:value-type="float" office:value="2.6">
                <text:p>2.6</text:p>
              </table:table-cell>
              <table:table-cell office:value-type="float" office:value="312346">
                <text:p>31234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311486">
                <text:p>311486</text:p>
              </table:table-cell>
              <table:table-cell office:value-type="float" office:value="311486">
                <text:p>311486</text:p>
              </table:table-cell>
              <table:table-cell office:value-type="float" office:value="2.6">
                <text:p>2.6</text:p>
              </table:table-cell>
              <table:table-cell office:value-type="float" office:value="312574">
                <text:p>31257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311713">
                <text:p>311713</text:p>
              </table:table-cell>
              <table:table-cell office:value-type="float" office:value="311713">
                <text:p>311713</text:p>
              </table:table-cell>
              <table:table-cell office:value-type="float" office:value="2.6">
                <text:p>2.6</text:p>
              </table:table-cell>
              <table:table-cell office:value-type="float" office:value="312807">
                <text:p>31280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311941">
                <text:p>311941</text:p>
              </table:table-cell>
              <table:table-cell office:value-type="float" office:value="311941">
                <text:p>311941</text:p>
              </table:table-cell>
              <table:table-cell office:value-type="float" office:value="2.6">
                <text:p>2.6</text:p>
              </table:table-cell>
              <table:table-cell office:value-type="float" office:value="313037">
                <text:p>31303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312172">
                <text:p>312172</text:p>
              </table:table-cell>
              <table:table-cell office:value-type="float" office:value="312172">
                <text:p>312172</text:p>
              </table:table-cell>
              <table:table-cell office:value-type="float" office:value="2.3">
                <text:p>2.3</text:p>
              </table:table-cell>
              <table:table-cell office:value-type="float" office:value="313259">
                <text:p>31325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312402">
                <text:p>312402</text:p>
              </table:table-cell>
              <table:table-cell office:value-type="float" office:value="312402">
                <text:p>312402</text:p>
              </table:table-cell>
              <table:table-cell office:value-type="float" office:value="2.6">
                <text:p>2.6</text:p>
              </table:table-cell>
              <table:table-cell office:value-type="float" office:value="313487">
                <text:p>31348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312632">
                <text:p>312632</text:p>
              </table:table-cell>
              <table:table-cell office:value-type="float" office:value="312632">
                <text:p>312632</text:p>
              </table:table-cell>
              <table:table-cell office:value-type="float" office:value="2.9">
                <text:p>2.9</text:p>
              </table:table-cell>
              <table:table-cell office:value-type="float" office:value="313716">
                <text:p>31371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12858">
                <text:p>312858</text:p>
              </table:table-cell>
              <table:table-cell office:value-type="float" office:value="312858">
                <text:p>312858</text:p>
              </table:table-cell>
              <table:table-cell office:value-type="float" office:value="2">
                <text:p>2</text:p>
              </table:table-cell>
              <table:table-cell office:value-type="float" office:value="313944">
                <text:p>31394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13087">
                <text:p>313087</text:p>
              </table:table-cell>
              <table:table-cell office:value-type="float" office:value="313087">
                <text:p>313087</text:p>
              </table:table-cell>
              <table:table-cell office:value-type="float" office:value="2">
                <text:p>2</text:p>
              </table:table-cell>
              <table:table-cell office:value-type="float" office:value="314175">
                <text:p>31417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13307">
                <text:p>313307</text:p>
              </table:table-cell>
              <table:table-cell office:value-type="float" office:value="313307">
                <text:p>313307</text:p>
              </table:table-cell>
              <table:table-cell office:value-type="float" office:value="2">
                <text:p>2</text:p>
              </table:table-cell>
              <table:table-cell office:value-type="float" office:value="314401">
                <text:p>31440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13535">
                <text:p>313535</text:p>
              </table:table-cell>
              <table:table-cell office:value-type="float" office:value="313535">
                <text:p>313535</text:p>
              </table:table-cell>
              <table:table-cell office:value-type="float" office:value="3.1">
                <text:p>3.1</text:p>
              </table:table-cell>
              <table:table-cell office:value-type="float" office:value="314632">
                <text:p>31463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13766">
                <text:p>313766</text:p>
              </table:table-cell>
              <table:table-cell office:value-type="float" office:value="313766">
                <text:p>313766</text:p>
              </table:table-cell>
              <table:table-cell office:value-type="float" office:value="4.4">
                <text:p>4.4</text:p>
              </table:table-cell>
              <table:table-cell office:value-type="float" office:value="314861">
                <text:p>31486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13994">
                <text:p>313994</text:p>
              </table:table-cell>
              <table:table-cell office:value-type="float" office:value="313994">
                <text:p>313994</text:p>
              </table:table-cell>
              <table:table-cell office:value-type="float" office:value="5.7">
                <text:p>5.7</text:p>
              </table:table-cell>
              <table:table-cell office:value-type="float" office:value="315087">
                <text:p>31508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14221">
                <text:p>314221</text:p>
              </table:table-cell>
              <table:table-cell office:value-type="float" office:value="314221">
                <text:p>314221</text:p>
              </table:table-cell>
              <table:table-cell office:value-type="float" office:value="7">
                <text:p>7</text:p>
              </table:table-cell>
              <table:table-cell office:value-type="float" office:value="315315">
                <text:p>3153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14448">
                <text:p>314448</text:p>
              </table:table-cell>
              <table:table-cell office:value-type="float" office:value="314448">
                <text:p>314448</text:p>
              </table:table-cell>
              <table:table-cell office:value-type="float" office:value="8.3">
                <text:p>8.3</text:p>
              </table:table-cell>
              <table:table-cell office:value-type="float" office:value="315545">
                <text:p>31554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14683">
                <text:p>314683</text:p>
              </table:table-cell>
              <table:table-cell office:value-type="float" office:value="314683">
                <text:p>314683</text:p>
              </table:table-cell>
              <table:table-cell office:value-type="float" office:value="9.7">
                <text:p>9.7</text:p>
              </table:table-cell>
              <table:table-cell office:value-type="float" office:value="315785">
                <text:p>31578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14907">
                <text:p>314907</text:p>
              </table:table-cell>
              <table:table-cell office:value-type="float" office:value="314907">
                <text:p>314907</text:p>
              </table:table-cell>
              <table:table-cell office:value-type="float" office:value="10.8">
                <text:p>10.8</text:p>
              </table:table-cell>
              <table:table-cell office:value-type="float" office:value="316012">
                <text:p>31601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315133">
                <text:p>315133</text:p>
              </table:table-cell>
              <table:table-cell office:value-type="float" office:value="315133">
                <text:p>315133</text:p>
              </table:table-cell>
              <table:table-cell office:value-type="float" office:value="12">
                <text:p>12</text:p>
              </table:table-cell>
              <table:table-cell office:value-type="float" office:value="316239">
                <text:p>31623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315358">
                <text:p>315358</text:p>
              </table:table-cell>
              <table:table-cell office:value-type="float" office:value="315358">
                <text:p>315358</text:p>
              </table:table-cell>
              <table:table-cell office:value-type="float" office:value="7.1">
                <text:p>7.1</text:p>
              </table:table-cell>
              <table:table-cell office:value-type="float" office:value="316462">
                <text:p>31646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315589">
                <text:p>315589</text:p>
              </table:table-cell>
              <table:table-cell office:value-type="float" office:value="315589">
                <text:p>315589</text:p>
              </table:table-cell>
              <table:table-cell office:value-type="float" office:value="5.9">
                <text:p>5.9</text:p>
              </table:table-cell>
              <table:table-cell office:value-type="float" office:value="316693">
                <text:p>3166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5817">
                <text:p>315817</text:p>
              </table:table-cell>
              <table:table-cell office:value-type="float" office:value="315817">
                <text:p>315817</text:p>
              </table:table-cell>
              <table:table-cell office:value-type="float" office:value="5.9">
                <text:p>5.9</text:p>
              </table:table-cell>
              <table:table-cell office:value-type="float" office:value="316923">
                <text:p>31692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16047">
                <text:p>316047</text:p>
              </table:table-cell>
              <table:table-cell office:value-type="float" office:value="316047">
                <text:p>316047</text:p>
              </table:table-cell>
              <table:table-cell office:value-type="float" office:value="6.1">
                <text:p>6.1</text:p>
              </table:table-cell>
              <table:table-cell office:value-type="float" office:value="317147">
                <text:p>31714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16273">
                <text:p>316273</text:p>
              </table:table-cell>
              <table:table-cell office:value-type="float" office:value="316273">
                <text:p>316273</text:p>
              </table:table-cell>
              <table:table-cell office:value-type="float" office:value="6.4">
                <text:p>6.4</text:p>
              </table:table-cell>
              <table:table-cell office:value-type="float" office:value="317373">
                <text:p>31737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316497">
                <text:p>316497</text:p>
              </table:table-cell>
              <table:table-cell office:value-type="float" office:value="316497">
                <text:p>316497</text:p>
              </table:table-cell>
              <table:table-cell office:value-type="float" office:value="6.7">
                <text:p>6.7</text:p>
              </table:table-cell>
              <table:table-cell office:value-type="float" office:value="317599">
                <text:p>31759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316729">
                <text:p>316729</text:p>
              </table:table-cell>
              <table:table-cell office:value-type="float" office:value="316729">
                <text:p>316729</text:p>
              </table:table-cell>
              <table:table-cell office:value-type="float" office:value="7">
                <text:p>7</text:p>
              </table:table-cell>
              <table:table-cell office:value-type="float" office:value="317826">
                <text:p>31782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316957">
                <text:p>316957</text:p>
              </table:table-cell>
              <table:table-cell office:value-type="float" office:value="316957">
                <text:p>316957</text:p>
              </table:table-cell>
              <table:table-cell office:value-type="float" office:value="8">
                <text:p>8</text:p>
              </table:table-cell>
              <table:table-cell office:value-type="float" office:value="318054">
                <text:p>31805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17187">
                <text:p>317187</text:p>
              </table:table-cell>
              <table:table-cell office:value-type="float" office:value="317187">
                <text:p>317187</text:p>
              </table:table-cell>
              <table:table-cell office:value-type="float" office:value="8.9">
                <text:p>8.9</text:p>
              </table:table-cell>
              <table:table-cell office:value-type="float" office:value="318280">
                <text:p>31828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317412">
                <text:p>317412</text:p>
              </table:table-cell>
              <table:table-cell office:value-type="float" office:value="317412">
                <text:p>317412</text:p>
              </table:table-cell>
              <table:table-cell office:value-type="float" office:value="9.8">
                <text:p>9.8</text:p>
              </table:table-cell>
              <table:table-cell office:value-type="float" office:value="318508">
                <text:p>31850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317635">
                <text:p>317635</text:p>
              </table:table-cell>
              <table:table-cell office:value-type="float" office:value="317635">
                <text:p>317635</text:p>
              </table:table-cell>
              <table:table-cell office:value-type="float" office:value="8.1">
                <text:p>8.1</text:p>
              </table:table-cell>
              <table:table-cell office:value-type="float" office:value="318737">
                <text:p>31873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317866">
                <text:p>317866</text:p>
              </table:table-cell>
              <table:table-cell office:value-type="float" office:value="317866">
                <text:p>317866</text:p>
              </table:table-cell>
              <table:table-cell office:value-type="float" office:value="8.5">
                <text:p>8.5</text:p>
              </table:table-cell>
              <table:table-cell office:value-type="float" office:value="318968">
                <text:p>31896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318097">
                <text:p>318097</text:p>
              </table:table-cell>
              <table:table-cell office:value-type="float" office:value="318097">
                <text:p>318097</text:p>
              </table:table-cell>
              <table:table-cell office:value-type="float" office:value="8.6">
                <text:p>8.6</text:p>
              </table:table-cell>
              <table:table-cell office:value-type="float" office:value="319196">
                <text:p>319196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318326">
                <text:p>318326</text:p>
              </table:table-cell>
              <table:table-cell office:value-type="float" office:value="318326">
                <text:p>318326</text:p>
              </table:table-cell>
              <table:table-cell office:value-type="float" office:value="8.4">
                <text:p>8.4</text:p>
              </table:table-cell>
              <table:table-cell office:value-type="float" office:value="319424">
                <text:p>31942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18548">
                <text:p>318548</text:p>
              </table:table-cell>
              <table:table-cell office:value-type="float" office:value="318548">
                <text:p>318548</text:p>
              </table:table-cell>
              <table:table-cell office:value-type="float" office:value="8.8">
                <text:p>8.8</text:p>
              </table:table-cell>
              <table:table-cell office:value-type="float" office:value="319650">
                <text:p>31965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18774">
                <text:p>318774</text:p>
              </table:table-cell>
              <table:table-cell office:value-type="float" office:value="318774">
                <text:p>318774</text:p>
              </table:table-cell>
              <table:table-cell office:value-type="float" office:value="9">
                <text:p>9</text:p>
              </table:table-cell>
              <table:table-cell office:value-type="float" office:value="319878">
                <text:p>31987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319003">
                <text:p>319003</text:p>
              </table:table-cell>
              <table:table-cell office:value-type="float" office:value="319003">
                <text:p>319003</text:p>
              </table:table-cell>
              <table:table-cell office:value-type="float" office:value="8.6">
                <text:p>8.6</text:p>
              </table:table-cell>
              <table:table-cell office:value-type="float" office:value="320104">
                <text:p>32010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319231">
                <text:p>319231</text:p>
              </table:table-cell>
              <table:table-cell office:value-type="float" office:value="319231">
                <text:p>319231</text:p>
              </table:table-cell>
              <table:table-cell office:value-type="float" office:value="9.4">
                <text:p>9.4</text:p>
              </table:table-cell>
              <table:table-cell office:value-type="float" office:value="320340">
                <text:p>32034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319462">
                <text:p>319462</text:p>
              </table:table-cell>
              <table:table-cell office:value-type="float" office:value="319462">
                <text:p>319462</text:p>
              </table:table-cell>
              <table:table-cell office:value-type="float" office:value="8.4">
                <text:p>8.4</text:p>
              </table:table-cell>
              <table:table-cell office:value-type="float" office:value="320560">
                <text:p>32056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319691">
                <text:p>319691</text:p>
              </table:table-cell>
              <table:table-cell office:value-type="float" office:value="319691">
                <text:p>319691</text:p>
              </table:table-cell>
              <table:table-cell office:value-type="float" office:value="7.9">
                <text:p>7.9</text:p>
              </table:table-cell>
              <table:table-cell office:value-type="float" office:value="320789">
                <text:p>32078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319923">
                <text:p>319923</text:p>
              </table:table-cell>
              <table:table-cell office:value-type="float" office:value="319923">
                <text:p>319923</text:p>
              </table:table-cell>
              <table:table-cell office:value-type="float" office:value="6.3">
                <text:p>6.3</text:p>
              </table:table-cell>
              <table:table-cell office:value-type="float" office:value="321015">
                <text:p>32101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20149">
                <text:p>320149</text:p>
              </table:table-cell>
              <table:table-cell office:value-type="float" office:value="320149">
                <text:p>320149</text:p>
              </table:table-cell>
              <table:table-cell office:value-type="float" office:value="6.3">
                <text:p>6.3</text:p>
              </table:table-cell>
              <table:table-cell office:value-type="float" office:value="321242">
                <text:p>321242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20376">
                <text:p>320376</text:p>
              </table:table-cell>
              <table:table-cell office:value-type="float" office:value="320376">
                <text:p>320376</text:p>
              </table:table-cell>
              <table:table-cell office:value-type="float" office:value="6.3">
                <text:p>6.3</text:p>
              </table:table-cell>
              <table:table-cell office:value-type="float" office:value="321468">
                <text:p>32146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20599">
                <text:p>320599</text:p>
              </table:table-cell>
              <table:table-cell office:value-type="float" office:value="320599">
                <text:p>320599</text:p>
              </table:table-cell>
              <table:table-cell office:value-type="float" office:value="6.3">
                <text:p>6.3</text:p>
              </table:table-cell>
              <table:table-cell office:value-type="float" office:value="321692">
                <text:p>321692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20825">
                <text:p>320825</text:p>
              </table:table-cell>
              <table:table-cell office:value-type="float" office:value="320825">
                <text:p>320825</text:p>
              </table:table-cell>
              <table:table-cell office:value-type="float" office:value="6.3">
                <text:p>6.3</text:p>
              </table:table-cell>
              <table:table-cell office:value-type="float" office:value="321921">
                <text:p>32192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21055">
                <text:p>321055</text:p>
              </table:table-cell>
              <table:table-cell office:value-type="float" office:value="321055">
                <text:p>321055</text:p>
              </table:table-cell>
              <table:table-cell office:value-type="float" office:value="6.3">
                <text:p>6.3</text:p>
              </table:table-cell>
              <table:table-cell office:value-type="float" office:value="322154">
                <text:p>32215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21286">
                <text:p>321286</text:p>
              </table:table-cell>
              <table:table-cell office:value-type="float" office:value="321286">
                <text:p>321286</text:p>
              </table:table-cell>
              <table:table-cell office:value-type="float" office:value="6.3">
                <text:p>6.3</text:p>
              </table:table-cell>
              <table:table-cell office:value-type="float" office:value="322380">
                <text:p>32238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21516">
                <text:p>321516</text:p>
              </table:table-cell>
              <table:table-cell office:value-type="float" office:value="321516">
                <text:p>321516</text:p>
              </table:table-cell>
              <table:table-cell office:value-type="float" office:value="6.3">
                <text:p>6.3</text:p>
              </table:table-cell>
              <table:table-cell office:value-type="float" office:value="322609">
                <text:p>32260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21742">
                <text:p>321742</text:p>
              </table:table-cell>
              <table:table-cell office:value-type="float" office:value="321742">
                <text:p>321742</text:p>
              </table:table-cell>
              <table:table-cell office:value-type="float" office:value="6.3">
                <text:p>6.3</text:p>
              </table:table-cell>
              <table:table-cell office:value-type="float" office:value="322836">
                <text:p>32283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21975">
                <text:p>321975</text:p>
              </table:table-cell>
              <table:table-cell office:value-type="float" office:value="321975">
                <text:p>321975</text:p>
              </table:table-cell>
              <table:table-cell office:value-type="float" office:value="6.4">
                <text:p>6.4</text:p>
              </table:table-cell>
              <table:table-cell office:value-type="float" office:value="323062">
                <text:p>32306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322204">
                <text:p>322204</text:p>
              </table:table-cell>
              <table:table-cell office:value-type="float" office:value="322204">
                <text:p>322204</text:p>
              </table:table-cell>
              <table:table-cell office:value-type="float" office:value="6.1">
                <text:p>6.1</text:p>
              </table:table-cell>
              <table:table-cell office:value-type="float" office:value="323289">
                <text:p>32328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22433">
                <text:p>322433</text:p>
              </table:table-cell>
              <table:table-cell office:value-type="float" office:value="322433">
                <text:p>322433</text:p>
              </table:table-cell>
              <table:table-cell office:value-type="float" office:value="0.7">
                <text:p>0.7</text:p>
              </table:table-cell>
              <table:table-cell office:value-type="float" office:value="323517">
                <text:p>32351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22662">
                <text:p>322662</text:p>
              </table:table-cell>
              <table:table-cell office:value-type="float" office:value="322662">
                <text:p>322662</text:p>
              </table:table-cell>
              <table:table-cell office:value-type="float" office:value="0.7">
                <text:p>0.7</text:p>
              </table:table-cell>
              <table:table-cell office:value-type="float" office:value="323745">
                <text:p>3237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22889">
                <text:p>322889</text:p>
              </table:table-cell>
              <table:table-cell office:value-type="float" office:value="322889">
                <text:p>322889</text:p>
              </table:table-cell>
              <table:table-cell office:value-type="float" office:value="0.7">
                <text:p>0.7</text:p>
              </table:table-cell>
              <table:table-cell office:value-type="float" office:value="323972">
                <text:p>32397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23119">
                <text:p>323119</text:p>
              </table:table-cell>
              <table:table-cell office:value-type="float" office:value="323119">
                <text:p>323119</text:p>
              </table:table-cell>
              <table:table-cell office:value-type="float" office:value="0.7">
                <text:p>0.7</text:p>
              </table:table-cell>
              <table:table-cell office:value-type="float" office:value="324208">
                <text:p>32420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23345">
                <text:p>323345</text:p>
              </table:table-cell>
              <table:table-cell office:value-type="float" office:value="323345">
                <text:p>323345</text:p>
              </table:table-cell>
              <table:table-cell office:value-type="float" office:value="0.7">
                <text:p>0.7</text:p>
              </table:table-cell>
              <table:table-cell office:value-type="float" office:value="324440">
                <text:p>32444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23573">
                <text:p>323573</text:p>
              </table:table-cell>
              <table:table-cell office:value-type="float" office:value="323573">
                <text:p>323573</text:p>
              </table:table-cell>
              <table:table-cell office:value-type="float" office:value="0.7">
                <text:p>0.7</text:p>
              </table:table-cell>
              <table:table-cell office:value-type="float" office:value="324664">
                <text:p>32466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323796">
                <text:p>323796</text:p>
              </table:table-cell>
              <table:table-cell office:value-type="float" office:value="323796">
                <text:p>323796</text:p>
              </table:table-cell>
              <table:table-cell office:value-type="float" office:value="0.8">
                <text:p>0.8</text:p>
              </table:table-cell>
              <table:table-cell office:value-type="float" office:value="324893">
                <text:p>32489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324023">
                <text:p>324023</text:p>
              </table:table-cell>
              <table:table-cell office:value-type="float" office:value="324023">
                <text:p>324023</text:p>
              </table:table-cell>
              <table:table-cell office:value-type="float" office:value="0.8">
                <text:p>0.8</text:p>
              </table:table-cell>
              <table:table-cell office:value-type="float" office:value="325117">
                <text:p>32511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324251">
                <text:p>324251</text:p>
              </table:table-cell>
              <table:table-cell office:value-type="float" office:value="324251">
                <text:p>324251</text:p>
              </table:table-cell>
              <table:table-cell office:value-type="float" office:value="0.8">
                <text:p>0.8</text:p>
              </table:table-cell>
              <table:table-cell office:value-type="float" office:value="325339">
                <text:p>32533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324479">
                <text:p>324479</text:p>
              </table:table-cell>
              <table:table-cell office:value-type="float" office:value="324479">
                <text:p>324479</text:p>
              </table:table-cell>
              <table:table-cell office:value-type="float" office:value="0.9">
                <text:p>0.9</text:p>
              </table:table-cell>
              <table:table-cell office:value-type="float" office:value="325569">
                <text:p>32556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324703">
                <text:p>324703</text:p>
              </table:table-cell>
              <table:table-cell office:value-type="float" office:value="324703">
                <text:p>324703</text:p>
              </table:table-cell>
              <table:table-cell office:value-type="float" office:value="0.9">
                <text:p>0.9</text:p>
              </table:table-cell>
              <table:table-cell office:value-type="float" office:value="325799">
                <text:p>325799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324933">
                <text:p>324933</text:p>
              </table:table-cell>
              <table:table-cell office:value-type="float" office:value="324933">
                <text:p>324933</text:p>
              </table:table-cell>
              <table:table-cell office:value-type="float" office:value="0.9">
                <text:p>0.9</text:p>
              </table:table-cell>
              <table:table-cell office:value-type="float" office:value="326030">
                <text:p>32603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325159">
                <text:p>325159</text:p>
              </table:table-cell>
              <table:table-cell office:value-type="float" office:value="325159">
                <text:p>325159</text:p>
              </table:table-cell>
              <table:table-cell office:value-type="float" office:value="1">
                <text:p>1</text:p>
              </table:table-cell>
              <table:table-cell office:value-type="float" office:value="326260">
                <text:p>326260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25384">
                <text:p>325384</text:p>
              </table:table-cell>
              <table:table-cell office:value-type="float" office:value="325384">
                <text:p>325384</text:p>
              </table:table-cell>
              <table:table-cell office:value-type="float" office:value="1">
                <text:p>1</text:p>
              </table:table-cell>
              <table:table-cell office:value-type="float" office:value="326494">
                <text:p>32649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25614">
                <text:p>325614</text:p>
              </table:table-cell>
              <table:table-cell office:value-type="float" office:value="325614">
                <text:p>325614</text:p>
              </table:table-cell>
              <table:table-cell office:value-type="float" office:value="1.1">
                <text:p>1.1</text:p>
              </table:table-cell>
              <table:table-cell office:value-type="float" office:value="326724">
                <text:p>32672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25841">
                <text:p>325841</text:p>
              </table:table-cell>
              <table:table-cell office:value-type="float" office:value="325841">
                <text:p>325841</text:p>
              </table:table-cell>
              <table:table-cell office:value-type="float" office:value="1.1">
                <text:p>1.1</text:p>
              </table:table-cell>
              <table:table-cell office:value-type="float" office:value="326950">
                <text:p>32695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26067">
                <text:p>326067</text:p>
              </table:table-cell>
              <table:table-cell office:value-type="float" office:value="326067">
                <text:p>326067</text:p>
              </table:table-cell>
              <table:table-cell office:value-type="float" office:value="1.1">
                <text:p>1.1</text:p>
              </table:table-cell>
              <table:table-cell office:value-type="float" office:value="327175">
                <text:p>32717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326295">
                <text:p>326295</text:p>
              </table:table-cell>
              <table:table-cell office:value-type="float" office:value="326295">
                <text:p>326295</text:p>
              </table:table-cell>
              <table:table-cell office:value-type="float" office:value="1.2">
                <text:p>1.2</text:p>
              </table:table-cell>
              <table:table-cell office:value-type="float" office:value="327406">
                <text:p>32740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26524">
                <text:p>326524</text:p>
              </table:table-cell>
              <table:table-cell office:value-type="float" office:value="326524">
                <text:p>326524</text:p>
              </table:table-cell>
              <table:table-cell office:value-type="float" office:value="1.3">
                <text:p>1.3</text:p>
              </table:table-cell>
              <table:table-cell office:value-type="float" office:value="327632">
                <text:p>3276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26754">
                <text:p>326754</text:p>
              </table:table-cell>
              <table:table-cell office:value-type="float" office:value="326754">
                <text:p>326754</text:p>
              </table:table-cell>
              <table:table-cell office:value-type="float" office:value="1.9">
                <text:p>1.9</text:p>
              </table:table-cell>
              <table:table-cell office:value-type="float" office:value="327860">
                <text:p>32786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326984">
                <text:p>326984</text:p>
              </table:table-cell>
              <table:table-cell office:value-type="float" office:value="326984">
                <text:p>326984</text:p>
              </table:table-cell>
              <table:table-cell office:value-type="float" office:value="1.9">
                <text:p>1.9</text:p>
              </table:table-cell>
              <table:table-cell office:value-type="float" office:value="328084">
                <text:p>32808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327203">
                <text:p>327203</text:p>
              </table:table-cell>
              <table:table-cell office:value-type="float" office:value="327203">
                <text:p>327203</text:p>
              </table:table-cell>
              <table:table-cell office:value-type="float" office:value="1.9">
                <text:p>1.9</text:p>
              </table:table-cell>
              <table:table-cell office:value-type="float" office:value="328314">
                <text:p>32831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27429">
                <text:p>327429</text:p>
              </table:table-cell>
              <table:table-cell office:value-type="float" office:value="327429">
                <text:p>327429</text:p>
              </table:table-cell>
              <table:table-cell office:value-type="float" office:value="1.9">
                <text:p>1.9</text:p>
              </table:table-cell>
              <table:table-cell office:value-type="float" office:value="328543">
                <text:p>32854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327656">
                <text:p>327656</text:p>
              </table:table-cell>
              <table:table-cell office:value-type="float" office:value="327656">
                <text:p>327656</text:p>
              </table:table-cell>
              <table:table-cell office:value-type="float" office:value="1.9">
                <text:p>1.9</text:p>
              </table:table-cell>
              <table:table-cell office:value-type="float" office:value="328773">
                <text:p>32877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327881">
                <text:p>327881</text:p>
              </table:table-cell>
              <table:table-cell office:value-type="float" office:value="327881">
                <text:p>327881</text:p>
              </table:table-cell>
              <table:table-cell office:value-type="float" office:value="1.9">
                <text:p>1.9</text:p>
              </table:table-cell>
              <table:table-cell office:value-type="float" office:value="329003">
                <text:p>32900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328106">
                <text:p>328106</text:p>
              </table:table-cell>
              <table:table-cell office:value-type="float" office:value="328106">
                <text:p>328106</text:p>
              </table:table-cell>
              <table:table-cell office:value-type="float" office:value="1.9">
                <text:p>1.9</text:p>
              </table:table-cell>
              <table:table-cell office:value-type="float" office:value="329238">
                <text:p>329238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328336">
                <text:p>328336</text:p>
              </table:table-cell>
              <table:table-cell office:value-type="float" office:value="328336">
                <text:p>328336</text:p>
              </table:table-cell>
              <table:table-cell office:value-type="float" office:value="1.9">
                <text:p>1.9</text:p>
              </table:table-cell>
              <table:table-cell office:value-type="float" office:value="329468">
                <text:p>32946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328563">
                <text:p>328563</text:p>
              </table:table-cell>
              <table:table-cell office:value-type="float" office:value="328563">
                <text:p>328563</text:p>
              </table:table-cell>
              <table:table-cell office:value-type="float" office:value="1.9">
                <text:p>1.9</text:p>
              </table:table-cell>
              <table:table-cell office:value-type="float" office:value="329697">
                <text:p>329697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28790">
                <text:p>328790</text:p>
              </table:table-cell>
              <table:table-cell office:value-type="float" office:value="328790">
                <text:p>328790</text:p>
              </table:table-cell>
              <table:table-cell office:value-type="float" office:value="1.9">
                <text:p>1.9</text:p>
              </table:table-cell>
              <table:table-cell office:value-type="float" office:value="329923">
                <text:p>32992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29014">
                <text:p>329014</text:p>
              </table:table-cell>
              <table:table-cell office:value-type="float" office:value="329014">
                <text:p>329014</text:p>
              </table:table-cell>
              <table:table-cell office:value-type="float" office:value="1.9">
                <text:p>1.9</text:p>
              </table:table-cell>
              <table:table-cell office:value-type="float" office:value="330151">
                <text:p>330151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29237">
                <text:p>329237</text:p>
              </table:table-cell>
              <table:table-cell office:value-type="float" office:value="329237">
                <text:p>329237</text:p>
              </table:table-cell>
              <table:table-cell office:value-type="float" office:value="2.5">
                <text:p>2.5</text:p>
              </table:table-cell>
              <table:table-cell office:value-type="float" office:value="330381">
                <text:p>33038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29461">
                <text:p>329461</text:p>
              </table:table-cell>
              <table:table-cell office:value-type="float" office:value="329461">
                <text:p>329461</text:p>
              </table:table-cell>
              <table:table-cell office:value-type="float" office:value="2.6">
                <text:p>2.6</text:p>
              </table:table-cell>
              <table:table-cell office:value-type="float" office:value="330612">
                <text:p>33061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329693">
                <text:p>329693</text:p>
              </table:table-cell>
              <table:table-cell office:value-type="float" office:value="329693">
                <text:p>329693</text:p>
              </table:table-cell>
              <table:table-cell office:value-type="float" office:value="2.6">
                <text:p>2.6</text:p>
              </table:table-cell>
              <table:table-cell office:value-type="float" office:value="330838">
                <text:p>33083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29920">
                <text:p>329920</text:p>
              </table:table-cell>
              <table:table-cell office:value-type="float" office:value="329920">
                <text:p>329920</text:p>
              </table:table-cell>
              <table:table-cell office:value-type="float" office:value="2.5">
                <text:p>2.5</text:p>
              </table:table-cell>
              <table:table-cell office:value-type="float" office:value="331064">
                <text:p>33106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30148">
                <text:p>330148</text:p>
              </table:table-cell>
              <table:table-cell office:value-type="float" office:value="330148">
                <text:p>330148</text:p>
              </table:table-cell>
              <table:table-cell office:value-type="float" office:value="2.7">
                <text:p>2.7</text:p>
              </table:table-cell>
              <table:table-cell office:value-type="float" office:value="331285">
                <text:p>33128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30375">
                <text:p>330375</text:p>
              </table:table-cell>
              <table:table-cell office:value-type="float" office:value="330375">
                <text:p>330375</text:p>
              </table:table-cell>
              <table:table-cell office:value-type="float" office:value="2.7">
                <text:p>2.7</text:p>
              </table:table-cell>
              <table:table-cell office:value-type="float" office:value="331518">
                <text:p>33151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30602">
                <text:p>330602</text:p>
              </table:table-cell>
              <table:table-cell office:value-type="float" office:value="330602">
                <text:p>330602</text:p>
              </table:table-cell>
              <table:table-cell office:value-type="float" office:value="2.3">
                <text:p>2.3</text:p>
              </table:table-cell>
              <table:table-cell office:value-type="float" office:value="331752">
                <text:p>33175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30827">
                <text:p>330827</text:p>
              </table:table-cell>
              <table:table-cell office:value-type="float" office:value="330827">
                <text:p>330827</text:p>
              </table:table-cell>
              <table:table-cell office:value-type="float" office:value="2.8">
                <text:p>2.8</text:p>
              </table:table-cell>
              <table:table-cell office:value-type="float" office:value="331980">
                <text:p>33198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31057">
                <text:p>331057</text:p>
              </table:table-cell>
              <table:table-cell office:value-type="float" office:value="331057">
                <text:p>331057</text:p>
              </table:table-cell>
              <table:table-cell office:value-type="float" office:value="2.9">
                <text:p>2.9</text:p>
              </table:table-cell>
              <table:table-cell office:value-type="float" office:value="332209">
                <text:p>33220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31282">
                <text:p>331282</text:p>
              </table:table-cell>
              <table:table-cell office:value-type="float" office:value="331282">
                <text:p>331282</text:p>
              </table:table-cell>
              <table:table-cell office:value-type="float" office:value="3">
                <text:p>3</text:p>
              </table:table-cell>
              <table:table-cell office:value-type="float" office:value="332434">
                <text:p>33243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31515">
                <text:p>331515</text:p>
              </table:table-cell>
              <table:table-cell office:value-type="float" office:value="331515">
                <text:p>331515</text:p>
              </table:table-cell>
              <table:table-cell office:value-type="float" office:value="3">
                <text:p>3</text:p>
              </table:table-cell>
              <table:table-cell office:value-type="float" office:value="332668">
                <text:p>33266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31740">
                <text:p>331740</text:p>
              </table:table-cell>
              <table:table-cell office:value-type="float" office:value="331740">
                <text:p>331740</text:p>
              </table:table-cell>
              <table:table-cell office:value-type="float" office:value="2.8">
                <text:p>2.8</text:p>
              </table:table-cell>
              <table:table-cell office:value-type="float" office:value="332899">
                <text:p>3328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1969">
                <text:p>331969</text:p>
              </table:table-cell>
              <table:table-cell office:value-type="float" office:value="331969">
                <text:p>331969</text:p>
              </table:table-cell>
              <table:table-cell office:value-type="float" office:value="3.1">
                <text:p>3.1</text:p>
              </table:table-cell>
              <table:table-cell office:value-type="float" office:value="333133">
                <text:p>333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2201">
                <text:p>332201</text:p>
              </table:table-cell>
              <table:table-cell office:value-type="float" office:value="332201">
                <text:p>332201</text:p>
              </table:table-cell>
              <table:table-cell office:value-type="float" office:value="3.1">
                <text:p>3.1</text:p>
              </table:table-cell>
              <table:table-cell office:value-type="float" office:value="333358">
                <text:p>3333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2432">
                <text:p>332432</text:p>
              </table:table-cell>
              <table:table-cell office:value-type="float" office:value="332432">
                <text:p>332432</text:p>
              </table:table-cell>
              <table:table-cell office:value-type="float" office:value="2.6">
                <text:p>2.6</text:p>
              </table:table-cell>
              <table:table-cell office:value-type="float" office:value="333581">
                <text:p>3335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2655">
                <text:p>332655</text:p>
              </table:table-cell>
              <table:table-cell office:value-type="float" office:value="332655">
                <text:p>332655</text:p>
              </table:table-cell>
              <table:table-cell office:value-type="float" office:value="3.2">
                <text:p>3.2</text:p>
              </table:table-cell>
              <table:table-cell office:value-type="float" office:value="333804">
                <text:p>33380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332882">
                <text:p>332882</text:p>
              </table:table-cell>
              <table:table-cell office:value-type="float" office:value="332882">
                <text:p>332882</text:p>
              </table:table-cell>
              <table:table-cell office:value-type="float" office:value="3.3">
                <text:p>3.3</text:p>
              </table:table-cell>
              <table:table-cell office:value-type="float" office:value="334030">
                <text:p>33403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333112">
                <text:p>333112</text:p>
              </table:table-cell>
              <table:table-cell office:value-type="float" office:value="333112">
                <text:p>333112</text:p>
              </table:table-cell>
              <table:table-cell office:value-type="float" office:value="3.3">
                <text:p>3.3</text:p>
              </table:table-cell>
              <table:table-cell office:value-type="float" office:value="334260">
                <text:p>33426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33339">
                <text:p>333339</text:p>
              </table:table-cell>
              <table:table-cell office:value-type="float" office:value="333339">
                <text:p>333339</text:p>
              </table:table-cell>
              <table:table-cell office:value-type="float" office:value="3.3">
                <text:p>3.3</text:p>
              </table:table-cell>
              <table:table-cell office:value-type="float" office:value="334484">
                <text:p>33448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33563">
                <text:p>333563</text:p>
              </table:table-cell>
              <table:table-cell office:value-type="float" office:value="333563">
                <text:p>333563</text:p>
              </table:table-cell>
              <table:table-cell office:value-type="float" office:value="3.1">
                <text:p>3.1</text:p>
              </table:table-cell>
              <table:table-cell office:value-type="float" office:value="334709">
                <text:p>33470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333790">
                <text:p>333790</text:p>
              </table:table-cell>
              <table:table-cell office:value-type="float" office:value="333790">
                <text:p>333790</text:p>
              </table:table-cell>
              <table:table-cell office:value-type="float" office:value="3.5">
                <text:p>3.5</text:p>
              </table:table-cell>
              <table:table-cell office:value-type="float" office:value="334941">
                <text:p>33494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334015">
                <text:p>334015</text:p>
              </table:table-cell>
              <table:table-cell office:value-type="float" office:value="334015">
                <text:p>334015</text:p>
              </table:table-cell>
              <table:table-cell office:value-type="float" office:value="2.6">
                <text:p>2.6</text:p>
              </table:table-cell>
              <table:table-cell office:value-type="float" office:value="335162">
                <text:p>33516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334245">
                <text:p>334245</text:p>
              </table:table-cell>
              <table:table-cell office:value-type="float" office:value="334245">
                <text:p>334245</text:p>
              </table:table-cell>
              <table:table-cell office:value-type="float" office:value="2.5">
                <text:p>2.5</text:p>
              </table:table-cell>
              <table:table-cell office:value-type="float" office:value="335397">
                <text:p>33539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334474">
                <text:p>334474</text:p>
              </table:table-cell>
              <table:table-cell office:value-type="float" office:value="334474">
                <text:p>334474</text:p>
              </table:table-cell>
              <table:table-cell office:value-type="float" office:value="2.5">
                <text:p>2.5</text:p>
              </table:table-cell>
              <table:table-cell office:value-type="float" office:value="335622">
                <text:p>33562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334710">
                <text:p>334710</text:p>
              </table:table-cell>
              <table:table-cell office:value-type="float" office:value="334710">
                <text:p>334710</text:p>
              </table:table-cell>
              <table:table-cell office:value-type="float" office:value="2.5">
                <text:p>2.5</text:p>
              </table:table-cell>
              <table:table-cell office:value-type="float" office:value="335850">
                <text:p>33585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34935">
                <text:p>334935</text:p>
              </table:table-cell>
              <table:table-cell office:value-type="float" office:value="334935">
                <text:p>334935</text:p>
              </table:table-cell>
              <table:table-cell office:value-type="float" office:value="2.5">
                <text:p>2.5</text:p>
              </table:table-cell>
              <table:table-cell office:value-type="float" office:value="336073">
                <text:p>33607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35162">
                <text:p>335162</text:p>
              </table:table-cell>
              <table:table-cell office:value-type="float" office:value="335162">
                <text:p>335162</text:p>
              </table:table-cell>
              <table:table-cell office:value-type="float" office:value="2.5">
                <text:p>2.5</text:p>
              </table:table-cell>
              <table:table-cell office:value-type="float" office:value="336305">
                <text:p>33630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335392">
                <text:p>335392</text:p>
              </table:table-cell>
              <table:table-cell office:value-type="float" office:value="335392">
                <text:p>335392</text:p>
              </table:table-cell>
              <table:table-cell office:value-type="float" office:value="2.5">
                <text:p>2.5</text:p>
              </table:table-cell>
              <table:table-cell office:value-type="float" office:value="336532">
                <text:p>33653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335617">
                <text:p>335617</text:p>
              </table:table-cell>
              <table:table-cell office:value-type="float" office:value="335617">
                <text:p>335617</text:p>
              </table:table-cell>
              <table:table-cell office:value-type="float" office:value="2.5">
                <text:p>2.5</text:p>
              </table:table-cell>
              <table:table-cell office:value-type="float" office:value="336760">
                <text:p>33676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335845">
                <text:p>335845</text:p>
              </table:table-cell>
              <table:table-cell office:value-type="float" office:value="335845">
                <text:p>335845</text:p>
              </table:table-cell>
              <table:table-cell office:value-type="float" office:value="2.5">
                <text:p>2.5</text:p>
              </table:table-cell>
              <table:table-cell office:value-type="float" office:value="336987">
                <text:p>33698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336067">
                <text:p>336067</text:p>
              </table:table-cell>
              <table:table-cell office:value-type="float" office:value="336067">
                <text:p>336067</text:p>
              </table:table-cell>
              <table:table-cell office:value-type="float" office:value="2.5">
                <text:p>2.5</text:p>
              </table:table-cell>
              <table:table-cell office:value-type="float" office:value="337218">
                <text:p>33721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336295">
                <text:p>336295</text:p>
              </table:table-cell>
              <table:table-cell office:value-type="float" office:value="336295">
                <text:p>336295</text:p>
              </table:table-cell>
              <table:table-cell office:value-type="float" office:value="2.5">
                <text:p>2.5</text:p>
              </table:table-cell>
              <table:table-cell office:value-type="float" office:value="337452">
                <text:p>3374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36526">
                <text:p>336526</text:p>
              </table:table-cell>
              <table:table-cell office:value-type="float" office:value="336526">
                <text:p>336526</text:p>
              </table:table-cell>
              <table:table-cell office:value-type="float" office:value="2.5">
                <text:p>2.5</text:p>
              </table:table-cell>
              <table:table-cell office:value-type="float" office:value="337680">
                <text:p>33768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336751">
                <text:p>336751</text:p>
              </table:table-cell>
              <table:table-cell office:value-type="float" office:value="336751">
                <text:p>336751</text:p>
              </table:table-cell>
              <table:table-cell office:value-type="float" office:value="3.1">
                <text:p>3.1</text:p>
              </table:table-cell>
              <table:table-cell office:value-type="float" office:value="337907">
                <text:p>3379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36981">
                <text:p>336981</text:p>
              </table:table-cell>
              <table:table-cell office:value-type="float" office:value="336981">
                <text:p>336981</text:p>
              </table:table-cell>
              <table:table-cell office:value-type="float" office:value="2.2">
                <text:p>2.2</text:p>
              </table:table-cell>
              <table:table-cell office:value-type="float" office:value="338136">
                <text:p>33813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37207">
                <text:p>337207</text:p>
              </table:table-cell>
              <table:table-cell office:value-type="float" office:value="337207">
                <text:p>337207</text:p>
              </table:table-cell>
              <table:table-cell office:value-type="float" office:value="2.5">
                <text:p>2.5</text:p>
              </table:table-cell>
              <table:table-cell office:value-type="float" office:value="338366">
                <text:p>33836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37431">
                <text:p>337431</text:p>
              </table:table-cell>
              <table:table-cell office:value-type="float" office:value="337431">
                <text:p>337431</text:p>
              </table:table-cell>
              <table:table-cell office:value-type="float" office:value="2.5">
                <text:p>2.5</text:p>
              </table:table-cell>
              <table:table-cell office:value-type="float" office:value="338598">
                <text:p>33859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37663">
                <text:p>337663</text:p>
              </table:table-cell>
              <table:table-cell office:value-type="float" office:value="337663">
                <text:p>337663</text:p>
              </table:table-cell>
              <table:table-cell office:value-type="float" office:value="1.9">
                <text:p>1.9</text:p>
              </table:table-cell>
              <table:table-cell office:value-type="float" office:value="338827">
                <text:p>33882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37888">
                <text:p>337888</text:p>
              </table:table-cell>
              <table:table-cell office:value-type="float" office:value="337888">
                <text:p>337888</text:p>
              </table:table-cell>
              <table:table-cell office:value-type="float" office:value="1.9">
                <text:p>1.9</text:p>
              </table:table-cell>
              <table:table-cell office:value-type="float" office:value="339056">
                <text:p>33905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38118">
                <text:p>338118</text:p>
              </table:table-cell>
              <table:table-cell office:value-type="float" office:value="338118">
                <text:p>338118</text:p>
              </table:table-cell>
              <table:table-cell office:value-type="float" office:value="2.2">
                <text:p>2.2</text:p>
              </table:table-cell>
              <table:table-cell office:value-type="float" office:value="339285">
                <text:p>33928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38348">
                <text:p>338348</text:p>
              </table:table-cell>
              <table:table-cell office:value-type="float" office:value="338348">
                <text:p>338348</text:p>
              </table:table-cell>
              <table:table-cell office:value-type="float" office:value="3.5">
                <text:p>3.5</text:p>
              </table:table-cell>
              <table:table-cell office:value-type="float" office:value="339518">
                <text:p>33951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38577">
                <text:p>338577</text:p>
              </table:table-cell>
              <table:table-cell office:value-type="float" office:value="338577">
                <text:p>338577</text:p>
              </table:table-cell>
              <table:table-cell office:value-type="float" office:value="4.8">
                <text:p>4.8</text:p>
              </table:table-cell>
              <table:table-cell office:value-type="float" office:value="339750">
                <text:p>33975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38802">
                <text:p>338802</text:p>
              </table:table-cell>
              <table:table-cell office:value-type="float" office:value="338802">
                <text:p>338802</text:p>
              </table:table-cell>
              <table:table-cell office:value-type="float" office:value="6">
                <text:p>6</text:p>
              </table:table-cell>
              <table:table-cell office:value-type="float" office:value="339972">
                <text:p>339972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39026">
                <text:p>339026</text:p>
              </table:table-cell>
              <table:table-cell office:value-type="float" office:value="339026">
                <text:p>339026</text:p>
              </table:table-cell>
              <table:table-cell office:value-type="float" office:value="7.3">
                <text:p>7.3</text:p>
              </table:table-cell>
              <table:table-cell office:value-type="float" office:value="340206">
                <text:p>34020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39251">
                <text:p>339251</text:p>
              </table:table-cell>
              <table:table-cell office:value-type="float" office:value="339251">
                <text:p>339251</text:p>
              </table:table-cell>
              <table:table-cell office:value-type="float" office:value="8.6">
                <text:p>8.6</text:p>
              </table:table-cell>
              <table:table-cell office:value-type="float" office:value="340437">
                <text:p>34043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39481">
                <text:p>339481</text:p>
              </table:table-cell>
              <table:table-cell office:value-type="float" office:value="339481">
                <text:p>339481</text:p>
              </table:table-cell>
              <table:table-cell office:value-type="float" office:value="10">
                <text:p>10</text:p>
              </table:table-cell>
              <table:table-cell office:value-type="float" office:value="340666">
                <text:p>34066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39708">
                <text:p>339708</text:p>
              </table:table-cell>
              <table:table-cell office:value-type="float" office:value="339708">
                <text:p>339708</text:p>
              </table:table-cell>
              <table:table-cell office:value-type="float" office:value="11.2">
                <text:p>11.2</text:p>
              </table:table-cell>
              <table:table-cell office:value-type="float" office:value="340891">
                <text:p>34089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39938">
                <text:p>339938</text:p>
              </table:table-cell>
              <table:table-cell office:value-type="float" office:value="339938">
                <text:p>339938</text:p>
              </table:table-cell>
              <table:table-cell office:value-type="float" office:value="12.3">
                <text:p>12.3</text:p>
              </table:table-cell>
              <table:table-cell office:value-type="float" office:value="341125">
                <text:p>34112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40161">
                <text:p>340161</text:p>
              </table:table-cell>
              <table:table-cell office:value-type="float" office:value="340161">
                <text:p>340161</text:p>
              </table:table-cell>
              <table:table-cell office:value-type="float" office:value="6">
                <text:p>6</text:p>
              </table:table-cell>
              <table:table-cell office:value-type="float" office:value="341356">
                <text:p>34135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40389">
                <text:p>340389</text:p>
              </table:table-cell>
              <table:table-cell office:value-type="float" office:value="340389">
                <text:p>340389</text:p>
              </table:table-cell>
              <table:table-cell office:value-type="float" office:value="6">
                <text:p>6</text:p>
              </table:table-cell>
              <table:table-cell office:value-type="float" office:value="341581">
                <text:p>34158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340618">
                <text:p>340618</text:p>
              </table:table-cell>
              <table:table-cell office:value-type="float" office:value="340618">
                <text:p>340618</text:p>
              </table:table-cell>
              <table:table-cell office:value-type="float" office:value="6">
                <text:p>6</text:p>
              </table:table-cell>
              <table:table-cell office:value-type="float" office:value="341816">
                <text:p>34181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340852">
                <text:p>340852</text:p>
              </table:table-cell>
              <table:table-cell office:value-type="float" office:value="340852">
                <text:p>340852</text:p>
              </table:table-cell>
              <table:table-cell office:value-type="float" office:value="6.2">
                <text:p>6.2</text:p>
              </table:table-cell>
              <table:table-cell office:value-type="float" office:value="342043">
                <text:p>342043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341082">
                <text:p>341082</text:p>
              </table:table-cell>
              <table:table-cell office:value-type="float" office:value="341082">
                <text:p>341082</text:p>
              </table:table-cell>
              <table:table-cell office:value-type="float" office:value="6.5">
                <text:p>6.5</text:p>
              </table:table-cell>
              <table:table-cell office:value-type="float" office:value="342270">
                <text:p>34227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341309">
                <text:p>341309</text:p>
              </table:table-cell>
              <table:table-cell office:value-type="float" office:value="341309">
                <text:p>341309</text:p>
              </table:table-cell>
              <table:table-cell office:value-type="float" office:value="6.8">
                <text:p>6.8</text:p>
              </table:table-cell>
              <table:table-cell office:value-type="float" office:value="342499">
                <text:p>34249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341538">
                <text:p>341538</text:p>
              </table:table-cell>
              <table:table-cell office:value-type="float" office:value="341538">
                <text:p>341538</text:p>
              </table:table-cell>
              <table:table-cell office:value-type="float" office:value="7.4">
                <text:p>7.4</text:p>
              </table:table-cell>
              <table:table-cell office:value-type="float" office:value="342728">
                <text:p>3427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41761">
                <text:p>341761</text:p>
              </table:table-cell>
              <table:table-cell office:value-type="float" office:value="341761">
                <text:p>341761</text:p>
              </table:table-cell>
              <table:table-cell office:value-type="float" office:value="8.3">
                <text:p>8.3</text:p>
              </table:table-cell>
              <table:table-cell office:value-type="float" office:value="342954">
                <text:p>342954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341987">
                <text:p>341987</text:p>
              </table:table-cell>
              <table:table-cell office:value-type="float" office:value="341987">
                <text:p>341987</text:p>
              </table:table-cell>
              <table:table-cell office:value-type="float" office:value="9.2">
                <text:p>9.2</text:p>
              </table:table-cell>
              <table:table-cell office:value-type="float" office:value="343183">
                <text:p>34318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342220">
                <text:p>342220</text:p>
              </table:table-cell>
              <table:table-cell office:value-type="float" office:value="342220">
                <text:p>342220</text:p>
              </table:table-cell>
              <table:table-cell office:value-type="float" office:value="8.2">
                <text:p>8.2</text:p>
              </table:table-cell>
              <table:table-cell office:value-type="float" office:value="343411">
                <text:p>34341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342453">
                <text:p>342453</text:p>
              </table:table-cell>
              <table:table-cell office:value-type="float" office:value="342453">
                <text:p>342453</text:p>
              </table:table-cell>
              <table:table-cell office:value-type="float" office:value="8.4">
                <text:p>8.4</text:p>
              </table:table-cell>
              <table:table-cell office:value-type="float" office:value="343640">
                <text:p>34364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342676">
                <text:p>342676</text:p>
              </table:table-cell>
              <table:table-cell office:value-type="float" office:value="342676">
                <text:p>342676</text:p>
              </table:table-cell>
              <table:table-cell office:value-type="float" office:value="8.6">
                <text:p>8.6</text:p>
              </table:table-cell>
              <table:table-cell office:value-type="float" office:value="343867">
                <text:p>34386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342905">
                <text:p>342905</text:p>
              </table:table-cell>
              <table:table-cell office:value-type="float" office:value="342905">
                <text:p>342905</text:p>
              </table:table-cell>
              <table:table-cell office:value-type="float" office:value="8.7">
                <text:p>8.7</text:p>
              </table:table-cell>
              <table:table-cell office:value-type="float" office:value="344097">
                <text:p>344097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343132">
                <text:p>343132</text:p>
              </table:table-cell>
              <table:table-cell office:value-type="float" office:value="343132">
                <text:p>343132</text:p>
              </table:table-cell>
              <table:table-cell office:value-type="float" office:value="8.5">
                <text:p>8.5</text:p>
              </table:table-cell>
              <table:table-cell office:value-type="float" office:value="344326">
                <text:p>34432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343360">
                <text:p>343360</text:p>
              </table:table-cell>
              <table:table-cell office:value-type="float" office:value="343360">
                <text:p>343360</text:p>
              </table:table-cell>
              <table:table-cell office:value-type="float" office:value="9">
                <text:p>9</text:p>
              </table:table-cell>
              <table:table-cell office:value-type="float" office:value="344557">
                <text:p>34455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43592">
                <text:p>343592</text:p>
              </table:table-cell>
              <table:table-cell office:value-type="float" office:value="343592">
                <text:p>343592</text:p>
              </table:table-cell>
              <table:table-cell office:value-type="float" office:value="8.3">
                <text:p>8.3</text:p>
              </table:table-cell>
              <table:table-cell office:value-type="float" office:value="344785">
                <text:p>3447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43828">
                <text:p>343828</text:p>
              </table:table-cell>
              <table:table-cell office:value-type="float" office:value="343828">
                <text:p>343828</text:p>
              </table:table-cell>
              <table:table-cell office:value-type="float" office:value="9">
                <text:p>9</text:p>
              </table:table-cell>
              <table:table-cell office:value-type="float" office:value="345009">
                <text:p>34500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344059">
                <text:p>344059</text:p>
              </table:table-cell>
              <table:table-cell office:value-type="float" office:value="344059">
                <text:p>344059</text:p>
              </table:table-cell>
              <table:table-cell office:value-type="float" office:value="9.4">
                <text:p>9.4</text:p>
              </table:table-cell>
              <table:table-cell office:value-type="float" office:value="345238">
                <text:p>34523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44292">
                <text:p>344292</text:p>
              </table:table-cell>
              <table:table-cell office:value-type="float" office:value="344292">
                <text:p>344292</text:p>
              </table:table-cell>
              <table:table-cell office:value-type="float" office:value="8.4">
                <text:p>8.4</text:p>
              </table:table-cell>
              <table:table-cell office:value-type="float" office:value="345468">
                <text:p>34546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344521">
                <text:p>344521</text:p>
              </table:table-cell>
              <table:table-cell office:value-type="float" office:value="344521">
                <text:p>344521</text:p>
              </table:table-cell>
              <table:table-cell office:value-type="float" office:value="6.3">
                <text:p>6.3</text:p>
              </table:table-cell>
              <table:table-cell office:value-type="float" office:value="345694">
                <text:p>34569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344749">
                <text:p>344749</text:p>
              </table:table-cell>
              <table:table-cell office:value-type="float" office:value="344749">
                <text:p>344749</text:p>
              </table:table-cell>
              <table:table-cell office:value-type="float" office:value="6.3">
                <text:p>6.3</text:p>
              </table:table-cell>
              <table:table-cell office:value-type="float" office:value="345927">
                <text:p>34592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344979">
                <text:p>344979</text:p>
              </table:table-cell>
              <table:table-cell office:value-type="float" office:value="344979">
                <text:p>344979</text:p>
              </table:table-cell>
              <table:table-cell office:value-type="float" office:value="6.3">
                <text:p>6.3</text:p>
              </table:table-cell>
              <table:table-cell office:value-type="float" office:value="346157">
                <text:p>34615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345209">
                <text:p>345209</text:p>
              </table:table-cell>
              <table:table-cell office:value-type="float" office:value="345209">
                <text:p>345209</text:p>
              </table:table-cell>
              <table:table-cell office:value-type="float" office:value="6.3">
                <text:p>6.3</text:p>
              </table:table-cell>
              <table:table-cell office:value-type="float" office:value="346387">
                <text:p>34638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345435">
                <text:p>345435</text:p>
              </table:table-cell>
              <table:table-cell office:value-type="float" office:value="345435">
                <text:p>345435</text:p>
              </table:table-cell>
              <table:table-cell office:value-type="float" office:value="6.3">
                <text:p>6.3</text:p>
              </table:table-cell>
              <table:table-cell office:value-type="float" office:value="346618">
                <text:p>34661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45659">
                <text:p>345659</text:p>
              </table:table-cell>
              <table:table-cell office:value-type="float" office:value="345659">
                <text:p>345659</text:p>
              </table:table-cell>
              <table:table-cell office:value-type="float" office:value="6.3">
                <text:p>6.3</text:p>
              </table:table-cell>
              <table:table-cell office:value-type="float" office:value="346847">
                <text:p>34684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345890">
                <text:p>345890</text:p>
              </table:table-cell>
              <table:table-cell office:value-type="float" office:value="345890">
                <text:p>345890</text:p>
              </table:table-cell>
              <table:table-cell office:value-type="float" office:value="6.3">
                <text:p>6.3</text:p>
              </table:table-cell>
              <table:table-cell office:value-type="float" office:value="347074">
                <text:p>347074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346114">
                <text:p>346114</text:p>
              </table:table-cell>
              <table:table-cell office:value-type="float" office:value="346114">
                <text:p>346114</text:p>
              </table:table-cell>
              <table:table-cell office:value-type="float" office:value="6.3">
                <text:p>6.3</text:p>
              </table:table-cell>
              <table:table-cell office:value-type="float" office:value="347306">
                <text:p>34730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46344">
                <text:p>346344</text:p>
              </table:table-cell>
              <table:table-cell office:value-type="float" office:value="346344">
                <text:p>346344</text:p>
              </table:table-cell>
              <table:table-cell office:value-type="float" office:value="6.3">
                <text:p>6.3</text:p>
              </table:table-cell>
              <table:table-cell office:value-type="float" office:value="347545">
                <text:p>34754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46570">
                <text:p>346570</text:p>
              </table:table-cell>
              <table:table-cell office:value-type="float" office:value="346570">
                <text:p>346570</text:p>
              </table:table-cell>
              <table:table-cell office:value-type="float" office:value="6.3">
                <text:p>6.3</text:p>
              </table:table-cell>
              <table:table-cell office:value-type="float" office:value="347776">
                <text:p>34777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46800">
                <text:p>346800</text:p>
              </table:table-cell>
              <table:table-cell office:value-type="float" office:value="346800">
                <text:p>346800</text:p>
              </table:table-cell>
              <table:table-cell office:value-type="float" office:value="6.3">
                <text:p>6.3</text:p>
              </table:table-cell>
              <table:table-cell office:value-type="float" office:value="348001">
                <text:p>34800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347031">
                <text:p>347031</text:p>
              </table:table-cell>
              <table:table-cell office:value-type="float" office:value="347031">
                <text:p>347031</text:p>
              </table:table-cell>
              <table:table-cell office:value-type="float" office:value="6.3">
                <text:p>6.3</text:p>
              </table:table-cell>
              <table:table-cell office:value-type="float" office:value="348232">
                <text:p>34823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347261">
                <text:p>347261</text:p>
              </table:table-cell>
              <table:table-cell office:value-type="float" office:value="347261">
                <text:p>347261</text:p>
              </table:table-cell>
              <table:table-cell office:value-type="float" office:value="6.4">
                <text:p>6.4</text:p>
              </table:table-cell>
              <table:table-cell office:value-type="float" office:value="348462">
                <text:p>34846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347493">
                <text:p>347493</text:p>
              </table:table-cell>
              <table:table-cell office:value-type="float" office:value="347493">
                <text:p>347493</text:p>
              </table:table-cell>
              <table:table-cell office:value-type="float" office:value="6.4">
                <text:p>6.4</text:p>
              </table:table-cell>
              <table:table-cell office:value-type="float" office:value="348694">
                <text:p>34869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47728">
                <text:p>347728</text:p>
              </table:table-cell>
              <table:table-cell office:value-type="float" office:value="347728">
                <text:p>347728</text:p>
              </table:table-cell>
              <table:table-cell office:value-type="float" office:value="6.3">
                <text:p>6.3</text:p>
              </table:table-cell>
              <table:table-cell office:value-type="float" office:value="348924">
                <text:p>34892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47953">
                <text:p>347953</text:p>
              </table:table-cell>
              <table:table-cell office:value-type="float" office:value="347953">
                <text:p>347953</text:p>
              </table:table-cell>
              <table:table-cell office:value-type="float" office:value="0.7">
                <text:p>0.7</text:p>
              </table:table-cell>
              <table:table-cell office:value-type="float" office:value="349152">
                <text:p>34915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48175">
                <text:p>348175</text:p>
              </table:table-cell>
              <table:table-cell office:value-type="float" office:value="348175">
                <text:p>348175</text:p>
              </table:table-cell>
              <table:table-cell office:value-type="float" office:value="0.7">
                <text:p>0.7</text:p>
              </table:table-cell>
              <table:table-cell office:value-type="float" office:value="349380">
                <text:p>34938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48408">
                <text:p>348408</text:p>
              </table:table-cell>
              <table:table-cell office:value-type="float" office:value="348408">
                <text:p>348408</text:p>
              </table:table-cell>
              <table:table-cell office:value-type="float" office:value="0.7">
                <text:p>0.7</text:p>
              </table:table-cell>
              <table:table-cell office:value-type="float" office:value="349609">
                <text:p>34960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48639">
                <text:p>348639</text:p>
              </table:table-cell>
              <table:table-cell office:value-type="float" office:value="348639">
                <text:p>348639</text:p>
              </table:table-cell>
              <table:table-cell office:value-type="float" office:value="0.7">
                <text:p>0.7</text:p>
              </table:table-cell>
              <table:table-cell office:value-type="float" office:value="349839">
                <text:p>34983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48868">
                <text:p>348868</text:p>
              </table:table-cell>
              <table:table-cell office:value-type="float" office:value="348868">
                <text:p>348868</text:p>
              </table:table-cell>
              <table:table-cell office:value-type="float" office:value="0.7">
                <text:p>0.7</text:p>
              </table:table-cell>
              <table:table-cell office:value-type="float" office:value="350068">
                <text:p>35006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49092">
                <text:p>349092</text:p>
              </table:table-cell>
              <table:table-cell office:value-type="float" office:value="349092">
                <text:p>349092</text:p>
              </table:table-cell>
              <table:table-cell office:value-type="float" office:value="0.7">
                <text:p>0.7</text:p>
              </table:table-cell>
              <table:table-cell office:value-type="float" office:value="350294">
                <text:p>35029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49321">
                <text:p>349321</text:p>
              </table:table-cell>
              <table:table-cell office:value-type="float" office:value="349321">
                <text:p>349321</text:p>
              </table:table-cell>
              <table:table-cell office:value-type="float" office:value="0.8">
                <text:p>0.8</text:p>
              </table:table-cell>
              <table:table-cell office:value-type="float" office:value="350525">
                <text:p>35052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49547">
                <text:p>349547</text:p>
              </table:table-cell>
              <table:table-cell office:value-type="float" office:value="349547">
                <text:p>349547</text:p>
              </table:table-cell>
              <table:table-cell office:value-type="float" office:value="0.8">
                <text:p>0.8</text:p>
              </table:table-cell>
              <table:table-cell office:value-type="float" office:value="350759">
                <text:p>35075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49772">
                <text:p>349772</text:p>
              </table:table-cell>
              <table:table-cell office:value-type="float" office:value="349772">
                <text:p>349772</text:p>
              </table:table-cell>
              <table:table-cell office:value-type="float" office:value="0.8">
                <text:p>0.8</text:p>
              </table:table-cell>
              <table:table-cell office:value-type="float" office:value="350986">
                <text:p>35098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350000">
                <text:p>350000</text:p>
              </table:table-cell>
              <table:table-cell office:value-type="float" office:value="0.9">
                <text:p>0.9</text:p>
              </table:table-cell>
              <table:table-cell office:value-type="float" office:value="351216">
                <text:p>35121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50226">
                <text:p>350226</text:p>
              </table:table-cell>
              <table:table-cell office:value-type="float" office:value="350226">
                <text:p>350226</text:p>
              </table:table-cell>
              <table:table-cell office:value-type="float" office:value="0.9">
                <text:p>0.9</text:p>
              </table:table-cell>
              <table:table-cell office:value-type="float" office:value="351445">
                <text:p>35144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50451">
                <text:p>350451</text:p>
              </table:table-cell>
              <table:table-cell office:value-type="float" office:value="350451">
                <text:p>350451</text:p>
              </table:table-cell>
              <table:table-cell office:value-type="float" office:value="0.9">
                <text:p>0.9</text:p>
              </table:table-cell>
              <table:table-cell office:value-type="float" office:value="351673">
                <text:p>35167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50681">
                <text:p>350681</text:p>
              </table:table-cell>
              <table:table-cell office:value-type="float" office:value="350681">
                <text:p>350681</text:p>
              </table:table-cell>
              <table:table-cell office:value-type="float" office:value="1">
                <text:p>1</text:p>
              </table:table-cell>
              <table:table-cell office:value-type="float" office:value="351898">
                <text:p>35189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50908">
                <text:p>350908</text:p>
              </table:table-cell>
              <table:table-cell office:value-type="float" office:value="350908">
                <text:p>350908</text:p>
              </table:table-cell>
              <table:table-cell office:value-type="float" office:value="1">
                <text:p>1</text:p>
              </table:table-cell>
              <table:table-cell office:value-type="float" office:value="352129">
                <text:p>35212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51132">
                <text:p>351132</text:p>
              </table:table-cell>
              <table:table-cell office:value-type="float" office:value="351132">
                <text:p>351132</text:p>
              </table:table-cell>
              <table:table-cell office:value-type="float" office:value="1">
                <text:p>1</text:p>
              </table:table-cell>
              <table:table-cell office:value-type="float" office:value="352359">
                <text:p>35235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351360">
                <text:p>351360</text:p>
              </table:table-cell>
              <table:table-cell office:value-type="float" office:value="351360">
                <text:p>351360</text:p>
              </table:table-cell>
              <table:table-cell office:value-type="float" office:value="1.1">
                <text:p>1.1</text:p>
              </table:table-cell>
              <table:table-cell office:value-type="float" office:value="352588">
                <text:p>35258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351587">
                <text:p>351587</text:p>
              </table:table-cell>
              <table:table-cell office:value-type="float" office:value="351587">
                <text:p>351587</text:p>
              </table:table-cell>
              <table:table-cell office:value-type="float" office:value="1.1">
                <text:p>1.1</text:p>
              </table:table-cell>
              <table:table-cell office:value-type="float" office:value="352814">
                <text:p>35281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351816">
                <text:p>351816</text:p>
              </table:table-cell>
              <table:table-cell office:value-type="float" office:value="351816">
                <text:p>351816</text:p>
              </table:table-cell>
              <table:table-cell office:value-type="float" office:value="1.1">
                <text:p>1.1</text:p>
              </table:table-cell>
              <table:table-cell office:value-type="float" office:value="353043">
                <text:p>35304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52047">
                <text:p>352047</text:p>
              </table:table-cell>
              <table:table-cell office:value-type="float" office:value="352047">
                <text:p>352047</text:p>
              </table:table-cell>
              <table:table-cell office:value-type="float" office:value="1.3">
                <text:p>1.3</text:p>
              </table:table-cell>
              <table:table-cell office:value-type="float" office:value="353273">
                <text:p>353273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352277">
                <text:p>352277</text:p>
              </table:table-cell>
              <table:table-cell office:value-type="float" office:value="352277">
                <text:p>352277</text:p>
              </table:table-cell>
              <table:table-cell office:value-type="float" office:value="1.9">
                <text:p>1.9</text:p>
              </table:table-cell>
              <table:table-cell office:value-type="float" office:value="353497">
                <text:p>35349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352505">
                <text:p>352505</text:p>
              </table:table-cell>
              <table:table-cell office:value-type="float" office:value="352505">
                <text:p>352505</text:p>
              </table:table-cell>
              <table:table-cell office:value-type="float" office:value="1.9">
                <text:p>1.9</text:p>
              </table:table-cell>
              <table:table-cell office:value-type="float" office:value="353725">
                <text:p>3537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352733">
                <text:p>352733</text:p>
              </table:table-cell>
              <table:table-cell office:value-type="float" office:value="352733">
                <text:p>352733</text:p>
              </table:table-cell>
              <table:table-cell office:value-type="float" office:value="1.9">
                <text:p>1.9</text:p>
              </table:table-cell>
              <table:table-cell office:value-type="float" office:value="353950">
                <text:p>35395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352959">
                <text:p>352959</text:p>
              </table:table-cell>
              <table:table-cell office:value-type="float" office:value="352959">
                <text:p>352959</text:p>
              </table:table-cell>
              <table:table-cell office:value-type="float" office:value="1.9">
                <text:p>1.9</text:p>
              </table:table-cell>
              <table:table-cell office:value-type="float" office:value="354184">
                <text:p>35418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353189">
                <text:p>353189</text:p>
              </table:table-cell>
              <table:table-cell office:value-type="float" office:value="353189">
                <text:p>353189</text:p>
              </table:table-cell>
              <table:table-cell office:value-type="float" office:value="1.9">
                <text:p>1.9</text:p>
              </table:table-cell>
              <table:table-cell office:value-type="float" office:value="354413">
                <text:p>35441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353414">
                <text:p>353414</text:p>
              </table:table-cell>
              <table:table-cell office:value-type="float" office:value="353414">
                <text:p>353414</text:p>
              </table:table-cell>
              <table:table-cell office:value-type="float" office:value="1.9">
                <text:p>1.9</text:p>
              </table:table-cell>
              <table:table-cell office:value-type="float" office:value="354638">
                <text:p>35463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353642">
                <text:p>353642</text:p>
              </table:table-cell>
              <table:table-cell office:value-type="float" office:value="353642">
                <text:p>353642</text:p>
              </table:table-cell>
              <table:table-cell office:value-type="float" office:value="1.9">
                <text:p>1.9</text:p>
              </table:table-cell>
              <table:table-cell office:value-type="float" office:value="354868">
                <text:p>354868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353870">
                <text:p>353870</text:p>
              </table:table-cell>
              <table:table-cell office:value-type="float" office:value="353870">
                <text:p>353870</text:p>
              </table:table-cell>
              <table:table-cell office:value-type="float" office:value="1.9">
                <text:p>1.9</text:p>
              </table:table-cell>
              <table:table-cell office:value-type="float" office:value="355095">
                <text:p>35509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54097">
                <text:p>354097</text:p>
              </table:table-cell>
              <table:table-cell office:value-type="float" office:value="354097">
                <text:p>354097</text:p>
              </table:table-cell>
              <table:table-cell office:value-type="float" office:value="1.9">
                <text:p>1.9</text:p>
              </table:table-cell>
              <table:table-cell office:value-type="float" office:value="355324">
                <text:p>3553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54324">
                <text:p>354324</text:p>
              </table:table-cell>
              <table:table-cell office:value-type="float" office:value="354324">
                <text:p>354324</text:p>
              </table:table-cell>
              <table:table-cell office:value-type="float" office:value="1.9">
                <text:p>1.9</text:p>
              </table:table-cell>
              <table:table-cell office:value-type="float" office:value="355556">
                <text:p>35555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354547">
                <text:p>354547</text:p>
              </table:table-cell>
              <table:table-cell office:value-type="float" office:value="354547">
                <text:p>354547</text:p>
              </table:table-cell>
              <table:table-cell office:value-type="float" office:value="1.9">
                <text:p>1.9</text:p>
              </table:table-cell>
              <table:table-cell office:value-type="float" office:value="355786">
                <text:p>35578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354773">
                <text:p>354773</text:p>
              </table:table-cell>
              <table:table-cell office:value-type="float" office:value="354773">
                <text:p>354773</text:p>
              </table:table-cell>
              <table:table-cell office:value-type="float" office:value="2.5">
                <text:p>2.5</text:p>
              </table:table-cell>
              <table:table-cell office:value-type="float" office:value="356013">
                <text:p>356013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354999">
                <text:p>354999</text:p>
              </table:table-cell>
              <table:table-cell office:value-type="float" office:value="354999">
                <text:p>354999</text:p>
              </table:table-cell>
              <table:table-cell office:value-type="float" office:value="2.3">
                <text:p>2.3</text:p>
              </table:table-cell>
              <table:table-cell office:value-type="float" office:value="356246">
                <text:p>35624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55228">
                <text:p>355228</text:p>
              </table:table-cell>
              <table:table-cell office:value-type="float" office:value="355228">
                <text:p>355228</text:p>
              </table:table-cell>
              <table:table-cell office:value-type="float" office:value="2.6">
                <text:p>2.6</text:p>
              </table:table-cell>
              <table:table-cell office:value-type="float" office:value="356469">
                <text:p>35646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55457">
                <text:p>355457</text:p>
              </table:table-cell>
              <table:table-cell office:value-type="float" office:value="355457">
                <text:p>355457</text:p>
              </table:table-cell>
              <table:table-cell office:value-type="float" office:value="2.6">
                <text:p>2.6</text:p>
              </table:table-cell>
              <table:table-cell office:value-type="float" office:value="356700">
                <text:p>35670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355684">
                <text:p>355684</text:p>
              </table:table-cell>
              <table:table-cell office:value-type="float" office:value="355684">
                <text:p>355684</text:p>
              </table:table-cell>
              <table:table-cell office:value-type="float" office:value="2.2">
                <text:p>2.2</text:p>
              </table:table-cell>
              <table:table-cell office:value-type="float" office:value="356927">
                <text:p>35692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355915">
                <text:p>355915</text:p>
              </table:table-cell>
              <table:table-cell office:value-type="float" office:value="355915">
                <text:p>355915</text:p>
              </table:table-cell>
              <table:table-cell office:value-type="float" office:value="2.7">
                <text:p>2.7</text:p>
              </table:table-cell>
              <table:table-cell office:value-type="float" office:value="357156">
                <text:p>35715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356140">
                <text:p>356140</text:p>
              </table:table-cell>
              <table:table-cell office:value-type="float" office:value="356140">
                <text:p>356140</text:p>
              </table:table-cell>
              <table:table-cell office:value-type="float" office:value="2.8">
                <text:p>2.8</text:p>
              </table:table-cell>
              <table:table-cell office:value-type="float" office:value="357384">
                <text:p>35738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356366">
                <text:p>356366</text:p>
              </table:table-cell>
              <table:table-cell office:value-type="float" office:value="356366">
                <text:p>356366</text:p>
              </table:table-cell>
              <table:table-cell office:value-type="float" office:value="2.9">
                <text:p>2.9</text:p>
              </table:table-cell>
              <table:table-cell office:value-type="float" office:value="357608">
                <text:p>35760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56596">
                <text:p>356596</text:p>
              </table:table-cell>
              <table:table-cell office:value-type="float" office:value="356596">
                <text:p>356596</text:p>
              </table:table-cell>
              <table:table-cell office:value-type="float" office:value="2.9">
                <text:p>2.9</text:p>
              </table:table-cell>
              <table:table-cell office:value-type="float" office:value="357840">
                <text:p>357840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356821">
                <text:p>356821</text:p>
              </table:table-cell>
              <table:table-cell office:value-type="float" office:value="356821">
                <text:p>356821</text:p>
              </table:table-cell>
              <table:table-cell office:value-type="float" office:value="2.7">
                <text:p>2.7</text:p>
              </table:table-cell>
              <table:table-cell office:value-type="float" office:value="358066">
                <text:p>35806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57046">
                <text:p>357046</text:p>
              </table:table-cell>
              <table:table-cell office:value-type="float" office:value="357046">
                <text:p>357046</text:p>
              </table:table-cell>
              <table:table-cell office:value-type="float" office:value="3">
                <text:p>3</text:p>
              </table:table-cell>
              <table:table-cell office:value-type="float" office:value="358300">
                <text:p>35830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57271">
                <text:p>357271</text:p>
              </table:table-cell>
              <table:table-cell office:value-type="float" office:value="357271">
                <text:p>357271</text:p>
              </table:table-cell>
              <table:table-cell office:value-type="float" office:value="3">
                <text:p>3</text:p>
              </table:table-cell>
              <table:table-cell office:value-type="float" office:value="358525">
                <text:p>35852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57499">
                <text:p>357499</text:p>
              </table:table-cell>
              <table:table-cell office:value-type="float" office:value="357499">
                <text:p>357499</text:p>
              </table:table-cell>
              <table:table-cell office:value-type="float" office:value="2.5">
                <text:p>2.5</text:p>
              </table:table-cell>
              <table:table-cell office:value-type="float" office:value="358754">
                <text:p>35875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357729">
                <text:p>357729</text:p>
              </table:table-cell>
              <table:table-cell office:value-type="float" office:value="357729">
                <text:p>357729</text:p>
              </table:table-cell>
              <table:table-cell office:value-type="float" office:value="3.1">
                <text:p>3.1</text:p>
              </table:table-cell>
              <table:table-cell office:value-type="float" office:value="358984">
                <text:p>358984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357959">
                <text:p>357959</text:p>
              </table:table-cell>
              <table:table-cell office:value-type="float" office:value="357959">
                <text:p>357959</text:p>
              </table:table-cell>
              <table:table-cell office:value-type="float" office:value="3.2">
                <text:p>3.2</text:p>
              </table:table-cell>
              <table:table-cell office:value-type="float" office:value="359215">
                <text:p>359215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358183">
                <text:p>358183</text:p>
              </table:table-cell>
              <table:table-cell office:value-type="float" office:value="358183">
                <text:p>358183</text:p>
              </table:table-cell>
              <table:table-cell office:value-type="float" office:value="3.3">
                <text:p>3.3</text:p>
              </table:table-cell>
              <table:table-cell office:value-type="float" office:value="359442">
                <text:p>35944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358405">
                <text:p>358405</text:p>
              </table:table-cell>
              <table:table-cell office:value-type="float" office:value="358405">
                <text:p>358405</text:p>
              </table:table-cell>
              <table:table-cell office:value-type="float" office:value="3.3">
                <text:p>3.3</text:p>
              </table:table-cell>
              <table:table-cell office:value-type="float" office:value="359676">
                <text:p>359676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358633">
                <text:p>358633</text:p>
              </table:table-cell>
              <table:table-cell office:value-type="float" office:value="358633">
                <text:p>358633</text:p>
              </table:table-cell>
              <table:table-cell office:value-type="float" office:value="3">
                <text:p>3</text:p>
              </table:table-cell>
              <table:table-cell office:value-type="float" office:value="359909">
                <text:p>359909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358868">
                <text:p>358868</text:p>
              </table:table-cell>
              <table:table-cell office:value-type="float" office:value="358868">
                <text:p>358868</text:p>
              </table:table-cell>
              <table:table-cell office:value-type="float" office:value="3.4">
                <text:p>3.4</text:p>
              </table:table-cell>
              <table:table-cell office:value-type="float" office:value="360137">
                <text:p>36013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359097">
                <text:p>359097</text:p>
              </table:table-cell>
              <table:table-cell office:value-type="float" office:value="359097">
                <text:p>359097</text:p>
              </table:table-cell>
              <table:table-cell office:value-type="float" office:value="3.4">
                <text:p>3.4</text:p>
              </table:table-cell>
              <table:table-cell office:value-type="float" office:value="360365">
                <text:p>360365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359323">
                <text:p>359323</text:p>
              </table:table-cell>
              <table:table-cell office:value-type="float" office:value="359323">
                <text:p>359323</text:p>
              </table:table-cell>
              <table:table-cell office:value-type="float" office:value="2.1">
                <text:p>2.1</text:p>
              </table:table-cell>
              <table:table-cell office:value-type="float" office:value="360597">
                <text:p>360597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59555">
                <text:p>359555</text:p>
              </table:table-cell>
              <table:table-cell office:value-type="float" office:value="359555">
                <text:p>359555</text:p>
              </table:table-cell>
              <table:table-cell office:value-type="float" office:value="3.1">
                <text:p>3.1</text:p>
              </table:table-cell>
              <table:table-cell office:value-type="float" office:value="360827">
                <text:p>3608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59784">
                <text:p>359784</text:p>
              </table:table-cell>
              <table:table-cell office:value-type="float" office:value="359784">
                <text:p>359784</text:p>
              </table:table-cell>
              <table:table-cell office:value-type="float" office:value="2.5">
                <text:p>2.5</text:p>
              </table:table-cell>
              <table:table-cell office:value-type="float" office:value="361056">
                <text:p>361056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60011">
                <text:p>360011</text:p>
              </table:table-cell>
              <table:table-cell office:value-type="float" office:value="360011">
                <text:p>360011</text:p>
              </table:table-cell>
              <table:table-cell office:value-type="float" office:value="2.5">
                <text:p>2.5</text:p>
              </table:table-cell>
              <table:table-cell office:value-type="float" office:value="361286">
                <text:p>361286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360239">
                <text:p>360239</text:p>
              </table:table-cell>
              <table:table-cell office:value-type="float" office:value="360239">
                <text:p>360239</text:p>
              </table:table-cell>
              <table:table-cell office:value-type="float" office:value="2.5">
                <text:p>2.5</text:p>
              </table:table-cell>
              <table:table-cell office:value-type="float" office:value="361516">
                <text:p>361516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360469">
                <text:p>360469</text:p>
              </table:table-cell>
              <table:table-cell office:value-type="float" office:value="360469">
                <text:p>360469</text:p>
              </table:table-cell>
              <table:table-cell office:value-type="float" office:value="2.5">
                <text:p>2.5</text:p>
              </table:table-cell>
              <table:table-cell office:value-type="float" office:value="361745">
                <text:p>36174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360702">
                <text:p>360702</text:p>
              </table:table-cell>
              <table:table-cell office:value-type="float" office:value="360702">
                <text:p>360702</text:p>
              </table:table-cell>
              <table:table-cell office:value-type="float" office:value="2.5">
                <text:p>2.5</text:p>
              </table:table-cell>
              <table:table-cell office:value-type="float" office:value="361970">
                <text:p>361970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360925">
                <text:p>360925</text:p>
              </table:table-cell>
              <table:table-cell office:value-type="float" office:value="360925">
                <text:p>360925</text:p>
              </table:table-cell>
              <table:table-cell office:value-type="float" office:value="2.5">
                <text:p>2.5</text:p>
              </table:table-cell>
              <table:table-cell office:value-type="float" office:value="362203">
                <text:p>362203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361150">
                <text:p>361150</text:p>
              </table:table-cell>
              <table:table-cell office:value-type="float" office:value="361150">
                <text:p>361150</text:p>
              </table:table-cell>
              <table:table-cell office:value-type="float" office:value="2.5">
                <text:p>2.5</text:p>
              </table:table-cell>
              <table:table-cell office:value-type="float" office:value="362435">
                <text:p>362435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361382">
                <text:p>361382</text:p>
              </table:table-cell>
              <table:table-cell office:value-type="float" office:value="361382">
                <text:p>361382</text:p>
              </table:table-cell>
              <table:table-cell office:value-type="float" office:value="2.5">
                <text:p>2.5</text:p>
              </table:table-cell>
              <table:table-cell office:value-type="float" office:value="362669">
                <text:p>36266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361611">
                <text:p>361611</text:p>
              </table:table-cell>
              <table:table-cell office:value-type="float" office:value="361611">
                <text:p>361611</text:p>
              </table:table-cell>
              <table:table-cell office:value-type="float" office:value="2.5">
                <text:p>2.5</text:p>
              </table:table-cell>
              <table:table-cell office:value-type="float" office:value="362906">
                <text:p>36290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361839">
                <text:p>361839</text:p>
              </table:table-cell>
              <table:table-cell office:value-type="float" office:value="361839">
                <text:p>361839</text:p>
              </table:table-cell>
              <table:table-cell office:value-type="float" office:value="2.5">
                <text:p>2.5</text:p>
              </table:table-cell>
              <table:table-cell office:value-type="float" office:value="363136">
                <text:p>36313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362074">
                <text:p>362074</text:p>
              </table:table-cell>
              <table:table-cell office:value-type="float" office:value="362074">
                <text:p>362074</text:p>
              </table:table-cell>
              <table:table-cell office:value-type="float" office:value="3.1">
                <text:p>3.1</text:p>
              </table:table-cell>
              <table:table-cell office:value-type="float" office:value="363371">
                <text:p>3633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62302">
                <text:p>362302</text:p>
              </table:table-cell>
              <table:table-cell office:value-type="float" office:value="362302">
                <text:p>362302</text:p>
              </table:table-cell>
              <table:table-cell office:value-type="float" office:value="2.4">
                <text:p>2.4</text:p>
              </table:table-cell>
              <table:table-cell office:value-type="float" office:value="363595">
                <text:p>3635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62529">
                <text:p>362529</text:p>
              </table:table-cell>
              <table:table-cell office:value-type="float" office:value="362529">
                <text:p>362529</text:p>
              </table:table-cell>
              <table:table-cell office:value-type="float" office:value="2.5">
                <text:p>2.5</text:p>
              </table:table-cell>
              <table:table-cell office:value-type="float" office:value="363822">
                <text:p>3638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62759">
                <text:p>362759</text:p>
              </table:table-cell>
              <table:table-cell office:value-type="float" office:value="362759">
                <text:p>362759</text:p>
              </table:table-cell>
              <table:table-cell office:value-type="float" office:value="1.9">
                <text:p>1.9</text:p>
              </table:table-cell>
              <table:table-cell office:value-type="float" office:value="364049">
                <text:p>3640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62991">
                <text:p>362991</text:p>
              </table:table-cell>
              <table:table-cell office:value-type="float" office:value="362991">
                <text:p>362991</text:p>
              </table:table-cell>
              <table:table-cell office:value-type="float" office:value="1.9">
                <text:p>1.9</text:p>
              </table:table-cell>
              <table:table-cell office:value-type="float" office:value="364280">
                <text:p>3642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63219">
                <text:p>363219</text:p>
              </table:table-cell>
              <table:table-cell office:value-type="float" office:value="363219">
                <text:p>363219</text:p>
              </table:table-cell>
              <table:table-cell office:value-type="float" office:value="1.9">
                <text:p>1.9</text:p>
              </table:table-cell>
              <table:table-cell office:value-type="float" office:value="364509">
                <text:p>3645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63448">
                <text:p>363448</text:p>
              </table:table-cell>
              <table:table-cell office:value-type="float" office:value="363448">
                <text:p>363448</text:p>
              </table:table-cell>
              <table:table-cell office:value-type="float" office:value="2.5">
                <text:p>2.5</text:p>
              </table:table-cell>
              <table:table-cell office:value-type="float" office:value="364737">
                <text:p>3647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63673">
                <text:p>363673</text:p>
              </table:table-cell>
              <table:table-cell office:value-type="float" office:value="363673">
                <text:p>363673</text:p>
              </table:table-cell>
              <table:table-cell office:value-type="float" office:value="3.8">
                <text:p>3.8</text:p>
              </table:table-cell>
              <table:table-cell office:value-type="float" office:value="364966">
                <text:p>3649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63901">
                <text:p>363901</text:p>
              </table:table-cell>
              <table:table-cell office:value-type="float" office:value="363901">
                <text:p>363901</text:p>
              </table:table-cell>
              <table:table-cell office:value-type="float" office:value="5.1">
                <text:p>5.1</text:p>
              </table:table-cell>
              <table:table-cell office:value-type="float" office:value="365196">
                <text:p>365196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364129">
                <text:p>364129</text:p>
              </table:table-cell>
              <table:table-cell office:value-type="float" office:value="364129">
                <text:p>364129</text:p>
              </table:table-cell>
              <table:table-cell office:value-type="float" office:value="6.4">
                <text:p>6.4</text:p>
              </table:table-cell>
              <table:table-cell office:value-type="float" office:value="365433">
                <text:p>36543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364360">
                <text:p>364360</text:p>
              </table:table-cell>
              <table:table-cell office:value-type="float" office:value="364360">
                <text:p>364360</text:p>
              </table:table-cell>
              <table:table-cell office:value-type="float" office:value="7.7">
                <text:p>7.7</text:p>
              </table:table-cell>
              <table:table-cell office:value-type="float" office:value="365667">
                <text:p>365667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364590">
                <text:p>364590</text:p>
              </table:table-cell>
              <table:table-cell office:value-type="float" office:value="364590">
                <text:p>364590</text:p>
              </table:table-cell>
              <table:table-cell office:value-type="float" office:value="9.2">
                <text:p>9.2</text:p>
              </table:table-cell>
              <table:table-cell office:value-type="float" office:value="365894">
                <text:p>365894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364811">
                <text:p>364811</text:p>
              </table:table-cell>
              <table:table-cell office:value-type="float" office:value="364811">
                <text:p>364811</text:p>
              </table:table-cell>
              <table:table-cell office:value-type="float" office:value="10.4">
                <text:p>10.4</text:p>
              </table:table-cell>
              <table:table-cell office:value-type="float" office:value="366121">
                <text:p>366121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365042">
                <text:p>365042</text:p>
              </table:table-cell>
              <table:table-cell office:value-type="float" office:value="365042">
                <text:p>365042</text:p>
              </table:table-cell>
              <table:table-cell office:value-type="float" office:value="11.6">
                <text:p>11.6</text:p>
              </table:table-cell>
              <table:table-cell office:value-type="float" office:value="366347">
                <text:p>36634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65273">
                <text:p>365273</text:p>
              </table:table-cell>
              <table:table-cell office:value-type="float" office:value="365273">
                <text:p>365273</text:p>
              </table:table-cell>
              <table:table-cell office:value-type="float" office:value="12.8">
                <text:p>12.8</text:p>
              </table:table-cell>
              <table:table-cell office:value-type="float" office:value="366588">
                <text:p>36658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65502">
                <text:p>365502</text:p>
              </table:table-cell>
              <table:table-cell office:value-type="float" office:value="365502">
                <text:p>365502</text:p>
              </table:table-cell>
              <table:table-cell office:value-type="float" office:value="5.9">
                <text:p>5.9</text:p>
              </table:table-cell>
              <table:table-cell office:value-type="float" office:value="366821">
                <text:p>36682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65725">
                <text:p>365725</text:p>
              </table:table-cell>
              <table:table-cell office:value-type="float" office:value="365725">
                <text:p>365725</text:p>
              </table:table-cell>
              <table:table-cell office:value-type="float" office:value="5.9">
                <text:p>5.9</text:p>
              </table:table-cell>
              <table:table-cell office:value-type="float" office:value="367047">
                <text:p>36704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65951">
                <text:p>365951</text:p>
              </table:table-cell>
              <table:table-cell office:value-type="float" office:value="365951">
                <text:p>365951</text:p>
              </table:table-cell>
              <table:table-cell office:value-type="float" office:value="5.9">
                <text:p>5.9</text:p>
              </table:table-cell>
              <table:table-cell office:value-type="float" office:value="367279">
                <text:p>36727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66181">
                <text:p>366181</text:p>
              </table:table-cell>
              <table:table-cell office:value-type="float" office:value="366181">
                <text:p>366181</text:p>
              </table:table-cell>
              <table:table-cell office:value-type="float" office:value="6.2">
                <text:p>6.2</text:p>
              </table:table-cell>
              <table:table-cell office:value-type="float" office:value="367509">
                <text:p>36750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66414">
                <text:p>366414</text:p>
              </table:table-cell>
              <table:table-cell office:value-type="float" office:value="366414">
                <text:p>366414</text:p>
              </table:table-cell>
              <table:table-cell office:value-type="float" office:value="6.6">
                <text:p>6.6</text:p>
              </table:table-cell>
              <table:table-cell office:value-type="float" office:value="367735">
                <text:p>36773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66648">
                <text:p>366648</text:p>
              </table:table-cell>
              <table:table-cell office:value-type="float" office:value="366648">
                <text:p>366648</text:p>
              </table:table-cell>
              <table:table-cell office:value-type="float" office:value="6.9">
                <text:p>6.9</text:p>
              </table:table-cell>
              <table:table-cell office:value-type="float" office:value="367965">
                <text:p>36796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66879">
                <text:p>366879</text:p>
              </table:table-cell>
              <table:table-cell office:value-type="float" office:value="366879">
                <text:p>366879</text:p>
              </table:table-cell>
              <table:table-cell office:value-type="float" office:value="7.7">
                <text:p>7.7</text:p>
              </table:table-cell>
              <table:table-cell office:value-type="float" office:value="368189">
                <text:p>36818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67107">
                <text:p>367107</text:p>
              </table:table-cell>
              <table:table-cell office:value-type="float" office:value="367107">
                <text:p>367107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7342">
                <text:p>367342</text:p>
              </table:table-cell>
              <table:table-cell office:value-type="float" office:value="367342">
                <text:p>367342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7565">
                <text:p>367565</text:p>
              </table:table-cell>
              <table:table-cell office:value-type="float" office:value="367565">
                <text:p>367565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7795">
                <text:p>367795</text:p>
              </table:table-cell>
              <table:table-cell office:value-type="float" office:value="367795">
                <text:p>36779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8028">
                <text:p>368028</text:p>
              </table:table-cell>
              <table:table-cell office:value-type="float" office:value="368028">
                <text:p>368028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8255">
                <text:p>368255</text:p>
              </table:table-cell>
              <table:table-cell office:value-type="float" office:value="368255">
                <text:p>368255</text:p>
              </table:table-cell>
              <table:table-cell office:value-type="float" office:value="8.7">
                <text:p>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8487">
                <text:p>368487</text:p>
              </table:table-cell>
              <table:table-cell office:value-type="float" office:value="368487">
                <text:p>368487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8711">
                <text:p>368711</text:p>
              </table:table-cell>
              <table:table-cell office:value-type="float" office:value="368711">
                <text:p>368711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8943">
                <text:p>368943</text:p>
              </table:table-cell>
              <table:table-cell office:value-type="float" office:value="368943">
                <text:p>368943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172">
                <text:p>369172</text:p>
              </table:table-cell>
              <table:table-cell office:value-type="float" office:value="369172">
                <text:p>369172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403">
                <text:p>369403</text:p>
              </table:table-cell>
              <table:table-cell office:value-type="float" office:value="369403">
                <text:p>369403</text:p>
              </table:table-cell>
              <table:table-cell office:value-type="float" office:value="8.7">
                <text:p>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640">
                <text:p>369640</text:p>
              </table:table-cell>
              <table:table-cell office:value-type="float" office:value="369640">
                <text:p>369640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870">
                <text:p>369870</text:p>
              </table:table-cell>
              <table:table-cell office:value-type="float" office:value="369870">
                <text:p>369870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096">
                <text:p>370096</text:p>
              </table:table-cell>
              <table:table-cell office:value-type="float" office:value="370096">
                <text:p>370096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320">
                <text:p>370320</text:p>
              </table:table-cell>
              <table:table-cell office:value-type="float" office:value="370320">
                <text:p>370320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550">
                <text:p>370550</text:p>
              </table:table-cell>
              <table:table-cell office:value-type="float" office:value="370550">
                <text:p>370550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782">
                <text:p>370782</text:p>
              </table:table-cell>
              <table:table-cell office:value-type="float" office:value="370782">
                <text:p>370782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1011">
                <text:p>371011</text:p>
              </table:table-cell>
              <table:table-cell office:value-type="float" office:value="371011">
                <text:p>371011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1236">
                <text:p>371236</text:p>
              </table:table-cell>
              <table:table-cell office:value-type="float" office:value="371236">
                <text:p>371236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1469">
                <text:p>371469</text:p>
              </table:table-cell>
              <table:table-cell office:value-type="float" office:value="371469">
                <text:p>371469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1700">
                <text:p>371700</text:p>
              </table:table-cell>
              <table:table-cell office:value-type="float" office:value="371700">
                <text:p>371700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1925">
                <text:p>371925</text:p>
              </table:table-cell>
              <table:table-cell office:value-type="float" office:value="371925">
                <text:p>37192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2157">
                <text:p>372157</text:p>
              </table:table-cell>
              <table:table-cell office:value-type="float" office:value="372157">
                <text:p>37215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2380">
                <text:p>372380</text:p>
              </table:table-cell>
              <table:table-cell office:value-type="float" office:value="372380">
                <text:p>372380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2604">
                <text:p>372604</text:p>
              </table:table-cell>
              <table:table-cell office:value-type="float" office:value="372604">
                <text:p>372604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2832">
                <text:p>372832</text:p>
              </table:table-cell>
              <table:table-cell office:value-type="float" office:value="372832">
                <text:p>372832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3059">
                <text:p>373059</text:p>
              </table:table-cell>
              <table:table-cell office:value-type="float" office:value="373059">
                <text:p>37305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3288">
                <text:p>373288</text:p>
              </table:table-cell>
              <table:table-cell office:value-type="float" office:value="373288">
                <text:p>37328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3516">
                <text:p>373516</text:p>
              </table:table-cell>
              <table:table-cell office:value-type="float" office:value="373516">
                <text:p>373516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3742">
                <text:p>373742</text:p>
              </table:table-cell>
              <table:table-cell office:value-type="float" office:value="373742">
                <text:p>373742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